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9/styles.xml" manifest:media-type="text/xml"/>
  <manifest:file-entry manifest:full-path="Object 39/meta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41/styles.xml" manifest:media-type="text/xml"/>
  <manifest:file-entry manifest:full-path="Object 41/content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content.xml" manifest:media-type="text/xml"/>
  <manifest:file-entry manifest:full-path="Object 45/content.xml" manifest:media-type="text/xml"/>
  <manifest:file-entry manifest:full-path="Object 45/meta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48/styles.xml" manifest:media-type="text/xml"/>
  <manifest:file-entry manifest:full-path="Object 48/meta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9/meta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49/" manifest:media-type="application/vnd.oasis.opendocument.chart"/>
  <manifest:file-entry manifest:full-path="Object 50/meta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0/" manifest:media-type="application/vnd.oasis.opendocument.chart"/>
  <manifest:file-entry manifest:full-path="Object 51/styles.xml" manifest:media-type="text/xml"/>
  <manifest:file-entry manifest:full-path="Object 51/meta.xml" manifest:media-type="text/xml"/>
  <manifest:file-entry manifest:full-path="Object 51/content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3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meta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4/content.xml" manifest:media-type="text/xml"/>
  <manifest:file-entry manifest:full-path="Object 54/meta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57/styles.xml" manifest:media-type="text/xml"/>
  <manifest:file-entry manifest:full-path="Object 57/meta.xml" manifest:media-type="text/xml"/>
  <manifest:file-entry manifest:full-path="Object 57/content.xml" manifest:media-type="text/xml"/>
  <manifest:file-entry manifest:full-path="Object 57/" manifest:media-type="application/vnd.oasis.opendocument.chart"/>
  <manifest:file-entry manifest:full-path="Object 58/meta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60/meta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62/meta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64/meta.xml" manifest:media-type="text/xml"/>
  <manifest:file-entry manifest:full-path="Object 64/styles.xml" manifest:media-type="text/xml"/>
  <manifest:file-entry manifest:full-path="Object 64/content.xml" manifest:media-type="text/xml"/>
  <manifest:file-entry manifest:full-path="Object 64/" manifest:media-type="application/vnd.oasis.opendocument.chart"/>
  <manifest:file-entry manifest:full-path="Object 65/meta.xml" manifest:media-type="text/xml"/>
  <manifest:file-entry manifest:full-path="Object 65/styles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66/meta.xml" manifest:media-type="text/xml"/>
  <manifest:file-entry manifest:full-path="Object 66/styles.xml" manifest:media-type="text/xml"/>
  <manifest:file-entry manifest:full-path="Object 66/content.xml" manifest:media-type="text/xml"/>
  <manifest:file-entry manifest:full-path="Object 66/" manifest:media-type="application/vnd.oasis.opendocument.chart"/>
  <manifest:file-entry manifest:full-path="Object 67/meta.xml" manifest:media-type="text/xml"/>
  <manifest:file-entry manifest:full-path="Object 67/styles.xml" manifest:media-type="text/xml"/>
  <manifest:file-entry manifest:full-path="Object 67/content.xml" manifest:media-type="text/xml"/>
  <manifest:file-entry manifest:full-path="Object 67/" manifest:media-type="application/vnd.oasis.opendocument.chart"/>
  <manifest:file-entry manifest:full-path="Object 68/meta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Object 69/meta.xml" manifest:media-type="text/xml"/>
  <manifest:file-entry manifest:full-path="Object 69/styles.xml" manifest:media-type="text/xml"/>
  <manifest:file-entry manifest:full-path="Object 69/content.xml" manifest:media-type="text/xml"/>
  <manifest:file-entry manifest:full-path="Object 69/" manifest:media-type="application/vnd.oasis.opendocument.chart"/>
  <manifest:file-entry manifest:full-path="Object 70/meta.xml" manifest:media-type="text/xml"/>
  <manifest:file-entry manifest:full-path="Object 70/styles.xml" manifest:media-type="text/xml"/>
  <manifest:file-entry manifest:full-path="Object 70/content.xml" manifest:media-type="text/xml"/>
  <manifest:file-entry manifest:full-path="Object 70/" manifest:media-type="application/vnd.oasis.opendocument.chart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73/meta.xml" manifest:media-type="text/xml"/>
  <manifest:file-entry manifest:full-path="Object 73/styles.xml" manifest:media-type="text/xml"/>
  <manifest:file-entry manifest:full-path="Object 73/content.xml" manifest:media-type="text/xml"/>
  <manifest:file-entry manifest:full-path="Object 73/" manifest:media-type="application/vnd.oasis.opendocument.chart"/>
  <manifest:file-entry manifest:full-path="Object 74/meta.xml" manifest:media-type="text/xml"/>
  <manifest:file-entry manifest:full-path="Object 74/styles.xml" manifest:media-type="text/xml"/>
  <manifest:file-entry manifest:full-path="Object 74/content.xml" manifest:media-type="text/xml"/>
  <manifest:file-entry manifest:full-path="Object 74/" manifest:media-type="application/vnd.oasis.opendocument.chart"/>
  <manifest:file-entry manifest:full-path="Object 75/meta.xml" manifest:media-type="text/xml"/>
  <manifest:file-entry manifest:full-path="Object 75/styles.xml" manifest:media-type="text/xml"/>
  <manifest:file-entry manifest:full-path="Object 75/content.xml" manifest:media-type="text/xml"/>
  <manifest:file-entry manifest:full-path="Object 75/" manifest:media-type="application/vnd.oasis.opendocument.chart"/>
  <manifest:file-entry manifest:full-path="Object 76/meta.xml" manifest:media-type="text/xml"/>
  <manifest:file-entry manifest:full-path="Object 76/styles.xml" manifest:media-type="text/xml"/>
  <manifest:file-entry manifest:full-path="Object 76/content.xml" manifest:media-type="text/xml"/>
  <manifest:file-entry manifest:full-path="Object 7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3.76mm"/>
    </style:style>
    <style:style style:name="co2" style:family="table-column">
      <style:table-column-properties fo:break-before="auto" style:column-width="33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Arial" style:font-name-asian="ＭＳ Ｐゴシック" style:font-name-complex="Mang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atoPC" table:style-name="ta1">
        <table:shapes>
          <draw:frame draw:z-index="0" draw:style-name="gr1" draw:text-style-name="P1" svg:width="159.99mm" svg:height="89.99mm" svg:x="41.25mm" svg:y="346.26mm">
            <loext:p draw:notify-on-update-of-ranges="RaatoPC.D69:RaatoPC.O69 RaatoPC.C70:RaatoPC.C70 RaatoPC.D70:RaatoPC.O70 RaatoPC.C71:RaatoPC.C71 RaatoPC.D71:RaatoPC.O71 RaatoPC.C72:RaatoPC.C72 RaatoPC.D72:RaatoPC.O72 RaatoPC.C73:RaatoPC.C73 RaatoPC.D73:RaatoPC.O73 RaatoPC.C74:RaatoPC.C74 RaatoPC.D74:RaatoPC.O74 RaatoPC.C75:RaatoPC.C75 RaatoPC.D75:RaatoPC.O7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C.D100:RaatoPC.O100 RaatoPC.C101:RaatoPC.C101 RaatoPC.D101:RaatoPC.O101 RaatoPC.C102:RaatoPC.C102 RaatoPC.D102:RaatoPC.O102 RaatoPC.C103:RaatoPC.C103 RaatoPC.D103:RaatoPC.O103 RaatoPC.C104:RaatoPC.C104 RaatoPC.D104:RaatoPC.O104 RaatoPC.C105:RaatoPC.C105 RaatoPC.D105:RaatoPC.O105 RaatoPC.C106:RaatoPC.C106 RaatoPC.D106:RaatoPC.O10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C.D5:RaatoPC.M5 RaatoPC.C6:RaatoPC.C6 RaatoPC.D6:RaatoPC.M6 RaatoPC.C7:RaatoPC.C7 RaatoPC.D7:RaatoPC.M7 RaatoPC.C8:RaatoPC.C8 RaatoPC.D8:RaatoPC.M8 RaatoPC.C9:RaatoPC.C9 RaatoPC.D9:RaatoPC.M9 RaatoPC.C10:RaatoPC.C10 RaatoPC.D10:RaatoPC.M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C.D12:RaatoPC.M12 RaatoPC.C13:RaatoPC.C13 RaatoPC.D13:RaatoPC.M13 RaatoPC.C14:RaatoPC.C14 RaatoPC.D14:RaatoPC.M14 RaatoPC.C15:RaatoPC.C15 RaatoPC.D15:RaatoPC.M15 RaatoPC.C16:RaatoPC.C16 RaatoPC.D16:RaatoPC.M16 RaatoPC.C17:RaatoPC.C17 RaatoPC.D17:RaatoPC.M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C.D19:RaatoPC.M19 RaatoPC.C20:RaatoPC.C20 RaatoPC.D20:RaatoPC.M20 RaatoPC.C21:RaatoPC.C21 RaatoPC.D21:RaatoPC.M21 RaatoPC.C22:RaatoPC.C22 RaatoPC.D22:RaatoPC.M22 RaatoPC.C23:RaatoPC.C23 RaatoPC.D23:RaatoPC.M23 RaatoPC.C24:RaatoPC.C24 RaatoPC.D24:RaatoPC.M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C.D127:RaatoPC.M127 RaatoPC.C128:RaatoPC.C128 RaatoPC.D128:RaatoPC.M128 RaatoPC.C129:RaatoPC.C129 RaatoPC.D129:RaatoPC.M12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C.D33:RaatoPC.M33 RaatoPC.C34:RaatoPC.C34 RaatoPC.D34:RaatoPC.M34 RaatoPC.C35:RaatoPC.C35 RaatoPC.D35:RaatoPC.M35 RaatoPC.C36:RaatoPC.C36 RaatoPC.D36:RaatoPC.M36 RaatoPC.C37:RaatoPC.C37 RaatoPC.D37:RaatoPC.M37 RaatoPC.C38:RaatoPC.C38 RaatoPC.D38:RaatoPC.M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C.D26:RaatoPC.M26 RaatoPC.C27:RaatoPC.C27 RaatoPC.D27:RaatoPC.M27 RaatoPC.C28:RaatoPC.C28 RaatoPC.D28:RaatoPC.M28 RaatoPC.C29:RaatoPC.C29 RaatoPC.D29:RaatoPC.M29 RaatoPC.C30:RaatoPC.C30 RaatoPC.D30:RaatoPC.M30 RaatoPC.C31:RaatoPC.C31 RaatoPC.D31:RaatoPC.M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C.D40:RaatoPC.M40 RaatoPC.C41:RaatoPC.C41 RaatoPC.D41:RaatoPC.M41 RaatoPC.C42:RaatoPC.C42 RaatoPC.D42:RaatoPC.M42 RaatoPC.C43:RaatoPC.C43 RaatoPC.D43:RaatoPC.M43 RaatoPC.C44:RaatoPC.C44 RaatoPC.D44:RaatoPC.M44 RaatoPC.C45:RaatoPC.C45 RaatoPC.D45:RaatoPC.M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C.D47:RaatoPC.M47 RaatoPC.C48:RaatoPC.C48 RaatoPC.D48:RaatoPC.M48 RaatoPC.C49:RaatoPC.C49 RaatoPC.D49:RaatoPC.M49 RaatoPC.C50:RaatoPC.C50 RaatoPC.D50:RaatoPC.M50 RaatoPC.C51:RaatoPC.C51 RaatoPC.D51:RaatoPC.M51 RaatoPC.C52:RaatoPC.C52 RaatoPC.D52:RaatoPC.M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C.D109:RaatoPC.M109 RaatoPC.C110:RaatoPC.C110 RaatoPC.D110:RaatoPC.M110 RaatoPC.C111:RaatoPC.C111 RaatoPC.D111:RaatoPC.M111 RaatoPC.C112:RaatoPC.C112 RaatoPC.D112:RaatoPC.M112 RaatoPC.C113:RaatoPC.C113 RaatoPC.D113:RaatoPC.M1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C.D115:RaatoPC.M115 RaatoPC.C116:RaatoPC.C116 RaatoPC.D116:RaatoPC.M116 RaatoPC.C117:RaatoPC.C117 RaatoPC.D117:RaatoPC.M117 RaatoPC.C118:RaatoPC.C118 RaatoPC.D118:RaatoPC.M118 RaatoPC.C119:RaatoPC.C119 RaatoPC.D119:RaatoPC.M1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C.D131:RaatoPC.M131 RaatoPC.C132:RaatoPC.C132 RaatoPC.D132:RaatoPC.M132 RaatoPC.C133:RaatoPC.C133 RaatoPC.D133:RaatoPC.M133 RaatoPC.C134:RaatoPC.C134 RaatoPC.D134:RaatoPC.M134 RaatoPC.C135:RaatoPC.C135 RaatoPC.D135:RaatoPC.M1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C.D137:RaatoPC.M137 RaatoPC.C138:RaatoPC.C138 RaatoPC.D138:RaatoPC.M138 RaatoPC.C139:RaatoPC.C139 RaatoPC.D139:RaatoPC.M139 RaatoPC.C140:RaatoPC.C140 RaatoPC.D140:RaatoPC.M14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C.D142:RaatoPC.M142 RaatoPC.C143:RaatoPC.C143 RaatoPC.D143:RaatoPC.M143 RaatoPC.C144:RaatoPC.C144 RaatoPC.D144:RaatoPC.M144 RaatoPC.C145:RaatoPC.C145 RaatoPC.D145:RaatoPC.M14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C.D147:RaatoPC.M147 RaatoPC.C148:RaatoPC.C148 RaatoPC.D148:RaatoPC.M148 RaatoPC.C149:RaatoPC.C149 RaatoPC.D149:RaatoPC.M149 RaatoPC.C150:RaatoPC.C150 RaatoPC.D150:RaatoPC.M15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C.D155:RaatoPC.M155 RaatoPC.C156:RaatoPC.C156 RaatoPC.D156:RaatoPC.M156 RaatoPC.C157:RaatoPC.C157 RaatoPC.D157:RaatoPC.M157 RaatoPC.C158:RaatoPC.C158 RaatoPC.D158:RaatoPC.M158 RaatoPC.C159:RaatoPC.C159 RaatoPC.D159:RaatoPC.M159 RaatoPC.C160:RaatoPC.C160 RaatoPC.D160:RaatoPC.M16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C.D121:RaatoPC.M121 RaatoPC.C122:RaatoPC.C122 RaatoPC.D122:RaatoPC.M122 RaatoPC.C123:RaatoPC.C123 RaatoPC.D123:RaatoPC.M123 RaatoPC.C124:RaatoPC.C124 RaatoPC.D124:RaatoPC.M124 RaatoPC.C125:RaatoPC.C125 RaatoPC.D125:RaatoPC.M12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C.D152:RaatoPC.M152 RaatoPC.C153:RaatoPC.C153 RaatoPC.D153:RaatoPC.M153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ax Count</text:p>
          </table:table-cell>
          <table:table-cell table:style-name="Default" office:value-type="string" calcext:value-type="string">
            <text:p>Average Count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Average Depth</text:p>
          </table:table-cell>
          <table:table-cell table:style-name="Default" office:value-type="string" calcext:value-type="string">
            <text:p>Max Travel Depth</text:p>
          </table:table-cell>
          <table:table-cell table:style-name="Default" office:value-type="string" calcext:value-type="string">
            <text:p>Average Travel Depth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2812" calcext:value-type="float">
            <text:p>1,2812</text:p>
          </table:table-cell>
          <table:table-cell table:style-name="Default" office:value-type="float" office:value="1.2769" calcext:value-type="float">
            <text:p>1,2769</text:p>
          </table:table-cell>
          <table:table-cell table:style-name="Default" office:value-type="float" office:value="1.3166" calcext:value-type="float">
            <text:p>1,3166</text:p>
          </table:table-cell>
          <table:table-cell table:style-name="Default" office:value-type="float" office:value="1.3989" calcext:value-type="float">
            <text:p>1,3989</text:p>
          </table:table-cell>
          <table:table-cell table:style-name="Default" office:value-type="float" office:value="1.5221" calcext:value-type="float">
            <text:p>1,5221</text:p>
          </table:table-cell>
          <table:table-cell table:style-name="Default" office:value-type="float" office:value="1.7446" calcext:value-type="float">
            <text:p>1,7446</text:p>
          </table:table-cell>
          <table:table-cell table:style-name="Default" office:value-type="float" office:value="1.9659" calcext:value-type="float">
            <text:p>1,9659</text:p>
          </table:table-cell>
          <table:table-cell table:style-name="Default" office:value-type="float" office:value="2.8846" calcext:value-type="float">
            <text:p>2,8846</text:p>
          </table:table-cell>
          <table:table-cell table:style-name="Default" office:value-type="float" office:value="4.3148" calcext:value-type="float">
            <text:p>4,3148</text:p>
          </table:table-cell>
          <table:table-cell table:style-name="Default" office:value-type="float" office:value="6.1967" calcext:value-type="float">
            <text:p>6,196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3863" calcext:value-type="float">
            <text:p>1,3863</text:p>
          </table:table-cell>
          <table:table-cell table:style-name="Default" office:value-type="float" office:value="1.335" calcext:value-type="float">
            <text:p>1,335</text:p>
          </table:table-cell>
          <table:table-cell table:style-name="Default" office:value-type="float" office:value="1.3818" calcext:value-type="float">
            <text:p>1,3818</text:p>
          </table:table-cell>
          <table:table-cell table:style-name="Default" office:value-type="float" office:value="1.4591" calcext:value-type="float">
            <text:p>1,4591</text:p>
          </table:table-cell>
          <table:table-cell table:style-name="Default" office:value-type="float" office:value="1.6083" calcext:value-type="float">
            <text:p>1,6083</text:p>
          </table:table-cell>
          <table:table-cell table:style-name="Default" office:value-type="float" office:value="1.7793" calcext:value-type="float">
            <text:p>1,7793</text:p>
          </table:table-cell>
          <table:table-cell table:style-name="Default" office:value-type="float" office:value="2.1506" calcext:value-type="float">
            <text:p>2,1506</text:p>
          </table:table-cell>
          <table:table-cell table:style-name="Default" office:value-type="float" office:value="2.9164" calcext:value-type="float">
            <text:p>2,9164</text:p>
          </table:table-cell>
          <table:table-cell table:style-name="Default" office:value-type="float" office:value="4.6334" calcext:value-type="float">
            <text:p>4,6334</text:p>
          </table:table-cell>
          <table:table-cell table:style-name="Default" office:value-type="float" office:value="5.9502" calcext:value-type="float">
            <text:p>5,950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319" calcext:value-type="float">
            <text:p>2,3319</text:p>
          </table:table-cell>
          <table:table-cell table:style-name="Default" office:value-type="float" office:value="2.7611" calcext:value-type="float">
            <text:p>2,7611</text:p>
          </table:table-cell>
          <table:table-cell table:style-name="Default" office:value-type="float" office:value="3.1223" calcext:value-type="float">
            <text:p>3,1223</text:p>
          </table:table-cell>
          <table:table-cell table:style-name="Default" office:value-type="float" office:value="3.8963" calcext:value-type="float">
            <text:p>3,8963</text:p>
          </table:table-cell>
          <table:table-cell table:style-name="Default" office:value-type="float" office:value="6.537" calcext:value-type="float">
            <text:p>6,537</text:p>
          </table:table-cell>
          <table:table-cell table:style-name="Default" office:value-type="float" office:value="10.2839" calcext:value-type="float">
            <text:p>10,2839</text:p>
          </table:table-cell>
          <table:table-cell table:style-name="Default" office:value-type="float" office:value="17.8182" calcext:value-type="float">
            <text:p>17,8182</text:p>
          </table:table-cell>
          <table:table-cell table:style-name="Default" office:value-type="float" office:value="44.603" calcext:value-type="float">
            <text:p>44,603</text:p>
          </table:table-cell>
          <table:table-cell table:style-name="Default" office:value-type="float" office:value="93.6766" calcext:value-type="float">
            <text:p>93,6766</text:p>
          </table:table-cell>
          <table:table-cell table:style-name="Default" office:value-type="float" office:value="169.9805" calcext:value-type="float">
            <text:p>169,980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8144" calcext:value-type="float">
            <text:p>2,8144</text:p>
          </table:table-cell>
          <table:table-cell table:style-name="Default" office:value-type="float" office:value="2.9649" calcext:value-type="float">
            <text:p>2,9649</text:p>
          </table:table-cell>
          <table:table-cell table:style-name="Default" office:value-type="float" office:value="3.0907" calcext:value-type="float">
            <text:p>3,0907</text:p>
          </table:table-cell>
          <table:table-cell table:style-name="Default" office:value-type="float" office:value="3.1686" calcext:value-type="float">
            <text:p>3,1686</text:p>
          </table:table-cell>
          <table:table-cell table:style-name="Default" office:value-type="float" office:value="3.2447" calcext:value-type="float">
            <text:p>3,2447</text:p>
          </table:table-cell>
          <table:table-cell table:style-name="Default" office:value-type="float" office:value="3.2461" calcext:value-type="float">
            <text:p>3,2461</text:p>
          </table:table-cell>
          <table:table-cell table:style-name="Default" office:value-type="float" office:value="3.2699" calcext:value-type="float">
            <text:p>3,2699</text:p>
          </table:table-cell>
          <table:table-cell table:style-name="Default" office:value-type="float" office:value="3.3071" calcext:value-type="float">
            <text:p>3,3071</text:p>
          </table:table-cell>
          <table:table-cell table:style-name="Default" office:value-type="float" office:value="3.3508" calcext:value-type="float">
            <text:p>3,3508</text:p>
          </table:table-cell>
          <table:table-cell table:style-name="Default" office:value-type="float" office:value="3.3697" calcext:value-type="float">
            <text:p>3,369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078" calcext:value-type="float">
            <text:p>1,2078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1.3403" calcext:value-type="float">
            <text:p>1,3403</text:p>
          </table:table-cell>
          <table:table-cell table:style-name="Default" office:value-type="float" office:value="1.3679" calcext:value-type="float">
            <text:p>1,3679</text:p>
          </table:table-cell>
          <table:table-cell table:style-name="Default" office:value-type="float" office:value="1.4902" calcext:value-type="float">
            <text:p>1,4902</text:p>
          </table:table-cell>
          <table:table-cell table:style-name="Default" office:value-type="float" office:value="1.4823" calcext:value-type="float">
            <text:p>1,4823</text:p>
          </table:table-cell>
          <table:table-cell table:style-name="Default" office:value-type="float" office:value="1.7046" calcext:value-type="float">
            <text:p>1,7046</text:p>
          </table:table-cell>
          <table:table-cell table:style-name="Default" office:value-type="float" office:value="2.0647" calcext:value-type="float">
            <text:p>2,0647</text:p>
          </table:table-cell>
          <table:table-cell table:style-name="Default" office:value-type="float" office:value="2.5101" calcext:value-type="float">
            <text:p>2,5101</text:p>
          </table:table-cell>
          <table:table-cell table:style-name="Default" office:value-type="float" office:value="2.7197" calcext:value-type="float">
            <text:p>2,719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2102" calcext:value-type="float">
            <text:p>1,2102</text:p>
          </table:table-cell>
          <table:table-cell table:style-name="Default" office:value-type="float" office:value="1.208" calcext:value-type="float">
            <text:p>1,208</text:p>
          </table:table-cell>
          <table:table-cell table:style-name="Default" office:value-type="float" office:value="1.2815" calcext:value-type="float">
            <text:p>1,2815</text:p>
          </table:table-cell>
          <table:table-cell table:style-name="Default" office:value-type="float" office:value="1.3797" calcext:value-type="float">
            <text:p>1,3797</text:p>
          </table:table-cell>
          <table:table-cell table:style-name="Default" office:value-type="float" office:value="1.417" calcext:value-type="float">
            <text:p>1,417</text:p>
          </table:table-cell>
          <table:table-cell table:style-name="Default" office:value-type="float" office:value="1.7862" calcext:value-type="float">
            <text:p>1,7862</text:p>
          </table:table-cell>
          <table:table-cell table:style-name="Default" office:value-type="float" office:value="2.1451" calcext:value-type="float">
            <text:p>2,1451</text:p>
          </table:table-cell>
          <table:table-cell table:style-name="Default" office:value-type="float" office:value="3.5409" calcext:value-type="float">
            <text:p>3,5409</text:p>
          </table:table-cell>
          <table:table-cell table:style-name="Default" office:value-type="float" office:value="5.4953" calcext:value-type="float">
            <text:p>5,4953</text:p>
          </table:table-cell>
          <table:table-cell table:style-name="Default" office:value-type="float" office:value="7.8793" calcext:value-type="float">
            <text:p>7,879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2338" calcext:value-type="float">
            <text:p>1,2338</text:p>
          </table:table-cell>
          <table:table-cell table:style-name="Default" office:value-type="float" office:value="1.358" calcext:value-type="float">
            <text:p>1,358</text:p>
          </table:table-cell>
          <table:table-cell table:style-name="Default" office:value-type="float" office:value="1.3893" calcext:value-type="float">
            <text:p>1,3893</text:p>
          </table:table-cell>
          <table:table-cell table:style-name="Default" office:value-type="float" office:value="1.4333" calcext:value-type="float">
            <text:p>1,4333</text:p>
          </table:table-cell>
          <table:table-cell table:style-name="Default" office:value-type="float" office:value="1.5898" calcext:value-type="float">
            <text:p>1,5898</text:p>
          </table:table-cell>
          <table:table-cell table:style-name="Default" office:value-type="float" office:value="1.7258" calcext:value-type="float">
            <text:p>1,7258</text:p>
          </table:table-cell>
          <table:table-cell table:style-name="Default" office:value-type="float" office:value="2.3917" calcext:value-type="float">
            <text:p>2,3917</text:p>
          </table:table-cell>
          <table:table-cell table:style-name="Default" office:value-type="float" office:value="3.5596" calcext:value-type="float">
            <text:p>3,5596</text:p>
          </table:table-cell>
          <table:table-cell table:style-name="Default" office:value-type="float" office:value="5.9225" calcext:value-type="float">
            <text:p>5,9225</text:p>
          </table:table-cell>
          <table:table-cell table:style-name="Default" office:value-type="float" office:value="7.6457" calcext:value-type="float">
            <text:p>7,645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2247" calcext:value-type="float">
            <text:p>2,2247</text:p>
          </table:table-cell>
          <table:table-cell table:style-name="Default" office:value-type="float" office:value="2.6819" calcext:value-type="float">
            <text:p>2,6819</text:p>
          </table:table-cell>
          <table:table-cell table:style-name="Default" office:value-type="float" office:value="3.2536" calcext:value-type="float">
            <text:p>3,2536</text:p>
          </table:table-cell>
          <table:table-cell table:style-name="Default" office:value-type="float" office:value="4.2609" calcext:value-type="float">
            <text:p>4,2609</text:p>
          </table:table-cell>
          <table:table-cell table:style-name="Default" office:value-type="float" office:value="7.2795" calcext:value-type="float">
            <text:p>7,2795</text:p>
          </table:table-cell>
          <table:table-cell table:style-name="Default" office:value-type="float" office:value="12.2313" calcext:value-type="float">
            <text:p>12,2313</text:p>
          </table:table-cell>
          <table:table-cell table:style-name="Default" office:value-type="float" office:value="22.3452" calcext:value-type="float">
            <text:p>22,3452</text:p>
          </table:table-cell>
          <table:table-cell table:style-name="Default" office:value-type="float" office:value="56.8427" calcext:value-type="float">
            <text:p>56,8427</text:p>
          </table:table-cell>
          <table:table-cell table:style-name="Default" office:value-type="float" office:value="120.4237" calcext:value-type="float">
            <text:p>120,4237</text:p>
          </table:table-cell>
          <table:table-cell table:style-name="Default" office:value-type="float" office:value="234.1327" calcext:value-type="float">
            <text:p>234,132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9371" calcext:value-type="float">
            <text:p>2,9371</text:p>
          </table:table-cell>
          <table:table-cell table:style-name="Default" office:value-type="float" office:value="3.2552" calcext:value-type="float">
            <text:p>3,2552</text:p>
          </table:table-cell>
          <table:table-cell table:style-name="Default" office:value-type="float" office:value="3.5996" calcext:value-type="float">
            <text:p>3,5996</text:p>
          </table:table-cell>
          <table:table-cell table:style-name="Default" office:value-type="float" office:value="3.9986" calcext:value-type="float">
            <text:p>3,9986</text:p>
          </table:table-cell>
          <table:table-cell table:style-name="Default" office:value-type="float" office:value="4.3543" calcext:value-type="float">
            <text:p>4,3543</text:p>
          </table:table-cell>
          <table:table-cell table:style-name="Default" office:value-type="float" office:value="4.912" calcext:value-type="float">
            <text:p>4,912</text:p>
          </table:table-cell>
          <table:table-cell table:style-name="Default" office:value-type="float" office:value="5.9942" calcext:value-type="float">
            <text:p>5,9942</text:p>
          </table:table-cell>
          <table:table-cell table:style-name="Default" office:value-type="float" office:value="5.7366" calcext:value-type="float">
            <text:p>5,7366</text:p>
          </table:table-cell>
          <table:table-cell table:style-name="Default" office:value-type="float" office:value="6.0734" calcext:value-type="float">
            <text:p>6,0734</text:p>
          </table:table-cell>
          <table:table-cell table:style-name="Default" office:value-type="float" office:value="6.2419" calcext:value-type="float">
            <text:p>6,241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91" calcext:value-type="float">
            <text:p>1,291</text:p>
          </table:table-cell>
          <table:table-cell table:style-name="Default" office:value-type="float" office:value="1.6585" calcext:value-type="float">
            <text:p>1,6585</text:p>
          </table:table-cell>
          <table:table-cell table:style-name="Default" office:value-type="float" office:value="1.8771" calcext:value-type="float">
            <text:p>1,8771</text:p>
          </table:table-cell>
          <table:table-cell table:style-name="Default" office:value-type="float" office:value="2.1402" calcext:value-type="float">
            <text:p>2,1402</text:p>
          </table:table-cell>
          <table:table-cell table:style-name="Default" office:value-type="float" office:value="2.3531" calcext:value-type="float">
            <text:p>2,3531</text:p>
          </table:table-cell>
          <table:table-cell table:style-name="Default" office:value-type="float" office:value="2.657" calcext:value-type="float">
            <text:p>2,657</text:p>
          </table:table-cell>
          <table:table-cell table:style-name="Default" office:value-type="float" office:value="3.2444" calcext:value-type="float">
            <text:p>3,2444</text:p>
          </table:table-cell>
          <table:table-cell table:style-name="Default" office:value-type="float" office:value="3.2796" calcext:value-type="float">
            <text:p>3,2796</text:p>
          </table:table-cell>
          <table:table-cell table:style-name="Default" office:value-type="float" office:value="3.4379" calcext:value-type="float">
            <text:p>3,4379</text:p>
          </table:table-cell>
          <table:table-cell table:style-name="Default" office:value-type="float" office:value="3.5157" calcext:value-type="float">
            <text:p>3,515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5051" calcext:value-type="float">
            <text:p>1,5051</text:p>
          </table:table-cell>
          <table:table-cell table:style-name="Default" office:value-type="float" office:value="1.6149" calcext:value-type="float">
            <text:p>1,6149</text:p>
          </table:table-cell>
          <table:table-cell table:style-name="Default" office:value-type="float" office:value="1.7314" calcext:value-type="float">
            <text:p>1,7314</text:p>
          </table:table-cell>
          <table:table-cell table:style-name="Default" office:value-type="float" office:value="1.8461" calcext:value-type="float">
            <text:p>1,8461</text:p>
          </table:table-cell>
          <table:table-cell table:style-name="Default" office:value-type="float" office:value="1.972" calcext:value-type="float">
            <text:p>1,972</text:p>
          </table:table-cell>
          <table:table-cell table:style-name="Default" office:value-type="float" office:value="2.1194" calcext:value-type="float">
            <text:p>2,1194</text:p>
          </table:table-cell>
          <table:table-cell table:style-name="Default" office:value-type="float" office:value="2.314" calcext:value-type="float">
            <text:p>2,314</text:p>
          </table:table-cell>
          <table:table-cell table:style-name="Default" office:value-type="float" office:value="3.0719" calcext:value-type="float">
            <text:p>3,0719</text:p>
          </table:table-cell>
          <table:table-cell table:style-name="Default" office:value-type="float" office:value="4.0694" calcext:value-type="float">
            <text:p>4,0694</text:p>
          </table:table-cell>
          <table:table-cell table:style-name="Default" office:value-type="float" office:value="5.5856" calcext:value-type="float">
            <text:p>5,585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5265" calcext:value-type="float">
            <text:p>1,5265</text:p>
          </table:table-cell>
          <table:table-cell table:style-name="Default" office:value-type="float" office:value="1.6505" calcext:value-type="float">
            <text:p>1,6505</text:p>
          </table:table-cell>
          <table:table-cell table:style-name="Default" office:value-type="float" office:value="1.7934" calcext:value-type="float">
            <text:p>1,7934</text:p>
          </table:table-cell>
          <table:table-cell table:style-name="Default" office:value-type="float" office:value="1.9274" calcext:value-type="float">
            <text:p>1,9274</text:p>
          </table:table-cell>
          <table:table-cell table:style-name="Default" office:value-type="float" office:value="1.964" calcext:value-type="float">
            <text:p>1,964</text:p>
          </table:table-cell>
          <table:table-cell table:style-name="Default" office:value-type="float" office:value="2.1277" calcext:value-type="float">
            <text:p>2,1277</text:p>
          </table:table-cell>
          <table:table-cell table:style-name="Default" office:value-type="float" office:value="2.4373" calcext:value-type="float">
            <text:p>2,4373</text:p>
          </table:table-cell>
          <table:table-cell table:style-name="Default" office:value-type="float" office:value="3.0755" calcext:value-type="float">
            <text:p>3,0755</text:p>
          </table:table-cell>
          <table:table-cell table:style-name="Default" office:value-type="float" office:value="4.3571" calcext:value-type="float">
            <text:p>4,3571</text:p>
          </table:table-cell>
          <table:table-cell table:style-name="Default" office:value-type="float" office:value="5.5516" calcext:value-type="float">
            <text:p>5,551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842" calcext:value-type="float">
            <text:p>2,3842</text:p>
          </table:table-cell>
          <table:table-cell table:style-name="Default" office:value-type="float" office:value="3.0756" calcext:value-type="float">
            <text:p>3,0756</text:p>
          </table:table-cell>
          <table:table-cell table:style-name="Default" office:value-type="float" office:value="3.6203" calcext:value-type="float">
            <text:p>3,6203</text:p>
          </table:table-cell>
          <table:table-cell table:style-name="Default" office:value-type="float" office:value="4.7094" calcext:value-type="float">
            <text:p>4,7094</text:p>
          </table:table-cell>
          <table:table-cell table:style-name="Default" office:value-type="float" office:value="8.0304" calcext:value-type="float">
            <text:p>8,0304</text:p>
          </table:table-cell>
          <table:table-cell table:style-name="Default" office:value-type="float" office:value="13.3095" calcext:value-type="float">
            <text:p>13,3095</text:p>
          </table:table-cell>
          <table:table-cell table:style-name="Default" office:value-type="float" office:value="24.2581" calcext:value-type="float">
            <text:p>24,2581</text:p>
          </table:table-cell>
          <table:table-cell table:style-name="Default" office:value-type="float" office:value="62.4125" calcext:value-type="float">
            <text:p>62,4125</text:p>
          </table:table-cell>
          <table:table-cell table:style-name="Default" office:value-type="float" office:value="128.3744" calcext:value-type="float">
            <text:p>128,3744</text:p>
          </table:table-cell>
          <table:table-cell table:style-name="Default" office:value-type="float" office:value="256.3631" calcext:value-type="float">
            <text:p>256,363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1939" calcext:value-type="float">
            <text:p>2,1939</text:p>
          </table:table-cell>
          <table:table-cell table:style-name="Default" office:value-type="float" office:value="2.5613" calcext:value-type="float">
            <text:p>2,5613</text:p>
          </table:table-cell>
          <table:table-cell table:style-name="Default" office:value-type="float" office:value="2.6882" calcext:value-type="float">
            <text:p>2,6882</text:p>
          </table:table-cell>
          <table:table-cell table:style-name="Default" office:value-type="float" office:value="2.7977" calcext:value-type="float">
            <text:p>2,7977</text:p>
          </table:table-cell>
          <table:table-cell table:style-name="Default" office:value-type="float" office:value="2.8342" calcext:value-type="float">
            <text:p>2,8342</text:p>
          </table:table-cell>
          <table:table-cell table:style-name="Default" office:value-type="float" office:value="2.8432" calcext:value-type="float">
            <text:p>2,8432</text:p>
          </table:table-cell>
          <table:table-cell table:style-name="Default" office:value-type="float" office:value="2.8946" calcext:value-type="float">
            <text:p>2,8946</text:p>
          </table:table-cell>
          <table:table-cell table:style-name="Default" office:value-type="float" office:value="2.9876" calcext:value-type="float">
            <text:p>2,9876</text:p>
          </table:table-cell>
          <table:table-cell table:style-name="Default" office:value-type="float" office:value="2.9905" calcext:value-type="float">
            <text:p>2,9905</text:p>
          </table:table-cell>
          <table:table-cell table:style-name="Default" office:value-type="float" office:value="3.0882" calcext:value-type="float">
            <text:p>3,088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4331" calcext:value-type="float">
            <text:p>1,4331</text:p>
          </table:table-cell>
          <table:table-cell table:style-name="Default" office:value-type="float" office:value="1.5849" calcext:value-type="float">
            <text:p>1,5849</text:p>
          </table:table-cell>
          <table:table-cell table:style-name="Default" office:value-type="float" office:value="1.6928" calcext:value-type="float">
            <text:p>1,6928</text:p>
          </table:table-cell>
          <table:table-cell table:style-name="Default" office:value-type="float" office:value="1.7484" calcext:value-type="float">
            <text:p>1,7484</text:p>
          </table:table-cell>
          <table:table-cell table:style-name="Default" office:value-type="float" office:value="1.8763" calcext:value-type="float">
            <text:p>1,8763</text:p>
          </table:table-cell>
          <table:table-cell table:style-name="Default" office:value-type="float" office:value="1.8721" calcext:value-type="float">
            <text:p>1,8721</text:p>
          </table:table-cell>
          <table:table-cell table:style-name="Default" office:value-type="float" office:value="2.0629" calcext:value-type="float">
            <text:p>2,0629</text:p>
          </table:table-cell>
          <table:table-cell table:style-name="Default" office:value-type="float" office:value="2.4483" calcext:value-type="float">
            <text:p>2,4483</text:p>
          </table:table-cell>
          <table:table-cell table:style-name="Default" office:value-type="float" office:value="2.8036" calcext:value-type="float">
            <text:p>2,8036</text:p>
          </table:table-cell>
          <table:table-cell table:style-name="Default" office:value-type="float" office:value="3.092" calcext:value-type="float">
            <text:p>3,09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378" calcext:value-type="float">
            <text:p>1,1378</text:p>
          </table:table-cell>
          <table:table-cell table:style-name="Default" office:value-type="float" office:value="2.4924" calcext:value-type="float">
            <text:p>2,4924</text:p>
          </table:table-cell>
          <table:table-cell table:style-name="Default" office:value-type="float" office:value="3.9276" calcext:value-type="float">
            <text:p>3,9276</text:p>
          </table:table-cell>
          <table:table-cell table:style-name="Default" office:value-type="float" office:value="6.7028" calcext:value-type="float">
            <text:p>6,7028</text:p>
          </table:table-cell>
          <table:table-cell table:style-name="Default" office:value-type="float" office:value="13.9074" calcext:value-type="float">
            <text:p>13,9074</text:p>
          </table:table-cell>
          <table:table-cell table:style-name="Default" office:value-type="float" office:value="26.0125" calcext:value-type="float">
            <text:p>26,0125</text:p>
          </table:table-cell>
          <table:table-cell table:style-name="Default" office:value-type="float" office:value="54.8493" calcext:value-type="float">
            <text:p>54,8493</text:p>
          </table:table-cell>
          <table:table-cell table:style-name="Default" office:value-type="float" office:value="127.5663" calcext:value-type="float">
            <text:p>127,5663</text:p>
          </table:table-cell>
          <table:table-cell table:style-name="Default" office:value-type="float" office:value="263.97" calcext:value-type="float">
            <text:p>263,97</text:p>
          </table:table-cell>
          <table:table-cell table:style-name="Default" office:value-type="float" office:value="472.6403" calcext:value-type="float">
            <text:p>472,640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635" calcext:value-type="float">
            <text:p>1,2635</text:p>
          </table:table-cell>
          <table:table-cell table:style-name="Default" office:value-type="float" office:value="2.7576" calcext:value-type="float">
            <text:p>2,7576</text:p>
          </table:table-cell>
          <table:table-cell table:style-name="Default" office:value-type="float" office:value="4.2321" calcext:value-type="float">
            <text:p>4,2321</text:p>
          </table:table-cell>
          <table:table-cell table:style-name="Default" office:value-type="float" office:value="6.9703" calcext:value-type="float">
            <text:p>6,9703</text:p>
          </table:table-cell>
          <table:table-cell table:style-name="Default" office:value-type="float" office:value="14.2762" calcext:value-type="float">
            <text:p>14,2762</text:p>
          </table:table-cell>
          <table:table-cell table:style-name="Default" office:value-type="float" office:value="28.5421" calcext:value-type="float">
            <text:p>28,5421</text:p>
          </table:table-cell>
          <table:table-cell table:style-name="Default" office:value-type="float" office:value="55.1815" calcext:value-type="float">
            <text:p>55,1815</text:p>
          </table:table-cell>
          <table:table-cell table:style-name="Default" office:value-type="float" office:value="126.4072" calcext:value-type="float">
            <text:p>126,4072</text:p>
          </table:table-cell>
          <table:table-cell table:style-name="Default" office:value-type="float" office:value="260.317" calcext:value-type="float">
            <text:p>260,317</text:p>
          </table:table-cell>
          <table:table-cell table:style-name="Default" office:value-type="float" office:value="469.7018" calcext:value-type="float">
            <text:p>469,70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1.0826" calcext:value-type="float">
            <text:p>1,0826</text:p>
          </table:table-cell>
          <table:table-cell table:style-name="Default" office:value-type="float" office:value="1.4451" calcext:value-type="float">
            <text:p>1,4451</text:p>
          </table:table-cell>
          <table:table-cell table:style-name="Default" office:value-type="float" office:value="1.5917" calcext:value-type="float">
            <text:p>1,5917</text:p>
          </table:table-cell>
          <table:table-cell table:style-name="Default" office:value-type="float" office:value="1.8541" calcext:value-type="float">
            <text:p>1,8541</text:p>
          </table:table-cell>
          <table:table-cell table:style-name="Default" office:value-type="float" office:value="2.4953" calcext:value-type="float">
            <text:p>2,4953</text:p>
          </table:table-cell>
          <table:table-cell table:style-name="Default" office:value-type="float" office:value="3.7953" calcext:value-type="float">
            <text:p>3,7953</text:p>
          </table:table-cell>
          <table:table-cell table:style-name="Default" office:value-type="float" office:value="6.6561" calcext:value-type="float">
            <text:p>6,6561</text:p>
          </table:table-cell>
          <table:table-cell table:style-name="Default" office:value-type="float" office:value="10.6237" calcext:value-type="float">
            <text:p>10,6237</text:p>
          </table:table-cell>
          <table:table-cell table:style-name="Default" office:value-type="float" office:value="16.182" calcext:value-type="float">
            <text:p>16,182</text:p>
          </table:table-cell>
          <table:table-cell table:style-name="Default" office:value-type="float" office:value="32.8072" calcext:value-type="float">
            <text:p>32,807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1.1285" calcext:value-type="float">
            <text:p>1,1285</text:p>
          </table:table-cell>
          <table:table-cell table:style-name="Default" office:value-type="float" office:value="1.237" calcext:value-type="float">
            <text:p>1,237</text:p>
          </table:table-cell>
          <table:table-cell table:style-name="Default" office:value-type="float" office:value="1.2617" calcext:value-type="float">
            <text:p>1,2617</text:p>
          </table:table-cell>
          <table:table-cell table:style-name="Default" office:value-type="float" office:value="1.2643" calcext:value-type="float">
            <text:p>1,2643</text:p>
          </table:table-cell>
          <table:table-cell table:style-name="Default" office:value-type="float" office:value="1.3034" calcext:value-type="float">
            <text:p>1,3034</text:p>
          </table:table-cell>
          <table:table-cell table:style-name="Default" office:value-type="float" office:value="1.3895" calcext:value-type="float">
            <text:p>1,3895</text:p>
          </table:table-cell>
          <table:table-cell table:style-name="Default" office:value-type="float" office:value="1.3256" calcext:value-type="float">
            <text:p>1,3256</text:p>
          </table:table-cell>
          <table:table-cell table:style-name="Default" office:value-type="float" office:value="1.5547" calcext:value-type="float">
            <text:p>1,5547</text:p>
          </table:table-cell>
          <table:table-cell table:style-name="Default" office:value-type="float" office:value="1.6886" calcext:value-type="float">
            <text:p>1,6886</text:p>
          </table:table-cell>
          <table:table-cell table:style-name="Default" office:value-type="float" office:value="1.6338" calcext:value-type="float">
            <text:p>1,633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3209" calcext:value-type="float">
            <text:p>2,3209</text:p>
          </table:table-cell>
          <table:table-cell table:style-name="Default" office:value-type="float" office:value="2.5992" calcext:value-type="float">
            <text:p>2,5992</text:p>
          </table:table-cell>
          <table:table-cell table:style-name="Default" office:value-type="float" office:value="2.7005" calcext:value-type="float">
            <text:p>2,7005</text:p>
          </table:table-cell>
          <table:table-cell table:style-name="Default" office:value-type="float" office:value="2.9689" calcext:value-type="float">
            <text:p>2,9689</text:p>
          </table:table-cell>
          <table:table-cell table:style-name="Default" office:value-type="float" office:value="3.7222" calcext:value-type="float">
            <text:p>3,7222</text:p>
          </table:table-cell>
          <table:table-cell table:style-name="Default" office:value-type="float" office:value="5.6779" calcext:value-type="float">
            <text:p>5,6779</text:p>
          </table:table-cell>
          <table:table-cell table:style-name="Default" office:value-type="float" office:value="10.4038" calcext:value-type="float">
            <text:p>10,4038</text:p>
          </table:table-cell>
          <table:table-cell table:style-name="Default" office:value-type="float" office:value="29.0842" calcext:value-type="float">
            <text:p>29,0842</text:p>
          </table:table-cell>
          <table:table-cell table:style-name="Default" office:value-type="float" office:value="54.535" calcext:value-type="float">
            <text:p>54,535</text:p>
          </table:table-cell>
          <table:table-cell table:style-name="Default" office:value-type="float" office:value="109.0485" calcext:value-type="float">
            <text:p>109,048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325" calcext:value-type="float">
            <text:p>1,325</text:p>
          </table:table-cell>
          <table:table-cell table:style-name="Default" office:value-type="float" office:value="1.5587" calcext:value-type="float">
            <text:p>1,5587</text:p>
          </table:table-cell>
          <table:table-cell table:style-name="Default" office:value-type="float" office:value="1.6081" calcext:value-type="float">
            <text:p>1,6081</text:p>
          </table:table-cell>
          <table:table-cell table:style-name="Default" office:value-type="float" office:value="1.6743" calcext:value-type="float">
            <text:p>1,6743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1.8696" calcext:value-type="float">
            <text:p>1,8696</text:p>
          </table:table-cell>
          <table:table-cell table:style-name="Default" office:value-type="float" office:value="1.8303" calcext:value-type="float">
            <text:p>1,8303</text:p>
          </table:table-cell>
          <table:table-cell table:style-name="Default" office:value-type="float" office:value="1.8981" calcext:value-type="float">
            <text:p>1,8981</text:p>
          </table:table-cell>
          <table:table-cell table:style-name="Default" office:value-type="float" office:value="1.9802" calcext:value-type="float">
            <text:p>1,9802</text:p>
          </table:table-cell>
          <table:table-cell table:style-name="Default" office:value-type="float" office:value="1.9098" calcext:value-type="float">
            <text:p>1,90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2648" calcext:value-type="float">
            <text:p>1,2648</text:p>
          </table:table-cell>
          <table:table-cell table:style-name="Default" office:value-type="float" office:value="1.5181" calcext:value-type="float">
            <text:p>1,5181</text:p>
          </table:table-cell>
          <table:table-cell table:style-name="Default" office:value-type="float" office:value="1.6324" calcext:value-type="float">
            <text:p>1,6324</text:p>
          </table:table-cell>
          <table:table-cell table:style-name="Default" office:value-type="float" office:value="1.6933" calcext:value-type="float">
            <text:p>1,6933</text:p>
          </table:table-cell>
          <table:table-cell table:style-name="Default" office:value-type="float" office:value="1.6387" calcext:value-type="float">
            <text:p>1,6387</text:p>
          </table:table-cell>
          <table:table-cell table:style-name="Default" office:value-type="float" office:value="1.8357" calcext:value-type="float">
            <text:p>1,8357</text:p>
          </table:table-cell>
          <table:table-cell table:style-name="Default" office:value-type="float" office:value="1.7817" calcext:value-type="float">
            <text:p>1,7817</text:p>
          </table:table-cell>
          <table:table-cell table:style-name="Default" office:value-type="float" office:value="1.8637" calcext:value-type="float">
            <text:p>1,8637</text:p>
          </table:table-cell>
          <table:table-cell table:style-name="Default" office:value-type="float" office:value="1.8289" calcext:value-type="float">
            <text:p>1,8289</text:p>
          </table:table-cell>
          <table:table-cell table:style-name="Default" office:value-type="float" office:value="1.8361" calcext:value-type="float">
            <text:p>1,836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5564" calcext:value-type="float">
            <text:p>0,5564</text:p>
          </table:table-cell>
          <table:table-cell table:style-name="Default" office:value-type="float" office:value="0.8184" calcext:value-type="float">
            <text:p>0,8184</text:p>
          </table:table-cell>
          <table:table-cell table:style-name="Default" office:value-type="float" office:value="0.8402" calcext:value-type="float">
            <text:p>0,8402</text:p>
          </table:table-cell>
          <table:table-cell table:style-name="Default" office:value-type="float" office:value="0.9774" calcext:value-type="float">
            <text:p>0,9774</text:p>
          </table:table-cell>
          <table:table-cell table:style-name="Default" office:value-type="float" office:value="1.0502" calcext:value-type="float">
            <text:p>1,0502</text:p>
          </table:table-cell>
          <table:table-cell table:style-name="Default" office:value-type="float" office:value="1.2083" calcext:value-type="float">
            <text:p>1,2083</text:p>
          </table:table-cell>
          <table:table-cell table:style-name="Default" office:value-type="float" office:value="1.5879" calcext:value-type="float">
            <text:p>1,5879</text:p>
          </table:table-cell>
          <table:table-cell table:style-name="Default" office:value-type="float" office:value="2.4268" calcext:value-type="float">
            <text:p>2,4268</text:p>
          </table:table-cell>
          <table:table-cell table:style-name="Default" office:value-type="float" office:value="3.775" calcext:value-type="float">
            <text:p>3,775</text:p>
          </table:table-cell>
          <table:table-cell table:style-name="Default" office:value-type="float" office:value="5.6273" calcext:value-type="float">
            <text:p>5,627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6131" calcext:value-type="float">
            <text:p>0,6131</text:p>
          </table:table-cell>
          <table:table-cell table:style-name="Default" office:value-type="float" office:value="0.8343" calcext:value-type="float">
            <text:p>0,8343</text:p>
          </table:table-cell>
          <table:table-cell table:style-name="Default" office:value-type="float" office:value="0.8799" calcext:value-type="float">
            <text:p>0,8799</text:p>
          </table:table-cell>
          <table:table-cell table:style-name="Default" office:value-type="float" office:value="0.9603" calcext:value-type="float">
            <text:p>0,9603</text:p>
          </table:table-cell>
          <table:table-cell table:style-name="Default" office:value-type="float" office:value="1.0774" calcext:value-type="float">
            <text:p>1,0774</text:p>
          </table:table-cell>
          <table:table-cell table:style-name="Default" office:value-type="float" office:value="1.2171" calcext:value-type="float">
            <text:p>1,2171</text:p>
          </table:table-cell>
          <table:table-cell table:style-name="Default" office:value-type="float" office:value="1.4652" calcext:value-type="float">
            <text:p>1,4652</text:p>
          </table:table-cell>
          <table:table-cell table:style-name="Default" office:value-type="float" office:value="2.3021" calcext:value-type="float">
            <text:p>2,3021</text:p>
          </table:table-cell>
          <table:table-cell table:style-name="Default" office:value-type="float" office:value="3.9879" calcext:value-type="float">
            <text:p>3,9879</text:p>
          </table:table-cell>
          <table:table-cell table:style-name="Default" office:value-type="float" office:value="6.0544" calcext:value-type="float">
            <text:p>6,05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5868" calcext:value-type="float">
            <text:p>0,5868</text:p>
          </table:table-cell>
          <table:table-cell table:style-name="Default" office:value-type="float" office:value="0.8122" calcext:value-type="float">
            <text:p>0,8122</text:p>
          </table:table-cell>
          <table:table-cell table:style-name="Default" office:value-type="float" office:value="0.8044" calcext:value-type="float">
            <text:p>0,8044</text:p>
          </table:table-cell>
          <table:table-cell table:style-name="Default" office:value-type="float" office:value="0.8784" calcext:value-type="float">
            <text:p>0,8784</text:p>
          </table:table-cell>
          <table:table-cell table:style-name="Default" office:value-type="float" office:value="0.9226" calcext:value-type="float">
            <text:p>0,9226</text:p>
          </table:table-cell>
          <table:table-cell table:style-name="Default" office:value-type="float" office:value="1.1081" calcext:value-type="float">
            <text:p>1,1081</text:p>
          </table:table-cell>
          <table:table-cell table:style-name="Default" office:value-type="float" office:value="1.5823" calcext:value-type="float">
            <text:p>1,5823</text:p>
          </table:table-cell>
          <table:table-cell table:style-name="Default" office:value-type="float" office:value="2.2658" calcext:value-type="float">
            <text:p>2,2658</text:p>
          </table:table-cell>
          <table:table-cell table:style-name="Default" office:value-type="float" office:value="3.6436" calcext:value-type="float">
            <text:p>3,6436</text:p>
          </table:table-cell>
          <table:table-cell table:style-name="Default" office:value-type="float" office:value="6.3656" calcext:value-type="float">
            <text:p>6,365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3045" calcext:value-type="float">
            <text:p>1,3045</text:p>
          </table:table-cell>
          <table:table-cell table:style-name="Default" office:value-type="float" office:value="3.5183" calcext:value-type="float">
            <text:p>3,5183</text:p>
          </table:table-cell>
          <table:table-cell table:style-name="Default" office:value-type="float" office:value="5.8999" calcext:value-type="float">
            <text:p>5,8999</text:p>
          </table:table-cell>
          <table:table-cell table:style-name="Default" office:value-type="float" office:value="10.7588" calcext:value-type="float">
            <text:p>10,7588</text:p>
          </table:table-cell>
          <table:table-cell table:style-name="Default" office:value-type="float" office:value="22.147" calcext:value-type="float">
            <text:p>22,147</text:p>
          </table:table-cell>
          <table:table-cell table:style-name="Default" office:value-type="float" office:value="44.5447" calcext:value-type="float">
            <text:p>44,5447</text:p>
          </table:table-cell>
          <table:table-cell table:style-name="Default" office:value-type="float" office:value="114.3193" calcext:value-type="float">
            <text:p>114,3193</text:p>
          </table:table-cell>
          <table:table-cell table:style-name="Default" office:value-type="float" office:value="280.5306" calcext:value-type="float">
            <text:p>280,5306</text:p>
          </table:table-cell>
          <table:table-cell table:style-name="Default" office:value-type="float" office:value="561.5499" calcext:value-type="float">
            <text:p>561,5499</text:p>
          </table:table-cell>
          <table:table-cell table:style-name="Default" office:value-type="float" office:value="1116.521" calcext:value-type="float">
            <text:p>1116,52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65" calcext:value-type="float">
            <text:p>1,365</text:p>
          </table:table-cell>
          <table:table-cell table:style-name="Default" office:value-type="float" office:value="3.9832" calcext:value-type="float">
            <text:p>3,9832</text:p>
          </table:table-cell>
          <table:table-cell table:style-name="Default" office:value-type="float" office:value="6.3635" calcext:value-type="float">
            <text:p>6,3635</text:p>
          </table:table-cell>
          <table:table-cell table:style-name="Default" office:value-type="float" office:value="11.1394" calcext:value-type="float">
            <text:p>11,1394</text:p>
          </table:table-cell>
          <table:table-cell table:style-name="Default" office:value-type="float" office:value="23.908" calcext:value-type="float">
            <text:p>23,908</text:p>
          </table:table-cell>
          <table:table-cell table:style-name="Default" office:value-type="float" office:value="53.3617" calcext:value-type="float">
            <text:p>53,3617</text:p>
          </table:table-cell>
          <table:table-cell table:style-name="Default" office:value-type="float" office:value="110.6298" calcext:value-type="float">
            <text:p>110,6298</text:p>
          </table:table-cell>
          <table:table-cell table:style-name="Default" office:value-type="float" office:value="265.6781" calcext:value-type="float">
            <text:p>265,6781</text:p>
          </table:table-cell>
          <table:table-cell table:style-name="Default" office:value-type="float" office:value="533.5724" calcext:value-type="float">
            <text:p>533,5724</text:p>
          </table:table-cell>
          <table:table-cell table:style-name="Default" office:value-type="float" office:value="1055.8976" calcext:value-type="float">
            <text:p>1055,897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3261" calcext:value-type="float">
            <text:p>0,3261</text:p>
          </table:table-cell>
          <table:table-cell table:style-name="Default" office:value-type="float" office:value="0.5843" calcext:value-type="float">
            <text:p>0,5843</text:p>
          </table:table-cell>
          <table:table-cell table:style-name="Default" office:value-type="float" office:value="0.6793" calcext:value-type="float">
            <text:p>0,6793</text:p>
          </table:table-cell>
          <table:table-cell table:style-name="Default" office:value-type="float" office:value="0.7578" calcext:value-type="float">
            <text:p>0,7578</text:p>
          </table:table-cell>
          <table:table-cell table:style-name="Default" office:value-type="float" office:value="0.7601" calcext:value-type="float">
            <text:p>0,7601</text:p>
          </table:table-cell>
          <table:table-cell table:style-name="Default" office:value-type="float" office:value="0.7931" calcext:value-type="float">
            <text:p>0,7931</text:p>
          </table:table-cell>
          <table:table-cell table:style-name="Default" office:value-type="float" office:value="0.8246" calcext:value-type="float">
            <text:p>0,8246</text:p>
          </table:table-cell>
          <table:table-cell table:style-name="Default" office:value-type="float" office:value="0.8158" calcext:value-type="float">
            <text:p>0,8158</text:p>
          </table:table-cell>
          <table:table-cell table:style-name="Default" office:value-type="float" office:value="0.827" calcext:value-type="float">
            <text:p>0,827</text:p>
          </table:table-cell>
          <table:table-cell table:style-name="Default" office:value-type="float" office:value="0.7577" calcext:value-type="float">
            <text:p>0,757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3429" calcext:value-type="float">
            <text:p>0,3429</text:p>
          </table:table-cell>
          <table:table-cell table:style-name="Default" office:value-type="float" office:value="0.6777" calcext:value-type="float">
            <text:p>0,6777</text:p>
          </table:table-cell>
          <table:table-cell table:style-name="Default" office:value-type="float" office:value="0.7491" calcext:value-type="float">
            <text:p>0,7491</text:p>
          </table:table-cell>
          <table:table-cell table:style-name="Default" office:value-type="float" office:value="0.7725" calcext:value-type="float">
            <text:p>0,7725</text:p>
          </table:table-cell>
          <table:table-cell table:style-name="Default" office:value-type="float" office:value="0.7721" calcext:value-type="float">
            <text:p>0,7721</text:p>
          </table:table-cell>
          <table:table-cell table:style-name="Default" office:value-type="float" office:value="0.8019" calcext:value-type="float">
            <text:p>0,8019</text:p>
          </table:table-cell>
          <table:table-cell table:style-name="Default" office:value-type="float" office:value="0.8105" calcext:value-type="float">
            <text:p>0,8105</text:p>
          </table:table-cell>
          <table:table-cell table:style-name="Default" office:value-type="float" office:value="0.8433" calcext:value-type="float">
            <text:p>0,8433</text:p>
          </table:table-cell>
          <table:table-cell table:style-name="Default" office:value-type="float" office:value="0.8778" calcext:value-type="float">
            <text:p>0,8778</text:p>
          </table:table-cell>
          <table:table-cell table:style-name="Default" office:value-type="float" office:value="0.7601" calcext:value-type="float">
            <text:p>0,760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2659" calcext:value-type="float">
            <text:p>0,2659</text:p>
          </table:table-cell>
          <table:table-cell table:style-name="Default" office:value-type="float" office:value="0.6193" calcext:value-type="float">
            <text:p>0,6193</text:p>
          </table:table-cell>
          <table:table-cell table:style-name="Default" office:value-type="float" office:value="0.6522" calcext:value-type="float">
            <text:p>0,6522</text:p>
          </table:table-cell>
          <table:table-cell table:style-name="Default" office:value-type="float" office:value="0.6621" calcext:value-type="float">
            <text:p>0,6621</text:p>
          </table:table-cell>
          <table:table-cell table:style-name="Default" office:value-type="float" office:value="0.6753" calcext:value-type="float">
            <text:p>0,6753</text:p>
          </table:table-cell>
          <table:table-cell table:style-name="Default" office:value-type="float" office:value="0.694" calcext:value-type="float">
            <text:p>0,694</text:p>
          </table:table-cell>
          <table:table-cell table:style-name="Default" office:value-type="float" office:value="0.6836" calcext:value-type="float">
            <text:p>0,6836</text:p>
          </table:table-cell>
          <table:table-cell table:style-name="Default" office:value-type="float" office:value="0.6784" calcext:value-type="float">
            <text:p>0,6784</text:p>
          </table:table-cell>
          <table:table-cell table:style-name="Default" office:value-type="float" office:value="0.6472" calcext:value-type="float">
            <text:p>0,6472</text:p>
          </table:table-cell>
          <table:table-cell table:style-name="Default" office:value-type="float" office:value="0.6501" calcext:value-type="float">
            <text:p>0,650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4181" calcext:value-type="float">
            <text:p>1,4181</text:p>
          </table:table-cell>
          <table:table-cell table:style-name="Default" office:value-type="float" office:value="3.3938" calcext:value-type="float">
            <text:p>3,3938</text:p>
          </table:table-cell>
          <table:table-cell table:style-name="Default" office:value-type="float" office:value="5.6753" calcext:value-type="float">
            <text:p>5,6753</text:p>
          </table:table-cell>
          <table:table-cell table:style-name="Default" office:value-type="float" office:value="10.0966" calcext:value-type="float">
            <text:p>10,0966</text:p>
          </table:table-cell>
          <table:table-cell table:style-name="Default" office:value-type="float" office:value="20.8393" calcext:value-type="float">
            <text:p>20,8393</text:p>
          </table:table-cell>
          <table:table-cell table:style-name="Default" office:value-type="float" office:value="41.3331" calcext:value-type="float">
            <text:p>41,3331</text:p>
          </table:table-cell>
          <table:table-cell table:style-name="Default" office:value-type="float" office:value="104.4638" calcext:value-type="float">
            <text:p>104,4638</text:p>
          </table:table-cell>
          <table:table-cell table:style-name="Default" office:value-type="float" office:value="256.2675" calcext:value-type="float">
            <text:p>256,2675</text:p>
          </table:table-cell>
          <table:table-cell table:style-name="Default" office:value-type="float" office:value="512.5585" calcext:value-type="float">
            <text:p>512,5585</text:p>
          </table:table-cell>
          <table:table-cell table:style-name="Default" office:value-type="float" office:value="1020.3816" calcext:value-type="float">
            <text:p>1020,381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3215" calcext:value-type="float">
            <text:p>1,3215</text:p>
          </table:table-cell>
          <table:table-cell table:style-name="Default" office:value-type="float" office:value="3.7733" calcext:value-type="float">
            <text:p>3,7733</text:p>
          </table:table-cell>
          <table:table-cell table:style-name="Default" office:value-type="float" office:value="5.9805" calcext:value-type="float">
            <text:p>5,9805</text:p>
          </table:table-cell>
          <table:table-cell table:style-name="Default" office:value-type="float" office:value="10.3703" calcext:value-type="float">
            <text:p>10,3703</text:p>
          </table:table-cell>
          <table:table-cell table:style-name="Default" office:value-type="float" office:value="21.8907" calcext:value-type="float">
            <text:p>21,8907</text:p>
          </table:table-cell>
          <table:table-cell table:style-name="Default" office:value-type="float" office:value="49.1325" calcext:value-type="float">
            <text:p>49,1325</text:p>
          </table:table-cell>
          <table:table-cell table:style-name="Default" office:value-type="float" office:value="102.1491" calcext:value-type="float">
            <text:p>102,1491</text:p>
          </table:table-cell>
          <table:table-cell table:style-name="Default" office:value-type="float" office:value="243.9304" calcext:value-type="float">
            <text:p>243,9304</text:p>
          </table:table-cell>
          <table:table-cell table:style-name="Default" office:value-type="float" office:value="490.5886" calcext:value-type="float">
            <text:p>490,5886</text:p>
          </table:table-cell>
          <table:table-cell table:style-name="Default" office:value-type="float" office:value="969.7906" calcext:value-type="float">
            <text:p>969,790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2.8315" calcext:value-type="float">
            <text:p>2,8315</text:p>
          </table:table-cell>
          <table:table-cell table:style-name="Default" office:value-type="float" office:value="3.0484" calcext:value-type="float">
            <text:p>3,0484</text:p>
          </table:table-cell>
          <table:table-cell table:style-name="Default" office:value-type="float" office:value="3.2065" calcext:value-type="float">
            <text:p>3,2065</text:p>
          </table:table-cell>
          <table:table-cell table:style-name="Default" office:value-type="float" office:value="3.2004" calcext:value-type="float">
            <text:p>3,2004</text:p>
          </table:table-cell>
          <table:table-cell table:style-name="Default" office:value-type="float" office:value="3.1343" calcext:value-type="float">
            <text:p>3,1343</text:p>
          </table:table-cell>
          <table:table-cell table:style-name="Default" office:value-type="float" office:value="3.5953" calcext:value-type="float">
            <text:p>3,5953</text:p>
          </table:table-cell>
          <table:table-cell table:style-name="Default" office:value-type="float" office:value="3.5095" calcext:value-type="float">
            <text:p>3,5095</text:p>
          </table:table-cell>
          <table:table-cell table:style-name="Default" office:value-type="float" office:value="3.4679" calcext:value-type="float">
            <text:p>3,4679</text:p>
          </table:table-cell>
          <table:table-cell table:style-name="Default" office:value-type="float" office:value="3.4292" calcext:value-type="float">
            <text:p>3,4292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2.8315" calcext:value-type="float">
            <text:p>2,8315</text:p>
          </table:table-cell>
          <table:table-cell table:style-name="Default" office:value-type="float" office:value="3.0484" calcext:value-type="float">
            <text:p>3,0484</text:p>
          </table:table-cell>
          <table:table-cell table:style-name="Default" office:value-type="float" office:value="3.2065" calcext:value-type="float">
            <text:p>3,2065</text:p>
          </table:table-cell>
          <table:table-cell table:style-name="Default" office:value-type="float" office:value="3.2004" calcext:value-type="float">
            <text:p>3,2004</text:p>
          </table:table-cell>
          <table:table-cell table:style-name="Default" office:value-type="float" office:value="3.1343" calcext:value-type="float">
            <text:p>3,1343</text:p>
          </table:table-cell>
          <table:table-cell table:style-name="Default" office:value-type="float" office:value="3.5953" calcext:value-type="float">
            <text:p>3,5953</text:p>
          </table:table-cell>
          <table:table-cell table:style-name="Default" office:value-type="float" office:value="3.5095" calcext:value-type="float">
            <text:p>3,5095</text:p>
          </table:table-cell>
          <table:table-cell table:style-name="Default" office:value-type="float" office:value="3.4679" calcext:value-type="float">
            <text:p>3,4679</text:p>
          </table:table-cell>
          <table:table-cell table:style-name="Default" office:value-type="float" office:value="3.4292" calcext:value-type="float">
            <text:p>3,4292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8315" calcext:value-type="float">
            <text:p>2,8315</text:p>
          </table:table-cell>
          <table:table-cell table:style-name="Default" office:value-type="float" office:value="3.0484" calcext:value-type="float">
            <text:p>3,0484</text:p>
          </table:table-cell>
          <table:table-cell table:style-name="Default" office:value-type="float" office:value="3.2065" calcext:value-type="float">
            <text:p>3,2065</text:p>
          </table:table-cell>
          <table:table-cell table:style-name="Default" office:value-type="float" office:value="3.2004" calcext:value-type="float">
            <text:p>3,2004</text:p>
          </table:table-cell>
          <table:table-cell table:style-name="Default" office:value-type="float" office:value="3.1343" calcext:value-type="float">
            <text:p>3,1343</text:p>
          </table:table-cell>
          <table:table-cell table:style-name="Default" office:value-type="float" office:value="3.5953" calcext:value-type="float">
            <text:p>3,5953</text:p>
          </table:table-cell>
          <table:table-cell table:style-name="Default" office:value-type="float" office:value="3.5095" calcext:value-type="float">
            <text:p>3,5095</text:p>
          </table:table-cell>
          <table:table-cell table:style-name="Default" office:value-type="float" office:value="3.4679" calcext:value-type="float">
            <text:p>3,4679</text:p>
          </table:table-cell>
          <table:table-cell table:style-name="Default" office:value-type="float" office:value="3.4292" calcext:value-type="float">
            <text:p>3,4292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8315" calcext:value-type="float">
            <text:p>2,8315</text:p>
          </table:table-cell>
          <table:table-cell table:style-name="Default" office:value-type="float" office:value="3.0484" calcext:value-type="float">
            <text:p>3,0484</text:p>
          </table:table-cell>
          <table:table-cell table:style-name="Default" office:value-type="float" office:value="3.2065" calcext:value-type="float">
            <text:p>3,2065</text:p>
          </table:table-cell>
          <table:table-cell table:style-name="Default" office:value-type="float" office:value="3.2004" calcext:value-type="float">
            <text:p>3,2004</text:p>
          </table:table-cell>
          <table:table-cell table:style-name="Default" office:value-type="float" office:value="3.1343" calcext:value-type="float">
            <text:p>3,1343</text:p>
          </table:table-cell>
          <table:table-cell table:style-name="Default" office:value-type="float" office:value="3.5953" calcext:value-type="float">
            <text:p>3,5953</text:p>
          </table:table-cell>
          <table:table-cell table:style-name="Default" office:value-type="float" office:value="3.5095" calcext:value-type="float">
            <text:p>3,5095</text:p>
          </table:table-cell>
          <table:table-cell table:style-name="Default" office:value-type="float" office:value="3.4679" calcext:value-type="float">
            <text:p>3,4679</text:p>
          </table:table-cell>
          <table:table-cell table:style-name="Default" office:value-type="float" office:value="3.4292" calcext:value-type="float">
            <text:p>3,4292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2.8315" calcext:value-type="float">
            <text:p>2,8315</text:p>
          </table:table-cell>
          <table:table-cell table:style-name="Default" office:value-type="float" office:value="3.0484" calcext:value-type="float">
            <text:p>3,0484</text:p>
          </table:table-cell>
          <table:table-cell table:style-name="Default" office:value-type="float" office:value="3.2065" calcext:value-type="float">
            <text:p>3,2065</text:p>
          </table:table-cell>
          <table:table-cell table:style-name="Default" office:value-type="float" office:value="3.2004" calcext:value-type="float">
            <text:p>3,2004</text:p>
          </table:table-cell>
          <table:table-cell table:style-name="Default" office:value-type="float" office:value="3.1343" calcext:value-type="float">
            <text:p>3,1343</text:p>
          </table:table-cell>
          <table:table-cell table:style-name="Default" office:value-type="float" office:value="3.5953" calcext:value-type="float">
            <text:p>3,5953</text:p>
          </table:table-cell>
          <table:table-cell table:style-name="Default" office:value-type="float" office:value="3.5095" calcext:value-type="float">
            <text:p>3,5095</text:p>
          </table:table-cell>
          <table:table-cell table:style-name="Default" office:value-type="float" office:value="3.4679" calcext:value-type="float">
            <text:p>3,4679</text:p>
          </table:table-cell>
          <table:table-cell table:style-name="Default" office:value-type="float" office:value="3.4292" calcext:value-type="float">
            <text:p>3,4292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nsforms</text:p>
          </table:table-cell>
          <table:table-cell table:style-name="Default" table:number-columns-repeated="13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st iteration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7702" calcext:value-type="float">
            <text:p>0,7702</text:p>
          </table:table-cell>
          <table:table-cell table:style-name="Default" office:value-type="float" office:value="0.8133" calcext:value-type="float">
            <text:p>0,8133</text:p>
          </table:table-cell>
          <table:table-cell table:style-name="Default" office:value-type="float" office:value="1.2114" calcext:value-type="float">
            <text:p>1,2114</text:p>
          </table:table-cell>
          <table:table-cell table:style-name="Default" office:value-type="float" office:value="1.9409" calcext:value-type="float">
            <text:p>1,9409</text:p>
          </table:table-cell>
          <table:table-cell table:style-name="Default" office:value-type="float" office:value="3.2131" calcext:value-type="float">
            <text:p>3,2131</text:p>
          </table:table-cell>
          <table:table-cell table:style-name="Default" office:value-type="float" office:value="7.6519" calcext:value-type="float">
            <text:p>7,6519</text:p>
          </table:table-cell>
          <table:table-cell table:style-name="Default" office:value-type="float" office:value="14.1836" calcext:value-type="float">
            <text:p>14,1836</text:p>
          </table:table-cell>
          <table:table-cell table:style-name="Default" office:value-type="float" office:value="21.429" calcext:value-type="float">
            <text:p>21,429</text:p>
          </table:table-cell>
          <table:table-cell table:style-name="Default" office:value-type="float" office:value="28.3982" calcext:value-type="float">
            <text:p>28,3982</text:p>
          </table:table-cell>
          <table:table-cell table:style-name="Default" office:value-type="float" office:value="35.3178" calcext:value-type="float">
            <text:p>35,3178</text:p>
          </table:table-cell>
          <table:table-cell table:style-name="Default" office:value-type="float" office:value="46.0168" calcext:value-type="float">
            <text:p>46,0168</text:p>
          </table:table-cell>
          <table:table-cell table:style-name="Default" office:value-type="float" office:value="50.5099" calcext:value-type="float">
            <text:p>50,5099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4066" calcext:value-type="float">
            <text:p>1,4066</text:p>
          </table:table-cell>
          <table:table-cell table:style-name="Default" office:value-type="float" office:value="1.9493" calcext:value-type="float">
            <text:p>1,9493</text:p>
          </table:table-cell>
          <table:table-cell table:style-name="Default" office:value-type="float" office:value="3.0167" calcext:value-type="float">
            <text:p>3,0167</text:p>
          </table:table-cell>
          <table:table-cell table:style-name="Default" office:value-type="float" office:value="5.5527" calcext:value-type="float">
            <text:p>5,5527</text:p>
          </table:table-cell>
          <table:table-cell table:style-name="Default" office:value-type="float" office:value="10.3577" calcext:value-type="float">
            <text:p>10,3577</text:p>
          </table:table-cell>
          <table:table-cell table:style-name="Default" office:value-type="float" office:value="24.954" calcext:value-type="float">
            <text:p>24,954</text:p>
          </table:table-cell>
          <table:table-cell table:style-name="Default" office:value-type="float" office:value="51.5649" calcext:value-type="float">
            <text:p>51,5649</text:p>
          </table:table-cell>
          <table:table-cell table:style-name="Default" office:value-type="float" office:value="89.9609" calcext:value-type="float">
            <text:p>89,9609</text:p>
          </table:table-cell>
          <table:table-cell table:style-name="Default" office:value-type="float" office:value="120.4629" calcext:value-type="float">
            <text:p>120,4629</text:p>
          </table:table-cell>
          <table:table-cell table:style-name="Default" office:value-type="float" office:value="151.176" calcext:value-type="float">
            <text:p>151,176</text:p>
          </table:table-cell>
          <table:table-cell table:style-name="Default" office:value-type="float" office:value="183.273" calcext:value-type="float">
            <text:p>183,273</text:p>
          </table:table-cell>
          <table:table-cell table:style-name="Default" office:value-type="float" office:value="217.0641" calcext:value-type="float">
            <text:p>217,0641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7361" calcext:value-type="float">
            <text:p>1,7361</text:p>
          </table:table-cell>
          <table:table-cell table:style-name="Default" office:value-type="float" office:value="2.1125" calcext:value-type="float">
            <text:p>2,1125</text:p>
          </table:table-cell>
          <table:table-cell table:style-name="Default" office:value-type="float" office:value="3.5293" calcext:value-type="float">
            <text:p>3,5293</text:p>
          </table:table-cell>
          <table:table-cell table:style-name="Default" office:value-type="float" office:value="6.0352" calcext:value-type="float">
            <text:p>6,0352</text:p>
          </table:table-cell>
          <table:table-cell table:style-name="Default" office:value-type="float" office:value="11.8347" calcext:value-type="float">
            <text:p>11,8347</text:p>
          </table:table-cell>
          <table:table-cell table:style-name="Default" office:value-type="float" office:value="29.987" calcext:value-type="float">
            <text:p>29,987</text:p>
          </table:table-cell>
          <table:table-cell table:style-name="Default" office:value-type="float" office:value="64.4577" calcext:value-type="float">
            <text:p>64,4577</text:p>
          </table:table-cell>
          <table:table-cell table:style-name="Default" office:value-type="float" office:value="102.6892" calcext:value-type="float">
            <text:p>102,6892</text:p>
          </table:table-cell>
          <table:table-cell table:style-name="Default" office:value-type="float" office:value="139.5523" calcext:value-type="float">
            <text:p>139,5523</text:p>
          </table:table-cell>
          <table:table-cell table:style-name="Default" office:value-type="float" office:value="169.2538" calcext:value-type="float">
            <text:p>169,2538</text:p>
          </table:table-cell>
          <table:table-cell table:style-name="Default" office:value-type="float" office:value="207.0726" calcext:value-type="float">
            <text:p>207,0726</text:p>
          </table:table-cell>
          <table:table-cell table:style-name="Default" office:value-type="float" office:value="230.5434" calcext:value-type="float">
            <text:p>230,5434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0th iteration</text:p>
          </table:table-cell>
          <table:table-cell table:style-name="Default" office:value-type="string" calcext:value-type="string">
            <text:p>Flat 10</text:p>
          </table:table-cell>
          <table:table-cell table:style-name="Default" office:value-type="float" office:value="0.1012" calcext:value-type="float">
            <text:p>0,1012</text:p>
          </table:table-cell>
          <table:table-cell table:style-name="Default" office:value-type="float" office:value="0.2611" calcext:value-type="float">
            <text:p>0,2611</text:p>
          </table:table-cell>
          <table:table-cell table:style-name="Default" office:value-type="float" office:value="0.6362" calcext:value-type="float">
            <text:p>0,6362</text:p>
          </table:table-cell>
          <table:table-cell table:style-name="Default" office:value-type="float" office:value="1.3965" calcext:value-type="float">
            <text:p>1,3965</text:p>
          </table:table-cell>
          <table:table-cell table:style-name="Default" office:value-type="float" office:value="2.5413" calcext:value-type="float">
            <text:p>2,5413</text:p>
          </table:table-cell>
          <table:table-cell table:style-name="Default" office:value-type="float" office:value="6.2835" calcext:value-type="float">
            <text:p>6,2835</text:p>
          </table:table-cell>
          <table:table-cell table:style-name="Default" office:value-type="float" office:value="13.6526" calcext:value-type="float">
            <text:p>13,6526</text:p>
          </table:table-cell>
          <table:table-cell table:style-name="Default" office:value-type="float" office:value="19.568" calcext:value-type="float">
            <text:p>19,568</text:p>
          </table:table-cell>
          <table:table-cell table:style-name="Default" office:value-type="float" office:value="26.3208" calcext:value-type="float">
            <text:p>26,3208</text:p>
          </table:table-cell>
          <table:table-cell table:style-name="Default" office:value-type="float" office:value="32.9115" calcext:value-type="float">
            <text:p>32,9115</text:p>
          </table:table-cell>
          <table:table-cell table:style-name="Default" office:value-type="float" office:value="39.5991" calcext:value-type="float">
            <text:p>39,5991</text:p>
          </table:table-cell>
          <table:table-cell table:style-name="Default" office:value-type="float" office:value="45.857" calcext:value-type="float">
            <text:p>45,857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 10</text:p>
          </table:table-cell>
          <table:table-cell table:style-name="Default" office:value-type="float" office:value="0.116" calcext:value-type="float">
            <text:p>0,116</text:p>
          </table:table-cell>
          <table:table-cell table:style-name="Default" office:value-type="float" office:value="0.2388" calcext:value-type="float">
            <text:p>0,2388</text:p>
          </table:table-cell>
          <table:table-cell table:style-name="Default" office:value-type="float" office:value="0.5872" calcext:value-type="float">
            <text:p>0,5872</text:p>
          </table:table-cell>
          <table:table-cell table:style-name="Default" office:value-type="float" office:value="1.1498" calcext:value-type="float">
            <text:p>1,1498</text:p>
          </table:table-cell>
          <table:table-cell table:style-name="Default" office:value-type="float" office:value="2.3247" calcext:value-type="float">
            <text:p>2,3247</text:p>
          </table:table-cell>
          <table:table-cell table:style-name="Default" office:value-type="float" office:value="6.3708" calcext:value-type="float">
            <text:p>6,3708</text:p>
          </table:table-cell>
          <table:table-cell table:style-name="Default" office:value-type="float" office:value="13.5134" calcext:value-type="float">
            <text:p>13,5134</text:p>
          </table:table-cell>
          <table:table-cell table:style-name="Default" office:value-type="float" office:value="21.7447" calcext:value-type="float">
            <text:p>21,7447</text:p>
          </table:table-cell>
          <table:table-cell table:style-name="Default" office:value-type="float" office:value="30.6898" calcext:value-type="float">
            <text:p>30,6898</text:p>
          </table:table-cell>
          <table:table-cell table:style-name="Default" office:value-type="float" office:value="40.5719" calcext:value-type="float">
            <text:p>40,5719</text:p>
          </table:table-cell>
          <table:table-cell table:style-name="Default" office:value-type="float" office:value="51.1933" calcext:value-type="float">
            <text:p>51,1933</text:p>
          </table:table-cell>
          <table:table-cell table:style-name="Default" office:value-type="float" office:value="61.9761" calcext:value-type="float">
            <text:p>61,9761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 10</text:p>
          </table:table-cell>
          <table:table-cell table:style-name="Default" office:value-type="float" office:value="0.1149" calcext:value-type="float">
            <text:p>0,1149</text:p>
          </table:table-cell>
          <table:table-cell table:style-name="Default" office:value-type="float" office:value="0.2247" calcext:value-type="float">
            <text:p>0,2247</text:p>
          </table:table-cell>
          <table:table-cell table:style-name="Default" office:value-type="float" office:value="0.5622" calcext:value-type="float">
            <text:p>0,5622</text:p>
          </table:table-cell>
          <table:table-cell table:style-name="Default" office:value-type="float" office:value="1.0967" calcext:value-type="float">
            <text:p>1,0967</text:p>
          </table:table-cell>
          <table:table-cell table:style-name="Default" office:value-type="float" office:value="2.3534" calcext:value-type="float">
            <text:p>2,3534</text:p>
          </table:table-cell>
          <table:table-cell table:style-name="Default" office:value-type="float" office:value="6.4627" calcext:value-type="float">
            <text:p>6,4627</text:p>
          </table:table-cell>
          <table:table-cell table:style-name="Default" office:value-type="float" office:value="14.1254" calcext:value-type="float">
            <text:p>14,1254</text:p>
          </table:table-cell>
          <table:table-cell table:style-name="Default" office:value-type="float" office:value="22.6876" calcext:value-type="float">
            <text:p>22,6876</text:p>
          </table:table-cell>
          <table:table-cell table:style-name="Default" office:value-type="float" office:value="31.7999" calcext:value-type="float">
            <text:p>31,7999</text:p>
          </table:table-cell>
          <table:table-cell table:style-name="Default" office:value-type="float" office:value="42.3158" calcext:value-type="float">
            <text:p>42,3158</text:p>
          </table:table-cell>
          <table:table-cell table:style-name="Default" office:value-type="float" office:value="53.2506" calcext:value-type="float">
            <text:p>53,2506</text:p>
          </table:table-cell>
          <table:table-cell table:style-name="Default" office:value-type="float" office:value="64.6695" calcext:value-type="float">
            <text:p>64,6695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7702" calcext:value-type="float">
            <text:p>0,07702</text:p>
          </table:table-cell>
          <table:table-cell table:formula="of:=[.E70]/[.E$69]" office:value-type="float" office:value="0.040665" calcext:value-type="float">
            <text:p>0,040665</text:p>
          </table:table-cell>
          <table:table-cell table:formula="of:=[.F70]/[.F$69]" office:value-type="float" office:value="0.024228" calcext:value-type="float">
            <text:p>0,024228</text:p>
          </table:table-cell>
          <table:table-cell table:formula="of:=[.G70]/[.G$69]" office:value-type="float" office:value="0.019409" calcext:value-type="float">
            <text:p>0,019409</text:p>
          </table:table-cell>
          <table:table-cell table:formula="of:=[.H70]/[.H$69]" office:value-type="float" office:value="0.0160655" calcext:value-type="float">
            <text:p>0,0160655</text:p>
          </table:table-cell>
          <table:table-cell table:formula="of:=[.I70]/[.I$69]" office:value-type="float" office:value="0.0153038" calcext:value-type="float">
            <text:p>0,0153038</text:p>
          </table:table-cell>
          <table:table-cell table:formula="of:=[.J70]/[.J$69]" office:value-type="float" office:value="0.0141836" calcext:value-type="float">
            <text:p>0,0141836</text:p>
          </table:table-cell>
          <table:table-cell table:formula="of:=[.K70]/[.K$69]" office:value-type="float" office:value="0.014286" calcext:value-type="float">
            <text:p>0,014286</text:p>
          </table:table-cell>
          <table:table-cell table:formula="of:=[.L70]/[.L$69]" office:value-type="float" office:value="0.0141991" calcext:value-type="float">
            <text:p>0,0141991</text:p>
          </table:table-cell>
          <table:table-cell table:formula="of:=[.M70]/[.M$69]" office:value-type="float" office:value="0.01412712" calcext:value-type="float">
            <text:p>0,01412712</text:p>
          </table:table-cell>
          <table:table-cell table:formula="of:=[.N70]/[.N$69]" office:value-type="float" office:value="0.0153389333333333" calcext:value-type="float">
            <text:p>0,0153389333</text:p>
          </table:table-cell>
          <table:table-cell table:formula="of:=[.O70]/[.O$69]" office:value-type="float" office:value="0.0144314" calcext:value-type="float">
            <text:p>0,0144314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14066" calcext:value-type="float">
            <text:p>0,14066</text:p>
          </table:table-cell>
          <table:table-cell table:formula="of:=[.E71]/[.E$69]" office:value-type="float" office:value="0.097465" calcext:value-type="float">
            <text:p>0,097465</text:p>
          </table:table-cell>
          <table:table-cell table:formula="of:=[.F71]/[.F$69]" office:value-type="float" office:value="0.060334" calcext:value-type="float">
            <text:p>0,060334</text:p>
          </table:table-cell>
          <table:table-cell table:formula="of:=[.G71]/[.G$69]" office:value-type="float" office:value="0.055527" calcext:value-type="float">
            <text:p>0,055527</text:p>
          </table:table-cell>
          <table:table-cell table:formula="of:=[.H71]/[.H$69]" office:value-type="float" office:value="0.0517885" calcext:value-type="float">
            <text:p>0,0517885</text:p>
          </table:table-cell>
          <table:table-cell table:formula="of:=[.I71]/[.I$69]" office:value-type="float" office:value="0.049908" calcext:value-type="float">
            <text:p>0,049908</text:p>
          </table:table-cell>
          <table:table-cell table:formula="of:=[.J71]/[.J$69]" office:value-type="float" office:value="0.0515649" calcext:value-type="float">
            <text:p>0,0515649</text:p>
          </table:table-cell>
          <table:table-cell table:formula="of:=[.K71]/[.K$69]" office:value-type="float" office:value="0.0599739333333333" calcext:value-type="float">
            <text:p>0,0599739333</text:p>
          </table:table-cell>
          <table:table-cell table:formula="of:=[.L71]/[.L$69]" office:value-type="float" office:value="0.06023145" calcext:value-type="float">
            <text:p>0,06023145</text:p>
          </table:table-cell>
          <table:table-cell table:formula="of:=[.M71]/[.M$69]" office:value-type="float" office:value="0.0604704" calcext:value-type="float">
            <text:p>0,0604704</text:p>
          </table:table-cell>
          <table:table-cell table:formula="of:=[.N71]/[.N$69]" office:value-type="float" office:value="0.061091" calcext:value-type="float">
            <text:p>0,061091</text:p>
          </table:table-cell>
          <table:table-cell table:formula="of:=[.O71]/[.O$69]" office:value-type="float" office:value="0.0620183142857143" calcext:value-type="float">
            <text:p>0,0620183143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17361" calcext:value-type="float">
            <text:p>0,17361</text:p>
          </table:table-cell>
          <table:table-cell table:formula="of:=[.E72]/[.E$69]" office:value-type="float" office:value="0.105625" calcext:value-type="float">
            <text:p>0,105625</text:p>
          </table:table-cell>
          <table:table-cell table:formula="of:=[.F72]/[.F$69]" office:value-type="float" office:value="0.070586" calcext:value-type="float">
            <text:p>0,070586</text:p>
          </table:table-cell>
          <table:table-cell table:formula="of:=[.G72]/[.G$69]" office:value-type="float" office:value="0.060352" calcext:value-type="float">
            <text:p>0,060352</text:p>
          </table:table-cell>
          <table:table-cell table:formula="of:=[.H72]/[.H$69]" office:value-type="float" office:value="0.0591735" calcext:value-type="float">
            <text:p>0,0591735</text:p>
          </table:table-cell>
          <table:table-cell table:formula="of:=[.I72]/[.I$69]" office:value-type="float" office:value="0.059974" calcext:value-type="float">
            <text:p>0,059974</text:p>
          </table:table-cell>
          <table:table-cell table:formula="of:=[.J72]/[.J$69]" office:value-type="float" office:value="0.0644577" calcext:value-type="float">
            <text:p>0,0644577</text:p>
          </table:table-cell>
          <table:table-cell table:formula="of:=[.K72]/[.K$69]" office:value-type="float" office:value="0.0684594666666667" calcext:value-type="float">
            <text:p>0,0684594667</text:p>
          </table:table-cell>
          <table:table-cell table:formula="of:=[.L72]/[.L$69]" office:value-type="float" office:value="0.06977615" calcext:value-type="float">
            <text:p>0,06977615</text:p>
          </table:table-cell>
          <table:table-cell table:formula="of:=[.M72]/[.M$69]" office:value-type="float" office:value="0.06770152" calcext:value-type="float">
            <text:p>0,06770152</text:p>
          </table:table-cell>
          <table:table-cell table:formula="of:=[.N72]/[.N$69]" office:value-type="float" office:value="0.0690242" calcext:value-type="float">
            <text:p>0,0690242</text:p>
          </table:table-cell>
          <table:table-cell table:formula="of:=[.O72]/[.O$69]" office:value-type="float" office:value="0.0658695428571429" calcext:value-type="float">
            <text:p>0,0658695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1012" calcext:value-type="float">
            <text:p>0,01012</text:p>
          </table:table-cell>
          <table:table-cell table:formula="of:=[.E73]/[.E$69]" office:value-type="float" office:value="0.013055" calcext:value-type="float">
            <text:p>0,013055</text:p>
          </table:table-cell>
          <table:table-cell table:formula="of:=[.F73]/[.F$69]" office:value-type="float" office:value="0.012724" calcext:value-type="float">
            <text:p>0,012724</text:p>
          </table:table-cell>
          <table:table-cell table:formula="of:=[.G73]/[.G$69]" office:value-type="float" office:value="0.013965" calcext:value-type="float">
            <text:p>0,013965</text:p>
          </table:table-cell>
          <table:table-cell table:formula="of:=[.H73]/[.H$69]" office:value-type="float" office:value="0.0127065" calcext:value-type="float">
            <text:p>0,0127065</text:p>
          </table:table-cell>
          <table:table-cell table:formula="of:=[.I73]/[.I$69]" office:value-type="float" office:value="0.012567" calcext:value-type="float">
            <text:p>0,012567</text:p>
          </table:table-cell>
          <table:table-cell table:formula="of:=[.J73]/[.J$69]" office:value-type="float" office:value="0.0136526" calcext:value-type="float">
            <text:p>0,0136526</text:p>
          </table:table-cell>
          <table:table-cell table:formula="of:=[.K73]/[.K$69]" office:value-type="float" office:value="0.0130453333333333" calcext:value-type="float">
            <text:p>0,0130453333</text:p>
          </table:table-cell>
          <table:table-cell table:formula="of:=[.L73]/[.L$69]" office:value-type="float" office:value="0.0131604" calcext:value-type="float">
            <text:p>0,0131604</text:p>
          </table:table-cell>
          <table:table-cell table:formula="of:=[.M73]/[.M$69]" office:value-type="float" office:value="0.0131646" calcext:value-type="float">
            <text:p>0,0131646</text:p>
          </table:table-cell>
          <table:table-cell table:formula="of:=[.N73]/[.N$69]" office:value-type="float" office:value="0.0131997" calcext:value-type="float">
            <text:p>0,0131997</text:p>
          </table:table-cell>
          <table:table-cell table:formula="of:=[.O73]/[.O$69]" office:value-type="float" office:value="0.013102" calcext:value-type="float">
            <text:p>0,01310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16" calcext:value-type="float">
            <text:p>0,0116</text:p>
          </table:table-cell>
          <table:table-cell table:formula="of:=[.E74]/[.E$69]" office:value-type="float" office:value="0.01194" calcext:value-type="float">
            <text:p>0,01194</text:p>
          </table:table-cell>
          <table:table-cell table:formula="of:=[.F74]/[.F$69]" office:value-type="float" office:value="0.011744" calcext:value-type="float">
            <text:p>0,011744</text:p>
          </table:table-cell>
          <table:table-cell table:formula="of:=[.G74]/[.G$69]" office:value-type="float" office:value="0.011498" calcext:value-type="float">
            <text:p>0,011498</text:p>
          </table:table-cell>
          <table:table-cell table:formula="of:=[.H74]/[.H$69]" office:value-type="float" office:value="0.0116235" calcext:value-type="float">
            <text:p>0,0116235</text:p>
          </table:table-cell>
          <table:table-cell table:formula="of:=[.I74]/[.I$69]" office:value-type="float" office:value="0.0127416" calcext:value-type="float">
            <text:p>0,0127416</text:p>
          </table:table-cell>
          <table:table-cell table:formula="of:=[.J74]/[.J$69]" office:value-type="float" office:value="0.0135134" calcext:value-type="float">
            <text:p>0,0135134</text:p>
          </table:table-cell>
          <table:table-cell table:formula="of:=[.K74]/[.K$69]" office:value-type="float" office:value="0.0144964666666667" calcext:value-type="float">
            <text:p>0,0144964667</text:p>
          </table:table-cell>
          <table:table-cell table:formula="of:=[.L74]/[.L$69]" office:value-type="float" office:value="0.0153449" calcext:value-type="float">
            <text:p>0,0153449</text:p>
          </table:table-cell>
          <table:table-cell table:formula="of:=[.M74]/[.M$69]" office:value-type="float" office:value="0.01622876" calcext:value-type="float">
            <text:p>0,01622876</text:p>
          </table:table-cell>
          <table:table-cell table:formula="of:=[.N74]/[.N$69]" office:value-type="float" office:value="0.0170644333333333" calcext:value-type="float">
            <text:p>0,0170644333</text:p>
          </table:table-cell>
          <table:table-cell table:formula="of:=[.O74]/[.O$69]" office:value-type="float" office:value="0.0177074571428571" calcext:value-type="float">
            <text:p>0,017707457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149" calcext:value-type="float">
            <text:p>0,01149</text:p>
          </table:table-cell>
          <table:table-cell table:formula="of:=[.E75]/[.E$69]" office:value-type="float" office:value="0.011235" calcext:value-type="float">
            <text:p>0,011235</text:p>
          </table:table-cell>
          <table:table-cell table:formula="of:=[.F75]/[.F$69]" office:value-type="float" office:value="0.011244" calcext:value-type="float">
            <text:p>0,011244</text:p>
          </table:table-cell>
          <table:table-cell table:formula="of:=[.G75]/[.G$69]" office:value-type="float" office:value="0.010967" calcext:value-type="float">
            <text:p>0,010967</text:p>
          </table:table-cell>
          <table:table-cell table:formula="of:=[.H75]/[.H$69]" office:value-type="float" office:value="0.011767" calcext:value-type="float">
            <text:p>0,011767</text:p>
          </table:table-cell>
          <table:table-cell table:formula="of:=[.I75]/[.I$69]" office:value-type="float" office:value="0.0129254" calcext:value-type="float">
            <text:p>0,0129254</text:p>
          </table:table-cell>
          <table:table-cell table:formula="of:=[.J75]/[.J$69]" office:value-type="float" office:value="0.0141254" calcext:value-type="float">
            <text:p>0,0141254</text:p>
          </table:table-cell>
          <table:table-cell table:formula="of:=[.K75]/[.K$69]" office:value-type="float" office:value="0.0151250666666667" calcext:value-type="float">
            <text:p>0,0151250667</text:p>
          </table:table-cell>
          <table:table-cell table:formula="of:=[.L75]/[.L$69]" office:value-type="float" office:value="0.01589995" calcext:value-type="float">
            <text:p>0,01589995</text:p>
          </table:table-cell>
          <table:table-cell table:formula="of:=[.M75]/[.M$69]" office:value-type="float" office:value="0.01692632" calcext:value-type="float">
            <text:p>0,01692632</text:p>
          </table:table-cell>
          <table:table-cell table:formula="of:=[.N75]/[.N$69]" office:value-type="float" office:value="0.0177502" calcext:value-type="float">
            <text:p>0,0177502</text:p>
          </table:table-cell>
          <table:table-cell table:formula="of:=[.O75]/[.O$69]" office:value-type="float" office:value="0.018477" calcext:value-type="float">
            <text:p>0,01847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1.2812" calcext:value-type="float">
            <text:p>1,2812</text:p>
          </table:table-cell>
          <table:table-cell table:formula="of:=[.E6]" office:value-type="float" office:value="1.2769" calcext:value-type="float">
            <text:p>1,2769</text:p>
          </table:table-cell>
          <table:table-cell table:formula="of:=[.F6]" office:value-type="float" office:value="1.3166" calcext:value-type="float">
            <text:p>1,3166</text:p>
          </table:table-cell>
          <table:table-cell table:formula="of:=[.G6]" office:value-type="float" office:value="1.3989" calcext:value-type="float">
            <text:p>1,3989</text:p>
          </table:table-cell>
          <table:table-cell table:formula="of:=[.H6]" office:value-type="float" office:value="1.5221" calcext:value-type="float">
            <text:p>1,5221</text:p>
          </table:table-cell>
          <table:table-cell table:formula="of:=[.I6]" office:value-type="float" office:value="1.7446" calcext:value-type="float">
            <text:p>1,7446</text:p>
          </table:table-cell>
          <table:table-cell table:formula="of:=[.J6]" office:value-type="float" office:value="1.9659" calcext:value-type="float">
            <text:p>1,9659</text:p>
          </table:table-cell>
          <table:table-cell table:formula="of:=[.K6]" office:value-type="float" office:value="2.8846" calcext:value-type="float">
            <text:p>2,8846</text:p>
          </table:table-cell>
          <table:table-cell table:formula="of:=[.L6]" office:value-type="float" office:value="4.3148" calcext:value-type="float">
            <text:p>4,3148</text:p>
          </table:table-cell>
          <table:table-cell table:formula="of:=[.M6]" office:value-type="float" office:value="6.1967" calcext:value-type="float">
            <text:p>6,1967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1.3863" calcext:value-type="float">
            <text:p>1,3863</text:p>
          </table:table-cell>
          <table:table-cell table:formula="of:=[.E7]" office:value-type="float" office:value="1.335" calcext:value-type="float">
            <text:p>1,335</text:p>
          </table:table-cell>
          <table:table-cell table:formula="of:=[.F7]" office:value-type="float" office:value="1.3818" calcext:value-type="float">
            <text:p>1,3818</text:p>
          </table:table-cell>
          <table:table-cell table:formula="of:=[.G7]" office:value-type="float" office:value="1.4591" calcext:value-type="float">
            <text:p>1,4591</text:p>
          </table:table-cell>
          <table:table-cell table:formula="of:=[.H7]" office:value-type="float" office:value="1.6083" calcext:value-type="float">
            <text:p>1,6083</text:p>
          </table:table-cell>
          <table:table-cell table:formula="of:=[.I7]" office:value-type="float" office:value="1.7793" calcext:value-type="float">
            <text:p>1,7793</text:p>
          </table:table-cell>
          <table:table-cell table:formula="of:=[.J7]" office:value-type="float" office:value="2.1506" calcext:value-type="float">
            <text:p>2,1506</text:p>
          </table:table-cell>
          <table:table-cell table:formula="of:=[.K7]" office:value-type="float" office:value="2.9164" calcext:value-type="float">
            <text:p>2,9164</text:p>
          </table:table-cell>
          <table:table-cell table:formula="of:=[.L7]" office:value-type="float" office:value="4.6334" calcext:value-type="float">
            <text:p>4,6334</text:p>
          </table:table-cell>
          <table:table-cell table:formula="of:=[.M7]" office:value-type="float" office:value="5.9502" calcext:value-type="float">
            <text:p>5,950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2.8144" calcext:value-type="float">
            <text:p>2,8144</text:p>
          </table:table-cell>
          <table:table-cell table:formula="of:=[.E9]" office:value-type="float" office:value="2.9649" calcext:value-type="float">
            <text:p>2,9649</text:p>
          </table:table-cell>
          <table:table-cell table:formula="of:=[.F9]" office:value-type="float" office:value="3.0907" calcext:value-type="float">
            <text:p>3,0907</text:p>
          </table:table-cell>
          <table:table-cell table:formula="of:=[.G9]" office:value-type="float" office:value="3.1686" calcext:value-type="float">
            <text:p>3,1686</text:p>
          </table:table-cell>
          <table:table-cell table:formula="of:=[.H9]" office:value-type="float" office:value="3.2447" calcext:value-type="float">
            <text:p>3,2447</text:p>
          </table:table-cell>
          <table:table-cell table:formula="of:=[.I9]" office:value-type="float" office:value="3.2461" calcext:value-type="float">
            <text:p>3,2461</text:p>
          </table:table-cell>
          <table:table-cell table:formula="of:=[.J9]" office:value-type="float" office:value="3.2699" calcext:value-type="float">
            <text:p>3,2699</text:p>
          </table:table-cell>
          <table:table-cell table:formula="of:=[.K9]" office:value-type="float" office:value="3.3071" calcext:value-type="float">
            <text:p>3,3071</text:p>
          </table:table-cell>
          <table:table-cell table:formula="of:=[.L9]" office:value-type="float" office:value="3.3508" calcext:value-type="float">
            <text:p>3,3508</text:p>
          </table:table-cell>
          <table:table-cell table:formula="of:=[.M9]" office:value-type="float" office:value="3.3697" calcext:value-type="float">
            <text:p>3,369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1.2078" calcext:value-type="float">
            <text:p>1,2078</text:p>
          </table:table-cell>
          <table:table-cell table:formula="of:=[.E10]" office:value-type="float" office:value="1.27" calcext:value-type="float">
            <text:p>1,27</text:p>
          </table:table-cell>
          <table:table-cell table:formula="of:=[.F10]" office:value-type="float" office:value="1.3403" calcext:value-type="float">
            <text:p>1,3403</text:p>
          </table:table-cell>
          <table:table-cell table:formula="of:=[.G10]" office:value-type="float" office:value="1.3679" calcext:value-type="float">
            <text:p>1,3679</text:p>
          </table:table-cell>
          <table:table-cell table:formula="of:=[.H10]" office:value-type="float" office:value="1.4902" calcext:value-type="float">
            <text:p>1,4902</text:p>
          </table:table-cell>
          <table:table-cell table:formula="of:=[.I10]" office:value-type="float" office:value="1.4823" calcext:value-type="float">
            <text:p>1,4823</text:p>
          </table:table-cell>
          <table:table-cell table:formula="of:=[.J10]" office:value-type="float" office:value="1.7046" calcext:value-type="float">
            <text:p>1,7046</text:p>
          </table:table-cell>
          <table:table-cell table:formula="of:=[.K10]" office:value-type="float" office:value="2.0647" calcext:value-type="float">
            <text:p>2,0647</text:p>
          </table:table-cell>
          <table:table-cell table:formula="of:=[.L10]" office:value-type="float" office:value="2.5101" calcext:value-type="float">
            <text:p>2,5101</text:p>
          </table:table-cell>
          <table:table-cell table:formula="of:=[.M10]" office:value-type="float" office:value="2.7197" calcext:value-type="float">
            <text:p>2,71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1.2102" calcext:value-type="float">
            <text:p>1,2102</text:p>
          </table:table-cell>
          <table:table-cell table:formula="of:=[.E13]" office:value-type="float" office:value="1.208" calcext:value-type="float">
            <text:p>1,208</text:p>
          </table:table-cell>
          <table:table-cell table:formula="of:=[.F13]" office:value-type="float" office:value="1.2815" calcext:value-type="float">
            <text:p>1,2815</text:p>
          </table:table-cell>
          <table:table-cell table:formula="of:=[.G13]" office:value-type="float" office:value="1.3797" calcext:value-type="float">
            <text:p>1,3797</text:p>
          </table:table-cell>
          <table:table-cell table:formula="of:=[.H13]" office:value-type="float" office:value="1.417" calcext:value-type="float">
            <text:p>1,417</text:p>
          </table:table-cell>
          <table:table-cell table:formula="of:=[.I13]" office:value-type="float" office:value="1.7862" calcext:value-type="float">
            <text:p>1,7862</text:p>
          </table:table-cell>
          <table:table-cell table:formula="of:=[.J13]" office:value-type="float" office:value="2.1451" calcext:value-type="float">
            <text:p>2,1451</text:p>
          </table:table-cell>
          <table:table-cell table:formula="of:=[.K13]" office:value-type="float" office:value="3.5409" calcext:value-type="float">
            <text:p>3,5409</text:p>
          </table:table-cell>
          <table:table-cell table:formula="of:=[.L13]" office:value-type="float" office:value="5.4953" calcext:value-type="float">
            <text:p>5,4953</text:p>
          </table:table-cell>
          <table:table-cell table:formula="of:=[.M13]" office:value-type="float" office:value="7.8793" calcext:value-type="float">
            <text:p>7,87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1.2338" calcext:value-type="float">
            <text:p>1,2338</text:p>
          </table:table-cell>
          <table:table-cell table:formula="of:=[.E14]" office:value-type="float" office:value="1.358" calcext:value-type="float">
            <text:p>1,358</text:p>
          </table:table-cell>
          <table:table-cell table:formula="of:=[.F14]" office:value-type="float" office:value="1.3893" calcext:value-type="float">
            <text:p>1,3893</text:p>
          </table:table-cell>
          <table:table-cell table:formula="of:=[.G14]" office:value-type="float" office:value="1.4333" calcext:value-type="float">
            <text:p>1,4333</text:p>
          </table:table-cell>
          <table:table-cell table:formula="of:=[.H14]" office:value-type="float" office:value="1.5898" calcext:value-type="float">
            <text:p>1,5898</text:p>
          </table:table-cell>
          <table:table-cell table:formula="of:=[.I14]" office:value-type="float" office:value="1.7258" calcext:value-type="float">
            <text:p>1,7258</text:p>
          </table:table-cell>
          <table:table-cell table:formula="of:=[.J14]" office:value-type="float" office:value="2.3917" calcext:value-type="float">
            <text:p>2,3917</text:p>
          </table:table-cell>
          <table:table-cell table:formula="of:=[.K14]" office:value-type="float" office:value="3.5596" calcext:value-type="float">
            <text:p>3,5596</text:p>
          </table:table-cell>
          <table:table-cell table:formula="of:=[.L14]" office:value-type="float" office:value="5.9225" calcext:value-type="float">
            <text:p>5,9225</text:p>
          </table:table-cell>
          <table:table-cell table:formula="of:=[.M14]" office:value-type="float" office:value="7.6457" calcext:value-type="float">
            <text:p>7,645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2.9371" calcext:value-type="float">
            <text:p>2,9371</text:p>
          </table:table-cell>
          <table:table-cell table:formula="of:=[.E16]" office:value-type="float" office:value="3.2552" calcext:value-type="float">
            <text:p>3,2552</text:p>
          </table:table-cell>
          <table:table-cell table:formula="of:=[.F16]" office:value-type="float" office:value="3.5996" calcext:value-type="float">
            <text:p>3,5996</text:p>
          </table:table-cell>
          <table:table-cell table:formula="of:=[.G16]" office:value-type="float" office:value="3.9986" calcext:value-type="float">
            <text:p>3,9986</text:p>
          </table:table-cell>
          <table:table-cell table:formula="of:=[.H16]" office:value-type="float" office:value="4.3543" calcext:value-type="float">
            <text:p>4,3543</text:p>
          </table:table-cell>
          <table:table-cell table:formula="of:=[.I16]" office:value-type="float" office:value="4.912" calcext:value-type="float">
            <text:p>4,912</text:p>
          </table:table-cell>
          <table:table-cell table:formula="of:=[.J16]" office:value-type="float" office:value="5.9942" calcext:value-type="float">
            <text:p>5,9942</text:p>
          </table:table-cell>
          <table:table-cell table:formula="of:=[.K16]" office:value-type="float" office:value="5.7366" calcext:value-type="float">
            <text:p>5,7366</text:p>
          </table:table-cell>
          <table:table-cell table:formula="of:=[.L16]" office:value-type="float" office:value="6.0734" calcext:value-type="float">
            <text:p>6,0734</text:p>
          </table:table-cell>
          <table:table-cell table:formula="of:=[.M16]" office:value-type="float" office:value="6.2419" calcext:value-type="float">
            <text:p>6,241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1.291" calcext:value-type="float">
            <text:p>1,291</text:p>
          </table:table-cell>
          <table:table-cell table:formula="of:=[.E17]" office:value-type="float" office:value="1.6585" calcext:value-type="float">
            <text:p>1,6585</text:p>
          </table:table-cell>
          <table:table-cell table:formula="of:=[.F17]" office:value-type="float" office:value="1.8771" calcext:value-type="float">
            <text:p>1,8771</text:p>
          </table:table-cell>
          <table:table-cell table:formula="of:=[.G17]" office:value-type="float" office:value="2.1402" calcext:value-type="float">
            <text:p>2,1402</text:p>
          </table:table-cell>
          <table:table-cell table:formula="of:=[.H17]" office:value-type="float" office:value="2.3531" calcext:value-type="float">
            <text:p>2,3531</text:p>
          </table:table-cell>
          <table:table-cell table:formula="of:=[.I17]" office:value-type="float" office:value="2.657" calcext:value-type="float">
            <text:p>2,657</text:p>
          </table:table-cell>
          <table:table-cell table:formula="of:=[.J17]" office:value-type="float" office:value="3.2444" calcext:value-type="float">
            <text:p>3,2444</text:p>
          </table:table-cell>
          <table:table-cell table:formula="of:=[.K17]" office:value-type="float" office:value="3.2796" calcext:value-type="float">
            <text:p>3,2796</text:p>
          </table:table-cell>
          <table:table-cell table:formula="of:=[.L17]" office:value-type="float" office:value="3.4379" calcext:value-type="float">
            <text:p>3,4379</text:p>
          </table:table-cell>
          <table:table-cell table:formula="of:=[.M17]" office:value-type="float" office:value="3.5157" calcext:value-type="float">
            <text:p>3,51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1.5051" calcext:value-type="float">
            <text:p>1,5051</text:p>
          </table:table-cell>
          <table:table-cell table:formula="of:=[.E20]" office:value-type="float" office:value="1.6149" calcext:value-type="float">
            <text:p>1,6149</text:p>
          </table:table-cell>
          <table:table-cell table:formula="of:=[.F20]" office:value-type="float" office:value="1.7314" calcext:value-type="float">
            <text:p>1,7314</text:p>
          </table:table-cell>
          <table:table-cell table:formula="of:=[.G20]" office:value-type="float" office:value="1.8461" calcext:value-type="float">
            <text:p>1,8461</text:p>
          </table:table-cell>
          <table:table-cell table:formula="of:=[.H20]" office:value-type="float" office:value="1.972" calcext:value-type="float">
            <text:p>1,972</text:p>
          </table:table-cell>
          <table:table-cell table:formula="of:=[.I20]" office:value-type="float" office:value="2.1194" calcext:value-type="float">
            <text:p>2,1194</text:p>
          </table:table-cell>
          <table:table-cell table:formula="of:=[.J20]" office:value-type="float" office:value="2.314" calcext:value-type="float">
            <text:p>2,314</text:p>
          </table:table-cell>
          <table:table-cell table:formula="of:=[.K20]" office:value-type="float" office:value="3.0719" calcext:value-type="float">
            <text:p>3,0719</text:p>
          </table:table-cell>
          <table:table-cell table:formula="of:=[.L20]" office:value-type="float" office:value="4.0694" calcext:value-type="float">
            <text:p>4,0694</text:p>
          </table:table-cell>
          <table:table-cell table:formula="of:=[.M20]" office:value-type="float" office:value="5.5856" calcext:value-type="float">
            <text:p>5,58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1.5265" calcext:value-type="float">
            <text:p>1,5265</text:p>
          </table:table-cell>
          <table:table-cell table:formula="of:=[.E21]" office:value-type="float" office:value="1.6505" calcext:value-type="float">
            <text:p>1,6505</text:p>
          </table:table-cell>
          <table:table-cell table:formula="of:=[.F21]" office:value-type="float" office:value="1.7934" calcext:value-type="float">
            <text:p>1,7934</text:p>
          </table:table-cell>
          <table:table-cell table:formula="of:=[.G21]" office:value-type="float" office:value="1.9274" calcext:value-type="float">
            <text:p>1,9274</text:p>
          </table:table-cell>
          <table:table-cell table:formula="of:=[.H21]" office:value-type="float" office:value="1.964" calcext:value-type="float">
            <text:p>1,964</text:p>
          </table:table-cell>
          <table:table-cell table:formula="of:=[.I21]" office:value-type="float" office:value="2.1277" calcext:value-type="float">
            <text:p>2,1277</text:p>
          </table:table-cell>
          <table:table-cell table:formula="of:=[.J21]" office:value-type="float" office:value="2.4373" calcext:value-type="float">
            <text:p>2,4373</text:p>
          </table:table-cell>
          <table:table-cell table:formula="of:=[.K21]" office:value-type="float" office:value="3.0755" calcext:value-type="float">
            <text:p>3,0755</text:p>
          </table:table-cell>
          <table:table-cell table:formula="of:=[.L21]" office:value-type="float" office:value="4.3571" calcext:value-type="float">
            <text:p>4,3571</text:p>
          </table:table-cell>
          <table:table-cell table:formula="of:=[.M21]" office:value-type="float" office:value="5.5516" calcext:value-type="float">
            <text:p>5,55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2.1939" calcext:value-type="float">
            <text:p>2,1939</text:p>
          </table:table-cell>
          <table:table-cell table:formula="of:=[.E23]" office:value-type="float" office:value="2.5613" calcext:value-type="float">
            <text:p>2,5613</text:p>
          </table:table-cell>
          <table:table-cell table:formula="of:=[.F23]" office:value-type="float" office:value="2.6882" calcext:value-type="float">
            <text:p>2,6882</text:p>
          </table:table-cell>
          <table:table-cell table:formula="of:=[.G23]" office:value-type="float" office:value="2.7977" calcext:value-type="float">
            <text:p>2,7977</text:p>
          </table:table-cell>
          <table:table-cell table:formula="of:=[.H23]" office:value-type="float" office:value="2.8342" calcext:value-type="float">
            <text:p>2,8342</text:p>
          </table:table-cell>
          <table:table-cell table:formula="of:=[.I23]" office:value-type="float" office:value="2.8432" calcext:value-type="float">
            <text:p>2,8432</text:p>
          </table:table-cell>
          <table:table-cell table:formula="of:=[.J23]" office:value-type="float" office:value="2.8946" calcext:value-type="float">
            <text:p>2,8946</text:p>
          </table:table-cell>
          <table:table-cell table:formula="of:=[.K23]" office:value-type="float" office:value="2.9876" calcext:value-type="float">
            <text:p>2,9876</text:p>
          </table:table-cell>
          <table:table-cell table:formula="of:=[.L23]" office:value-type="float" office:value="2.9905" calcext:value-type="float">
            <text:p>2,9905</text:p>
          </table:table-cell>
          <table:table-cell table:formula="of:=[.M23]" office:value-type="float" office:value="3.0882" calcext:value-type="float">
            <text:p>3,08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1.4331" calcext:value-type="float">
            <text:p>1,4331</text:p>
          </table:table-cell>
          <table:table-cell table:formula="of:=[.E24]" office:value-type="float" office:value="1.5849" calcext:value-type="float">
            <text:p>1,5849</text:p>
          </table:table-cell>
          <table:table-cell table:formula="of:=[.F24]" office:value-type="float" office:value="1.6928" calcext:value-type="float">
            <text:p>1,6928</text:p>
          </table:table-cell>
          <table:table-cell table:formula="of:=[.G24]" office:value-type="float" office:value="1.7484" calcext:value-type="float">
            <text:p>1,7484</text:p>
          </table:table-cell>
          <table:table-cell table:formula="of:=[.H24]" office:value-type="float" office:value="1.8763" calcext:value-type="float">
            <text:p>1,8763</text:p>
          </table:table-cell>
          <table:table-cell table:formula="of:=[.I24]" office:value-type="float" office:value="1.8721" calcext:value-type="float">
            <text:p>1,8721</text:p>
          </table:table-cell>
          <table:table-cell table:formula="of:=[.J24]" office:value-type="float" office:value="2.0629" calcext:value-type="float">
            <text:p>2,0629</text:p>
          </table:table-cell>
          <table:table-cell table:formula="of:=[.K24]" office:value-type="float" office:value="2.4483" calcext:value-type="float">
            <text:p>2,4483</text:p>
          </table:table-cell>
          <table:table-cell table:formula="of:=[.L24]" office:value-type="float" office:value="2.8036" calcext:value-type="float">
            <text:p>2,8036</text:p>
          </table:table-cell>
          <table:table-cell table:formula="of:=[.M24]" office:value-type="float" office:value="3.092" calcext:value-type="float">
            <text:p>3,0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11378" calcext:value-type="float">
            <text:p>0,11378</text:p>
          </table:table-cell>
          <table:table-cell table:formula="of:=[.E30]/[.E$109]" office:value-type="float" office:value="0.049848" calcext:value-type="float">
            <text:p>0,049848</text:p>
          </table:table-cell>
          <table:table-cell table:formula="of:=[.F30]/[.F$109]" office:value-type="float" office:value="0.039276" calcext:value-type="float">
            <text:p>0,039276</text:p>
          </table:table-cell>
          <table:table-cell table:formula="of:=[.G30]/[.G$109]" office:value-type="float" office:value="0.033514" calcext:value-type="float">
            <text:p>0,033514</text:p>
          </table:table-cell>
          <table:table-cell table:formula="of:=[.H30]/[.H$109]" office:value-type="float" office:value="0.0278148" calcext:value-type="float">
            <text:p>0,0278148</text:p>
          </table:table-cell>
          <table:table-cell table:formula="of:=[.I30]/[.I$109]" office:value-type="float" office:value="0.0260125" calcext:value-type="float">
            <text:p>0,0260125</text:p>
          </table:table-cell>
          <table:table-cell table:formula="of:=[.J30]/[.J$109]" office:value-type="float" office:value="0.02742465" calcext:value-type="float">
            <text:p>0,02742465</text:p>
          </table:table-cell>
          <table:table-cell table:formula="of:=[.K30]/[.K$109]" office:value-type="float" office:value="0.02551326" calcext:value-type="float">
            <text:p>0,02551326</text:p>
          </table:table-cell>
          <table:table-cell table:formula="of:=[.L30]/[.L$109]" office:value-type="float" office:value="0.026397" calcext:value-type="float">
            <text:p>0,026397</text:p>
          </table:table-cell>
          <table:table-cell table:formula="of:=[.M30]/[.M$109]" office:value-type="float" office:value="0.023632015" calcext:value-type="float">
            <text:p>0,023632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12635" calcext:value-type="float">
            <text:p>0,12635</text:p>
          </table:table-cell>
          <table:table-cell table:formula="of:=[.E31]/[.E$109]" office:value-type="float" office:value="0.055152" calcext:value-type="float">
            <text:p>0,055152</text:p>
          </table:table-cell>
          <table:table-cell table:formula="of:=[.F31]/[.F$109]" office:value-type="float" office:value="0.042321" calcext:value-type="float">
            <text:p>0,042321</text:p>
          </table:table-cell>
          <table:table-cell table:formula="of:=[.G31]/[.G$109]" office:value-type="float" office:value="0.0348515" calcext:value-type="float">
            <text:p>0,0348515</text:p>
          </table:table-cell>
          <table:table-cell table:formula="of:=[.H31]/[.H$109]" office:value-type="float" office:value="0.0285524" calcext:value-type="float">
            <text:p>0,0285524</text:p>
          </table:table-cell>
          <table:table-cell table:formula="of:=[.I31]/[.I$109]" office:value-type="float" office:value="0.0285421" calcext:value-type="float">
            <text:p>0,0285421</text:p>
          </table:table-cell>
          <table:table-cell table:formula="of:=[.J31]/[.J$109]" office:value-type="float" office:value="0.02759075" calcext:value-type="float">
            <text:p>0,02759075</text:p>
          </table:table-cell>
          <table:table-cell table:formula="of:=[.K31]/[.K$109]" office:value-type="float" office:value="0.02528144" calcext:value-type="float">
            <text:p>0,02528144</text:p>
          </table:table-cell>
          <table:table-cell table:formula="of:=[.L31]/[.L$109]" office:value-type="float" office:value="0.0260317" calcext:value-type="float">
            <text:p>0,0260317</text:p>
          </table:table-cell>
          <table:table-cell table:formula="of:=[.M31]/[.M$109]" office:value-type="float" office:value="0.02348509" calcext:value-type="float">
            <text:p>0,023485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1.0826" calcext:value-type="float">
            <text:p>1,0826</text:p>
          </table:table-cell>
          <table:table-cell table:formula="of:=[.E34]" office:value-type="float" office:value="1.4451" calcext:value-type="float">
            <text:p>1,4451</text:p>
          </table:table-cell>
          <table:table-cell table:formula="of:=[.F34]" office:value-type="float" office:value="1.5917" calcext:value-type="float">
            <text:p>1,5917</text:p>
          </table:table-cell>
          <table:table-cell table:formula="of:=[.G34]" office:value-type="float" office:value="1.8541" calcext:value-type="float">
            <text:p>1,8541</text:p>
          </table:table-cell>
          <table:table-cell table:formula="of:=[.H34]" office:value-type="float" office:value="2.4953" calcext:value-type="float">
            <text:p>2,4953</text:p>
          </table:table-cell>
          <table:table-cell table:formula="of:=[.I34]" office:value-type="float" office:value="3.7953" calcext:value-type="float">
            <text:p>3,7953</text:p>
          </table:table-cell>
          <table:table-cell table:formula="of:=[.J34]" office:value-type="float" office:value="6.6561" calcext:value-type="float">
            <text:p>6,6561</text:p>
          </table:table-cell>
          <table:table-cell table:formula="of:=[.K34]" office:value-type="float" office:value="10.6237" calcext:value-type="float">
            <text:p>10,6237</text:p>
          </table:table-cell>
          <table:table-cell table:formula="of:=[.L34]" office:value-type="float" office:value="16.182" calcext:value-type="float">
            <text:p>16,182</text:p>
          </table:table-cell>
          <table:table-cell table:formula="of:=[.M34]" office:value-type="float" office:value="32.8072" calcext:value-type="float">
            <text:p>32,80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1285" calcext:value-type="float">
            <text:p>1,1285</text:p>
          </table:table-cell>
          <table:table-cell table:formula="of:=[.E35]" office:value-type="float" office:value="1.237" calcext:value-type="float">
            <text:p>1,237</text:p>
          </table:table-cell>
          <table:table-cell table:formula="of:=[.F35]" office:value-type="float" office:value="1.2617" calcext:value-type="float">
            <text:p>1,2617</text:p>
          </table:table-cell>
          <table:table-cell table:formula="of:=[.G35]" office:value-type="float" office:value="1.2643" calcext:value-type="float">
            <text:p>1,2643</text:p>
          </table:table-cell>
          <table:table-cell table:formula="of:=[.H35]" office:value-type="float" office:value="1.3034" calcext:value-type="float">
            <text:p>1,3034</text:p>
          </table:table-cell>
          <table:table-cell table:formula="of:=[.I35]" office:value-type="float" office:value="1.3895" calcext:value-type="float">
            <text:p>1,3895</text:p>
          </table:table-cell>
          <table:table-cell table:formula="of:=[.J35]" office:value-type="float" office:value="1.3256" calcext:value-type="float">
            <text:p>1,3256</text:p>
          </table:table-cell>
          <table:table-cell table:formula="of:=[.K35]" office:value-type="float" office:value="1.5547" calcext:value-type="float">
            <text:p>1,5547</text:p>
          </table:table-cell>
          <table:table-cell table:formula="of:=[.L35]" office:value-type="float" office:value="1.6886" calcext:value-type="float">
            <text:p>1,6886</text:p>
          </table:table-cell>
          <table:table-cell table:formula="of:=[.M35]" office:value-type="float" office:value="1.6338" calcext:value-type="float">
            <text:p>1,633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325" calcext:value-type="float">
            <text:p>1,325</text:p>
          </table:table-cell>
          <table:table-cell table:formula="of:=[.E37]" office:value-type="float" office:value="1.5587" calcext:value-type="float">
            <text:p>1,5587</text:p>
          </table:table-cell>
          <table:table-cell table:formula="of:=[.F37]" office:value-type="float" office:value="1.6081" calcext:value-type="float">
            <text:p>1,6081</text:p>
          </table:table-cell>
          <table:table-cell table:formula="of:=[.G37]" office:value-type="float" office:value="1.6743" calcext:value-type="float">
            <text:p>1,6743</text:p>
          </table:table-cell>
          <table:table-cell table:formula="of:=[.H37]" office:value-type="float" office:value="1.7" calcext:value-type="float">
            <text:p>1,7</text:p>
          </table:table-cell>
          <table:table-cell table:formula="of:=[.I37]" office:value-type="float" office:value="1.8696" calcext:value-type="float">
            <text:p>1,8696</text:p>
          </table:table-cell>
          <table:table-cell table:formula="of:=[.J37]" office:value-type="float" office:value="1.8303" calcext:value-type="float">
            <text:p>1,8303</text:p>
          </table:table-cell>
          <table:table-cell table:formula="of:=[.K37]" office:value-type="float" office:value="1.8981" calcext:value-type="float">
            <text:p>1,8981</text:p>
          </table:table-cell>
          <table:table-cell table:formula="of:=[.L37]" office:value-type="float" office:value="1.9802" calcext:value-type="float">
            <text:p>1,9802</text:p>
          </table:table-cell>
          <table:table-cell table:formula="of:=[.M37]" office:value-type="float" office:value="1.9098" calcext:value-type="float">
            <text:p>1,909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2648" calcext:value-type="float">
            <text:p>1,2648</text:p>
          </table:table-cell>
          <table:table-cell table:formula="of:=[.E38]" office:value-type="float" office:value="1.5181" calcext:value-type="float">
            <text:p>1,5181</text:p>
          </table:table-cell>
          <table:table-cell table:formula="of:=[.F38]" office:value-type="float" office:value="1.6324" calcext:value-type="float">
            <text:p>1,6324</text:p>
          </table:table-cell>
          <table:table-cell table:formula="of:=[.G38]" office:value-type="float" office:value="1.6933" calcext:value-type="float">
            <text:p>1,6933</text:p>
          </table:table-cell>
          <table:table-cell table:formula="of:=[.H38]" office:value-type="float" office:value="1.6387" calcext:value-type="float">
            <text:p>1,6387</text:p>
          </table:table-cell>
          <table:table-cell table:formula="of:=[.I38]" office:value-type="float" office:value="1.8357" calcext:value-type="float">
            <text:p>1,8357</text:p>
          </table:table-cell>
          <table:table-cell table:formula="of:=[.J38]" office:value-type="float" office:value="1.7817" calcext:value-type="float">
            <text:p>1,7817</text:p>
          </table:table-cell>
          <table:table-cell table:formula="of:=[.K38]" office:value-type="float" office:value="1.8637" calcext:value-type="float">
            <text:p>1,8637</text:p>
          </table:table-cell>
          <table:table-cell table:formula="of:=[.L38]" office:value-type="float" office:value="1.8289" calcext:value-type="float">
            <text:p>1,8289</text:p>
          </table:table-cell>
          <table:table-cell table:formula="of:=[.M38]" office:value-type="float" office:value="1.8361" calcext:value-type="float">
            <text:p>1,83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1.1285" calcext:value-type="float">
            <text:p>1,1285</text:p>
          </table:table-cell>
          <table:table-cell table:formula="of:=[.E35]" office:value-type="float" office:value="1.237" calcext:value-type="float">
            <text:p>1,237</text:p>
          </table:table-cell>
          <table:table-cell table:formula="of:=[.F35]" office:value-type="float" office:value="1.2617" calcext:value-type="float">
            <text:p>1,2617</text:p>
          </table:table-cell>
          <table:table-cell table:formula="of:=[.G35]" office:value-type="float" office:value="1.2643" calcext:value-type="float">
            <text:p>1,2643</text:p>
          </table:table-cell>
          <table:table-cell table:formula="of:=[.H35]" office:value-type="float" office:value="1.3034" calcext:value-type="float">
            <text:p>1,3034</text:p>
          </table:table-cell>
          <table:table-cell table:formula="of:=[.I35]" office:value-type="float" office:value="1.3895" calcext:value-type="float">
            <text:p>1,3895</text:p>
          </table:table-cell>
          <table:table-cell table:formula="of:=[.J35]" office:value-type="float" office:value="1.3256" calcext:value-type="float">
            <text:p>1,3256</text:p>
          </table:table-cell>
          <table:table-cell table:formula="of:=[.K35]" office:value-type="float" office:value="1.5547" calcext:value-type="float">
            <text:p>1,5547</text:p>
          </table:table-cell>
          <table:table-cell table:formula="of:=[.L35]" office:value-type="float" office:value="1.6886" calcext:value-type="float">
            <text:p>1,6886</text:p>
          </table:table-cell>
          <table:table-cell table:formula="of:=[.M35]" office:value-type="float" office:value="1.6338" calcext:value-type="float">
            <text:p>1,63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&amp; col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1.325" calcext:value-type="float">
            <text:p>1,325</text:p>
          </table:table-cell>
          <table:table-cell table:formula="of:=[.E37]" office:value-type="float" office:value="1.5587" calcext:value-type="float">
            <text:p>1,5587</text:p>
          </table:table-cell>
          <table:table-cell table:formula="of:=[.F37]" office:value-type="float" office:value="1.6081" calcext:value-type="float">
            <text:p>1,6081</text:p>
          </table:table-cell>
          <table:table-cell table:formula="of:=[.G37]" office:value-type="float" office:value="1.6743" calcext:value-type="float">
            <text:p>1,6743</text:p>
          </table:table-cell>
          <table:table-cell table:formula="of:=[.H37]" office:value-type="float" office:value="1.7" calcext:value-type="float">
            <text:p>1,7</text:p>
          </table:table-cell>
          <table:table-cell table:formula="of:=[.I37]" office:value-type="float" office:value="1.8696" calcext:value-type="float">
            <text:p>1,8696</text:p>
          </table:table-cell>
          <table:table-cell table:formula="of:=[.J37]" office:value-type="float" office:value="1.8303" calcext:value-type="float">
            <text:p>1,8303</text:p>
          </table:table-cell>
          <table:table-cell table:formula="of:=[.K37]" office:value-type="float" office:value="1.8981" calcext:value-type="float">
            <text:p>1,8981</text:p>
          </table:table-cell>
          <table:table-cell table:formula="of:=[.L37]" office:value-type="float" office:value="1.9802" calcext:value-type="float">
            <text:p>1,9802</text:p>
          </table:table-cell>
          <table:table-cell table:formula="of:=[.M37]" office:value-type="float" office:value="1.9098" calcext:value-type="float">
            <text:p>1,909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1.2648" calcext:value-type="float">
            <text:p>1,2648</text:p>
          </table:table-cell>
          <table:table-cell table:formula="of:=[.E38]" office:value-type="float" office:value="1.5181" calcext:value-type="float">
            <text:p>1,5181</text:p>
          </table:table-cell>
          <table:table-cell table:formula="of:=[.F38]" office:value-type="float" office:value="1.6324" calcext:value-type="float">
            <text:p>1,6324</text:p>
          </table:table-cell>
          <table:table-cell table:formula="of:=[.G38]" office:value-type="float" office:value="1.6933" calcext:value-type="float">
            <text:p>1,6933</text:p>
          </table:table-cell>
          <table:table-cell table:formula="of:=[.H38]" office:value-type="float" office:value="1.6387" calcext:value-type="float">
            <text:p>1,6387</text:p>
          </table:table-cell>
          <table:table-cell table:formula="of:=[.I38]" office:value-type="float" office:value="1.8357" calcext:value-type="float">
            <text:p>1,8357</text:p>
          </table:table-cell>
          <table:table-cell table:formula="of:=[.J38]" office:value-type="float" office:value="1.7817" calcext:value-type="float">
            <text:p>1,7817</text:p>
          </table:table-cell>
          <table:table-cell table:formula="of:=[.K38]" office:value-type="float" office:value="1.8637" calcext:value-type="float">
            <text:p>1,8637</text:p>
          </table:table-cell>
          <table:table-cell table:formula="of:=[.L38]" office:value-type="float" office:value="1.8289" calcext:value-type="float">
            <text:p>1,8289</text:p>
          </table:table-cell>
          <table:table-cell table:formula="of:=[.M38]" office:value-type="float" office:value="1.8361" calcext:value-type="float">
            <text:p>1,836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5564" calcext:value-type="float">
            <text:p>0,5564</text:p>
          </table:table-cell>
          <table:table-cell table:formula="of:=[.E41]" office:value-type="float" office:value="0.8184" calcext:value-type="float">
            <text:p>0,8184</text:p>
          </table:table-cell>
          <table:table-cell table:formula="of:=[.F41]" office:value-type="float" office:value="0.8402" calcext:value-type="float">
            <text:p>0,8402</text:p>
          </table:table-cell>
          <table:table-cell table:formula="of:=[.G41]" office:value-type="float" office:value="0.9774" calcext:value-type="float">
            <text:p>0,9774</text:p>
          </table:table-cell>
          <table:table-cell table:formula="of:=[.H41]" office:value-type="float" office:value="1.0502" calcext:value-type="float">
            <text:p>1,0502</text:p>
          </table:table-cell>
          <table:table-cell table:formula="of:=[.I41]" office:value-type="float" office:value="1.2083" calcext:value-type="float">
            <text:p>1,2083</text:p>
          </table:table-cell>
          <table:table-cell table:formula="of:=[.J41]" office:value-type="float" office:value="1.5879" calcext:value-type="float">
            <text:p>1,5879</text:p>
          </table:table-cell>
          <table:table-cell table:formula="of:=[.K41]" office:value-type="float" office:value="2.4268" calcext:value-type="float">
            <text:p>2,4268</text:p>
          </table:table-cell>
          <table:table-cell table:formula="of:=[.L41]" office:value-type="float" office:value="3.775" calcext:value-type="float">
            <text:p>3,775</text:p>
          </table:table-cell>
          <table:table-cell table:formula="of:=[.M41]" office:value-type="float" office:value="5.6273" calcext:value-type="float">
            <text:p>5,62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1.3045" calcext:value-type="float">
            <text:p>1,3045</text:p>
          </table:table-cell>
          <table:table-cell table:formula="of:=[.E44]" office:value-type="float" office:value="3.5183" calcext:value-type="float">
            <text:p>3,5183</text:p>
          </table:table-cell>
          <table:table-cell table:formula="of:=[.F44]" office:value-type="float" office:value="5.8999" calcext:value-type="float">
            <text:p>5,8999</text:p>
          </table:table-cell>
          <table:table-cell table:formula="of:=[.G44]" office:value-type="float" office:value="10.7588" calcext:value-type="float">
            <text:p>10,7588</text:p>
          </table:table-cell>
          <table:table-cell table:formula="of:=[.H44]" office:value-type="float" office:value="22.147" calcext:value-type="float">
            <text:p>22,147</text:p>
          </table:table-cell>
          <table:table-cell table:formula="of:=[.I44]" office:value-type="float" office:value="44.5447" calcext:value-type="float">
            <text:p>44,5447</text:p>
          </table:table-cell>
          <table:table-cell table:formula="of:=[.J44]" office:value-type="float" office:value="114.3193" calcext:value-type="float">
            <text:p>114,3193</text:p>
          </table:table-cell>
          <table:table-cell table:formula="of:=[.K44]" office:value-type="float" office:value="280.5306" calcext:value-type="float">
            <text:p>280,5306</text:p>
          </table:table-cell>
          <table:table-cell table:formula="of:=[.L44]" office:value-type="float" office:value="561.5499" calcext:value-type="float">
            <text:p>561,5499</text:p>
          </table:table-cell>
          <table:table-cell table:formula="of:=[.M44]" office:value-type="float" office:value="1116.521" calcext:value-type="float">
            <text:p>1116,52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1.365" calcext:value-type="float">
            <text:p>1,365</text:p>
          </table:table-cell>
          <table:table-cell table:formula="of:=[.E45]" office:value-type="float" office:value="3.9832" calcext:value-type="float">
            <text:p>3,9832</text:p>
          </table:table-cell>
          <table:table-cell table:formula="of:=[.F45]" office:value-type="float" office:value="6.3635" calcext:value-type="float">
            <text:p>6,3635</text:p>
          </table:table-cell>
          <table:table-cell table:formula="of:=[.G45]" office:value-type="float" office:value="11.1394" calcext:value-type="float">
            <text:p>11,1394</text:p>
          </table:table-cell>
          <table:table-cell table:formula="of:=[.H45]" office:value-type="float" office:value="23.908" calcext:value-type="float">
            <text:p>23,908</text:p>
          </table:table-cell>
          <table:table-cell table:formula="of:=[.I45]" office:value-type="float" office:value="53.3617" calcext:value-type="float">
            <text:p>53,3617</text:p>
          </table:table-cell>
          <table:table-cell table:formula="of:=[.J45]" office:value-type="float" office:value="110.6298" calcext:value-type="float">
            <text:p>110,6298</text:p>
          </table:table-cell>
          <table:table-cell table:formula="of:=[.K45]" office:value-type="float" office:value="265.6781" calcext:value-type="float">
            <text:p>265,6781</text:p>
          </table:table-cell>
          <table:table-cell table:formula="of:=[.L45]" office:value-type="float" office:value="533.5724" calcext:value-type="float">
            <text:p>533,5724</text:p>
          </table:table-cell>
          <table:table-cell table:formula="of:=[.M45]" office:value-type="float" office:value="1055.8976" calcext:value-type="float">
            <text:p>1055,8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5564" calcext:value-type="float">
            <text:p>0,05564</text:p>
          </table:table-cell>
          <table:table-cell table:style-name="ce2" table:formula="of:=[.E41]/[.E$5]" office:value-type="float" office:value="0.016368" calcext:value-type="float">
            <text:p>0,016368</text:p>
          </table:table-cell>
          <table:table-cell table:style-name="ce2" table:formula="of:=[.F41]/[.F$5]" office:value-type="float" office:value="0.008402" calcext:value-type="float">
            <text:p>0,008402</text:p>
          </table:table-cell>
          <table:table-cell table:style-name="ce2" table:formula="of:=[.G41]/[.G$5]" office:value-type="float" office:value="0.004887" calcext:value-type="float">
            <text:p>0,004887</text:p>
          </table:table-cell>
          <table:table-cell table:style-name="ce2" table:formula="of:=[.H41]/[.H$5]" office:value-type="float" office:value="0.0021004" calcext:value-type="float">
            <text:p>0,0021004</text:p>
          </table:table-cell>
          <table:table-cell table:style-name="ce2" table:formula="of:=[.I41]/[.I$5]" office:value-type="float" office:value="0.0012083" calcext:value-type="float">
            <text:p>0,0012083</text:p>
          </table:table-cell>
          <table:table-cell table:style-name="ce2" table:formula="of:=[.J41]/[.J$5]" office:value-type="float" office:value="0.00079395" calcext:value-type="float">
            <text:p>0,00079395</text:p>
          </table:table-cell>
          <table:table-cell table:style-name="ce2" table:formula="of:=[.K41]/[.K$5]" office:value-type="float" office:value="0.00048536" calcext:value-type="float">
            <text:p>0,00048536</text:p>
          </table:table-cell>
          <table:table-cell table:style-name="ce2" table:formula="of:=[.L41]/[.L$5]" office:value-type="float" office:value="0.0003775" calcext:value-type="float">
            <text:p>0,0003775</text:p>
          </table:table-cell>
          <table:table-cell table:style-name="ce2" table:formula="of:=[.M41]/[.M$5]" office:value-type="float" office:value="0.000281365" calcext:value-type="float">
            <text:p>0,000281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13045" calcext:value-type="float">
            <text:p>0,13045</text:p>
          </table:table-cell>
          <table:table-cell table:formula="of:=[.E44]/[.E$5]" office:value-type="float" office:value="0.070366" calcext:value-type="float">
            <text:p>0,070366</text:p>
          </table:table-cell>
          <table:table-cell table:formula="of:=[.F44]/[.F$5]" office:value-type="float" office:value="0.058999" calcext:value-type="float">
            <text:p>0,058999</text:p>
          </table:table-cell>
          <table:table-cell table:formula="of:=[.G44]/[.G$5]" office:value-type="float" office:value="0.053794" calcext:value-type="float">
            <text:p>0,053794</text:p>
          </table:table-cell>
          <table:table-cell table:formula="of:=[.H44]/[.H$5]" office:value-type="float" office:value="0.044294" calcext:value-type="float">
            <text:p>0,044294</text:p>
          </table:table-cell>
          <table:table-cell table:formula="of:=[.I44]/[.I$5]" office:value-type="float" office:value="0.0445447" calcext:value-type="float">
            <text:p>0,0445447</text:p>
          </table:table-cell>
          <table:table-cell table:formula="of:=[.J44]/[.J$5]" office:value-type="float" office:value="0.05715965" calcext:value-type="float">
            <text:p>0,05715965</text:p>
          </table:table-cell>
          <table:table-cell table:formula="of:=[.K44]/[.K$5]" office:value-type="float" office:value="0.05610612" calcext:value-type="float">
            <text:p>0,05610612</text:p>
          </table:table-cell>
          <table:table-cell table:formula="of:=[.L44]/[.L$5]" office:value-type="float" office:value="0.05615499" calcext:value-type="float">
            <text:p>0,05615499</text:p>
          </table:table-cell>
          <table:table-cell table:formula="of:=[.M44]/[.M$5]" office:value-type="float" office:value="0.05582605" calcext:value-type="float">
            <text:p>0,0558260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1365" calcext:value-type="float">
            <text:p>0,1365</text:p>
          </table:table-cell>
          <table:table-cell table:formula="of:=[.E45]/[.E$5]" office:value-type="float" office:value="0.079664" calcext:value-type="float">
            <text:p>0,079664</text:p>
          </table:table-cell>
          <table:table-cell table:formula="of:=[.F45]/[.F$5]" office:value-type="float" office:value="0.063635" calcext:value-type="float">
            <text:p>0,063635</text:p>
          </table:table-cell>
          <table:table-cell table:formula="of:=[.G45]/[.G$5]" office:value-type="float" office:value="0.055697" calcext:value-type="float">
            <text:p>0,055697</text:p>
          </table:table-cell>
          <table:table-cell table:formula="of:=[.H45]/[.H$5]" office:value-type="float" office:value="0.047816" calcext:value-type="float">
            <text:p>0,047816</text:p>
          </table:table-cell>
          <table:table-cell table:formula="of:=[.I45]/[.I$5]" office:value-type="float" office:value="0.0533617" calcext:value-type="float">
            <text:p>0,0533617</text:p>
          </table:table-cell>
          <table:table-cell table:formula="of:=[.J45]/[.J$5]" office:value-type="float" office:value="0.0553149" calcext:value-type="float">
            <text:p>0,0553149</text:p>
          </table:table-cell>
          <table:table-cell table:formula="of:=[.K45]/[.K$5]" office:value-type="float" office:value="0.05313562" calcext:value-type="float">
            <text:p>0,05313562</text:p>
          </table:table-cell>
          <table:table-cell table:formula="of:=[.L45]/[.L$5]" office:value-type="float" office:value="0.05335724" calcext:value-type="float">
            <text:p>0,05335724</text:p>
          </table:table-cell>
          <table:table-cell table:formula="of:=[.M45]/[.M$5]" office:value-type="float" office:value="0.05279488" calcext:value-type="float">
            <text:p>0,0527948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5564" calcext:value-type="float">
            <text:p>0,5564</text:p>
          </table:table-cell>
          <table:table-cell table:style-name="ce2" table:formula="of:=[.E41]" office:value-type="float" office:value="0.8184" calcext:value-type="float">
            <text:p>0,8184</text:p>
          </table:table-cell>
          <table:table-cell table:style-name="ce2" table:formula="of:=[.F41]" office:value-type="float" office:value="0.8402" calcext:value-type="float">
            <text:p>0,8402</text:p>
          </table:table-cell>
          <table:table-cell table:style-name="ce2" table:formula="of:=[.G41]" office:value-type="float" office:value="0.9774" calcext:value-type="float">
            <text:p>0,9774</text:p>
          </table:table-cell>
          <table:table-cell table:style-name="ce2" table:formula="of:=[.H41]" office:value-type="float" office:value="1.0502" calcext:value-type="float">
            <text:p>1,0502</text:p>
          </table:table-cell>
          <table:table-cell table:style-name="ce2" table:formula="of:=[.I41]" office:value-type="float" office:value="1.2083" calcext:value-type="float">
            <text:p>1,2083</text:p>
          </table:table-cell>
          <table:table-cell table:style-name="ce2" table:formula="of:=[.J41]" office:value-type="float" office:value="1.5879" calcext:value-type="float">
            <text:p>1,5879</text:p>
          </table:table-cell>
          <table:table-cell table:style-name="ce2" table:formula="of:=[.K41]" office:value-type="float" office:value="2.4268" calcext:value-type="float">
            <text:p>2,4268</text:p>
          </table:table-cell>
          <table:table-cell table:style-name="ce2" table:formula="of:=[.L41]" office:value-type="float" office:value="3.775" calcext:value-type="float">
            <text:p>3,775</text:p>
          </table:table-cell>
          <table:table-cell table:style-name="ce2" table:formula="of:=[.M41]" office:value-type="float" office:value="5.6273" calcext:value-type="float">
            <text:p>5,6273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lat SIM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3261" calcext:value-type="float">
            <text:p>0,03261</text:p>
          </table:table-cell>
          <table:table-cell table:formula="of:=[.E48]/[.E$109]" office:value-type="float" office:value="0.011686" calcext:value-type="float">
            <text:p>0,011686</text:p>
          </table:table-cell>
          <table:table-cell table:formula="of:=[.F48]/[.F$109]" office:value-type="float" office:value="0.006793" calcext:value-type="float">
            <text:p>0,006793</text:p>
          </table:table-cell>
          <table:table-cell table:formula="of:=[.G48]/[.G$109]" office:value-type="float" office:value="0.003789" calcext:value-type="float">
            <text:p>0,003789</text:p>
          </table:table-cell>
          <table:table-cell table:formula="of:=[.H48]/[.H$109]" office:value-type="float" office:value="0.0015202" calcext:value-type="float">
            <text:p>0,0015202</text:p>
          </table:table-cell>
          <table:table-cell table:formula="of:=[.I48]/[.I$109]" office:value-type="float" office:value="0.0007931" calcext:value-type="float">
            <text:p>0,0007931</text:p>
          </table:table-cell>
          <table:table-cell table:formula="of:=[.J48]/[.J$109]" office:value-type="float" office:value="0.0004123" calcext:value-type="float">
            <text:p>0,0004123</text:p>
          </table:table-cell>
          <table:table-cell table:formula="of:=[.K48]/[.K$109]" office:value-type="float" office:value="0.00016316" calcext:value-type="float">
            <text:p>0,00016316</text:p>
          </table:table-cell>
          <table:table-cell table:formula="of:=[.L48]/[.L$109]" office:value-type="float" office:value="0.0000827" calcext:value-type="float">
            <text:p>0,0000827</text:p>
          </table:table-cell>
          <table:table-cell table:formula="of:=[.M48]/[.M$109]" office:value-type="float" office:value="0.000037885" calcext:value-type="float">
            <text:p>0,0000378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3429" calcext:value-type="float">
            <text:p>0,03429</text:p>
          </table:table-cell>
          <table:table-cell table:formula="of:=[.E49]/[.E$109]" office:value-type="float" office:value="0.013554" calcext:value-type="float">
            <text:p>0,013554</text:p>
          </table:table-cell>
          <table:table-cell table:formula="of:=[.F49]/[.F$109]" office:value-type="float" office:value="0.007491" calcext:value-type="float">
            <text:p>0,007491</text:p>
          </table:table-cell>
          <table:table-cell table:formula="of:=[.G49]/[.G$109]" office:value-type="float" office:value="0.0038625" calcext:value-type="float">
            <text:p>0,0038625</text:p>
          </table:table-cell>
          <table:table-cell table:formula="of:=[.H49]/[.H$109]" office:value-type="float" office:value="0.0015442" calcext:value-type="float">
            <text:p>0,0015442</text:p>
          </table:table-cell>
          <table:table-cell table:formula="of:=[.I49]/[.I$109]" office:value-type="float" office:value="0.0008019" calcext:value-type="float">
            <text:p>0,0008019</text:p>
          </table:table-cell>
          <table:table-cell table:formula="of:=[.J49]/[.J$109]" office:value-type="float" office:value="0.00040525" calcext:value-type="float">
            <text:p>0,00040525</text:p>
          </table:table-cell>
          <table:table-cell table:formula="of:=[.K49]/[.K$109]" office:value-type="float" office:value="0.00016866" calcext:value-type="float">
            <text:p>0,00016866</text:p>
          </table:table-cell>
          <table:table-cell table:formula="of:=[.L49]/[.L$109]" office:value-type="float" office:value="0.00008778" calcext:value-type="float">
            <text:p>0,00008778</text:p>
          </table:table-cell>
          <table:table-cell table:formula="of:=[.M49]/[.M$109]" office:value-type="float" office:value="0.000038005" calcext:value-type="float">
            <text:p>0,00003800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2659" calcext:value-type="float">
            <text:p>0,02659</text:p>
          </table:table-cell>
          <table:table-cell table:formula="of:=[.E50]/[.E$109]" office:value-type="float" office:value="0.012386" calcext:value-type="float">
            <text:p>0,012386</text:p>
          </table:table-cell>
          <table:table-cell table:formula="of:=[.F50]/[.F$109]" office:value-type="float" office:value="0.006522" calcext:value-type="float">
            <text:p>0,006522</text:p>
          </table:table-cell>
          <table:table-cell table:formula="of:=[.G50]/[.G$109]" office:value-type="float" office:value="0.0033105" calcext:value-type="float">
            <text:p>0,0033105</text:p>
          </table:table-cell>
          <table:table-cell table:formula="of:=[.H50]/[.H$109]" office:value-type="float" office:value="0.0013506" calcext:value-type="float">
            <text:p>0,0013506</text:p>
          </table:table-cell>
          <table:table-cell table:formula="of:=[.I50]/[.I$109]" office:value-type="float" office:value="0.000694" calcext:value-type="float">
            <text:p>0,000694</text:p>
          </table:table-cell>
          <table:table-cell table:formula="of:=[.J50]/[.J$109]" office:value-type="float" office:value="0.0003418" calcext:value-type="float">
            <text:p>0,0003418</text:p>
          </table:table-cell>
          <table:table-cell table:formula="of:=[.K50]/[.K$109]" office:value-type="float" office:value="0.00013568" calcext:value-type="float">
            <text:p>0,00013568</text:p>
          </table:table-cell>
          <table:table-cell table:formula="of:=[.L50]/[.L$109]" office:value-type="float" office:value="0.00006472" calcext:value-type="float">
            <text:p>0,00006472</text:p>
          </table:table-cell>
          <table:table-cell table:formula="of:=[.M50]/[.M$109]" office:value-type="float" office:value="0.000032505" calcext:value-type="float">
            <text:p>0,00003250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14181" calcext:value-type="float">
            <text:p>0,14181</text:p>
          </table:table-cell>
          <table:table-cell table:formula="of:=[.E51]/[.E$109]" office:value-type="float" office:value="0.067876" calcext:value-type="float">
            <text:p>0,067876</text:p>
          </table:table-cell>
          <table:table-cell table:formula="of:=[.F51]/[.F$109]" office:value-type="float" office:value="0.056753" calcext:value-type="float">
            <text:p>0,056753</text:p>
          </table:table-cell>
          <table:table-cell table:formula="of:=[.G51]/[.G$109]" office:value-type="float" office:value="0.050483" calcext:value-type="float">
            <text:p>0,050483</text:p>
          </table:table-cell>
          <table:table-cell table:formula="of:=[.H51]/[.H$109]" office:value-type="float" office:value="0.0416786" calcext:value-type="float">
            <text:p>0,0416786</text:p>
          </table:table-cell>
          <table:table-cell table:formula="of:=[.I51]/[.I$109]" office:value-type="float" office:value="0.0413331" calcext:value-type="float">
            <text:p>0,0413331</text:p>
          </table:table-cell>
          <table:table-cell table:formula="of:=[.J51]/[.J$109]" office:value-type="float" office:value="0.0522319" calcext:value-type="float">
            <text:p>0,0522319</text:p>
          </table:table-cell>
          <table:table-cell table:formula="of:=[.K51]/[.K$109]" office:value-type="float" office:value="0.0512535" calcext:value-type="float">
            <text:p>0,0512535</text:p>
          </table:table-cell>
          <table:table-cell table:formula="of:=[.L51]/[.L$109]" office:value-type="float" office:value="0.05125585" calcext:value-type="float">
            <text:p>0,05125585</text:p>
          </table:table-cell>
          <table:table-cell table:formula="of:=[.M51]/[.M$109]" office:value-type="float" office:value="0.05101908" calcext:value-type="float">
            <text:p>0,05101908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13215" calcext:value-type="float">
            <text:p>0,13215</text:p>
          </table:table-cell>
          <table:table-cell table:formula="of:=[.E52]/[.E$109]" office:value-type="float" office:value="0.075466" calcext:value-type="float">
            <text:p>0,075466</text:p>
          </table:table-cell>
          <table:table-cell table:formula="of:=[.F52]/[.F$109]" office:value-type="float" office:value="0.059805" calcext:value-type="float">
            <text:p>0,059805</text:p>
          </table:table-cell>
          <table:table-cell table:formula="of:=[.G52]/[.G$109]" office:value-type="float" office:value="0.0518515" calcext:value-type="float">
            <text:p>0,0518515</text:p>
          </table:table-cell>
          <table:table-cell table:formula="of:=[.H52]/[.H$109]" office:value-type="float" office:value="0.0437814" calcext:value-type="float">
            <text:p>0,0437814</text:p>
          </table:table-cell>
          <table:table-cell table:formula="of:=[.I52]/[.I$109]" office:value-type="float" office:value="0.0491325" calcext:value-type="float">
            <text:p>0,0491325</text:p>
          </table:table-cell>
          <table:table-cell table:formula="of:=[.J52]/[.J$109]" office:value-type="float" office:value="0.05107455" calcext:value-type="float">
            <text:p>0,05107455</text:p>
          </table:table-cell>
          <table:table-cell table:formula="of:=[.K52]/[.K$109]" office:value-type="float" office:value="0.04878608" calcext:value-type="float">
            <text:p>0,04878608</text:p>
          </table:table-cell>
          <table:table-cell table:formula="of:=[.L52]/[.L$109]" office:value-type="float" office:value="0.04905886" calcext:value-type="float">
            <text:p>0,04905886</text:p>
          </table:table-cell>
          <table:table-cell table:formula="of:=[.M52]/[.M$109]" office:value-type="float" office:value="0.04848953" calcext:value-type="float">
            <text:p>0,04848953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ne_2" table:style-name="ta1">
        <table:shapes>
          <draw:frame draw:z-index="0" draw:style-name="gr1" draw:text-style-name="P1" svg:width="159.99mm" svg:height="89.99mm" svg:x="41.25mm" svg:y="346.26mm">
            <loext:p draw:notify-on-update-of-ranges="Janne_2.D69:Janne_2.O69 Janne_2.C70:Janne_2.C70 Janne_2.D70:Janne_2.O70 Janne_2.C71:Janne_2.C71 Janne_2.D71:Janne_2.O71 Janne_2.C72:Janne_2.C72 Janne_2.D72:Janne_2.O72 Janne_2.C73:Janne_2.C73 Janne_2.D73:Janne_2.O73 Janne_2.C74:Janne_2.C74 Janne_2.D74:Janne_2.O74 Janne_2.C75:Janne_2.C75 Janne_2.D75:Janne_2.O75"/>
            <draw:object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Janne_2.D100:Janne_2.O100 Janne_2.C101:Janne_2.C101 Janne_2.D101:Janne_2.O101 Janne_2.C102:Janne_2.C102 Janne_2.D102:Janne_2.O102 Janne_2.C103:Janne_2.C103 Janne_2.D103:Janne_2.O103 Janne_2.C104:Janne_2.C104 Janne_2.D104:Janne_2.O104 Janne_2.C105:Janne_2.C105 Janne_2.D105:Janne_2.O105 Janne_2.C106:Janne_2.C106 Janne_2.D106:Janne_2.O106"/>
            <draw:object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Janne_2.D5:Janne_2.M5 Janne_2.C6:Janne_2.C6 Janne_2.D6:Janne_2.M6 Janne_2.C7:Janne_2.C7 Janne_2.D7:Janne_2.M7 Janne_2.C8:Janne_2.C8 Janne_2.D8:Janne_2.M8 Janne_2.C9:Janne_2.C9 Janne_2.D9:Janne_2.M9 Janne_2.C10:Janne_2.C10 Janne_2.D10:Janne_2.M10"/>
            <draw:object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Janne_2.D12:Janne_2.M12 Janne_2.C13:Janne_2.C13 Janne_2.D13:Janne_2.M13 Janne_2.C14:Janne_2.C14 Janne_2.D14:Janne_2.M14 Janne_2.C15:Janne_2.C15 Janne_2.D15:Janne_2.M15 Janne_2.C16:Janne_2.C16 Janne_2.D16:Janne_2.M16 Janne_2.C17:Janne_2.C17 Janne_2.D17:Janne_2.M17"/>
            <draw:object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Janne_2.D19:Janne_2.M19 Janne_2.C20:Janne_2.C20 Janne_2.D20:Janne_2.M20 Janne_2.C21:Janne_2.C21 Janne_2.D21:Janne_2.M21 Janne_2.C22:Janne_2.C22 Janne_2.D22:Janne_2.M22 Janne_2.C23:Janne_2.C23 Janne_2.D23:Janne_2.M23 Janne_2.C24:Janne_2.C24 Janne_2.D24:Janne_2.M24"/>
            <draw:object xlink:href="./Object 62" xlink:type="simple" xlink:show="embed" xlink:actuate="onLoad"/>
            <draw:image xlink:href="./ObjectReplacements/Object 62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Janne_2.D127:Janne_2.M127 Janne_2.C128:Janne_2.C128 Janne_2.D128:Janne_2.M128 Janne_2.C129:Janne_2.C129 Janne_2.D129:Janne_2.M129"/>
            <draw:object xlink:href="./Object 63" xlink:type="simple" xlink:show="embed" xlink:actuate="onLoad"/>
            <draw:image xlink:href="./ObjectReplacements/Object 63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Janne_2.D33:Janne_2.M33 Janne_2.C34:Janne_2.C34 Janne_2.D34:Janne_2.M34 Janne_2.C35:Janne_2.C35 Janne_2.D35:Janne_2.M35 Janne_2.C36:Janne_2.C36 Janne_2.D36:Janne_2.M36 Janne_2.C37:Janne_2.C37 Janne_2.D37:Janne_2.M37 Janne_2.C38:Janne_2.C38 Janne_2.D38:Janne_2.M38"/>
            <draw:object xlink:href="./Object 64" xlink:type="simple" xlink:show="embed" xlink:actuate="onLoad"/>
            <draw:image xlink:href="./ObjectReplacements/Object 64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Janne_2.D26:Janne_2.M26 Janne_2.C27:Janne_2.C27 Janne_2.D27:Janne_2.M27 Janne_2.C28:Janne_2.C28 Janne_2.D28:Janne_2.M28 Janne_2.C29:Janne_2.C29 Janne_2.D29:Janne_2.M29 Janne_2.C30:Janne_2.C30 Janne_2.D30:Janne_2.M30 Janne_2.C31:Janne_2.C31 Janne_2.D31:Janne_2.M31"/>
            <draw:object xlink:href="./Object 65" xlink:type="simple" xlink:show="embed" xlink:actuate="onLoad"/>
            <draw:image xlink:href="./ObjectReplacements/Object 65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Janne_2.D40:Janne_2.M40 Janne_2.C41:Janne_2.C41 Janne_2.D41:Janne_2.M41 Janne_2.C42:Janne_2.C42 Janne_2.D42:Janne_2.M42 Janne_2.C43:Janne_2.C43 Janne_2.D43:Janne_2.M43 Janne_2.C44:Janne_2.C44 Janne_2.D44:Janne_2.M44 Janne_2.C45:Janne_2.C45 Janne_2.D45:Janne_2.M45"/>
            <draw:object xlink:href="./Object 66" xlink:type="simple" xlink:show="embed" xlink:actuate="onLoad"/>
            <draw:image xlink:href="./ObjectReplacements/Object 66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Janne_2.D47:Janne_2.M47 Janne_2.C48:Janne_2.C48 Janne_2.D48:Janne_2.M48 Janne_2.C49:Janne_2.C49 Janne_2.D49:Janne_2.M49 Janne_2.C50:Janne_2.C50 Janne_2.D50:Janne_2.M50 Janne_2.C51:Janne_2.C51 Janne_2.D51:Janne_2.M51 Janne_2.C52:Janne_2.C52 Janne_2.D52:Janne_2.M52"/>
            <draw:object xlink:href="./Object 67" xlink:type="simple" xlink:show="embed" xlink:actuate="onLoad"/>
            <draw:image xlink:href="./ObjectReplacements/Object 67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Janne_2.D109:Janne_2.M109 Janne_2.C110:Janne_2.C110 Janne_2.D110:Janne_2.M110 Janne_2.C111:Janne_2.C111 Janne_2.D111:Janne_2.M111 Janne_2.C112:Janne_2.C112 Janne_2.D112:Janne_2.M112 Janne_2.C113:Janne_2.C113 Janne_2.D113:Janne_2.M113"/>
            <draw:object xlink:href="./Object 68" xlink:type="simple" xlink:show="embed" xlink:actuate="onLoad"/>
            <draw:image xlink:href="./ObjectReplacements/Object 68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Janne_2.D115:Janne_2.M115 Janne_2.C116:Janne_2.C116 Janne_2.D116:Janne_2.M116 Janne_2.C117:Janne_2.C117 Janne_2.D117:Janne_2.M117 Janne_2.C118:Janne_2.C118 Janne_2.D118:Janne_2.M118 Janne_2.C119:Janne_2.C119 Janne_2.D119:Janne_2.M119"/>
            <draw:object xlink:href="./Object 69" xlink:type="simple" xlink:show="embed" xlink:actuate="onLoad"/>
            <draw:image xlink:href="./ObjectReplacements/Object 69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Janne_2.D131:Janne_2.M131 Janne_2.C132:Janne_2.C132 Janne_2.D132:Janne_2.M132 Janne_2.C133:Janne_2.C133 Janne_2.D133:Janne_2.M133 Janne_2.C134:Janne_2.C134 Janne_2.D134:Janne_2.M134 Janne_2.C135:Janne_2.C135 Janne_2.D135:Janne_2.M135"/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Janne_2.D137:Janne_2.M137 Janne_2.C138:Janne_2.C138 Janne_2.D138:Janne_2.M138 Janne_2.C139:Janne_2.C139 Janne_2.D139:Janne_2.M139 Janne_2.C140:Janne_2.C140 Janne_2.D140:Janne_2.M140"/>
            <draw:object xlink:href="./Object 71" xlink:type="simple" xlink:show="embed" xlink:actuate="onLoad"/>
            <draw:image xlink:href="./ObjectReplacements/Object 71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Janne_2.D142:Janne_2.M142 Janne_2.C143:Janne_2.C143 Janne_2.D143:Janne_2.M143 Janne_2.C144:Janne_2.C144 Janne_2.D144:Janne_2.M144 Janne_2.C145:Janne_2.C145 Janne_2.D145:Janne_2.M145"/>
            <draw:object xlink:href="./Object 72" xlink:type="simple" xlink:show="embed" xlink:actuate="onLoad"/>
            <draw:image xlink:href="./ObjectReplacements/Object 72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Janne_2.D147:Janne_2.M147 Janne_2.C148:Janne_2.C148 Janne_2.D148:Janne_2.M148 Janne_2.C149:Janne_2.C149 Janne_2.D149:Janne_2.M149 Janne_2.C150:Janne_2.C150 Janne_2.D150:Janne_2.M150"/>
            <draw:object xlink:href="./Object 73" xlink:type="simple" xlink:show="embed" xlink:actuate="onLoad"/>
            <draw:image xlink:href="./ObjectReplacements/Object 73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Janne_2.D155:Janne_2.M155 Janne_2.C156:Janne_2.C156 Janne_2.D156:Janne_2.M156 Janne_2.C157:Janne_2.C157 Janne_2.D157:Janne_2.M157 Janne_2.C158:Janne_2.C158 Janne_2.D158:Janne_2.M158 Janne_2.C159:Janne_2.C159 Janne_2.D159:Janne_2.M159 Janne_2.C160:Janne_2.C160 Janne_2.D160:Janne_2.M160"/>
            <draw:object xlink:href="./Object 74" xlink:type="simple" xlink:show="embed" xlink:actuate="onLoad"/>
            <draw:image xlink:href="./ObjectReplacements/Object 74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Janne_2.D121:Janne_2.M121 Janne_2.C122:Janne_2.C122 Janne_2.D122:Janne_2.M122 Janne_2.C123:Janne_2.C123 Janne_2.D123:Janne_2.M123 Janne_2.C124:Janne_2.C124 Janne_2.D124:Janne_2.M124 Janne_2.C125:Janne_2.C125 Janne_2.D125:Janne_2.M125"/>
            <draw:object xlink:href="./Object 75" xlink:type="simple" xlink:show="embed" xlink:actuate="onLoad"/>
            <draw:image xlink:href="./ObjectReplacements/Object 75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Janne_2.D152:Janne_2.M152 Janne_2.C153:Janne_2.C153 Janne_2.D153:Janne_2.M153"/>
            <draw:object xlink:href="./Object 76" xlink:type="simple" xlink:show="embed" xlink:actuate="onLoad"/>
            <draw:image xlink:href="./ObjectReplacements/Object 7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ax Count</text:p>
          </table:table-cell>
          <table:table-cell table:style-name="Default" office:value-type="string" calcext:value-type="string">
            <text:p>Average Count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Average Depth</text:p>
          </table:table-cell>
          <table:table-cell table:style-name="Default" office:value-type="string" calcext:value-type="string">
            <text:p>Max Travel Depth</text:p>
          </table:table-cell>
          <table:table-cell table:style-name="Default" office:value-type="string" calcext:value-type="string">
            <text:p>Average Travel Depth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/>
          <table:table-cell table:number-columns-repeated="6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5997" calcext:value-type="float">
            <text:p>0,5997</text:p>
          </table:table-cell>
          <table:table-cell table:style-name="Default" office:value-type="float" office:value="0.7158" calcext:value-type="float">
            <text:p>0,7158</text:p>
          </table:table-cell>
          <table:table-cell table:style-name="Default" office:value-type="float" office:value="0.7705" calcext:value-type="float">
            <text:p>0,7705</text:p>
          </table:table-cell>
          <table:table-cell table:style-name="Default" office:value-type="float" office:value="0.9448" calcext:value-type="float">
            <text:p>0,9448</text:p>
          </table:table-cell>
          <table:table-cell table:style-name="Default" office:value-type="float" office:value="1.3039" calcext:value-type="float">
            <text:p>1,3039</text:p>
          </table:table-cell>
          <table:table-cell table:style-name="Default" office:value-type="float" office:value="1.4452" calcext:value-type="float">
            <text:p>1,4452</text:p>
          </table:table-cell>
          <table:table-cell table:style-name="Default" office:value-type="float" office:value="1.9553" calcext:value-type="float">
            <text:p>1,9553</text:p>
          </table:table-cell>
          <table:table-cell table:style-name="Default" office:value-type="float" office:value="2.9709" calcext:value-type="float">
            <text:p>2,9709</text:p>
          </table:table-cell>
          <table:table-cell table:style-name="Default" office:value-type="float" office:value="4.4359" calcext:value-type="float">
            <text:p>4,4359</text:p>
          </table:table-cell>
          <table:table-cell table:style-name="Default" office:value-type="float" office:value="7.1482" calcext:value-type="float">
            <text:p>7,148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6466" calcext:value-type="float">
            <text:p>0,6466</text:p>
          </table:table-cell>
          <table:table-cell table:style-name="Default" office:value-type="float" office:value="0.7038" calcext:value-type="float">
            <text:p>0,7038</text:p>
          </table:table-cell>
          <table:table-cell table:style-name="Default" office:value-type="float" office:value="0.7181" calcext:value-type="float">
            <text:p>0,7181</text:p>
          </table:table-cell>
          <table:table-cell table:style-name="Default" office:value-type="float" office:value="0.8235" calcext:value-type="float">
            <text:p>0,8235</text:p>
          </table:table-cell>
          <table:table-cell table:style-name="Default" office:value-type="float" office:value="1.0753" calcext:value-type="float">
            <text:p>1,0753</text:p>
          </table:table-cell>
          <table:table-cell table:style-name="Default" office:value-type="float" office:value="1.3049" calcext:value-type="float">
            <text:p>1,3049</text:p>
          </table:table-cell>
          <table:table-cell table:style-name="Default" office:value-type="float" office:value="1.7913" calcext:value-type="float">
            <text:p>1,7913</text:p>
          </table:table-cell>
          <table:table-cell table:style-name="Default" office:value-type="float" office:value="3.0031" calcext:value-type="float">
            <text:p>3,0031</text:p>
          </table:table-cell>
          <table:table-cell table:style-name="Default" office:value-type="float" office:value="4.5122" calcext:value-type="float">
            <text:p>4,5122</text:p>
          </table:table-cell>
          <table:table-cell table:style-name="Default" office:value-type="float" office:value="7.0879" calcext:value-type="float">
            <text:p>7,0879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1.2956" calcext:value-type="float">
            <text:p>1,2956</text:p>
          </table:table-cell>
          <table:table-cell table:style-name="Default" office:value-type="float" office:value="1.631" calcext:value-type="float">
            <text:p>1,631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2.7431" calcext:value-type="float">
            <text:p>2,7431</text:p>
          </table:table-cell>
          <table:table-cell table:style-name="Default" office:value-type="float" office:value="5.0349" calcext:value-type="float">
            <text:p>5,0349</text:p>
          </table:table-cell>
          <table:table-cell table:style-name="Default" office:value-type="float" office:value="8.8464" calcext:value-type="float">
            <text:p>8,8464</text:p>
          </table:table-cell>
          <table:table-cell table:style-name="Default" office:value-type="float" office:value="17.0096" calcext:value-type="float">
            <text:p>17,0096</text:p>
          </table:table-cell>
          <table:table-cell table:style-name="Default" office:value-type="float" office:value="46.6831" calcext:value-type="float">
            <text:p>46,6831</text:p>
          </table:table-cell>
          <table:table-cell table:style-name="Default" office:value-type="float" office:value="87.5845" calcext:value-type="float">
            <text:p>87,5845</text:p>
          </table:table-cell>
          <table:table-cell table:style-name="Default" office:value-type="float" office:value="155.7308" calcext:value-type="float">
            <text:p>155,730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4674" calcext:value-type="float">
            <text:p>2,4674</text:p>
          </table:table-cell>
          <table:table-cell table:style-name="Default" office:value-type="float" office:value="2.4857" calcext:value-type="float">
            <text:p>2,4857</text:p>
          </table:table-cell>
          <table:table-cell table:style-name="Default" office:value-type="float" office:value="2.5362" calcext:value-type="float">
            <text:p>2,5362</text:p>
          </table:table-cell>
          <table:table-cell table:style-name="Default" office:value-type="float" office:value="2.5766" calcext:value-type="float">
            <text:p>2,5766</text:p>
          </table:table-cell>
          <table:table-cell table:style-name="Default" office:value-type="float" office:value="2.6874" calcext:value-type="float">
            <text:p>2,6874</text:p>
          </table:table-cell>
          <table:table-cell table:style-name="Default" office:value-type="float" office:value="2.7546" calcext:value-type="float">
            <text:p>2,7546</text:p>
          </table:table-cell>
          <table:table-cell table:style-name="Default" office:value-type="float" office:value="2.8429" calcext:value-type="float">
            <text:p>2,8429</text:p>
          </table:table-cell>
          <table:table-cell table:style-name="Default" office:value-type="float" office:value="2.9457" calcext:value-type="float">
            <text:p>2,9457</text:p>
          </table:table-cell>
          <table:table-cell table:style-name="Default" office:value-type="float" office:value="3.0083" calcext:value-type="float">
            <text:p>3,0083</text:p>
          </table:table-cell>
          <table:table-cell table:style-name="Default" office:value-type="float" office:value="3.1041" calcext:value-type="float">
            <text:p>3,104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6288" calcext:value-type="float">
            <text:p>0,6288</text:p>
          </table:table-cell>
          <table:table-cell table:style-name="Default" office:value-type="float" office:value="0.554" calcext:value-type="float">
            <text:p>0,554</text:p>
          </table:table-cell>
          <table:table-cell table:style-name="Default" office:value-type="float" office:value="0.5625" calcext:value-type="float">
            <text:p>0,5625</text:p>
          </table:table-cell>
          <table:table-cell table:style-name="Default" office:value-type="float" office:value="0.6007" calcext:value-type="float">
            <text:p>0,6007</text:p>
          </table:table-cell>
          <table:table-cell table:style-name="Default" office:value-type="float" office:value="0.7916" calcext:value-type="float">
            <text:p>0,7916</text:p>
          </table:table-cell>
          <table:table-cell table:style-name="Default" office:value-type="float" office:value="0.868" calcext:value-type="float">
            <text:p>0,868</text:p>
          </table:table-cell>
          <table:table-cell table:style-name="Default" office:value-type="float" office:value="1.2886" calcext:value-type="float">
            <text:p>1,2886</text:p>
          </table:table-cell>
          <table:table-cell table:style-name="Default" office:value-type="float" office:value="1.9033" calcext:value-type="float">
            <text:p>1,9033</text:p>
          </table:table-cell>
          <table:table-cell table:style-name="Default" office:value-type="float" office:value="2.362" calcext:value-type="float">
            <text:p>2,362</text:p>
          </table:table-cell>
          <table:table-cell table:style-name="Default" office:value-type="float" office:value="2.613" calcext:value-type="float">
            <text:p>2,61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5347" calcext:value-type="float">
            <text:p>0,5347</text:p>
          </table:table-cell>
          <table:table-cell table:style-name="Default" office:value-type="float" office:value="0.6638" calcext:value-type="float">
            <text:p>0,6638</text:p>
          </table:table-cell>
          <table:table-cell table:style-name="Default" office:value-type="float" office:value="0.7219" calcext:value-type="float">
            <text:p>0,7219</text:p>
          </table:table-cell>
          <table:table-cell table:style-name="Default" office:value-type="float" office:value="0.8422" calcext:value-type="float">
            <text:p>0,8422</text:p>
          </table:table-cell>
          <table:table-cell table:style-name="Default" office:value-type="float" office:value="1.0566" calcext:value-type="float">
            <text:p>1,0566</text:p>
          </table:table-cell>
          <table:table-cell table:style-name="Default" office:value-type="float" office:value="1.0324" calcext:value-type="float">
            <text:p>1,0324</text:p>
          </table:table-cell>
          <table:table-cell table:style-name="Default" office:value-type="float" office:value="1.2699" calcext:value-type="float">
            <text:p>1,2699</text:p>
          </table:table-cell>
          <table:table-cell table:style-name="Default" office:value-type="float" office:value="2.1205" calcext:value-type="float">
            <text:p>2,1205</text:p>
          </table:table-cell>
          <table:table-cell table:style-name="Default" office:value-type="float" office:value="3.4004" calcext:value-type="float">
            <text:p>3,4004</text:p>
          </table:table-cell>
          <table:table-cell table:style-name="Default" office:value-type="float" office:value="5.7403" calcext:value-type="float">
            <text:p>5,740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5117" calcext:value-type="float">
            <text:p>0,5117</text:p>
          </table:table-cell>
          <table:table-cell table:style-name="Default" office:value-type="float" office:value="0.6895" calcext:value-type="float">
            <text:p>0,6895</text:p>
          </table:table-cell>
          <table:table-cell table:style-name="Default" office:value-type="float" office:value="0.6689" calcext:value-type="float">
            <text:p>0,6689</text:p>
          </table:table-cell>
          <table:table-cell table:style-name="Default" office:value-type="float" office:value="0.7631" calcext:value-type="float">
            <text:p>0,7631</text:p>
          </table:table-cell>
          <table:table-cell table:style-name="Default" office:value-type="float" office:value="0.8866" calcext:value-type="float">
            <text:p>0,8866</text:p>
          </table:table-cell>
          <table:table-cell table:style-name="Default" office:value-type="float" office:value="1.0191" calcext:value-type="float">
            <text:p>1,0191</text:p>
          </table:table-cell>
          <table:table-cell table:style-name="Default" office:value-type="float" office:value="1.2318" calcext:value-type="float">
            <text:p>1,2318</text:p>
          </table:table-cell>
          <table:table-cell table:style-name="Default" office:value-type="float" office:value="1.932" calcext:value-type="float">
            <text:p>1,932</text:p>
          </table:table-cell>
          <table:table-cell table:style-name="Default" office:value-type="float" office:value="3.2379" calcext:value-type="float">
            <text:p>3,2379</text:p>
          </table:table-cell>
          <table:table-cell table:style-name="Default" office:value-type="float" office:value="5.6635" calcext:value-type="float">
            <text:p>5,663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1.1533" calcext:value-type="float">
            <text:p>1,1533</text:p>
          </table:table-cell>
          <table:table-cell table:style-name="Default" office:value-type="float" office:value="1.6488" calcext:value-type="float">
            <text:p>1,6488</text:p>
          </table:table-cell>
          <table:table-cell table:style-name="Default" office:value-type="float" office:value="2.057" calcext:value-type="float">
            <text:p>2,057</text:p>
          </table:table-cell>
          <table:table-cell table:style-name="Default" office:value-type="float" office:value="3.0248" calcext:value-type="float">
            <text:p>3,0248</text:p>
          </table:table-cell>
          <table:table-cell table:style-name="Default" office:value-type="float" office:value="5.5513" calcext:value-type="float">
            <text:p>5,5513</text:p>
          </table:table-cell>
          <table:table-cell table:style-name="Default" office:value-type="float" office:value="10.046" calcext:value-type="float">
            <text:p>10,046</text:p>
          </table:table-cell>
          <table:table-cell table:style-name="Default" office:value-type="float" office:value="20.053" calcext:value-type="float">
            <text:p>20,053</text:p>
          </table:table-cell>
          <table:table-cell table:style-name="Default" office:value-type="float" office:value="56.8723" calcext:value-type="float">
            <text:p>56,8723</text:p>
          </table:table-cell>
          <table:table-cell table:style-name="Default" office:value-type="float" office:value="117.3954" calcext:value-type="float">
            <text:p>117,3954</text:p>
          </table:table-cell>
          <table:table-cell table:style-name="Default" office:value-type="float" office:value="223.5907" calcext:value-type="float">
            <text:p>223,590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9858" calcext:value-type="float">
            <text:p>1,9858</text:p>
          </table:table-cell>
          <table:table-cell table:style-name="Default" office:value-type="float" office:value="2.3485" calcext:value-type="float">
            <text:p>2,3485</text:p>
          </table:table-cell>
          <table:table-cell table:style-name="Default" office:value-type="float" office:value="2.6737" calcext:value-type="float">
            <text:p>2,6737</text:p>
          </table:table-cell>
          <table:table-cell table:style-name="Default" office:value-type="float" office:value="3.0267" calcext:value-type="float">
            <text:p>3,0267</text:p>
          </table:table-cell>
          <table:table-cell table:style-name="Default" office:value-type="float" office:value="3.7848" calcext:value-type="float">
            <text:p>3,7848</text:p>
          </table:table-cell>
          <table:table-cell table:style-name="Default" office:value-type="float" office:value="4.4067" calcext:value-type="float">
            <text:p>4,4067</text:p>
          </table:table-cell>
          <table:table-cell table:style-name="Default" office:value-type="float" office:value="5.3672" calcext:value-type="float">
            <text:p>5,3672</text:p>
          </table:table-cell>
          <table:table-cell table:style-name="Default" office:value-type="float" office:value="6.2646" calcext:value-type="float">
            <text:p>6,2646</text:p>
          </table:table-cell>
          <table:table-cell table:style-name="Default" office:value-type="float" office:value="8.0226" calcext:value-type="float">
            <text:p>8,0226</text:p>
          </table:table-cell>
          <table:table-cell table:style-name="Default" office:value-type="float" office:value="5.7291" calcext:value-type="float">
            <text:p>5,729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6627" calcext:value-type="float">
            <text:p>0,6627</text:p>
          </table:table-cell>
          <table:table-cell table:style-name="Default" office:value-type="float" office:value="0.8726" calcext:value-type="float">
            <text:p>0,8726</text:p>
          </table:table-cell>
          <table:table-cell table:style-name="Default" office:value-type="float" office:value="1.0035" calcext:value-type="float">
            <text:p>1,0035</text:p>
          </table:table-cell>
          <table:table-cell table:style-name="Default" office:value-type="float" office:value="1.2071" calcext:value-type="float">
            <text:p>1,2071</text:p>
          </table:table-cell>
          <table:table-cell table:style-name="Default" office:value-type="float" office:value="1.5273" calcext:value-type="float">
            <text:p>1,5273</text:p>
          </table:table-cell>
          <table:table-cell table:style-name="Default" office:value-type="float" office:value="1.8708" calcext:value-type="float">
            <text:p>1,8708</text:p>
          </table:table-cell>
          <table:table-cell table:style-name="Default" office:value-type="float" office:value="2.1738" calcext:value-type="float">
            <text:p>2,1738</text:p>
          </table:table-cell>
          <table:table-cell table:style-name="Default" office:value-type="float" office:value="2.4292" calcext:value-type="float">
            <text:p>2,4292</text:p>
          </table:table-cell>
          <table:table-cell table:style-name="Default" office:value-type="float" office:value="3.2667" calcext:value-type="float">
            <text:p>3,2667</text:p>
          </table:table-cell>
          <table:table-cell table:style-name="Default" office:value-type="float" office:value="2.3225" calcext:value-type="float">
            <text:p>2,322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6983" calcext:value-type="float">
            <text:p>0,6983</text:p>
          </table:table-cell>
          <table:table-cell table:style-name="Default" office:value-type="float" office:value="0.8711" calcext:value-type="float">
            <text:p>0,8711</text:p>
          </table:table-cell>
          <table:table-cell table:style-name="Default" office:value-type="float" office:value="0.9024" calcext:value-type="float">
            <text:p>0,9024</text:p>
          </table:table-cell>
          <table:table-cell table:style-name="Default" office:value-type="float" office:value="1.0196" calcext:value-type="float">
            <text:p>1,0196</text:p>
          </table:table-cell>
          <table:table-cell table:style-name="Default" office:value-type="float" office:value="1.3077" calcext:value-type="float">
            <text:p>1,3077</text:p>
          </table:table-cell>
          <table:table-cell table:style-name="Default" office:value-type="float" office:value="1.2402" calcext:value-type="float">
            <text:p>1,2402</text:p>
          </table:table-cell>
          <table:table-cell table:style-name="Default" office:value-type="float" office:value="1.4024" calcext:value-type="float">
            <text:p>1,4024</text:p>
          </table:table-cell>
          <table:table-cell table:style-name="Default" office:value-type="float" office:value="2.0137" calcext:value-type="float">
            <text:p>2,0137</text:p>
          </table:table-cell>
          <table:table-cell table:style-name="Default" office:value-type="float" office:value="2.7488" calcext:value-type="float">
            <text:p>2,7488</text:p>
          </table:table-cell>
          <table:table-cell table:style-name="Default" office:value-type="float" office:value="4.2855" calcext:value-type="float">
            <text:p>4,285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6993" calcext:value-type="float">
            <text:p>0,6993</text:p>
          </table:table-cell>
          <table:table-cell table:style-name="Default" office:value-type="float" office:value="0.8418" calcext:value-type="float">
            <text:p>0,8418</text:p>
          </table:table-cell>
          <table:table-cell table:style-name="Default" office:value-type="float" office:value="0.8716" calcext:value-type="float">
            <text:p>0,8716</text:p>
          </table:table-cell>
          <table:table-cell table:style-name="Default" office:value-type="float" office:value="0.9198" calcext:value-type="float">
            <text:p>0,9198</text:p>
          </table:table-cell>
          <table:table-cell table:style-name="Default" office:value-type="float" office:value="1.0445" calcext:value-type="float">
            <text:p>1,0445</text:p>
          </table:table-cell>
          <table:table-cell table:style-name="Default" office:value-type="float" office:value="1.0878" calcext:value-type="float">
            <text:p>1,0878</text:p>
          </table:table-cell>
          <table:table-cell table:style-name="Default" office:value-type="float" office:value="1.4173" calcext:value-type="float">
            <text:p>1,4173</text:p>
          </table:table-cell>
          <table:table-cell table:style-name="Default" office:value-type="float" office:value="1.9787" calcext:value-type="float">
            <text:p>1,9787</text:p>
          </table:table-cell>
          <table:table-cell table:style-name="Default" office:value-type="float" office:value="2.8693" calcext:value-type="float">
            <text:p>2,8693</text:p>
          </table:table-cell>
          <table:table-cell table:style-name="Default" office:value-type="float" office:value="4.3447" calcext:value-type="float">
            <text:p>4,344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1.2695" calcext:value-type="float">
            <text:p>1,2695</text:p>
          </table:table-cell>
          <table:table-cell table:style-name="Default" office:value-type="float" office:value="1.788" calcext:value-type="float">
            <text:p>1,788</text:p>
          </table:table-cell>
          <table:table-cell table:style-name="Default" office:value-type="float" office:value="2.2747" calcext:value-type="float">
            <text:p>2,2747</text:p>
          </table:table-cell>
          <table:table-cell table:style-name="Default" office:value-type="float" office:value="3.2695" calcext:value-type="float">
            <text:p>3,2695</text:p>
          </table:table-cell>
          <table:table-cell table:style-name="Default" office:value-type="float" office:value="6.0087" calcext:value-type="float">
            <text:p>6,0087</text:p>
          </table:table-cell>
          <table:table-cell table:style-name="Default" office:value-type="float" office:value="10.7272" calcext:value-type="float">
            <text:p>10,7272</text:p>
          </table:table-cell>
          <table:table-cell table:style-name="Default" office:value-type="float" office:value="22.1977" calcext:value-type="float">
            <text:p>22,1977</text:p>
          </table:table-cell>
          <table:table-cell table:style-name="Default" office:value-type="float" office:value="62.2546" calcext:value-type="float">
            <text:p>62,2546</text:p>
          </table:table-cell>
          <table:table-cell table:style-name="Default" office:value-type="float" office:value="125.0024" calcext:value-type="float">
            <text:p>125,0024</text:p>
          </table:table-cell>
          <table:table-cell table:style-name="Default" office:value-type="float" office:value="248.4912" calcext:value-type="float">
            <text:p>248,491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8516" calcext:value-type="float">
            <text:p>1,8516</text:p>
          </table:table-cell>
          <table:table-cell table:style-name="Default" office:value-type="float" office:value="2.0748" calcext:value-type="float">
            <text:p>2,0748</text:p>
          </table:table-cell>
          <table:table-cell table:style-name="Default" office:value-type="float" office:value="2.1758" calcext:value-type="float">
            <text:p>2,1758</text:p>
          </table:table-cell>
          <table:table-cell table:style-name="Default" office:value-type="float" office:value="2.2279" calcext:value-type="float">
            <text:p>2,2279</text:p>
          </table:table-cell>
          <table:table-cell table:style-name="Default" office:value-type="float" office:value="2.3636" calcext:value-type="float">
            <text:p>2,3636</text:p>
          </table:table-cell>
          <table:table-cell table:style-name="Default" office:value-type="float" office:value="2.4843" calcext:value-type="float">
            <text:p>2,4843</text:p>
          </table:table-cell>
          <table:table-cell table:style-name="Default" office:value-type="float" office:value="2.6601" calcext:value-type="float">
            <text:p>2,6601</text:p>
          </table:table-cell>
          <table:table-cell table:style-name="Default" office:value-type="float" office:value="2.7493" calcext:value-type="float">
            <text:p>2,7493</text:p>
          </table:table-cell>
          <table:table-cell table:style-name="Default" office:value-type="float" office:value="2.8573" calcext:value-type="float">
            <text:p>2,8573</text:p>
          </table:table-cell>
          <table:table-cell table:style-name="Default" office:value-type="float" office:value="2.8607" calcext:value-type="float">
            <text:p>2,860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6484" calcext:value-type="float">
            <text:p>0,6484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0.7748" calcext:value-type="float">
            <text:p>0,7748</text:p>
          </table:table-cell>
          <table:table-cell table:style-name="Default" office:value-type="float" office:value="0.8481" calcext:value-type="float">
            <text:p>0,8481</text:p>
          </table:table-cell>
          <table:table-cell table:style-name="Default" office:value-type="float" office:value="1.0617" calcext:value-type="float">
            <text:p>1,0617</text:p>
          </table:table-cell>
          <table:table-cell table:style-name="Default" office:value-type="float" office:value="1.1969" calcext:value-type="float">
            <text:p>1,1969</text:p>
          </table:table-cell>
          <table:table-cell table:style-name="Default" office:value-type="float" office:value="1.532" calcext:value-type="float">
            <text:p>1,532</text:p>
          </table:table-cell>
          <table:table-cell table:style-name="Default" office:value-type="float" office:value="2.1005" calcext:value-type="float">
            <text:p>2,1005</text:p>
          </table:table-cell>
          <table:table-cell table:style-name="Default" office:value-type="float" office:value="2.478" calcext:value-type="float">
            <text:p>2,478</text:p>
          </table:table-cell>
          <table:table-cell table:style-name="Default" office:value-type="float" office:value="2.6897" calcext:value-type="float">
            <text:p>2,6897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0.662" calcext:value-type="float">
            <text:p>0,662</text:p>
          </table:table-cell>
          <table:table-cell table:style-name="Default" office:value-type="float" office:value="1.7375" calcext:value-type="float">
            <text:p>1,7375</text:p>
          </table:table-cell>
          <table:table-cell table:style-name="Default" office:value-type="float" office:value="3.0108" calcext:value-type="float">
            <text:p>3,0108</text:p>
          </table:table-cell>
          <table:table-cell table:style-name="Default" office:value-type="float" office:value="4.9494" calcext:value-type="float">
            <text:p>4,9494</text:p>
          </table:table-cell>
          <table:table-cell table:style-name="Default" office:value-type="float" office:value="11.1438" calcext:value-type="float">
            <text:p>11,1438</text:p>
          </table:table-cell>
          <table:table-cell table:style-name="Default" office:value-type="float" office:value="21.1944" calcext:value-type="float">
            <text:p>21,1944</text:p>
          </table:table-cell>
          <table:table-cell table:style-name="Default" office:value-type="float" office:value="50.2351" calcext:value-type="float">
            <text:p>50,2351</text:p>
          </table:table-cell>
          <table:table-cell table:style-name="Default" office:value-type="float" office:value="128.2492" calcext:value-type="float">
            <text:p>128,2492</text:p>
          </table:table-cell>
          <table:table-cell table:style-name="Default" office:value-type="float" office:value="237.6936" calcext:value-type="float">
            <text:p>237,6936</text:p>
          </table:table-cell>
          <table:table-cell table:style-name="Default" office:value-type="float" office:value="432.3356" calcext:value-type="float">
            <text:p>432,335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6986" calcext:value-type="float">
            <text:p>0,6986</text:p>
          </table:table-cell>
          <table:table-cell table:style-name="Default" office:value-type="float" office:value="1.7746" calcext:value-type="float">
            <text:p>1,7746</text:p>
          </table:table-cell>
          <table:table-cell table:style-name="Default" office:value-type="float" office:value="3.0888" calcext:value-type="float">
            <text:p>3,0888</text:p>
          </table:table-cell>
          <table:table-cell table:style-name="Default" office:value-type="float" office:value="5.4367" calcext:value-type="float">
            <text:p>5,4367</text:p>
          </table:table-cell>
          <table:table-cell table:style-name="Default" office:value-type="float" office:value="12.5968" calcext:value-type="float">
            <text:p>12,5968</text:p>
          </table:table-cell>
          <table:table-cell table:style-name="Default" office:value-type="float" office:value="26.3253" calcext:value-type="float">
            <text:p>26,3253</text:p>
          </table:table-cell>
          <table:table-cell table:style-name="Default" office:value-type="float" office:value="52.6947" calcext:value-type="float">
            <text:p>52,6947</text:p>
          </table:table-cell>
          <table:table-cell table:style-name="Default" office:value-type="float" office:value="129.604" calcext:value-type="float">
            <text:p>129,604</text:p>
          </table:table-cell>
          <table:table-cell table:style-name="Default" office:value-type="float" office:value="234.2336" calcext:value-type="float">
            <text:p>234,2336</text:p>
          </table:table-cell>
          <table:table-cell table:style-name="Default" office:value-type="float" office:value="419.3585" calcext:value-type="float">
            <text:p>419,3585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5056" calcext:value-type="float">
            <text:p>0,5056</text:p>
          </table:table-cell>
          <table:table-cell table:style-name="Default" office:value-type="float" office:value="0.7659" calcext:value-type="float">
            <text:p>0,7659</text:p>
          </table:table-cell>
          <table:table-cell table:style-name="Default" office:value-type="float" office:value="0.8992" calcext:value-type="float">
            <text:p>0,8992</text:p>
          </table:table-cell>
          <table:table-cell table:style-name="Default" office:value-type="float" office:value="1.1536" calcext:value-type="float">
            <text:p>1,1536</text:p>
          </table:table-cell>
          <table:table-cell table:style-name="Default" office:value-type="float" office:value="1.9221" calcext:value-type="float">
            <text:p>1,9221</text:p>
          </table:table-cell>
          <table:table-cell table:style-name="Default" office:value-type="float" office:value="2.5536" calcext:value-type="float">
            <text:p>2,5536</text:p>
          </table:table-cell>
          <table:table-cell table:style-name="Default" office:value-type="float" office:value="3.77" calcext:value-type="float">
            <text:p>3,77</text:p>
          </table:table-cell>
          <table:table-cell table:style-name="Default" office:value-type="float" office:value="11.2785" calcext:value-type="float">
            <text:p>11,2785</text:p>
          </table:table-cell>
          <table:table-cell table:style-name="Default" office:value-type="float" office:value="13.191" calcext:value-type="float">
            <text:p>13,191</text:p>
          </table:table-cell>
          <table:table-cell table:style-name="Default" office:value-type="float" office:value="24.7264" calcext:value-type="float">
            <text:p>24,726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4917" calcext:value-type="float">
            <text:p>0,4917</text:p>
          </table:table-cell>
          <table:table-cell table:style-name="Default" office:value-type="float" office:value="0.5392" calcext:value-type="float">
            <text:p>0,5392</text:p>
          </table:table-cell>
          <table:table-cell table:style-name="Default" office:value-type="float" office:value="0.5497" calcext:value-type="float">
            <text:p>0,5497</text:p>
          </table:table-cell>
          <table:table-cell table:style-name="Default" office:value-type="float" office:value="0.5976" calcext:value-type="float">
            <text:p>0,5976</text:p>
          </table:table-cell>
          <table:table-cell table:style-name="Default" office:value-type="float" office:value="0.7401" calcext:value-type="float">
            <text:p>0,7401</text:p>
          </table:table-cell>
          <table:table-cell table:style-name="Default" office:value-type="float" office:value="0.5488" calcext:value-type="float">
            <text:p>0,5488</text:p>
          </table:table-cell>
          <table:table-cell table:style-name="Default" office:value-type="float" office:value="0.5879" calcext:value-type="float">
            <text:p>0,5879</text:p>
          </table:table-cell>
          <table:table-cell table:style-name="Default" office:value-type="float" office:value="0.7129" calcext:value-type="float">
            <text:p>0,7129</text:p>
          </table:table-cell>
          <table:table-cell table:style-name="Default" office:value-type="float" office:value="0.8624" calcext:value-type="float">
            <text:p>0,8624</text:p>
          </table:table-cell>
          <table:table-cell table:style-name="Default" office:value-type="float" office:value="0.9542" calcext:value-type="float">
            <text:p>0,954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1.3326" calcext:value-type="float">
            <text:p>1,3326</text:p>
          </table:table-cell>
          <table:table-cell table:style-name="Default" office:value-type="float" office:value="1.4353" calcext:value-type="float">
            <text:p>1,4353</text:p>
          </table:table-cell>
          <table:table-cell table:style-name="Default" office:value-type="float" office:value="1.5527" calcext:value-type="float">
            <text:p>1,5527</text:p>
          </table:table-cell>
          <table:table-cell table:style-name="Default" office:value-type="float" office:value="1.7936" calcext:value-type="float">
            <text:p>1,7936</text:p>
          </table:table-cell>
          <table:table-cell table:style-name="Default" office:value-type="float" office:value="2.3608" calcext:value-type="float">
            <text:p>2,3608</text:p>
          </table:table-cell>
          <table:table-cell table:style-name="Default" office:value-type="float" office:value="3.2011" calcext:value-type="float">
            <text:p>3,2011</text:p>
          </table:table-cell>
          <table:table-cell table:style-name="Default" office:value-type="float" office:value="6.3551" calcext:value-type="float">
            <text:p>6,3551</text:p>
          </table:table-cell>
          <table:table-cell table:style-name="Default" office:value-type="float" office:value="25.4876" calcext:value-type="float">
            <text:p>25,4876</text:p>
          </table:table-cell>
          <table:table-cell table:style-name="Default" office:value-type="float" office:value="51.479" calcext:value-type="float">
            <text:p>51,479</text:p>
          </table:table-cell>
          <table:table-cell table:style-name="Default" office:value-type="float" office:value="101.4602" calcext:value-type="float">
            <text:p>101,460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0.7059" calcext:value-type="float">
            <text:p>0,7059</text:p>
          </table:table-cell>
          <table:table-cell table:style-name="Default" office:value-type="float" office:value="0.7409" calcext:value-type="float">
            <text:p>0,7409</text:p>
          </table:table-cell>
          <table:table-cell table:style-name="Default" office:value-type="float" office:value="0.8375" calcext:value-type="float">
            <text:p>0,8375</text:p>
          </table:table-cell>
          <table:table-cell table:style-name="Default" office:value-type="float" office:value="0.9142" calcext:value-type="float">
            <text:p>0,9142</text:p>
          </table:table-cell>
          <table:table-cell table:style-name="Default" office:value-type="float" office:value="0.9854" calcext:value-type="float">
            <text:p>0,9854</text:p>
          </table:table-cell>
          <table:table-cell table:style-name="Default" office:value-type="float" office:value="0.9509" calcext:value-type="float">
            <text:p>0,9509</text:p>
          </table:table-cell>
          <table:table-cell table:style-name="Default" office:value-type="float" office:value="0.9996" calcext:value-type="float">
            <text:p>0,9996</text:p>
          </table:table-cell>
          <table:table-cell table:style-name="Default" office:value-type="float" office:value="1.4349" calcext:value-type="float">
            <text:p>1,4349</text:p>
          </table:table-cell>
          <table:table-cell table:style-name="Default" office:value-type="float" office:value="1.1077" calcext:value-type="float">
            <text:p>1,1077</text:p>
          </table:table-cell>
          <table:table-cell table:style-name="Default" office:value-type="float" office:value="1.2944" calcext:value-type="float">
            <text:p>1,294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745" calcext:value-type="float">
            <text:p>0,745</text:p>
          </table:table-cell>
          <table:table-cell table:style-name="Default" office:value-type="float" office:value="0.7836" calcext:value-type="float">
            <text:p>0,7836</text:p>
          </table:table-cell>
          <table:table-cell table:style-name="Default" office:value-type="float" office:value="0.8666" calcext:value-type="float">
            <text:p>0,8666</text:p>
          </table:table-cell>
          <table:table-cell table:style-name="Default" office:value-type="float" office:value="0.9195" calcext:value-type="float">
            <text:p>0,9195</text:p>
          </table:table-cell>
          <table:table-cell table:style-name="Default" office:value-type="float" office:value="0.9561" calcext:value-type="float">
            <text:p>0,9561</text:p>
          </table:table-cell>
          <table:table-cell table:style-name="Default" office:value-type="float" office:value="0.9831" calcext:value-type="float">
            <text:p>0,9831</text:p>
          </table:table-cell>
          <table:table-cell table:style-name="Default" office:value-type="float" office:value="1.0709" calcext:value-type="float">
            <text:p>1,0709</text:p>
          </table:table-cell>
          <table:table-cell table:style-name="Default" office:value-type="float" office:value="1.4936" calcext:value-type="float">
            <text:p>1,4936</text:p>
          </table:table-cell>
          <table:table-cell table:style-name="Default" office:value-type="float" office:value="1.2377" calcext:value-type="float">
            <text:p>1,2377</text:p>
          </table:table-cell>
          <table:table-cell table:style-name="Default" office:value-type="float" office:value="1.264" calcext:value-type="float">
            <text:p>1,26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1558" calcext:value-type="float">
            <text:p>0,1558</text:p>
          </table:table-cell>
          <table:table-cell table:style-name="Default" office:value-type="float" office:value="0.1811" calcext:value-type="float">
            <text:p>0,1811</text:p>
          </table:table-cell>
          <table:table-cell table:style-name="Default" office:value-type="float" office:value="0.202" calcext:value-type="float">
            <text:p>0,202</text:p>
          </table:table-cell>
          <table:table-cell table:style-name="Default" office:value-type="float" office:value="0.2521" calcext:value-type="float">
            <text:p>0,2521</text:p>
          </table:table-cell>
          <table:table-cell table:style-name="Default" office:value-type="float" office:value="0.5702" calcext:value-type="float">
            <text:p>0,5702</text:p>
          </table:table-cell>
          <table:table-cell table:style-name="Default" office:value-type="float" office:value="0.5574" calcext:value-type="float">
            <text:p>0,5574</text:p>
          </table:table-cell>
          <table:table-cell table:style-name="Default" office:value-type="float" office:value="0.8281" calcext:value-type="float">
            <text:p>0,8281</text:p>
          </table:table-cell>
          <table:table-cell table:style-name="Default" office:value-type="float" office:value="1.3912" calcext:value-type="float">
            <text:p>1,3912</text:p>
          </table:table-cell>
          <table:table-cell table:style-name="Default" office:value-type="float" office:value="2.3546" calcext:value-type="float">
            <text:p>2,3546</text:p>
          </table:table-cell>
          <table:table-cell table:style-name="Default" office:value-type="float" office:value="4.2024" calcext:value-type="float">
            <text:p>4,202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1635" calcext:value-type="float">
            <text:p>0,1635</text:p>
          </table:table-cell>
          <table:table-cell table:style-name="Default" office:value-type="float" office:value="0.1789" calcext:value-type="float">
            <text:p>0,1789</text:p>
          </table:table-cell>
          <table:table-cell table:style-name="Default" office:value-type="float" office:value="0.1778" calcext:value-type="float">
            <text:p>0,1778</text:p>
          </table:table-cell>
          <table:table-cell table:style-name="Default" office:value-type="float" office:value="0.218" calcext:value-type="float">
            <text:p>0,218</text:p>
          </table:table-cell>
          <table:table-cell table:style-name="Default" office:value-type="float" office:value="0.5523" calcext:value-type="float">
            <text:p>0,5523</text:p>
          </table:table-cell>
          <table:table-cell table:style-name="Default" office:value-type="float" office:value="0.5769" calcext:value-type="float">
            <text:p>0,5769</text:p>
          </table:table-cell>
          <table:table-cell table:style-name="Default" office:value-type="float" office:value="0.7044" calcext:value-type="float">
            <text:p>0,7044</text:p>
          </table:table-cell>
          <table:table-cell table:style-name="Default" office:value-type="float" office:value="1.3008" calcext:value-type="float">
            <text:p>1,3008</text:p>
          </table:table-cell>
          <table:table-cell table:style-name="Default" office:value-type="float" office:value="2.4163" calcext:value-type="float">
            <text:p>2,4163</text:p>
          </table:table-cell>
          <table:table-cell table:style-name="Default" office:value-type="float" office:value="4.1762" calcext:value-type="float">
            <text:p>4,176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193" calcext:value-type="float">
            <text:p>0,193</text:p>
          </table:table-cell>
          <table:table-cell table:style-name="Default" office:value-type="float" office:value="0.1863" calcext:value-type="float">
            <text:p>0,1863</text:p>
          </table:table-cell>
          <table:table-cell table:style-name="Default" office:value-type="float" office:value="0.1931" calcext:value-type="float">
            <text:p>0,1931</text:p>
          </table:table-cell>
          <table:table-cell table:style-name="Default" office:value-type="float" office:value="0.2409" calcext:value-type="float">
            <text:p>0,2409</text:p>
          </table:table-cell>
          <table:table-cell table:style-name="Default" office:value-type="float" office:value="0.4927" calcext:value-type="float">
            <text:p>0,4927</text:p>
          </table:table-cell>
          <table:table-cell table:style-name="Default" office:value-type="float" office:value="0.5168" calcext:value-type="float">
            <text:p>0,5168</text:p>
          </table:table-cell>
          <table:table-cell table:style-name="Default" office:value-type="float" office:value="0.6991" calcext:value-type="float">
            <text:p>0,6991</text:p>
          </table:table-cell>
          <table:table-cell table:style-name="Default" office:value-type="float" office:value="1.3406" calcext:value-type="float">
            <text:p>1,3406</text:p>
          </table:table-cell>
          <table:table-cell table:style-name="Default" office:value-type="float" office:value="2.5041" calcext:value-type="float">
            <text:p>2,5041</text:p>
          </table:table-cell>
          <table:table-cell table:style-name="Default" office:value-type="float" office:value="4.2816" calcext:value-type="float">
            <text:p>4,2816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0.9623" calcext:value-type="float">
            <text:p>0,9623</text:p>
          </table:table-cell>
          <table:table-cell table:style-name="Default" office:value-type="float" office:value="2.7575" calcext:value-type="float">
            <text:p>2,7575</text:p>
          </table:table-cell>
          <table:table-cell table:style-name="Default" office:value-type="float" office:value="4.9356" calcext:value-type="float">
            <text:p>4,9356</text:p>
          </table:table-cell>
          <table:table-cell table:style-name="Default" office:value-type="float" office:value="7.8798" calcext:value-type="float">
            <text:p>7,8798</text:p>
          </table:table-cell>
          <table:table-cell table:style-name="Default" office:value-type="float" office:value="17.4728" calcext:value-type="float">
            <text:p>17,4728</text:p>
          </table:table-cell>
          <table:table-cell table:style-name="Default" office:value-type="float" office:value="32.5215" calcext:value-type="float">
            <text:p>32,5215</text:p>
          </table:table-cell>
          <table:table-cell table:style-name="Default" office:value-type="float" office:value="90.6954" calcext:value-type="float">
            <text:p>90,6954</text:p>
          </table:table-cell>
          <table:table-cell table:style-name="Default" office:value-type="float" office:value="245.8024" calcext:value-type="float">
            <text:p>245,8024</text:p>
          </table:table-cell>
          <table:table-cell table:style-name="Default" office:value-type="float" office:value="480.4535" calcext:value-type="float">
            <text:p>480,4535</text:p>
          </table:table-cell>
          <table:table-cell table:style-name="Default" office:value-type="float" office:value="965.1804" calcext:value-type="float">
            <text:p>965,180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8878" calcext:value-type="float">
            <text:p>0,8878</text:p>
          </table:table-cell>
          <table:table-cell table:style-name="Default" office:value-type="float" office:value="2.8536" calcext:value-type="float">
            <text:p>2,8536</text:p>
          </table:table-cell>
          <table:table-cell table:style-name="Default" office:value-type="float" office:value="5.1406" calcext:value-type="float">
            <text:p>5,1406</text:p>
          </table:table-cell>
          <table:table-cell table:style-name="Default" office:value-type="float" office:value="9.1787" calcext:value-type="float">
            <text:p>9,1787</text:p>
          </table:table-cell>
          <table:table-cell table:style-name="Default" office:value-type="float" office:value="21.2002" calcext:value-type="float">
            <text:p>21,2002</text:p>
          </table:table-cell>
          <table:table-cell table:style-name="Default" office:value-type="float" office:value="44.866" calcext:value-type="float">
            <text:p>44,866</text:p>
          </table:table-cell>
          <table:table-cell table:style-name="Default" office:value-type="float" office:value="96.5877" calcext:value-type="float">
            <text:p>96,5877</text:p>
          </table:table-cell>
          <table:table-cell table:style-name="Default" office:value-type="float" office:value="246.0889" calcext:value-type="float">
            <text:p>246,0889</text:p>
          </table:table-cell>
          <table:table-cell table:style-name="Default" office:value-type="float" office:value="463.5996" calcext:value-type="float">
            <text:p>463,5996</text:p>
          </table:table-cell>
          <table:table-cell table:style-name="Default" office:value-type="float" office:value="927.8311" calcext:value-type="float">
            <text:p>927,831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1682" calcext:value-type="float">
            <text:p>0,1682</text:p>
          </table:table-cell>
          <table:table-cell table:style-name="Default" office:value-type="float" office:value="0.1523" calcext:value-type="float">
            <text:p>0,1523</text:p>
          </table:table-cell>
          <table:table-cell table:style-name="Default" office:value-type="float" office:value="0.1783" calcext:value-type="float">
            <text:p>0,1783</text:p>
          </table:table-cell>
          <table:table-cell table:style-name="Default" office:value-type="float" office:value="0.2113" calcext:value-type="float">
            <text:p>0,2113</text:p>
          </table:table-cell>
          <table:table-cell table:style-name="Default" office:value-type="float" office:value="0.358" calcext:value-type="float">
            <text:p>0,358</text:p>
          </table:table-cell>
          <table:table-cell table:style-name="Default" office:value-type="float" office:value="0.2331" calcext:value-type="float">
            <text:p>0,2331</text:p>
          </table:table-cell>
          <table:table-cell table:style-name="Default" office:value-type="float" office:value="0.1932" calcext:value-type="float">
            <text:p>0,1932</text:p>
          </table:table-cell>
          <table:table-cell table:style-name="Default" office:value-type="float" office:value="0.2055" calcext:value-type="float">
            <text:p>0,2055</text:p>
          </table:table-cell>
          <table:table-cell table:style-name="Default" office:value-type="float" office:value="0.1896" calcext:value-type="float">
            <text:p>0,1896</text:p>
          </table:table-cell>
          <table:table-cell table:style-name="Default" office:value-type="float" office:value="0.184" calcext:value-type="float">
            <text:p>0,184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0.1747" calcext:value-type="float">
            <text:p>0,1747</text:p>
          </table:table-cell>
          <table:table-cell table:style-name="Default" office:value-type="float" office:value="0.171" calcext:value-type="float">
            <text:p>0,171</text:p>
          </table:table-cell>
          <table:table-cell table:style-name="Default" office:value-type="float" office:value="0.1646" calcext:value-type="float">
            <text:p>0,1646</text:p>
          </table:table-cell>
          <table:table-cell table:style-name="Default" office:value-type="float" office:value="0.1795" calcext:value-type="float">
            <text:p>0,1795</text:p>
          </table:table-cell>
          <table:table-cell table:style-name="Default" office:value-type="float" office:value="0.3321" calcext:value-type="float">
            <text:p>0,3321</text:p>
          </table:table-cell>
          <table:table-cell table:style-name="Default" office:value-type="float" office:value="0.1889" calcext:value-type="float">
            <text:p>0,1889</text:p>
          </table:table-cell>
          <table:table-cell table:style-name="Default" office:value-type="float" office:value="0.1978" calcext:value-type="float">
            <text:p>0,1978</text:p>
          </table:table-cell>
          <table:table-cell table:style-name="Default" office:value-type="float" office:value="0.1969" calcext:value-type="float">
            <text:p>0,1969</text:p>
          </table:table-cell>
          <table:table-cell table:style-name="Default" office:value-type="float" office:value="0.3342" calcext:value-type="float">
            <text:p>0,3342</text:p>
          </table:table-cell>
          <table:table-cell table:style-name="Default" office:value-type="float" office:value="0.1922" calcext:value-type="float">
            <text:p>0,1922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0.1821" calcext:value-type="float">
            <text:p>0,1821</text:p>
          </table:table-cell>
          <table:table-cell table:style-name="Default" office:value-type="float" office:value="0.1705" calcext:value-type="float">
            <text:p>0,1705</text:p>
          </table:table-cell>
          <table:table-cell table:style-name="Default" office:value-type="float" office:value="0.1715" calcext:value-type="float">
            <text:p>0,1715</text:p>
          </table:table-cell>
          <table:table-cell table:style-name="Default" office:value-type="float" office:value="0.2031" calcext:value-type="float">
            <text:p>0,2031</text:p>
          </table:table-cell>
          <table:table-cell table:style-name="Default" office:value-type="float" office:value="0.2766" calcext:value-type="float">
            <text:p>0,2766</text:p>
          </table:table-cell>
          <table:table-cell table:style-name="Default" office:value-type="float" office:value="0.1979" calcext:value-type="float">
            <text:p>0,1979</text:p>
          </table:table-cell>
          <table:table-cell table:style-name="Default" office:value-type="float" office:value="0.1866" calcext:value-type="float">
            <text:p>0,1866</text:p>
          </table:table-cell>
          <table:table-cell table:style-name="Default" office:value-type="float" office:value="0.178" calcext:value-type="float">
            <text:p>0,178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0.2203" calcext:value-type="float">
            <text:p>0,220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0.9644" calcext:value-type="float">
            <text:p>0,9644</text:p>
          </table:table-cell>
          <table:table-cell table:style-name="Default" office:value-type="float" office:value="2.6265" calcext:value-type="float">
            <text:p>2,6265</text:p>
          </table:table-cell>
          <table:table-cell table:style-name="Default" office:value-type="float" office:value="4.7074" calcext:value-type="float">
            <text:p>4,7074</text:p>
          </table:table-cell>
          <table:table-cell table:style-name="Default" office:value-type="float" office:value="7.4358" calcext:value-type="float">
            <text:p>7,4358</text:p>
          </table:table-cell>
          <table:table-cell table:style-name="Default" office:value-type="float" office:value="16.724" calcext:value-type="float">
            <text:p>16,724</text:p>
          </table:table-cell>
          <table:table-cell table:style-name="Default" office:value-type="float" office:value="33.8851" calcext:value-type="float">
            <text:p>33,8851</text:p>
          </table:table-cell>
          <table:table-cell table:style-name="Default" office:value-type="float" office:value="91.1959" calcext:value-type="float">
            <text:p>91,1959</text:p>
          </table:table-cell>
          <table:table-cell table:style-name="Default" office:value-type="float" office:value="234.5098" calcext:value-type="float">
            <text:p>234,5098</text:p>
          </table:table-cell>
          <table:table-cell table:style-name="Default" office:value-type="float" office:value="462.6294" calcext:value-type="float">
            <text:p>462,6294</text:p>
          </table:table-cell>
          <table:table-cell table:style-name="Default" office:value-type="float" office:value="924.7643" calcext:value-type="float">
            <text:p>924,7643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0.8769" calcext:value-type="float">
            <text:p>0,8769</text:p>
          </table:table-cell>
          <table:table-cell table:style-name="Default" office:value-type="float" office:value="2.7205" calcext:value-type="float">
            <text:p>2,7205</text:p>
          </table:table-cell>
          <table:table-cell table:style-name="Default" office:value-type="float" office:value="4.8952" calcext:value-type="float">
            <text:p>4,8952</text:p>
          </table:table-cell>
          <table:table-cell table:style-name="Default" office:value-type="float" office:value="8.6484" calcext:value-type="float">
            <text:p>8,6484</text:p>
          </table:table-cell>
          <table:table-cell table:style-name="Default" office:value-type="float" office:value="19.9996" calcext:value-type="float">
            <text:p>19,9996</text:p>
          </table:table-cell>
          <table:table-cell table:style-name="Default" office:value-type="float" office:value="44.8422" calcext:value-type="float">
            <text:p>44,8422</text:p>
          </table:table-cell>
          <table:table-cell table:style-name="Default" office:value-type="float" office:value="96.5956" calcext:value-type="float">
            <text:p>96,5956</text:p>
          </table:table-cell>
          <table:table-cell table:style-name="Default" office:value-type="float" office:value="236.3823" calcext:value-type="float">
            <text:p>236,3823</text:p>
          </table:table-cell>
          <table:table-cell table:style-name="Default" office:value-type="float" office:value="447.308" calcext:value-type="float">
            <text:p>447,308</text:p>
          </table:table-cell>
          <table:table-cell table:style-name="Default" office:value-type="float" office:value="891.9621" calcext:value-type="float">
            <text:p>891,9621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2.7645" calcext:value-type="float">
            <text:p>2,7645</text:p>
          </table:table-cell>
          <table:table-cell table:style-name="Default" office:value-type="float" office:value="3.0226" calcext:value-type="float">
            <text:p>3,0226</text:p>
          </table:table-cell>
          <table:table-cell table:style-name="Default" office:value-type="float" office:value="3.1734" calcext:value-type="float">
            <text:p>3,1734</text:p>
          </table:table-cell>
          <table:table-cell table:style-name="Default" office:value-type="float" office:value="3.2866" calcext:value-type="float">
            <text:p>3,2866</text:p>
          </table:table-cell>
          <table:table-cell table:style-name="Default" office:value-type="float" office:value="3.4018" calcext:value-type="float">
            <text:p>3,4018</text:p>
          </table:table-cell>
          <table:table-cell table:style-name="Default" office:value-type="float" office:value="3.2016" calcext:value-type="float">
            <text:p>3,2016</text:p>
          </table:table-cell>
          <table:table-cell table:style-name="Default" office:value-type="float" office:value="3.0653" calcext:value-type="float">
            <text:p>3,0653</text:p>
          </table:table-cell>
          <table:table-cell table:style-name="Default" office:value-type="float" office:value="4.9435" calcext:value-type="float">
            <text:p>4,9435</text:p>
          </table:table-cell>
          <table:table-cell table:style-name="Default" office:value-type="float" office:value="3.3413" calcext:value-type="float">
            <text:p>3,3413</text:p>
          </table:table-cell>
          <table:table-cell table:style-name="Default" office:value-type="float" office:value="3.5498" calcext:value-type="float">
            <text:p>3,5498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0000" calcext:value-type="float">
            <text:p>2000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ach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Flat col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/>
          <table:table-cell table:style-name="Default" table:number-columns-repeated="14"/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Transforms</text:p>
          </table:table-cell>
          <table:table-cell table:style-name="Default" table:number-columns-repeated="13"/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Coun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st iteration</text:p>
          </table:table-cell>
          <table:table-cell table:style-name="Default" office:value-type="string" calcext:value-type="string">
            <text:p>Flat</text:p>
          </table:table-cell>
          <table:table-cell table:style-name="Default" office:value-type="float" office:value="0.4946" calcext:value-type="float">
            <text:p>0,4946</text:p>
          </table:table-cell>
          <table:table-cell table:style-name="Default" office:value-type="float" office:value="0.553" calcext:value-type="float">
            <text:p>0,553</text:p>
          </table:table-cell>
          <table:table-cell table:style-name="Default" office:value-type="float" office:value="0.9458" calcext:value-type="float">
            <text:p>0,9458</text:p>
          </table:table-cell>
          <table:table-cell table:style-name="Default" office:value-type="float" office:value="1.3622" calcext:value-type="float">
            <text:p>1,3622</text:p>
          </table:table-cell>
          <table:table-cell table:style-name="Default" office:value-type="float" office:value="2.4498" calcext:value-type="float">
            <text:p>2,4498</text:p>
          </table:table-cell>
          <table:table-cell table:style-name="Default" office:value-type="float" office:value="5.6413" calcext:value-type="float">
            <text:p>5,6413</text:p>
          </table:table-cell>
          <table:table-cell table:style-name="Default" office:value-type="float" office:value="10.0942" calcext:value-type="float">
            <text:p>10,0942</text:p>
          </table:table-cell>
          <table:table-cell table:style-name="Default" office:value-type="float" office:value="15.4345" calcext:value-type="float">
            <text:p>15,4345</text:p>
          </table:table-cell>
          <table:table-cell table:style-name="Default" office:value-type="float" office:value="19.8843" calcext:value-type="float">
            <text:p>19,8843</text:p>
          </table:table-cell>
          <table:table-cell table:style-name="Default" office:value-type="float" office:value="24.2906" calcext:value-type="float">
            <text:p>24,2906</text:p>
          </table:table-cell>
          <table:table-cell table:style-name="Default" office:value-type="float" office:value="29.4726" calcext:value-type="float">
            <text:p>29,4726</text:p>
          </table:table-cell>
          <table:table-cell table:style-name="Default" office:value-type="float" office:value="34.9216" calcext:value-type="float">
            <text:p>34,9216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</text:p>
          </table:table-cell>
          <table:table-cell table:style-name="Default" office:value-type="float" office:value="1.0138" calcext:value-type="float">
            <text:p>1,0138</text:p>
          </table:table-cell>
          <table:table-cell table:style-name="Default" office:value-type="float" office:value="1.7216" calcext:value-type="float">
            <text:p>1,7216</text:p>
          </table:table-cell>
          <table:table-cell table:style-name="Default" office:value-type="float" office:value="3.0267" calcext:value-type="float">
            <text:p>3,0267</text:p>
          </table:table-cell>
          <table:table-cell table:style-name="Default" office:value-type="float" office:value="5.5094" calcext:value-type="float">
            <text:p>5,5094</text:p>
          </table:table-cell>
          <table:table-cell table:style-name="Default" office:value-type="float" office:value="9.4999" calcext:value-type="float">
            <text:p>9,4999</text:p>
          </table:table-cell>
          <table:table-cell table:style-name="Default" office:value-type="float" office:value="20.4987" calcext:value-type="float">
            <text:p>20,4987</text:p>
          </table:table-cell>
          <table:table-cell table:style-name="Default" office:value-type="float" office:value="39.2844" calcext:value-type="float">
            <text:p>39,2844</text:p>
          </table:table-cell>
          <table:table-cell table:style-name="Default" office:value-type="float" office:value="68.4126" calcext:value-type="float">
            <text:p>68,4126</text:p>
          </table:table-cell>
          <table:table-cell table:style-name="Default" office:value-type="float" office:value="101.9409" calcext:value-type="float">
            <text:p>101,9409</text:p>
          </table:table-cell>
          <table:table-cell table:style-name="Default" office:value-type="float" office:value="126.5232" calcext:value-type="float">
            <text:p>126,5232</text:p>
          </table:table-cell>
          <table:table-cell table:style-name="Default" office:value-type="float" office:value="150.851" calcext:value-type="float">
            <text:p>150,851</text:p>
          </table:table-cell>
          <table:table-cell table:style-name="Default" office:value-type="float" office:value="176.4944" calcext:value-type="float">
            <text:p>176,4944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</text:p>
          </table:table-cell>
          <table:table-cell table:style-name="Default" office:value-type="float" office:value="1.1484" calcext:value-type="float">
            <text:p>1,1484</text:p>
          </table:table-cell>
          <table:table-cell table:style-name="Default" office:value-type="float" office:value="1.8773" calcext:value-type="float">
            <text:p>1,8773</text:p>
          </table:table-cell>
          <table:table-cell table:style-name="Default" office:value-type="float" office:value="3.6628" calcext:value-type="float">
            <text:p>3,6628</text:p>
          </table:table-cell>
          <table:table-cell table:style-name="Default" office:value-type="float" office:value="6.2697" calcext:value-type="float">
            <text:p>6,2697</text:p>
          </table:table-cell>
          <table:table-cell table:style-name="Default" office:value-type="float" office:value="10.645" calcext:value-type="float">
            <text:p>10,645</text:p>
          </table:table-cell>
          <table:table-cell table:style-name="Default" office:value-type="float" office:value="22.978" calcext:value-type="float">
            <text:p>22,978</text:p>
          </table:table-cell>
          <table:table-cell table:style-name="Default" office:value-type="float" office:value="42.9336" calcext:value-type="float">
            <text:p>42,9336</text:p>
          </table:table-cell>
          <table:table-cell table:style-name="Default" office:value-type="float" office:value="78.2337" calcext:value-type="float">
            <text:p>78,2337</text:p>
          </table:table-cell>
          <table:table-cell table:style-name="Default" office:value-type="float" office:value="105.286" calcext:value-type="float">
            <text:p>105,286</text:p>
          </table:table-cell>
          <table:table-cell table:style-name="Default" office:value-type="float" office:value="133.8898" calcext:value-type="float">
            <text:p>133,8898</text:p>
          </table:table-cell>
          <table:table-cell table:style-name="Default" office:value-type="float" office:value="162.7976" calcext:value-type="float">
            <text:p>162,7976</text:p>
          </table:table-cell>
          <table:table-cell table:style-name="Default" office:value-type="float" office:value="192.8474" calcext:value-type="float">
            <text:p>192,8474</text:p>
          </table:table-cell>
          <table:table-cell table:number-columns-repeated="1009"/>
        </table:table-row>
        <table:table-row table:style-name="ro2">
          <table:table-cell/>
          <table:table-cell table:style-name="Default" office:value-type="string" calcext:value-type="string">
            <text:p>10th iteration</text:p>
          </table:table-cell>
          <table:table-cell table:style-name="Default" office:value-type="string" calcext:value-type="string">
            <text:p>Flat 10</text:p>
          </table:table-cell>
          <table:table-cell table:style-name="Default" office:value-type="float" office:value="0.0986" calcext:value-type="float">
            <text:p>0,0986</text:p>
          </table:table-cell>
          <table:table-cell table:style-name="Default" office:value-type="float" office:value="0.1906" calcext:value-type="float">
            <text:p>0,1906</text:p>
          </table:table-cell>
          <table:table-cell table:style-name="Default" office:value-type="float" office:value="0.4759" calcext:value-type="float">
            <text:p>0,4759</text:p>
          </table:table-cell>
          <table:table-cell table:style-name="Default" office:value-type="float" office:value="0.8896" calcext:value-type="float">
            <text:p>0,8896</text:p>
          </table:table-cell>
          <table:table-cell table:style-name="Default" office:value-type="float" office:value="1.7643" calcext:value-type="float">
            <text:p>1,7643</text:p>
          </table:table-cell>
          <table:table-cell table:style-name="Default" office:value-type="float" office:value="4.373" calcext:value-type="float">
            <text:p>4,373</text:p>
          </table:table-cell>
          <table:table-cell table:style-name="Default" office:value-type="float" office:value="8.7835" calcext:value-type="float">
            <text:p>8,7835</text:p>
          </table:table-cell>
          <table:table-cell table:style-name="Default" office:value-type="float" office:value="13.3415" calcext:value-type="float">
            <text:p>13,3415</text:p>
          </table:table-cell>
          <table:table-cell table:style-name="Default" office:value-type="float" office:value="17.6462" calcext:value-type="float">
            <text:p>17,6462</text:p>
          </table:table-cell>
          <table:table-cell table:style-name="Default" office:value-type="float" office:value="22.1735" calcext:value-type="float">
            <text:p>22,1735</text:p>
          </table:table-cell>
          <table:table-cell table:style-name="Default" office:value-type="float" office:value="26.4968" calcext:value-type="float">
            <text:p>26,4968</text:p>
          </table:table-cell>
          <table:table-cell table:style-name="Default" office:value-type="float" office:value="31.0707" calcext:value-type="float">
            <text:p>31,0707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Pooled 10</text:p>
          </table:table-cell>
          <table:table-cell table:style-name="Default" office:value-type="float" office:value="0.1076" calcext:value-type="float">
            <text:p>0,1076</text:p>
          </table:table-cell>
          <table:table-cell table:style-name="Default" office:value-type="float" office:value="0.1923" calcext:value-type="float">
            <text:p>0,1923</text:p>
          </table:table-cell>
          <table:table-cell table:style-name="Default" office:value-type="float" office:value="0.4067" calcext:value-type="float">
            <text:p>0,4067</text:p>
          </table:table-cell>
          <table:table-cell table:style-name="Default" office:value-type="float" office:value="0.7824" calcext:value-type="float">
            <text:p>0,7824</text:p>
          </table:table-cell>
          <table:table-cell table:style-name="Default" office:value-type="float" office:value="1.5924" calcext:value-type="float">
            <text:p>1,5924</text:p>
          </table:table-cell>
          <table:table-cell table:style-name="Default" office:value-type="float" office:value="4.4889" calcext:value-type="float">
            <text:p>4,4889</text:p>
          </table:table-cell>
          <table:table-cell table:style-name="Default" office:value-type="float" office:value="10.3118" calcext:value-type="float">
            <text:p>10,3118</text:p>
          </table:table-cell>
          <table:table-cell table:style-name="Default" office:value-type="float" office:value="17.5504" calcext:value-type="float">
            <text:p>17,5504</text:p>
          </table:table-cell>
          <table:table-cell table:style-name="Default" office:value-type="float" office:value="25.6086" calcext:value-type="float">
            <text:p>25,6086</text:p>
          </table:table-cell>
          <table:table-cell table:style-name="Default" office:value-type="float" office:value="35.4654" calcext:value-type="float">
            <text:p>35,4654</text:p>
          </table:table-cell>
          <table:table-cell table:style-name="Default" office:value-type="float" office:value="47.4826" calcext:value-type="float">
            <text:p>47,4826</text:p>
          </table:table-cell>
          <table:table-cell table:style-name="Default" office:value-type="float" office:value="62.6836" calcext:value-type="float">
            <text:p>62,6836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Naive 10</text:p>
          </table:table-cell>
          <table:table-cell table:style-name="Default" office:value-type="float" office:value="0.1109" calcext:value-type="float">
            <text:p>0,1109</text:p>
          </table:table-cell>
          <table:table-cell table:style-name="Default" office:value-type="float" office:value="0.1846" calcext:value-type="float">
            <text:p>0,1846</text:p>
          </table:table-cell>
          <table:table-cell table:style-name="Default" office:value-type="float" office:value="0.4053" calcext:value-type="float">
            <text:p>0,4053</text:p>
          </table:table-cell>
          <table:table-cell table:style-name="Default" office:value-type="float" office:value="0.7855" calcext:value-type="float">
            <text:p>0,7855</text:p>
          </table:table-cell>
          <table:table-cell table:style-name="Default" office:value-type="float" office:value="1.6014" calcext:value-type="float">
            <text:p>1,6014</text:p>
          </table:table-cell>
          <table:table-cell table:style-name="Default" office:value-type="float" office:value="4.8539" calcext:value-type="float">
            <text:p>4,8539</text:p>
          </table:table-cell>
          <table:table-cell table:style-name="Default" office:value-type="float" office:value="10.7796" calcext:value-type="float">
            <text:p>10,7796</text:p>
          </table:table-cell>
          <table:table-cell table:style-name="Default" office:value-type="float" office:value="18.8393" calcext:value-type="float">
            <text:p>18,8393</text:p>
          </table:table-cell>
          <table:table-cell table:style-name="Default" office:value-type="float" office:value="28.392" calcext:value-type="float">
            <text:p>28,392</text:p>
          </table:table-cell>
          <table:table-cell table:style-name="Default" office:value-type="float" office:value="40.2983" calcext:value-type="float">
            <text:p>40,2983</text:p>
          </table:table-cell>
          <table:table-cell table:style-name="Default" office:value-type="float" office:value="54.2434" calcext:value-type="float">
            <text:p>54,2434</text:p>
          </table:table-cell>
          <table:table-cell table:style-name="Default" office:value-type="float" office:value="68.9688" calcext:value-type="float">
            <text:p>68,9688</text:p>
          </table:table-cell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4946" calcext:value-type="float">
            <text:p>0,04946</text:p>
          </table:table-cell>
          <table:table-cell table:formula="of:=[.E70]/[.E$69]" office:value-type="float" office:value="0.02765" calcext:value-type="float">
            <text:p>0,02765</text:p>
          </table:table-cell>
          <table:table-cell table:formula="of:=[.F70]/[.F$69]" office:value-type="float" office:value="0.018916" calcext:value-type="float">
            <text:p>0,018916</text:p>
          </table:table-cell>
          <table:table-cell table:formula="of:=[.G70]/[.G$69]" office:value-type="float" office:value="0.013622" calcext:value-type="float">
            <text:p>0,013622</text:p>
          </table:table-cell>
          <table:table-cell table:formula="of:=[.H70]/[.H$69]" office:value-type="float" office:value="0.012249" calcext:value-type="float">
            <text:p>0,012249</text:p>
          </table:table-cell>
          <table:table-cell table:formula="of:=[.I70]/[.I$69]" office:value-type="float" office:value="0.0112826" calcext:value-type="float">
            <text:p>0,0112826</text:p>
          </table:table-cell>
          <table:table-cell table:formula="of:=[.J70]/[.J$69]" office:value-type="float" office:value="0.0100942" calcext:value-type="float">
            <text:p>0,0100942</text:p>
          </table:table-cell>
          <table:table-cell table:formula="of:=[.K70]/[.K$69]" office:value-type="float" office:value="0.0102896666666667" calcext:value-type="float">
            <text:p>0,0102896667</text:p>
          </table:table-cell>
          <table:table-cell table:formula="of:=[.L70]/[.L$69]" office:value-type="float" office:value="0.00994215" calcext:value-type="float">
            <text:p>0,00994215</text:p>
          </table:table-cell>
          <table:table-cell table:formula="of:=[.M70]/[.M$69]" office:value-type="float" office:value="0.00971624" calcext:value-type="float">
            <text:p>0,00971624</text:p>
          </table:table-cell>
          <table:table-cell table:formula="of:=[.N70]/[.N$69]" office:value-type="float" office:value="0.0098242" calcext:value-type="float">
            <text:p>0,0098242</text:p>
          </table:table-cell>
          <table:table-cell table:formula="of:=[.O70]/[.O$69]" office:value-type="float" office:value="0.0099776" calcext:value-type="float">
            <text:p>0,0099776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10138" calcext:value-type="float">
            <text:p>0,10138</text:p>
          </table:table-cell>
          <table:table-cell table:formula="of:=[.E71]/[.E$69]" office:value-type="float" office:value="0.08608" calcext:value-type="float">
            <text:p>0,08608</text:p>
          </table:table-cell>
          <table:table-cell table:formula="of:=[.F71]/[.F$69]" office:value-type="float" office:value="0.060534" calcext:value-type="float">
            <text:p>0,060534</text:p>
          </table:table-cell>
          <table:table-cell table:formula="of:=[.G71]/[.G$69]" office:value-type="float" office:value="0.055094" calcext:value-type="float">
            <text:p>0,055094</text:p>
          </table:table-cell>
          <table:table-cell table:formula="of:=[.H71]/[.H$69]" office:value-type="float" office:value="0.0474995" calcext:value-type="float">
            <text:p>0,0474995</text:p>
          </table:table-cell>
          <table:table-cell table:formula="of:=[.I71]/[.I$69]" office:value-type="float" office:value="0.0409974" calcext:value-type="float">
            <text:p>0,0409974</text:p>
          </table:table-cell>
          <table:table-cell table:formula="of:=[.J71]/[.J$69]" office:value-type="float" office:value="0.0392844" calcext:value-type="float">
            <text:p>0,0392844</text:p>
          </table:table-cell>
          <table:table-cell table:formula="of:=[.K71]/[.K$69]" office:value-type="float" office:value="0.0456084" calcext:value-type="float">
            <text:p>0,0456084</text:p>
          </table:table-cell>
          <table:table-cell table:formula="of:=[.L71]/[.L$69]" office:value-type="float" office:value="0.05097045" calcext:value-type="float">
            <text:p>0,05097045</text:p>
          </table:table-cell>
          <table:table-cell table:formula="of:=[.M71]/[.M$69]" office:value-type="float" office:value="0.05060928" calcext:value-type="float">
            <text:p>0,05060928</text:p>
          </table:table-cell>
          <table:table-cell table:formula="of:=[.N71]/[.N$69]" office:value-type="float" office:value="0.0502836666666667" calcext:value-type="float">
            <text:p>0,0502836667</text:p>
          </table:table-cell>
          <table:table-cell table:formula="of:=[.O71]/[.O$69]" office:value-type="float" office:value="0.0504269714285714" calcext:value-type="float">
            <text:p>0,0504269714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11484" calcext:value-type="float">
            <text:p>0,11484</text:p>
          </table:table-cell>
          <table:table-cell table:formula="of:=[.E72]/[.E$69]" office:value-type="float" office:value="0.093865" calcext:value-type="float">
            <text:p>0,093865</text:p>
          </table:table-cell>
          <table:table-cell table:formula="of:=[.F72]/[.F$69]" office:value-type="float" office:value="0.073256" calcext:value-type="float">
            <text:p>0,073256</text:p>
          </table:table-cell>
          <table:table-cell table:formula="of:=[.G72]/[.G$69]" office:value-type="float" office:value="0.062697" calcext:value-type="float">
            <text:p>0,062697</text:p>
          </table:table-cell>
          <table:table-cell table:formula="of:=[.H72]/[.H$69]" office:value-type="float" office:value="0.053225" calcext:value-type="float">
            <text:p>0,053225</text:p>
          </table:table-cell>
          <table:table-cell table:formula="of:=[.I72]/[.I$69]" office:value-type="float" office:value="0.045956" calcext:value-type="float">
            <text:p>0,045956</text:p>
          </table:table-cell>
          <table:table-cell table:formula="of:=[.J72]/[.J$69]" office:value-type="float" office:value="0.0429336" calcext:value-type="float">
            <text:p>0,0429336</text:p>
          </table:table-cell>
          <table:table-cell table:formula="of:=[.K72]/[.K$69]" office:value-type="float" office:value="0.0521558" calcext:value-type="float">
            <text:p>0,0521558</text:p>
          </table:table-cell>
          <table:table-cell table:formula="of:=[.L72]/[.L$69]" office:value-type="float" office:value="0.052643" calcext:value-type="float">
            <text:p>0,052643</text:p>
          </table:table-cell>
          <table:table-cell table:formula="of:=[.M72]/[.M$69]" office:value-type="float" office:value="0.05355592" calcext:value-type="float">
            <text:p>0,05355592</text:p>
          </table:table-cell>
          <table:table-cell table:formula="of:=[.N72]/[.N$69]" office:value-type="float" office:value="0.0542658666666667" calcext:value-type="float">
            <text:p>0,0542658667</text:p>
          </table:table-cell>
          <table:table-cell table:formula="of:=[.O72]/[.O$69]" office:value-type="float" office:value="0.0550992571428571" calcext:value-type="float">
            <text:p>0,055099257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986" calcext:value-type="float">
            <text:p>0,00986</text:p>
          </table:table-cell>
          <table:table-cell table:formula="of:=[.E73]/[.E$69]" office:value-type="float" office:value="0.00953" calcext:value-type="float">
            <text:p>0,00953</text:p>
          </table:table-cell>
          <table:table-cell table:formula="of:=[.F73]/[.F$69]" office:value-type="float" office:value="0.009518" calcext:value-type="float">
            <text:p>0,009518</text:p>
          </table:table-cell>
          <table:table-cell table:formula="of:=[.G73]/[.G$69]" office:value-type="float" office:value="0.008896" calcext:value-type="float">
            <text:p>0,008896</text:p>
          </table:table-cell>
          <table:table-cell table:formula="of:=[.H73]/[.H$69]" office:value-type="float" office:value="0.0088215" calcext:value-type="float">
            <text:p>0,0088215</text:p>
          </table:table-cell>
          <table:table-cell table:formula="of:=[.I73]/[.I$69]" office:value-type="float" office:value="0.008746" calcext:value-type="float">
            <text:p>0,008746</text:p>
          </table:table-cell>
          <table:table-cell table:formula="of:=[.J73]/[.J$69]" office:value-type="float" office:value="0.0087835" calcext:value-type="float">
            <text:p>0,0087835</text:p>
          </table:table-cell>
          <table:table-cell table:formula="of:=[.K73]/[.K$69]" office:value-type="float" office:value="0.00889433333333333" calcext:value-type="float">
            <text:p>0,0088943333</text:p>
          </table:table-cell>
          <table:table-cell table:formula="of:=[.L73]/[.L$69]" office:value-type="float" office:value="0.0088231" calcext:value-type="float">
            <text:p>0,0088231</text:p>
          </table:table-cell>
          <table:table-cell table:formula="of:=[.M73]/[.M$69]" office:value-type="float" office:value="0.0088694" calcext:value-type="float">
            <text:p>0,0088694</text:p>
          </table:table-cell>
          <table:table-cell table:formula="of:=[.N73]/[.N$69]" office:value-type="float" office:value="0.00883226666666667" calcext:value-type="float">
            <text:p>0,0088322667</text:p>
          </table:table-cell>
          <table:table-cell table:formula="of:=[.O73]/[.O$69]" office:value-type="float" office:value="0.00887734285714286" calcext:value-type="float">
            <text:p>0,0088773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1076" calcext:value-type="float">
            <text:p>0,01076</text:p>
          </table:table-cell>
          <table:table-cell table:formula="of:=[.E74]/[.E$69]" office:value-type="float" office:value="0.009615" calcext:value-type="float">
            <text:p>0,009615</text:p>
          </table:table-cell>
          <table:table-cell table:formula="of:=[.F74]/[.F$69]" office:value-type="float" office:value="0.008134" calcext:value-type="float">
            <text:p>0,008134</text:p>
          </table:table-cell>
          <table:table-cell table:formula="of:=[.G74]/[.G$69]" office:value-type="float" office:value="0.007824" calcext:value-type="float">
            <text:p>0,007824</text:p>
          </table:table-cell>
          <table:table-cell table:formula="of:=[.H74]/[.H$69]" office:value-type="float" office:value="0.007962" calcext:value-type="float">
            <text:p>0,007962</text:p>
          </table:table-cell>
          <table:table-cell table:formula="of:=[.I74]/[.I$69]" office:value-type="float" office:value="0.0089778" calcext:value-type="float">
            <text:p>0,0089778</text:p>
          </table:table-cell>
          <table:table-cell table:formula="of:=[.J74]/[.J$69]" office:value-type="float" office:value="0.0103118" calcext:value-type="float">
            <text:p>0,0103118</text:p>
          </table:table-cell>
          <table:table-cell table:formula="of:=[.K74]/[.K$69]" office:value-type="float" office:value="0.0117002666666667" calcext:value-type="float">
            <text:p>0,0117002667</text:p>
          </table:table-cell>
          <table:table-cell table:formula="of:=[.L74]/[.L$69]" office:value-type="float" office:value="0.0128043" calcext:value-type="float">
            <text:p>0,0128043</text:p>
          </table:table-cell>
          <table:table-cell table:formula="of:=[.M74]/[.M$69]" office:value-type="float" office:value="0.01418616" calcext:value-type="float">
            <text:p>0,01418616</text:p>
          </table:table-cell>
          <table:table-cell table:formula="of:=[.N74]/[.N$69]" office:value-type="float" office:value="0.0158275333333333" calcext:value-type="float">
            <text:p>0,0158275333</text:p>
          </table:table-cell>
          <table:table-cell table:formula="of:=[.O74]/[.O$69]" office:value-type="float" office:value="0.0179096" calcext:value-type="float">
            <text:p>0,01790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1109" calcext:value-type="float">
            <text:p>0,01109</text:p>
          </table:table-cell>
          <table:table-cell table:formula="of:=[.E75]/[.E$69]" office:value-type="float" office:value="0.00923" calcext:value-type="float">
            <text:p>0,00923</text:p>
          </table:table-cell>
          <table:table-cell table:formula="of:=[.F75]/[.F$69]" office:value-type="float" office:value="0.008106" calcext:value-type="float">
            <text:p>0,008106</text:p>
          </table:table-cell>
          <table:table-cell table:formula="of:=[.G75]/[.G$69]" office:value-type="float" office:value="0.007855" calcext:value-type="float">
            <text:p>0,007855</text:p>
          </table:table-cell>
          <table:table-cell table:formula="of:=[.H75]/[.H$69]" office:value-type="float" office:value="0.008007" calcext:value-type="float">
            <text:p>0,008007</text:p>
          </table:table-cell>
          <table:table-cell table:formula="of:=[.I75]/[.I$69]" office:value-type="float" office:value="0.0097078" calcext:value-type="float">
            <text:p>0,0097078</text:p>
          </table:table-cell>
          <table:table-cell table:formula="of:=[.J75]/[.J$69]" office:value-type="float" office:value="0.0107796" calcext:value-type="float">
            <text:p>0,0107796</text:p>
          </table:table-cell>
          <table:table-cell table:formula="of:=[.K75]/[.K$69]" office:value-type="float" office:value="0.0125595333333333" calcext:value-type="float">
            <text:p>0,0125595333</text:p>
          </table:table-cell>
          <table:table-cell table:formula="of:=[.L75]/[.L$69]" office:value-type="float" office:value="0.014196" calcext:value-type="float">
            <text:p>0,014196</text:p>
          </table:table-cell>
          <table:table-cell table:formula="of:=[.M75]/[.M$69]" office:value-type="float" office:value="0.01611932" calcext:value-type="float">
            <text:p>0,01611932</text:p>
          </table:table-cell>
          <table:table-cell table:formula="of:=[.N75]/[.N$69]" office:value-type="float" office:value="0.0180811333333333" calcext:value-type="float">
            <text:p>0,0180811333</text:p>
          </table:table-cell>
          <table:table-cell table:formula="of:=[.O75]/[.O$69]" office:value-type="float" office:value="0.0197053714285714" calcext:value-type="float">
            <text:p>0,019705371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5997" calcext:value-type="float">
            <text:p>0,5997</text:p>
          </table:table-cell>
          <table:table-cell table:formula="of:=[.E6]" office:value-type="float" office:value="0.7158" calcext:value-type="float">
            <text:p>0,7158</text:p>
          </table:table-cell>
          <table:table-cell table:formula="of:=[.F6]" office:value-type="float" office:value="0.7705" calcext:value-type="float">
            <text:p>0,7705</text:p>
          </table:table-cell>
          <table:table-cell table:formula="of:=[.G6]" office:value-type="float" office:value="0.9448" calcext:value-type="float">
            <text:p>0,9448</text:p>
          </table:table-cell>
          <table:table-cell table:formula="of:=[.H6]" office:value-type="float" office:value="1.3039" calcext:value-type="float">
            <text:p>1,3039</text:p>
          </table:table-cell>
          <table:table-cell table:formula="of:=[.I6]" office:value-type="float" office:value="1.4452" calcext:value-type="float">
            <text:p>1,4452</text:p>
          </table:table-cell>
          <table:table-cell table:formula="of:=[.J6]" office:value-type="float" office:value="1.9553" calcext:value-type="float">
            <text:p>1,9553</text:p>
          </table:table-cell>
          <table:table-cell table:formula="of:=[.K6]" office:value-type="float" office:value="2.9709" calcext:value-type="float">
            <text:p>2,9709</text:p>
          </table:table-cell>
          <table:table-cell table:formula="of:=[.L6]" office:value-type="float" office:value="4.4359" calcext:value-type="float">
            <text:p>4,4359</text:p>
          </table:table-cell>
          <table:table-cell table:formula="of:=[.M6]" office:value-type="float" office:value="7.1482" calcext:value-type="float">
            <text:p>7,148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6466" calcext:value-type="float">
            <text:p>0,6466</text:p>
          </table:table-cell>
          <table:table-cell table:formula="of:=[.E7]" office:value-type="float" office:value="0.7038" calcext:value-type="float">
            <text:p>0,7038</text:p>
          </table:table-cell>
          <table:table-cell table:formula="of:=[.F7]" office:value-type="float" office:value="0.7181" calcext:value-type="float">
            <text:p>0,7181</text:p>
          </table:table-cell>
          <table:table-cell table:formula="of:=[.G7]" office:value-type="float" office:value="0.8235" calcext:value-type="float">
            <text:p>0,8235</text:p>
          </table:table-cell>
          <table:table-cell table:formula="of:=[.H7]" office:value-type="float" office:value="1.0753" calcext:value-type="float">
            <text:p>1,0753</text:p>
          </table:table-cell>
          <table:table-cell table:formula="of:=[.I7]" office:value-type="float" office:value="1.3049" calcext:value-type="float">
            <text:p>1,3049</text:p>
          </table:table-cell>
          <table:table-cell table:formula="of:=[.J7]" office:value-type="float" office:value="1.7913" calcext:value-type="float">
            <text:p>1,7913</text:p>
          </table:table-cell>
          <table:table-cell table:formula="of:=[.K7]" office:value-type="float" office:value="3.0031" calcext:value-type="float">
            <text:p>3,0031</text:p>
          </table:table-cell>
          <table:table-cell table:formula="of:=[.L7]" office:value-type="float" office:value="4.5122" calcext:value-type="float">
            <text:p>4,5122</text:p>
          </table:table-cell>
          <table:table-cell table:formula="of:=[.M7]" office:value-type="float" office:value="7.0879" calcext:value-type="float">
            <text:p>7,087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2.4674" calcext:value-type="float">
            <text:p>2,4674</text:p>
          </table:table-cell>
          <table:table-cell table:formula="of:=[.E9]" office:value-type="float" office:value="2.4857" calcext:value-type="float">
            <text:p>2,4857</text:p>
          </table:table-cell>
          <table:table-cell table:formula="of:=[.F9]" office:value-type="float" office:value="2.5362" calcext:value-type="float">
            <text:p>2,5362</text:p>
          </table:table-cell>
          <table:table-cell table:formula="of:=[.G9]" office:value-type="float" office:value="2.5766" calcext:value-type="float">
            <text:p>2,5766</text:p>
          </table:table-cell>
          <table:table-cell table:formula="of:=[.H9]" office:value-type="float" office:value="2.6874" calcext:value-type="float">
            <text:p>2,6874</text:p>
          </table:table-cell>
          <table:table-cell table:formula="of:=[.I9]" office:value-type="float" office:value="2.7546" calcext:value-type="float">
            <text:p>2,7546</text:p>
          </table:table-cell>
          <table:table-cell table:formula="of:=[.J9]" office:value-type="float" office:value="2.8429" calcext:value-type="float">
            <text:p>2,8429</text:p>
          </table:table-cell>
          <table:table-cell table:formula="of:=[.K9]" office:value-type="float" office:value="2.9457" calcext:value-type="float">
            <text:p>2,9457</text:p>
          </table:table-cell>
          <table:table-cell table:formula="of:=[.L9]" office:value-type="float" office:value="3.0083" calcext:value-type="float">
            <text:p>3,0083</text:p>
          </table:table-cell>
          <table:table-cell table:formula="of:=[.M9]" office:value-type="float" office:value="3.1041" calcext:value-type="float">
            <text:p>3,104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6288" calcext:value-type="float">
            <text:p>0,6288</text:p>
          </table:table-cell>
          <table:table-cell table:formula="of:=[.E10]" office:value-type="float" office:value="0.554" calcext:value-type="float">
            <text:p>0,554</text:p>
          </table:table-cell>
          <table:table-cell table:formula="of:=[.F10]" office:value-type="float" office:value="0.5625" calcext:value-type="float">
            <text:p>0,5625</text:p>
          </table:table-cell>
          <table:table-cell table:formula="of:=[.G10]" office:value-type="float" office:value="0.6007" calcext:value-type="float">
            <text:p>0,6007</text:p>
          </table:table-cell>
          <table:table-cell table:formula="of:=[.H10]" office:value-type="float" office:value="0.7916" calcext:value-type="float">
            <text:p>0,7916</text:p>
          </table:table-cell>
          <table:table-cell table:formula="of:=[.I10]" office:value-type="float" office:value="0.868" calcext:value-type="float">
            <text:p>0,868</text:p>
          </table:table-cell>
          <table:table-cell table:formula="of:=[.J10]" office:value-type="float" office:value="1.2886" calcext:value-type="float">
            <text:p>1,2886</text:p>
          </table:table-cell>
          <table:table-cell table:formula="of:=[.K10]" office:value-type="float" office:value="1.9033" calcext:value-type="float">
            <text:p>1,9033</text:p>
          </table:table-cell>
          <table:table-cell table:formula="of:=[.L10]" office:value-type="float" office:value="2.362" calcext:value-type="float">
            <text:p>2,362</text:p>
          </table:table-cell>
          <table:table-cell table:formula="of:=[.M10]" office:value-type="float" office:value="2.613" calcext:value-type="float">
            <text:p>2,6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5347" calcext:value-type="float">
            <text:p>0,5347</text:p>
          </table:table-cell>
          <table:table-cell table:formula="of:=[.E13]" office:value-type="float" office:value="0.6638" calcext:value-type="float">
            <text:p>0,6638</text:p>
          </table:table-cell>
          <table:table-cell table:formula="of:=[.F13]" office:value-type="float" office:value="0.7219" calcext:value-type="float">
            <text:p>0,7219</text:p>
          </table:table-cell>
          <table:table-cell table:formula="of:=[.G13]" office:value-type="float" office:value="0.8422" calcext:value-type="float">
            <text:p>0,8422</text:p>
          </table:table-cell>
          <table:table-cell table:formula="of:=[.H13]" office:value-type="float" office:value="1.0566" calcext:value-type="float">
            <text:p>1,0566</text:p>
          </table:table-cell>
          <table:table-cell table:formula="of:=[.I13]" office:value-type="float" office:value="1.0324" calcext:value-type="float">
            <text:p>1,0324</text:p>
          </table:table-cell>
          <table:table-cell table:formula="of:=[.J13]" office:value-type="float" office:value="1.2699" calcext:value-type="float">
            <text:p>1,2699</text:p>
          </table:table-cell>
          <table:table-cell table:formula="of:=[.K13]" office:value-type="float" office:value="2.1205" calcext:value-type="float">
            <text:p>2,1205</text:p>
          </table:table-cell>
          <table:table-cell table:formula="of:=[.L13]" office:value-type="float" office:value="3.4004" calcext:value-type="float">
            <text:p>3,4004</text:p>
          </table:table-cell>
          <table:table-cell table:formula="of:=[.M13]" office:value-type="float" office:value="5.7403" calcext:value-type="float">
            <text:p>5,74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5117" calcext:value-type="float">
            <text:p>0,5117</text:p>
          </table:table-cell>
          <table:table-cell table:formula="of:=[.E14]" office:value-type="float" office:value="0.6895" calcext:value-type="float">
            <text:p>0,6895</text:p>
          </table:table-cell>
          <table:table-cell table:formula="of:=[.F14]" office:value-type="float" office:value="0.6689" calcext:value-type="float">
            <text:p>0,6689</text:p>
          </table:table-cell>
          <table:table-cell table:formula="of:=[.G14]" office:value-type="float" office:value="0.7631" calcext:value-type="float">
            <text:p>0,7631</text:p>
          </table:table-cell>
          <table:table-cell table:formula="of:=[.H14]" office:value-type="float" office:value="0.8866" calcext:value-type="float">
            <text:p>0,8866</text:p>
          </table:table-cell>
          <table:table-cell table:formula="of:=[.I14]" office:value-type="float" office:value="1.0191" calcext:value-type="float">
            <text:p>1,0191</text:p>
          </table:table-cell>
          <table:table-cell table:formula="of:=[.J14]" office:value-type="float" office:value="1.2318" calcext:value-type="float">
            <text:p>1,2318</text:p>
          </table:table-cell>
          <table:table-cell table:formula="of:=[.K14]" office:value-type="float" office:value="1.932" calcext:value-type="float">
            <text:p>1,932</text:p>
          </table:table-cell>
          <table:table-cell table:formula="of:=[.L14]" office:value-type="float" office:value="3.2379" calcext:value-type="float">
            <text:p>3,2379</text:p>
          </table:table-cell>
          <table:table-cell table:formula="of:=[.M14]" office:value-type="float" office:value="5.6635" calcext:value-type="float">
            <text:p>5,66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1.9858" calcext:value-type="float">
            <text:p>1,9858</text:p>
          </table:table-cell>
          <table:table-cell table:formula="of:=[.E16]" office:value-type="float" office:value="2.3485" calcext:value-type="float">
            <text:p>2,3485</text:p>
          </table:table-cell>
          <table:table-cell table:formula="of:=[.F16]" office:value-type="float" office:value="2.6737" calcext:value-type="float">
            <text:p>2,6737</text:p>
          </table:table-cell>
          <table:table-cell table:formula="of:=[.G16]" office:value-type="float" office:value="3.0267" calcext:value-type="float">
            <text:p>3,0267</text:p>
          </table:table-cell>
          <table:table-cell table:formula="of:=[.H16]" office:value-type="float" office:value="3.7848" calcext:value-type="float">
            <text:p>3,7848</text:p>
          </table:table-cell>
          <table:table-cell table:formula="of:=[.I16]" office:value-type="float" office:value="4.4067" calcext:value-type="float">
            <text:p>4,4067</text:p>
          </table:table-cell>
          <table:table-cell table:formula="of:=[.J16]" office:value-type="float" office:value="5.3672" calcext:value-type="float">
            <text:p>5,3672</text:p>
          </table:table-cell>
          <table:table-cell table:formula="of:=[.K16]" office:value-type="float" office:value="6.2646" calcext:value-type="float">
            <text:p>6,2646</text:p>
          </table:table-cell>
          <table:table-cell table:formula="of:=[.L16]" office:value-type="float" office:value="8.0226" calcext:value-type="float">
            <text:p>8,0226</text:p>
          </table:table-cell>
          <table:table-cell table:formula="of:=[.M16]" office:value-type="float" office:value="5.7291" calcext:value-type="float">
            <text:p>5,729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6627" calcext:value-type="float">
            <text:p>0,6627</text:p>
          </table:table-cell>
          <table:table-cell table:formula="of:=[.E17]" office:value-type="float" office:value="0.8726" calcext:value-type="float">
            <text:p>0,8726</text:p>
          </table:table-cell>
          <table:table-cell table:formula="of:=[.F17]" office:value-type="float" office:value="1.0035" calcext:value-type="float">
            <text:p>1,0035</text:p>
          </table:table-cell>
          <table:table-cell table:formula="of:=[.G17]" office:value-type="float" office:value="1.2071" calcext:value-type="float">
            <text:p>1,2071</text:p>
          </table:table-cell>
          <table:table-cell table:formula="of:=[.H17]" office:value-type="float" office:value="1.5273" calcext:value-type="float">
            <text:p>1,5273</text:p>
          </table:table-cell>
          <table:table-cell table:formula="of:=[.I17]" office:value-type="float" office:value="1.8708" calcext:value-type="float">
            <text:p>1,8708</text:p>
          </table:table-cell>
          <table:table-cell table:formula="of:=[.J17]" office:value-type="float" office:value="2.1738" calcext:value-type="float">
            <text:p>2,1738</text:p>
          </table:table-cell>
          <table:table-cell table:formula="of:=[.K17]" office:value-type="float" office:value="2.4292" calcext:value-type="float">
            <text:p>2,4292</text:p>
          </table:table-cell>
          <table:table-cell table:formula="of:=[.L17]" office:value-type="float" office:value="3.2667" calcext:value-type="float">
            <text:p>3,2667</text:p>
          </table:table-cell>
          <table:table-cell table:formula="of:=[.M17]" office:value-type="float" office:value="2.3225" calcext:value-type="float">
            <text:p>2,32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6983" calcext:value-type="float">
            <text:p>0,6983</text:p>
          </table:table-cell>
          <table:table-cell table:formula="of:=[.E20]" office:value-type="float" office:value="0.8711" calcext:value-type="float">
            <text:p>0,8711</text:p>
          </table:table-cell>
          <table:table-cell table:formula="of:=[.F20]" office:value-type="float" office:value="0.9024" calcext:value-type="float">
            <text:p>0,9024</text:p>
          </table:table-cell>
          <table:table-cell table:formula="of:=[.G20]" office:value-type="float" office:value="1.0196" calcext:value-type="float">
            <text:p>1,0196</text:p>
          </table:table-cell>
          <table:table-cell table:formula="of:=[.H20]" office:value-type="float" office:value="1.3077" calcext:value-type="float">
            <text:p>1,3077</text:p>
          </table:table-cell>
          <table:table-cell table:formula="of:=[.I20]" office:value-type="float" office:value="1.2402" calcext:value-type="float">
            <text:p>1,2402</text:p>
          </table:table-cell>
          <table:table-cell table:formula="of:=[.J20]" office:value-type="float" office:value="1.4024" calcext:value-type="float">
            <text:p>1,4024</text:p>
          </table:table-cell>
          <table:table-cell table:formula="of:=[.K20]" office:value-type="float" office:value="2.0137" calcext:value-type="float">
            <text:p>2,0137</text:p>
          </table:table-cell>
          <table:table-cell table:formula="of:=[.L20]" office:value-type="float" office:value="2.7488" calcext:value-type="float">
            <text:p>2,7488</text:p>
          </table:table-cell>
          <table:table-cell table:formula="of:=[.M20]" office:value-type="float" office:value="4.2855" calcext:value-type="float">
            <text:p>4,28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6993" calcext:value-type="float">
            <text:p>0,6993</text:p>
          </table:table-cell>
          <table:table-cell table:formula="of:=[.E21]" office:value-type="float" office:value="0.8418" calcext:value-type="float">
            <text:p>0,8418</text:p>
          </table:table-cell>
          <table:table-cell table:formula="of:=[.F21]" office:value-type="float" office:value="0.8716" calcext:value-type="float">
            <text:p>0,8716</text:p>
          </table:table-cell>
          <table:table-cell table:formula="of:=[.G21]" office:value-type="float" office:value="0.9198" calcext:value-type="float">
            <text:p>0,9198</text:p>
          </table:table-cell>
          <table:table-cell table:formula="of:=[.H21]" office:value-type="float" office:value="1.0445" calcext:value-type="float">
            <text:p>1,0445</text:p>
          </table:table-cell>
          <table:table-cell table:formula="of:=[.I21]" office:value-type="float" office:value="1.0878" calcext:value-type="float">
            <text:p>1,0878</text:p>
          </table:table-cell>
          <table:table-cell table:formula="of:=[.J21]" office:value-type="float" office:value="1.4173" calcext:value-type="float">
            <text:p>1,4173</text:p>
          </table:table-cell>
          <table:table-cell table:formula="of:=[.K21]" office:value-type="float" office:value="1.9787" calcext:value-type="float">
            <text:p>1,9787</text:p>
          </table:table-cell>
          <table:table-cell table:formula="of:=[.L21]" office:value-type="float" office:value="2.8693" calcext:value-type="float">
            <text:p>2,8693</text:p>
          </table:table-cell>
          <table:table-cell table:formula="of:=[.M21]" office:value-type="float" office:value="4.3447" calcext:value-type="float">
            <text:p>4,34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1.8516" calcext:value-type="float">
            <text:p>1,8516</text:p>
          </table:table-cell>
          <table:table-cell table:formula="of:=[.E23]" office:value-type="float" office:value="2.0748" calcext:value-type="float">
            <text:p>2,0748</text:p>
          </table:table-cell>
          <table:table-cell table:formula="of:=[.F23]" office:value-type="float" office:value="2.1758" calcext:value-type="float">
            <text:p>2,1758</text:p>
          </table:table-cell>
          <table:table-cell table:formula="of:=[.G23]" office:value-type="float" office:value="2.2279" calcext:value-type="float">
            <text:p>2,2279</text:p>
          </table:table-cell>
          <table:table-cell table:formula="of:=[.H23]" office:value-type="float" office:value="2.3636" calcext:value-type="float">
            <text:p>2,3636</text:p>
          </table:table-cell>
          <table:table-cell table:formula="of:=[.I23]" office:value-type="float" office:value="2.4843" calcext:value-type="float">
            <text:p>2,4843</text:p>
          </table:table-cell>
          <table:table-cell table:formula="of:=[.J23]" office:value-type="float" office:value="2.6601" calcext:value-type="float">
            <text:p>2,6601</text:p>
          </table:table-cell>
          <table:table-cell table:formula="of:=[.K23]" office:value-type="float" office:value="2.7493" calcext:value-type="float">
            <text:p>2,7493</text:p>
          </table:table-cell>
          <table:table-cell table:formula="of:=[.L23]" office:value-type="float" office:value="2.8573" calcext:value-type="float">
            <text:p>2,8573</text:p>
          </table:table-cell>
          <table:table-cell table:formula="of:=[.M23]" office:value-type="float" office:value="2.8607" calcext:value-type="float">
            <text:p>2,860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6484" calcext:value-type="float">
            <text:p>0,6484</text:p>
          </table:table-cell>
          <table:table-cell table:formula="of:=[.E24]" office:value-type="float" office:value="0.71" calcext:value-type="float">
            <text:p>0,71</text:p>
          </table:table-cell>
          <table:table-cell table:formula="of:=[.F24]" office:value-type="float" office:value="0.7748" calcext:value-type="float">
            <text:p>0,7748</text:p>
          </table:table-cell>
          <table:table-cell table:formula="of:=[.G24]" office:value-type="float" office:value="0.8481" calcext:value-type="float">
            <text:p>0,8481</text:p>
          </table:table-cell>
          <table:table-cell table:formula="of:=[.H24]" office:value-type="float" office:value="1.0617" calcext:value-type="float">
            <text:p>1,0617</text:p>
          </table:table-cell>
          <table:table-cell table:formula="of:=[.I24]" office:value-type="float" office:value="1.1969" calcext:value-type="float">
            <text:p>1,1969</text:p>
          </table:table-cell>
          <table:table-cell table:formula="of:=[.J24]" office:value-type="float" office:value="1.532" calcext:value-type="float">
            <text:p>1,532</text:p>
          </table:table-cell>
          <table:table-cell table:formula="of:=[.K24]" office:value-type="float" office:value="2.1005" calcext:value-type="float">
            <text:p>2,1005</text:p>
          </table:table-cell>
          <table:table-cell table:formula="of:=[.L24]" office:value-type="float" office:value="2.478" calcext:value-type="float">
            <text:p>2,478</text:p>
          </table:table-cell>
          <table:table-cell table:formula="of:=[.M24]" office:value-type="float" office:value="2.6897" calcext:value-type="float">
            <text:p>2,689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662" calcext:value-type="float">
            <text:p>0,0662</text:p>
          </table:table-cell>
          <table:table-cell table:formula="of:=[.E30]/[.E$109]" office:value-type="float" office:value="0.03475" calcext:value-type="float">
            <text:p>0,03475</text:p>
          </table:table-cell>
          <table:table-cell table:formula="of:=[.F30]/[.F$109]" office:value-type="float" office:value="0.030108" calcext:value-type="float">
            <text:p>0,030108</text:p>
          </table:table-cell>
          <table:table-cell table:formula="of:=[.G30]/[.G$109]" office:value-type="float" office:value="0.024747" calcext:value-type="float">
            <text:p>0,024747</text:p>
          </table:table-cell>
          <table:table-cell table:formula="of:=[.H30]/[.H$109]" office:value-type="float" office:value="0.0222876" calcext:value-type="float">
            <text:p>0,0222876</text:p>
          </table:table-cell>
          <table:table-cell table:formula="of:=[.I30]/[.I$109]" office:value-type="float" office:value="0.0211944" calcext:value-type="float">
            <text:p>0,0211944</text:p>
          </table:table-cell>
          <table:table-cell table:formula="of:=[.J30]/[.J$109]" office:value-type="float" office:value="0.02511755" calcext:value-type="float">
            <text:p>0,02511755</text:p>
          </table:table-cell>
          <table:table-cell table:formula="of:=[.K30]/[.K$109]" office:value-type="float" office:value="0.02564984" calcext:value-type="float">
            <text:p>0,02564984</text:p>
          </table:table-cell>
          <table:table-cell table:formula="of:=[.L30]/[.L$109]" office:value-type="float" office:value="0.02376936" calcext:value-type="float">
            <text:p>0,02376936</text:p>
          </table:table-cell>
          <table:table-cell table:formula="of:=[.M30]/[.M$109]" office:value-type="float" office:value="0.02161678" calcext:value-type="float">
            <text:p>0,021616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6986" calcext:value-type="float">
            <text:p>0,06986</text:p>
          </table:table-cell>
          <table:table-cell table:formula="of:=[.E31]/[.E$109]" office:value-type="float" office:value="0.035492" calcext:value-type="float">
            <text:p>0,035492</text:p>
          </table:table-cell>
          <table:table-cell table:formula="of:=[.F31]/[.F$109]" office:value-type="float" office:value="0.030888" calcext:value-type="float">
            <text:p>0,030888</text:p>
          </table:table-cell>
          <table:table-cell table:formula="of:=[.G31]/[.G$109]" office:value-type="float" office:value="0.0271835" calcext:value-type="float">
            <text:p>0,0271835</text:p>
          </table:table-cell>
          <table:table-cell table:formula="of:=[.H31]/[.H$109]" office:value-type="float" office:value="0.0251936" calcext:value-type="float">
            <text:p>0,0251936</text:p>
          </table:table-cell>
          <table:table-cell table:formula="of:=[.I31]/[.I$109]" office:value-type="float" office:value="0.0263253" calcext:value-type="float">
            <text:p>0,0263253</text:p>
          </table:table-cell>
          <table:table-cell table:formula="of:=[.J31]/[.J$109]" office:value-type="float" office:value="0.02634735" calcext:value-type="float">
            <text:p>0,02634735</text:p>
          </table:table-cell>
          <table:table-cell table:formula="of:=[.K31]/[.K$109]" office:value-type="float" office:value="0.0259208" calcext:value-type="float">
            <text:p>0,0259208</text:p>
          </table:table-cell>
          <table:table-cell table:formula="of:=[.L31]/[.L$109]" office:value-type="float" office:value="0.02342336" calcext:value-type="float">
            <text:p>0,02342336</text:p>
          </table:table-cell>
          <table:table-cell table:formula="of:=[.M31]/[.M$109]" office:value-type="float" office:value="0.020967925" calcext:value-type="float">
            <text:p>0,02096792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5056" calcext:value-type="float">
            <text:p>0,5056</text:p>
          </table:table-cell>
          <table:table-cell table:formula="of:=[.E34]" office:value-type="float" office:value="0.7659" calcext:value-type="float">
            <text:p>0,7659</text:p>
          </table:table-cell>
          <table:table-cell table:formula="of:=[.F34]" office:value-type="float" office:value="0.8992" calcext:value-type="float">
            <text:p>0,8992</text:p>
          </table:table-cell>
          <table:table-cell table:formula="of:=[.G34]" office:value-type="float" office:value="1.1536" calcext:value-type="float">
            <text:p>1,1536</text:p>
          </table:table-cell>
          <table:table-cell table:formula="of:=[.H34]" office:value-type="float" office:value="1.9221" calcext:value-type="float">
            <text:p>1,9221</text:p>
          </table:table-cell>
          <table:table-cell table:formula="of:=[.I34]" office:value-type="float" office:value="2.5536" calcext:value-type="float">
            <text:p>2,5536</text:p>
          </table:table-cell>
          <table:table-cell table:formula="of:=[.J34]" office:value-type="float" office:value="3.77" calcext:value-type="float">
            <text:p>3,77</text:p>
          </table:table-cell>
          <table:table-cell table:formula="of:=[.K34]" office:value-type="float" office:value="11.2785" calcext:value-type="float">
            <text:p>11,2785</text:p>
          </table:table-cell>
          <table:table-cell table:formula="of:=[.L34]" office:value-type="float" office:value="13.191" calcext:value-type="float">
            <text:p>13,191</text:p>
          </table:table-cell>
          <table:table-cell table:formula="of:=[.M34]" office:value-type="float" office:value="24.7264" calcext:value-type="float">
            <text:p>24,72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4917" calcext:value-type="float">
            <text:p>0,4917</text:p>
          </table:table-cell>
          <table:table-cell table:formula="of:=[.E35]" office:value-type="float" office:value="0.5392" calcext:value-type="float">
            <text:p>0,5392</text:p>
          </table:table-cell>
          <table:table-cell table:formula="of:=[.F35]" office:value-type="float" office:value="0.5497" calcext:value-type="float">
            <text:p>0,5497</text:p>
          </table:table-cell>
          <table:table-cell table:formula="of:=[.G35]" office:value-type="float" office:value="0.5976" calcext:value-type="float">
            <text:p>0,5976</text:p>
          </table:table-cell>
          <table:table-cell table:formula="of:=[.H35]" office:value-type="float" office:value="0.7401" calcext:value-type="float">
            <text:p>0,7401</text:p>
          </table:table-cell>
          <table:table-cell table:formula="of:=[.I35]" office:value-type="float" office:value="0.5488" calcext:value-type="float">
            <text:p>0,5488</text:p>
          </table:table-cell>
          <table:table-cell table:formula="of:=[.J35]" office:value-type="float" office:value="0.5879" calcext:value-type="float">
            <text:p>0,5879</text:p>
          </table:table-cell>
          <table:table-cell table:formula="of:=[.K35]" office:value-type="float" office:value="0.7129" calcext:value-type="float">
            <text:p>0,7129</text:p>
          </table:table-cell>
          <table:table-cell table:formula="of:=[.L35]" office:value-type="float" office:value="0.8624" calcext:value-type="float">
            <text:p>0,8624</text:p>
          </table:table-cell>
          <table:table-cell table:formula="of:=[.M35]" office:value-type="float" office:value="0.9542" calcext:value-type="float">
            <text:p>0,95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7059" calcext:value-type="float">
            <text:p>0,7059</text:p>
          </table:table-cell>
          <table:table-cell table:formula="of:=[.E37]" office:value-type="float" office:value="0.7409" calcext:value-type="float">
            <text:p>0,7409</text:p>
          </table:table-cell>
          <table:table-cell table:formula="of:=[.F37]" office:value-type="float" office:value="0.8375" calcext:value-type="float">
            <text:p>0,8375</text:p>
          </table:table-cell>
          <table:table-cell table:formula="of:=[.G37]" office:value-type="float" office:value="0.9142" calcext:value-type="float">
            <text:p>0,9142</text:p>
          </table:table-cell>
          <table:table-cell table:formula="of:=[.H37]" office:value-type="float" office:value="0.9854" calcext:value-type="float">
            <text:p>0,9854</text:p>
          </table:table-cell>
          <table:table-cell table:formula="of:=[.I37]" office:value-type="float" office:value="0.9509" calcext:value-type="float">
            <text:p>0,9509</text:p>
          </table:table-cell>
          <table:table-cell table:formula="of:=[.J37]" office:value-type="float" office:value="0.9996" calcext:value-type="float">
            <text:p>0,9996</text:p>
          </table:table-cell>
          <table:table-cell table:formula="of:=[.K37]" office:value-type="float" office:value="1.4349" calcext:value-type="float">
            <text:p>1,4349</text:p>
          </table:table-cell>
          <table:table-cell table:formula="of:=[.L37]" office:value-type="float" office:value="1.1077" calcext:value-type="float">
            <text:p>1,1077</text:p>
          </table:table-cell>
          <table:table-cell table:formula="of:=[.M37]" office:value-type="float" office:value="1.2944" calcext:value-type="float">
            <text:p>1,294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745" calcext:value-type="float">
            <text:p>0,745</text:p>
          </table:table-cell>
          <table:table-cell table:formula="of:=[.E38]" office:value-type="float" office:value="0.7836" calcext:value-type="float">
            <text:p>0,7836</text:p>
          </table:table-cell>
          <table:table-cell table:formula="of:=[.F38]" office:value-type="float" office:value="0.8666" calcext:value-type="float">
            <text:p>0,8666</text:p>
          </table:table-cell>
          <table:table-cell table:formula="of:=[.G38]" office:value-type="float" office:value="0.9195" calcext:value-type="float">
            <text:p>0,9195</text:p>
          </table:table-cell>
          <table:table-cell table:formula="of:=[.H38]" office:value-type="float" office:value="0.9561" calcext:value-type="float">
            <text:p>0,9561</text:p>
          </table:table-cell>
          <table:table-cell table:formula="of:=[.I38]" office:value-type="float" office:value="0.9831" calcext:value-type="float">
            <text:p>0,9831</text:p>
          </table:table-cell>
          <table:table-cell table:formula="of:=[.J38]" office:value-type="float" office:value="1.0709" calcext:value-type="float">
            <text:p>1,0709</text:p>
          </table:table-cell>
          <table:table-cell table:formula="of:=[.K38]" office:value-type="float" office:value="1.4936" calcext:value-type="float">
            <text:p>1,4936</text:p>
          </table:table-cell>
          <table:table-cell table:formula="of:=[.L38]" office:value-type="float" office:value="1.2377" calcext:value-type="float">
            <text:p>1,2377</text:p>
          </table:table-cell>
          <table:table-cell table:formula="of:=[.M38]" office:value-type="float" office:value="1.264" calcext:value-type="float">
            <text:p>1,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4917" calcext:value-type="float">
            <text:p>0,4917</text:p>
          </table:table-cell>
          <table:table-cell table:formula="of:=[.E35]" office:value-type="float" office:value="0.5392" calcext:value-type="float">
            <text:p>0,5392</text:p>
          </table:table-cell>
          <table:table-cell table:formula="of:=[.F35]" office:value-type="float" office:value="0.5497" calcext:value-type="float">
            <text:p>0,5497</text:p>
          </table:table-cell>
          <table:table-cell table:formula="of:=[.G35]" office:value-type="float" office:value="0.5976" calcext:value-type="float">
            <text:p>0,5976</text:p>
          </table:table-cell>
          <table:table-cell table:formula="of:=[.H35]" office:value-type="float" office:value="0.7401" calcext:value-type="float">
            <text:p>0,7401</text:p>
          </table:table-cell>
          <table:table-cell table:formula="of:=[.I35]" office:value-type="float" office:value="0.5488" calcext:value-type="float">
            <text:p>0,5488</text:p>
          </table:table-cell>
          <table:table-cell table:formula="of:=[.J35]" office:value-type="float" office:value="0.5879" calcext:value-type="float">
            <text:p>0,5879</text:p>
          </table:table-cell>
          <table:table-cell table:formula="of:=[.K35]" office:value-type="float" office:value="0.7129" calcext:value-type="float">
            <text:p>0,7129</text:p>
          </table:table-cell>
          <table:table-cell table:formula="of:=[.L35]" office:value-type="float" office:value="0.8624" calcext:value-type="float">
            <text:p>0,8624</text:p>
          </table:table-cell>
          <table:table-cell table:formula="of:=[.M35]" office:value-type="float" office:value="0.9542" calcext:value-type="float">
            <text:p>0,95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&amp; col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7059" calcext:value-type="float">
            <text:p>0,7059</text:p>
          </table:table-cell>
          <table:table-cell table:formula="of:=[.E37]" office:value-type="float" office:value="0.7409" calcext:value-type="float">
            <text:p>0,7409</text:p>
          </table:table-cell>
          <table:table-cell table:formula="of:=[.F37]" office:value-type="float" office:value="0.8375" calcext:value-type="float">
            <text:p>0,8375</text:p>
          </table:table-cell>
          <table:table-cell table:formula="of:=[.G37]" office:value-type="float" office:value="0.9142" calcext:value-type="float">
            <text:p>0,9142</text:p>
          </table:table-cell>
          <table:table-cell table:formula="of:=[.H37]" office:value-type="float" office:value="0.9854" calcext:value-type="float">
            <text:p>0,9854</text:p>
          </table:table-cell>
          <table:table-cell table:formula="of:=[.I37]" office:value-type="float" office:value="0.9509" calcext:value-type="float">
            <text:p>0,9509</text:p>
          </table:table-cell>
          <table:table-cell table:formula="of:=[.J37]" office:value-type="float" office:value="0.9996" calcext:value-type="float">
            <text:p>0,9996</text:p>
          </table:table-cell>
          <table:table-cell table:formula="of:=[.K37]" office:value-type="float" office:value="1.4349" calcext:value-type="float">
            <text:p>1,4349</text:p>
          </table:table-cell>
          <table:table-cell table:formula="of:=[.L37]" office:value-type="float" office:value="1.1077" calcext:value-type="float">
            <text:p>1,1077</text:p>
          </table:table-cell>
          <table:table-cell table:formula="of:=[.M37]" office:value-type="float" office:value="1.2944" calcext:value-type="float">
            <text:p>1,29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745" calcext:value-type="float">
            <text:p>0,745</text:p>
          </table:table-cell>
          <table:table-cell table:formula="of:=[.E38]" office:value-type="float" office:value="0.7836" calcext:value-type="float">
            <text:p>0,7836</text:p>
          </table:table-cell>
          <table:table-cell table:formula="of:=[.F38]" office:value-type="float" office:value="0.8666" calcext:value-type="float">
            <text:p>0,8666</text:p>
          </table:table-cell>
          <table:table-cell table:formula="of:=[.G38]" office:value-type="float" office:value="0.9195" calcext:value-type="float">
            <text:p>0,9195</text:p>
          </table:table-cell>
          <table:table-cell table:formula="of:=[.H38]" office:value-type="float" office:value="0.9561" calcext:value-type="float">
            <text:p>0,9561</text:p>
          </table:table-cell>
          <table:table-cell table:formula="of:=[.I38]" office:value-type="float" office:value="0.9831" calcext:value-type="float">
            <text:p>0,9831</text:p>
          </table:table-cell>
          <table:table-cell table:formula="of:=[.J38]" office:value-type="float" office:value="1.0709" calcext:value-type="float">
            <text:p>1,0709</text:p>
          </table:table-cell>
          <table:table-cell table:formula="of:=[.K38]" office:value-type="float" office:value="1.4936" calcext:value-type="float">
            <text:p>1,4936</text:p>
          </table:table-cell>
          <table:table-cell table:formula="of:=[.L38]" office:value-type="float" office:value="1.2377" calcext:value-type="float">
            <text:p>1,2377</text:p>
          </table:table-cell>
          <table:table-cell table:formula="of:=[.M38]" office:value-type="float" office:value="1.264" calcext:value-type="float">
            <text:p>1,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1558" calcext:value-type="float">
            <text:p>0,1558</text:p>
          </table:table-cell>
          <table:table-cell table:formula="of:=[.E41]" office:value-type="float" office:value="0.1811" calcext:value-type="float">
            <text:p>0,1811</text:p>
          </table:table-cell>
          <table:table-cell table:formula="of:=[.F41]" office:value-type="float" office:value="0.202" calcext:value-type="float">
            <text:p>0,202</text:p>
          </table:table-cell>
          <table:table-cell table:formula="of:=[.G41]" office:value-type="float" office:value="0.2521" calcext:value-type="float">
            <text:p>0,2521</text:p>
          </table:table-cell>
          <table:table-cell table:formula="of:=[.H41]" office:value-type="float" office:value="0.5702" calcext:value-type="float">
            <text:p>0,5702</text:p>
          </table:table-cell>
          <table:table-cell table:formula="of:=[.I41]" office:value-type="float" office:value="0.5574" calcext:value-type="float">
            <text:p>0,5574</text:p>
          </table:table-cell>
          <table:table-cell table:formula="of:=[.J41]" office:value-type="float" office:value="0.8281" calcext:value-type="float">
            <text:p>0,8281</text:p>
          </table:table-cell>
          <table:table-cell table:formula="of:=[.K41]" office:value-type="float" office:value="1.3912" calcext:value-type="float">
            <text:p>1,3912</text:p>
          </table:table-cell>
          <table:table-cell table:formula="of:=[.L41]" office:value-type="float" office:value="2.3546" calcext:value-type="float">
            <text:p>2,3546</text:p>
          </table:table-cell>
          <table:table-cell table:formula="of:=[.M41]" office:value-type="float" office:value="4.2024" calcext:value-type="float">
            <text:p>4,2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9623" calcext:value-type="float">
            <text:p>0,9623</text:p>
          </table:table-cell>
          <table:table-cell table:formula="of:=[.E44]" office:value-type="float" office:value="2.7575" calcext:value-type="float">
            <text:p>2,7575</text:p>
          </table:table-cell>
          <table:table-cell table:formula="of:=[.F44]" office:value-type="float" office:value="4.9356" calcext:value-type="float">
            <text:p>4,9356</text:p>
          </table:table-cell>
          <table:table-cell table:formula="of:=[.G44]" office:value-type="float" office:value="7.8798" calcext:value-type="float">
            <text:p>7,8798</text:p>
          </table:table-cell>
          <table:table-cell table:formula="of:=[.H44]" office:value-type="float" office:value="17.4728" calcext:value-type="float">
            <text:p>17,4728</text:p>
          </table:table-cell>
          <table:table-cell table:formula="of:=[.I44]" office:value-type="float" office:value="32.5215" calcext:value-type="float">
            <text:p>32,5215</text:p>
          </table:table-cell>
          <table:table-cell table:formula="of:=[.J44]" office:value-type="float" office:value="90.6954" calcext:value-type="float">
            <text:p>90,6954</text:p>
          </table:table-cell>
          <table:table-cell table:formula="of:=[.K44]" office:value-type="float" office:value="245.8024" calcext:value-type="float">
            <text:p>245,8024</text:p>
          </table:table-cell>
          <table:table-cell table:formula="of:=[.L44]" office:value-type="float" office:value="480.4535" calcext:value-type="float">
            <text:p>480,4535</text:p>
          </table:table-cell>
          <table:table-cell table:formula="of:=[.M44]" office:value-type="float" office:value="965.1804" calcext:value-type="float">
            <text:p>965,180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8878" calcext:value-type="float">
            <text:p>0,8878</text:p>
          </table:table-cell>
          <table:table-cell table:formula="of:=[.E45]" office:value-type="float" office:value="2.8536" calcext:value-type="float">
            <text:p>2,8536</text:p>
          </table:table-cell>
          <table:table-cell table:formula="of:=[.F45]" office:value-type="float" office:value="5.1406" calcext:value-type="float">
            <text:p>5,1406</text:p>
          </table:table-cell>
          <table:table-cell table:formula="of:=[.G45]" office:value-type="float" office:value="9.1787" calcext:value-type="float">
            <text:p>9,1787</text:p>
          </table:table-cell>
          <table:table-cell table:formula="of:=[.H45]" office:value-type="float" office:value="21.2002" calcext:value-type="float">
            <text:p>21,2002</text:p>
          </table:table-cell>
          <table:table-cell table:formula="of:=[.I45]" office:value-type="float" office:value="44.866" calcext:value-type="float">
            <text:p>44,866</text:p>
          </table:table-cell>
          <table:table-cell table:formula="of:=[.J45]" office:value-type="float" office:value="96.5877" calcext:value-type="float">
            <text:p>96,5877</text:p>
          </table:table-cell>
          <table:table-cell table:formula="of:=[.K45]" office:value-type="float" office:value="246.0889" calcext:value-type="float">
            <text:p>246,0889</text:p>
          </table:table-cell>
          <table:table-cell table:formula="of:=[.L45]" office:value-type="float" office:value="463.5996" calcext:value-type="float">
            <text:p>463,5996</text:p>
          </table:table-cell>
          <table:table-cell table:formula="of:=[.M45]" office:value-type="float" office:value="927.8311" calcext:value-type="float">
            <text:p>927,831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1558" calcext:value-type="float">
            <text:p>0,01558</text:p>
          </table:table-cell>
          <table:table-cell table:style-name="ce2" table:formula="of:=[.E41]/[.E$5]" office:value-type="float" office:value="0.003622" calcext:value-type="float">
            <text:p>0,003622</text:p>
          </table:table-cell>
          <table:table-cell table:style-name="ce2" table:formula="of:=[.F41]/[.F$5]" office:value-type="float" office:value="0.00202" calcext:value-type="float">
            <text:p>0,00202</text:p>
          </table:table-cell>
          <table:table-cell table:style-name="ce2" table:formula="of:=[.G41]/[.G$5]" office:value-type="float" office:value="0.0012605" calcext:value-type="float">
            <text:p>0,0012605</text:p>
          </table:table-cell>
          <table:table-cell table:style-name="ce2" table:formula="of:=[.H41]/[.H$5]" office:value-type="float" office:value="0.0011404" calcext:value-type="float">
            <text:p>0,0011404</text:p>
          </table:table-cell>
          <table:table-cell table:style-name="ce2" table:formula="of:=[.I41]/[.I$5]" office:value-type="float" office:value="0.0005574" calcext:value-type="float">
            <text:p>0,0005574</text:p>
          </table:table-cell>
          <table:table-cell table:style-name="ce2" table:formula="of:=[.J41]/[.J$5]" office:value-type="float" office:value="0.00041405" calcext:value-type="float">
            <text:p>0,00041405</text:p>
          </table:table-cell>
          <table:table-cell table:style-name="ce2" table:formula="of:=[.K41]/[.K$5]" office:value-type="float" office:value="0.00027824" calcext:value-type="float">
            <text:p>0,00027824</text:p>
          </table:table-cell>
          <table:table-cell table:style-name="ce2" table:formula="of:=[.L41]/[.L$5]" office:value-type="float" office:value="0.00023546" calcext:value-type="float">
            <text:p>0,00023546</text:p>
          </table:table-cell>
          <table:table-cell table:style-name="ce2" table:formula="of:=[.M41]/[.M$5]" office:value-type="float" office:value="0.00021012" calcext:value-type="float">
            <text:p>0,000210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9623" calcext:value-type="float">
            <text:p>0,09623</text:p>
          </table:table-cell>
          <table:table-cell table:formula="of:=[.E44]/[.E$5]" office:value-type="float" office:value="0.05515" calcext:value-type="float">
            <text:p>0,05515</text:p>
          </table:table-cell>
          <table:table-cell table:formula="of:=[.F44]/[.F$5]" office:value-type="float" office:value="0.049356" calcext:value-type="float">
            <text:p>0,049356</text:p>
          </table:table-cell>
          <table:table-cell table:formula="of:=[.G44]/[.G$5]" office:value-type="float" office:value="0.039399" calcext:value-type="float">
            <text:p>0,039399</text:p>
          </table:table-cell>
          <table:table-cell table:formula="of:=[.H44]/[.H$5]" office:value-type="float" office:value="0.0349456" calcext:value-type="float">
            <text:p>0,0349456</text:p>
          </table:table-cell>
          <table:table-cell table:formula="of:=[.I44]/[.I$5]" office:value-type="float" office:value="0.0325215" calcext:value-type="float">
            <text:p>0,0325215</text:p>
          </table:table-cell>
          <table:table-cell table:formula="of:=[.J44]/[.J$5]" office:value-type="float" office:value="0.0453477" calcext:value-type="float">
            <text:p>0,0453477</text:p>
          </table:table-cell>
          <table:table-cell table:formula="of:=[.K44]/[.K$5]" office:value-type="float" office:value="0.04916048" calcext:value-type="float">
            <text:p>0,04916048</text:p>
          </table:table-cell>
          <table:table-cell table:formula="of:=[.L44]/[.L$5]" office:value-type="float" office:value="0.04804535" calcext:value-type="float">
            <text:p>0,04804535</text:p>
          </table:table-cell>
          <table:table-cell table:formula="of:=[.M44]/[.M$5]" office:value-type="float" office:value="0.04825902" calcext:value-type="float">
            <text:p>0,0482590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8878" calcext:value-type="float">
            <text:p>0,08878</text:p>
          </table:table-cell>
          <table:table-cell table:formula="of:=[.E45]/[.E$5]" office:value-type="float" office:value="0.057072" calcext:value-type="float">
            <text:p>0,057072</text:p>
          </table:table-cell>
          <table:table-cell table:formula="of:=[.F45]/[.F$5]" office:value-type="float" office:value="0.051406" calcext:value-type="float">
            <text:p>0,051406</text:p>
          </table:table-cell>
          <table:table-cell table:formula="of:=[.G45]/[.G$5]" office:value-type="float" office:value="0.0458935" calcext:value-type="float">
            <text:p>0,0458935</text:p>
          </table:table-cell>
          <table:table-cell table:formula="of:=[.H45]/[.H$5]" office:value-type="float" office:value="0.0424004" calcext:value-type="float">
            <text:p>0,0424004</text:p>
          </table:table-cell>
          <table:table-cell table:formula="of:=[.I45]/[.I$5]" office:value-type="float" office:value="0.044866" calcext:value-type="float">
            <text:p>0,044866</text:p>
          </table:table-cell>
          <table:table-cell table:formula="of:=[.J45]/[.J$5]" office:value-type="float" office:value="0.04829385" calcext:value-type="float">
            <text:p>0,04829385</text:p>
          </table:table-cell>
          <table:table-cell table:formula="of:=[.K45]/[.K$5]" office:value-type="float" office:value="0.04921778" calcext:value-type="float">
            <text:p>0,04921778</text:p>
          </table:table-cell>
          <table:table-cell table:formula="of:=[.L45]/[.L$5]" office:value-type="float" office:value="0.04635996" calcext:value-type="float">
            <text:p>0,04635996</text:p>
          </table:table-cell>
          <table:table-cell table:formula="of:=[.M45]/[.M$5]" office:value-type="float" office:value="0.046391555" calcext:value-type="float">
            <text:p>0,04639155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1558" calcext:value-type="float">
            <text:p>0,1558</text:p>
          </table:table-cell>
          <table:table-cell table:style-name="ce2" table:formula="of:=[.E41]" office:value-type="float" office:value="0.1811" calcext:value-type="float">
            <text:p>0,1811</text:p>
          </table:table-cell>
          <table:table-cell table:style-name="ce2" table:formula="of:=[.F41]" office:value-type="float" office:value="0.202" calcext:value-type="float">
            <text:p>0,202</text:p>
          </table:table-cell>
          <table:table-cell table:style-name="ce2" table:formula="of:=[.G41]" office:value-type="float" office:value="0.2521" calcext:value-type="float">
            <text:p>0,2521</text:p>
          </table:table-cell>
          <table:table-cell table:style-name="ce2" table:formula="of:=[.H41]" office:value-type="float" office:value="0.5702" calcext:value-type="float">
            <text:p>0,5702</text:p>
          </table:table-cell>
          <table:table-cell table:style-name="ce2" table:formula="of:=[.I41]" office:value-type="float" office:value="0.5574" calcext:value-type="float">
            <text:p>0,5574</text:p>
          </table:table-cell>
          <table:table-cell table:style-name="ce2" table:formula="of:=[.J41]" office:value-type="float" office:value="0.8281" calcext:value-type="float">
            <text:p>0,8281</text:p>
          </table:table-cell>
          <table:table-cell table:style-name="ce2" table:formula="of:=[.K41]" office:value-type="float" office:value="1.3912" calcext:value-type="float">
            <text:p>1,3912</text:p>
          </table:table-cell>
          <table:table-cell table:style-name="ce2" table:formula="of:=[.L41]" office:value-type="float" office:value="2.3546" calcext:value-type="float">
            <text:p>2,3546</text:p>
          </table:table-cell>
          <table:table-cell table:style-name="ce2" table:formula="of:=[.M41]" office:value-type="float" office:value="4.2024" calcext:value-type="float">
            <text:p>4,2024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lat SIM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1682" calcext:value-type="float">
            <text:p>0,01682</text:p>
          </table:table-cell>
          <table:table-cell table:formula="of:=[.E48]/[.E$109]" office:value-type="float" office:value="0.003046" calcext:value-type="float">
            <text:p>0,003046</text:p>
          </table:table-cell>
          <table:table-cell table:formula="of:=[.F48]/[.F$109]" office:value-type="float" office:value="0.001783" calcext:value-type="float">
            <text:p>0,001783</text:p>
          </table:table-cell>
          <table:table-cell table:formula="of:=[.G48]/[.G$109]" office:value-type="float" office:value="0.0010565" calcext:value-type="float">
            <text:p>0,0010565</text:p>
          </table:table-cell>
          <table:table-cell table:formula="of:=[.H48]/[.H$109]" office:value-type="float" office:value="0.000716" calcext:value-type="float">
            <text:p>0,000716</text:p>
          </table:table-cell>
          <table:table-cell table:formula="of:=[.I48]/[.I$109]" office:value-type="float" office:value="0.0002331" calcext:value-type="float">
            <text:p>0,0002331</text:p>
          </table:table-cell>
          <table:table-cell table:formula="of:=[.J48]/[.J$109]" office:value-type="float" office:value="0.0000966" calcext:value-type="float">
            <text:p>0,0000966</text:p>
          </table:table-cell>
          <table:table-cell table:formula="of:=[.K48]/[.K$109]" office:value-type="float" office:value="0.0000411" calcext:value-type="float">
            <text:p>0,0000411</text:p>
          </table:table-cell>
          <table:table-cell table:formula="of:=[.L48]/[.L$109]" office:value-type="float" office:value="0.00001896" calcext:value-type="float">
            <text:p>0,00001896</text:p>
          </table:table-cell>
          <table:table-cell table:formula="of:=[.M48]/[.M$109]" office:value-type="float" office:value="0.0000092" calcext:value-type="float">
            <text:p>0,00000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1747" calcext:value-type="float">
            <text:p>0,01747</text:p>
          </table:table-cell>
          <table:table-cell table:formula="of:=[.E49]/[.E$109]" office:value-type="float" office:value="0.00342" calcext:value-type="float">
            <text:p>0,00342</text:p>
          </table:table-cell>
          <table:table-cell table:formula="of:=[.F49]/[.F$109]" office:value-type="float" office:value="0.001646" calcext:value-type="float">
            <text:p>0,001646</text:p>
          </table:table-cell>
          <table:table-cell table:formula="of:=[.G49]/[.G$109]" office:value-type="float" office:value="0.0008975" calcext:value-type="float">
            <text:p>0,0008975</text:p>
          </table:table-cell>
          <table:table-cell table:formula="of:=[.H49]/[.H$109]" office:value-type="float" office:value="0.0006642" calcext:value-type="float">
            <text:p>0,0006642</text:p>
          </table:table-cell>
          <table:table-cell table:formula="of:=[.I49]/[.I$109]" office:value-type="float" office:value="0.0001889" calcext:value-type="float">
            <text:p>0,0001889</text:p>
          </table:table-cell>
          <table:table-cell table:formula="of:=[.J49]/[.J$109]" office:value-type="float" office:value="0.0000989" calcext:value-type="float">
            <text:p>0,0000989</text:p>
          </table:table-cell>
          <table:table-cell table:formula="of:=[.K49]/[.K$109]" office:value-type="float" office:value="0.00003938" calcext:value-type="float">
            <text:p>0,00003938</text:p>
          </table:table-cell>
          <table:table-cell table:formula="of:=[.L49]/[.L$109]" office:value-type="float" office:value="0.00003342" calcext:value-type="float">
            <text:p>0,00003342</text:p>
          </table:table-cell>
          <table:table-cell table:formula="of:=[.M49]/[.M$109]" office:value-type="float" office:value="0.00000961" calcext:value-type="float">
            <text:p>0,00000961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1821" calcext:value-type="float">
            <text:p>0,01821</text:p>
          </table:table-cell>
          <table:table-cell table:formula="of:=[.E50]/[.E$109]" office:value-type="float" office:value="0.00341" calcext:value-type="float">
            <text:p>0,00341</text:p>
          </table:table-cell>
          <table:table-cell table:formula="of:=[.F50]/[.F$109]" office:value-type="float" office:value="0.001715" calcext:value-type="float">
            <text:p>0,001715</text:p>
          </table:table-cell>
          <table:table-cell table:formula="of:=[.G50]/[.G$109]" office:value-type="float" office:value="0.0010155" calcext:value-type="float">
            <text:p>0,0010155</text:p>
          </table:table-cell>
          <table:table-cell table:formula="of:=[.H50]/[.H$109]" office:value-type="float" office:value="0.0005532" calcext:value-type="float">
            <text:p>0,0005532</text:p>
          </table:table-cell>
          <table:table-cell table:formula="of:=[.I50]/[.I$109]" office:value-type="float" office:value="0.0001979" calcext:value-type="float">
            <text:p>0,0001979</text:p>
          </table:table-cell>
          <table:table-cell table:formula="of:=[.J50]/[.J$109]" office:value-type="float" office:value="0.0000933" calcext:value-type="float">
            <text:p>0,0000933</text:p>
          </table:table-cell>
          <table:table-cell table:formula="of:=[.K50]/[.K$109]" office:value-type="float" office:value="0.0000356" calcext:value-type="float">
            <text:p>0,0000356</text:p>
          </table:table-cell>
          <table:table-cell table:formula="of:=[.L50]/[.L$109]" office:value-type="float" office:value="0.000038" calcext:value-type="float">
            <text:p>0,000038</text:p>
          </table:table-cell>
          <table:table-cell table:formula="of:=[.M50]/[.M$109]" office:value-type="float" office:value="0.000011015" calcext:value-type="float">
            <text:p>0,0000110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9644" calcext:value-type="float">
            <text:p>0,09644</text:p>
          </table:table-cell>
          <table:table-cell table:formula="of:=[.E51]/[.E$109]" office:value-type="float" office:value="0.05253" calcext:value-type="float">
            <text:p>0,05253</text:p>
          </table:table-cell>
          <table:table-cell table:formula="of:=[.F51]/[.F$109]" office:value-type="float" office:value="0.047074" calcext:value-type="float">
            <text:p>0,047074</text:p>
          </table:table-cell>
          <table:table-cell table:formula="of:=[.G51]/[.G$109]" office:value-type="float" office:value="0.037179" calcext:value-type="float">
            <text:p>0,037179</text:p>
          </table:table-cell>
          <table:table-cell table:formula="of:=[.H51]/[.H$109]" office:value-type="float" office:value="0.033448" calcext:value-type="float">
            <text:p>0,033448</text:p>
          </table:table-cell>
          <table:table-cell table:formula="of:=[.I51]/[.I$109]" office:value-type="float" office:value="0.0338851" calcext:value-type="float">
            <text:p>0,0338851</text:p>
          </table:table-cell>
          <table:table-cell table:formula="of:=[.J51]/[.J$109]" office:value-type="float" office:value="0.04559795" calcext:value-type="float">
            <text:p>0,04559795</text:p>
          </table:table-cell>
          <table:table-cell table:formula="of:=[.K51]/[.K$109]" office:value-type="float" office:value="0.04690196" calcext:value-type="float">
            <text:p>0,04690196</text:p>
          </table:table-cell>
          <table:table-cell table:formula="of:=[.L51]/[.L$109]" office:value-type="float" office:value="0.04626294" calcext:value-type="float">
            <text:p>0,04626294</text:p>
          </table:table-cell>
          <table:table-cell table:formula="of:=[.M51]/[.M$109]" office:value-type="float" office:value="0.046238215" calcext:value-type="float">
            <text:p>0,046238215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8769" calcext:value-type="float">
            <text:p>0,08769</text:p>
          </table:table-cell>
          <table:table-cell table:formula="of:=[.E52]/[.E$109]" office:value-type="float" office:value="0.05441" calcext:value-type="float">
            <text:p>0,05441</text:p>
          </table:table-cell>
          <table:table-cell table:formula="of:=[.F52]/[.F$109]" office:value-type="float" office:value="0.048952" calcext:value-type="float">
            <text:p>0,048952</text:p>
          </table:table-cell>
          <table:table-cell table:formula="of:=[.G52]/[.G$109]" office:value-type="float" office:value="0.043242" calcext:value-type="float">
            <text:p>0,043242</text:p>
          </table:table-cell>
          <table:table-cell table:formula="of:=[.H52]/[.H$109]" office:value-type="float" office:value="0.0399992" calcext:value-type="float">
            <text:p>0,0399992</text:p>
          </table:table-cell>
          <table:table-cell table:formula="of:=[.I52]/[.I$109]" office:value-type="float" office:value="0.0448422" calcext:value-type="float">
            <text:p>0,0448422</text:p>
          </table:table-cell>
          <table:table-cell table:formula="of:=[.J52]/[.J$109]" office:value-type="float" office:value="0.0482978" calcext:value-type="float">
            <text:p>0,0482978</text:p>
          </table:table-cell>
          <table:table-cell table:formula="of:=[.K52]/[.K$109]" office:value-type="float" office:value="0.04727646" calcext:value-type="float">
            <text:p>0,04727646</text:p>
          </table:table-cell>
          <table:table-cell table:formula="of:=[.L52]/[.L$109]" office:value-type="float" office:value="0.0447308" calcext:value-type="float">
            <text:p>0,0447308</text:p>
          </table:table-cell>
          <table:table-cell table:formula="of:=[.M52]/[.M$109]" office:value-type="float" office:value="0.044598105" calcext:value-type="float">
            <text:p>0,04459810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atop" table:style-name="ta1">
        <table:shapes>
          <draw:frame draw:z-index="0" draw:style-name="gr1" draw:text-style-name="P1" svg:width="159.99mm" svg:height="89.99mm" svg:x="41.25mm" svg:y="346.26mm">
            <loext:p draw:notify-on-update-of-ranges="Raatop.D69:Raatop.O69 Raatop.C70:Raatop.C70 Raatop.D70:Raatop.O70 Raatop.C71:Raatop.C71 Raatop.D71:Raatop.O71 Raatop.C72:Raatop.C72 Raatop.D72:Raatop.O72 Raatop.C73:Raatop.C73 Raatop.D73:Raatop.O73 Raatop.C74:Raatop.C74 Raatop.D74:Raatop.O74 Raatop.C75:Raatop.C75 Raatop.D75:Raatop.O75"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Raatop.D100:Raatop.O100 Raatop.C101:Raatop.C101 Raatop.D101:Raatop.O101 Raatop.C102:Raatop.C102 Raatop.D102:Raatop.O102 Raatop.C103:Raatop.C103 Raatop.D103:Raatop.O103 Raatop.C104:Raatop.C104 Raatop.D104:Raatop.O104 Raatop.C105:Raatop.C105 Raatop.D105:Raatop.O105 Raatop.C106:Raatop.C106 Raatop.D106:Raatop.O106"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Raatop.D5:Raatop.M5 Raatop.C6:Raatop.C6 Raatop.D6:Raatop.M6 Raatop.C7:Raatop.C7 Raatop.D7:Raatop.M7 Raatop.C8:Raatop.C8 Raatop.D8:Raatop.M8 Raatop.C9:Raatop.C9 Raatop.D9:Raatop.M9 Raatop.C10:Raatop.C10 Raatop.D10:Raatop.M10"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Raatop.D12:Raatop.M12 Raatop.C13:Raatop.C13 Raatop.D13:Raatop.M13 Raatop.C14:Raatop.C14 Raatop.D14:Raatop.M14 Raatop.C15:Raatop.C15 Raatop.D15:Raatop.M15 Raatop.C16:Raatop.C16 Raatop.D16:Raatop.M16 Raatop.C17:Raatop.C17 Raatop.D17:Raatop.M17"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Raatop.D19:Raatop.M19 Raatop.C20:Raatop.C20 Raatop.D20:Raatop.M20 Raatop.C21:Raatop.C21 Raatop.D21:Raatop.M21 Raatop.C22:Raatop.C22 Raatop.D22:Raatop.M22 Raatop.C23:Raatop.C23 Raatop.D23:Raatop.M23 Raatop.C24:Raatop.C24 Raatop.D24:Raatop.M24"/>
            <draw:object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Raatop.D127:Raatop.M127 Raatop.C128:Raatop.C128 Raatop.D128:Raatop.M128 Raatop.C129:Raatop.C129 Raatop.D129:Raatop.M129"/>
            <draw:object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Raatop.D33:Raatop.M33 Raatop.C34:Raatop.C34 Raatop.D34:Raatop.M34 Raatop.C35:Raatop.C35 Raatop.D35:Raatop.M35 Raatop.C36:Raatop.C36 Raatop.D36:Raatop.M36 Raatop.C37:Raatop.C37 Raatop.D37:Raatop.M37 Raatop.C38:Raatop.C38 Raatop.D38:Raatop.M38"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Raatop.D26:Raatop.M26 Raatop.C27:Raatop.C27 Raatop.D27:Raatop.M27 Raatop.C28:Raatop.C28 Raatop.D28:Raatop.M28 Raatop.C29:Raatop.C29 Raatop.D29:Raatop.M29 Raatop.C30:Raatop.C30 Raatop.D30:Raatop.M30 Raatop.C31:Raatop.C31 Raatop.D31:Raatop.M31"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Raatop.D40:Raatop.M40 Raatop.C41:Raatop.C41 Raatop.D41:Raatop.M41 Raatop.C42:Raatop.C42 Raatop.D42:Raatop.M42 Raatop.C43:Raatop.C43 Raatop.D43:Raatop.M43 Raatop.C44:Raatop.C44 Raatop.D44:Raatop.M44 Raatop.C45:Raatop.C45 Raatop.D45:Raatop.M45"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Raatop.D47:Raatop.M47 Raatop.C48:Raatop.C48 Raatop.D48:Raatop.M48 Raatop.C49:Raatop.C49 Raatop.D49:Raatop.M49 Raatop.C50:Raatop.C50 Raatop.D50:Raatop.M50 Raatop.C51:Raatop.C51 Raatop.D51:Raatop.M51 Raatop.C52:Raatop.C52 Raatop.D52:Raatop.M52"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Raatop.D109:Raatop.M109 Raatop.C110:Raatop.C110 Raatop.D110:Raatop.M110 Raatop.C111:Raatop.C111 Raatop.D111:Raatop.M111 Raatop.C112:Raatop.C112 Raatop.D112:Raatop.M112 Raatop.C113:Raatop.C113 Raatop.D113:Raatop.M113"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Raatop.D115:Raatop.M115 Raatop.C116:Raatop.C116 Raatop.D116:Raatop.M116 Raatop.C117:Raatop.C117 Raatop.D117:Raatop.M117 Raatop.C118:Raatop.C118 Raatop.D118:Raatop.M118 Raatop.C119:Raatop.C119 Raatop.D119:Raatop.M119"/>
            <draw:object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Raatop.D131:Raatop.M131 Raatop.C132:Raatop.C132 Raatop.D132:Raatop.M132 Raatop.C133:Raatop.C133 Raatop.D133:Raatop.M133 Raatop.C134:Raatop.C134 Raatop.D134:Raatop.M134 Raatop.C135:Raatop.C135 Raatop.D135:Raatop.M135"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Raatop.D137:Raatop.M137 Raatop.C138:Raatop.C138 Raatop.D138:Raatop.M138 Raatop.C139:Raatop.C139 Raatop.D139:Raatop.M139 Raatop.C140:Raatop.C140 Raatop.D140:Raatop.M140"/>
            <draw:object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Raatop.D142:Raatop.M142 Raatop.C143:Raatop.C143 Raatop.D143:Raatop.M143 Raatop.C144:Raatop.C144 Raatop.D144:Raatop.M144 Raatop.C145:Raatop.C145 Raatop.D145:Raatop.M145"/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Raatop.D147:Raatop.M147 Raatop.C148:Raatop.C148 Raatop.D148:Raatop.M148 Raatop.C149:Raatop.C149 Raatop.D149:Raatop.M149 Raatop.C150:Raatop.C150 Raatop.D150:Raatop.M150"/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Raatop.D155:Raatop.M155 Raatop.C156:Raatop.C156 Raatop.D156:Raatop.M156 Raatop.C157:Raatop.C157 Raatop.D157:Raatop.M157 Raatop.C158:Raatop.C158 Raatop.D158:Raatop.M158 Raatop.C159:Raatop.C159 Raatop.D159:Raatop.M159 Raatop.C160:Raatop.C160 Raatop.D160:Raatop.M160"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Raatop.D121:Raatop.M121 Raatop.C122:Raatop.C122 Raatop.D122:Raatop.M122 Raatop.C123:Raatop.C123 Raatop.D123:Raatop.M123 Raatop.C124:Raatop.C124 Raatop.D124:Raatop.M124 Raatop.C125:Raatop.C125 Raatop.D125:Raatop.M125"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Raatop.D152:Raatop.M152 Raatop.C153:Raatop.C153 Raatop.D153:Raatop.M153"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758" calcext:value-type="float">
            <text:p>0,2758</text:p>
          </table:table-cell>
          <table:table-cell office:value-type="float" office:value="0.2562" calcext:value-type="float">
            <text:p>0,2562</text:p>
          </table:table-cell>
          <table:table-cell office:value-type="float" office:value="0.3093" calcext:value-type="float">
            <text:p>0,3093</text:p>
          </table:table-cell>
          <table:table-cell office:value-type="float" office:value="0.4126" calcext:value-type="float">
            <text:p>0,4126</text:p>
          </table:table-cell>
          <table:table-cell office:value-type="float" office:value="0.677" calcext:value-type="float">
            <text:p>0,677</text:p>
          </table:table-cell>
          <table:table-cell office:value-type="float" office:value="1.0904" calcext:value-type="float">
            <text:p>1,0904</text:p>
          </table:table-cell>
          <table:table-cell office:value-type="float" office:value="1.9694" calcext:value-type="float">
            <text:p>1,9694</text:p>
          </table:table-cell>
          <table:table-cell office:value-type="float" office:value="4.3917" calcext:value-type="float">
            <text:p>4,3917</text:p>
          </table:table-cell>
          <table:table-cell office:value-type="float" office:value="7.1176" calcext:value-type="float">
            <text:p>7,1176</text:p>
          </table:table-cell>
          <table:table-cell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4" calcext:value-type="float">
            <text:p>0,2204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" calcext:value-type="float">
            <text:p>0,32</text:p>
          </table:table-cell>
          <table:table-cell office:value-type="float" office:value="0.4165" calcext:value-type="float">
            <text:p>0,4165</text:p>
          </table:table-cell>
          <table:table-cell office:value-type="float" office:value="0.6811" calcext:value-type="float">
            <text:p>0,6811</text:p>
          </table:table-cell>
          <table:table-cell office:value-type="float" office:value="1.1214" calcext:value-type="float">
            <text:p>1,1214</text:p>
          </table:table-cell>
          <table:table-cell office:value-type="float" office:value="2.0316" calcext:value-type="float">
            <text:p>2,0316</text:p>
          </table:table-cell>
          <table:table-cell office:value-type="float" office:value="4.2617" calcext:value-type="float">
            <text:p>4,2617</text:p>
          </table:table-cell>
          <table:table-cell office:value-type="float" office:value="7.5424" calcext:value-type="float">
            <text:p>7,5424</text:p>
          </table:table-cell>
          <table:table-cell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33" calcext:value-type="float">
            <text:p>0,8533</text:p>
          </table:table-cell>
          <table:table-cell office:value-type="float" office:value="2.1274" calcext:value-type="float">
            <text:p>2,1274</text:p>
          </table:table-cell>
          <table:table-cell office:value-type="float" office:value="3.4415" calcext:value-type="float">
            <text:p>3,4415</text:p>
          </table:table-cell>
          <table:table-cell office:value-type="float" office:value="5.9964" calcext:value-type="float">
            <text:p>5,9964</text:p>
          </table:table-cell>
          <table:table-cell office:value-type="float" office:value="13.8165" calcext:value-type="float">
            <text:p>13,8165</text:p>
          </table:table-cell>
          <table:table-cell office:value-type="float" office:value="26.9935" calcext:value-type="float">
            <text:p>26,9935</text:p>
          </table:table-cell>
          <table:table-cell office:value-type="float" office:value="55.3307" calcext:value-type="float">
            <text:p>55,3307</text:p>
          </table:table-cell>
          <table:table-cell office:value-type="float" office:value="148.3397" calcext:value-type="float">
            <text:p>148,3397</text:p>
          </table:table-cell>
          <table:table-cell office:value-type="float" office:value="272.3368" calcext:value-type="float">
            <text:p>272,3368</text:p>
          </table:table-cell>
          <table:table-cell office:value-type="float" office:value="553.3719" calcext:value-type="float">
            <text:p>553,37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81" calcext:value-type="float">
            <text:p>0,3981</text:p>
          </table:table-cell>
          <table:table-cell office:value-type="float" office:value="0.417" calcext:value-type="float">
            <text:p>0,417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748" calcext:value-type="float">
            <text:p>0,474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5991" calcext:value-type="float">
            <text:p>0,5991</text:p>
          </table:table-cell>
          <table:table-cell office:value-type="float" office:value="0.7217" calcext:value-type="float">
            <text:p>0,7217</text:p>
          </table:table-cell>
          <table:table-cell office:value-type="float" office:value="0.8584" calcext:value-type="float">
            <text:p>0,8584</text:p>
          </table:table-cell>
          <table:table-cell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006" calcext:value-type="float">
            <text:p>0,1006</text:p>
          </table:table-cell>
          <table:table-cell office:value-type="float" office:value="0.1062" calcext:value-type="float">
            <text:p>0,1062</text:p>
          </table:table-cell>
          <table:table-cell office:value-type="float" office:value="0.1092" calcext:value-type="float">
            <text:p>0,1092</text:p>
          </table:table-cell>
          <table:table-cell office:value-type="float" office:value="0.1096" calcext:value-type="float">
            <text:p>0,1096</text:p>
          </table:table-cell>
          <table:table-cell office:value-type="float" office:value="0.1163" calcext:value-type="float">
            <text:p>0,1163</text:p>
          </table:table-cell>
          <table:table-cell office:value-type="float" office:value="0.1398" calcext:value-type="float">
            <text:p>0,1398</text:p>
          </table:table-cell>
          <table:table-cell office:value-type="float" office:value="0.1955" calcext:value-type="float">
            <text:p>0,1955</text:p>
          </table:table-cell>
          <table:table-cell office:value-type="float" office:value="0.5499" calcext:value-type="float">
            <text:p>0,5499</text:p>
          </table:table-cell>
          <table:table-cell office:value-type="float" office:value="0.699" calcext:value-type="float">
            <text:p>0,699</text:p>
          </table:table-cell>
          <table:table-cell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2042" calcext:value-type="float">
            <text:p>0,2042</text:p>
          </table:table-cell>
          <table:table-cell office:value-type="float" office:value="0.1993" calcext:value-type="float">
            <text:p>0,1993</text:p>
          </table:table-cell>
          <table:table-cell office:value-type="float" office:value="0.2742" calcext:value-type="float">
            <text:p>0,2742</text:p>
          </table:table-cell>
          <table:table-cell office:value-type="float" office:value="0.3566" calcext:value-type="float">
            <text:p>0,3566</text:p>
          </table:table-cell>
          <table:table-cell office:value-type="float" office:value="0.4541" calcext:value-type="float">
            <text:p>0,4541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8909" calcext:value-type="float">
            <text:p>0,8909</text:p>
          </table:table-cell>
          <table:table-cell office:value-type="float" office:value="1.6388" calcext:value-type="float">
            <text:p>1,6388</text:p>
          </table:table-cell>
          <table:table-cell office:value-type="float" office:value="3.1841" calcext:value-type="float">
            <text:p>3,1841</text:p>
          </table:table-cell>
          <table:table-cell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1417" calcext:value-type="float">
            <text:p>0,1417</text:p>
          </table:table-cell>
          <table:table-cell office:value-type="float" office:value="0.1787" calcext:value-type="float">
            <text:p>0,1787</text:p>
          </table:table-cell>
          <table:table-cell office:value-type="float" office:value="0.2421" calcext:value-type="float">
            <text:p>0,2421</text:p>
          </table:table-cell>
          <table:table-cell office:value-type="float" office:value="0.315" calcext:value-type="float">
            <text:p>0,315</text:p>
          </table:table-cell>
          <table:table-cell office:value-type="float" office:value="0.4021" calcext:value-type="float">
            <text:p>0,4021</text:p>
          </table:table-cell>
          <table:table-cell office:value-type="float" office:value="0.5548" calcext:value-type="float">
            <text:p>0,5548</text:p>
          </table:table-cell>
          <table:table-cell office:value-type="float" office:value="0.8123" calcext:value-type="float">
            <text:p>0,8123</text:p>
          </table:table-cell>
          <table:table-cell office:value-type="float" office:value="1.6608" calcext:value-type="float">
            <text:p>1,6608</text:p>
          </table:table-cell>
          <table:table-cell office:value-type="float" office:value="3.1552" calcext:value-type="float">
            <text:p>3,1552</text:p>
          </table:table-cell>
          <table:table-cell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8524" calcext:value-type="float">
            <text:p>0,8524</text:p>
          </table:table-cell>
          <table:table-cell office:value-type="float" office:value="2.3893" calcext:value-type="float">
            <text:p>2,3893</text:p>
          </table:table-cell>
          <table:table-cell office:value-type="float" office:value="3.9922" calcext:value-type="float">
            <text:p>3,9922</text:p>
          </table:table-cell>
          <table:table-cell office:value-type="float" office:value="7.1218" calcext:value-type="float">
            <text:p>7,1218</text:p>
          </table:table-cell>
          <table:table-cell office:value-type="float" office:value="16.3078" calcext:value-type="float">
            <text:p>16,3078</text:p>
          </table:table-cell>
          <table:table-cell office:value-type="float" office:value="32.0822" calcext:value-type="float">
            <text:p>32,0822</text:p>
          </table:table-cell>
          <table:table-cell office:value-type="float" office:value="67.1745" calcext:value-type="float">
            <text:p>67,1745</text:p>
          </table:table-cell>
          <table:table-cell office:value-type="float" office:value="195.2561" calcext:value-type="float">
            <text:p>195,2561</text:p>
          </table:table-cell>
          <table:table-cell office:value-type="float" office:value="402.0528" calcext:value-type="float">
            <text:p>402,0528</text:p>
          </table:table-cell>
          <table:table-cell office:value-type="float" office:value="824.2268" calcext:value-type="float">
            <text:p>824,22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5111" calcext:value-type="float">
            <text:p>0,5111</text:p>
          </table:table-cell>
          <table:table-cell office:value-type="float" office:value="0.8566" calcext:value-type="float">
            <text:p>0,8566</text:p>
          </table:table-cell>
          <table:table-cell office:value-type="float" office:value="1.1109" calcext:value-type="float">
            <text:p>1,1109</text:p>
          </table:table-cell>
          <table:table-cell office:value-type="float" office:value="1.4345" calcext:value-type="float">
            <text:p>1,4345</text:p>
          </table:table-cell>
          <table:table-cell office:value-type="float" office:value="1.9932" calcext:value-type="float">
            <text:p>1,9932</text:p>
          </table:table-cell>
          <table:table-cell office:value-type="float" office:value="2.8922" calcext:value-type="float">
            <text:p>2,8922</text:p>
          </table:table-cell>
          <table:table-cell office:value-type="float" office:value="3.8042" calcext:value-type="float">
            <text:p>3,8042</text:p>
          </table:table-cell>
          <table:table-cell office:value-type="float" office:value="5.4335" calcext:value-type="float">
            <text:p>5,4335</text:p>
          </table:table-cell>
          <table:table-cell office:value-type="float" office:value="4.8708" calcext:value-type="float">
            <text:p>4,8708</text:p>
          </table:table-cell>
          <table:table-cell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66" calcext:value-type="float">
            <text:p>0,1566</text:p>
          </table:table-cell>
          <table:table-cell office:value-type="float" office:value="0.2674" calcext:value-type="float">
            <text:p>0,2674</text:p>
          </table:table-cell>
          <table:table-cell office:value-type="float" office:value="0.3386" calcext:value-type="float">
            <text:p>0,3386</text:p>
          </table:table-cell>
          <table:table-cell office:value-type="float" office:value="0.4164" calcext:value-type="float">
            <text:p>0,416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8471" calcext:value-type="float">
            <text:p>0,8471</text:p>
          </table:table-cell>
          <table:table-cell office:value-type="float" office:value="1.1034" calcext:value-type="float">
            <text:p>1,1034</text:p>
          </table:table-cell>
          <table:table-cell office:value-type="float" office:value="1.695" calcext:value-type="float">
            <text:p>1,695</text:p>
          </table:table-cell>
          <table:table-cell office:value-type="float" office:value="1.5137" calcext:value-type="float">
            <text:p>1,5137</text:p>
          </table:table-cell>
          <table:table-cell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545" calcext:value-type="float">
            <text:p>0,3545</text:p>
          </table:table-cell>
          <table:table-cell office:value-type="float" office:value="0.3592" calcext:value-type="float">
            <text:p>0,3592</text:p>
          </table:table-cell>
          <table:table-cell office:value-type="float" office:value="0.3813" calcext:value-type="float">
            <text:p>0,3813</text:p>
          </table:table-cell>
          <table:table-cell office:value-type="float" office:value="0.4269" calcext:value-type="float">
            <text:p>0,4269</text:p>
          </table:table-cell>
          <table:table-cell office:value-type="float" office:value="0.4913" calcext:value-type="float">
            <text:p>0,4913</text:p>
          </table:table-cell>
          <table:table-cell office:value-type="float" office:value="0.5912" calcext:value-type="float">
            <text:p>0,59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1.2104" calcext:value-type="float">
            <text:p>1,2104</text:p>
          </table:table-cell>
          <table:table-cell office:value-type="float" office:value="1.871" calcext:value-type="float">
            <text:p>1,871</text:p>
          </table:table-cell>
          <table:table-cell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531" calcext:value-type="float">
            <text:p>0,2531</text:p>
          </table:table-cell>
          <table:table-cell office:value-type="float" office:value="0.3475" calcext:value-type="float">
            <text:p>0,3475</text:p>
          </table:table-cell>
          <table:table-cell office:value-type="float" office:value="0.366" calcext:value-type="float">
            <text:p>0,366</text:p>
          </table:table-cell>
          <table:table-cell office:value-type="float" office:value="0.4031" calcext:value-type="float">
            <text:p>0,4031</text:p>
          </table:table-cell>
          <table:table-cell office:value-type="float" office:value="0.4678" calcext:value-type="float">
            <text:p>0,4678</text:p>
          </table:table-cell>
          <table:table-cell office:value-type="float" office:value="0.5754" calcext:value-type="float">
            <text:p>0,5754</text:p>
          </table:table-cell>
          <table:table-cell office:value-type="float" office:value="0.71" calcext:value-type="float">
            <text:p>0,71</text:p>
          </table:table-cell>
          <table:table-cell office:value-type="float" office:value="1.2982" calcext:value-type="float">
            <text:p>1,2982</text:p>
          </table:table-cell>
          <table:table-cell office:value-type="float" office:value="2.233" calcext:value-type="float">
            <text:p>2,233</text:p>
          </table:table-cell>
          <table:table-cell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1.0047" calcext:value-type="float">
            <text:p>1,0047</text:p>
          </table:table-cell>
          <table:table-cell office:value-type="float" office:value="2.7207" calcext:value-type="float">
            <text:p>2,7207</text:p>
          </table:table-cell>
          <table:table-cell office:value-type="float" office:value="4.4684" calcext:value-type="float">
            <text:p>4,4684</text:p>
          </table:table-cell>
          <table:table-cell office:value-type="float" office:value="7.887" calcext:value-type="float">
            <text:p>7,887</text:p>
          </table:table-cell>
          <table:table-cell office:value-type="float" office:value="18.0465" calcext:value-type="float">
            <text:p>18,0465</text:p>
          </table:table-cell>
          <table:table-cell office:value-type="float" office:value="35.6022" calcext:value-type="float">
            <text:p>35,6022</text:p>
          </table:table-cell>
          <table:table-cell office:value-type="float" office:value="74.6041" calcext:value-type="float">
            <text:p>74,6041</text:p>
          </table:table-cell>
          <table:table-cell office:value-type="float" office:value="210.9451" calcext:value-type="float">
            <text:p>210,9451</text:p>
          </table:table-cell>
          <table:table-cell office:value-type="float" office:value="437.4615" calcext:value-type="float">
            <text:p>437,4615</text:p>
          </table:table-cell>
          <table:table-cell office:value-type="float" office:value="892.2357" calcext:value-type="float">
            <text:p>892,23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176" calcext:value-type="float">
            <text:p>0,3176</text:p>
          </table:table-cell>
          <table:table-cell office:value-type="float" office:value="0.3636" calcext:value-type="float">
            <text:p>0,3636</text:p>
          </table:table-cell>
          <table:table-cell office:value-type="float" office:value="0.3737" calcext:value-type="float">
            <text:p>0,3737</text:p>
          </table:table-cell>
          <table:table-cell office:value-type="float" office:value="0.3858" calcext:value-type="float">
            <text:p>0,3858</text:p>
          </table:table-cell>
          <table:table-cell office:value-type="float" office:value="0.4575" calcext:value-type="float">
            <text:p>0,4575</text:p>
          </table:table-cell>
          <table:table-cell office:value-type="float" office:value="0.5226" calcext:value-type="float">
            <text:p>0,5226</text:p>
          </table:table-cell>
          <table:table-cell office:value-type="float" office:value="0.5873" calcext:value-type="float">
            <text:p>0,5873</text:p>
          </table:table-cell>
          <table:table-cell office:value-type="float" office:value="0.8974" calcext:value-type="float">
            <text:p>0,8974</text:p>
          </table:table-cell>
          <table:table-cell office:value-type="float" office:value="1.0852" calcext:value-type="float">
            <text:p>1,0852</text:p>
          </table:table-cell>
          <table:table-cell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22" calcext:value-type="float">
            <text:p>0,1522</text:p>
          </table:table-cell>
          <table:table-cell office:value-type="float" office:value="0.1714" calcext:value-type="float">
            <text:p>0,1714</text:p>
          </table:table-cell>
          <table:table-cell office:value-type="float" office:value="0.1768" calcext:value-type="float">
            <text:p>0,1768</text:p>
          </table:table-cell>
          <table:table-cell office:value-type="float" office:value="0.1769" calcext:value-type="float">
            <text:p>0,1769</text:p>
          </table:table-cell>
          <table:table-cell office:value-type="float" office:value="0.1995" calcext:value-type="float">
            <text:p>0,1995</text:p>
          </table:table-cell>
          <table:table-cell office:value-type="float" office:value="0.2393" calcext:value-type="float">
            <text:p>0,2393</text:p>
          </table:table-cell>
          <table:table-cell office:value-type="float" office:value="0.2998" calcext:value-type="float">
            <text:p>0,2998</text:p>
          </table:table-cell>
          <table:table-cell office:value-type="float" office:value="0.605" calcext:value-type="float">
            <text:p>0,605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878" calcext:value-type="float">
            <text:p>0,1878</text:p>
          </table:table-cell>
          <table:table-cell office:value-type="float" office:value="0.5966" calcext:value-type="float">
            <text:p>0,5966</text:p>
          </table:table-cell>
          <table:table-cell office:value-type="float" office:value="1.0097" calcext:value-type="float">
            <text:p>1,0097</text:p>
          </table:table-cell>
          <table:table-cell office:value-type="float" office:value="1.7457" calcext:value-type="float">
            <text:p>1,7457</text:p>
          </table:table-cell>
          <table:table-cell office:value-type="float" office:value="4.3781" calcext:value-type="float">
            <text:p>4,3781</text:p>
          </table:table-cell>
          <table:table-cell office:value-type="float" office:value="9.9239" calcext:value-type="float">
            <text:p>9,9239</text:p>
          </table:table-cell>
          <table:table-cell office:value-type="float" office:value="22.4029" calcext:value-type="float">
            <text:p>22,4029</text:p>
          </table:table-cell>
          <table:table-cell office:value-type="float" office:value="92.5848" calcext:value-type="float">
            <text:p>92,5848</text:p>
          </table:table-cell>
          <table:table-cell office:value-type="float" office:value="212.5981" calcext:value-type="float">
            <text:p>212,5981</text:p>
          </table:table-cell>
          <table:table-cell office:value-type="float" office:value="497.161" calcext:value-type="float">
            <text:p>497,16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5973" calcext:value-type="float">
            <text:p>0,5973</text:p>
          </table:table-cell>
          <table:table-cell office:value-type="float" office:value="1.0199" calcext:value-type="float">
            <text:p>1,0199</text:p>
          </table:table-cell>
          <table:table-cell office:value-type="float" office:value="1.7623" calcext:value-type="float">
            <text:p>1,7623</text:p>
          </table:table-cell>
          <table:table-cell office:value-type="float" office:value="4.5002" calcext:value-type="float">
            <text:p>4,5002</text:p>
          </table:table-cell>
          <table:table-cell office:value-type="float" office:value="10.2305" calcext:value-type="float">
            <text:p>10,2305</text:p>
          </table:table-cell>
          <table:table-cell office:value-type="float" office:value="23.3529" calcext:value-type="float">
            <text:p>23,3529</text:p>
          </table:table-cell>
          <table:table-cell office:value-type="float" office:value="95.2637" calcext:value-type="float">
            <text:p>95,2637</text:p>
          </table:table-cell>
          <table:table-cell office:value-type="float" office:value="211.5451" calcext:value-type="float">
            <text:p>211,5451</text:p>
          </table:table-cell>
          <table:table-cell office:value-type="float" office:value="495.2242" calcext:value-type="float">
            <text:p>495,22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3997" calcext:value-type="float">
            <text:p>0,3997</text:p>
          </table:table-cell>
          <table:table-cell office:value-type="float" office:value="0.7231" calcext:value-type="float">
            <text:p>0,7231</text:p>
          </table:table-cell>
          <table:table-cell office:value-type="float" office:value="1.0864" calcext:value-type="float">
            <text:p>1,0864</text:p>
          </table:table-cell>
          <table:table-cell office:value-type="float" office:value="1.8126" calcext:value-type="float">
            <text:p>1,8126</text:p>
          </table:table-cell>
          <table:table-cell office:value-type="float" office:value="4.2049" calcext:value-type="float">
            <text:p>4,2049</text:p>
          </table:table-cell>
          <table:table-cell office:value-type="float" office:value="8.461" calcext:value-type="float">
            <text:p>8,461</text:p>
          </table:table-cell>
          <table:table-cell office:value-type="float" office:value="15.385" calcext:value-type="float">
            <text:p>15,385</text:p>
          </table:table-cell>
          <table:table-cell office:value-type="float" office:value="35.7114" calcext:value-type="float">
            <text:p>35,7114</text:p>
          </table:table-cell>
          <table:table-cell office:value-type="float" office:value="40.8602" calcext:value-type="float">
            <text:p>40,8602</text:p>
          </table:table-cell>
          <table:table-cell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2201" calcext:value-type="float">
            <text:p>0,2201</text:p>
          </table:table-cell>
          <table:table-cell office:value-type="float" office:value="0.2467" calcext:value-type="float">
            <text:p>0,2467</text:p>
          </table:table-cell>
          <table:table-cell office:value-type="float" office:value="0.2353" calcext:value-type="float">
            <text:p>0,2353</text:p>
          </table:table-cell>
          <table:table-cell office:value-type="float" office:value="0.2316" calcext:value-type="float">
            <text:p>0,2316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3" calcext:value-type="float">
            <text:p>0,23</text:p>
          </table:table-cell>
          <table:table-cell office:value-type="float" office:value="0.2248" calcext:value-type="float">
            <text:p>0,2248</text:p>
          </table:table-cell>
          <table:table-cell office:value-type="float" office:value="0.2254" calcext:value-type="float">
            <text:p>0,2254</text:p>
          </table:table-cell>
          <table:table-cell office:value-type="float" office:value="0.2103" calcext:value-type="float">
            <text:p>0,2103</text:p>
          </table:table-cell>
          <table:table-cell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9265" calcext:value-type="float">
            <text:p>0,9265</text:p>
          </table:table-cell>
          <table:table-cell office:value-type="float" office:value="1.3258" calcext:value-type="float">
            <text:p>1,3258</text:p>
          </table:table-cell>
          <table:table-cell office:value-type="float" office:value="1.599" calcext:value-type="float">
            <text:p>1,599</text:p>
          </table:table-cell>
          <table:table-cell office:value-type="float" office:value="2.2442" calcext:value-type="float">
            <text:p>2,2442</text:p>
          </table:table-cell>
          <table:table-cell office:value-type="float" office:value="4.2377" calcext:value-type="float">
            <text:p>4,2377</text:p>
          </table:table-cell>
          <table:table-cell office:value-type="float" office:value="7.9415" calcext:value-type="float">
            <text:p>7,9415</text:p>
          </table:table-cell>
          <table:table-cell office:value-type="float" office:value="16.2657" calcext:value-type="float">
            <text:p>16,2657</text:p>
          </table:table-cell>
          <table:table-cell office:value-type="float" office:value="72.5861" calcext:value-type="float">
            <text:p>72,5861</text:p>
          </table:table-cell>
          <table:table-cell office:value-type="float" office:value="170.0339" calcext:value-type="float">
            <text:p>170,0339</text:p>
          </table:table-cell>
          <table:table-cell office:value-type="float" office:value="359.1688" calcext:value-type="float">
            <text:p>359,16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38" calcext:value-type="float">
            <text:p>0,1738</text:p>
          </table:table-cell>
          <table:table-cell office:value-type="float" office:value="0.1731" calcext:value-type="float">
            <text:p>0,1731</text:p>
          </table:table-cell>
          <table:table-cell office:value-type="float" office:value="0.1778" calcext:value-type="float">
            <text:p>0,1778</text:p>
          </table:table-cell>
          <table:table-cell office:value-type="float" office:value="0.1934" calcext:value-type="float">
            <text:p>0,1934</text:p>
          </table:table-cell>
          <table:table-cell office:value-type="float" office:value="0.1889" calcext:value-type="float">
            <text:p>0,1889</text:p>
          </table:table-cell>
          <table:table-cell office:value-type="float" office:value="0.1879" calcext:value-type="float">
            <text:p>0,1879</text:p>
          </table:table-cell>
          <table:table-cell office:value-type="float" office:value="0.1728" calcext:value-type="float">
            <text:p>0,1728</text:p>
          </table:table-cell>
          <table:table-cell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1554" calcext:value-type="float">
            <text:p>0,1554</text:p>
          </table:table-cell>
          <table:table-cell office:value-type="float" office:value="0.1674" calcext:value-type="float">
            <text:p>0,1674</text:p>
          </table:table-cell>
          <table:table-cell office:value-type="float" office:value="0.173" calcext:value-type="float">
            <text:p>0,173</text:p>
          </table:table-cell>
          <table:table-cell office:value-type="float" office:value="0.1744" calcext:value-type="float">
            <text:p>0,1744</text:p>
          </table:table-cell>
          <table:table-cell office:value-type="float" office:value="0.1791" calcext:value-type="float">
            <text:p>0,1791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949" calcext:value-type="float">
            <text:p>0,1949</text:p>
          </table:table-cell>
          <table:table-cell office:value-type="float" office:value="0.1965" calcext:value-type="float">
            <text:p>0,1965</text:p>
          </table:table-cell>
          <table:table-cell office:value-type="float" office:value="0.1819" calcext:value-type="float">
            <text:p>0,1819</text:p>
          </table:table-cell>
          <table:table-cell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89" calcext:value-type="float">
            <text:p>0,0689</text:p>
          </table:table-cell>
          <table:table-cell office:value-type="float" office:value="0.0481" calcext:value-type="float">
            <text:p>0,0481</text:p>
          </table:table-cell>
          <table:table-cell office:value-type="float" office:value="0.0514" calcext:value-type="float">
            <text:p>0,0514</text:p>
          </table:table-cell>
          <table:table-cell office:value-type="float" office:value="0.0494" calcext:value-type="float">
            <text:p>0,0494</text:p>
          </table:table-cell>
          <table:table-cell office:value-type="float" office:value="0.099" calcext:value-type="float">
            <text:p>0,099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509" calcext:value-type="float">
            <text:p>0,2509</text:p>
          </table:table-cell>
          <table:table-cell office:value-type="float" office:value="0.4716" calcext:value-type="float">
            <text:p>0,4716</text:p>
          </table:table-cell>
          <table:table-cell office:value-type="float" office:value="0.8494" calcext:value-type="float">
            <text:p>0,8494</text:p>
          </table:table-cell>
          <table:table-cell office:value-type="float" office:value="3.02" calcext:value-type="float">
            <text:p>3,0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63" calcext:value-type="float">
            <text:p>0,0563</text:p>
          </table:table-cell>
          <table:table-cell office:value-type="float" office:value="0.0537" calcext:value-type="float">
            <text:p>0,0537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1036" calcext:value-type="float">
            <text:p>0,1036</text:p>
          </table:table-cell>
          <table:table-cell office:value-type="float" office:value="0.1415" calcext:value-type="float">
            <text:p>0,1415</text:p>
          </table:table-cell>
          <table:table-cell office:value-type="float" office:value="0.2381" calcext:value-type="float">
            <text:p>0,2381</text:p>
          </table:table-cell>
          <table:table-cell office:value-type="float" office:value="0.4366" calcext:value-type="float">
            <text:p>0,4366</text:p>
          </table:table-cell>
          <table:table-cell office:value-type="float" office:value="0.8494" calcext:value-type="float">
            <text:p>0,8494</text:p>
          </table:table-cell>
          <table:table-cell office:value-type="float" office:value="2.9236" calcext:value-type="float">
            <text:p>2,923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541" calcext:value-type="float">
            <text:p>0,0541</text:p>
          </table:table-cell>
          <table:table-cell office:value-type="float" office:value="0.0529" calcext:value-type="float">
            <text:p>0,0529</text:p>
          </table:table-cell>
          <table:table-cell office:value-type="float" office:value="0.066" calcext:value-type="float">
            <text:p>0,066</text:p>
          </table:table-cell>
          <table:table-cell office:value-type="float" office:value="0.1456" calcext:value-type="float">
            <text:p>0,1456</text:p>
          </table:table-cell>
          <table:table-cell office:value-type="float" office:value="0.2291" calcext:value-type="float">
            <text:p>0,2291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8641" calcext:value-type="float">
            <text:p>0,8641</text:p>
          </table:table-cell>
          <table:table-cell office:value-type="float" office:value="2.9546" calcext:value-type="float">
            <text:p>2,954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4" calcext:value-type="float">
            <text:p>0,324</text:p>
          </table:table-cell>
          <table:table-cell office:value-type="float" office:value="1.0476" calcext:value-type="float">
            <text:p>1,0476</text:p>
          </table:table-cell>
          <table:table-cell office:value-type="float" office:value="1.7" calcext:value-type="float">
            <text:p>1,7</text:p>
          </table:table-cell>
          <table:table-cell office:value-type="float" office:value="3.0984" calcext:value-type="float">
            <text:p>3,0984</text:p>
          </table:table-cell>
          <table:table-cell office:value-type="float" office:value="9.8541" calcext:value-type="float">
            <text:p>9,8541</text:p>
          </table:table-cell>
          <table:table-cell office:value-type="float" office:value="24.694" calcext:value-type="float">
            <text:p>24,694</text:p>
          </table:table-cell>
          <table:table-cell office:value-type="float" office:value="61.8159" calcext:value-type="float">
            <text:p>61,8159</text:p>
          </table:table-cell>
          <table:table-cell office:value-type="float" office:value="267.9619" calcext:value-type="float">
            <text:p>267,9619</text:p>
          </table:table-cell>
          <table:table-cell office:value-type="float" office:value="613.7071" calcext:value-type="float">
            <text:p>613,7071</text:p>
          </table:table-cell>
          <table:table-cell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51" calcext:value-type="float">
            <text:p>0,3251</text:p>
          </table:table-cell>
          <table:table-cell office:value-type="float" office:value="1.059" calcext:value-type="float">
            <text:p>1,059</text:p>
          </table:table-cell>
          <table:table-cell office:value-type="float" office:value="1.7199" calcext:value-type="float">
            <text:p>1,7199</text:p>
          </table:table-cell>
          <table:table-cell office:value-type="float" office:value="3.1438" calcext:value-type="float">
            <text:p>3,1438</text:p>
          </table:table-cell>
          <table:table-cell office:value-type="float" office:value="10.312" calcext:value-type="float">
            <text:p>10,312</text:p>
          </table:table-cell>
          <table:table-cell office:value-type="float" office:value="25.4037" calcext:value-type="float">
            <text:p>25,4037</text:p>
          </table:table-cell>
          <table:table-cell office:value-type="float" office:value="64.3463" calcext:value-type="float">
            <text:p>64,3463</text:p>
          </table:table-cell>
          <table:table-cell office:value-type="float" office:value="268.1082" calcext:value-type="float">
            <text:p>268,1082</text:p>
          </table:table-cell>
          <table:table-cell office:value-type="float" office:value="614.7513" calcext:value-type="float">
            <text:p>614,7513</text:p>
          </table:table-cell>
          <table:table-cell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405" calcext:value-type="float">
            <text:p>0,0405</text:p>
          </table:table-cell>
          <table:table-cell table:number-columns-repeated="2" office:value-type="float" office:value="0.0417" calcext:value-type="float">
            <text:p>0,0417</text:p>
          </table:table-cell>
          <table:table-cell office:value-type="float" office:value="0.0393" calcext:value-type="float">
            <text:p>0,0393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651" calcext:value-type="float">
            <text:p>0,0651</text:p>
          </table:table-cell>
          <table:table-cell office:value-type="float" office:value="0.0269" calcext:value-type="float">
            <text:p>0,0269</text:p>
          </table:table-cell>
          <table:table-cell office:value-type="float" office:value="0.0309" calcext:value-type="float">
            <text:p>0,0309</text:p>
          </table:table-cell>
          <table:table-cell office:value-type="float" office:value="0.071" calcext:value-type="float">
            <text:p>0,071</text:p>
          </table:table-cell>
          <table:table-cell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34" calcext:value-type="float">
            <text:p>0,0434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413" calcext:value-type="float">
            <text:p>0,0413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68" calcext:value-type="float">
            <text:p>0,0368</text:p>
          </table:table-cell>
          <table:table-cell office:value-type="float" office:value="0.0639" calcext:value-type="float">
            <text:p>0,0639</text:p>
          </table:table-cell>
          <table:table-cell office:value-type="float" office:value="0.04" calcext:value-type="float">
            <text:p>0,04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639" calcext:value-type="float">
            <text:p>0,063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31" calcext:value-type="float">
            <text:p>0,0431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7" calcext:value-type="float">
            <text:p>0,047</text:p>
          </table:table-cell>
          <table:table-cell office:value-type="float" office:value="0.0623" calcext:value-type="float">
            <text:p>0,0623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0448" calcext:value-type="float">
            <text:p>0,0448</text:p>
          </table:table-cell>
          <table:table-cell office:value-type="float" office:value="0.0721" calcext:value-type="float">
            <text:p>0,0721</text:p>
          </table:table-cell>
          <table:table-cell office:value-type="float" office:value="0.0619" calcext:value-type="float">
            <text:p>0,06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3282" calcext:value-type="float">
            <text:p>0,3282</text:p>
          </table:table-cell>
          <table:table-cell office:value-type="float" office:value="0.9187" calcext:value-type="float">
            <text:p>0,9187</text:p>
          </table:table-cell>
          <table:table-cell office:value-type="float" office:value="1.5722" calcext:value-type="float">
            <text:p>1,5722</text:p>
          </table:table-cell>
          <table:table-cell office:value-type="float" office:value="2.956" calcext:value-type="float">
            <text:p>2,956</text:p>
          </table:table-cell>
          <table:table-cell office:value-type="float" office:value="10.076" calcext:value-type="float">
            <text:p>10,076</text:p>
          </table:table-cell>
          <table:table-cell office:value-type="float" office:value="29.7554" calcext:value-type="float">
            <text:p>29,7554</text:p>
          </table:table-cell>
          <table:table-cell office:value-type="float" office:value="86.4485" calcext:value-type="float">
            <text:p>86,4485</text:p>
          </table:table-cell>
          <table:table-cell office:value-type="float" office:value="287.4616" calcext:value-type="float">
            <text:p>287,4616</text:p>
          </table:table-cell>
          <table:table-cell office:value-type="float" office:value="618.1577" calcext:value-type="float">
            <text:p>618,1577</text:p>
          </table:table-cell>
          <table:table-cell office:value-type="float" office:value="1312.2132" calcext:value-type="float">
            <text:p>1312,21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3245" calcext:value-type="float">
            <text:p>0,3245</text:p>
          </table:table-cell>
          <table:table-cell office:value-type="float" office:value="0.9048" calcext:value-type="float">
            <text:p>0,9048</text:p>
          </table:table-cell>
          <table:table-cell office:value-type="float" office:value="1.578" calcext:value-type="float">
            <text:p>1,578</text:p>
          </table:table-cell>
          <table:table-cell office:value-type="float" office:value="2.9892" calcext:value-type="float">
            <text:p>2,9892</text:p>
          </table:table-cell>
          <table:table-cell office:value-type="float" office:value="10.5939" calcext:value-type="float">
            <text:p>10,5939</text:p>
          </table:table-cell>
          <table:table-cell office:value-type="float" office:value="30.7751" calcext:value-type="float">
            <text:p>30,7751</text:p>
          </table:table-cell>
          <table:table-cell office:value-type="float" office:value="89.5115" calcext:value-type="float">
            <text:p>89,5115</text:p>
          </table:table-cell>
          <table:table-cell office:value-type="float" office:value="287.3532" calcext:value-type="float">
            <text:p>287,3532</text:p>
          </table:table-cell>
          <table:table-cell office:value-type="float" office:value="618.4325" calcext:value-type="float">
            <text:p>618,4325</text:p>
          </table:table-cell>
          <table:table-cell office:value-type="float" office:value="1308.4929" calcext:value-type="float">
            <text:p>1308,49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3152" calcext:value-type="float">
            <text:p>0,3152</text:p>
          </table:table-cell>
          <table:table-cell office:value-type="float" office:value="0.6687" calcext:value-type="float">
            <text:p>0,6687</text:p>
          </table:table-cell>
          <table:table-cell office:value-type="float" office:value="1.8262" calcext:value-type="float">
            <text:p>1,8262</text:p>
          </table:table-cell>
          <table:table-cell office:value-type="float" office:value="3.2068" calcext:value-type="float">
            <text:p>3,2068</text:p>
          </table:table-cell>
          <table:table-cell office:value-type="float" office:value="6.3987" calcext:value-type="float">
            <text:p>6,3987</text:p>
          </table:table-cell>
          <table:table-cell office:value-type="float" office:value="15.9666" calcext:value-type="float">
            <text:p>15,9666</text:p>
          </table:table-cell>
          <table:table-cell office:value-type="float" office:value="32.8031" calcext:value-type="float">
            <text:p>32,8031</text:p>
          </table:table-cell>
          <table:table-cell office:value-type="float" office:value="47.9223" calcext:value-type="float">
            <text:p>47,9223</text:p>
          </table:table-cell>
          <table:table-cell office:value-type="float" office:value="66.074" calcext:value-type="float">
            <text:p>66,074</text:p>
          </table:table-cell>
          <table:table-cell office:value-type="float" office:value="80.2758" calcext:value-type="float">
            <text:p>80,2758</text:p>
          </table:table-cell>
          <table:table-cell office:value-type="float" office:value="95.8588" calcext:value-type="float">
            <text:p>95,8588</text:p>
          </table:table-cell>
          <table:table-cell office:value-type="float" office:value="115.1794" calcext:value-type="float">
            <text:p>115,179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5259" calcext:value-type="float">
            <text:p>0,5259</text:p>
          </table:table-cell>
          <table:table-cell office:value-type="float" office:value="1.0857" calcext:value-type="float">
            <text:p>1,0857</text:p>
          </table:table-cell>
          <table:table-cell office:value-type="float" office:value="2.6501" calcext:value-type="float">
            <text:p>2,6501</text:p>
          </table:table-cell>
          <table:table-cell office:value-type="float" office:value="5.3801" calcext:value-type="float">
            <text:p>5,3801</text:p>
          </table:table-cell>
          <table:table-cell office:value-type="float" office:value="11.3383" calcext:value-type="float">
            <text:p>11,3383</text:p>
          </table:table-cell>
          <table:table-cell office:value-type="float" office:value="27.9323" calcext:value-type="float">
            <text:p>27,9323</text:p>
          </table:table-cell>
          <table:table-cell office:value-type="float" office:value="57.8779" calcext:value-type="float">
            <text:p>57,8779</text:p>
          </table:table-cell>
          <table:table-cell office:value-type="float" office:value="88.7615" calcext:value-type="float">
            <text:p>88,7615</text:p>
          </table:table-cell>
          <table:table-cell office:value-type="float" office:value="117.8521" calcext:value-type="float">
            <text:p>117,8521</text:p>
          </table:table-cell>
          <table:table-cell office:value-type="float" office:value="149.912" calcext:value-type="float">
            <text:p>149,912</text:p>
          </table:table-cell>
          <table:table-cell office:value-type="float" office:value="187.8604" calcext:value-type="float">
            <text:p>187,8604</text:p>
          </table:table-cell>
          <table:table-cell office:value-type="float" office:value="222.2508" calcext:value-type="float">
            <text:p>222,2508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5106" calcext:value-type="float">
            <text:p>0,5106</text:p>
          </table:table-cell>
          <table:table-cell office:value-type="float" office:value="1.051" calcext:value-type="float">
            <text:p>1,051</text:p>
          </table:table-cell>
          <table:table-cell office:value-type="float" office:value="2.826" calcext:value-type="float">
            <text:p>2,826</text:p>
          </table:table-cell>
          <table:table-cell office:value-type="float" office:value="5.5948" calcext:value-type="float">
            <text:p>5,5948</text:p>
          </table:table-cell>
          <table:table-cell office:value-type="float" office:value="10.6853" calcext:value-type="float">
            <text:p>10,6853</text:p>
          </table:table-cell>
          <table:table-cell office:value-type="float" office:value="29.1404" calcext:value-type="float">
            <text:p>29,1404</text:p>
          </table:table-cell>
          <table:table-cell office:value-type="float" office:value="59.5902" calcext:value-type="float">
            <text:p>59,5902</text:p>
          </table:table-cell>
          <table:table-cell office:value-type="float" office:value="91.7179" calcext:value-type="float">
            <text:p>91,7179</text:p>
          </table:table-cell>
          <table:table-cell office:value-type="float" office:value="124.613" calcext:value-type="float">
            <text:p>124,613</text:p>
          </table:table-cell>
          <table:table-cell office:value-type="float" office:value="156.566" calcext:value-type="float">
            <text:p>156,566</text:p>
          </table:table-cell>
          <table:table-cell office:value-type="float" office:value="195.2243" calcext:value-type="float">
            <text:p>195,2243</text:p>
          </table:table-cell>
          <table:table-cell office:value-type="float" office:value="230.6752" calcext:value-type="float">
            <text:p>230,67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2919" calcext:value-type="float">
            <text:p>0,2919</text:p>
          </table:table-cell>
          <table:table-cell office:value-type="float" office:value="0.6544" calcext:value-type="float">
            <text:p>0,6544</text:p>
          </table:table-cell>
          <table:table-cell office:value-type="float" office:value="1.7872" calcext:value-type="float">
            <text:p>1,7872</text:p>
          </table:table-cell>
          <table:table-cell office:value-type="float" office:value="3.209" calcext:value-type="float">
            <text:p>3,209</text:p>
          </table:table-cell>
          <table:table-cell office:value-type="float" office:value="6.3816" calcext:value-type="float">
            <text:p>6,3816</text:p>
          </table:table-cell>
          <table:table-cell office:value-type="float" office:value="15.8952" calcext:value-type="float">
            <text:p>15,8952</text:p>
          </table:table-cell>
          <table:table-cell office:value-type="float" office:value="32.699" calcext:value-type="float">
            <text:p>32,699</text:p>
          </table:table-cell>
          <table:table-cell office:value-type="float" office:value="47.866" calcext:value-type="float">
            <text:p>47,866</text:p>
          </table:table-cell>
          <table:table-cell office:value-type="float" office:value="65.2497" calcext:value-type="float">
            <text:p>65,2497</text:p>
          </table:table-cell>
          <table:table-cell office:value-type="float" office:value="79.6119" calcext:value-type="float">
            <text:p>79,6119</text:p>
          </table:table-cell>
          <table:table-cell office:value-type="float" office:value="95.2772" calcext:value-type="float">
            <text:p>95,2772</text:p>
          </table:table-cell>
          <table:table-cell office:value-type="float" office:value="114.2001" calcext:value-type="float">
            <text:p>114,2001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3326" calcext:value-type="float">
            <text:p>0,3326</text:p>
          </table:table-cell>
          <table:table-cell office:value-type="float" office:value="0.6357" calcext:value-type="float">
            <text:p>0,6357</text:p>
          </table:table-cell>
          <table:table-cell office:value-type="float" office:value="1.4962" calcext:value-type="float">
            <text:p>1,4962</text:p>
          </table:table-cell>
          <table:table-cell office:value-type="float" office:value="3.1029" calcext:value-type="float">
            <text:p>3,1029</text:p>
          </table:table-cell>
          <table:table-cell office:value-type="float" office:value="6.8508" calcext:value-type="float">
            <text:p>6,8508</text:p>
          </table:table-cell>
          <table:table-cell office:value-type="float" office:value="19.3997" calcext:value-type="float">
            <text:p>19,3997</text:p>
          </table:table-cell>
          <table:table-cell office:value-type="float" office:value="45.0386" calcext:value-type="float">
            <text:p>45,0386</text:p>
          </table:table-cell>
          <table:table-cell office:value-type="float" office:value="75.1087" calcext:value-type="float">
            <text:p>75,1087</text:p>
          </table:table-cell>
          <table:table-cell office:value-type="float" office:value="104.9119" calcext:value-type="float">
            <text:p>104,9119</text:p>
          </table:table-cell>
          <table:table-cell office:value-type="float" office:value="137.5843" calcext:value-type="float">
            <text:p>137,5843</text:p>
          </table:table-cell>
          <table:table-cell office:value-type="float" office:value="176.9225" calcext:value-type="float">
            <text:p>176,9225</text:p>
          </table:table-cell>
          <table:table-cell office:value-type="float" office:value="213.4565" calcext:value-type="float">
            <text:p>213,456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3297" calcext:value-type="float">
            <text:p>0,3297</text:p>
          </table:table-cell>
          <table:table-cell office:value-type="float" office:value="0.619" calcext:value-type="float">
            <text:p>0,619</text:p>
          </table:table-cell>
          <table:table-cell office:value-type="float" office:value="1.6319" calcext:value-type="float">
            <text:p>1,6319</text:p>
          </table:table-cell>
          <table:table-cell office:value-type="float" office:value="3.2293" calcext:value-type="float">
            <text:p>3,2293</text:p>
          </table:table-cell>
          <table:table-cell office:value-type="float" office:value="6.3968" calcext:value-type="float">
            <text:p>6,3968</text:p>
          </table:table-cell>
          <table:table-cell office:value-type="float" office:value="20.3452" calcext:value-type="float">
            <text:p>20,3452</text:p>
          </table:table-cell>
          <table:table-cell office:value-type="float" office:value="46.9192" calcext:value-type="float">
            <text:p>46,9192</text:p>
          </table:table-cell>
          <table:table-cell office:value-type="float" office:value="77.731" calcext:value-type="float">
            <text:p>77,731</text:p>
          </table:table-cell>
          <table:table-cell office:value-type="float" office:value="110.1857" calcext:value-type="float">
            <text:p>110,1857</text:p>
          </table:table-cell>
          <table:table-cell office:value-type="float" office:value="145.1898" calcext:value-type="float">
            <text:p>145,1898</text:p>
          </table:table-cell>
          <table:table-cell office:value-type="float" office:value="183.568" calcext:value-type="float">
            <text:p>183,568</text:p>
          </table:table-cell>
          <table:table-cell office:value-type="float" office:value="229.3122" calcext:value-type="float">
            <text:p>229,3122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3152" calcext:value-type="float">
            <text:p>0,03152</text:p>
          </table:table-cell>
          <table:table-cell table:formula="of:=[.E70]/[.E$69]" office:value-type="float" office:value="0.033435" calcext:value-type="float">
            <text:p>0,033435</text:p>
          </table:table-cell>
          <table:table-cell table:formula="of:=[.F70]/[.F$69]" office:value-type="float" office:value="0.036524" calcext:value-type="float">
            <text:p>0,036524</text:p>
          </table:table-cell>
          <table:table-cell table:formula="of:=[.G70]/[.G$69]" office:value-type="float" office:value="0.032068" calcext:value-type="float">
            <text:p>0,032068</text:p>
          </table:table-cell>
          <table:table-cell table:formula="of:=[.H70]/[.H$69]" office:value-type="float" office:value="0.0319935" calcext:value-type="float">
            <text:p>0,0319935</text:p>
          </table:table-cell>
          <table:table-cell table:formula="of:=[.I70]/[.I$69]" office:value-type="float" office:value="0.0319332" calcext:value-type="float">
            <text:p>0,0319332</text:p>
          </table:table-cell>
          <table:table-cell table:formula="of:=[.J70]/[.J$69]" office:value-type="float" office:value="0.0328031" calcext:value-type="float">
            <text:p>0,0328031</text:p>
          </table:table-cell>
          <table:table-cell table:formula="of:=[.K70]/[.K$69]" office:value-type="float" office:value="0.0319482" calcext:value-type="float">
            <text:p>0,0319482</text:p>
          </table:table-cell>
          <table:table-cell table:formula="of:=[.L70]/[.L$69]" office:value-type="float" office:value="0.033037" calcext:value-type="float">
            <text:p>0,033037</text:p>
          </table:table-cell>
          <table:table-cell table:formula="of:=[.M70]/[.M$69]" office:value-type="float" office:value="0.03211032" calcext:value-type="float">
            <text:p>0,03211032</text:p>
          </table:table-cell>
          <table:table-cell table:formula="of:=[.N70]/[.N$69]" office:value-type="float" office:value="0.0319529333333333" calcext:value-type="float">
            <text:p>0,0319529333</text:p>
          </table:table-cell>
          <table:table-cell table:formula="of:=[.O70]/[.O$69]" office:value-type="float" office:value="0.0329084" calcext:value-type="float">
            <text:p>0,03290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5259" calcext:value-type="float">
            <text:p>0,05259</text:p>
          </table:table-cell>
          <table:table-cell table:formula="of:=[.E71]/[.E$69]" office:value-type="float" office:value="0.054285" calcext:value-type="float">
            <text:p>0,054285</text:p>
          </table:table-cell>
          <table:table-cell table:formula="of:=[.F71]/[.F$69]" office:value-type="float" office:value="0.053002" calcext:value-type="float">
            <text:p>0,053002</text:p>
          </table:table-cell>
          <table:table-cell table:formula="of:=[.G71]/[.G$69]" office:value-type="float" office:value="0.053801" calcext:value-type="float">
            <text:p>0,053801</text:p>
          </table:table-cell>
          <table:table-cell table:formula="of:=[.H71]/[.H$69]" office:value-type="float" office:value="0.0566915" calcext:value-type="float">
            <text:p>0,0566915</text:p>
          </table:table-cell>
          <table:table-cell table:formula="of:=[.I71]/[.I$69]" office:value-type="float" office:value="0.0558646" calcext:value-type="float">
            <text:p>0,0558646</text:p>
          </table:table-cell>
          <table:table-cell table:formula="of:=[.J71]/[.J$69]" office:value-type="float" office:value="0.0578779" calcext:value-type="float">
            <text:p>0,0578779</text:p>
          </table:table-cell>
          <table:table-cell table:formula="of:=[.K71]/[.K$69]" office:value-type="float" office:value="0.0591743333333333" calcext:value-type="float">
            <text:p>0,0591743333</text:p>
          </table:table-cell>
          <table:table-cell table:formula="of:=[.L71]/[.L$69]" office:value-type="float" office:value="0.05892605" calcext:value-type="float">
            <text:p>0,05892605</text:p>
          </table:table-cell>
          <table:table-cell table:formula="of:=[.M71]/[.M$69]" office:value-type="float" office:value="0.0599648" calcext:value-type="float">
            <text:p>0,0599648</text:p>
          </table:table-cell>
          <table:table-cell table:formula="of:=[.N71]/[.N$69]" office:value-type="float" office:value="0.0626201333333333" calcext:value-type="float">
            <text:p>0,0626201333</text:p>
          </table:table-cell>
          <table:table-cell table:formula="of:=[.O71]/[.O$69]" office:value-type="float" office:value="0.0635002285714286" calcext:value-type="float">
            <text:p>0,0635002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5106" calcext:value-type="float">
            <text:p>0,05106</text:p>
          </table:table-cell>
          <table:table-cell table:formula="of:=[.E72]/[.E$69]" office:value-type="float" office:value="0.05255" calcext:value-type="float">
            <text:p>0,05255</text:p>
          </table:table-cell>
          <table:table-cell table:formula="of:=[.F72]/[.F$69]" office:value-type="float" office:value="0.05652" calcext:value-type="float">
            <text:p>0,05652</text:p>
          </table:table-cell>
          <table:table-cell table:formula="of:=[.G72]/[.G$69]" office:value-type="float" office:value="0.055948" calcext:value-type="float">
            <text:p>0,055948</text:p>
          </table:table-cell>
          <table:table-cell table:formula="of:=[.H72]/[.H$69]" office:value-type="float" office:value="0.0534265" calcext:value-type="float">
            <text:p>0,0534265</text:p>
          </table:table-cell>
          <table:table-cell table:formula="of:=[.I72]/[.I$69]" office:value-type="float" office:value="0.0582808" calcext:value-type="float">
            <text:p>0,0582808</text:p>
          </table:table-cell>
          <table:table-cell table:formula="of:=[.J72]/[.J$69]" office:value-type="float" office:value="0.0595902" calcext:value-type="float">
            <text:p>0,0595902</text:p>
          </table:table-cell>
          <table:table-cell table:formula="of:=[.K72]/[.K$69]" office:value-type="float" office:value="0.0611452666666667" calcext:value-type="float">
            <text:p>0,0611452667</text:p>
          </table:table-cell>
          <table:table-cell table:formula="of:=[.L72]/[.L$69]" office:value-type="float" office:value="0.0623065" calcext:value-type="float">
            <text:p>0,0623065</text:p>
          </table:table-cell>
          <table:table-cell table:formula="of:=[.M72]/[.M$69]" office:value-type="float" office:value="0.0626264" calcext:value-type="float">
            <text:p>0,0626264</text:p>
          </table:table-cell>
          <table:table-cell table:formula="of:=[.N72]/[.N$69]" office:value-type="float" office:value="0.0650747666666667" calcext:value-type="float">
            <text:p>0,0650747667</text:p>
          </table:table-cell>
          <table:table-cell table:formula="of:=[.O72]/[.O$69]" office:value-type="float" office:value="0.0659072" calcext:value-type="float">
            <text:p>0,065907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2919" calcext:value-type="float">
            <text:p>0,02919</text:p>
          </table:table-cell>
          <table:table-cell table:formula="of:=[.E73]/[.E$69]" office:value-type="float" office:value="0.03272" calcext:value-type="float">
            <text:p>0,03272</text:p>
          </table:table-cell>
          <table:table-cell table:formula="of:=[.F73]/[.F$69]" office:value-type="float" office:value="0.035744" calcext:value-type="float">
            <text:p>0,035744</text:p>
          </table:table-cell>
          <table:table-cell table:formula="of:=[.G73]/[.G$69]" office:value-type="float" office:value="0.03209" calcext:value-type="float">
            <text:p>0,03209</text:p>
          </table:table-cell>
          <table:table-cell table:formula="of:=[.H73]/[.H$69]" office:value-type="float" office:value="0.031908" calcext:value-type="float">
            <text:p>0,031908</text:p>
          </table:table-cell>
          <table:table-cell table:formula="of:=[.I73]/[.I$69]" office:value-type="float" office:value="0.0317904" calcext:value-type="float">
            <text:p>0,0317904</text:p>
          </table:table-cell>
          <table:table-cell table:formula="of:=[.J73]/[.J$69]" office:value-type="float" office:value="0.032699" calcext:value-type="float">
            <text:p>0,032699</text:p>
          </table:table-cell>
          <table:table-cell table:formula="of:=[.K73]/[.K$69]" office:value-type="float" office:value="0.0319106666666667" calcext:value-type="float">
            <text:p>0,0319106667</text:p>
          </table:table-cell>
          <table:table-cell table:formula="of:=[.L73]/[.L$69]" office:value-type="float" office:value="0.03262485" calcext:value-type="float">
            <text:p>0,03262485</text:p>
          </table:table-cell>
          <table:table-cell table:formula="of:=[.M73]/[.M$69]" office:value-type="float" office:value="0.03184476" calcext:value-type="float">
            <text:p>0,03184476</text:p>
          </table:table-cell>
          <table:table-cell table:formula="of:=[.N73]/[.N$69]" office:value-type="float" office:value="0.0317590666666667" calcext:value-type="float">
            <text:p>0,0317590667</text:p>
          </table:table-cell>
          <table:table-cell table:formula="of:=[.O73]/[.O$69]" office:value-type="float" office:value="0.0326286" calcext:value-type="float">
            <text:p>0,032628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3326" calcext:value-type="float">
            <text:p>0,03326</text:p>
          </table:table-cell>
          <table:table-cell table:formula="of:=[.E74]/[.E$69]" office:value-type="float" office:value="0.031785" calcext:value-type="float">
            <text:p>0,031785</text:p>
          </table:table-cell>
          <table:table-cell table:formula="of:=[.F74]/[.F$69]" office:value-type="float" office:value="0.029924" calcext:value-type="float">
            <text:p>0,029924</text:p>
          </table:table-cell>
          <table:table-cell table:formula="of:=[.G74]/[.G$69]" office:value-type="float" office:value="0.031029" calcext:value-type="float">
            <text:p>0,031029</text:p>
          </table:table-cell>
          <table:table-cell table:formula="of:=[.H74]/[.H$69]" office:value-type="float" office:value="0.034254" calcext:value-type="float">
            <text:p>0,034254</text:p>
          </table:table-cell>
          <table:table-cell table:formula="of:=[.I74]/[.I$69]" office:value-type="float" office:value="0.0387994" calcext:value-type="float">
            <text:p>0,0387994</text:p>
          </table:table-cell>
          <table:table-cell table:formula="of:=[.J74]/[.J$69]" office:value-type="float" office:value="0.0450386" calcext:value-type="float">
            <text:p>0,0450386</text:p>
          </table:table-cell>
          <table:table-cell table:formula="of:=[.K74]/[.K$69]" office:value-type="float" office:value="0.0500724666666667" calcext:value-type="float">
            <text:p>0,0500724667</text:p>
          </table:table-cell>
          <table:table-cell table:formula="of:=[.L74]/[.L$69]" office:value-type="float" office:value="0.05245595" calcext:value-type="float">
            <text:p>0,05245595</text:p>
          </table:table-cell>
          <table:table-cell table:formula="of:=[.M74]/[.M$69]" office:value-type="float" office:value="0.05503372" calcext:value-type="float">
            <text:p>0,05503372</text:p>
          </table:table-cell>
          <table:table-cell table:formula="of:=[.N74]/[.N$69]" office:value-type="float" office:value="0.0589741666666667" calcext:value-type="float">
            <text:p>0,0589741667</text:p>
          </table:table-cell>
          <table:table-cell table:formula="of:=[.O74]/[.O$69]" office:value-type="float" office:value="0.0609875714285714" calcext:value-type="float">
            <text:p>0,060987571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3297" calcext:value-type="float">
            <text:p>0,03297</text:p>
          </table:table-cell>
          <table:table-cell table:formula="of:=[.E75]/[.E$69]" office:value-type="float" office:value="0.03095" calcext:value-type="float">
            <text:p>0,03095</text:p>
          </table:table-cell>
          <table:table-cell table:formula="of:=[.F75]/[.F$69]" office:value-type="float" office:value="0.032638" calcext:value-type="float">
            <text:p>0,032638</text:p>
          </table:table-cell>
          <table:table-cell table:formula="of:=[.G75]/[.G$69]" office:value-type="float" office:value="0.032293" calcext:value-type="float">
            <text:p>0,032293</text:p>
          </table:table-cell>
          <table:table-cell table:formula="of:=[.H75]/[.H$69]" office:value-type="float" office:value="0.031984" calcext:value-type="float">
            <text:p>0,031984</text:p>
          </table:table-cell>
          <table:table-cell table:formula="of:=[.I75]/[.I$69]" office:value-type="float" office:value="0.0406904" calcext:value-type="float">
            <text:p>0,0406904</text:p>
          </table:table-cell>
          <table:table-cell table:formula="of:=[.J75]/[.J$69]" office:value-type="float" office:value="0.0469192" calcext:value-type="float">
            <text:p>0,0469192</text:p>
          </table:table-cell>
          <table:table-cell table:formula="of:=[.K75]/[.K$69]" office:value-type="float" office:value="0.0518206666666667" calcext:value-type="float">
            <text:p>0,0518206667</text:p>
          </table:table-cell>
          <table:table-cell table:formula="of:=[.L75]/[.L$69]" office:value-type="float" office:value="0.05509285" calcext:value-type="float">
            <text:p>0,05509285</text:p>
          </table:table-cell>
          <table:table-cell table:formula="of:=[.M75]/[.M$69]" office:value-type="float" office:value="0.05807592" calcext:value-type="float">
            <text:p>0,05807592</text:p>
          </table:table-cell>
          <table:table-cell table:formula="of:=[.N75]/[.N$69]" office:value-type="float" office:value="0.0611893333333333" calcext:value-type="float">
            <text:p>0,0611893333</text:p>
          </table:table-cell>
          <table:table-cell table:formula="of:=[.O75]/[.O$69]" office:value-type="float" office:value="0.0655177714285714" calcext:value-type="float">
            <text:p>0,0655177714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2758" calcext:value-type="float">
            <text:p>0,2758</text:p>
          </table:table-cell>
          <table:table-cell table:formula="of:=[.E6]" office:value-type="float" office:value="0.2562" calcext:value-type="float">
            <text:p>0,2562</text:p>
          </table:table-cell>
          <table:table-cell table:formula="of:=[.F6]" office:value-type="float" office:value="0.3093" calcext:value-type="float">
            <text:p>0,3093</text:p>
          </table:table-cell>
          <table:table-cell table:formula="of:=[.G6]" office:value-type="float" office:value="0.4126" calcext:value-type="float">
            <text:p>0,4126</text:p>
          </table:table-cell>
          <table:table-cell table:formula="of:=[.H6]" office:value-type="float" office:value="0.677" calcext:value-type="float">
            <text:p>0,677</text:p>
          </table:table-cell>
          <table:table-cell table:formula="of:=[.I6]" office:value-type="float" office:value="1.0904" calcext:value-type="float">
            <text:p>1,0904</text:p>
          </table:table-cell>
          <table:table-cell table:formula="of:=[.J6]" office:value-type="float" office:value="1.9694" calcext:value-type="float">
            <text:p>1,9694</text:p>
          </table:table-cell>
          <table:table-cell table:formula="of:=[.K6]" office:value-type="float" office:value="4.3917" calcext:value-type="float">
            <text:p>4,3917</text:p>
          </table:table-cell>
          <table:table-cell table:formula="of:=[.L6]" office:value-type="float" office:value="7.1176" calcext:value-type="float">
            <text:p>7,1176</text:p>
          </table:table-cell>
          <table:table-cell table:formula="of:=[.M6]" office:value-type="float" office:value="13.9237" calcext:value-type="float">
            <text:p>13,92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2204" calcext:value-type="float">
            <text:p>0,2204</text:p>
          </table:table-cell>
          <table:table-cell table:formula="of:=[.E7]" office:value-type="float" office:value="0.2684" calcext:value-type="float">
            <text:p>0,2684</text:p>
          </table:table-cell>
          <table:table-cell table:formula="of:=[.F7]" office:value-type="float" office:value="0.32" calcext:value-type="float">
            <text:p>0,32</text:p>
          </table:table-cell>
          <table:table-cell table:formula="of:=[.G7]" office:value-type="float" office:value="0.4165" calcext:value-type="float">
            <text:p>0,4165</text:p>
          </table:table-cell>
          <table:table-cell table:formula="of:=[.H7]" office:value-type="float" office:value="0.6811" calcext:value-type="float">
            <text:p>0,6811</text:p>
          </table:table-cell>
          <table:table-cell table:formula="of:=[.I7]" office:value-type="float" office:value="1.1214" calcext:value-type="float">
            <text:p>1,1214</text:p>
          </table:table-cell>
          <table:table-cell table:formula="of:=[.J7]" office:value-type="float" office:value="2.0316" calcext:value-type="float">
            <text:p>2,0316</text:p>
          </table:table-cell>
          <table:table-cell table:formula="of:=[.K7]" office:value-type="float" office:value="4.2617" calcext:value-type="float">
            <text:p>4,2617</text:p>
          </table:table-cell>
          <table:table-cell table:formula="of:=[.L7]" office:value-type="float" office:value="7.5424" calcext:value-type="float">
            <text:p>7,5424</text:p>
          </table:table-cell>
          <table:table-cell table:formula="of:=[.M7]" office:value-type="float" office:value="14.6672" calcext:value-type="float">
            <text:p>14,6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3408" calcext:value-type="float">
            <text:p>0,3408</text:p>
          </table:table-cell>
          <table:table-cell table:formula="of:=[.E9]" office:value-type="float" office:value="0.3981" calcext:value-type="float">
            <text:p>0,3981</text:p>
          </table:table-cell>
          <table:table-cell table:formula="of:=[.F9]" office:value-type="float" office:value="0.417" calcext:value-type="float">
            <text:p>0,417</text:p>
          </table:table-cell>
          <table:table-cell table:formula="of:=[.G9]" office:value-type="float" office:value="0.4269" calcext:value-type="float">
            <text:p>0,4269</text:p>
          </table:table-cell>
          <table:table-cell table:formula="of:=[.H9]" office:value-type="float" office:value="0.4748" calcext:value-type="float">
            <text:p>0,4748</text:p>
          </table:table-cell>
          <table:table-cell table:formula="of:=[.I9]" office:value-type="float" office:value="0.5452" calcext:value-type="float">
            <text:p>0,5452</text:p>
          </table:table-cell>
          <table:table-cell table:formula="of:=[.J9]" office:value-type="float" office:value="0.5991" calcext:value-type="float">
            <text:p>0,5991</text:p>
          </table:table-cell>
          <table:table-cell table:formula="of:=[.K9]" office:value-type="float" office:value="0.7217" calcext:value-type="float">
            <text:p>0,7217</text:p>
          </table:table-cell>
          <table:table-cell table:formula="of:=[.L9]" office:value-type="float" office:value="0.8584" calcext:value-type="float">
            <text:p>0,8584</text:p>
          </table:table-cell>
          <table:table-cell table:formula="of:=[.M9]" office:value-type="float" office:value="1.0003" calcext:value-type="float">
            <text:p>1,000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1006" calcext:value-type="float">
            <text:p>0,1006</text:p>
          </table:table-cell>
          <table:table-cell table:formula="of:=[.E10]" office:value-type="float" office:value="0.1062" calcext:value-type="float">
            <text:p>0,1062</text:p>
          </table:table-cell>
          <table:table-cell table:formula="of:=[.F10]" office:value-type="float" office:value="0.1092" calcext:value-type="float">
            <text:p>0,1092</text:p>
          </table:table-cell>
          <table:table-cell table:formula="of:=[.G10]" office:value-type="float" office:value="0.1096" calcext:value-type="float">
            <text:p>0,1096</text:p>
          </table:table-cell>
          <table:table-cell table:formula="of:=[.H10]" office:value-type="float" office:value="0.1163" calcext:value-type="float">
            <text:p>0,1163</text:p>
          </table:table-cell>
          <table:table-cell table:formula="of:=[.I10]" office:value-type="float" office:value="0.1398" calcext:value-type="float">
            <text:p>0,1398</text:p>
          </table:table-cell>
          <table:table-cell table:formula="of:=[.J10]" office:value-type="float" office:value="0.1955" calcext:value-type="float">
            <text:p>0,1955</text:p>
          </table:table-cell>
          <table:table-cell table:formula="of:=[.K10]" office:value-type="float" office:value="0.5499" calcext:value-type="float">
            <text:p>0,5499</text:p>
          </table:table-cell>
          <table:table-cell table:formula="of:=[.L10]" office:value-type="float" office:value="0.699" calcext:value-type="float">
            <text:p>0,699</text:p>
          </table:table-cell>
          <table:table-cell table:formula="of:=[.M10]" office:value-type="float" office:value="0.8614" calcext:value-type="float">
            <text:p>0,861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2042" calcext:value-type="float">
            <text:p>0,2042</text:p>
          </table:table-cell>
          <table:table-cell table:formula="of:=[.E13]" office:value-type="float" office:value="0.1993" calcext:value-type="float">
            <text:p>0,1993</text:p>
          </table:table-cell>
          <table:table-cell table:formula="of:=[.F13]" office:value-type="float" office:value="0.2742" calcext:value-type="float">
            <text:p>0,2742</text:p>
          </table:table-cell>
          <table:table-cell table:formula="of:=[.G13]" office:value-type="float" office:value="0.3566" calcext:value-type="float">
            <text:p>0,3566</text:p>
          </table:table-cell>
          <table:table-cell table:formula="of:=[.H13]" office:value-type="float" office:value="0.4541" calcext:value-type="float">
            <text:p>0,4541</text:p>
          </table:table-cell>
          <table:table-cell table:formula="of:=[.I13]" office:value-type="float" office:value="0.5748" calcext:value-type="float">
            <text:p>0,5748</text:p>
          </table:table-cell>
          <table:table-cell table:formula="of:=[.J13]" office:value-type="float" office:value="0.8909" calcext:value-type="float">
            <text:p>0,8909</text:p>
          </table:table-cell>
          <table:table-cell table:formula="of:=[.K13]" office:value-type="float" office:value="1.6388" calcext:value-type="float">
            <text:p>1,6388</text:p>
          </table:table-cell>
          <table:table-cell table:formula="of:=[.L13]" office:value-type="float" office:value="3.1841" calcext:value-type="float">
            <text:p>3,1841</text:p>
          </table:table-cell>
          <table:table-cell table:formula="of:=[.M13]" office:value-type="float" office:value="6.4631" calcext:value-type="float">
            <text:p>6,46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1417" calcext:value-type="float">
            <text:p>0,1417</text:p>
          </table:table-cell>
          <table:table-cell table:formula="of:=[.E14]" office:value-type="float" office:value="0.1787" calcext:value-type="float">
            <text:p>0,1787</text:p>
          </table:table-cell>
          <table:table-cell table:formula="of:=[.F14]" office:value-type="float" office:value="0.2421" calcext:value-type="float">
            <text:p>0,2421</text:p>
          </table:table-cell>
          <table:table-cell table:formula="of:=[.G14]" office:value-type="float" office:value="0.315" calcext:value-type="float">
            <text:p>0,315</text:p>
          </table:table-cell>
          <table:table-cell table:formula="of:=[.H14]" office:value-type="float" office:value="0.4021" calcext:value-type="float">
            <text:p>0,4021</text:p>
          </table:table-cell>
          <table:table-cell table:formula="of:=[.I14]" office:value-type="float" office:value="0.5548" calcext:value-type="float">
            <text:p>0,5548</text:p>
          </table:table-cell>
          <table:table-cell table:formula="of:=[.J14]" office:value-type="float" office:value="0.8123" calcext:value-type="float">
            <text:p>0,8123</text:p>
          </table:table-cell>
          <table:table-cell table:formula="of:=[.K14]" office:value-type="float" office:value="1.6608" calcext:value-type="float">
            <text:p>1,6608</text:p>
          </table:table-cell>
          <table:table-cell table:formula="of:=[.L14]" office:value-type="float" office:value="3.1552" calcext:value-type="float">
            <text:p>3,1552</text:p>
          </table:table-cell>
          <table:table-cell table:formula="of:=[.M14]" office:value-type="float" office:value="7.1672" calcext:value-type="float">
            <text:p>7,167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5111" calcext:value-type="float">
            <text:p>0,5111</text:p>
          </table:table-cell>
          <table:table-cell table:formula="of:=[.E16]" office:value-type="float" office:value="0.8566" calcext:value-type="float">
            <text:p>0,8566</text:p>
          </table:table-cell>
          <table:table-cell table:formula="of:=[.F16]" office:value-type="float" office:value="1.1109" calcext:value-type="float">
            <text:p>1,1109</text:p>
          </table:table-cell>
          <table:table-cell table:formula="of:=[.G16]" office:value-type="float" office:value="1.4345" calcext:value-type="float">
            <text:p>1,4345</text:p>
          </table:table-cell>
          <table:table-cell table:formula="of:=[.H16]" office:value-type="float" office:value="1.9932" calcext:value-type="float">
            <text:p>1,9932</text:p>
          </table:table-cell>
          <table:table-cell table:formula="of:=[.I16]" office:value-type="float" office:value="2.8922" calcext:value-type="float">
            <text:p>2,8922</text:p>
          </table:table-cell>
          <table:table-cell table:formula="of:=[.J16]" office:value-type="float" office:value="3.8042" calcext:value-type="float">
            <text:p>3,8042</text:p>
          </table:table-cell>
          <table:table-cell table:formula="of:=[.K16]" office:value-type="float" office:value="5.4335" calcext:value-type="float">
            <text:p>5,4335</text:p>
          </table:table-cell>
          <table:table-cell table:formula="of:=[.L16]" office:value-type="float" office:value="4.8708" calcext:value-type="float">
            <text:p>4,8708</text:p>
          </table:table-cell>
          <table:table-cell table:formula="of:=[.M16]" office:value-type="float" office:value="9.3853" calcext:value-type="float">
            <text:p>9,38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1566" calcext:value-type="float">
            <text:p>0,1566</text:p>
          </table:table-cell>
          <table:table-cell table:formula="of:=[.E17]" office:value-type="float" office:value="0.2674" calcext:value-type="float">
            <text:p>0,2674</text:p>
          </table:table-cell>
          <table:table-cell table:formula="of:=[.F17]" office:value-type="float" office:value="0.3386" calcext:value-type="float">
            <text:p>0,3386</text:p>
          </table:table-cell>
          <table:table-cell table:formula="of:=[.G17]" office:value-type="float" office:value="0.4164" calcext:value-type="float">
            <text:p>0,4164</text:p>
          </table:table-cell>
          <table:table-cell table:formula="of:=[.H17]" office:value-type="float" office:value="0.5904" calcext:value-type="float">
            <text:p>0,5904</text:p>
          </table:table-cell>
          <table:table-cell table:formula="of:=[.I17]" office:value-type="float" office:value="0.8471" calcext:value-type="float">
            <text:p>0,8471</text:p>
          </table:table-cell>
          <table:table-cell table:formula="of:=[.J17]" office:value-type="float" office:value="1.1034" calcext:value-type="float">
            <text:p>1,1034</text:p>
          </table:table-cell>
          <table:table-cell table:formula="of:=[.K17]" office:value-type="float" office:value="1.695" calcext:value-type="float">
            <text:p>1,695</text:p>
          </table:table-cell>
          <table:table-cell table:formula="of:=[.L17]" office:value-type="float" office:value="1.5137" calcext:value-type="float">
            <text:p>1,5137</text:p>
          </table:table-cell>
          <table:table-cell table:formula="of:=[.M17]" office:value-type="float" office:value="2.9762" calcext:value-type="float">
            <text:p>2,976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3545" calcext:value-type="float">
            <text:p>0,3545</text:p>
          </table:table-cell>
          <table:table-cell table:formula="of:=[.E20]" office:value-type="float" office:value="0.3592" calcext:value-type="float">
            <text:p>0,3592</text:p>
          </table:table-cell>
          <table:table-cell table:formula="of:=[.F20]" office:value-type="float" office:value="0.3813" calcext:value-type="float">
            <text:p>0,3813</text:p>
          </table:table-cell>
          <table:table-cell table:formula="of:=[.G20]" office:value-type="float" office:value="0.4269" calcext:value-type="float">
            <text:p>0,4269</text:p>
          </table:table-cell>
          <table:table-cell table:formula="of:=[.H20]" office:value-type="float" office:value="0.4913" calcext:value-type="float">
            <text:p>0,4913</text:p>
          </table:table-cell>
          <table:table-cell table:formula="of:=[.I20]" office:value-type="float" office:value="0.5912" calcext:value-type="float">
            <text:p>0,5912</text:p>
          </table:table-cell>
          <table:table-cell table:formula="of:=[.J20]" office:value-type="float" office:value="0.7236" calcext:value-type="float">
            <text:p>0,7236</text:p>
          </table:table-cell>
          <table:table-cell table:formula="of:=[.K20]" office:value-type="float" office:value="1.2104" calcext:value-type="float">
            <text:p>1,2104</text:p>
          </table:table-cell>
          <table:table-cell table:formula="of:=[.L20]" office:value-type="float" office:value="1.871" calcext:value-type="float">
            <text:p>1,871</text:p>
          </table:table-cell>
          <table:table-cell table:formula="of:=[.M20]" office:value-type="float" office:value="3.6188" calcext:value-type="float">
            <text:p>3,61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2531" calcext:value-type="float">
            <text:p>0,2531</text:p>
          </table:table-cell>
          <table:table-cell table:formula="of:=[.E21]" office:value-type="float" office:value="0.3475" calcext:value-type="float">
            <text:p>0,3475</text:p>
          </table:table-cell>
          <table:table-cell table:formula="of:=[.F21]" office:value-type="float" office:value="0.366" calcext:value-type="float">
            <text:p>0,366</text:p>
          </table:table-cell>
          <table:table-cell table:formula="of:=[.G21]" office:value-type="float" office:value="0.4031" calcext:value-type="float">
            <text:p>0,4031</text:p>
          </table:table-cell>
          <table:table-cell table:formula="of:=[.H21]" office:value-type="float" office:value="0.4678" calcext:value-type="float">
            <text:p>0,4678</text:p>
          </table:table-cell>
          <table:table-cell table:formula="of:=[.I21]" office:value-type="float" office:value="0.5754" calcext:value-type="float">
            <text:p>0,5754</text:p>
          </table:table-cell>
          <table:table-cell table:formula="of:=[.J21]" office:value-type="float" office:value="0.71" calcext:value-type="float">
            <text:p>0,71</text:p>
          </table:table-cell>
          <table:table-cell table:formula="of:=[.K21]" office:value-type="float" office:value="1.2982" calcext:value-type="float">
            <text:p>1,2982</text:p>
          </table:table-cell>
          <table:table-cell table:formula="of:=[.L21]" office:value-type="float" office:value="2.233" calcext:value-type="float">
            <text:p>2,233</text:p>
          </table:table-cell>
          <table:table-cell table:formula="of:=[.M21]" office:value-type="float" office:value="4.3409" calcext:value-type="float">
            <text:p>4,34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3176" calcext:value-type="float">
            <text:p>0,3176</text:p>
          </table:table-cell>
          <table:table-cell table:formula="of:=[.E23]" office:value-type="float" office:value="0.3636" calcext:value-type="float">
            <text:p>0,3636</text:p>
          </table:table-cell>
          <table:table-cell table:formula="of:=[.F23]" office:value-type="float" office:value="0.3737" calcext:value-type="float">
            <text:p>0,3737</text:p>
          </table:table-cell>
          <table:table-cell table:formula="of:=[.G23]" office:value-type="float" office:value="0.3858" calcext:value-type="float">
            <text:p>0,3858</text:p>
          </table:table-cell>
          <table:table-cell table:formula="of:=[.H23]" office:value-type="float" office:value="0.4575" calcext:value-type="float">
            <text:p>0,4575</text:p>
          </table:table-cell>
          <table:table-cell table:formula="of:=[.I23]" office:value-type="float" office:value="0.5226" calcext:value-type="float">
            <text:p>0,5226</text:p>
          </table:table-cell>
          <table:table-cell table:formula="of:=[.J23]" office:value-type="float" office:value="0.5873" calcext:value-type="float">
            <text:p>0,5873</text:p>
          </table:table-cell>
          <table:table-cell table:formula="of:=[.K23]" office:value-type="float" office:value="0.8974" calcext:value-type="float">
            <text:p>0,8974</text:p>
          </table:table-cell>
          <table:table-cell table:formula="of:=[.L23]" office:value-type="float" office:value="1.0852" calcext:value-type="float">
            <text:p>1,0852</text:p>
          </table:table-cell>
          <table:table-cell table:formula="of:=[.M23]" office:value-type="float" office:value="1.2997" calcext:value-type="float">
            <text:p>1,299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1522" calcext:value-type="float">
            <text:p>0,1522</text:p>
          </table:table-cell>
          <table:table-cell table:formula="of:=[.E24]" office:value-type="float" office:value="0.1714" calcext:value-type="float">
            <text:p>0,1714</text:p>
          </table:table-cell>
          <table:table-cell table:formula="of:=[.F24]" office:value-type="float" office:value="0.1768" calcext:value-type="float">
            <text:p>0,1768</text:p>
          </table:table-cell>
          <table:table-cell table:formula="of:=[.G24]" office:value-type="float" office:value="0.1769" calcext:value-type="float">
            <text:p>0,1769</text:p>
          </table:table-cell>
          <table:table-cell table:formula="of:=[.H24]" office:value-type="float" office:value="0.1995" calcext:value-type="float">
            <text:p>0,1995</text:p>
          </table:table-cell>
          <table:table-cell table:formula="of:=[.I24]" office:value-type="float" office:value="0.2393" calcext:value-type="float">
            <text:p>0,2393</text:p>
          </table:table-cell>
          <table:table-cell table:formula="of:=[.J24]" office:value-type="float" office:value="0.2998" calcext:value-type="float">
            <text:p>0,2998</text:p>
          </table:table-cell>
          <table:table-cell table:formula="of:=[.K24]" office:value-type="float" office:value="0.605" calcext:value-type="float">
            <text:p>0,605</text:p>
          </table:table-cell>
          <table:table-cell table:formula="of:=[.L24]" office:value-type="float" office:value="1.0096" calcext:value-type="float">
            <text:p>1,0096</text:p>
          </table:table-cell>
          <table:table-cell table:formula="of:=[.M24]" office:value-type="float" office:value="1.2109" calcext:value-type="float">
            <text:p>1,21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1878" calcext:value-type="float">
            <text:p>0,01878</text:p>
          </table:table-cell>
          <table:table-cell table:formula="of:=[.E30]/[.E$109]" office:value-type="float" office:value="0.011932" calcext:value-type="float">
            <text:p>0,011932</text:p>
          </table:table-cell>
          <table:table-cell table:formula="of:=[.F30]/[.F$109]" office:value-type="float" office:value="0.010097" calcext:value-type="float">
            <text:p>0,010097</text:p>
          </table:table-cell>
          <table:table-cell table:formula="of:=[.G30]/[.G$109]" office:value-type="float" office:value="0.0087285" calcext:value-type="float">
            <text:p>0,0087285</text:p>
          </table:table-cell>
          <table:table-cell table:formula="of:=[.H30]/[.H$109]" office:value-type="float" office:value="0.0087562" calcext:value-type="float">
            <text:p>0,0087562</text:p>
          </table:table-cell>
          <table:table-cell table:formula="of:=[.I30]/[.I$109]" office:value-type="float" office:value="0.0099239" calcext:value-type="float">
            <text:p>0,0099239</text:p>
          </table:table-cell>
          <table:table-cell table:formula="of:=[.J30]/[.J$109]" office:value-type="float" office:value="0.01120145" calcext:value-type="float">
            <text:p>0,01120145</text:p>
          </table:table-cell>
          <table:table-cell table:formula="of:=[.K30]/[.K$109]" office:value-type="float" office:value="0.01851696" calcext:value-type="float">
            <text:p>0,01851696</text:p>
          </table:table-cell>
          <table:table-cell table:formula="of:=[.L30]/[.L$109]" office:value-type="float" office:value="0.02125981" calcext:value-type="float">
            <text:p>0,02125981</text:p>
          </table:table-cell>
          <table:table-cell table:formula="of:=[.M30]/[.M$109]" office:value-type="float" office:value="0.02485805" calcext:value-type="float">
            <text:p>0,024858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1889" calcext:value-type="float">
            <text:p>0,01889</text:p>
          </table:table-cell>
          <table:table-cell table:formula="of:=[.E31]/[.E$109]" office:value-type="float" office:value="0.011946" calcext:value-type="float">
            <text:p>0,011946</text:p>
          </table:table-cell>
          <table:table-cell table:formula="of:=[.F31]/[.F$109]" office:value-type="float" office:value="0.010199" calcext:value-type="float">
            <text:p>0,010199</text:p>
          </table:table-cell>
          <table:table-cell table:formula="of:=[.G31]/[.G$109]" office:value-type="float" office:value="0.0088115" calcext:value-type="float">
            <text:p>0,0088115</text:p>
          </table:table-cell>
          <table:table-cell table:formula="of:=[.H31]/[.H$109]" office:value-type="float" office:value="0.0090004" calcext:value-type="float">
            <text:p>0,0090004</text:p>
          </table:table-cell>
          <table:table-cell table:formula="of:=[.I31]/[.I$109]" office:value-type="float" office:value="0.0102305" calcext:value-type="float">
            <text:p>0,0102305</text:p>
          </table:table-cell>
          <table:table-cell table:formula="of:=[.J31]/[.J$109]" office:value-type="float" office:value="0.01167645" calcext:value-type="float">
            <text:p>0,01167645</text:p>
          </table:table-cell>
          <table:table-cell table:formula="of:=[.K31]/[.K$109]" office:value-type="float" office:value="0.01905274" calcext:value-type="float">
            <text:p>0,01905274</text:p>
          </table:table-cell>
          <table:table-cell table:formula="of:=[.L31]/[.L$109]" office:value-type="float" office:value="0.02115451" calcext:value-type="float">
            <text:p>0,02115451</text:p>
          </table:table-cell>
          <table:table-cell table:formula="of:=[.M31]/[.M$109]" office:value-type="float" office:value="0.02476121" calcext:value-type="float">
            <text:p>0,024761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3997" calcext:value-type="float">
            <text:p>0,3997</text:p>
          </table:table-cell>
          <table:table-cell table:formula="of:=[.E34]" office:value-type="float" office:value="0.7231" calcext:value-type="float">
            <text:p>0,7231</text:p>
          </table:table-cell>
          <table:table-cell table:formula="of:=[.F34]" office:value-type="float" office:value="1.0864" calcext:value-type="float">
            <text:p>1,0864</text:p>
          </table:table-cell>
          <table:table-cell table:formula="of:=[.G34]" office:value-type="float" office:value="1.8126" calcext:value-type="float">
            <text:p>1,8126</text:p>
          </table:table-cell>
          <table:table-cell table:formula="of:=[.H34]" office:value-type="float" office:value="4.2049" calcext:value-type="float">
            <text:p>4,2049</text:p>
          </table:table-cell>
          <table:table-cell table:formula="of:=[.I34]" office:value-type="float" office:value="8.461" calcext:value-type="float">
            <text:p>8,461</text:p>
          </table:table-cell>
          <table:table-cell table:formula="of:=[.J34]" office:value-type="float" office:value="15.385" calcext:value-type="float">
            <text:p>15,385</text:p>
          </table:table-cell>
          <table:table-cell table:formula="of:=[.K34]" office:value-type="float" office:value="35.7114" calcext:value-type="float">
            <text:p>35,7114</text:p>
          </table:table-cell>
          <table:table-cell table:formula="of:=[.L34]" office:value-type="float" office:value="40.8602" calcext:value-type="float">
            <text:p>40,8602</text:p>
          </table:table-cell>
          <table:table-cell table:formula="of:=[.M34]" office:value-type="float" office:value="100.4832" calcext:value-type="float">
            <text:p>100,48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1554" calcext:value-type="float">
            <text:p>0,1554</text:p>
          </table:table-cell>
          <table:table-cell table:formula="of:=[.E38]" office:value-type="float" office:value="0.1674" calcext:value-type="float">
            <text:p>0,1674</text:p>
          </table:table-cell>
          <table:table-cell table:formula="of:=[.F38]" office:value-type="float" office:value="0.173" calcext:value-type="float">
            <text:p>0,173</text:p>
          </table:table-cell>
          <table:table-cell table:formula="of:=[.G38]" office:value-type="float" office:value="0.1744" calcext:value-type="float">
            <text:p>0,1744</text:p>
          </table:table-cell>
          <table:table-cell table:formula="of:=[.H38]" office:value-type="float" office:value="0.1791" calcext:value-type="float">
            <text:p>0,1791</text:p>
          </table:table-cell>
          <table:table-cell table:formula="of:=[.I38]" office:value-type="float" office:value="0.1965" calcext:value-type="float">
            <text:p>0,1965</text:p>
          </table:table-cell>
          <table:table-cell table:formula="of:=[.J38]" office:value-type="float" office:value="0.1949" calcext:value-type="float">
            <text:p>0,1949</text:p>
          </table:table-cell>
          <table:table-cell table:formula="of:=[.K38]" office:value-type="float" office:value="0.1965" calcext:value-type="float">
            <text:p>0,1965</text:p>
          </table:table-cell>
          <table:table-cell table:formula="of:=[.L38]" office:value-type="float" office:value="0.1819" calcext:value-type="float">
            <text:p>0,1819</text:p>
          </table:table-cell>
          <table:table-cell table:formula="of:=[.M38]" office:value-type="float" office:value="0.2059" calcext:value-type="float">
            <text:p>0,205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2201" calcext:value-type="float">
            <text:p>0,2201</text:p>
          </table:table-cell>
          <table:table-cell table:formula="of:=[.E35]" office:value-type="float" office:value="0.2467" calcext:value-type="float">
            <text:p>0,2467</text:p>
          </table:table-cell>
          <table:table-cell table:formula="of:=[.F35]" office:value-type="float" office:value="0.2353" calcext:value-type="float">
            <text:p>0,2353</text:p>
          </table:table-cell>
          <table:table-cell table:formula="of:=[.G35]" office:value-type="float" office:value="0.2316" calcext:value-type="float">
            <text:p>0,2316</text:p>
          </table:table-cell>
          <table:table-cell table:formula="of:=[.H35]" office:value-type="float" office:value="0.2248" calcext:value-type="float">
            <text:p>0,2248</text:p>
          </table:table-cell>
          <table:table-cell table:formula="of:=[.I35]" office:value-type="float" office:value="0.23" calcext:value-type="float">
            <text:p>0,23</text:p>
          </table:table-cell>
          <table:table-cell table:formula="of:=[.J35]" office:value-type="float" office:value="0.2248" calcext:value-type="float">
            <text:p>0,2248</text:p>
          </table:table-cell>
          <table:table-cell table:formula="of:=[.K35]" office:value-type="float" office:value="0.2254" calcext:value-type="float">
            <text:p>0,2254</text:p>
          </table:table-cell>
          <table:table-cell table:formula="of:=[.L35]" office:value-type="float" office:value="0.2103" calcext:value-type="float">
            <text:p>0,2103</text:p>
          </table:table-cell>
          <table:table-cell table:formula="of:=[.M35]" office:value-type="float" office:value="0.2335" calcext:value-type="float">
            <text:p>0,23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158" calcext:value-type="float">
            <text:p>0,158</text:p>
          </table:table-cell>
          <table:table-cell table:formula="of:=[.E37]" office:value-type="float" office:value="0.1704" calcext:value-type="float">
            <text:p>0,1704</text:p>
          </table:table-cell>
          <table:table-cell table:formula="of:=[.F37]" office:value-type="float" office:value="0.1738" calcext:value-type="float">
            <text:p>0,1738</text:p>
          </table:table-cell>
          <table:table-cell table:formula="of:=[.G37]" office:value-type="float" office:value="0.1731" calcext:value-type="float">
            <text:p>0,1731</text:p>
          </table:table-cell>
          <table:table-cell table:formula="of:=[.H37]" office:value-type="float" office:value="0.1778" calcext:value-type="float">
            <text:p>0,1778</text:p>
          </table:table-cell>
          <table:table-cell table:formula="of:=[.I37]" office:value-type="float" office:value="0.1934" calcext:value-type="float">
            <text:p>0,1934</text:p>
          </table:table-cell>
          <table:table-cell table:formula="of:=[.J37]" office:value-type="float" office:value="0.1889" calcext:value-type="float">
            <text:p>0,1889</text:p>
          </table:table-cell>
          <table:table-cell table:formula="of:=[.K37]" office:value-type="float" office:value="0.1879" calcext:value-type="float">
            <text:p>0,1879</text:p>
          </table:table-cell>
          <table:table-cell table:formula="of:=[.L37]" office:value-type="float" office:value="0.1728" calcext:value-type="float">
            <text:p>0,1728</text:p>
          </table:table-cell>
          <table:table-cell table:formula="of:=[.M37]" office:value-type="float" office:value="0.2342" calcext:value-type="float">
            <text:p>0,23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405" calcext:value-type="float">
            <text:p>0,0405</text:p>
          </table:table-cell>
          <table:table-cell table:formula="of:=[.E48]" office:value-type="float" office:value="0.0417" calcext:value-type="float">
            <text:p>0,0417</text:p>
          </table:table-cell>
          <table:table-cell table:formula="of:=[.F48]" office:value-type="float" office:value="0.0417" calcext:value-type="float">
            <text:p>0,0417</text:p>
          </table:table-cell>
          <table:table-cell table:formula="of:=[.G48]" office:value-type="float" office:value="0.0393" calcext:value-type="float">
            <text:p>0,0393</text:p>
          </table:table-cell>
          <table:table-cell table:formula="of:=[.H48]" office:value-type="float" office:value="0.0397" calcext:value-type="float">
            <text:p>0,0397</text:p>
          </table:table-cell>
          <table:table-cell table:formula="of:=[.I48]" office:value-type="float" office:value="0.0651" calcext:value-type="float">
            <text:p>0,0651</text:p>
          </table:table-cell>
          <table:table-cell table:formula="of:=[.J48]" office:value-type="float" office:value="0.0269" calcext:value-type="float">
            <text:p>0,0269</text:p>
          </table:table-cell>
          <table:table-cell table:formula="of:=[.K48]" office:value-type="float" office:value="0.0309" calcext:value-type="float">
            <text:p>0,0309</text:p>
          </table:table-cell>
          <table:table-cell table:formula="of:=[.L48]" office:value-type="float" office:value="0.071" calcext:value-type="float">
            <text:p>0,071</text:p>
          </table:table-cell>
          <table:table-cell table:formula="of:=[.M48]" office:value-type="float" office:value="0.0647" calcext:value-type="float">
            <text:p>0,064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689" calcext:value-type="float">
            <text:p>0,0689</text:p>
          </table:table-cell>
          <table:table-cell table:formula="of:=[.E41]" office:value-type="float" office:value="0.0481" calcext:value-type="float">
            <text:p>0,0481</text:p>
          </table:table-cell>
          <table:table-cell table:formula="of:=[.F41]" office:value-type="float" office:value="0.0514" calcext:value-type="float">
            <text:p>0,0514</text:p>
          </table:table-cell>
          <table:table-cell table:formula="of:=[.G41]" office:value-type="float" office:value="0.0494" calcext:value-type="float">
            <text:p>0,0494</text:p>
          </table:table-cell>
          <table:table-cell table:formula="of:=[.H41]" office:value-type="float" office:value="0.099" calcext:value-type="float">
            <text:p>0,099</text:p>
          </table:table-cell>
          <table:table-cell table:formula="of:=[.I41]" office:value-type="float" office:value="0.1415" calcext:value-type="float">
            <text:p>0,1415</text:p>
          </table:table-cell>
          <table:table-cell table:formula="of:=[.J41]" office:value-type="float" office:value="0.2509" calcext:value-type="float">
            <text:p>0,2509</text:p>
          </table:table-cell>
          <table:table-cell table:formula="of:=[.K41]" office:value-type="float" office:value="0.4716" calcext:value-type="float">
            <text:p>0,4716</text:p>
          </table:table-cell>
          <table:table-cell table:formula="of:=[.L41]" office:value-type="float" office:value="0.8494" calcext:value-type="float">
            <text:p>0,8494</text:p>
          </table:table-cell>
          <table:table-cell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324" calcext:value-type="float">
            <text:p>0,324</text:p>
          </table:table-cell>
          <table:table-cell table:formula="of:=[.E44]" office:value-type="float" office:value="1.0476" calcext:value-type="float">
            <text:p>1,0476</text:p>
          </table:table-cell>
          <table:table-cell table:formula="of:=[.F44]" office:value-type="float" office:value="1.7" calcext:value-type="float">
            <text:p>1,7</text:p>
          </table:table-cell>
          <table:table-cell table:formula="of:=[.G44]" office:value-type="float" office:value="3.0984" calcext:value-type="float">
            <text:p>3,0984</text:p>
          </table:table-cell>
          <table:table-cell table:formula="of:=[.H44]" office:value-type="float" office:value="9.8541" calcext:value-type="float">
            <text:p>9,8541</text:p>
          </table:table-cell>
          <table:table-cell table:formula="of:=[.I44]" office:value-type="float" office:value="24.694" calcext:value-type="float">
            <text:p>24,694</text:p>
          </table:table-cell>
          <table:table-cell table:formula="of:=[.J44]" office:value-type="float" office:value="61.8159" calcext:value-type="float">
            <text:p>61,8159</text:p>
          </table:table-cell>
          <table:table-cell table:formula="of:=[.K44]" office:value-type="float" office:value="267.9619" calcext:value-type="float">
            <text:p>267,9619</text:p>
          </table:table-cell>
          <table:table-cell table:formula="of:=[.L44]" office:value-type="float" office:value="613.7071" calcext:value-type="float">
            <text:p>613,7071</text:p>
          </table:table-cell>
          <table:table-cell table:formula="of:=[.M44]" office:value-type="float" office:value="1337.3912" calcext:value-type="float">
            <text:p>1337,391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3251" calcext:value-type="float">
            <text:p>0,3251</text:p>
          </table:table-cell>
          <table:table-cell table:formula="of:=[.E45]" office:value-type="float" office:value="1.059" calcext:value-type="float">
            <text:p>1,059</text:p>
          </table:table-cell>
          <table:table-cell table:formula="of:=[.F45]" office:value-type="float" office:value="1.7199" calcext:value-type="float">
            <text:p>1,7199</text:p>
          </table:table-cell>
          <table:table-cell table:formula="of:=[.G45]" office:value-type="float" office:value="3.1438" calcext:value-type="float">
            <text:p>3,1438</text:p>
          </table:table-cell>
          <table:table-cell table:formula="of:=[.H45]" office:value-type="float" office:value="10.312" calcext:value-type="float">
            <text:p>10,312</text:p>
          </table:table-cell>
          <table:table-cell table:formula="of:=[.I45]" office:value-type="float" office:value="25.4037" calcext:value-type="float">
            <text:p>25,4037</text:p>
          </table:table-cell>
          <table:table-cell table:formula="of:=[.J45]" office:value-type="float" office:value="64.3463" calcext:value-type="float">
            <text:p>64,3463</text:p>
          </table:table-cell>
          <table:table-cell table:formula="of:=[.K45]" office:value-type="float" office:value="268.1082" calcext:value-type="float">
            <text:p>268,1082</text:p>
          </table:table-cell>
          <table:table-cell table:formula="of:=[.L45]" office:value-type="float" office:value="614.7513" calcext:value-type="float">
            <text:p>614,7513</text:p>
          </table:table-cell>
          <table:table-cell table:formula="of:=[.M45]" office:value-type="float" office:value="1332.7537" calcext:value-type="float">
            <text:p>1332,75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689" calcext:value-type="float">
            <text:p>0,00689</text:p>
          </table:table-cell>
          <table:table-cell table:style-name="ce2" table:formula="of:=[.E41]/[.E$5]" office:value-type="float" office:value="0.000962" calcext:value-type="float">
            <text:p>0,000962</text:p>
          </table:table-cell>
          <table:table-cell table:style-name="ce2" table:formula="of:=[.F41]/[.F$5]" office:value-type="float" office:value="0.000514" calcext:value-type="float">
            <text:p>0,000514</text:p>
          </table:table-cell>
          <table:table-cell table:style-name="ce2" table:formula="of:=[.G41]/[.G$5]" office:value-type="float" office:value="0.000247" calcext:value-type="float">
            <text:p>0,000247</text:p>
          </table:table-cell>
          <table:table-cell table:style-name="ce2" table:formula="of:=[.H41]/[.H$5]" office:value-type="float" office:value="0.000198" calcext:value-type="float">
            <text:p>0,000198</text:p>
          </table:table-cell>
          <table:table-cell table:style-name="ce2" table:formula="of:=[.I41]/[.I$5]" office:value-type="float" office:value="0.0001415" calcext:value-type="float">
            <text:p>0,0001415</text:p>
          </table:table-cell>
          <table:table-cell table:style-name="ce2" table:formula="of:=[.J41]/[.J$5]" office:value-type="float" office:value="0.00012545" calcext:value-type="float">
            <text:p>0,00012545</text:p>
          </table:table-cell>
          <table:table-cell table:style-name="ce2" table:formula="of:=[.K41]/[.K$5]" office:value-type="float" office:value="0.00009432" calcext:value-type="float">
            <text:p>0,00009432</text:p>
          </table:table-cell>
          <table:table-cell table:style-name="ce2" table:formula="of:=[.L41]/[.L$5]" office:value-type="float" office:value="0.00008494" calcext:value-type="float">
            <text:p>0,00008494</text:p>
          </table:table-cell>
          <table:table-cell table:style-name="ce2" table:formula="of:=[.M41]/[.M$5]" office:value-type="float" office:value="0.000151" calcext:value-type="float">
            <text:p>0,0001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324" calcext:value-type="float">
            <text:p>0,0324</text:p>
          </table:table-cell>
          <table:table-cell table:formula="of:=[.E44]/[.E$5]" office:value-type="float" office:value="0.020952" calcext:value-type="float">
            <text:p>0,020952</text:p>
          </table:table-cell>
          <table:table-cell table:formula="of:=[.F44]/[.F$5]" office:value-type="float" office:value="0.017" calcext:value-type="float">
            <text:p>0,017</text:p>
          </table:table-cell>
          <table:table-cell table:formula="of:=[.G44]/[.G$5]" office:value-type="float" office:value="0.015492" calcext:value-type="float">
            <text:p>0,015492</text:p>
          </table:table-cell>
          <table:table-cell table:formula="of:=[.H44]/[.H$5]" office:value-type="float" office:value="0.0197082" calcext:value-type="float">
            <text:p>0,0197082</text:p>
          </table:table-cell>
          <table:table-cell table:formula="of:=[.I44]/[.I$5]" office:value-type="float" office:value="0.024694" calcext:value-type="float">
            <text:p>0,024694</text:p>
          </table:table-cell>
          <table:table-cell table:formula="of:=[.J44]/[.J$5]" office:value-type="float" office:value="0.03090795" calcext:value-type="float">
            <text:p>0,03090795</text:p>
          </table:table-cell>
          <table:table-cell table:formula="of:=[.K44]/[.K$5]" office:value-type="float" office:value="0.05359238" calcext:value-type="float">
            <text:p>0,05359238</text:p>
          </table:table-cell>
          <table:table-cell table:formula="of:=[.L44]/[.L$5]" office:value-type="float" office:value="0.06137071" calcext:value-type="float">
            <text:p>0,06137071</text:p>
          </table:table-cell>
          <table:table-cell table:formula="of:=[.M44]/[.M$5]" office:value-type="float" office:value="0.06686956" calcext:value-type="float">
            <text:p>0,0668695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3251" calcext:value-type="float">
            <text:p>0,03251</text:p>
          </table:table-cell>
          <table:table-cell table:formula="of:=[.E45]/[.E$5]" office:value-type="float" office:value="0.02118" calcext:value-type="float">
            <text:p>0,02118</text:p>
          </table:table-cell>
          <table:table-cell table:formula="of:=[.F45]/[.F$5]" office:value-type="float" office:value="0.017199" calcext:value-type="float">
            <text:p>0,017199</text:p>
          </table:table-cell>
          <table:table-cell table:formula="of:=[.G45]/[.G$5]" office:value-type="float" office:value="0.015719" calcext:value-type="float">
            <text:p>0,015719</text:p>
          </table:table-cell>
          <table:table-cell table:formula="of:=[.H45]/[.H$5]" office:value-type="float" office:value="0.020624" calcext:value-type="float">
            <text:p>0,020624</text:p>
          </table:table-cell>
          <table:table-cell table:formula="of:=[.I45]/[.I$5]" office:value-type="float" office:value="0.0254037" calcext:value-type="float">
            <text:p>0,0254037</text:p>
          </table:table-cell>
          <table:table-cell table:formula="of:=[.J45]/[.J$5]" office:value-type="float" office:value="0.03217315" calcext:value-type="float">
            <text:p>0,03217315</text:p>
          </table:table-cell>
          <table:table-cell table:formula="of:=[.K45]/[.K$5]" office:value-type="float" office:value="0.05362164" calcext:value-type="float">
            <text:p>0,05362164</text:p>
          </table:table-cell>
          <table:table-cell table:formula="of:=[.L45]/[.L$5]" office:value-type="float" office:value="0.06147513" calcext:value-type="float">
            <text:p>0,06147513</text:p>
          </table:table-cell>
          <table:table-cell table:formula="of:=[.M45]/[.M$5]" office:value-type="float" office:value="0.066637685" calcext:value-type="float">
            <text:p>0,06663768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689" calcext:value-type="float">
            <text:p>0,0689</text:p>
          </table:table-cell>
          <table:table-cell table:style-name="ce2" table:formula="of:=[.E41]" office:value-type="float" office:value="0.0481" calcext:value-type="float">
            <text:p>0,0481</text:p>
          </table:table-cell>
          <table:table-cell table:style-name="ce2" table:formula="of:=[.F41]" office:value-type="float" office:value="0.0514" calcext:value-type="float">
            <text:p>0,0514</text:p>
          </table:table-cell>
          <table:table-cell table:style-name="ce2" table:formula="of:=[.G41]" office:value-type="float" office:value="0.0494" calcext:value-type="float">
            <text:p>0,0494</text:p>
          </table:table-cell>
          <table:table-cell table:style-name="ce2" table:formula="of:=[.H41]" office:value-type="float" office:value="0.099" calcext:value-type="float">
            <text:p>0,099</text:p>
          </table:table-cell>
          <table:table-cell table:style-name="ce2" table:formula="of:=[.I41]" office:value-type="float" office:value="0.1415" calcext:value-type="float">
            <text:p>0,1415</text:p>
          </table:table-cell>
          <table:table-cell table:style-name="ce2" table:formula="of:=[.J41]" office:value-type="float" office:value="0.2509" calcext:value-type="float">
            <text:p>0,2509</text:p>
          </table:table-cell>
          <table:table-cell table:style-name="ce2" table:formula="of:=[.K41]" office:value-type="float" office:value="0.4716" calcext:value-type="float">
            <text:p>0,4716</text:p>
          </table:table-cell>
          <table:table-cell table:style-name="ce2" table:formula="of:=[.L41]" office:value-type="float" office:value="0.8494" calcext:value-type="float">
            <text:p>0,8494</text:p>
          </table:table-cell>
          <table:table-cell table:style-name="ce2" table:formula="of:=[.M41]" office:value-type="float" office:value="3.02" calcext:value-type="float">
            <text:p>3,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405" calcext:value-type="float">
            <text:p>0,00405</text:p>
          </table:table-cell>
          <table:table-cell table:formula="of:=[.E48]/[.E$109]" office:value-type="float" office:value="0.000834" calcext:value-type="float">
            <text:p>0,000834</text:p>
          </table:table-cell>
          <table:table-cell table:formula="of:=[.F48]/[.F$109]" office:value-type="float" office:value="0.000417" calcext:value-type="float">
            <text:p>0,000417</text:p>
          </table:table-cell>
          <table:table-cell table:formula="of:=[.G48]/[.G$109]" office:value-type="float" office:value="0.0001965" calcext:value-type="float">
            <text:p>0,0001965</text:p>
          </table:table-cell>
          <table:table-cell table:formula="of:=[.H48]/[.H$109]" office:value-type="float" office:value="0.0000794" calcext:value-type="float">
            <text:p>0,0000794</text:p>
          </table:table-cell>
          <table:table-cell table:formula="of:=[.I48]/[.I$109]" office:value-type="float" office:value="0.0000651" calcext:value-type="float">
            <text:p>0,0000651</text:p>
          </table:table-cell>
          <table:table-cell table:formula="of:=[.J48]/[.J$109]" office:value-type="float" office:value="0.00001345" calcext:value-type="float">
            <text:p>0,00001345</text:p>
          </table:table-cell>
          <table:table-cell table:formula="of:=[.K48]/[.K$109]" office:value-type="float" office:value="0.00000618" calcext:value-type="float">
            <text:p>0,00000618</text:p>
          </table:table-cell>
          <table:table-cell table:formula="of:=[.L48]/[.L$109]" office:value-type="float" office:value="0.0000071" calcext:value-type="float">
            <text:p>0,0000071</text:p>
          </table:table-cell>
          <table:table-cell table:formula="of:=[.M48]/[.M$109]" office:value-type="float" office:value="0.000003235" calcext:value-type="float">
            <text:p>0,000003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434" calcext:value-type="float">
            <text:p>0,00434</text:p>
          </table:table-cell>
          <table:table-cell table:formula="of:=[.E49]/[.E$109]" office:value-type="float" office:value="0.000854" calcext:value-type="float">
            <text:p>0,000854</text:p>
          </table:table-cell>
          <table:table-cell table:formula="of:=[.F49]/[.F$109]" office:value-type="float" office:value="0.000413" calcext:value-type="float">
            <text:p>0,000413</text:p>
          </table:table-cell>
          <table:table-cell table:formula="of:=[.G49]/[.G$109]" office:value-type="float" office:value="0.000192" calcext:value-type="float">
            <text:p>0,000192</text:p>
          </table:table-cell>
          <table:table-cell table:formula="of:=[.H49]/[.H$109]" office:value-type="float" office:value="0.0000736" calcext:value-type="float">
            <text:p>0,0000736</text:p>
          </table:table-cell>
          <table:table-cell table:formula="of:=[.I49]/[.I$109]" office:value-type="float" office:value="0.0000639" calcext:value-type="float">
            <text:p>0,0000639</text:p>
          </table:table-cell>
          <table:table-cell table:formula="of:=[.J49]/[.J$109]" office:value-type="float" office:value="0.00002" calcext:value-type="float">
            <text:p>0,00002</text:p>
          </table:table-cell>
          <table:table-cell table:formula="of:=[.K49]/[.K$109]" office:value-type="float" office:value="0.00000496" calcext:value-type="float">
            <text:p>0,00000496</text:p>
          </table:table-cell>
          <table:table-cell table:formula="of:=[.L49]/[.L$109]" office:value-type="float" office:value="0.00000693" calcext:value-type="float">
            <text:p>0,00000693</text:p>
          </table:table-cell>
          <table:table-cell table:formula="of:=[.M49]/[.M$109]" office:value-type="float" office:value="0.000003195" calcext:value-type="float">
            <text:p>0,0000031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449" calcext:value-type="float">
            <text:p>0,00449</text:p>
          </table:table-cell>
          <table:table-cell table:formula="of:=[.E50]/[.E$109]" office:value-type="float" office:value="0.000862" calcext:value-type="float">
            <text:p>0,000862</text:p>
          </table:table-cell>
          <table:table-cell table:formula="of:=[.F50]/[.F$109]" office:value-type="float" office:value="0.000411" calcext:value-type="float">
            <text:p>0,000411</text:p>
          </table:table-cell>
          <table:table-cell table:formula="of:=[.G50]/[.G$109]" office:value-type="float" office:value="0.000198" calcext:value-type="float">
            <text:p>0,000198</text:p>
          </table:table-cell>
          <table:table-cell table:formula="of:=[.H50]/[.H$109]" office:value-type="float" office:value="0.000094" calcext:value-type="float">
            <text:p>0,000094</text:p>
          </table:table-cell>
          <table:table-cell table:formula="of:=[.I50]/[.I$109]" office:value-type="float" office:value="0.0000623" calcext:value-type="float">
            <text:p>0,0000623</text:p>
          </table:table-cell>
          <table:table-cell table:formula="of:=[.J50]/[.J$109]" office:value-type="float" office:value="0.00001355" calcext:value-type="float">
            <text:p>0,00001355</text:p>
          </table:table-cell>
          <table:table-cell table:formula="of:=[.K50]/[.K$109]" office:value-type="float" office:value="0.00000896" calcext:value-type="float">
            <text:p>0,00000896</text:p>
          </table:table-cell>
          <table:table-cell table:formula="of:=[.L50]/[.L$109]" office:value-type="float" office:value="0.00000721" calcext:value-type="float">
            <text:p>0,00000721</text:p>
          </table:table-cell>
          <table:table-cell table:formula="of:=[.M50]/[.M$109]" office:value-type="float" office:value="0.000003095" calcext:value-type="float">
            <text:p>0,00000309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3282" calcext:value-type="float">
            <text:p>0,03282</text:p>
          </table:table-cell>
          <table:table-cell table:formula="of:=[.E51]/[.E$109]" office:value-type="float" office:value="0.018374" calcext:value-type="float">
            <text:p>0,018374</text:p>
          </table:table-cell>
          <table:table-cell table:formula="of:=[.F51]/[.F$109]" office:value-type="float" office:value="0.015722" calcext:value-type="float">
            <text:p>0,015722</text:p>
          </table:table-cell>
          <table:table-cell table:formula="of:=[.G51]/[.G$109]" office:value-type="float" office:value="0.01478" calcext:value-type="float">
            <text:p>0,01478</text:p>
          </table:table-cell>
          <table:table-cell table:formula="of:=[.H51]/[.H$109]" office:value-type="float" office:value="0.020152" calcext:value-type="float">
            <text:p>0,020152</text:p>
          </table:table-cell>
          <table:table-cell table:formula="of:=[.I51]/[.I$109]" office:value-type="float" office:value="0.0297554" calcext:value-type="float">
            <text:p>0,0297554</text:p>
          </table:table-cell>
          <table:table-cell table:formula="of:=[.J51]/[.J$109]" office:value-type="float" office:value="0.04322425" calcext:value-type="float">
            <text:p>0,04322425</text:p>
          </table:table-cell>
          <table:table-cell table:formula="of:=[.K51]/[.K$109]" office:value-type="float" office:value="0.05749232" calcext:value-type="float">
            <text:p>0,05749232</text:p>
          </table:table-cell>
          <table:table-cell table:formula="of:=[.L51]/[.L$109]" office:value-type="float" office:value="0.06181577" calcext:value-type="float">
            <text:p>0,06181577</text:p>
          </table:table-cell>
          <table:table-cell table:formula="of:=[.M51]/[.M$109]" office:value-type="float" office:value="0.06561066" calcext:value-type="float">
            <text:p>0,06561066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3245" calcext:value-type="float">
            <text:p>0,03245</text:p>
          </table:table-cell>
          <table:table-cell table:formula="of:=[.E52]/[.E$109]" office:value-type="float" office:value="0.018096" calcext:value-type="float">
            <text:p>0,018096</text:p>
          </table:table-cell>
          <table:table-cell table:formula="of:=[.F52]/[.F$109]" office:value-type="float" office:value="0.01578" calcext:value-type="float">
            <text:p>0,01578</text:p>
          </table:table-cell>
          <table:table-cell table:formula="of:=[.G52]/[.G$109]" office:value-type="float" office:value="0.014946" calcext:value-type="float">
            <text:p>0,014946</text:p>
          </table:table-cell>
          <table:table-cell table:formula="of:=[.H52]/[.H$109]" office:value-type="float" office:value="0.0211878" calcext:value-type="float">
            <text:p>0,0211878</text:p>
          </table:table-cell>
          <table:table-cell table:formula="of:=[.I52]/[.I$109]" office:value-type="float" office:value="0.0307751" calcext:value-type="float">
            <text:p>0,0307751</text:p>
          </table:table-cell>
          <table:table-cell table:formula="of:=[.J52]/[.J$109]" office:value-type="float" office:value="0.04475575" calcext:value-type="float">
            <text:p>0,04475575</text:p>
          </table:table-cell>
          <table:table-cell table:formula="of:=[.K52]/[.K$109]" office:value-type="float" office:value="0.05747064" calcext:value-type="float">
            <text:p>0,05747064</text:p>
          </table:table-cell>
          <table:table-cell table:formula="of:=[.L52]/[.L$109]" office:value-type="float" office:value="0.06184325" calcext:value-type="float">
            <text:p>0,06184325</text:p>
          </table:table-cell>
          <table:table-cell table:formula="of:=[.M52]/[.M$109]" office:value-type="float" office:value="0.065424645" calcext:value-type="float">
            <text:p>0,06542464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ne" table:style-name="ta1">
        <table:shapes>
          <draw:frame draw:z-index="0" draw:style-name="gr1" draw:text-style-name="P1" svg:width="159.99mm" svg:height="89.99mm" svg:x="41.25mm" svg:y="346.26mm">
            <loext:p draw:notify-on-update-of-ranges="Janne.D69:Janne.O69 Janne.C70:Janne.C70 Janne.D70:Janne.O70 Janne.C71:Janne.C71 Janne.D71:Janne.O71 Janne.C72:Janne.C72 Janne.D72:Janne.O72 Janne.C73:Janne.C73 Janne.D73:Janne.O73 Janne.C74:Janne.C74 Janne.D74:Janne.O74 Janne.C75:Janne.C75 Janne.D75:Janne.O7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" draw:style-name="gr1" draw:text-style-name="P1" svg:width="159.99mm" svg:height="89.99mm" svg:x="204.04mm" svg:y="346.83mm">
            <loext:p draw:notify-on-update-of-ranges="Janne.D100:Janne.O100 Janne.C101:Janne.C101 Janne.D101:Janne.O101 Janne.C102:Janne.C102 Janne.D102:Janne.O102 Janne.C103:Janne.C103 Janne.D103:Janne.O103 Janne.C104:Janne.C104 Janne.D104:Janne.O104 Janne.C105:Janne.C105 Janne.D105:Janne.O105 Janne.C106:Janne.C106 Janne.D106:Janne.O10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" draw:style-name="gr1" draw:text-style-name="P1" svg:width="159.99mm" svg:height="89.99mm" svg:x="381.68mm" svg:y="16.57mm">
            <loext:p draw:notify-on-update-of-ranges="Janne.D5:Janne.M5 Janne.C6:Janne.C6 Janne.D6:Janne.M6 Janne.C7:Janne.C7 Janne.D7:Janne.M7 Janne.C8:Janne.C8 Janne.D8:Janne.M8 Janne.C9:Janne.C9 Janne.D9:Janne.M9 Janne.C10:Janne.C10 Janne.D10:Janne.M10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3" draw:style-name="gr1" draw:text-style-name="P1" svg:width="159.99mm" svg:height="89.99mm" svg:x="381.76mm" svg:y="105.91mm">
            <loext:p draw:notify-on-update-of-ranges="Janne.D12:Janne.M12 Janne.C13:Janne.C13 Janne.D13:Janne.M13 Janne.C14:Janne.C14 Janne.D14:Janne.M14 Janne.C15:Janne.C15 Janne.D15:Janne.M15 Janne.C16:Janne.C16 Janne.D16:Janne.M16 Janne.C17:Janne.C17 Janne.D17:Janne.M17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4" draw:style-name="gr1" draw:text-style-name="P1" svg:width="159.99mm" svg:height="89.99mm" svg:x="381.43mm" svg:y="194.95mm">
            <loext:p draw:notify-on-update-of-ranges="Janne.D19:Janne.M19 Janne.C20:Janne.C20 Janne.D20:Janne.M20 Janne.C21:Janne.C21 Janne.D21:Janne.M21 Janne.C22:Janne.C22 Janne.D22:Janne.M22 Janne.C23:Janne.C23 Janne.D23:Janne.M23 Janne.C24:Janne.C24 Janne.D24:Janne.M24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5" draw:style-name="gr1" draw:text-style-name="P1" svg:width="159.99mm" svg:height="89.99mm" svg:x="540.57mm" svg:y="280.69mm">
            <loext:p draw:notify-on-update-of-ranges="Janne.D127:Janne.M127 Janne.C128:Janne.C128 Janne.D128:Janne.M128 Janne.C129:Janne.C129 Janne.D129:Janne.M129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6" draw:style-name="gr1" draw:text-style-name="P1" svg:width="159.99mm" svg:height="89.99mm" svg:x="381mm" svg:y="370.87mm">
            <loext:p draw:notify-on-update-of-ranges="Janne.D33:Janne.M33 Janne.C34:Janne.C34 Janne.D34:Janne.M34 Janne.C35:Janne.C35 Janne.D35:Janne.M35 Janne.C36:Janne.C36 Janne.D36:Janne.M36 Janne.C37:Janne.C37 Janne.D37:Janne.M37 Janne.C38:Janne.C38 Janne.D38:Janne.M38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7" draw:style-name="gr1" draw:text-style-name="P1" svg:width="159.99mm" svg:height="89.99mm" svg:x="381.42mm" svg:y="283.33mm">
            <loext:p draw:notify-on-update-of-ranges="Janne.D26:Janne.M26 Janne.C27:Janne.C27 Janne.D27:Janne.M27 Janne.C28:Janne.C28 Janne.D28:Janne.M28 Janne.C29:Janne.C29 Janne.D29:Janne.M29 Janne.C30:Janne.C30 Janne.D30:Janne.M30 Janne.C31:Janne.C31 Janne.D31:Janne.M31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8" draw:style-name="gr1" draw:text-style-name="P1" svg:width="159.99mm" svg:height="89.99mm" svg:x="380.75mm" svg:y="458.57mm">
            <loext:p draw:notify-on-update-of-ranges="Janne.D40:Janne.M40 Janne.C41:Janne.C41 Janne.D41:Janne.M41 Janne.C42:Janne.C42 Janne.D42:Janne.M42 Janne.C43:Janne.C43 Janne.D43:Janne.M43 Janne.C44:Janne.C44 Janne.D44:Janne.M44 Janne.C45:Janne.C45 Janne.D45:Janne.M45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9" draw:style-name="gr1" draw:text-style-name="P1" svg:width="159.99mm" svg:height="89.99mm" svg:x="380.96mm" svg:y="547.75mm">
            <loext:p draw:notify-on-update-of-ranges="Janne.D47:Janne.M47 Janne.C48:Janne.C48 Janne.D48:Janne.M48 Janne.C49:Janne.C49 Janne.D49:Janne.M49 Janne.C50:Janne.C50 Janne.D50:Janne.M50 Janne.C51:Janne.C51 Janne.D51:Janne.M51 Janne.C52:Janne.C52 Janne.D52:Janne.M52"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0" draw:style-name="gr1" draw:text-style-name="P1" svg:width="159.99mm" svg:height="89.99mm" svg:x="541.05mm" svg:y="16.6mm">
            <loext:p draw:notify-on-update-of-ranges="Janne.D109:Janne.M109 Janne.C110:Janne.C110 Janne.D110:Janne.M110 Janne.C111:Janne.C111 Janne.D111:Janne.M111 Janne.C112:Janne.C112 Janne.D112:Janne.M112 Janne.C113:Janne.C113 Janne.D113:Janne.M113"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1" draw:style-name="gr1" draw:text-style-name="P1" svg:width="159.99mm" svg:height="89.99mm" svg:x="541.01mm" svg:y="105.39mm">
            <loext:p draw:notify-on-update-of-ranges="Janne.D115:Janne.M115 Janne.C116:Janne.C116 Janne.D116:Janne.M116 Janne.C117:Janne.C117 Janne.D117:Janne.M117 Janne.C118:Janne.C118 Janne.D118:Janne.M118 Janne.C119:Janne.C119 Janne.D119:Janne.M119"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2" draw:style-name="gr1" draw:text-style-name="P1" svg:width="159.99mm" svg:height="89.99mm" svg:x="539.31mm" svg:y="370.37mm">
            <loext:p draw:notify-on-update-of-ranges="Janne.D131:Janne.M131 Janne.C132:Janne.C132 Janne.D132:Janne.M132 Janne.C133:Janne.C133 Janne.D133:Janne.M133 Janne.C134:Janne.C134 Janne.D134:Janne.M134 Janne.C135:Janne.C135 Janne.D135:Janne.M135"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13" draw:style-name="gr1" draw:text-style-name="P1" svg:width="159.99mm" svg:height="89.99mm" svg:x="697.96mm" svg:y="372.36mm">
            <loext:p draw:notify-on-update-of-ranges="Janne.D137:Janne.M137 Janne.C138:Janne.C138 Janne.D138:Janne.M138 Janne.C139:Janne.C139 Janne.D139:Janne.M139 Janne.C140:Janne.C140 Janne.D140:Janne.M140"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14" draw:style-name="gr1" draw:text-style-name="P1" svg:width="159.99mm" svg:height="89.99mm" svg:x="539.45mm" svg:y="458.83mm">
            <loext:p draw:notify-on-update-of-ranges="Janne.D142:Janne.M142 Janne.C143:Janne.C143 Janne.D143:Janne.M143 Janne.C144:Janne.C144 Janne.D144:Janne.M144 Janne.C145:Janne.C145 Janne.D145:Janne.M145"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15" draw:style-name="gr1" draw:text-style-name="P1" svg:width="159.99mm" svg:height="89.99mm" svg:x="698.52mm" svg:y="461.24mm">
            <loext:p draw:notify-on-update-of-ranges="Janne.D147:Janne.M147 Janne.C148:Janne.C148 Janne.D148:Janne.M148 Janne.C149:Janne.C149 Janne.D149:Janne.M149 Janne.C150:Janne.C150 Janne.D150:Janne.M150"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16" draw:style-name="gr1" draw:text-style-name="P1" svg:width="159.99mm" svg:height="89.99mm" svg:x="540.15mm" svg:y="547.26mm">
            <loext:p draw:notify-on-update-of-ranges="Janne.D155:Janne.M155 Janne.C156:Janne.C156 Janne.D156:Janne.M156 Janne.C157:Janne.C157 Janne.D157:Janne.M157 Janne.C158:Janne.C158 Janne.D158:Janne.M158 Janne.C159:Janne.C159 Janne.D159:Janne.M159 Janne.C160:Janne.C160 Janne.D160:Janne.M160"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17" draw:style-name="gr1" draw:text-style-name="P1" svg:width="159.99mm" svg:height="89.99mm" svg:x="540.35mm" svg:y="193.58mm">
            <loext:p draw:notify-on-update-of-ranges="Janne.D121:Janne.M121 Janne.C122:Janne.C122 Janne.D122:Janne.M122 Janne.C123:Janne.C123 Janne.D123:Janne.M123 Janne.C124:Janne.C124 Janne.D124:Janne.M124 Janne.C125:Janne.C125 Janne.D125:Janne.M125"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8" draw:style-name="gr1" draw:text-style-name="P1" svg:width="159.99mm" svg:height="89.99mm" svg:x="858.03mm" svg:y="461.36mm">
            <loext:p draw:notify-on-update-of-ranges="Janne.D152:Janne.M152 Janne.C153:Janne.C153 Janne.D153:Janne.M153"/>
            <draw:object xlink:href="./Object 57" xlink:type="simple" xlink:show="embed" xlink:actuate="onLoad"/>
            <draw:image xlink:href="./ObjectReplacements/Object 5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.95" calcext:value-type="float">
            <text:p>1,9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523" calcext:value-type="float">
            <text:p>0,0523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48" calcext:value-type="float">
            <text:p>0,0748</text:p>
          </table:table-cell>
          <table:table-cell office:value-type="float" office:value="0.097" calcext:value-type="float">
            <text:p>0,097</text:p>
          </table:table-cell>
          <table:table-cell office:value-type="float" office:value="0.1541" calcext:value-type="float">
            <text:p>0,1541</text:p>
          </table:table-cell>
          <table:table-cell office:value-type="float" office:value="0.2437" calcext:value-type="float">
            <text:p>0,2437</text:p>
          </table:table-cell>
          <table:table-cell office:value-type="float" office:value="0.4226" calcext:value-type="float">
            <text:p>0,4226</text:p>
          </table:table-cell>
          <table:table-cell office:value-type="float" office:value="0.9311" calcext:value-type="float">
            <text:p>0,9311</text:p>
          </table:table-cell>
          <table:table-cell office:value-type="float" office:value="1.6562" calcext:value-type="float">
            <text:p>1,6562</text:p>
          </table:table-cell>
          <table:table-cell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488" calcext:value-type="float">
            <text:p>0,0488</text:p>
          </table:table-cell>
          <table:table-cell office:value-type="float" office:value="0.0609" calcext:value-type="float">
            <text:p>0,0609</text:p>
          </table:table-cell>
          <table:table-cell office:value-type="float" office:value="0.073" calcext:value-type="float">
            <text:p>0,073</text:p>
          </table:table-cell>
          <table:table-cell office:value-type="float" office:value="0.0948" calcext:value-type="float">
            <text:p>0,0948</text:p>
          </table:table-cell>
          <table:table-cell office:value-type="float" office:value="0.1511" calcext:value-type="float">
            <text:p>0,1511</text:p>
          </table:table-cell>
          <table:table-cell office:value-type="float" office:value="0.2383" calcext:value-type="float">
            <text:p>0,2383</text:p>
          </table:table-cell>
          <table:table-cell office:value-type="float" office:value="0.4125" calcext:value-type="float">
            <text:p>0,4125</text:p>
          </table:table-cell>
          <table:table-cell office:value-type="float" office:value="0.9842" calcext:value-type="float">
            <text:p>0,9842</text:p>
          </table:table-cell>
          <table:table-cell office:value-type="float" office:value="1.7271" calcext:value-type="float">
            <text:p>1,7271</text:p>
          </table:table-cell>
          <table:table-cell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872" calcext:value-type="float">
            <text:p>0,1872</text:p>
          </table:table-cell>
          <table:table-cell office:value-type="float" office:value="0.512" calcext:value-type="float">
            <text:p>0,512</text:p>
          </table:table-cell>
          <table:table-cell office:value-type="float" office:value="0.8692" calcext:value-type="float">
            <text:p>0,8692</text:p>
          </table:table-cell>
          <table:table-cell office:value-type="float" office:value="1.5635" calcext:value-type="float">
            <text:p>1,5635</text:p>
          </table:table-cell>
          <table:table-cell office:value-type="float" office:value="3.5751" calcext:value-type="float">
            <text:p>3,5751</text:p>
          </table:table-cell>
          <table:table-cell office:value-type="float" office:value="6.8726" calcext:value-type="float">
            <text:p>6,8726</text:p>
          </table:table-cell>
          <table:table-cell office:value-type="float" office:value="13.937" calcext:value-type="float">
            <text:p>13,937</text:p>
          </table:table-cell>
          <table:table-cell office:value-type="float" office:value="39.8766" calcext:value-type="float">
            <text:p>39,8766</text:p>
          </table:table-cell>
          <table:table-cell office:value-type="float" office:value="76.29" calcext:value-type="float">
            <text:p>76,29</text:p>
          </table:table-cell>
          <table:table-cell office:value-type="float" office:value="160.1432" calcext:value-type="float">
            <text:p>160,14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75" calcext:value-type="float">
            <text:p>0,0875</text:p>
          </table:table-cell>
          <table:table-cell office:value-type="float" office:value="0.0996" calcext:value-type="float">
            <text:p>0,0996</text:p>
          </table:table-cell>
          <table:table-cell office:value-type="float" office:value="0.1061" calcext:value-type="float">
            <text:p>0,1061</text:p>
          </table:table-cell>
          <table:table-cell office:value-type="float" office:value="0.1084" calcext:value-type="float">
            <text:p>0,1084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1375" calcext:value-type="float">
            <text:p>0,1375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3162" calcext:value-type="float">
            <text:p>0,3162</text:p>
          </table:table-cell>
          <table:table-cell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239" calcext:value-type="float">
            <text:p>0,0239</text:p>
          </table:table-cell>
          <table:table-cell office:value-type="float" office:value="0.0261" calcext:value-type="float">
            <text:p>0,0261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974" calcext:value-type="float">
            <text:p>0,0974</text:p>
          </table:table-cell>
          <table:table-cell office:value-type="float" office:value="0.2061" calcext:value-type="float">
            <text:p>0,2061</text:p>
          </table:table-cell>
          <table:table-cell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1372" calcext:value-type="float">
            <text:p>0,1372</text:p>
          </table:table-cell>
          <table:table-cell office:value-type="float" office:value="0.2317" calcext:value-type="float">
            <text:p>0,2317</text:p>
          </table:table-cell>
          <table:table-cell office:value-type="float" office:value="0.3079" calcext:value-type="float">
            <text:p>0,3079</text:p>
          </table:table-cell>
          <table:table-cell office:value-type="float" office:value="0.3862" calcext:value-type="float">
            <text:p>0,3862</text:p>
          </table:table-cell>
          <table:table-cell office:value-type="float" office:value="0.5902" calcext:value-type="float">
            <text:p>0,5902</text:p>
          </table:table-cell>
          <table:table-cell office:value-type="float" office:value="0.7951" calcext:value-type="float">
            <text:p>0,7951</text:p>
          </table:table-cell>
          <table:table-cell office:value-type="float" office:value="1.081" calcext:value-type="float">
            <text:p>1,081</text:p>
          </table:table-cell>
          <table:table-cell office:value-type="float" office:value="2.2752" calcext:value-type="float">
            <text:p>2,2752</text:p>
          </table:table-cell>
          <table:table-cell office:value-type="float" office:value="2.6498" calcext:value-type="float">
            <text:p>2,6498</text:p>
          </table:table-cell>
          <table:table-cell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93" calcext:value-type="float">
            <text:p>0,0693</text:p>
          </table:table-cell>
          <table:table-cell office:value-type="float" office:value="0.0915" calcext:value-type="float">
            <text:p>0,0915</text:p>
          </table:table-cell>
          <table:table-cell office:value-type="float" office:value="0.1135" calcext:value-type="float">
            <text:p>0,1135</text:p>
          </table:table-cell>
          <table:table-cell office:value-type="float" office:value="0.1754" calcext:value-type="float">
            <text:p>0,1754</text:p>
          </table:table-cell>
          <table:table-cell office:value-type="float" office:value="0.2344" calcext:value-type="float">
            <text:p>0,2344</text:p>
          </table:table-cell>
          <table:table-cell office:value-type="float" office:value="0.3344" calcext:value-type="float">
            <text:p>0,3344</text:p>
          </table:table-cell>
          <table:table-cell office:value-type="float" office:value="0.7969" calcext:value-type="float">
            <text:p>0,7969</text:p>
          </table:table-cell>
          <table:table-cell office:value-type="float" office:value="0.9378" calcext:value-type="float">
            <text:p>0,9378</text:p>
          </table:table-cell>
          <table:table-cell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822" calcext:value-type="float">
            <text:p>0,0822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0988" calcext:value-type="float">
            <text:p>0,0988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1307" calcext:value-type="float">
            <text:p>0,1307</text:p>
          </table:table-cell>
          <table:table-cell office:value-type="float" office:value="0.1777" calcext:value-type="float">
            <text:p>0,1777</text:p>
          </table:table-cell>
          <table:table-cell office:value-type="float" office:value="0.2932" calcext:value-type="float">
            <text:p>0,2932</text:p>
          </table:table-cell>
          <table:table-cell office:value-type="float" office:value="0.3551" calcext:value-type="float">
            <text:p>0,3551</text:p>
          </table:table-cell>
          <table:table-cell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802" calcext:value-type="float">
            <text:p>0,0802</text:p>
          </table:table-cell>
          <table:table-cell office:value-type="float" office:value="0.1558" calcext:value-type="float">
            <text:p>0,1558</text:p>
          </table:table-cell>
          <table:table-cell office:value-type="float" office:value="0.2826" calcext:value-type="float">
            <text:p>0,2826</text:p>
          </table:table-cell>
          <table:table-cell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8" calcext:value-type="float">
            <text:p>0,1598</text:p>
          </table:table-cell>
          <table:table-cell office:value-type="float" office:value="0.265" calcext:value-type="float">
            <text:p>0,265</text:p>
          </table:table-cell>
          <table:table-cell office:value-type="float" office:value="0.4507" calcext:value-type="float">
            <text:p>0,4507</text:p>
          </table:table-cell>
          <table:table-cell office:value-type="float" office:value="1.1307" calcext:value-type="float">
            <text:p>1,1307</text:p>
          </table:table-cell>
          <table:table-cell office:value-type="float" office:value="2.5042" calcext:value-type="float">
            <text:p>2,5042</text:p>
          </table:table-cell>
          <table:table-cell office:value-type="float" office:value="5.7457" calcext:value-type="float">
            <text:p>5,7457</text:p>
          </table:table-cell>
          <table:table-cell office:value-type="float" office:value="31.4286" calcext:value-type="float">
            <text:p>31,4286</text:p>
          </table:table-cell>
          <table:table-cell office:value-type="float" office:value="73.2311" calcext:value-type="float">
            <text:p>73,2311</text:p>
          </table:table-cell>
          <table:table-cell office:value-type="float" office:value="190.305" calcext:value-type="float">
            <text:p>190,30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92" calcext:value-type="float">
            <text:p>0,0492</text:p>
          </table:table-cell>
          <table:table-cell office:value-type="float" office:value="0.1597" calcext:value-type="float">
            <text:p>0,1597</text:p>
          </table:table-cell>
          <table:table-cell office:value-type="float" office:value="0.2665" calcext:value-type="float">
            <text:p>0,2665</text:p>
          </table:table-cell>
          <table:table-cell office:value-type="float" office:value="0.4575" calcext:value-type="float">
            <text:p>0,4575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603" calcext:value-type="float">
            <text:p>2,603</text:p>
          </table:table-cell>
          <table:table-cell office:value-type="float" office:value="6.1199" calcext:value-type="float">
            <text:p>6,1199</text:p>
          </table:table-cell>
          <table:table-cell office:value-type="float" office:value="33.4397" calcext:value-type="float">
            <text:p>33,4397</text:p>
          </table:table-cell>
          <table:table-cell office:value-type="float" office:value="73.3143" calcext:value-type="float">
            <text:p>73,3143</text:p>
          </table:table-cell>
          <table:table-cell office:value-type="float" office:value="189.7103" calcext:value-type="float">
            <text:p>189,710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924" calcext:value-type="float">
            <text:p>0,0924</text:p>
          </table:table-cell>
          <table:table-cell office:value-type="float" office:value="0.2046" calcext:value-type="float">
            <text:p>0,2046</text:p>
          </table:table-cell>
          <table:table-cell office:value-type="float" office:value="0.2761" calcext:value-type="float">
            <text:p>0,2761</text:p>
          </table:table-cell>
          <table:table-cell office:value-type="float" office:value="0.4483" calcext:value-type="float">
            <text:p>0,4483</text:p>
          </table:table-cell>
          <table:table-cell office:value-type="float" office:value="0.9847" calcext:value-type="float">
            <text:p>0,9847</text:p>
          </table:table-cell>
          <table:table-cell office:value-type="float" office:value="1.8495" calcext:value-type="float">
            <text:p>1,8495</text:p>
          </table:table-cell>
          <table:table-cell office:value-type="float" office:value="3.8086" calcext:value-type="float">
            <text:p>3,8086</text:p>
          </table:table-cell>
          <table:table-cell office:value-type="float" office:value="9.2444" calcext:value-type="float">
            <text:p>9,2444</text:p>
          </table:table-cell>
          <table:table-cell office:value-type="float" office:value="11.2947" calcext:value-type="float">
            <text:p>11,2947</text:p>
          </table:table-cell>
          <table:table-cell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617" calcext:value-type="float">
            <text:p>0,0617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0637" calcext:value-type="float">
            <text:p>0,0637</text:p>
          </table:table-cell>
          <table:table-cell office:value-type="float" office:value="0.0616" calcext:value-type="float">
            <text:p>0,0616</text:p>
          </table:table-cell>
          <table:table-cell office:value-type="float" office:value="0.0612" calcext:value-type="float">
            <text:p>0,0612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601" calcext:value-type="float">
            <text:p>0,0601</text:p>
          </table:table-cell>
          <table:table-cell office:value-type="float" office:value="0.0649" calcext:value-type="float">
            <text:p>0,064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2669" calcext:value-type="float">
            <text:p>0,2669</text:p>
          </table:table-cell>
          <table:table-cell office:value-type="float" office:value="0.345" calcext:value-type="float">
            <text:p>0,345</text:p>
          </table:table-cell>
          <table:table-cell office:value-type="float" office:value="0.4298" calcext:value-type="float">
            <text:p>0,4298</text:p>
          </table:table-cell>
          <table:table-cell office:value-type="float" office:value="0.6051" calcext:value-type="float">
            <text:p>0,6051</text:p>
          </table:table-cell>
          <table:table-cell office:value-type="float" office:value="1.1573" calcext:value-type="float">
            <text:p>1,1573</text:p>
          </table:table-cell>
          <table:table-cell office:value-type="float" office:value="2.077" calcext:value-type="float">
            <text:p>2,077</text:p>
          </table:table-cell>
          <table:table-cell office:value-type="float" office:value="4.3475" calcext:value-type="float">
            <text:p>4,3475</text:p>
          </table:table-cell>
          <table:table-cell office:value-type="float" office:value="19.7217" calcext:value-type="float">
            <text:p>19,7217</text:p>
          </table:table-cell>
          <table:table-cell office:value-type="float" office:value="45.9088" calcext:value-type="float">
            <text:p>45,9088</text:p>
          </table:table-cell>
          <table:table-cell office:value-type="float" office:value="95.7418" calcext:value-type="float">
            <text:p>95,741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49" calcext:value-type="float">
            <text:p>0,0449</text:p>
          </table:table-cell>
          <table:table-cell office:value-type="float" office:value="0.046" calcext:value-type="float">
            <text:p>0,046</text:p>
          </table:table-cell>
          <table:table-cell office:value-type="float" office:value="0.0456" calcext:value-type="float">
            <text:p>0,0456</text:p>
          </table:table-cell>
          <table:table-cell office:value-type="float" office:value="0.048" calcext:value-type="float">
            <text:p>0,04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09" calcext:value-type="float">
            <text:p>0,0509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505" calcext:value-type="float">
            <text:p>0,0505</text:p>
          </table:table-cell>
          <table:table-cell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453" calcext:value-type="float">
            <text:p>0,0453</text:p>
          </table:table-cell>
          <table:table-cell office:value-type="float" office:value="0.0486" calcext:value-type="float">
            <text:p>0,0486</text:p>
          </table:table-cell>
          <table:table-cell office:value-type="float" office:value="0.0471" calcext:value-type="float">
            <text:p>0,0471</text:p>
          </table:table-cell>
          <table:table-cell office:value-type="float" office:value="0.0493" calcext:value-type="float">
            <text:p>0,0493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582" calcext:value-type="float">
            <text:p>0,0582</text:p>
          </table:table-cell>
          <table:table-cell office:value-type="float" office:value="0.0525" calcext:value-type="float">
            <text:p>0,0525</text:p>
          </table:table-cell>
          <table:table-cell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97" calcext:value-type="float">
            <text:p>0,0197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057" calcext:value-type="float">
            <text:p>0,057</text:p>
          </table:table-cell>
          <table:table-cell office:value-type="float" office:value="0.1244" calcext:value-type="float">
            <text:p>0,1244</text:p>
          </table:table-cell>
          <table:table-cell office:value-type="float" office:value="0.2137" calcext:value-type="float">
            <text:p>0,2137</text:p>
          </table:table-cell>
          <table:table-cell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211" calcext:value-type="float">
            <text:p>0,0211</text:p>
          </table:table-cell>
          <table:table-cell office:value-type="float" office:value="0.0328" calcext:value-type="float">
            <text:p>0,0328</text:p>
          </table:table-cell>
          <table:table-cell office:value-type="float" office:value="0.0583" calcext:value-type="float">
            <text:p>0,0583</text:p>
          </table:table-cell>
          <table:table-cell office:value-type="float" office:value="0.1262" calcext:value-type="float">
            <text:p>0,1262</text:p>
          </table:table-cell>
          <table:table-cell office:value-type="float" office:value="0.2148" calcext:value-type="float">
            <text:p>0,2148</text:p>
          </table:table-cell>
          <table:table-cell office:value-type="float" office:value="0.7781" calcext:value-type="float">
            <text:p>0,7781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8" calcext:value-type="float">
            <text:p>0,0128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1223" calcext:value-type="float">
            <text:p>0,1223</text:p>
          </table:table-cell>
          <table:table-cell office:value-type="float" office:value="0.2116" calcext:value-type="float">
            <text:p>0,2116</text:p>
          </table:table-cell>
          <table:table-cell office:value-type="float" office:value="0.7572" calcext:value-type="float">
            <text:p>0,7572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36" calcext:value-type="float">
            <text:p>0,0936</text:p>
          </table:table-cell>
          <table:table-cell office:value-type="float" office:value="0.2839" calcext:value-type="float">
            <text:p>0,2839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7918" calcext:value-type="float">
            <text:p>0,7918</text:p>
          </table:table-cell>
          <table:table-cell office:value-type="float" office:value="2.4717" calcext:value-type="float">
            <text:p>2,4717</text:p>
          </table:table-cell>
          <table:table-cell office:value-type="float" office:value="6.0071" calcext:value-type="float">
            <text:p>6,0071</text:p>
          </table:table-cell>
          <table:table-cell office:value-type="float" office:value="16.012" calcext:value-type="float">
            <text:p>16,012</text:p>
          </table:table-cell>
          <table:table-cell office:value-type="float" office:value="91.7409" calcext:value-type="float">
            <text:p>91,7409</text:p>
          </table:table-cell>
          <table:table-cell office:value-type="float" office:value="216.7081" calcext:value-type="float">
            <text:p>216,7081</text:p>
          </table:table-cell>
          <table:table-cell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29" calcext:value-type="float">
            <text:p>0,0929</text:p>
          </table:table-cell>
          <table:table-cell office:value-type="float" office:value="0.2805" calcext:value-type="float">
            <text:p>0,2805</text:p>
          </table:table-cell>
          <table:table-cell office:value-type="float" office:value="0.4509" calcext:value-type="float">
            <text:p>0,4509</text:p>
          </table:table-cell>
          <table:table-cell office:value-type="float" office:value="0.8072" calcext:value-type="float">
            <text:p>0,8072</text:p>
          </table:table-cell>
          <table:table-cell office:value-type="float" office:value="2.5919" calcext:value-type="float">
            <text:p>2,5919</text:p>
          </table:table-cell>
          <table:table-cell office:value-type="float" office:value="6.2286" calcext:value-type="float">
            <text:p>6,2286</text:p>
          </table:table-cell>
          <table:table-cell office:value-type="float" office:value="17.2853" calcext:value-type="float">
            <text:p>17,2853</text:p>
          </table:table-cell>
          <table:table-cell office:value-type="float" office:value="95.9551" calcext:value-type="float">
            <text:p>95,9551</text:p>
          </table:table-cell>
          <table:table-cell office:value-type="float" office:value="215.1095" calcext:value-type="float">
            <text:p>215,1095</text:p>
          </table:table-cell>
          <table:table-cell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0.0135" calcext:value-type="float">
            <text:p>0,0135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17" calcext:value-type="float">
            <text:p>0,0117</text:p>
          </table:table-cell>
          <table:table-cell office:value-type="float" office:value="0.0102" calcext:value-type="float">
            <text:p>0,010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8" calcext:value-type="float">
            <text:p>0,0148</text:p>
          </table:table-cell>
          <table:table-cell office:value-type="float" office:value="0.0147" calcext:value-type="float">
            <text:p>0,0147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6" calcext:value-type="float">
            <text:p>0,0166</text:p>
          </table:table-cell>
          <table:table-cell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37" calcext:value-type="float">
            <text:p>0,0137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0151" calcext:value-type="float">
            <text:p>0,0151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" calcext:value-type="float">
            <text:p>0,01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0.0127" calcext:value-type="float">
            <text:p>0,0127</text:p>
          </table:table-cell>
          <table:table-cell office:value-type="float" office:value="0.0136" calcext:value-type="float">
            <text:p>0,0136</text:p>
          </table:table-cell>
          <table:table-cell office:value-type="float" office:value="0.0122" calcext:value-type="float">
            <text:p>0,0122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0223" calcext:value-type="float">
            <text:p>0,0223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0.0908" calcext:value-type="float">
            <text:p>0,0908</text:p>
          </table:table-cell>
          <table:table-cell office:value-type="float" office:value="0.2456" calcext:value-type="float">
            <text:p>0,2456</text:p>
          </table:table-cell>
          <table:table-cell office:value-type="float" office:value="0.4162" calcext:value-type="float">
            <text:p>0,4162</text:p>
          </table:table-cell>
          <table:table-cell office:value-type="float" office:value="0.7537" calcext:value-type="float">
            <text:p>0,7537</text:p>
          </table:table-cell>
          <table:table-cell office:value-type="float" office:value="2.4548" calcext:value-type="float">
            <text:p>2,4548</text:p>
          </table:table-cell>
          <table:table-cell office:value-type="float" office:value="7.4391" calcext:value-type="float">
            <text:p>7,4391</text:p>
          </table:table-cell>
          <table:table-cell office:value-type="float" office:value="23.6828" calcext:value-type="float">
            <text:p>23,6828</text:p>
          </table:table-cell>
          <table:table-cell office:value-type="float" office:value="99.3293" calcext:value-type="float">
            <text:p>99,3293</text:p>
          </table:table-cell>
          <table:table-cell office:value-type="float" office:value="216.1121" calcext:value-type="float">
            <text:p>216,1121</text:p>
          </table:table-cell>
          <table:table-cell office:value-type="float" office:value="465.3608" calcext:value-type="float">
            <text:p>465,3608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0.0904" calcext:value-type="float">
            <text:p>0,0904</text:p>
          </table:table-cell>
          <table:table-cell office:value-type="float" office:value="0.2458" calcext:value-type="float">
            <text:p>0,2458</text:p>
          </table:table-cell>
          <table:table-cell office:value-type="float" office:value="0.4203" calcext:value-type="float">
            <text:p>0,4203</text:p>
          </table:table-cell>
          <table:table-cell office:value-type="float" office:value="0.7684" calcext:value-type="float">
            <text:p>0,7684</text:p>
          </table:table-cell>
          <table:table-cell office:value-type="float" office:value="2.5683" calcext:value-type="float">
            <text:p>2,5683</text:p>
          </table:table-cell>
          <table:table-cell office:value-type="float" office:value="7.6407" calcext:value-type="float">
            <text:p>7,6407</text:p>
          </table:table-cell>
          <table:table-cell office:value-type="float" office:value="25.1497" calcext:value-type="float">
            <text:p>25,1497</text:p>
          </table:table-cell>
          <table:table-cell office:value-type="float" office:value="103.4704" calcext:value-type="float">
            <text:p>103,4704</text:p>
          </table:table-cell>
          <table:table-cell office:value-type="float" office:value="216.9442" calcext:value-type="float">
            <text:p>216,9442</text:p>
          </table:table-cell>
          <table:table-cell office:value-type="float" office:value="463.8757" calcext:value-type="float">
            <text:p>463,8757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table:style-name="Default" office:value-type="string" calcext:value-type="string">
            <text:p>Flat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office:value-type="float" office:value="2.7511" calcext:value-type="float">
            <text:p>2,7511</text:p>
          </table:table-cell>
          <table:table-cell office:value-type="float" office:value="2.9677" calcext:value-type="float">
            <text:p>2,9677</text:p>
          </table:table-cell>
          <table:table-cell office:value-type="float" office:value="3.1001" calcext:value-type="float">
            <text:p>3,1001</text:p>
          </table:table-cell>
          <table:table-cell office:value-type="float" office:value="3.1728" calcext:value-type="float">
            <text:p>3,1728</text:p>
          </table:table-cell>
          <table:table-cell office:value-type="float" office:value="3.4172" calcext:value-type="float">
            <text:p>3,4172</text:p>
          </table:table-cell>
          <table:table-cell office:value-type="float" office:value="3.4883" calcext:value-type="float">
            <text:p>3,4883</text:p>
          </table:table-cell>
          <table:table-cell office:value-type="float" office:value="3.686" calcext:value-type="float">
            <text:p>3,686</text:p>
          </table:table-cell>
          <table:table-cell office:value-type="float" office:value="3.9908" calcext:value-type="float">
            <text:p>3,9908</text:p>
          </table:table-cell>
          <table:table-cell office:value-type="float" office:value="2.9731" calcext:value-type="float">
            <text:p>2,9731</text:p>
          </table:table-cell>
          <table:table-cell office:value-type="float" office:value="4.0269" calcext:value-type="float">
            <text:p>4,0269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table:style-name="Default"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Naive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 office:value-type="string" calcext:value-type="string">
            <text:p>Pool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form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85" calcext:value-type="float">
            <text:p>0,0485</text:p>
          </table:table-cell>
          <table:table-cell office:value-type="float" office:value="0.0553" calcext:value-type="float">
            <text:p>0,0553</text:p>
          </table:table-cell>
          <table:table-cell office:value-type="float" office:value="0.0608" calcext:value-type="float">
            <text:p>0,0608</text:p>
          </table:table-cell>
          <table:table-cell office:value-type="float" office:value="0.0755" calcext:value-type="float">
            <text:p>0,0755</text:p>
          </table:table-cell>
          <table:table-cell office:value-type="float" office:value="0.0918" calcext:value-type="float">
            <text:p>0,0918</text:p>
          </table:table-cell>
          <table:table-cell office:value-type="float" office:value="0.1573" calcext:value-type="float">
            <text:p>0,1573</text:p>
          </table:table-cell>
          <table:table-cell office:value-type="float" office:value="0.2948" calcext:value-type="float">
            <text:p>0,2948</text:p>
          </table:table-cell>
          <table:table-cell office:value-type="float" office:value="0.6895" calcext:value-type="float">
            <text:p>0,6895</text:p>
          </table:table-cell>
          <table:table-cell office:value-type="float" office:value="1.5216" calcext:value-type="float">
            <text:p>1,5216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54" calcext:value-type="float">
            <text:p>0,05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63" calcext:value-type="float">
            <text:p>0,0463</text:p>
          </table:table-cell>
          <table:table-cell office:value-type="float" office:value="0.0501" calcext:value-type="float">
            <text:p>0,0501</text:p>
          </table:table-cell>
          <table:table-cell office:value-type="float" office:value="0.0627" calcext:value-type="float">
            <text:p>0,0627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1332" calcext:value-type="float">
            <text:p>0,1332</text:p>
          </table:table-cell>
          <table:table-cell office:value-type="float" office:value="0.3769" calcext:value-type="float">
            <text:p>0,3769</text:p>
          </table:table-cell>
          <table:table-cell office:value-type="float" office:value="0.7323" calcext:value-type="float">
            <text:p>0,7323</text:p>
          </table:table-cell>
          <table:table-cell office:value-type="float" office:value="1.5129" calcext:value-type="float">
            <text:p>1,512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,0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974" calcext:value-type="float">
            <text:p>0,1974</text:p>
          </table:table-cell>
          <table:table-cell office:value-type="float" office:value="0.585" calcext:value-type="float">
            <text:p>0,585</text:p>
          </table:table-cell>
          <table:table-cell office:value-type="float" office:value="1.013" calcext:value-type="float">
            <text:p>1,013</text:p>
          </table:table-cell>
          <table:table-cell office:value-type="float" office:value="1.8345" calcext:value-type="float">
            <text:p>1,8345</text:p>
          </table:table-cell>
          <table:table-cell office:value-type="float" office:value="4.2554" calcext:value-type="float">
            <text:p>4,2554</text:p>
          </table:table-cell>
          <table:table-cell office:value-type="float" office:value="8.323" calcext:value-type="float">
            <text:p>8,323</text:p>
          </table:table-cell>
          <table:table-cell office:value-type="float" office:value="17.4633" calcext:value-type="float">
            <text:p>17,4633</text:p>
          </table:table-cell>
          <table:table-cell office:value-type="float" office:value="52.1531" calcext:value-type="float">
            <text:p>52,1531</text:p>
          </table:table-cell>
          <table:table-cell office:value-type="float" office:value="108.4833" calcext:value-type="float">
            <text:p>108,4833</text:p>
          </table:table-cell>
          <table:table-cell office:value-type="float" office:value="218.3075" calcext:value-type="float">
            <text:p>218,3075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3238" calcext:value-type="float">
            <text:p>0,323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</text:p>
          </table:table-cell>
          <table:table-cell office:value-type="float" office:value="0.0671" calcext:value-type="float">
            <text:p>0,0671</text:p>
          </table:table-cell>
          <table:table-cell office:value-type="float" office:value="0.093" calcext:value-type="float">
            <text:p>0,093</text:p>
          </table:table-cell>
          <table:table-cell office:value-type="float" office:value="0.0992" calcext:value-type="float">
            <text:p>0,0992</text:p>
          </table:table-cell>
          <table:table-cell office:value-type="float" office:value="0.109" calcext:value-type="float">
            <text:p>0,109</text:p>
          </table:table-cell>
          <table:table-cell office:value-type="float" office:value="0.1273" calcext:value-type="float">
            <text:p>0,1273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898" calcext:value-type="float">
            <text:p>0,1898</text:p>
          </table:table-cell>
          <table:table-cell office:value-type="float" office:value="0.2829" calcext:value-type="float">
            <text:p>0,2829</text:p>
          </table:table-cell>
          <table:table-cell office:value-type="float" office:value="0.5218" calcext:value-type="float">
            <text:p>0,5218</text:p>
          </table:table-cell>
          <table:table-cell office:value-type="float" office:value="1.0032" calcext:value-type="float">
            <text:p>1,0032</text:p>
          </table:table-cell>
          <table:table-cell office:value-type="float" office:value="0.3103" calcext:value-type="float">
            <text:p>0,3103</text:p>
          </table:table-cell>
          <table:table-cell office:value-type="float" office:value="0.1396" calcext:value-type="float">
            <text:p>0,139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858" calcext:value-type="float">
            <text:p>0,0858</text:p>
          </table:table-cell>
          <table:table-cell office:value-type="float" office:value="0.0939" calcext:value-type="float">
            <text:p>0,0939</text:p>
          </table:table-cell>
          <table:table-cell office:value-type="float" office:value="0.1031" calcext:value-type="float">
            <text:p>0,1031</text:p>
          </table:table-cell>
          <table:table-cell office:value-type="float" office:value="0.1225" calcext:value-type="float">
            <text:p>0,1225</text:p>
          </table:table-cell>
          <table:table-cell office:value-type="float" office:value="0.1439" calcext:value-type="float">
            <text:p>0,1439</text:p>
          </table:table-cell>
          <table:table-cell office:value-type="float" office:value="0.1939" calcext:value-type="float">
            <text:p>0,1939</text:p>
          </table:table-cell>
          <table:table-cell office:value-type="float" office:value="0.3642" calcext:value-type="float">
            <text:p>0,3642</text:p>
          </table:table-cell>
          <table:table-cell office:value-type="float" office:value="0.5995" calcext:value-type="float">
            <text:p>0,5995</text:p>
          </table:table-cell>
          <table:table-cell office:value-type="float" office:value="1.0789" calcext:value-type="float">
            <text:p>1,0789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776" calcext:value-type="float">
            <text:p>0,077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2643" calcext:value-type="float">
            <text:p>0,2643</text:p>
          </table:table-cell>
          <table:table-cell office:value-type="float" office:value="0.7094" calcext:value-type="float">
            <text:p>0,7094</text:p>
          </table:table-cell>
          <table:table-cell office:value-type="float" office:value="1.1866" calcext:value-type="float">
            <text:p>1,1866</text:p>
          </table:table-cell>
          <table:table-cell office:value-type="float" office:value="2.1193" calcext:value-type="float">
            <text:p>2,1193</text:p>
          </table:table-cell>
          <table:table-cell office:value-type="float" office:value="4.8047" calcext:value-type="float">
            <text:p>4,8047</text:p>
          </table:table-cell>
          <table:table-cell office:value-type="float" office:value="9.2852" calcext:value-type="float">
            <text:p>9,2852</text:p>
          </table:table-cell>
          <table:table-cell office:value-type="float" office:value="19.3844" calcext:value-type="float">
            <text:p>19,3844</text:p>
          </table:table-cell>
          <table:table-cell office:value-type="float" office:value="56.8623" calcext:value-type="float">
            <text:p>56,8623</text:p>
          </table:table-cell>
          <table:table-cell office:value-type="float" office:value="119.7593" calcext:value-type="float">
            <text:p>119,7593</text:p>
          </table:table-cell>
          <table:table-cell office:value-type="float" office:value="245.544" calcext:value-type="float">
            <text:p>245,544</text:p>
          </table:table-cell>
          <table:table-cell office:value-type="float" office:value="0.6206" calcext:value-type="float">
            <text:p>0,6206</text:p>
          </table:table-cell>
          <table:table-cell office:value-type="float" office:value="0.5275" calcext:value-type="float">
            <text:p>0,5275</text:p>
          </table:table-cell>
          <table:table-cell table:number-columns-repeated="100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in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</text:p>
          </table:table-cell>
          <table:table-cell table:formula="of:=[.D70]/[.D$69]" office:value-type="float" office:value="0.00378" calcext:value-type="float">
            <text:p>0,00378</text:p>
          </table:table-cell>
          <table:table-cell table:formula="of:=[.E70]/[.E$69]" office:value-type="float" office:value="0.002425" calcext:value-type="float">
            <text:p>0,002425</text:p>
          </table:table-cell>
          <table:table-cell table:formula="of:=[.F70]/[.F$69]" office:value-type="float" office:value="0.001106" calcext:value-type="float">
            <text:p>0,001106</text:p>
          </table:table-cell>
          <table:table-cell table:formula="of:=[.G70]/[.G$69]" office:value-type="float" office:value="0.000608" calcext:value-type="float">
            <text:p>0,000608</text:p>
          </table:table-cell>
          <table:table-cell table:formula="of:=[.H70]/[.H$69]" office:value-type="float" office:value="0.0003775" calcext:value-type="float">
            <text:p>0,0003775</text:p>
          </table:table-cell>
          <table:table-cell table:formula="of:=[.I70]/[.I$69]" office:value-type="float" office:value="0.0001836" calcext:value-type="float">
            <text:p>0,0001836</text:p>
          </table:table-cell>
          <table:table-cell table:formula="of:=[.J70]/[.J$69]" office:value-type="float" office:value="0.0001573" calcext:value-type="float">
            <text:p>0,0001573</text:p>
          </table:table-cell>
          <table:table-cell table:formula="of:=[.K70]/[.K$69]" office:value-type="float" office:value="0.000196533333333333" calcext:value-type="float">
            <text:p>0,0001965333</text:p>
          </table:table-cell>
          <table:table-cell table:formula="of:=[.L70]/[.L$69]" office:value-type="float" office:value="0.00034475" calcext:value-type="float">
            <text:p>0,00034475</text:p>
          </table:table-cell>
          <table:table-cell table:formula="of:=[.M70]/[.M$69]" office:value-type="float" office:value="0.00060864" calcext:value-type="float">
            <text:p>0,00060864</text:p>
          </table:table-cell>
          <table:table-cell table:formula="of:=[.N70]/[.N$69]" office:value-type="float" office:value="0.0000517333333333333" calcext:value-type="float">
            <text:p>5,17333333333333E-05</text:p>
          </table:table-cell>
          <table:table-cell table:formula="of:=[.O70]/[.O$69]" office:value-type="float" office:value="0.0000154285714285714" calcext:value-type="float">
            <text:p>1,54285714285714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</text:p>
          </table:table-cell>
          <table:table-cell table:formula="of:=[.D71]/[.D$69]" office:value-type="float" office:value="0.00329" calcext:value-type="float">
            <text:p>0,00329</text:p>
          </table:table-cell>
          <table:table-cell table:formula="of:=[.E71]/[.E$69]" office:value-type="float" office:value="0.001985" calcext:value-type="float">
            <text:p>0,001985</text:p>
          </table:table-cell>
          <table:table-cell table:formula="of:=[.F71]/[.F$69]" office:value-type="float" office:value="0.000926" calcext:value-type="float">
            <text:p>0,000926</text:p>
          </table:table-cell>
          <table:table-cell table:formula="of:=[.G71]/[.G$69]" office:value-type="float" office:value="0.000501" calcext:value-type="float">
            <text:p>0,000501</text:p>
          </table:table-cell>
          <table:table-cell table:formula="of:=[.H71]/[.H$69]" office:value-type="float" office:value="0.0003135" calcext:value-type="float">
            <text:p>0,0003135</text:p>
          </table:table-cell>
          <table:table-cell table:formula="of:=[.I71]/[.I$69]" office:value-type="float" office:value="0.0001616" calcext:value-type="float">
            <text:p>0,0001616</text:p>
          </table:table-cell>
          <table:table-cell table:formula="of:=[.J71]/[.J$69]" office:value-type="float" office:value="0.0001332" calcext:value-type="float">
            <text:p>0,0001332</text:p>
          </table:table-cell>
          <table:table-cell table:formula="of:=[.K71]/[.K$69]" office:value-type="float" office:value="0.000251266666666667" calcext:value-type="float">
            <text:p>0,0002512667</text:p>
          </table:table-cell>
          <table:table-cell table:formula="of:=[.L71]/[.L$69]" office:value-type="float" office:value="0.00036615" calcext:value-type="float">
            <text:p>0,00036615</text:p>
          </table:table-cell>
          <table:table-cell table:formula="of:=[.M71]/[.M$69]" office:value-type="float" office:value="0.00060516" calcext:value-type="float">
            <text:p>0,00060516</text:p>
          </table:table-cell>
          <table:table-cell table:formula="of:=[.N71]/[.N$69]" office:value-type="float" office:value="0" calcext:value-type="float">
            <text:p>0</text:p>
          </table:table-cell>
          <table:table-cell table:formula="of:=[.O71]/[.O$69]" office:value-type="float" office:value="0.00000771428571428571" calcext:value-type="float">
            <text:p>7,71428571428571E-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</text:p>
          </table:table-cell>
          <table:table-cell table:formula="of:=[.D72]/[.D$69]" office:value-type="float" office:value="0.01974" calcext:value-type="float">
            <text:p>0,01974</text:p>
          </table:table-cell>
          <table:table-cell table:formula="of:=[.E72]/[.E$69]" office:value-type="float" office:value="0.02925" calcext:value-type="float">
            <text:p>0,02925</text:p>
          </table:table-cell>
          <table:table-cell table:formula="of:=[.F72]/[.F$69]" office:value-type="float" office:value="0.02026" calcext:value-type="float">
            <text:p>0,02026</text:p>
          </table:table-cell>
          <table:table-cell table:formula="of:=[.G72]/[.G$69]" office:value-type="float" office:value="0.018345" calcext:value-type="float">
            <text:p>0,018345</text:p>
          </table:table-cell>
          <table:table-cell table:formula="of:=[.H72]/[.H$69]" office:value-type="float" office:value="0.021277" calcext:value-type="float">
            <text:p>0,021277</text:p>
          </table:table-cell>
          <table:table-cell table:formula="of:=[.I72]/[.I$69]" office:value-type="float" office:value="0.016646" calcext:value-type="float">
            <text:p>0,016646</text:p>
          </table:table-cell>
          <table:table-cell table:formula="of:=[.J72]/[.J$69]" office:value-type="float" office:value="0.0174633" calcext:value-type="float">
            <text:p>0,0174633</text:p>
          </table:table-cell>
          <table:table-cell table:formula="of:=[.K72]/[.K$69]" office:value-type="float" office:value="0.0347687333333333" calcext:value-type="float">
            <text:p>0,0347687333</text:p>
          </table:table-cell>
          <table:table-cell table:formula="of:=[.L72]/[.L$69]" office:value-type="float" office:value="0.05424165" calcext:value-type="float">
            <text:p>0,05424165</text:p>
          </table:table-cell>
          <table:table-cell table:formula="of:=[.M72]/[.M$69]" office:value-type="float" office:value="0.087323" calcext:value-type="float">
            <text:p>0,087323</text:p>
          </table:table-cell>
          <table:table-cell table:formula="of:=[.N72]/[.N$69]" office:value-type="float" office:value="0.000103433333333333" calcext:value-type="float">
            <text:p>0,0001034333</text:p>
          </table:table-cell>
          <table:table-cell table:formula="of:=[.O72]/[.O$69]" office:value-type="float" office:value="0.0000925142857142857" calcext:value-type="float">
            <text:p>9,25142857142857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Flat 10</text:p>
          </table:table-cell>
          <table:table-cell table:formula="of:=[.D73]/[.D$69]" office:value-type="float" office:value="0.00671" calcext:value-type="float">
            <text:p>0,00671</text:p>
          </table:table-cell>
          <table:table-cell table:formula="of:=[.E73]/[.E$69]" office:value-type="float" office:value="0.00465" calcext:value-type="float">
            <text:p>0,00465</text:p>
          </table:table-cell>
          <table:table-cell table:formula="of:=[.F73]/[.F$69]" office:value-type="float" office:value="0.001984" calcext:value-type="float">
            <text:p>0,001984</text:p>
          </table:table-cell>
          <table:table-cell table:formula="of:=[.G73]/[.G$69]" office:value-type="float" office:value="0.00109" calcext:value-type="float">
            <text:p>0,00109</text:p>
          </table:table-cell>
          <table:table-cell table:formula="of:=[.H73]/[.H$69]" office:value-type="float" office:value="0.0006365" calcext:value-type="float">
            <text:p>0,0006365</text:p>
          </table:table-cell>
          <table:table-cell table:formula="of:=[.I73]/[.I$69]" office:value-type="float" office:value="0.0003032" calcext:value-type="float">
            <text:p>0,0003032</text:p>
          </table:table-cell>
          <table:table-cell table:formula="of:=[.J73]/[.J$69]" office:value-type="float" office:value="0.0001898" calcext:value-type="float">
            <text:p>0,0001898</text:p>
          </table:table-cell>
          <table:table-cell table:formula="of:=[.K73]/[.K$69]" office:value-type="float" office:value="0.0001886" calcext:value-type="float">
            <text:p>0,0001886</text:p>
          </table:table-cell>
          <table:table-cell table:formula="of:=[.L73]/[.L$69]" office:value-type="float" office:value="0.0002609" calcext:value-type="float">
            <text:p>0,0002609</text:p>
          </table:table-cell>
          <table:table-cell table:formula="of:=[.M73]/[.M$69]" office:value-type="float" office:value="0.00040128" calcext:value-type="float">
            <text:p>0,00040128</text:p>
          </table:table-cell>
          <table:table-cell table:formula="of:=[.N73]/[.N$69]" office:value-type="float" office:value="0.000103433333333333" calcext:value-type="float">
            <text:p>0,0001034333</text:p>
          </table:table-cell>
          <table:table-cell table:formula="of:=[.O73]/[.O$69]" office:value-type="float" office:value="0.0000398857142857143" calcext:value-type="float">
            <text:p>3,98857142857143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Pooled 10</text:p>
          </table:table-cell>
          <table:table-cell table:formula="of:=[.D74]/[.D$69]" office:value-type="float" office:value="0.00578" calcext:value-type="float">
            <text:p>0,00578</text:p>
          </table:table-cell>
          <table:table-cell table:formula="of:=[.E74]/[.E$69]" office:value-type="float" office:value="0.00429" calcext:value-type="float">
            <text:p>0,00429</text:p>
          </table:table-cell>
          <table:table-cell table:formula="of:=[.F74]/[.F$69]" office:value-type="float" office:value="0.001878" calcext:value-type="float">
            <text:p>0,001878</text:p>
          </table:table-cell>
          <table:table-cell table:formula="of:=[.G74]/[.G$69]" office:value-type="float" office:value="0.001031" calcext:value-type="float">
            <text:p>0,001031</text:p>
          </table:table-cell>
          <table:table-cell table:formula="of:=[.H74]/[.H$69]" office:value-type="float" office:value="0.0006125" calcext:value-type="float">
            <text:p>0,0006125</text:p>
          </table:table-cell>
          <table:table-cell table:formula="of:=[.I74]/[.I$69]" office:value-type="float" office:value="0.0002878" calcext:value-type="float">
            <text:p>0,0002878</text:p>
          </table:table-cell>
          <table:table-cell table:formula="of:=[.J74]/[.J$69]" office:value-type="float" office:value="0.0001939" calcext:value-type="float">
            <text:p>0,0001939</text:p>
          </table:table-cell>
          <table:table-cell table:formula="of:=[.K74]/[.K$69]" office:value-type="float" office:value="0.0002428" calcext:value-type="float">
            <text:p>0,0002428</text:p>
          </table:table-cell>
          <table:table-cell table:formula="of:=[.L74]/[.L$69]" office:value-type="float" office:value="0.00029975" calcext:value-type="float">
            <text:p>0,00029975</text:p>
          </table:table-cell>
          <table:table-cell table:formula="of:=[.M74]/[.M$69]" office:value-type="float" office:value="0.00043156" calcext:value-type="float">
            <text:p>0,00043156</text:p>
          </table:table-cell>
          <table:table-cell table:formula="of:=[.N74]/[.N$69]" office:value-type="float" office:value="0.0000517333333333333" calcext:value-type="float">
            <text:p>5,17333333333333E-05</text:p>
          </table:table-cell>
          <table:table-cell table:formula="of:=[.O74]/[.O$69]" office:value-type="float" office:value="0.0000221714285714286" calcext:value-type="float">
            <text:p>2,21714285714286E-0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Naive 10</text:p>
          </table:table-cell>
          <table:table-cell table:formula="of:=[.D75]/[.D$69]" office:value-type="float" office:value="0.02643" calcext:value-type="float">
            <text:p>0,02643</text:p>
          </table:table-cell>
          <table:table-cell table:formula="of:=[.E75]/[.E$69]" office:value-type="float" office:value="0.03547" calcext:value-type="float">
            <text:p>0,03547</text:p>
          </table:table-cell>
          <table:table-cell table:formula="of:=[.F75]/[.F$69]" office:value-type="float" office:value="0.023732" calcext:value-type="float">
            <text:p>0,023732</text:p>
          </table:table-cell>
          <table:table-cell table:formula="of:=[.G75]/[.G$69]" office:value-type="float" office:value="0.021193" calcext:value-type="float">
            <text:p>0,021193</text:p>
          </table:table-cell>
          <table:table-cell table:formula="of:=[.H75]/[.H$69]" office:value-type="float" office:value="0.0240235" calcext:value-type="float">
            <text:p>0,0240235</text:p>
          </table:table-cell>
          <table:table-cell table:formula="of:=[.I75]/[.I$69]" office:value-type="float" office:value="0.0185704" calcext:value-type="float">
            <text:p>0,0185704</text:p>
          </table:table-cell>
          <table:table-cell table:formula="of:=[.J75]/[.J$69]" office:value-type="float" office:value="0.0193844" calcext:value-type="float">
            <text:p>0,0193844</text:p>
          </table:table-cell>
          <table:table-cell table:formula="of:=[.K75]/[.K$69]" office:value-type="float" office:value="0.0379082" calcext:value-type="float">
            <text:p>0,0379082</text:p>
          </table:table-cell>
          <table:table-cell table:formula="of:=[.L75]/[.L$69]" office:value-type="float" office:value="0.05987965" calcext:value-type="float">
            <text:p>0,05987965</text:p>
          </table:table-cell>
          <table:table-cell table:formula="of:=[.M75]/[.M$69]" office:value-type="float" office:value="0.0982176" calcext:value-type="float">
            <text:p>0,0982176</text:p>
          </table:table-cell>
          <table:table-cell table:formula="of:=[.N75]/[.N$69]" office:value-type="float" office:value="0.000206866666666667" calcext:value-type="float">
            <text:p>0,0002068667</text:p>
          </table:table-cell>
          <table:table-cell table:formula="of:=[.O75]/[.O$69]" office:value-type="float" office:value="0.000150714285714286" calcext:value-type="float">
            <text:p>0,0001507143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table:formula="of:=[.C6]" office:value-type="string" office:string-value="Flat" calcext:value-type="string">
            <text:p>Flat</text:p>
          </table:table-cell>
          <table:table-cell table:formula="of:=[.D6]" office:value-type="float" office:value="0.0523" calcext:value-type="float">
            <text:p>0,0523</text:p>
          </table:table-cell>
          <table:table-cell table:formula="of:=[.E6]" office:value-type="float" office:value="0.0653" calcext:value-type="float">
            <text:p>0,0653</text:p>
          </table:table-cell>
          <table:table-cell table:formula="of:=[.F6]" office:value-type="float" office:value="0.0748" calcext:value-type="float">
            <text:p>0,0748</text:p>
          </table:table-cell>
          <table:table-cell table:formula="of:=[.G6]" office:value-type="float" office:value="0.097" calcext:value-type="float">
            <text:p>0,097</text:p>
          </table:table-cell>
          <table:table-cell table:formula="of:=[.H6]" office:value-type="float" office:value="0.1541" calcext:value-type="float">
            <text:p>0,1541</text:p>
          </table:table-cell>
          <table:table-cell table:formula="of:=[.I6]" office:value-type="float" office:value="0.2437" calcext:value-type="float">
            <text:p>0,2437</text:p>
          </table:table-cell>
          <table:table-cell table:formula="of:=[.J6]" office:value-type="float" office:value="0.4226" calcext:value-type="float">
            <text:p>0,4226</text:p>
          </table:table-cell>
          <table:table-cell table:formula="of:=[.K6]" office:value-type="float" office:value="0.9311" calcext:value-type="float">
            <text:p>0,9311</text:p>
          </table:table-cell>
          <table:table-cell table:formula="of:=[.L6]" office:value-type="float" office:value="1.6562" calcext:value-type="float">
            <text:p>1,6562</text:p>
          </table:table-cell>
          <table:table-cell table:formula="of:=[.M6]" office:value-type="float" office:value="3.3565" calcext:value-type="float">
            <text:p>3,35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7]" office:value-type="string" office:string-value="Flat cached" calcext:value-type="string">
            <text:p>Flat cached</text:p>
          </table:table-cell>
          <table:table-cell table:formula="of:=[.D7]" office:value-type="float" office:value="0.0488" calcext:value-type="float">
            <text:p>0,0488</text:p>
          </table:table-cell>
          <table:table-cell table:formula="of:=[.E7]" office:value-type="float" office:value="0.0609" calcext:value-type="float">
            <text:p>0,0609</text:p>
          </table:table-cell>
          <table:table-cell table:formula="of:=[.F7]" office:value-type="float" office:value="0.073" calcext:value-type="float">
            <text:p>0,073</text:p>
          </table:table-cell>
          <table:table-cell table:formula="of:=[.G7]" office:value-type="float" office:value="0.0948" calcext:value-type="float">
            <text:p>0,0948</text:p>
          </table:table-cell>
          <table:table-cell table:formula="of:=[.H7]" office:value-type="float" office:value="0.1511" calcext:value-type="float">
            <text:p>0,1511</text:p>
          </table:table-cell>
          <table:table-cell table:formula="of:=[.I7]" office:value-type="float" office:value="0.2383" calcext:value-type="float">
            <text:p>0,2383</text:p>
          </table:table-cell>
          <table:table-cell table:formula="of:=[.J7]" office:value-type="float" office:value="0.4125" calcext:value-type="float">
            <text:p>0,4125</text:p>
          </table:table-cell>
          <table:table-cell table:formula="of:=[.K7]" office:value-type="float" office:value="0.9842" calcext:value-type="float">
            <text:p>0,9842</text:p>
          </table:table-cell>
          <table:table-cell table:formula="of:=[.L7]" office:value-type="float" office:value="1.7271" calcext:value-type="float">
            <text:p>1,7271</text:p>
          </table:table-cell>
          <table:table-cell table:formula="of:=[.M7]" office:value-type="float" office:value="3.4362" calcext:value-type="float">
            <text:p>3,43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9]" office:value-type="string" office:string-value="Naive" calcext:value-type="string">
            <text:p>Naive</text:p>
          </table:table-cell>
          <table:table-cell table:formula="of:=[.D9]" office:value-type="float" office:value="0.0875" calcext:value-type="float">
            <text:p>0,0875</text:p>
          </table:table-cell>
          <table:table-cell table:formula="of:=[.E9]" office:value-type="float" office:value="0.0996" calcext:value-type="float">
            <text:p>0,0996</text:p>
          </table:table-cell>
          <table:table-cell table:formula="of:=[.F9]" office:value-type="float" office:value="0.1061" calcext:value-type="float">
            <text:p>0,1061</text:p>
          </table:table-cell>
          <table:table-cell table:formula="of:=[.G9]" office:value-type="float" office:value="0.1084" calcext:value-type="float">
            <text:p>0,1084</text:p>
          </table:table-cell>
          <table:table-cell table:formula="of:=[.H9]" office:value-type="float" office:value="0.1223" calcext:value-type="float">
            <text:p>0,1223</text:p>
          </table:table-cell>
          <table:table-cell table:formula="of:=[.I9]" office:value-type="float" office:value="0.1375" calcext:value-type="float">
            <text:p>0,1375</text:p>
          </table:table-cell>
          <table:table-cell table:formula="of:=[.J9]" office:value-type="float" office:value="0.1552" calcext:value-type="float">
            <text:p>0,1552</text:p>
          </table:table-cell>
          <table:table-cell table:formula="of:=[.K9]" office:value-type="float" office:value="0.254" calcext:value-type="float">
            <text:p>0,254</text:p>
          </table:table-cell>
          <table:table-cell table:formula="of:=[.L9]" office:value-type="float" office:value="0.3162" calcext:value-type="float">
            <text:p>0,3162</text:p>
          </table:table-cell>
          <table:table-cell table:formula="of:=[.M9]" office:value-type="float" office:value="0.3829" calcext:value-type="float">
            <text:p>0,38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0]" office:value-type="string" office:string-value="Pooled" calcext:value-type="string">
            <text:p>Pooled</text:p>
          </table:table-cell>
          <table:table-cell table:formula="of:=[.D10]" office:value-type="float" office:value="0.0239" calcext:value-type="float">
            <text:p>0,0239</text:p>
          </table:table-cell>
          <table:table-cell table:formula="of:=[.E10]" office:value-type="float" office:value="0.0261" calcext:value-type="float">
            <text:p>0,0261</text:p>
          </table:table-cell>
          <table:table-cell table:formula="of:=[.F10]" office:value-type="float" office:value="0.0265" calcext:value-type="float">
            <text:p>0,0265</text:p>
          </table:table-cell>
          <table:table-cell table:formula="of:=[.G10]" office:value-type="float" office:value="0.027" calcext:value-type="float">
            <text:p>0,027</text:p>
          </table:table-cell>
          <table:table-cell table:formula="of:=[.H10]" office:value-type="float" office:value="0.0298" calcext:value-type="float">
            <text:p>0,0298</text:p>
          </table:table-cell>
          <table:table-cell table:formula="of:=[.I10]" office:value-type="float" office:value="0.034" calcext:value-type="float">
            <text:p>0,034</text:p>
          </table:table-cell>
          <table:table-cell table:formula="of:=[.J10]" office:value-type="float" office:value="0.0463" calcext:value-type="float">
            <text:p>0,0463</text:p>
          </table:table-cell>
          <table:table-cell table:formula="of:=[.K10]" office:value-type="float" office:value="0.0974" calcext:value-type="float">
            <text:p>0,0974</text:p>
          </table:table-cell>
          <table:table-cell table:formula="of:=[.L10]" office:value-type="float" office:value="0.2061" calcext:value-type="float">
            <text:p>0,2061</text:p>
          </table:table-cell>
          <table:table-cell table:formula="of:=[.M10]" office:value-type="float" office:value="0.2656" calcext:value-type="float">
            <text:p>0,265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rase</text:p>
          </table:table-cell>
          <table:table-cell table:formula="of:=[.C13]" office:value-type="string" office:string-value="Flat" calcext:value-type="string">
            <text:p>Flat</text:p>
          </table:table-cell>
          <table:table-cell table:formula="of:=[.D13]" office:value-type="float" office:value="0.0378" calcext:value-type="float">
            <text:p>0,0378</text:p>
          </table:table-cell>
          <table:table-cell table:formula="of:=[.E13]" office:value-type="float" office:value="0.0485" calcext:value-type="float">
            <text:p>0,0485</text:p>
          </table:table-cell>
          <table:table-cell table:formula="of:=[.F13]" office:value-type="float" office:value="0.0553" calcext:value-type="float">
            <text:p>0,0553</text:p>
          </table:table-cell>
          <table:table-cell table:formula="of:=[.G13]" office:value-type="float" office:value="0.0608" calcext:value-type="float">
            <text:p>0,0608</text:p>
          </table:table-cell>
          <table:table-cell table:formula="of:=[.H13]" office:value-type="float" office:value="0.0755" calcext:value-type="float">
            <text:p>0,0755</text:p>
          </table:table-cell>
          <table:table-cell table:formula="of:=[.I13]" office:value-type="float" office:value="0.0918" calcext:value-type="float">
            <text:p>0,0918</text:p>
          </table:table-cell>
          <table:table-cell table:formula="of:=[.J13]" office:value-type="float" office:value="0.1573" calcext:value-type="float">
            <text:p>0,1573</text:p>
          </table:table-cell>
          <table:table-cell table:formula="of:=[.K13]" office:value-type="float" office:value="0.2948" calcext:value-type="float">
            <text:p>0,2948</text:p>
          </table:table-cell>
          <table:table-cell table:formula="of:=[.L13]" office:value-type="float" office:value="0.6895" calcext:value-type="float">
            <text:p>0,6895</text:p>
          </table:table-cell>
          <table:table-cell table:formula="of:=[.M13]" office:value-type="float" office:value="1.5216" calcext:value-type="float">
            <text:p>1,52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14]" office:value-type="string" office:string-value="Flat cached" calcext:value-type="string">
            <text:p>Flat cached</text:p>
          </table:table-cell>
          <table:table-cell table:formula="of:=[.D14]" office:value-type="float" office:value="0.0329" calcext:value-type="float">
            <text:p>0,0329</text:p>
          </table:table-cell>
          <table:table-cell table:formula="of:=[.E14]" office:value-type="float" office:value="0.0397" calcext:value-type="float">
            <text:p>0,0397</text:p>
          </table:table-cell>
          <table:table-cell table:formula="of:=[.F14]" office:value-type="float" office:value="0.0463" calcext:value-type="float">
            <text:p>0,0463</text:p>
          </table:table-cell>
          <table:table-cell table:formula="of:=[.G14]" office:value-type="float" office:value="0.0501" calcext:value-type="float">
            <text:p>0,0501</text:p>
          </table:table-cell>
          <table:table-cell table:formula="of:=[.H14]" office:value-type="float" office:value="0.0627" calcext:value-type="float">
            <text:p>0,0627</text:p>
          </table:table-cell>
          <table:table-cell table:formula="of:=[.I14]" office:value-type="float" office:value="0.0808" calcext:value-type="float">
            <text:p>0,0808</text:p>
          </table:table-cell>
          <table:table-cell table:formula="of:=[.J14]" office:value-type="float" office:value="0.1332" calcext:value-type="float">
            <text:p>0,1332</text:p>
          </table:table-cell>
          <table:table-cell table:formula="of:=[.K14]" office:value-type="float" office:value="0.3769" calcext:value-type="float">
            <text:p>0,3769</text:p>
          </table:table-cell>
          <table:table-cell table:formula="of:=[.L14]" office:value-type="float" office:value="0.7323" calcext:value-type="float">
            <text:p>0,7323</text:p>
          </table:table-cell>
          <table:table-cell table:formula="of:=[.M14]" office:value-type="float" office:value="1.5129" calcext:value-type="float">
            <text:p>1,51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6]" office:value-type="string" office:string-value="Naive" calcext:value-type="string">
            <text:p>Naive</text:p>
          </table:table-cell>
          <table:table-cell table:formula="of:=[.D16]" office:value-type="float" office:value="0.1372" calcext:value-type="float">
            <text:p>0,1372</text:p>
          </table:table-cell>
          <table:table-cell table:formula="of:=[.E16]" office:value-type="float" office:value="0.2317" calcext:value-type="float">
            <text:p>0,2317</text:p>
          </table:table-cell>
          <table:table-cell table:formula="of:=[.F16]" office:value-type="float" office:value="0.3079" calcext:value-type="float">
            <text:p>0,3079</text:p>
          </table:table-cell>
          <table:table-cell table:formula="of:=[.G16]" office:value-type="float" office:value="0.3862" calcext:value-type="float">
            <text:p>0,3862</text:p>
          </table:table-cell>
          <table:table-cell table:formula="of:=[.H16]" office:value-type="float" office:value="0.5902" calcext:value-type="float">
            <text:p>0,5902</text:p>
          </table:table-cell>
          <table:table-cell table:formula="of:=[.I16]" office:value-type="float" office:value="0.7951" calcext:value-type="float">
            <text:p>0,7951</text:p>
          </table:table-cell>
          <table:table-cell table:formula="of:=[.J16]" office:value-type="float" office:value="1.081" calcext:value-type="float">
            <text:p>1,081</text:p>
          </table:table-cell>
          <table:table-cell table:formula="of:=[.K16]" office:value-type="float" office:value="2.2752" calcext:value-type="float">
            <text:p>2,2752</text:p>
          </table:table-cell>
          <table:table-cell table:formula="of:=[.L16]" office:value-type="float" office:value="2.6498" calcext:value-type="float">
            <text:p>2,6498</text:p>
          </table:table-cell>
          <table:table-cell table:formula="of:=[.M16]" office:value-type="float" office:value="1.7831" calcext:value-type="float">
            <text:p>1,783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17]" office:value-type="string" office:string-value="Pooled" calcext:value-type="string">
            <text:p>Pooled</text:p>
          </table:table-cell>
          <table:table-cell table:formula="of:=[.D17]" office:value-type="float" office:value="0.0391" calcext:value-type="float">
            <text:p>0,0391</text:p>
          </table:table-cell>
          <table:table-cell table:formula="of:=[.E17]" office:value-type="float" office:value="0.0693" calcext:value-type="float">
            <text:p>0,0693</text:p>
          </table:table-cell>
          <table:table-cell table:formula="of:=[.F17]" office:value-type="float" office:value="0.0915" calcext:value-type="float">
            <text:p>0,0915</text:p>
          </table:table-cell>
          <table:table-cell table:formula="of:=[.G17]" office:value-type="float" office:value="0.1135" calcext:value-type="float">
            <text:p>0,1135</text:p>
          </table:table-cell>
          <table:table-cell table:formula="of:=[.H17]" office:value-type="float" office:value="0.1754" calcext:value-type="float">
            <text:p>0,1754</text:p>
          </table:table-cell>
          <table:table-cell table:formula="of:=[.I17]" office:value-type="float" office:value="0.2344" calcext:value-type="float">
            <text:p>0,2344</text:p>
          </table:table-cell>
          <table:table-cell table:formula="of:=[.J17]" office:value-type="float" office:value="0.3344" calcext:value-type="float">
            <text:p>0,3344</text:p>
          </table:table-cell>
          <table:table-cell table:formula="of:=[.K17]" office:value-type="float" office:value="0.7969" calcext:value-type="float">
            <text:p>0,7969</text:p>
          </table:table-cell>
          <table:table-cell table:formula="of:=[.L17]" office:value-type="float" office:value="0.9378" calcext:value-type="float">
            <text:p>0,9378</text:p>
          </table:table-cell>
          <table:table-cell table:formula="of:=[.M17]" office:value-type="float" office:value="0.5884" calcext:value-type="float">
            <text:p>0,588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formula="of:=[.C20]" office:value-type="string" office:string-value="Flat" calcext:value-type="string">
            <text:p>Flat</text:p>
          </table:table-cell>
          <table:table-cell table:formula="of:=[.D20]" office:value-type="float" office:value="0.0671" calcext:value-type="float">
            <text:p>0,0671</text:p>
          </table:table-cell>
          <table:table-cell table:formula="of:=[.E20]" office:value-type="float" office:value="0.093" calcext:value-type="float">
            <text:p>0,093</text:p>
          </table:table-cell>
          <table:table-cell table:formula="of:=[.F20]" office:value-type="float" office:value="0.0992" calcext:value-type="float">
            <text:p>0,0992</text:p>
          </table:table-cell>
          <table:table-cell table:formula="of:=[.G20]" office:value-type="float" office:value="0.109" calcext:value-type="float">
            <text:p>0,109</text:p>
          </table:table-cell>
          <table:table-cell table:formula="of:=[.H20]" office:value-type="float" office:value="0.1273" calcext:value-type="float">
            <text:p>0,1273</text:p>
          </table:table-cell>
          <table:table-cell table:formula="of:=[.I20]" office:value-type="float" office:value="0.1516" calcext:value-type="float">
            <text:p>0,1516</text:p>
          </table:table-cell>
          <table:table-cell table:formula="of:=[.J20]" office:value-type="float" office:value="0.1898" calcext:value-type="float">
            <text:p>0,1898</text:p>
          </table:table-cell>
          <table:table-cell table:formula="of:=[.K20]" office:value-type="float" office:value="0.2829" calcext:value-type="float">
            <text:p>0,2829</text:p>
          </table:table-cell>
          <table:table-cell table:formula="of:=[.L20]" office:value-type="float" office:value="0.5218" calcext:value-type="float">
            <text:p>0,5218</text:p>
          </table:table-cell>
          <table:table-cell table:formula="of:=[.M20]" office:value-type="float" office:value="1.0032" calcext:value-type="float">
            <text:p>1,0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21]" office:value-type="string" office:string-value="Flat cached" calcext:value-type="string">
            <text:p>Flat cached</text:p>
          </table:table-cell>
          <table:table-cell table:formula="of:=[.D21]" office:value-type="float" office:value="0.0578" calcext:value-type="float">
            <text:p>0,0578</text:p>
          </table:table-cell>
          <table:table-cell table:formula="of:=[.E21]" office:value-type="float" office:value="0.0858" calcext:value-type="float">
            <text:p>0,0858</text:p>
          </table:table-cell>
          <table:table-cell table:formula="of:=[.F21]" office:value-type="float" office:value="0.0939" calcext:value-type="float">
            <text:p>0,0939</text:p>
          </table:table-cell>
          <table:table-cell table:formula="of:=[.G21]" office:value-type="float" office:value="0.1031" calcext:value-type="float">
            <text:p>0,1031</text:p>
          </table:table-cell>
          <table:table-cell table:formula="of:=[.H21]" office:value-type="float" office:value="0.1225" calcext:value-type="float">
            <text:p>0,1225</text:p>
          </table:table-cell>
          <table:table-cell table:formula="of:=[.I21]" office:value-type="float" office:value="0.1439" calcext:value-type="float">
            <text:p>0,1439</text:p>
          </table:table-cell>
          <table:table-cell table:formula="of:=[.J21]" office:value-type="float" office:value="0.1939" calcext:value-type="float">
            <text:p>0,1939</text:p>
          </table:table-cell>
          <table:table-cell table:formula="of:=[.K21]" office:value-type="float" office:value="0.3642" calcext:value-type="float">
            <text:p>0,3642</text:p>
          </table:table-cell>
          <table:table-cell table:formula="of:=[.L21]" office:value-type="float" office:value="0.5995" calcext:value-type="float">
            <text:p>0,5995</text:p>
          </table:table-cell>
          <table:table-cell table:formula="of:=[.M21]" office:value-type="float" office:value="1.0789" calcext:value-type="float">
            <text:p>1,07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3]" office:value-type="string" office:string-value="Naive" calcext:value-type="string">
            <text:p>Naive</text:p>
          </table:table-cell>
          <table:table-cell table:formula="of:=[.D23]" office:value-type="float" office:value="0.0822" calcext:value-type="float">
            <text:p>0,0822</text:p>
          </table:table-cell>
          <table:table-cell table:formula="of:=[.E23]" office:value-type="float" office:value="0.0918" calcext:value-type="float">
            <text:p>0,0918</text:p>
          </table:table-cell>
          <table:table-cell table:formula="of:=[.F23]" office:value-type="float" office:value="0.0936" calcext:value-type="float">
            <text:p>0,0936</text:p>
          </table:table-cell>
          <table:table-cell table:formula="of:=[.G23]" office:value-type="float" office:value="0.0988" calcext:value-type="float">
            <text:p>0,0988</text:p>
          </table:table-cell>
          <table:table-cell table:formula="of:=[.H23]" office:value-type="float" office:value="0.1173" calcext:value-type="float">
            <text:p>0,1173</text:p>
          </table:table-cell>
          <table:table-cell table:formula="of:=[.I23]" office:value-type="float" office:value="0.1307" calcext:value-type="float">
            <text:p>0,1307</text:p>
          </table:table-cell>
          <table:table-cell table:formula="of:=[.J23]" office:value-type="float" office:value="0.1777" calcext:value-type="float">
            <text:p>0,1777</text:p>
          </table:table-cell>
          <table:table-cell table:formula="of:=[.K23]" office:value-type="float" office:value="0.2932" calcext:value-type="float">
            <text:p>0,2932</text:p>
          </table:table-cell>
          <table:table-cell table:formula="of:=[.L23]" office:value-type="float" office:value="0.3551" calcext:value-type="float">
            <text:p>0,3551</text:p>
          </table:table-cell>
          <table:table-cell table:formula="of:=[.M23]" office:value-type="float" office:value="0.4138" calcext:value-type="float">
            <text:p>0,413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24]" office:value-type="string" office:string-value="Pooled" calcext:value-type="string">
            <text:p>Pooled</text:p>
          </table:table-cell>
          <table:table-cell table:formula="of:=[.D24]" office:value-type="float" office:value="0.0372" calcext:value-type="float">
            <text:p>0,0372</text:p>
          </table:table-cell>
          <table:table-cell table:formula="of:=[.E24]" office:value-type="float" office:value="0.0417" calcext:value-type="float">
            <text:p>0,0417</text:p>
          </table:table-cell>
          <table:table-cell table:formula="of:=[.F24]" office:value-type="float" office:value="0.0418" calcext:value-type="float">
            <text:p>0,0418</text:p>
          </table:table-cell>
          <table:table-cell table:formula="of:=[.G24]" office:value-type="float" office:value="0.0427" calcext:value-type="float">
            <text:p>0,0427</text:p>
          </table:table-cell>
          <table:table-cell table:formula="of:=[.H24]" office:value-type="float" office:value="0.0502" calcext:value-type="float">
            <text:p>0,0502</text:p>
          </table:table-cell>
          <table:table-cell table:formula="of:=[.I24]" office:value-type="float" office:value="0.0549" calcext:value-type="float">
            <text:p>0,0549</text:p>
          </table:table-cell>
          <table:table-cell table:formula="of:=[.J24]" office:value-type="float" office:value="0.0802" calcext:value-type="float">
            <text:p>0,0802</text:p>
          </table:table-cell>
          <table:table-cell table:formula="of:=[.K24]" office:value-type="float" office:value="0.1558" calcext:value-type="float">
            <text:p>0,1558</text:p>
          </table:table-cell>
          <table:table-cell table:formula="of:=[.L24]" office:value-type="float" office:value="0.2826" calcext:value-type="float">
            <text:p>0,2826</text:p>
          </table:table-cell>
          <table:table-cell table:formula="of:=[.M24]" office:value-type="float" office:value="0.3421" calcext:value-type="float">
            <text:p>0,342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th node</text:p>
          </table:table-cell>
          <table:table-cell table:formula="of:=[.C30]" office:value-type="string" office:string-value="Naive" calcext:value-type="string">
            <text:p>Naive</text:p>
          </table:table-cell>
          <table:table-cell table:formula="of:=[.D30]/[.D$109]" office:value-type="float" office:value="0.00492" calcext:value-type="float">
            <text:p>0,00492</text:p>
          </table:table-cell>
          <table:table-cell table:formula="of:=[.E30]/[.E$109]" office:value-type="float" office:value="0.003196" calcext:value-type="float">
            <text:p>0,003196</text:p>
          </table:table-cell>
          <table:table-cell table:formula="of:=[.F30]/[.F$109]" office:value-type="float" office:value="0.00265" calcext:value-type="float">
            <text:p>0,00265</text:p>
          </table:table-cell>
          <table:table-cell table:formula="of:=[.G30]/[.G$109]" office:value-type="float" office:value="0.0022535" calcext:value-type="float">
            <text:p>0,0022535</text:p>
          </table:table-cell>
          <table:table-cell table:formula="of:=[.H30]/[.H$109]" office:value-type="float" office:value="0.0022614" calcext:value-type="float">
            <text:p>0,0022614</text:p>
          </table:table-cell>
          <table:table-cell table:formula="of:=[.I30]/[.I$109]" office:value-type="float" office:value="0.0025042" calcext:value-type="float">
            <text:p>0,0025042</text:p>
          </table:table-cell>
          <table:table-cell table:formula="of:=[.J30]/[.J$109]" office:value-type="float" office:value="0.00287285" calcext:value-type="float">
            <text:p>0,00287285</text:p>
          </table:table-cell>
          <table:table-cell table:formula="of:=[.K30]/[.K$109]" office:value-type="float" office:value="0.00628572" calcext:value-type="float">
            <text:p>0,00628572</text:p>
          </table:table-cell>
          <table:table-cell table:formula="of:=[.L30]/[.L$109]" office:value-type="float" office:value="0.00732311" calcext:value-type="float">
            <text:p>0,00732311</text:p>
          </table:table-cell>
          <table:table-cell table:formula="of:=[.M30]/[.M$109]" office:value-type="float" office:value="0.00951525" calcext:value-type="float">
            <text:p>0,009515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flat ones</text:p>
          </table:table-cell>
          <table:table-cell table:formula="of:=[.C31]" office:value-type="string" office:string-value="Pooled" calcext:value-type="string">
            <text:p>Pooled</text:p>
          </table:table-cell>
          <table:table-cell table:formula="of:=[.D31]/[.D$109]" office:value-type="float" office:value="0.00492" calcext:value-type="float">
            <text:p>0,00492</text:p>
          </table:table-cell>
          <table:table-cell table:formula="of:=[.E31]/[.E$109]" office:value-type="float" office:value="0.003194" calcext:value-type="float">
            <text:p>0,003194</text:p>
          </table:table-cell>
          <table:table-cell table:formula="of:=[.F31]/[.F$109]" office:value-type="float" office:value="0.002665" calcext:value-type="float">
            <text:p>0,002665</text:p>
          </table:table-cell>
          <table:table-cell table:formula="of:=[.G31]/[.G$109]" office:value-type="float" office:value="0.0022875" calcext:value-type="float">
            <text:p>0,0022875</text:p>
          </table:table-cell>
          <table:table-cell table:formula="of:=[.H31]/[.H$109]" office:value-type="float" office:value="0.002329" calcext:value-type="float">
            <text:p>0,002329</text:p>
          </table:table-cell>
          <table:table-cell table:formula="of:=[.I31]/[.I$109]" office:value-type="float" office:value="0.002603" calcext:value-type="float">
            <text:p>0,002603</text:p>
          </table:table-cell>
          <table:table-cell table:formula="of:=[.J31]/[.J$109]" office:value-type="float" office:value="0.00305995" calcext:value-type="float">
            <text:p>0,00305995</text:p>
          </table:table-cell>
          <table:table-cell table:formula="of:=[.K31]/[.K$109]" office:value-type="float" office:value="0.00668794" calcext:value-type="float">
            <text:p>0,00668794</text:p>
          </table:table-cell>
          <table:table-cell table:formula="of:=[.L31]/[.L$109]" office:value-type="float" office:value="0.00733143" calcext:value-type="float">
            <text:p>0,00733143</text:p>
          </table:table-cell>
          <table:table-cell table:formula="of:=[.M31]/[.M$109]" office:value-type="float" office:value="0.009485515" calcext:value-type="float">
            <text:p>0,0094855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4]" office:value-type="string" office:string-value="Flat" calcext:value-type="string">
            <text:p>Flat</text:p>
          </table:table-cell>
          <table:table-cell table:formula="of:=[.D34]" office:value-type="float" office:value="0.0924" calcext:value-type="float">
            <text:p>0,0924</text:p>
          </table:table-cell>
          <table:table-cell table:formula="of:=[.E34]" office:value-type="float" office:value="0.2046" calcext:value-type="float">
            <text:p>0,2046</text:p>
          </table:table-cell>
          <table:table-cell table:formula="of:=[.F34]" office:value-type="float" office:value="0.2761" calcext:value-type="float">
            <text:p>0,2761</text:p>
          </table:table-cell>
          <table:table-cell table:formula="of:=[.G34]" office:value-type="float" office:value="0.4483" calcext:value-type="float">
            <text:p>0,4483</text:p>
          </table:table-cell>
          <table:table-cell table:formula="of:=[.H34]" office:value-type="float" office:value="0.9847" calcext:value-type="float">
            <text:p>0,9847</text:p>
          </table:table-cell>
          <table:table-cell table:formula="of:=[.I34]" office:value-type="float" office:value="1.8495" calcext:value-type="float">
            <text:p>1,8495</text:p>
          </table:table-cell>
          <table:table-cell table:formula="of:=[.J34]" office:value-type="float" office:value="3.8086" calcext:value-type="float">
            <text:p>3,8086</text:p>
          </table:table-cell>
          <table:table-cell table:formula="of:=[.K34]" office:value-type="float" office:value="9.2444" calcext:value-type="float">
            <text:p>9,2444</text:p>
          </table:table-cell>
          <table:table-cell table:formula="of:=[.L34]" office:value-type="float" office:value="11.2947" calcext:value-type="float">
            <text:p>11,2947</text:p>
          </table:table-cell>
          <table:table-cell table:formula="of:=[.M34]" office:value-type="float" office:value="22.3568" calcext:value-type="float">
            <text:p>22,3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old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38]" office:value-type="float" office:value="0.0402" calcext:value-type="float">
            <text:p>0,0402</text:p>
          </table:table-cell>
          <table:table-cell table:formula="of:=[.E38]" office:value-type="float" office:value="0.0453" calcext:value-type="float">
            <text:p>0,0453</text:p>
          </table:table-cell>
          <table:table-cell table:formula="of:=[.F38]" office:value-type="float" office:value="0.0486" calcext:value-type="float">
            <text:p>0,0486</text:p>
          </table:table-cell>
          <table:table-cell table:formula="of:=[.G38]" office:value-type="float" office:value="0.0471" calcext:value-type="float">
            <text:p>0,0471</text:p>
          </table:table-cell>
          <table:table-cell table:formula="of:=[.H38]" office:value-type="float" office:value="0.0493" calcext:value-type="float">
            <text:p>0,0493</text:p>
          </table:table-cell>
          <table:table-cell table:formula="of:=[.I38]" office:value-type="float" office:value="0.0497" calcext:value-type="float">
            <text:p>0,0497</text:p>
          </table:table-cell>
          <table:table-cell table:formula="of:=[.J38]" office:value-type="float" office:value="0.0519" calcext:value-type="float">
            <text:p>0,0519</text:p>
          </table:table-cell>
          <table:table-cell table:formula="of:=[.K38]" office:value-type="float" office:value="0.0582" calcext:value-type="float">
            <text:p>0,0582</text:p>
          </table:table-cell>
          <table:table-cell table:formula="of:=[.L38]" office:value-type="float" office:value="0.0525" calcext:value-type="float">
            <text:p>0,0525</text:p>
          </table:table-cell>
          <table:table-cell table:formula="of:=[.M38]" office:value-type="float" office:value="0.0754" calcext:value-type="float">
            <text:p>0,07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eaf travel</text:p>
          </table:table-cell>
          <table:table-cell table:formula="of:=[.C35]" office:value-type="string" office:string-value="Flat cached" calcext:value-type="string">
            <text:p>Flat cached</text:p>
          </table:table-cell>
          <table:table-cell table:formula="of:=[.D35]" office:value-type="float" office:value="0.0617" calcext:value-type="float">
            <text:p>0,0617</text:p>
          </table:table-cell>
          <table:table-cell table:formula="of:=[.E35]" office:value-type="float" office:value="0.0644" calcext:value-type="float">
            <text:p>0,0644</text:p>
          </table:table-cell>
          <table:table-cell table:formula="of:=[.F35]" office:value-type="float" office:value="0.0637" calcext:value-type="float">
            <text:p>0,0637</text:p>
          </table:table-cell>
          <table:table-cell table:formula="of:=[.G35]" office:value-type="float" office:value="0.0616" calcext:value-type="float">
            <text:p>0,0616</text:p>
          </table:table-cell>
          <table:table-cell table:formula="of:=[.H35]" office:value-type="float" office:value="0.0612" calcext:value-type="float">
            <text:p>0,0612</text:p>
          </table:table-cell>
          <table:table-cell table:formula="of:=[.I35]" office:value-type="float" office:value="0.0599" calcext:value-type="float">
            <text:p>0,0599</text:p>
          </table:table-cell>
          <table:table-cell table:formula="of:=[.J35]" office:value-type="float" office:value="0.0601" calcext:value-type="float">
            <text:p>0,0601</text:p>
          </table:table-cell>
          <table:table-cell table:formula="of:=[.K35]" office:value-type="float" office:value="0.0649" calcext:value-type="float">
            <text:p>0,0649</text:p>
          </table:table-cell>
          <table:table-cell table:formula="of:=[.L35]" office:value-type="float" office:value="0.0582" calcext:value-type="float">
            <text:p>0,0582</text:p>
          </table:table-cell>
          <table:table-cell table:formula="of:=[.M35]" office:value-type="float" office:value="0.0824" calcext:value-type="float">
            <text:p>0,08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37]" office:value-type="string" office:string-value="Naive" calcext:value-type="string">
            <text:p>Naive</text:p>
          </table:table-cell>
          <table:table-cell table:formula="of:=[.D37]" office:value-type="float" office:value="0.0414" calcext:value-type="float">
            <text:p>0,0414</text:p>
          </table:table-cell>
          <table:table-cell table:formula="of:=[.E37]" office:value-type="float" office:value="0.0449" calcext:value-type="float">
            <text:p>0,0449</text:p>
          </table:table-cell>
          <table:table-cell table:formula="of:=[.F37]" office:value-type="float" office:value="0.046" calcext:value-type="float">
            <text:p>0,046</text:p>
          </table:table-cell>
          <table:table-cell table:formula="of:=[.G37]" office:value-type="float" office:value="0.0456" calcext:value-type="float">
            <text:p>0,0456</text:p>
          </table:table-cell>
          <table:table-cell table:formula="of:=[.H37]" office:value-type="float" office:value="0.048" calcext:value-type="float">
            <text:p>0,048</text:p>
          </table:table-cell>
          <table:table-cell table:formula="of:=[.I37]" office:value-type="float" office:value="0.049" calcext:value-type="float">
            <text:p>0,049</text:p>
          </table:table-cell>
          <table:table-cell table:formula="of:=[.J37]" office:value-type="float" office:value="0.0509" calcext:value-type="float">
            <text:p>0,0509</text:p>
          </table:table-cell>
          <table:table-cell table:formula="of:=[.K37]" office:value-type="float" office:value="0.0564" calcext:value-type="float">
            <text:p>0,0564</text:p>
          </table:table-cell>
          <table:table-cell table:formula="of:=[.L37]" office:value-type="float" office:value="0.0505" calcext:value-type="float">
            <text:p>0,0505</text:p>
          </table:table-cell>
          <table:table-cell table:formula="of:=[.M37]" office:value-type="float" office:value="0.075" calcext:value-type="float">
            <text:p>0,07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38]" office:value-type="string" office:string-value="Pooled" calcext:value-type="string">
            <text:p>Pooled</text:p>
          </table:table-cell>
          <table:table-cell table:formula="of:=[.D48]" office:value-type="float" office:value="0.0135" calcext:value-type="float">
            <text:p>0,0135</text:p>
          </table:table-cell>
          <table:table-cell table:formula="of:=[.E48]" office:value-type="float" office:value="0.0132" calcext:value-type="float">
            <text:p>0,0132</text:p>
          </table:table-cell>
          <table:table-cell table:formula="of:=[.F48]" office:value-type="float" office:value="0.0117" calcext:value-type="float">
            <text:p>0,0117</text:p>
          </table:table-cell>
          <table:table-cell table:formula="of:=[.G48]" office:value-type="float" office:value="0.0102" calcext:value-type="float">
            <text:p>0,0102</text:p>
          </table:table-cell>
          <table:table-cell table:formula="of:=[.H48]" office:value-type="float" office:value="0.013" calcext:value-type="float">
            <text:p>0,013</text:p>
          </table:table-cell>
          <table:table-cell table:formula="of:=[.I48]" office:value-type="float" office:value="0.0148" calcext:value-type="float">
            <text:p>0,0148</text:p>
          </table:table-cell>
          <table:table-cell table:formula="of:=[.J48]" office:value-type="float" office:value="0.0147" calcext:value-type="float">
            <text:p>0,0147</text:p>
          </table:table-cell>
          <table:table-cell table:formula="of:=[.K48]" office:value-type="float" office:value="0.0134" calcext:value-type="float">
            <text:p>0,0134</text:p>
          </table:table-cell>
          <table:table-cell table:formula="of:=[.L48]" office:value-type="float" office:value="0.0166" calcext:value-type="float">
            <text:p>0,0166</text:p>
          </table:table-cell>
          <table:table-cell table:formula="of:=[.M48]" office:value-type="float" office:value="0.0178" calcext:value-type="float">
            <text:p>0,017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formula="of:=[.C41]" office:value-type="string" office:string-value="Flat" calcext:value-type="string">
            <text:p>Flat</text:p>
          </table:table-cell>
          <table:table-cell table:formula="of:=[.D41]" office:value-type="float" office:value="0.0121" calcext:value-type="float">
            <text:p>0,0121</text:p>
          </table:table-cell>
          <table:table-cell table:formula="of:=[.E41]" office:value-type="float" office:value="0.0137" calcext:value-type="float">
            <text:p>0,0137</text:p>
          </table:table-cell>
          <table:table-cell table:formula="of:=[.F41]" office:value-type="float" office:value="0.0154" calcext:value-type="float">
            <text:p>0,0154</text:p>
          </table:table-cell>
          <table:table-cell table:formula="of:=[.G41]" office:value-type="float" office:value="0.0138" calcext:value-type="float">
            <text:p>0,0138</text:p>
          </table:table-cell>
          <table:table-cell table:formula="of:=[.H41]" office:value-type="float" office:value="0.0197" calcext:value-type="float">
            <text:p>0,0197</text:p>
          </table:table-cell>
          <table:table-cell table:formula="of:=[.I41]" office:value-type="float" office:value="0.0313" calcext:value-type="float">
            <text:p>0,0313</text:p>
          </table:table-cell>
          <table:table-cell table:formula="of:=[.J41]" office:value-type="float" office:value="0.057" calcext:value-type="float">
            <text:p>0,057</text:p>
          </table:table-cell>
          <table:table-cell table:formula="of:=[.K41]" office:value-type="float" office:value="0.1244" calcext:value-type="float">
            <text:p>0,1244</text:p>
          </table:table-cell>
          <table:table-cell table:formula="of:=[.L41]" office:value-type="float" office:value="0.2137" calcext:value-type="float">
            <text:p>0,2137</text:p>
          </table:table-cell>
          <table:table-cell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ropped cached and col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" office:value-type="float" office:value="0.0936" calcext:value-type="float">
            <text:p>0,0936</text:p>
          </table:table-cell>
          <table:table-cell table:formula="of:=[.E44]" office:value-type="float" office:value="0.2839" calcext:value-type="float">
            <text:p>0,2839</text:p>
          </table:table-cell>
          <table:table-cell table:formula="of:=[.F44]" office:value-type="float" office:value="0.4468" calcext:value-type="float">
            <text:p>0,4468</text:p>
          </table:table-cell>
          <table:table-cell table:formula="of:=[.G44]" office:value-type="float" office:value="0.7918" calcext:value-type="float">
            <text:p>0,7918</text:p>
          </table:table-cell>
          <table:table-cell table:formula="of:=[.H44]" office:value-type="float" office:value="2.4717" calcext:value-type="float">
            <text:p>2,4717</text:p>
          </table:table-cell>
          <table:table-cell table:formula="of:=[.I44]" office:value-type="float" office:value="6.0071" calcext:value-type="float">
            <text:p>6,0071</text:p>
          </table:table-cell>
          <table:table-cell table:formula="of:=[.J44]" office:value-type="float" office:value="16.012" calcext:value-type="float">
            <text:p>16,012</text:p>
          </table:table-cell>
          <table:table-cell table:formula="of:=[.K44]" office:value-type="float" office:value="91.7409" calcext:value-type="float">
            <text:p>91,7409</text:p>
          </table:table-cell>
          <table:table-cell table:formula="of:=[.L44]" office:value-type="float" office:value="216.7081" calcext:value-type="float">
            <text:p>216,7081</text:p>
          </table:table-cell>
          <table:table-cell table:formula="of:=[.M44]" office:value-type="float" office:value="482.4045" calcext:value-type="float">
            <text:p>482,404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" office:value-type="float" office:value="0.0929" calcext:value-type="float">
            <text:p>0,0929</text:p>
          </table:table-cell>
          <table:table-cell table:formula="of:=[.E45]" office:value-type="float" office:value="0.2805" calcext:value-type="float">
            <text:p>0,2805</text:p>
          </table:table-cell>
          <table:table-cell table:formula="of:=[.F45]" office:value-type="float" office:value="0.4509" calcext:value-type="float">
            <text:p>0,4509</text:p>
          </table:table-cell>
          <table:table-cell table:formula="of:=[.G45]" office:value-type="float" office:value="0.8072" calcext:value-type="float">
            <text:p>0,8072</text:p>
          </table:table-cell>
          <table:table-cell table:formula="of:=[.H45]" office:value-type="float" office:value="2.5919" calcext:value-type="float">
            <text:p>2,5919</text:p>
          </table:table-cell>
          <table:table-cell table:formula="of:=[.I45]" office:value-type="float" office:value="6.2286" calcext:value-type="float">
            <text:p>6,2286</text:p>
          </table:table-cell>
          <table:table-cell table:formula="of:=[.J45]" office:value-type="float" office:value="17.2853" calcext:value-type="float">
            <text:p>17,2853</text:p>
          </table:table-cell>
          <table:table-cell table:formula="of:=[.K45]" office:value-type="float" office:value="95.9551" calcext:value-type="float">
            <text:p>95,9551</text:p>
          </table:table-cell>
          <table:table-cell table:formula="of:=[.L45]" office:value-type="float" office:value="215.1095" calcext:value-type="float">
            <text:p>215,1095</text:p>
          </table:table-cell>
          <table:table-cell table:formula="of:=[.M45]" office:value-type="float" office:value="479.9264" calcext:value-type="float">
            <text:p>479,926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/[.D$5]" office:value-type="float" office:value="0.00121" calcext:value-type="float">
            <text:p>0,00121</text:p>
          </table:table-cell>
          <table:table-cell table:style-name="ce2" table:formula="of:=[.E41]/[.E$5]" office:value-type="float" office:value="0.000274" calcext:value-type="float">
            <text:p>0,000274</text:p>
          </table:table-cell>
          <table:table-cell table:style-name="ce2" table:formula="of:=[.F41]/[.F$5]" office:value-type="float" office:value="0.000154" calcext:value-type="float">
            <text:p>0,000154</text:p>
          </table:table-cell>
          <table:table-cell table:style-name="ce2" table:formula="of:=[.G41]/[.G$5]" office:value-type="float" office:value="0.000069" calcext:value-type="float">
            <text:p>0,000069</text:p>
          </table:table-cell>
          <table:table-cell table:style-name="ce2" table:formula="of:=[.H41]/[.H$5]" office:value-type="float" office:value="0.0000394" calcext:value-type="float">
            <text:p>0,0000394</text:p>
          </table:table-cell>
          <table:table-cell table:style-name="ce2" table:formula="of:=[.I41]/[.I$5]" office:value-type="float" office:value="0.0000313" calcext:value-type="float">
            <text:p>0,0000313</text:p>
          </table:table-cell>
          <table:table-cell table:style-name="ce2" table:formula="of:=[.J41]/[.J$5]" office:value-type="float" office:value="0.0000285" calcext:value-type="float">
            <text:p>0,0000285</text:p>
          </table:table-cell>
          <table:table-cell table:style-name="ce2" table:formula="of:=[.K41]/[.K$5]" office:value-type="float" office:value="0.00002488" calcext:value-type="float">
            <text:p>0,00002488</text:p>
          </table:table-cell>
          <table:table-cell table:style-name="ce2" table:formula="of:=[.L41]/[.L$5]" office:value-type="float" office:value="0.00002137" calcext:value-type="float">
            <text:p>0,00002137</text:p>
          </table:table-cell>
          <table:table-cell table:style-name="ce2" table:formula="of:=[.M41]/[.M$5]" office:value-type="float" office:value="0.0000394" calcext:value-type="float">
            <text:p>0,00003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4]" office:value-type="string" office:string-value="Naive" calcext:value-type="string">
            <text:p>Naive</text:p>
          </table:table-cell>
          <table:table-cell table:formula="of:=[.D44]/[.D$5]" office:value-type="float" office:value="0.00936" calcext:value-type="float">
            <text:p>0,00936</text:p>
          </table:table-cell>
          <table:table-cell table:formula="of:=[.E44]/[.E$5]" office:value-type="float" office:value="0.005678" calcext:value-type="float">
            <text:p>0,005678</text:p>
          </table:table-cell>
          <table:table-cell table:formula="of:=[.F44]/[.F$5]" office:value-type="float" office:value="0.004468" calcext:value-type="float">
            <text:p>0,004468</text:p>
          </table:table-cell>
          <table:table-cell table:formula="of:=[.G44]/[.G$5]" office:value-type="float" office:value="0.003959" calcext:value-type="float">
            <text:p>0,003959</text:p>
          </table:table-cell>
          <table:table-cell table:formula="of:=[.H44]/[.H$5]" office:value-type="float" office:value="0.0049434" calcext:value-type="float">
            <text:p>0,0049434</text:p>
          </table:table-cell>
          <table:table-cell table:formula="of:=[.I44]/[.I$5]" office:value-type="float" office:value="0.0060071" calcext:value-type="float">
            <text:p>0,0060071</text:p>
          </table:table-cell>
          <table:table-cell table:formula="of:=[.J44]/[.J$5]" office:value-type="float" office:value="0.008006" calcext:value-type="float">
            <text:p>0,008006</text:p>
          </table:table-cell>
          <table:table-cell table:formula="of:=[.K44]/[.K$5]" office:value-type="float" office:value="0.01834818" calcext:value-type="float">
            <text:p>0,01834818</text:p>
          </table:table-cell>
          <table:table-cell table:formula="of:=[.L44]/[.L$5]" office:value-type="float" office:value="0.02167081" calcext:value-type="float">
            <text:p>0,02167081</text:p>
          </table:table-cell>
          <table:table-cell table:formula="of:=[.M44]/[.M$5]" office:value-type="float" office:value="0.024120225" calcext:value-type="float">
            <text:p>0,0241202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formula="of:=[.C45]" office:value-type="string" office:string-value="Pooled" calcext:value-type="string">
            <text:p>Pooled</text:p>
          </table:table-cell>
          <table:table-cell table:formula="of:=[.D45]/[.D$5]" office:value-type="float" office:value="0.00929" calcext:value-type="float">
            <text:p>0,00929</text:p>
          </table:table-cell>
          <table:table-cell table:formula="of:=[.E45]/[.E$5]" office:value-type="float" office:value="0.00561" calcext:value-type="float">
            <text:p>0,00561</text:p>
          </table:table-cell>
          <table:table-cell table:formula="of:=[.F45]/[.F$5]" office:value-type="float" office:value="0.004509" calcext:value-type="float">
            <text:p>0,004509</text:p>
          </table:table-cell>
          <table:table-cell table:formula="of:=[.G45]/[.G$5]" office:value-type="float" office:value="0.004036" calcext:value-type="float">
            <text:p>0,004036</text:p>
          </table:table-cell>
          <table:table-cell table:formula="of:=[.H45]/[.H$5]" office:value-type="float" office:value="0.0051838" calcext:value-type="float">
            <text:p>0,0051838</text:p>
          </table:table-cell>
          <table:table-cell table:formula="of:=[.I45]/[.I$5]" office:value-type="float" office:value="0.0062286" calcext:value-type="float">
            <text:p>0,0062286</text:p>
          </table:table-cell>
          <table:table-cell table:formula="of:=[.J45]/[.J$5]" office:value-type="float" office:value="0.00864265" calcext:value-type="float">
            <text:p>0,00864265</text:p>
          </table:table-cell>
          <table:table-cell table:formula="of:=[.K45]/[.K$5]" office:value-type="float" office:value="0.01919102" calcext:value-type="float">
            <text:p>0,01919102</text:p>
          </table:table-cell>
          <table:table-cell table:formula="of:=[.L45]/[.L$5]" office:value-type="float" office:value="0.02151095" calcext:value-type="float">
            <text:p>0,02151095</text:p>
          </table:table-cell>
          <table:table-cell table:formula="of:=[.M45]/[.M$5]" office:value-type="float" office:value="0.02399632" calcext:value-type="float">
            <text:p>0,0239963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ind max depth</text:p>
          </table:table-cell>
          <table:table-cell table:style-name="ce2" table:formula="of:=[.C41]" office:value-type="string" office:string-value="Flat" calcext:value-type="string">
            <text:p>Flat</text:p>
          </table:table-cell>
          <table:table-cell table:style-name="ce2" table:formula="of:=[.D41]" office:value-type="float" office:value="0.0121" calcext:value-type="float">
            <text:p>0,0121</text:p>
          </table:table-cell>
          <table:table-cell table:style-name="ce2" table:formula="of:=[.E41]" office:value-type="float" office:value="0.0137" calcext:value-type="float">
            <text:p>0,0137</text:p>
          </table:table-cell>
          <table:table-cell table:style-name="ce2" table:formula="of:=[.F41]" office:value-type="float" office:value="0.0154" calcext:value-type="float">
            <text:p>0,0154</text:p>
          </table:table-cell>
          <table:table-cell table:style-name="ce2" table:formula="of:=[.G41]" office:value-type="float" office:value="0.0138" calcext:value-type="float">
            <text:p>0,0138</text:p>
          </table:table-cell>
          <table:table-cell table:style-name="ce2" table:formula="of:=[.H41]" office:value-type="float" office:value="0.0197" calcext:value-type="float">
            <text:p>0,0197</text:p>
          </table:table-cell>
          <table:table-cell table:style-name="ce2" table:formula="of:=[.I41]" office:value-type="float" office:value="0.0313" calcext:value-type="float">
            <text:p>0,0313</text:p>
          </table:table-cell>
          <table:table-cell table:style-name="ce2" table:formula="of:=[.J41]" office:value-type="float" office:value="0.057" calcext:value-type="float">
            <text:p>0,057</text:p>
          </table:table-cell>
          <table:table-cell table:style-name="ce2" table:formula="of:=[.K41]" office:value-type="float" office:value="0.1244" calcext:value-type="float">
            <text:p>0,1244</text:p>
          </table:table-cell>
          <table:table-cell table:style-name="ce2" table:formula="of:=[.L41]" office:value-type="float" office:value="0.2137" calcext:value-type="float">
            <text:p>0,2137</text:p>
          </table:table-cell>
          <table:table-cell table:style-name="ce2" table:formula="of:=[.M41]" office:value-type="float" office:value="0.788" calcext:value-type="float">
            <text:p>0,7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formula="of:=[.C$5]" office:value-type="string" office:string-value="Count" calcext:value-type="string">
            <text:p>Count</text:p>
          </table:table-cell>
          <table:table-cell table:formula="of:=[.D$5]" office:value-type="float" office:value="10" calcext:value-type="float">
            <text:p>10</text:p>
          </table:table-cell>
          <table:table-cell table:formula="of:=[.E$5]" office:value-type="float" office:value="50" calcext:value-type="float">
            <text:p>50</text:p>
          </table:table-cell>
          <table:table-cell table:formula="of:=[.F$5]" office:value-type="float" office:value="100" calcext:value-type="float">
            <text:p>100</text:p>
          </table:table-cell>
          <table:table-cell table:formula="of:=[.G$5]" office:value-type="float" office:value="200" calcext:value-type="float">
            <text:p>200</text:p>
          </table:table-cell>
          <table:table-cell table:formula="of:=[.H$5]" office:value-type="float" office:value="500" calcext:value-type="float">
            <text:p>500</text:p>
          </table:table-cell>
          <table:table-cell table:formula="of:=[.I$5]" office:value-type="float" office:value="1000" calcext:value-type="float">
            <text:p>1000</text:p>
          </table:table-cell>
          <table:table-cell table:formula="of:=[.J$5]" office:value-type="float" office:value="2000" calcext:value-type="float">
            <text:p>2000</text:p>
          </table:table-cell>
          <table:table-cell table:formula="of:=[.K$5]" office:value-type="float" office:value="5000" calcext:value-type="float">
            <text:p>5000</text:p>
          </table:table-cell>
          <table:table-cell table:formula="of:=[.L$5]" office:value-type="float" office:value="10000" calcext:value-type="float">
            <text:p>10000</text:p>
          </table:table-cell>
          <table:table-cell table:formula="of:=[.M$5]" office:value-type="float" office:value="20000" calcext:value-type="float">
            <text:p>20000</text:p>
          </table:table-cell>
          <table:table-cell table:number-columns-repeated="1011"/>
        </table:table-row>
        <table:table-row table:style-name="ro1">
          <table:table-cell/>
          <table:table-cell table:formula="of:=IF([.B48]&lt;&gt;&quot;&quot;;[.B48];&quot;&quot;)" office:value-type="string" office:string-value="Find count" calcext:value-type="string">
            <text:p>Find count</text:p>
          </table:table-cell>
          <table:table-cell table:formula="of:=[.C48]" office:value-type="string" office:string-value="Flat" calcext:value-type="string">
            <text:p>Flat</text:p>
          </table:table-cell>
          <table:table-cell table:formula="of:=[.D48]/[.D$109]" office:value-type="float" office:value="0.00135" calcext:value-type="float">
            <text:p>0,00135</text:p>
          </table:table-cell>
          <table:table-cell table:formula="of:=[.E48]/[.E$109]" office:value-type="float" office:value="0.000264" calcext:value-type="float">
            <text:p>0,000264</text:p>
          </table:table-cell>
          <table:table-cell table:formula="of:=[.F48]/[.F$109]" office:value-type="float" office:value="0.000117" calcext:value-type="float">
            <text:p>0,000117</text:p>
          </table:table-cell>
          <table:table-cell table:formula="of:=[.G48]/[.G$109]" office:value-type="float" office:value="0.000051" calcext:value-type="float">
            <text:p>0,000051</text:p>
          </table:table-cell>
          <table:table-cell table:formula="of:=[.H48]/[.H$109]" office:value-type="float" office:value="0.000026" calcext:value-type="float">
            <text:p>0,000026</text:p>
          </table:table-cell>
          <table:table-cell table:formula="of:=[.I48]/[.I$109]" office:value-type="float" office:value="0.0000148" calcext:value-type="float">
            <text:p>0,0000148</text:p>
          </table:table-cell>
          <table:table-cell table:formula="of:=[.J48]/[.J$109]" office:value-type="float" office:value="0.00000735" calcext:value-type="float">
            <text:p>0,00000735</text:p>
          </table:table-cell>
          <table:table-cell table:formula="of:=[.K48]/[.K$109]" office:value-type="float" office:value="0.00000268" calcext:value-type="float">
            <text:p>0,00000268</text:p>
          </table:table-cell>
          <table:table-cell table:formula="of:=[.L48]/[.L$109]" office:value-type="float" office:value="0.00000166" calcext:value-type="float">
            <text:p>0,00000166</text:p>
          </table:table-cell>
          <table:table-cell table:formula="of:=[.M48]/[.M$109]" office:value-type="float" office:value="0.00000089" calcext:value-type="float">
            <text:p>0,000000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[.C49]" office:value-type="string" office:string-value="Flat cached" calcext:value-type="string">
            <text:p>Flat cached</text:p>
          </table:table-cell>
          <table:table-cell table:formula="of:=[.D49]/[.D$109]" office:value-type="float" office:value="0.00134" calcext:value-type="float">
            <text:p>0,00134</text:p>
          </table:table-cell>
          <table:table-cell table:formula="of:=[.E49]/[.E$109]" office:value-type="float" office:value="0.000272" calcext:value-type="float">
            <text:p>0,000272</text:p>
          </table:table-cell>
          <table:table-cell table:formula="of:=[.F49]/[.F$109]" office:value-type="float" office:value="0.000124" calcext:value-type="float">
            <text:p>0,000124</text:p>
          </table:table-cell>
          <table:table-cell table:formula="of:=[.G49]/[.G$109]" office:value-type="float" office:value="0.0000545" calcext:value-type="float">
            <text:p>0,0000545</text:p>
          </table:table-cell>
          <table:table-cell table:formula="of:=[.H49]/[.H$109]" office:value-type="float" office:value="0.0000274" calcext:value-type="float">
            <text:p>0,0000274</text:p>
          </table:table-cell>
          <table:table-cell table:formula="of:=[.I49]/[.I$109]" office:value-type="float" office:value="0.0000146" calcext:value-type="float">
            <text:p>0,0000146</text:p>
          </table:table-cell>
          <table:table-cell table:formula="of:=[.J49]/[.J$109]" office:value-type="float" office:value="0.00000755" calcext:value-type="float">
            <text:p>0,00000755</text:p>
          </table:table-cell>
          <table:table-cell table:formula="of:=[.K49]/[.K$109]" office:value-type="float" office:value="0.00000298" calcext:value-type="float">
            <text:p>0,00000298</text:p>
          </table:table-cell>
          <table:table-cell table:formula="of:=[.L49]/[.L$109]" office:value-type="float" office:value="0.00000168" calcext:value-type="float">
            <text:p>0,00000168</text:p>
          </table:table-cell>
          <table:table-cell table:formula="of:=[.M49]/[.M$109]" office:value-type="float" office:value="0.00000095" calcext:value-type="float">
            <text:p>0,00000095</text:p>
          </table:table-cell>
          <table:table-cell table:number-columns-repeated="1011"/>
        </table:table-row>
        <table:table-row table:style-name="ro1">
          <table:table-cell/>
          <table:table-cell table:formula="of:=IF([.B50]&lt;&gt;&quot;&quot;;[.B50];&quot;&quot;)">
            <text:p/>
          </table:table-cell>
          <table:table-cell table:formula="of:=[.C50]" office:value-type="string" office:string-value="Flat cold" calcext:value-type="string">
            <text:p>Flat cold</text:p>
          </table:table-cell>
          <table:table-cell table:formula="of:=[.D50]/[.D$109]" office:value-type="float" office:value="0.00127" calcext:value-type="float">
            <text:p>0,00127</text:p>
          </table:table-cell>
          <table:table-cell table:formula="of:=[.E50]/[.E$109]" office:value-type="float" office:value="0.000272" calcext:value-type="float">
            <text:p>0,000272</text:p>
          </table:table-cell>
          <table:table-cell table:formula="of:=[.F50]/[.F$109]" office:value-type="float" office:value="0.000122" calcext:value-type="float">
            <text:p>0,000122</text:p>
          </table:table-cell>
          <table:table-cell table:formula="of:=[.G50]/[.G$109]" office:value-type="float" office:value="0.0000535" calcext:value-type="float">
            <text:p>0,0000535</text:p>
          </table:table-cell>
          <table:table-cell table:formula="of:=[.H50]/[.H$109]" office:value-type="float" office:value="0.0000258" calcext:value-type="float">
            <text:p>0,0000258</text:p>
          </table:table-cell>
          <table:table-cell table:formula="of:=[.I50]/[.I$109]" office:value-type="float" office:value="0.0000132" calcext:value-type="float">
            <text:p>0,0000132</text:p>
          </table:table-cell>
          <table:table-cell table:formula="of:=[.J50]/[.J$109]" office:value-type="float" office:value="0.0000065" calcext:value-type="float">
            <text:p>0,0000065</text:p>
          </table:table-cell>
          <table:table-cell table:formula="of:=[.K50]/[.K$109]" office:value-type="float" office:value="0.00000264" calcext:value-type="float">
            <text:p>0,00000264</text:p>
          </table:table-cell>
          <table:table-cell table:formula="of:=[.L50]/[.L$109]" office:value-type="float" office:value="0.00000141" calcext:value-type="float">
            <text:p>0,00000141</text:p>
          </table:table-cell>
          <table:table-cell table:formula="of:=[.M50]/[.M$109]" office:value-type="float" office:value="0.000001115" calcext:value-type="float">
            <text:p>0,000001115</text:p>
          </table:table-cell>
          <table:table-cell table:number-columns-repeated="1011"/>
        </table:table-row>
        <table:table-row table:style-name="ro1">
          <table:table-cell/>
          <table:table-cell table:formula="of:=IF([.B51]&lt;&gt;&quot;&quot;;[.B51];&quot;&quot;)">
            <text:p/>
          </table:table-cell>
          <table:table-cell table:formula="of:=[.C51]" office:value-type="string" office:string-value="Naive" calcext:value-type="string">
            <text:p>Naive</text:p>
          </table:table-cell>
          <table:table-cell table:formula="of:=[.D51]/[.D$109]" office:value-type="float" office:value="0.00908" calcext:value-type="float">
            <text:p>0,00908</text:p>
          </table:table-cell>
          <table:table-cell table:formula="of:=[.E51]/[.E$109]" office:value-type="float" office:value="0.004912" calcext:value-type="float">
            <text:p>0,004912</text:p>
          </table:table-cell>
          <table:table-cell table:formula="of:=[.F51]/[.F$109]" office:value-type="float" office:value="0.004162" calcext:value-type="float">
            <text:p>0,004162</text:p>
          </table:table-cell>
          <table:table-cell table:formula="of:=[.G51]/[.G$109]" office:value-type="float" office:value="0.0037685" calcext:value-type="float">
            <text:p>0,0037685</text:p>
          </table:table-cell>
          <table:table-cell table:formula="of:=[.H51]/[.H$109]" office:value-type="float" office:value="0.0049096" calcext:value-type="float">
            <text:p>0,0049096</text:p>
          </table:table-cell>
          <table:table-cell table:formula="of:=[.I51]/[.I$109]" office:value-type="float" office:value="0.0074391" calcext:value-type="float">
            <text:p>0,0074391</text:p>
          </table:table-cell>
          <table:table-cell table:formula="of:=[.J51]/[.J$109]" office:value-type="float" office:value="0.0118414" calcext:value-type="float">
            <text:p>0,0118414</text:p>
          </table:table-cell>
          <table:table-cell table:formula="of:=[.K51]/[.K$109]" office:value-type="float" office:value="0.01986586" calcext:value-type="float">
            <text:p>0,01986586</text:p>
          </table:table-cell>
          <table:table-cell table:formula="of:=[.L51]/[.L$109]" office:value-type="float" office:value="0.02161121" calcext:value-type="float">
            <text:p>0,02161121</text:p>
          </table:table-cell>
          <table:table-cell table:formula="of:=[.M51]/[.M$109]" office:value-type="float" office:value="0.02326804" calcext:value-type="float">
            <text:p>0,02326804</text:p>
          </table:table-cell>
          <table:table-cell table:number-columns-repeated="1011"/>
        </table:table-row>
        <table:table-row table:style-name="ro1">
          <table:table-cell/>
          <table:table-cell table:formula="of:=IF([.B52]&lt;&gt;&quot;&quot;;[.B52];&quot;&quot;)">
            <text:p/>
          </table:table-cell>
          <table:table-cell table:formula="of:=[.C52]" office:value-type="string" office:string-value="Pooled" calcext:value-type="string">
            <text:p>Pooled</text:p>
          </table:table-cell>
          <table:table-cell table:formula="of:=[.D52]/[.D$109]" office:value-type="float" office:value="0.00904" calcext:value-type="float">
            <text:p>0,00904</text:p>
          </table:table-cell>
          <table:table-cell table:formula="of:=[.E52]/[.E$109]" office:value-type="float" office:value="0.004916" calcext:value-type="float">
            <text:p>0,004916</text:p>
          </table:table-cell>
          <table:table-cell table:formula="of:=[.F52]/[.F$109]" office:value-type="float" office:value="0.004203" calcext:value-type="float">
            <text:p>0,004203</text:p>
          </table:table-cell>
          <table:table-cell table:formula="of:=[.G52]/[.G$109]" office:value-type="float" office:value="0.003842" calcext:value-type="float">
            <text:p>0,003842</text:p>
          </table:table-cell>
          <table:table-cell table:formula="of:=[.H52]/[.H$109]" office:value-type="float" office:value="0.0051366" calcext:value-type="float">
            <text:p>0,0051366</text:p>
          </table:table-cell>
          <table:table-cell table:formula="of:=[.I52]/[.I$109]" office:value-type="float" office:value="0.0076407" calcext:value-type="float">
            <text:p>0,0076407</text:p>
          </table:table-cell>
          <table:table-cell table:formula="of:=[.J52]/[.J$109]" office:value-type="float" office:value="0.01257485" calcext:value-type="float">
            <text:p>0,01257485</text:p>
          </table:table-cell>
          <table:table-cell table:formula="of:=[.K52]/[.K$109]" office:value-type="float" office:value="0.02069408" calcext:value-type="float">
            <text:p>0,02069408</text:p>
          </table:table-cell>
          <table:table-cell table:formula="of:=[.L52]/[.L$109]" office:value-type="float" office:value="0.02169442" calcext:value-type="float">
            <text:p>0,02169442</text:p>
          </table:table-cell>
          <table:table-cell table:formula="of:=[.M52]/[.M$109]" office:value-type="float" office:value="0.023193785" calcext:value-type="float">
            <text:p>0,023193785</text:p>
          </table:table-cell>
          <table:table-cell table:number-columns-repeated="101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number-columns-repeated="12" table:default-cell-style-name="ce1"/>
        <table:table-row table:style-name="ro2">
          <table:table-cell/>
          <table:table-cell table:style-name="Default"/>
          <table:table-cell/>
          <table:table-cell table:style-name="Default"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03" calcext:value-type="float">
            <text:p>0,0803</text:p>
          </table:table-cell>
          <table:table-cell office:value-type="float" office:value="0.106" calcext:value-type="float">
            <text:p>0,106</text:p>
          </table:table-cell>
          <table:table-cell office:value-type="float" office:value="0.2246" calcext:value-type="float">
            <text:p>0,2246</text:p>
          </table:table-cell>
          <table:table-cell office:value-type="float" office:value="0.2118" calcext:value-type="float">
            <text:p>0,2118</text:p>
          </table:table-cell>
          <table:table-cell office:value-type="float" office:value="0.343" calcext:value-type="float">
            <text:p>0,343</text:p>
          </table:table-cell>
          <table:table-cell office:value-type="float" office:value="0.5892" calcext:value-type="float">
            <text:p>0,5892</text:p>
          </table:table-cell>
          <table:table-cell office:value-type="float" office:value="1.2878" calcext:value-type="float">
            <text:p>1,2878</text:p>
          </table:table-cell>
          <table:table-cell office:value-type="float" office:value="2.2183" calcext:value-type="float">
            <text:p>2,2183</text:p>
          </table:table-cell>
          <table:table-cell office:value-type="float" office:value="4.312" calcext:value-type="float">
            <text:p>4,3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593" calcext:value-type="float">
            <text:p>0,0593</text:p>
          </table:table-cell>
          <table:table-cell office:value-type="float" office:value="0.075" calcext:value-type="float">
            <text:p>0,075</text:p>
          </table:table-cell>
          <table:table-cell office:value-type="float" office:value="0.0953" calcext:value-type="float">
            <text:p>0,0953</text:p>
          </table:table-cell>
          <table:table-cell office:value-type="float" office:value="0.1204" calcext:value-type="float">
            <text:p>0,1204</text:p>
          </table:table-cell>
          <table:table-cell office:value-type="float" office:value="0.2113" calcext:value-type="float">
            <text:p>0,2113</text:p>
          </table:table-cell>
          <table:table-cell office:value-type="float" office:value="0.342" calcext:value-type="float">
            <text:p>0,342</text:p>
          </table:table-cell>
          <table:table-cell office:value-type="float" office:value="0.6157" calcext:value-type="float">
            <text:p>0,6157</text:p>
          </table:table-cell>
          <table:table-cell office:value-type="float" office:value="1.3204" calcext:value-type="float">
            <text:p>1,3204</text:p>
          </table:table-cell>
          <table:table-cell office:value-type="float" office:value="2.3501" calcext:value-type="float">
            <text:p>2,3501</text:p>
          </table:table-cell>
          <table:table-cell office:value-type="float" office:value="4.4793" calcext:value-type="float">
            <text:p>4,47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6" calcext:value-type="float">
            <text:p>0,256</text:p>
          </table:table-cell>
          <table:table-cell office:value-type="float" office:value="0.6093" calcext:value-type="float">
            <text:p>0,6093</text:p>
          </table:table-cell>
          <table:table-cell office:value-type="float" office:value="1.0096" calcext:value-type="float">
            <text:p>1,0096</text:p>
          </table:table-cell>
          <table:table-cell office:value-type="float" office:value="1.8148" calcext:value-type="float">
            <text:p>1,8148</text:p>
          </table:table-cell>
          <table:table-cell office:value-type="float" office:value="4.2478" calcext:value-type="float">
            <text:p>4,2478</text:p>
          </table:table-cell>
          <table:table-cell office:value-type="float" office:value="8.2457" calcext:value-type="float">
            <text:p>8,2457</text:p>
          </table:table-cell>
          <table:table-cell office:value-type="float" office:value="16.8963" calcext:value-type="float">
            <text:p>16,8963</text:p>
          </table:table-cell>
          <table:table-cell office:value-type="float" office:value="43.3796" calcext:value-type="float">
            <text:p>43,3796</text:p>
          </table:table-cell>
          <table:table-cell office:value-type="float" office:value="78.6977" calcext:value-type="float">
            <text:p>78,6977</text:p>
          </table:table-cell>
          <table:table-cell office:value-type="float" office:value="157.5284" calcext:value-type="float">
            <text:p>157,52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302" calcext:value-type="float">
            <text:p>0,1302</text:p>
          </table:table-cell>
          <table:table-cell office:value-type="float" office:value="0.1028" calcext:value-type="float">
            <text:p>0,1028</text:p>
          </table:table-cell>
          <table:table-cell office:value-type="float" office:value="0.1051" calcext:value-type="float">
            <text:p>0,1051</text:p>
          </table:table-cell>
          <table:table-cell office:value-type="float" office:value="0.1123" calcext:value-type="float">
            <text:p>0,1123</text:p>
          </table:table-cell>
          <table:table-cell office:value-type="float" office:value="0.1281" calcext:value-type="float">
            <text:p>0,1281</text:p>
          </table:table-cell>
          <table:table-cell office:value-type="float" office:value="0.1431" calcext:value-type="float">
            <text:p>0,1431</text:p>
          </table:table-cell>
          <table:table-cell office:value-type="float" office:value="0.159" calcext:value-type="float">
            <text:p>0,159</text:p>
          </table:table-cell>
          <table:table-cell office:value-type="float" office:value="0.2277" calcext:value-type="float">
            <text:p>0,2277</text:p>
          </table:table-cell>
          <table:table-cell office:value-type="float" office:value="0.2995" calcext:value-type="float">
            <text:p>0,2995</text:p>
          </table:table-cell>
          <table:table-cell office:value-type="float" office:value="0.3752" calcext:value-type="float">
            <text:p>0,375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408" calcext:value-type="float">
            <text:p>0,0408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0663" calcext:value-type="float">
            <text:p>0,0663</text:p>
          </table:table-cell>
          <table:table-cell office:value-type="float" office:value="0.1746" calcext:value-type="float">
            <text:p>0,1746</text:p>
          </table:table-cell>
          <table:table-cell office:value-type="float" office:value="0.2594" calcext:value-type="float">
            <text:p>0,2594</text:p>
          </table:table-cell>
          <table:table-cell office:value-type="float" office:value="0.3325" calcext:value-type="float">
            <text:p>0,332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0479" calcext:value-type="float">
            <text:p>0,0479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46" calcext:value-type="float">
            <text:p>0,0646</text:p>
          </table:table-cell>
          <table:table-cell office:value-type="float" office:value="0.1049" calcext:value-type="float">
            <text:p>0,1049</text:p>
          </table:table-cell>
          <table:table-cell office:value-type="float" office:value="0.1016" calcext:value-type="float">
            <text:p>0,1016</text:p>
          </table:table-cell>
          <table:table-cell office:value-type="float" office:value="0.1517" calcext:value-type="float">
            <text:p>0,1517</text:p>
          </table:table-cell>
          <table:table-cell office:value-type="float" office:value="0.301" calcext:value-type="float">
            <text:p>0,301</text:p>
          </table:table-cell>
          <table:table-cell office:value-type="float" office:value="0.4466" calcext:value-type="float">
            <text:p>0,4466</text:p>
          </table:table-cell>
          <table:table-cell office:value-type="float" office:value="0.9591" calcext:value-type="float">
            <text:p>0,9591</text:p>
          </table:table-cell>
          <table:table-cell office:value-type="float" office:value="1.9785" calcext:value-type="float">
            <text:p>1,978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578" calcext:value-type="float">
            <text:p>0,057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926" calcext:value-type="float">
            <text:p>0,0926</text:p>
          </table:table-cell>
          <table:table-cell office:value-type="float" office:value="0.1434" calcext:value-type="float">
            <text:p>0,1434</text:p>
          </table:table-cell>
          <table:table-cell office:value-type="float" office:value="0.2301" calcext:value-type="float">
            <text:p>0,2301</text:p>
          </table:table-cell>
          <table:table-cell office:value-type="float" office:value="0.5344" calcext:value-type="float">
            <text:p>0,5344</text:p>
          </table:table-cell>
          <table:table-cell office:value-type="float" office:value="1.213" calcext:value-type="float">
            <text:p>1,213</text:p>
          </table:table-cell>
          <table:table-cell office:value-type="float" office:value="2.27" calcext:value-type="float">
            <text:p>2,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586" calcext:value-type="float">
            <text:p>0,2586</text:p>
          </table:table-cell>
          <table:table-cell office:value-type="float" office:value="0.6952" calcext:value-type="float">
            <text:p>0,6952</text:p>
          </table:table-cell>
          <table:table-cell office:value-type="float" office:value="1.1645" calcext:value-type="float">
            <text:p>1,1645</text:p>
          </table:table-cell>
          <table:table-cell office:value-type="float" office:value="2.123" calcext:value-type="float">
            <text:p>2,123</text:p>
          </table:table-cell>
          <table:table-cell office:value-type="float" office:value="4.9736" calcext:value-type="float">
            <text:p>4,9736</text:p>
          </table:table-cell>
          <table:table-cell office:value-type="float" office:value="9.5753" calcext:value-type="float">
            <text:p>9,5753</text:p>
          </table:table-cell>
          <table:table-cell office:value-type="float" office:value="20.1574" calcext:value-type="float">
            <text:p>20,1574</text:p>
          </table:table-cell>
          <table:table-cell office:value-type="float" office:value="56.6184" calcext:value-type="float">
            <text:p>56,6184</text:p>
          </table:table-cell>
          <table:table-cell office:value-type="float" office:value="114.6113" calcext:value-type="float">
            <text:p>114,6113</text:p>
          </table:table-cell>
          <table:table-cell office:value-type="float" office:value="227.2083" calcext:value-type="float">
            <text:p>227,2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1462" calcext:value-type="float">
            <text:p>0,1462</text:p>
          </table:table-cell>
          <table:table-cell office:value-type="float" office:value="0.2093" calcext:value-type="float">
            <text:p>0,2093</text:p>
          </table:table-cell>
          <table:table-cell office:value-type="float" office:value="0.2631" calcext:value-type="float">
            <text:p>0,2631</text:p>
          </table:table-cell>
          <table:table-cell office:value-type="float" office:value="0.3512" calcext:value-type="float">
            <text:p>0,3512</text:p>
          </table:table-cell>
          <table:table-cell office:value-type="float" office:value="0.5124" calcext:value-type="float">
            <text:p>0,5124</text:p>
          </table:table-cell>
          <table:table-cell office:value-type="float" office:value="0.7151" calcext:value-type="float">
            <text:p>0,7151</text:p>
          </table:table-cell>
          <table:table-cell office:value-type="float" office:value="0.9752" calcext:value-type="float">
            <text:p>0,9752</text:p>
          </table:table-cell>
          <table:table-cell office:value-type="float" office:value="1.5989" calcext:value-type="float">
            <text:p>1,5989</text:p>
          </table:table-cell>
          <table:table-cell office:value-type="float" office:value="1.5069" calcext:value-type="float">
            <text:p>1,5069</text:p>
          </table:table-cell>
          <table:table-cell office:value-type="float" office:value="2.8428" calcext:value-type="float">
            <text:p>2,84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27" calcext:value-type="float">
            <text:p>0,0527</text:p>
          </table:table-cell>
          <table:table-cell office:value-type="float" office:value="0.0807" calcext:value-type="float">
            <text:p>0,0807</text:p>
          </table:table-cell>
          <table:table-cell office:value-type="float" office:value="0.1001" calcext:value-type="float">
            <text:p>0,1001</text:p>
          </table:table-cell>
          <table:table-cell office:value-type="float" office:value="0.1299" calcext:value-type="float">
            <text:p>0,1299</text:p>
          </table:table-cell>
          <table:table-cell office:value-type="float" office:value="0.1845" calcext:value-type="float">
            <text:p>0,1845</text:p>
          </table:table-cell>
          <table:table-cell office:value-type="float" office:value="0.2725" calcext:value-type="float">
            <text:p>0,2725</text:p>
          </table:table-cell>
          <table:table-cell office:value-type="float" office:value="0.3792" calcext:value-type="float">
            <text:p>0,3792</text:p>
          </table:table-cell>
          <table:table-cell office:value-type="float" office:value="0.6218" calcext:value-type="float">
            <text:p>0,6218</text:p>
          </table:table-cell>
          <table:table-cell office:value-type="float" office:value="0.5405" calcext:value-type="float">
            <text:p>0,5405</text:p>
          </table:table-cell>
          <table:table-cell office:value-type="float" office:value="1.1009" calcext:value-type="float">
            <text:p>1,100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0.0872" calcext:value-type="float">
            <text:p>0,0872</text:p>
          </table:table-cell>
          <table:table-cell office:value-type="float" office:value="0.1247" calcext:value-type="float">
            <text:p>0,1247</text:p>
          </table:table-cell>
          <table:table-cell office:value-type="float" office:value="0.1405" calcext:value-type="float">
            <text:p>0,1405</text:p>
          </table:table-cell>
          <table:table-cell office:value-type="float" office:value="0.1516" calcext:value-type="float">
            <text:p>0,1516</text:p>
          </table:table-cell>
          <table:table-cell office:value-type="float" office:value="0.1588" calcext:value-type="float">
            <text:p>0,1588</text:p>
          </table:table-cell>
          <table:table-cell office:value-type="float" office:value="0.2027" calcext:value-type="float">
            <text:p>0,2027</text:p>
          </table:table-cell>
          <table:table-cell office:value-type="float" office:value="0.2636" calcext:value-type="float">
            <text:p>0,2636</text:p>
          </table:table-cell>
          <table:table-cell office:value-type="float" office:value="0.3786" calcext:value-type="float">
            <text:p>0,3786</text:p>
          </table:table-cell>
          <table:table-cell office:value-type="float" office:value="0.6299" calcext:value-type="float">
            <text:p>0,6299</text:p>
          </table:table-cell>
          <table:table-cell office:value-type="float" office:value="1.1981" calcext:value-type="float">
            <text:p>1,19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702" calcext:value-type="float">
            <text:p>0,0702</text:p>
          </table:table-cell>
          <table:table-cell office:value-type="float" office:value="0.1002" calcext:value-type="float">
            <text:p>0,1002</text:p>
          </table:table-cell>
          <table:table-cell office:value-type="float" office:value="0.1136" calcext:value-type="float">
            <text:p>0,1136</text:p>
          </table:table-cell>
          <table:table-cell office:value-type="float" office:value="0.1248" calcext:value-type="float">
            <text:p>0,1248</text:p>
          </table:table-cell>
          <table:table-cell office:value-type="float" office:value="0.1564" calcext:value-type="float">
            <text:p>0,1564</text:p>
          </table:table-cell>
          <table:table-cell office:value-type="float" office:value="0.1981" calcext:value-type="float">
            <text:p>0,1981</text:p>
          </table:table-cell>
          <table:table-cell office:value-type="float" office:value="0.2602" calcext:value-type="float">
            <text:p>0,2602</text:p>
          </table:table-cell>
          <table:table-cell office:value-type="float" office:value="0.4801" calcext:value-type="float">
            <text:p>0,4801</text:p>
          </table:table-cell>
          <table:table-cell office:value-type="float" office:value="0.8962" calcext:value-type="float">
            <text:p>0,8962</text:p>
          </table:table-cell>
          <table:table-cell office:value-type="float" office:value="1.7323" calcext:value-type="float">
            <text:p>1,732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3107" calcext:value-type="float">
            <text:p>0,3107</text:p>
          </table:table-cell>
          <table:table-cell office:value-type="float" office:value="0.7932" calcext:value-type="float">
            <text:p>0,7932</text:p>
          </table:table-cell>
          <table:table-cell office:value-type="float" office:value="1.342" calcext:value-type="float">
            <text:p>1,342</text:p>
          </table:table-cell>
          <table:table-cell office:value-type="float" office:value="2.3958" calcext:value-type="float">
            <text:p>2,3958</text:p>
          </table:table-cell>
          <table:table-cell office:value-type="float" office:value="5.4893" calcext:value-type="float">
            <text:p>5,4893</text:p>
          </table:table-cell>
          <table:table-cell office:value-type="float" office:value="10.7055" calcext:value-type="float">
            <text:p>10,7055</text:p>
          </table:table-cell>
          <table:table-cell office:value-type="float" office:value="22.1427" calcext:value-type="float">
            <text:p>22,1427</text:p>
          </table:table-cell>
          <table:table-cell office:value-type="float" office:value="61.2222" calcext:value-type="float">
            <text:p>61,2222</text:p>
          </table:table-cell>
          <table:table-cell office:value-type="float" office:value="124.9885" calcext:value-type="float">
            <text:p>124,9885</text:p>
          </table:table-cell>
          <table:table-cell office:value-type="float" office:value="251.9035" calcext:value-type="float">
            <text:p>251,90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03" calcext:value-type="float">
            <text:p>0,0903</text:p>
          </table:table-cell>
          <table:table-cell office:value-type="float" office:value="0.0999" calcext:value-type="float">
            <text:p>0,0999</text:p>
          </table:table-cell>
          <table:table-cell office:value-type="float" office:value="0.1007" calcext:value-type="float">
            <text:p>0,1007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334" calcext:value-type="float">
            <text:p>0,1334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1764" calcext:value-type="float">
            <text:p>0,1764</text:p>
          </table:table-cell>
          <table:table-cell office:value-type="float" office:value="0.3415" calcext:value-type="float">
            <text:p>0,3415</text:p>
          </table:table-cell>
          <table:table-cell office:value-type="float" office:value="0.4223" calcext:value-type="float">
            <text:p>0,4223</text:p>
          </table:table-cell>
          <table:table-cell office:value-type="float" office:value="0.5975" calcext:value-type="float">
            <text:p>0,59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516" calcext:value-type="float">
            <text:p>0,0516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0552" calcext:value-type="float">
            <text:p>0,0552</text:p>
          </table:table-cell>
          <table:table-cell office:value-type="float" office:value="0.0626" calcext:value-type="float">
            <text:p>0,0626</text:p>
          </table:table-cell>
          <table:table-cell office:value-type="float" office:value="0.0701" calcext:value-type="float">
            <text:p>0,0701</text:p>
          </table:table-cell>
          <table:table-cell office:value-type="float" office:value="0.0991" calcext:value-type="float">
            <text:p>0,0991</text:p>
          </table:table-cell>
          <table:table-cell office:value-type="float" office:value="0.3283" calcext:value-type="float">
            <text:p>0,3283</text:p>
          </table:table-cell>
          <table:table-cell office:value-type="float" office:value="0.3898" calcext:value-type="float">
            <text:p>0,3898</text:p>
          </table:table-cell>
          <table:table-cell office:value-type="float" office:value="0.6173" calcext:value-type="float">
            <text:p>0,617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42" calcext:value-type="float">
            <text:p>0,0542</text:p>
          </table:table-cell>
          <table:table-cell office:value-type="float" office:value="0.1793" calcext:value-type="float">
            <text:p>0,1793</text:p>
          </table:table-cell>
          <table:table-cell office:value-type="float" office:value="0.3116" calcext:value-type="float">
            <text:p>0,3116</text:p>
          </table:table-cell>
          <table:table-cell office:value-type="float" office:value="0.5487" calcext:value-type="float">
            <text:p>0,5487</text:p>
          </table:table-cell>
          <table:table-cell office:value-type="float" office:value="1.3779" calcext:value-type="float">
            <text:p>1,3779</text:p>
          </table:table-cell>
          <table:table-cell office:value-type="float" office:value="3.0403" calcext:value-type="float">
            <text:p>3,0403</text:p>
          </table:table-cell>
          <table:table-cell office:value-type="float" office:value="6.8357" calcext:value-type="float">
            <text:p>6,8357</text:p>
          </table:table-cell>
          <table:table-cell office:value-type="float" office:value="29.2773" calcext:value-type="float">
            <text:p>29,2773</text:p>
          </table:table-cell>
          <table:table-cell office:value-type="float" office:value="66.5236" calcext:value-type="float">
            <text:p>66,5236</text:p>
          </table:table-cell>
          <table:table-cell office:value-type="float" office:value="155.5083" calcext:value-type="float">
            <text:p>155,50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539" calcext:value-type="float">
            <text:p>0,0539</text:p>
          </table:table-cell>
          <table:table-cell office:value-type="float" office:value="0.1785" calcext:value-type="float">
            <text:p>0,1785</text:p>
          </table:table-cell>
          <table:table-cell office:value-type="float" office:value="0.3135" calcext:value-type="float">
            <text:p>0,3135</text:p>
          </table:table-cell>
          <table:table-cell office:value-type="float" office:value="0.5663" calcext:value-type="float">
            <text:p>0,5663</text:p>
          </table:table-cell>
          <table:table-cell office:value-type="float" office:value="1.3968" calcext:value-type="float">
            <text:p>1,3968</text:p>
          </table:table-cell>
          <table:table-cell office:value-type="float" office:value="3.1244" calcext:value-type="float">
            <text:p>3,1244</text:p>
          </table:table-cell>
          <table:table-cell office:value-type="float" office:value="7.2723" calcext:value-type="float">
            <text:p>7,2723</text:p>
          </table:table-cell>
          <table:table-cell office:value-type="float" office:value="29.9507" calcext:value-type="float">
            <text:p>29,9507</text:p>
          </table:table-cell>
          <table:table-cell office:value-type="float" office:value="65.7795" calcext:value-type="float">
            <text:p>65,7795</text:p>
          </table:table-cell>
          <table:table-cell office:value-type="float" office:value="155.0018" calcext:value-type="float">
            <text:p>155,00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098" calcext:value-type="float">
            <text:p>0,098</text:p>
          </table:table-cell>
          <table:table-cell office:value-type="float" office:value="0.2183" calcext:value-type="float">
            <text:p>0,2183</text:p>
          </table:table-cell>
          <table:table-cell office:value-type="float" office:value="0.3567" calcext:value-type="float">
            <text:p>0,3567</text:p>
          </table:table-cell>
          <table:table-cell office:value-type="float" office:value="0.8181" calcext:value-type="float">
            <text:p>0,8181</text:p>
          </table:table-cell>
          <table:table-cell office:value-type="float" office:value="1.2755" calcext:value-type="float">
            <text:p>1,2755</text:p>
          </table:table-cell>
          <table:table-cell office:value-type="float" office:value="2.4889" calcext:value-type="float">
            <text:p>2,4889</text:p>
          </table:table-cell>
          <table:table-cell office:value-type="float" office:value="4.5034" calcext:value-type="float">
            <text:p>4,5034</text:p>
          </table:table-cell>
          <table:table-cell office:value-type="float" office:value="10.2883" calcext:value-type="float">
            <text:p>10,2883</text:p>
          </table:table-cell>
          <table:table-cell office:value-type="float" office:value="12.547" calcext:value-type="float">
            <text:p>12,547</text:p>
          </table:table-cell>
          <table:table-cell office:value-type="float" office:value="28.984" calcext:value-type="float">
            <text:p>28,98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669" calcext:value-type="float">
            <text:p>0,0669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697" calcext:value-type="float">
            <text:p>0,0697</text:p>
          </table:table-cell>
          <table:table-cell office:value-type="float" office:value="0.0683" calcext:value-type="float">
            <text:p>0,068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703" calcext:value-type="float">
            <text:p>0,0703</text:p>
          </table:table-cell>
          <table:table-cell office:value-type="float" office:value="0.0678" calcext:value-type="float">
            <text:p>0,0678</text:p>
          </table:table-cell>
          <table:table-cell office:value-type="float" office:value="0.0706" calcext:value-type="float">
            <text:p>0,0706</text:p>
          </table:table-cell>
          <table:table-cell office:value-type="float" office:value="0.0653" calcext:value-type="float">
            <text:p>0,0653</text:p>
          </table:table-cell>
          <table:table-cell office:value-type="float" office:value="0.0728" calcext:value-type="float">
            <text:p>0,07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825" calcext:value-type="float">
            <text:p>0,2825</text:p>
          </table:table-cell>
          <table:table-cell office:value-type="float" office:value="0.3905" calcext:value-type="float">
            <text:p>0,3905</text:p>
          </table:table-cell>
          <table:table-cell office:value-type="float" office:value="0.4843" calcext:value-type="float">
            <text:p>0,4843</text:p>
          </table:table-cell>
          <table:table-cell office:value-type="float" office:value="0.7954" calcext:value-type="float">
            <text:p>0,7954</text:p>
          </table:table-cell>
          <table:table-cell office:value-type="float" office:value="1.4334" calcext:value-type="float">
            <text:p>1,4334</text:p>
          </table:table-cell>
          <table:table-cell office:value-type="float" office:value="2.8586" calcext:value-type="float">
            <text:p>2,8586</text:p>
          </table:table-cell>
          <table:table-cell office:value-type="float" office:value="6.4147" calcext:value-type="float">
            <text:p>6,4147</text:p>
          </table:table-cell>
          <table:table-cell office:value-type="float" office:value="22.8477" calcext:value-type="float">
            <text:p>22,8477</text:p>
          </table:table-cell>
          <table:table-cell office:value-type="float" office:value="50.7277" calcext:value-type="float">
            <text:p>50,7277</text:p>
          </table:table-cell>
          <table:table-cell office:value-type="float" office:value="108.3846" calcext:value-type="float">
            <text:p>108,38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502" calcext:value-type="float">
            <text:p>0,0502</text:p>
          </table:table-cell>
          <table:table-cell office:value-type="float" office:value="0.0515" calcext:value-type="float">
            <text:p>0,0515</text:p>
          </table:table-cell>
          <table:table-cell office:value-type="float" office:value="0.0518" calcext:value-type="float">
            <text:p>0,0518</text:p>
          </table:table-cell>
          <table:table-cell office:value-type="float" office:value="0.0545" calcext:value-type="float">
            <text:p>0,0545</text:p>
          </table:table-cell>
          <table:table-cell office:value-type="float" office:value="0.0577" calcext:value-type="float">
            <text:p>0,0577</text:p>
          </table:table-cell>
          <table:table-cell office:value-type="float" office:value="0.0592" calcext:value-type="float">
            <text:p>0,0592</text:p>
          </table:table-cell>
          <table:table-cell office:value-type="float" office:value="0.0595" calcext:value-type="float">
            <text:p>0,0595</text:p>
          </table:table-cell>
          <table:table-cell office:value-type="float" office:value="0.0599" calcext:value-type="float">
            <text:p>0,0599</text:p>
          </table:table-cell>
          <table:table-cell office:value-type="float" office:value="0.0572" calcext:value-type="float">
            <text:p>0,0572</text:p>
          </table:table-cell>
          <table:table-cell office:value-type="float" office:value="0.0638" calcext:value-type="float">
            <text:p>0,0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477" calcext:value-type="float">
            <text:p>0,0477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38" calcext:value-type="float">
            <text:p>0,0538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606" calcext:value-type="float">
            <text:p>0,0606</text:p>
          </table:table-cell>
          <table:table-cell office:value-type="float" office:value="0.0611" calcext:value-type="float">
            <text:p>0,0611</text:p>
          </table:table-cell>
          <table:table-cell office:value-type="float" office:value="0.063" calcext:value-type="float">
            <text:p>0,063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0634" calcext:value-type="float">
            <text:p>0,063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77" calcext:value-type="float">
            <text:p>0,0177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468" calcext:value-type="float">
            <text:p>0,0468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1454" calcext:value-type="float">
            <text:p>0,1454</text:p>
          </table:table-cell>
          <table:table-cell office:value-type="float" office:value="0.2535" calcext:value-type="float">
            <text:p>0,2535</text:p>
          </table:table-cell>
          <table:table-cell office:value-type="float" office:value="0.8751" calcext:value-type="float">
            <text:p>0,875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45" calcext:value-type="float">
            <text:p>0,0145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0176" calcext:value-type="float">
            <text:p>0,0176</text:p>
          </table:table-cell>
          <table:table-cell office:value-type="float" office:value="0.0165" calcext:value-type="float">
            <text:p>0,0165</text:p>
          </table:table-cell>
          <table:table-cell office:value-type="float" office:value="0.033" calcext:value-type="float">
            <text:p>0,033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709" calcext:value-type="float">
            <text:p>0,0709</text:p>
          </table:table-cell>
          <table:table-cell office:value-type="float" office:value="0.1574" calcext:value-type="float">
            <text:p>0,1574</text:p>
          </table:table-cell>
          <table:table-cell office:value-type="float" office:value="0.2609" calcext:value-type="float">
            <text:p>0,2609</text:p>
          </table:table-cell>
          <table:table-cell office:value-type="float" office:value="0.8988" calcext:value-type="float">
            <text:p>0,898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69" calcext:value-type="float">
            <text:p>0,0169</text:p>
          </table:table-cell>
          <table:table-cell office:value-type="float" office:value="0.0168" calcext:value-type="float">
            <text:p>0,0168</text:p>
          </table:table-cell>
          <table:table-cell office:value-type="float" office:value="0.0191" calcext:value-type="float">
            <text:p>0,0191</text:p>
          </table:table-cell>
          <table:table-cell office:value-type="float" office:value="0.0322" calcext:value-type="float">
            <text:p>0,0322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67" calcext:value-type="float">
            <text:p>0,067</text:p>
          </table:table-cell>
          <table:table-cell office:value-type="float" office:value="0.1537" calcext:value-type="float">
            <text:p>0,1537</text:p>
          </table:table-cell>
          <table:table-cell office:value-type="float" office:value="0.2498" calcext:value-type="float">
            <text:p>0,2498</text:p>
          </table:table-cell>
          <table:table-cell office:value-type="float" office:value="0.9" calcext:value-type="float">
            <text:p>0,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63" calcext:value-type="float">
            <text:p>0,0963</text:p>
          </table:table-cell>
          <table:table-cell office:value-type="float" office:value="0.3173" calcext:value-type="float">
            <text:p>0,3173</text:p>
          </table:table-cell>
          <table:table-cell office:value-type="float" office:value="0.5114" calcext:value-type="float">
            <text:p>0,5114</text:p>
          </table:table-cell>
          <table:table-cell office:value-type="float" office:value="0.9301" calcext:value-type="float">
            <text:p>0,9301</text:p>
          </table:table-cell>
          <table:table-cell office:value-type="float" office:value="2.9738" calcext:value-type="float">
            <text:p>2,9738</text:p>
          </table:table-cell>
          <table:table-cell office:value-type="float" office:value="7.3097" calcext:value-type="float">
            <text:p>7,3097</text:p>
          </table:table-cell>
          <table:table-cell office:value-type="float" office:value="18.9143" calcext:value-type="float">
            <text:p>18,9143</text:p>
          </table:table-cell>
          <table:table-cell office:value-type="float" office:value="84.2095" calcext:value-type="float">
            <text:p>84,2095</text:p>
          </table:table-cell>
          <table:table-cell office:value-type="float" office:value="193.3953" calcext:value-type="float">
            <text:p>193,3953</text:p>
          </table:table-cell>
          <table:table-cell office:value-type="float" office:value="405.5789" calcext:value-type="float">
            <text:p>405,578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3172" calcext:value-type="float">
            <text:p>0,3172</text:p>
          </table:table-cell>
          <table:table-cell office:value-type="float" office:value="0.5156" calcext:value-type="float">
            <text:p>0,5156</text:p>
          </table:table-cell>
          <table:table-cell office:value-type="float" office:value="1.0156" calcext:value-type="float">
            <text:p>1,0156</text:p>
          </table:table-cell>
          <table:table-cell office:value-type="float" office:value="3.1017" calcext:value-type="float">
            <text:p>3,1017</text:p>
          </table:table-cell>
          <table:table-cell office:value-type="float" office:value="7.6189" calcext:value-type="float">
            <text:p>7,6189</text:p>
          </table:table-cell>
          <table:table-cell office:value-type="float" office:value="19.9935" calcext:value-type="float">
            <text:p>19,9935</text:p>
          </table:table-cell>
          <table:table-cell office:value-type="float" office:value="85.3116" calcext:value-type="float">
            <text:p>85,3116</text:p>
          </table:table-cell>
          <table:table-cell office:value-type="float" office:value="190.0623" calcext:value-type="float">
            <text:p>190,0623</text:p>
          </table:table-cell>
          <table:table-cell office:value-type="float" office:value="413.6517" calcext:value-type="float">
            <text:p>413,651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0142" calcext:value-type="float">
            <text:p>0,0142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66" calcext:value-type="float">
            <text:p>0,0266</text:p>
          </table:table-cell>
          <table:table-cell table:number-columns-repeated="2" office:value-type="float" office:value="0.0159" calcext:value-type="float">
            <text:p>0,0159</text:p>
          </table:table-cell>
          <table:table-cell office:value-type="float" office:value="0.0129" calcext:value-type="float">
            <text:p>0,0129</text:p>
          </table:table-cell>
          <table:table-cell office:value-type="float" office:value="0.0124" calcext:value-type="float">
            <text:p>0,012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63" calcext:value-type="float">
            <text:p>0,01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26" calcext:value-type="float">
            <text:p>0,0126</text:p>
          </table:table-cell>
          <table:table-cell office:value-type="float" office:value="0.0133" calcext:value-type="float">
            <text:p>0,0133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0144" calcext:value-type="float">
            <text:p>0,0144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0138" calcext:value-type="float">
            <text:p>0,0138</text:p>
          </table:table-cell>
          <table:table-cell office:value-type="float" office:value="0.0185" calcext:value-type="float">
            <text:p>0,0185</text:p>
          </table:table-cell>
          <table:table-cell office:value-type="float" office:value="0.0155" calcext:value-type="float">
            <text:p>0,015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2" office:value-type="float" office:value="0.0131" calcext:value-type="float">
            <text:p>0,0131</text:p>
          </table:table-cell>
          <table:table-cell office:value-type="float" office:value="0.0132" calcext:value-type="float">
            <text:p>0,0132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0.0139" calcext:value-type="float">
            <text:p>0,0139</text:p>
          </table:table-cell>
          <table:table-cell office:value-type="float" office:value="0.0134" calcext:value-type="float">
            <text:p>0,013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.0167" calcext:value-type="float">
            <text:p>0,0167</text:p>
          </table:table-cell>
          <table:table-cell office:value-type="float" office:value="0.0169" calcext:value-type="float">
            <text:p>0,016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0975" calcext:value-type="float">
            <text:p>0,0975</text:p>
          </table:table-cell>
          <table:table-cell office:value-type="float" office:value="0.273" calcext:value-type="float">
            <text:p>0,273</text:p>
          </table:table-cell>
          <table:table-cell office:value-type="float" office:value="0.4669" calcext:value-type="float">
            <text:p>0,4669</text:p>
          </table:table-cell>
          <table:table-cell office:value-type="float" office:value="0.8703" calcext:value-type="float">
            <text:p>0,8703</text:p>
          </table:table-cell>
          <table:table-cell office:value-type="float" office:value="3.0177" calcext:value-type="float">
            <text:p>3,0177</text:p>
          </table:table-cell>
          <table:table-cell office:value-type="float" office:value="8.8407" calcext:value-type="float">
            <text:p>8,8407</text:p>
          </table:table-cell>
          <table:table-cell office:value-type="float" office:value="25.8013" calcext:value-type="float">
            <text:p>25,8013</text:p>
          </table:table-cell>
          <table:table-cell office:value-type="float" office:value="86.7485" calcext:value-type="float">
            <text:p>86,7485</text:p>
          </table:table-cell>
          <table:table-cell office:value-type="float" office:value="188.8383" calcext:value-type="float">
            <text:p>188,8383</text:p>
          </table:table-cell>
          <table:table-cell office:value-type="float" office:value="397.3571" calcext:value-type="float">
            <text:p>397,35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097" calcext:value-type="float">
            <text:p>0,097</text:p>
          </table:table-cell>
          <table:table-cell office:value-type="float" office:value="0.2767" calcext:value-type="float">
            <text:p>0,2767</text:p>
          </table:table-cell>
          <table:table-cell office:value-type="float" office:value="0.4643" calcext:value-type="float">
            <text:p>0,4643</text:p>
          </table:table-cell>
          <table:table-cell office:value-type="float" office:value="0.9745" calcext:value-type="float">
            <text:p>0,9745</text:p>
          </table:table-cell>
          <table:table-cell office:value-type="float" office:value="3.1389" calcext:value-type="float">
            <text:p>3,1389</text:p>
          </table:table-cell>
          <table:table-cell office:value-type="float" office:value="9.2077" calcext:value-type="float">
            <text:p>9,2077</text:p>
          </table:table-cell>
          <table:table-cell office:value-type="float" office:value="27.1201" calcext:value-type="float">
            <text:p>27,1201</text:p>
          </table:table-cell>
          <table:table-cell office:value-type="float" office:value="87.5274" calcext:value-type="float">
            <text:p>87,5274</text:p>
          </table:table-cell>
          <table:table-cell office:value-type="float" office:value="186.8319" calcext:value-type="float">
            <text:p>186,8319</text:p>
          </table:table-cell>
          <table:table-cell office:value-type="float" office:value="400.8927" calcext:value-type="float">
            <text:p>400,8927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471" calcext:value-type="float">
            <text:p>2,7471</text:p>
          </table:table-cell>
          <table:table-cell office:value-type="float" office:value="2.9863" calcext:value-type="float">
            <text:p>2,9863</text:p>
          </table:table-cell>
          <table:table-cell office:value-type="float" office:value="3.138" calcext:value-type="float">
            <text:p>3,138</text:p>
          </table:table-cell>
          <table:table-cell office:value-type="float" office:value="3.2385" calcext:value-type="float">
            <text:p>3,2385</text:p>
          </table:table-cell>
          <table:table-cell office:value-type="float" office:value="3.423" calcext:value-type="float">
            <text:p>3,423</text:p>
          </table:table-cell>
          <table:table-cell office:value-type="float" office:value="3.6955" calcext:value-type="float">
            <text:p>3,6955</text:p>
          </table:table-cell>
          <table:table-cell office:value-type="float" office:value="3.5934" calcext:value-type="float">
            <text:p>3,5934</text:p>
          </table:table-cell>
          <table:table-cell office:value-type="float" office:value="3.4166" calcext:value-type="float">
            <text:p>3,4166</text:p>
          </table:table-cell>
          <table:table-cell office:value-type="float" office:value="3.227" calcext:value-type="float">
            <text:p>3,227</text:p>
          </table:table-cell>
          <table:table-cell office:value-type="float" office:value="3.135" calcext:value-type="float">
            <text:p>3,13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12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style-name="ce1"/>
          <table:table-cell table:number-columns-repeated="12"/>
        </table:table-row>
        <table:table-row table:style-name="ro2">
          <table:table-cell table:number-columns-repeated="2"/>
          <table:table-cell table:style-name="ce1"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table:style-name="ce1" office:value-type="string" calcext:value-type="string">
            <text:p>Flat</text:p>
          </table:table-cell>
          <table:table-cell office:value-type="float" office:value="0.089" calcext:value-type="float">
            <text:p>0,089</text:p>
          </table:table-cell>
          <table:table-cell office:value-type="float" office:value="0.1825" calcext:value-type="float">
            <text:p>0,1825</text:p>
          </table:table-cell>
          <table:table-cell office:value-type="float" office:value="0.5049" calcext:value-type="float">
            <text:p>0,5049</text:p>
          </table:table-cell>
          <table:table-cell office:value-type="float" office:value="0.9815" calcext:value-type="float">
            <text:p>0,9815</text:p>
          </table:table-cell>
          <table:table-cell office:value-type="float" office:value="1.9859" calcext:value-type="float">
            <text:p>1,9859</text:p>
          </table:table-cell>
          <table:table-cell office:value-type="float" office:value="5.2031" calcext:value-type="float">
            <text:p>5,2031</text:p>
          </table:table-cell>
          <table:table-cell office:value-type="float" office:value="10.5048" calcext:value-type="float">
            <text:p>10,5048</text:p>
          </table:table-cell>
          <table:table-cell office:value-type="float" office:value="15.2759" calcext:value-type="float">
            <text:p>15,2759</text:p>
          </table:table-cell>
          <table:table-cell office:value-type="float" office:value="19.6449" calcext:value-type="float">
            <text:p>19,6449</text:p>
          </table:table-cell>
          <table:table-cell office:value-type="float" office:value="24.4638" calcext:value-type="float">
            <text:p>24,4638</text:p>
          </table:table-cell>
          <table:table-cell office:value-type="float" office:value="29.6271" calcext:value-type="float">
            <text:p>29,6271</text:p>
          </table:table-cell>
          <table:table-cell office:value-type="float" office:value="34.9952" calcext:value-type="float">
            <text:p>34,995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</text:p>
          </table:table-cell>
          <table:table-cell office:value-type="float" office:value="0.163" calcext:value-type="float">
            <text:p>0,163</text:p>
          </table:table-cell>
          <table:table-cell office:value-type="float" office:value="0.3154" calcext:value-type="float">
            <text:p>0,3154</text:p>
          </table:table-cell>
          <table:table-cell office:value-type="float" office:value="0.79" calcext:value-type="float">
            <text:p>0,79</text:p>
          </table:table-cell>
          <table:table-cell office:value-type="float" office:value="1.6353" calcext:value-type="float">
            <text:p>1,6353</text:p>
          </table:table-cell>
          <table:table-cell office:value-type="float" office:value="3.2826" calcext:value-type="float">
            <text:p>3,2826</text:p>
          </table:table-cell>
          <table:table-cell office:value-type="float" office:value="8.5958" calcext:value-type="float">
            <text:p>8,5958</text:p>
          </table:table-cell>
          <table:table-cell office:value-type="float" office:value="18.1406" calcext:value-type="float">
            <text:p>18,1406</text:p>
          </table:table-cell>
          <table:table-cell office:value-type="float" office:value="26.5417" calcext:value-type="float">
            <text:p>26,5417</text:p>
          </table:table-cell>
          <table:table-cell office:value-type="float" office:value="35.1566" calcext:value-type="float">
            <text:p>35,1566</text:p>
          </table:table-cell>
          <table:table-cell office:value-type="float" office:value="45.1295" calcext:value-type="float">
            <text:p>45,1295</text:p>
          </table:table-cell>
          <table:table-cell office:value-type="float" office:value="57.0449" calcext:value-type="float">
            <text:p>57,0449</text:p>
          </table:table-cell>
          <table:table-cell office:value-type="float" office:value="66.1614" calcext:value-type="float">
            <text:p>66,1614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</text:p>
          </table:table-cell>
          <table:table-cell office:value-type="float" office:value="0.1666" calcext:value-type="float">
            <text:p>0,1666</text:p>
          </table:table-cell>
          <table:table-cell office:value-type="float" office:value="0.3235" calcext:value-type="float">
            <text:p>0,3235</text:p>
          </table:table-cell>
          <table:table-cell office:value-type="float" office:value="0.7999" calcext:value-type="float">
            <text:p>0,7999</text:p>
          </table:table-cell>
          <table:table-cell office:value-type="float" office:value="1.719" calcext:value-type="float">
            <text:p>1,719</text:p>
          </table:table-cell>
          <table:table-cell office:value-type="float" office:value="3.2035" calcext:value-type="float">
            <text:p>3,2035</text:p>
          </table:table-cell>
          <table:table-cell office:value-type="float" office:value="8.5363" calcext:value-type="float">
            <text:p>8,5363</text:p>
          </table:table-cell>
          <table:table-cell office:value-type="float" office:value="18.0524" calcext:value-type="float">
            <text:p>18,0524</text:p>
          </table:table-cell>
          <table:table-cell office:value-type="float" office:value="27.5636" calcext:value-type="float">
            <text:p>27,5636</text:p>
          </table:table-cell>
          <table:table-cell office:value-type="float" office:value="37.2883" calcext:value-type="float">
            <text:p>37,2883</text:p>
          </table:table-cell>
          <table:table-cell office:value-type="float" office:value="46.7307" calcext:value-type="float">
            <text:p>46,7307</text:p>
          </table:table-cell>
          <table:table-cell office:value-type="float" office:value="60.8243" calcext:value-type="float">
            <text:p>60,8243</text:p>
          </table:table-cell>
          <table:table-cell office:value-type="float" office:value="73.472" calcext:value-type="float">
            <text:p>73,472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table:style-name="ce1" office:value-type="string" calcext:value-type="string">
            <text:p>Flat 10</text:p>
          </table:table-cell>
          <table:table-cell office:value-type="float" office:value="0.0869" calcext:value-type="float">
            <text:p>0,0869</text:p>
          </table:table-cell>
          <table:table-cell office:value-type="float" office:value="0.1861" calcext:value-type="float">
            <text:p>0,1861</text:p>
          </table:table-cell>
          <table:table-cell office:value-type="float" office:value="0.5084" calcext:value-type="float">
            <text:p>0,5084</text:p>
          </table:table-cell>
          <table:table-cell office:value-type="float" office:value="1.0124" calcext:value-type="float">
            <text:p>1,0124</text:p>
          </table:table-cell>
          <table:table-cell office:value-type="float" office:value="2.0087" calcext:value-type="float">
            <text:p>2,0087</text:p>
          </table:table-cell>
          <table:table-cell office:value-type="float" office:value="4.9487" calcext:value-type="float">
            <text:p>4,9487</text:p>
          </table:table-cell>
          <table:table-cell office:value-type="float" office:value="10.1562" calcext:value-type="float">
            <text:p>10,1562</text:p>
          </table:table-cell>
          <table:table-cell office:value-type="float" office:value="15.0887" calcext:value-type="float">
            <text:p>15,0887</text:p>
          </table:table-cell>
          <table:table-cell office:value-type="float" office:value="19.8287" calcext:value-type="float">
            <text:p>19,8287</text:p>
          </table:table-cell>
          <table:table-cell office:value-type="float" office:value="24.456" calcext:value-type="float">
            <text:p>24,456</text:p>
          </table:table-cell>
          <table:table-cell office:value-type="float" office:value="29.766" calcext:value-type="float">
            <text:p>29,766</text:p>
          </table:table-cell>
          <table:table-cell office:value-type="float" office:value="35.0371" calcext:value-type="float">
            <text:p>35,0371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Pooled 10</text:p>
          </table:table-cell>
          <table:table-cell office:value-type="float" office:value="0.1039" calcext:value-type="float">
            <text:p>0,1039</text:p>
          </table:table-cell>
          <table:table-cell office:value-type="float" office:value="0.1984" calcext:value-type="float">
            <text:p>0,1984</text:p>
          </table:table-cell>
          <table:table-cell office:value-type="float" office:value="0.4767" calcext:value-type="float">
            <text:p>0,4767</text:p>
          </table:table-cell>
          <table:table-cell office:value-type="float" office:value="0.9323" calcext:value-type="float">
            <text:p>0,9323</text:p>
          </table:table-cell>
          <table:table-cell office:value-type="float" office:value="1.9679" calcext:value-type="float">
            <text:p>1,9679</text:p>
          </table:table-cell>
          <table:table-cell office:value-type="float" office:value="5.9388" calcext:value-type="float">
            <text:p>5,9388</text:p>
          </table:table-cell>
          <table:table-cell office:value-type="float" office:value="14.1726" calcext:value-type="float">
            <text:p>14,1726</text:p>
          </table:table-cell>
          <table:table-cell office:value-type="float" office:value="23.1304" calcext:value-type="float">
            <text:p>23,1304</text:p>
          </table:table-cell>
          <table:table-cell office:value-type="float" office:value="32.5129" calcext:value-type="float">
            <text:p>32,5129</text:p>
          </table:table-cell>
          <table:table-cell office:value-type="float" office:value="42.2283" calcext:value-type="float">
            <text:p>42,2283</text:p>
          </table:table-cell>
          <table:table-cell office:value-type="float" office:value="55.8503" calcext:value-type="float">
            <text:p>55,8503</text:p>
          </table:table-cell>
          <table:table-cell office:value-type="float" office:value="64.1088" calcext:value-type="float">
            <text:p>64,1088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Naive 10</text:p>
          </table:table-cell>
          <table:table-cell office:value-type="float" office:value="0.1173" calcext:value-type="float">
            <text:p>0,1173</text:p>
          </table:table-cell>
          <table:table-cell office:value-type="float" office:value="0.209" calcext:value-type="float">
            <text:p>0,209</text:p>
          </table:table-cell>
          <table:table-cell office:value-type="float" office:value="0.4773" calcext:value-type="float">
            <text:p>0,4773</text:p>
          </table:table-cell>
          <table:table-cell office:value-type="float" office:value="0.9381" calcext:value-type="float">
            <text:p>0,9381</text:p>
          </table:table-cell>
          <table:table-cell office:value-type="float" office:value="1.9798" calcext:value-type="float">
            <text:p>1,9798</text:p>
          </table:table-cell>
          <table:table-cell office:value-type="float" office:value="6.0611" calcext:value-type="float">
            <text:p>6,0611</text:p>
          </table:table-cell>
          <table:table-cell office:value-type="float" office:value="14.1236" calcext:value-type="float">
            <text:p>14,1236</text:p>
          </table:table-cell>
          <table:table-cell office:value-type="float" office:value="23.4102" calcext:value-type="float">
            <text:p>23,4102</text:p>
          </table:table-cell>
          <table:table-cell office:value-type="float" office:value="34.2455" calcext:value-type="float">
            <text:p>34,2455</text:p>
          </table:table-cell>
          <table:table-cell office:value-type="float" office:value="45.1016" calcext:value-type="float">
            <text:p>45,1016</text:p>
          </table:table-cell>
          <table:table-cell office:value-type="float" office:value="58.1759" calcext:value-type="float">
            <text:p>58,1759</text:p>
          </table:table-cell>
          <table:table-cell office:value-type="float" office:value="68.1729" calcext:value-type="float">
            <text:p>68,1729</text:p>
          </table:table-cell>
        </table:table-row>
      </table:table>
      <table:table table:name="Sheet5" table:style-name="ta1">
        <table:table-column table:style-name="co3" table:number-columns-repeated="15" table:default-cell-style-name="Default"/>
        <table:table-row table:style-name="ro2">
          <table:table-cell office:value-type="string" calcext:value-type="string">
            <text:p>Cache flush 3 tunnin operaatio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215" calcext:value-type="float">
            <text:p>2,4215</text:p>
          </table:table-cell>
          <table:table-cell office:value-type="float" office:value="2.5351" calcext:value-type="float">
            <text:p>2,5351</text:p>
          </table:table-cell>
          <table:table-cell office:value-type="float" office:value="2.6003" calcext:value-type="float">
            <text:p>2,6003</text:p>
          </table:table-cell>
          <table:table-cell office:value-type="float" office:value="2.806" calcext:value-type="float">
            <text:p>2,806</text:p>
          </table:table-cell>
          <table:table-cell office:value-type="float" office:value="2.954" calcext:value-type="float">
            <text:p>2,954</text:p>
          </table:table-cell>
          <table:table-cell office:value-type="float" office:value="2.8821" calcext:value-type="float">
            <text:p>2,8821</text:p>
          </table:table-cell>
          <table:table-cell office:value-type="float" office:value="2.9583" calcext:value-type="float">
            <text:p>2,9583</text:p>
          </table:table-cell>
          <table:table-cell office:value-type="float" office:value="3.0946" calcext:value-type="float">
            <text:p>3,0946</text:p>
          </table:table-cell>
          <table:table-cell office:value-type="float" office:value="3.2238" calcext:value-type="float">
            <text:p>3,2238</text:p>
          </table:table-cell>
          <table:table-cell office:value-type="float" office:value="3.214" calcext:value-type="float">
            <text:p>3,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4513" calcext:value-type="float">
            <text:p>2,4513</text:p>
          </table:table-cell>
          <table:table-cell office:value-type="float" office:value="2.7385" calcext:value-type="float">
            <text:p>2,7385</text:p>
          </table:table-cell>
          <table:table-cell office:value-type="float" office:value="3.0125" calcext:value-type="float">
            <text:p>3,0125</text:p>
          </table:table-cell>
          <table:table-cell office:value-type="float" office:value="3.1278" calcext:value-type="float">
            <text:p>3,1278</text:p>
          </table:table-cell>
          <table:table-cell office:value-type="float" office:value="3.6769" calcext:value-type="float">
            <text:p>3,6769</text:p>
          </table:table-cell>
          <table:table-cell office:value-type="float" office:value="4.097" calcext:value-type="float">
            <text:p>4,097</text:p>
          </table:table-cell>
          <table:table-cell office:value-type="float" office:value="5.0704" calcext:value-type="float">
            <text:p>5,0704</text:p>
          </table:table-cell>
          <table:table-cell office:value-type="float" office:value="4.8482" calcext:value-type="float">
            <text:p>4,8482</text:p>
          </table:table-cell>
          <table:table-cell office:value-type="float" office:value="5.1153" calcext:value-type="float">
            <text:p>5,1153</text:p>
          </table:table-cell>
          <table:table-cell office:value-type="float" office:value="6.1715" calcext:value-type="float">
            <text:p>6,17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3027" calcext:value-type="float">
            <text:p>2,3027</text:p>
          </table:table-cell>
          <table:table-cell office:value-type="float" office:value="2.5683" calcext:value-type="float">
            <text:p>2,5683</text:p>
          </table:table-cell>
          <table:table-cell office:value-type="float" office:value="2.7646" calcext:value-type="float">
            <text:p>2,7646</text:p>
          </table:table-cell>
          <table:table-cell office:value-type="float" office:value="2.7554" calcext:value-type="float">
            <text:p>2,7554</text:p>
          </table:table-cell>
          <table:table-cell office:value-type="float" office:value="2.9557" calcext:value-type="float">
            <text:p>2,9557</text:p>
          </table:table-cell>
          <table:table-cell office:value-type="float" office:value="2.8641" calcext:value-type="float">
            <text:p>2,8641</text:p>
          </table:table-cell>
          <table:table-cell office:value-type="float" office:value="2.9887" calcext:value-type="float">
            <text:p>2,9887</text:p>
          </table:table-cell>
          <table:table-cell office:value-type="float" office:value="3.1569" calcext:value-type="float">
            <text:p>3,1569</text:p>
          </table:table-cell>
          <table:table-cell office:value-type="float" office:value="3.4441" calcext:value-type="float">
            <text:p>3,4441</text:p>
          </table:table-cell>
          <table:table-cell office:value-type="float" office:value="3.3773" calcext:value-type="float">
            <text:p>3,37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8398" calcext:value-type="float">
            <text:p>0,8398</text:p>
          </table:table-cell>
          <table:table-cell office:value-type="float" office:value="1.8969" calcext:value-type="float">
            <text:p>1,8969</text:p>
          </table:table-cell>
          <table:table-cell office:value-type="float" office:value="3.0748" calcext:value-type="float">
            <text:p>3,0748</text:p>
          </table:table-cell>
          <table:table-cell office:value-type="float" office:value="5.0417" calcext:value-type="float">
            <text:p>5,0417</text:p>
          </table:table-cell>
          <table:table-cell office:value-type="float" office:value="10.8092" calcext:value-type="float">
            <text:p>10,8092</text:p>
          </table:table-cell>
          <table:table-cell office:value-type="float" office:value="19.9846" calcext:value-type="float">
            <text:p>19,9846</text:p>
          </table:table-cell>
          <table:table-cell office:value-type="float" office:value="52.5948" calcext:value-type="float">
            <text:p>52,5948</text:p>
          </table:table-cell>
          <table:table-cell office:value-type="float" office:value="138.6679" calcext:value-type="float">
            <text:p>138,6679</text:p>
          </table:table-cell>
          <table:table-cell office:value-type="float" office:value="229.0113" calcext:value-type="float">
            <text:p>229,0113</text:p>
          </table:table-cell>
          <table:table-cell office:value-type="float" office:value="443.8438" calcext:value-type="float">
            <text:p>443,84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0.903" calcext:value-type="float">
            <text:p>0,903</text:p>
          </table:table-cell>
          <table:table-cell office:value-type="float" office:value="0.9478" calcext:value-type="float">
            <text:p>0,9478</text:p>
          </table:table-cell>
          <table:table-cell office:value-type="float" office:value="0.9719" calcext:value-type="float">
            <text:p>0,9719</text:p>
          </table:table-cell>
          <table:table-cell office:value-type="float" office:value="1.0258" calcext:value-type="float">
            <text:p>1,0258</text:p>
          </table:table-cell>
          <table:table-cell office:value-type="float" office:value="1.0459" calcext:value-type="float">
            <text:p>1,0459</text:p>
          </table:table-cell>
          <table:table-cell office:value-type="float" office:value="1.1471" calcext:value-type="float">
            <text:p>1,1471</text:p>
          </table:table-cell>
          <table:table-cell office:value-type="float" office:value="1.139" calcext:value-type="float">
            <text:p>1,139</text:p>
          </table:table-cell>
          <table:table-cell office:value-type="float" office:value="1.2425" calcext:value-type="float">
            <text:p>1,2425</text:p>
          </table:table-cell>
          <table:table-cell office:value-type="float" office:value="1.413" calcext:value-type="float">
            <text:p>1,413</text:p>
          </table:table-cell>
          <table:table-cell office:value-type="float" office:value="1.2957" calcext:value-type="float">
            <text:p>1,295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1047" calcext:value-type="float">
            <text:p>1,1047</text:p>
          </table:table-cell>
          <table:table-cell office:value-type="float" office:value="2.5758" calcext:value-type="float">
            <text:p>2,5758</text:p>
          </table:table-cell>
          <table:table-cell office:value-type="float" office:value="4.3456" calcext:value-type="float">
            <text:p>4,3456</text:p>
          </table:table-cell>
          <table:table-cell office:value-type="float" office:value="7.4448" calcext:value-type="float">
            <text:p>7,4448</text:p>
          </table:table-cell>
          <table:table-cell office:value-type="float" office:value="16.6437" calcext:value-type="float">
            <text:p>16,6437</text:p>
          </table:table-cell>
          <table:table-cell office:value-type="float" office:value="30.8745" calcext:value-type="float">
            <text:p>30,8745</text:p>
          </table:table-cell>
          <table:table-cell office:value-type="float" office:value="95.9843" calcext:value-type="float">
            <text:p>95,9843</text:p>
          </table:table-cell>
          <table:table-cell office:value-type="float" office:value="264.2545" calcext:value-type="float">
            <text:p>264,2545</text:p>
          </table:table-cell>
          <table:table-cell office:value-type="float" office:value="512.882" calcext:value-type="float">
            <text:p>512,882</text:p>
          </table:table-cell>
          <table:table-cell office:value-type="float" office:value="1022.3515" calcext:value-type="float">
            <text:p>1022,35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0395" calcext:value-type="float">
            <text:p>1,0395</text:p>
          </table:table-cell>
          <table:table-cell office:value-type="float" office:value="2.3784" calcext:value-type="float">
            <text:p>2,3784</text:p>
          </table:table-cell>
          <table:table-cell office:value-type="float" office:value="4.2446" calcext:value-type="float">
            <text:p>4,2446</text:p>
          </table:table-cell>
          <table:table-cell office:value-type="float" office:value="7.1196" calcext:value-type="float">
            <text:p>7,1196</text:p>
          </table:table-cell>
          <table:table-cell office:value-type="float" office:value="16.1911" calcext:value-type="float">
            <text:p>16,1911</text:p>
          </table:table-cell>
          <table:table-cell office:value-type="float" office:value="31.162" calcext:value-type="float">
            <text:p>31,162</text:p>
          </table:table-cell>
          <table:table-cell office:value-type="float" office:value="91.9381" calcext:value-type="float">
            <text:p>91,9381</text:p>
          </table:table-cell>
          <table:table-cell office:value-type="float" office:value="248.9018" calcext:value-type="float">
            <text:p>248,9018</text:p>
          </table:table-cell>
          <table:table-cell office:value-type="float" office:value="481.7004" calcext:value-type="float">
            <text:p>481,7004</text:p>
          </table:table-cell>
          <table:table-cell office:value-type="float" office:value="955.7446" calcext:value-type="float">
            <text:p>955,744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table table:name="Sheet6" table:style-name="ta1">
        <table:table-column table:style-name="co3" table:number-columns-repeated="31" table:default-cell-style-name="Default"/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10"/>
          <table:table-cell office:value-type="string" calcext:value-type="string">
            <text:p>Max Count</text:p>
          </table:table-cell>
          <table:table-cell office:value-type="string" calcext:value-type="string">
            <text:p>Average Count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Average Depth</text:p>
          </table:table-cell>
          <table:table-cell office:value-type="string" calcext:value-type="string">
            <text:p>Max Travel Depth</text:p>
          </table:table-cell>
          <table:table-cell office:value-type="string" calcext:value-type="string">
            <text:p>Average Travel Depth</text:p>
          </table:table-cell>
          <table:table-cell table:number-columns-repeated="7"/>
        </table:table-row>
        <table:table-row table:style-name="ro2">
          <table:table-cell table:number-columns-repeated="2"/>
          <table:table-cell table:number-columns-repeated="2" office:value-type="float" office:value="20000" calcext:value-type="float">
            <text:p>20000</text:p>
          </table:table-cell>
          <table:table-cell office:value-type="float" office:value="79" calcext:value-type="float">
            <text:p>79</text:p>
          </table:table-cell>
          <table:table-cell office:value-type="float" office:value="454000" calcext:value-type="float">
            <text:p>454000</text:p>
          </table:table-cell>
          <table:table-cell office:value-type="float" office:value="36045" calcext:value-type="float">
            <text:p>36045</text:p>
          </table:table-cell>
          <table:table-cell office:value-type="float" office:value="3.0038" calcext:value-type="float">
            <text:p>3,0038</text:p>
          </table:table-cell>
          <table:table-cell table:number-columns-repeated="10"/>
          <table:table-cell table:number-columns-repeated="6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Add</text:p>
          </table:table-cell>
          <table:table-cell office:value-type="string" calcext:value-type="string">
            <text:p>Flat</text:p>
          </table:table-cell>
          <table:table-cell office:value-type="float" office:value="1.1603" calcext:value-type="float">
            <text:p>1,1603</text:p>
          </table:table-cell>
          <table:table-cell office:value-type="float" office:value="1.0396" calcext:value-type="float">
            <text:p>1,0396</text:p>
          </table:table-cell>
          <table:table-cell office:value-type="float" office:value="1.2497" calcext:value-type="float">
            <text:p>1,2497</text:p>
          </table:table-cell>
          <table:table-cell office:value-type="float" office:value="1.3259" calcext:value-type="float">
            <text:p>1,3259</text:p>
          </table:table-cell>
          <table:table-cell office:value-type="float" office:value="1.5303" calcext:value-type="float">
            <text:p>1,5303</text:p>
          </table:table-cell>
          <table:table-cell office:value-type="float" office:value="1.6483" calcext:value-type="float">
            <text:p>1,6483</text:p>
          </table:table-cell>
          <table:table-cell office:value-type="float" office:value="2.2307" calcext:value-type="float">
            <text:p>2,2307</text:p>
          </table:table-cell>
          <table:table-cell office:value-type="float" office:value="3.4511" calcext:value-type="float">
            <text:p>3,4511</text:p>
          </table:table-cell>
          <table:table-cell office:value-type="float" office:value="4.4552" calcext:value-type="float">
            <text:p>4,4552</text:p>
          </table:table-cell>
          <table:table-cell office:value-type="float" office:value="7.4183" calcext:value-type="float">
            <text:p>7,418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1483" calcext:value-type="float">
            <text:p>1,1483</text:p>
          </table:table-cell>
          <table:table-cell office:value-type="float" office:value="1.0729" calcext:value-type="float">
            <text:p>1,0729</text:p>
          </table:table-cell>
          <table:table-cell office:value-type="float" office:value="1.1514" calcext:value-type="float">
            <text:p>1,1514</text:p>
          </table:table-cell>
          <table:table-cell office:value-type="float" office:value="1.2597" calcext:value-type="float">
            <text:p>1,2597</text:p>
          </table:table-cell>
          <table:table-cell office:value-type="float" office:value="1.4294" calcext:value-type="float">
            <text:p>1,4294</text:p>
          </table:table-cell>
          <table:table-cell office:value-type="float" office:value="1.6898" calcext:value-type="float">
            <text:p>1,6898</text:p>
          </table:table-cell>
          <table:table-cell office:value-type="float" office:value="2.1468" calcext:value-type="float">
            <text:p>2,1468</text:p>
          </table:table-cell>
          <table:table-cell office:value-type="float" office:value="3.3808" calcext:value-type="float">
            <text:p>3,3808</text:p>
          </table:table-cell>
          <table:table-cell office:value-type="float" office:value="4.6012" calcext:value-type="float">
            <text:p>4,6012</text:p>
          </table:table-cell>
          <table:table-cell office:value-type="float" office:value="7.8794" calcext:value-type="float">
            <text:p>7,879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9967" calcext:value-type="float">
            <text:p>1,9967</text:p>
          </table:table-cell>
          <table:table-cell office:value-type="float" office:value="2.271" calcext:value-type="float">
            <text:p>2,271</text:p>
          </table:table-cell>
          <table:table-cell office:value-type="float" office:value="2.7723" calcext:value-type="float">
            <text:p>2,7723</text:p>
          </table:table-cell>
          <table:table-cell office:value-type="float" office:value="3.5103" calcext:value-type="float">
            <text:p>3,5103</text:p>
          </table:table-cell>
          <table:table-cell office:value-type="float" office:value="5.7931" calcext:value-type="float">
            <text:p>5,7931</text:p>
          </table:table-cell>
          <table:table-cell office:value-type="float" office:value="10.0137" calcext:value-type="float">
            <text:p>10,0137</text:p>
          </table:table-cell>
          <table:table-cell office:value-type="float" office:value="19.102" calcext:value-type="float">
            <text:p>19,102</text:p>
          </table:table-cell>
          <table:table-cell office:value-type="float" office:value="48.5358" calcext:value-type="float">
            <text:p>48,5358</text:p>
          </table:table-cell>
          <table:table-cell office:value-type="float" office:value="81.1563" calcext:value-type="float">
            <text:p>81,1563</text:p>
          </table:table-cell>
          <table:table-cell office:value-type="float" office:value="160.5018" calcext:value-type="float">
            <text:p>160,501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3.2133" calcext:value-type="float">
            <text:p>3,2133</text:p>
          </table:table-cell>
          <table:table-cell office:value-type="float" office:value="3.235" calcext:value-type="float">
            <text:p>3,235</text:p>
          </table:table-cell>
          <table:table-cell office:value-type="float" office:value="3.3994" calcext:value-type="float">
            <text:p>3,3994</text:p>
          </table:table-cell>
          <table:table-cell office:value-type="float" office:value="3.6647" calcext:value-type="float">
            <text:p>3,6647</text:p>
          </table:table-cell>
          <table:table-cell office:value-type="float" office:value="3.5968" calcext:value-type="float">
            <text:p>3,5968</text:p>
          </table:table-cell>
          <table:table-cell office:value-type="float" office:value="3.626" calcext:value-type="float">
            <text:p>3,626</text:p>
          </table:table-cell>
          <table:table-cell office:value-type="float" office:value="3.6263" calcext:value-type="float">
            <text:p>3,6263</text:p>
          </table:table-cell>
          <table:table-cell office:value-type="float" office:value="3.7434" calcext:value-type="float">
            <text:p>3,7434</text:p>
          </table:table-cell>
          <table:table-cell office:value-type="float" office:value="3.7618" calcext:value-type="float">
            <text:p>3,7618</text:p>
          </table:table-cell>
          <table:table-cell office:value-type="float" office:value="3.7638" calcext:value-type="float">
            <text:p>3,76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24" calcext:value-type="float">
            <text:p>0,8924</text:p>
          </table:table-cell>
          <table:table-cell office:value-type="float" office:value="1.0217" calcext:value-type="float">
            <text:p>1,0217</text:p>
          </table:table-cell>
          <table:table-cell office:value-type="float" office:value="1.0504" calcext:value-type="float">
            <text:p>1,0504</text:p>
          </table:table-cell>
          <table:table-cell office:value-type="float" office:value="1.0848" calcext:value-type="float">
            <text:p>1,0848</text:p>
          </table:table-cell>
          <table:table-cell office:value-type="float" office:value="1.1991" calcext:value-type="float">
            <text:p>1,1991</text:p>
          </table:table-cell>
          <table:table-cell office:value-type="float" office:value="1.2613" calcext:value-type="float">
            <text:p>1,2613</text:p>
          </table:table-cell>
          <table:table-cell office:value-type="float" office:value="1.2401" calcext:value-type="float">
            <text:p>1,2401</text:p>
          </table:table-cell>
          <table:table-cell office:value-type="float" office:value="2.3161" calcext:value-type="float">
            <text:p>2,3161</text:p>
          </table:table-cell>
          <table:table-cell office:value-type="float" office:value="2.9306" calcext:value-type="float">
            <text:p>2,9306</text:p>
          </table:table-cell>
          <table:table-cell office:value-type="float" office:value="2.8564" calcext:value-type="float">
            <text:p>2,856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Erase</text:p>
          </table:table-cell>
          <table:table-cell office:value-type="string" calcext:value-type="string">
            <text:p>Flat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69" calcext:value-type="float">
            <text:p>0,8369</text:p>
          </table:table-cell>
          <table:table-cell office:value-type="float" office:value="1.0247" calcext:value-type="float">
            <text:p>1,0247</text:p>
          </table:table-cell>
          <table:table-cell office:value-type="float" office:value="1.0289" calcext:value-type="float">
            <text:p>1,0289</text:p>
          </table:table-cell>
          <table:table-cell office:value-type="float" office:value="1.2581" calcext:value-type="float">
            <text:p>1,2581</text:p>
          </table:table-cell>
          <table:table-cell office:value-type="float" office:value="1.1926" calcext:value-type="float">
            <text:p>1,1926</text:p>
          </table:table-cell>
          <table:table-cell office:value-type="float" office:value="1.5893" calcext:value-type="float">
            <text:p>1,5893</text:p>
          </table:table-cell>
          <table:table-cell office:value-type="float" office:value="2.7038" calcext:value-type="float">
            <text:p>2,7038</text:p>
          </table:table-cell>
          <table:table-cell office:value-type="float" office:value="4.9065" calcext:value-type="float">
            <text:p>4,9065</text:p>
          </table:table-cell>
          <table:table-cell office:value-type="float" office:value="8.1213" calcext:value-type="float">
            <text:p>8,12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831" calcext:value-type="float">
            <text:p>0,831</text:p>
          </table:table-cell>
          <table:table-cell office:value-type="float" office:value="0.9289" calcext:value-type="float">
            <text:p>0,9289</text:p>
          </table:table-cell>
          <table:table-cell office:value-type="float" office:value="1.0513" calcext:value-type="float">
            <text:p>1,0513</text:p>
          </table:table-cell>
          <table:table-cell office:value-type="float" office:value="0.9731" calcext:value-type="float">
            <text:p>0,9731</text:p>
          </table:table-cell>
          <table:table-cell office:value-type="float" office:value="1.1065" calcext:value-type="float">
            <text:p>1,1065</text:p>
          </table:table-cell>
          <table:table-cell office:value-type="float" office:value="1.2974" calcext:value-type="float">
            <text:p>1,2974</text:p>
          </table:table-cell>
          <table:table-cell office:value-type="float" office:value="1.6313" calcext:value-type="float">
            <text:p>1,6313</text:p>
          </table:table-cell>
          <table:table-cell office:value-type="float" office:value="2.6152" calcext:value-type="float">
            <text:p>2,6152</text:p>
          </table:table-cell>
          <table:table-cell office:value-type="float" office:value="4.8037" calcext:value-type="float">
            <text:p>4,8037</text:p>
          </table:table-cell>
          <table:table-cell office:value-type="float" office:value="8.8865" calcext:value-type="float">
            <text:p>8,88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849" calcext:value-type="float">
            <text:p>1,6849</text:p>
          </table:table-cell>
          <table:table-cell office:value-type="float" office:value="2.3645" calcext:value-type="float">
            <text:p>2,3645</text:p>
          </table:table-cell>
          <table:table-cell office:value-type="float" office:value="2.8554" calcext:value-type="float">
            <text:p>2,8554</text:p>
          </table:table-cell>
          <table:table-cell office:value-type="float" office:value="3.6803" calcext:value-type="float">
            <text:p>3,6803</text:p>
          </table:table-cell>
          <table:table-cell office:value-type="float" office:value="6.6124" calcext:value-type="float">
            <text:p>6,6124</text:p>
          </table:table-cell>
          <table:table-cell office:value-type="float" office:value="11.4476" calcext:value-type="float">
            <text:p>11,4476</text:p>
          </table:table-cell>
          <table:table-cell office:value-type="float" office:value="22.913" calcext:value-type="float">
            <text:p>22,913</text:p>
          </table:table-cell>
          <table:table-cell office:value-type="float" office:value="58.8028" calcext:value-type="float">
            <text:p>58,8028</text:p>
          </table:table-cell>
          <table:table-cell office:value-type="float" office:value="116.7736" calcext:value-type="float">
            <text:p>116,7736</text:p>
          </table:table-cell>
          <table:table-cell office:value-type="float" office:value="229.9263" calcext:value-type="float">
            <text:p>229,926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9286" calcext:value-type="float">
            <text:p>2,9286</text:p>
          </table:table-cell>
          <table:table-cell office:value-type="float" office:value="3.1045" calcext:value-type="float">
            <text:p>3,1045</text:p>
          </table:table-cell>
          <table:table-cell office:value-type="float" office:value="3.4391" calcext:value-type="float">
            <text:p>3,4391</text:p>
          </table:table-cell>
          <table:table-cell office:value-type="float" office:value="3.552" calcext:value-type="float">
            <text:p>3,552</text:p>
          </table:table-cell>
          <table:table-cell office:value-type="float" office:value="4.3196" calcext:value-type="float">
            <text:p>4,3196</text:p>
          </table:table-cell>
          <table:table-cell office:value-type="float" office:value="4.2925" calcext:value-type="float">
            <text:p>4,2925</text:p>
          </table:table-cell>
          <table:table-cell office:value-type="float" office:value="5.1781" calcext:value-type="float">
            <text:p>5,1781</text:p>
          </table:table-cell>
          <table:table-cell office:value-type="float" office:value="9.9416" calcext:value-type="float">
            <text:p>9,9416</text:p>
          </table:table-cell>
          <table:table-cell office:value-type="float" office:value="7.889" calcext:value-type="float">
            <text:p>7,889</text:p>
          </table:table-cell>
          <table:table-cell office:value-type="float" office:value="5.6214" calcext:value-type="float">
            <text:p>5,62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9481" calcext:value-type="float">
            <text:p>0,9481</text:p>
          </table:table-cell>
          <table:table-cell office:value-type="float" office:value="1.2257" calcext:value-type="float">
            <text:p>1,2257</text:p>
          </table:table-cell>
          <table:table-cell office:value-type="float" office:value="1.4647" calcext:value-type="float">
            <text:p>1,4647</text:p>
          </table:table-cell>
          <table:table-cell office:value-type="float" office:value="1.5268" calcext:value-type="float">
            <text:p>1,5268</text:p>
          </table:table-cell>
          <table:table-cell office:value-type="float" office:value="1.8782" calcext:value-type="float">
            <text:p>1,8782</text:p>
          </table:table-cell>
          <table:table-cell office:value-type="float" office:value="2.3276" calcext:value-type="float">
            <text:p>2,3276</text:p>
          </table:table-cell>
          <table:table-cell office:value-type="float" office:value="2.7828" calcext:value-type="float">
            <text:p>2,7828</text:p>
          </table:table-cell>
          <table:table-cell office:value-type="float" office:value="2.3806" calcext:value-type="float">
            <text:p>2,3806</text:p>
          </table:table-cell>
          <table:table-cell office:value-type="float" office:value="2.5413" calcext:value-type="float">
            <text:p>2,5413</text:p>
          </table:table-cell>
          <table:table-cell office:value-type="float" office:value="3.0269" calcext:value-type="float">
            <text:p>3,0269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Move</text:p>
          </table:table-cell>
          <table:table-cell office:value-type="string" calcext:value-type="string">
            <text:p>Flat</text:p>
          </table:table-cell>
          <table:table-cell office:value-type="float" office:value="1.0082" calcext:value-type="float">
            <text:p>1,0082</text:p>
          </table:table-cell>
          <table:table-cell office:value-type="float" office:value="1.1534" calcext:value-type="float">
            <text:p>1,1534</text:p>
          </table:table-cell>
          <table:table-cell office:value-type="float" office:value="1.3225" calcext:value-type="float">
            <text:p>1,3225</text:p>
          </table:table-cell>
          <table:table-cell office:value-type="float" office:value="1.369" calcext:value-type="float">
            <text:p>1,369</text:p>
          </table:table-cell>
          <table:table-cell office:value-type="float" office:value="1.5091" calcext:value-type="float">
            <text:p>1,5091</text:p>
          </table:table-cell>
          <table:table-cell office:value-type="float" office:value="1.561" calcext:value-type="float">
            <text:p>1,561</text:p>
          </table:table-cell>
          <table:table-cell office:value-type="float" office:value="1.8316" calcext:value-type="float">
            <text:p>1,8316</text:p>
          </table:table-cell>
          <table:table-cell office:value-type="float" office:value="2.5599" calcext:value-type="float">
            <text:p>2,5599</text:p>
          </table:table-cell>
          <table:table-cell office:value-type="float" office:value="3.5285" calcext:value-type="float">
            <text:p>3,5285</text:p>
          </table:table-cell>
          <table:table-cell office:value-type="float" office:value="5.5153" calcext:value-type="float">
            <text:p>5,51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1.0482" calcext:value-type="float">
            <text:p>1,0482</text:p>
          </table:table-cell>
          <table:table-cell office:value-type="float" office:value="1.1664" calcext:value-type="float">
            <text:p>1,1664</text:p>
          </table:table-cell>
          <table:table-cell office:value-type="float" office:value="1.2151" calcext:value-type="float">
            <text:p>1,2151</text:p>
          </table:table-cell>
          <table:table-cell office:value-type="float" office:value="1.2877" calcext:value-type="float">
            <text:p>1,2877</text:p>
          </table:table-cell>
          <table:table-cell office:value-type="float" office:value="1.3818" calcext:value-type="float">
            <text:p>1,3818</text:p>
          </table:table-cell>
          <table:table-cell office:value-type="float" office:value="1.5552" calcext:value-type="float">
            <text:p>1,5552</text:p>
          </table:table-cell>
          <table:table-cell office:value-type="float" office:value="1.7993" calcext:value-type="float">
            <text:p>1,7993</text:p>
          </table:table-cell>
          <table:table-cell office:value-type="float" office:value="2.5024" calcext:value-type="float">
            <text:p>2,5024</text:p>
          </table:table-cell>
          <table:table-cell office:value-type="float" office:value="3.5322" calcext:value-type="float">
            <text:p>3,5322</text:p>
          </table:table-cell>
          <table:table-cell office:value-type="float" office:value="5.8471" calcext:value-type="float">
            <text:p>5,84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6136" calcext:value-type="float">
            <text:p>1,6136</text:p>
          </table:table-cell>
          <table:table-cell office:value-type="float" office:value="2.2649" calcext:value-type="float">
            <text:p>2,2649</text:p>
          </table:table-cell>
          <table:table-cell office:value-type="float" office:value="2.9072" calcext:value-type="float">
            <text:p>2,9072</text:p>
          </table:table-cell>
          <table:table-cell office:value-type="float" office:value="3.8796" calcext:value-type="float">
            <text:p>3,8796</text:p>
          </table:table-cell>
          <table:table-cell office:value-type="float" office:value="6.9764" calcext:value-type="float">
            <text:p>6,9764</text:p>
          </table:table-cell>
          <table:table-cell office:value-type="float" office:value="12.289" calcext:value-type="float">
            <text:p>12,289</text:p>
          </table:table-cell>
          <table:table-cell office:value-type="float" office:value="24.5547" calcext:value-type="float">
            <text:p>24,5547</text:p>
          </table:table-cell>
          <table:table-cell office:value-type="float" office:value="63.8021" calcext:value-type="float">
            <text:p>63,8021</text:p>
          </table:table-cell>
          <table:table-cell office:value-type="float" office:value="126.6208" calcext:value-type="float">
            <text:p>126,6208</text:p>
          </table:table-cell>
          <table:table-cell office:value-type="float" office:value="252.4467" calcext:value-type="float">
            <text:p>252,4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8004" calcext:value-type="float">
            <text:p>2,8004</text:p>
          </table:table-cell>
          <table:table-cell office:value-type="float" office:value="3.1154" calcext:value-type="float">
            <text:p>3,1154</text:p>
          </table:table-cell>
          <table:table-cell office:value-type="float" office:value="3.238" calcext:value-type="float">
            <text:p>3,238</text:p>
          </table:table-cell>
          <table:table-cell office:value-type="float" office:value="3.4009" calcext:value-type="float">
            <text:p>3,4009</text:p>
          </table:table-cell>
          <table:table-cell office:value-type="float" office:value="3.4213" calcext:value-type="float">
            <text:p>3,4213</text:p>
          </table:table-cell>
          <table:table-cell office:value-type="float" office:value="3.5644" calcext:value-type="float">
            <text:p>3,5644</text:p>
          </table:table-cell>
          <table:table-cell office:value-type="float" office:value="3.5124" calcext:value-type="float">
            <text:p>3,5124</text:p>
          </table:table-cell>
          <table:table-cell office:value-type="float" office:value="3.7232" calcext:value-type="float">
            <text:p>3,7232</text:p>
          </table:table-cell>
          <table:table-cell office:value-type="float" office:value="3.8759" calcext:value-type="float">
            <text:p>3,8759</text:p>
          </table:table-cell>
          <table:table-cell office:value-type="float" office:value="3.8342" calcext:value-type="float">
            <text:p>3,834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18" calcext:value-type="float">
            <text:p>1,0718</text:p>
          </table:table-cell>
          <table:table-cell office:value-type="float" office:value="1.3014" calcext:value-type="float">
            <text:p>1,3014</text:p>
          </table:table-cell>
          <table:table-cell office:value-type="float" office:value="1.4004" calcext:value-type="float">
            <text:p>1,4004</text:p>
          </table:table-cell>
          <table:table-cell office:value-type="float" office:value="1.4671" calcext:value-type="float">
            <text:p>1,4671</text:p>
          </table:table-cell>
          <table:table-cell office:value-type="float" office:value="1.5848" calcext:value-type="float">
            <text:p>1,5848</text:p>
          </table:table-cell>
          <table:table-cell office:value-type="float" office:value="1.6089" calcext:value-type="float">
            <text:p>1,6089</text:p>
          </table:table-cell>
          <table:table-cell office:value-type="float" office:value="1.5583" calcext:value-type="float">
            <text:p>1,5583</text:p>
          </table:table-cell>
          <table:table-cell office:value-type="float" office:value="2.3588" calcext:value-type="float">
            <text:p>2,3588</text:p>
          </table:table-cell>
          <table:table-cell office:value-type="float" office:value="2.9372" calcext:value-type="float">
            <text:p>2,9372</text:p>
          </table:table-cell>
          <table:table-cell office:value-type="float" office:value="2.883" calcext:value-type="float">
            <text:p>2,88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Nth Node</text:p>
          </table:table-cell>
          <table:table-cell office:value-type="string" calcext:value-type="string">
            <text:p>Flat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211" calcext:value-type="float">
            <text:p>1,0211</text:p>
          </table:table-cell>
          <table:table-cell office:value-type="float" office:value="2.2516" calcext:value-type="float">
            <text:p>2,2516</text:p>
          </table:table-cell>
          <table:table-cell office:value-type="float" office:value="3.4393" calcext:value-type="float">
            <text:p>3,4393</text:p>
          </table:table-cell>
          <table:table-cell office:value-type="float" office:value="5.6679" calcext:value-type="float">
            <text:p>5,6679</text:p>
          </table:table-cell>
          <table:table-cell office:value-type="float" office:value="11.4508" calcext:value-type="float">
            <text:p>11,4508</text:p>
          </table:table-cell>
          <table:table-cell office:value-type="float" office:value="21.8347" calcext:value-type="float">
            <text:p>21,8347</text:p>
          </table:table-cell>
          <table:table-cell office:value-type="float" office:value="53.5196" calcext:value-type="float">
            <text:p>53,5196</text:p>
          </table:table-cell>
          <table:table-cell office:value-type="float" office:value="112.3738" calcext:value-type="float">
            <text:p>112,3738</text:p>
          </table:table-cell>
          <table:table-cell office:value-type="float" office:value="214.983" calcext:value-type="float">
            <text:p>214,983</text:p>
          </table:table-cell>
          <table:table-cell office:value-type="float" office:value="461.8367" calcext:value-type="float">
            <text:p>461,83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478" calcext:value-type="float">
            <text:p>0,8478</text:p>
          </table:table-cell>
          <table:table-cell office:value-type="float" office:value="2.0004" calcext:value-type="float">
            <text:p>2,0004</text:p>
          </table:table-cell>
          <table:table-cell office:value-type="float" office:value="3.3284" calcext:value-type="float">
            <text:p>3,3284</text:p>
          </table:table-cell>
          <table:table-cell office:value-type="float" office:value="5.854" calcext:value-type="float">
            <text:p>5,854</text:p>
          </table:table-cell>
          <table:table-cell office:value-type="float" office:value="12.515" calcext:value-type="float">
            <text:p>12,515</text:p>
          </table:table-cell>
          <table:table-cell office:value-type="float" office:value="28.0347" calcext:value-type="float">
            <text:p>28,0347</text:p>
          </table:table-cell>
          <table:table-cell office:value-type="float" office:value="60.1253" calcext:value-type="float">
            <text:p>60,1253</text:p>
          </table:table-cell>
          <table:table-cell office:value-type="float" office:value="133.4699" calcext:value-type="float">
            <text:p>133,4699</text:p>
          </table:table-cell>
          <table:table-cell office:value-type="float" office:value="212.6332" calcext:value-type="float">
            <text:p>212,6332</text:p>
          </table:table-cell>
          <table:table-cell office:value-type="float" office:value="421.2045" calcext:value-type="float">
            <text:p>421,204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Leaf travel</text:p>
          </table:table-cell>
          <table:table-cell office:value-type="string" calcext:value-type="string">
            <text:p>Flat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8102" calcext:value-type="float">
            <text:p>0,8102</text:p>
          </table:table-cell>
          <table:table-cell office:value-type="float" office:value="0.9152" calcext:value-type="float">
            <text:p>0,9152</text:p>
          </table:table-cell>
          <table:table-cell office:value-type="float" office:value="1.0748" calcext:value-type="float">
            <text:p>1,0748</text:p>
          </table:table-cell>
          <table:table-cell office:value-type="float" office:value="1.6505" calcext:value-type="float">
            <text:p>1,6505</text:p>
          </table:table-cell>
          <table:table-cell office:value-type="float" office:value="2.8819" calcext:value-type="float">
            <text:p>2,8819</text:p>
          </table:table-cell>
          <table:table-cell office:value-type="float" office:value="4.5964" calcext:value-type="float">
            <text:p>4,5964</text:p>
          </table:table-cell>
          <table:table-cell office:value-type="float" office:value="9.0624" calcext:value-type="float">
            <text:p>9,0624</text:p>
          </table:table-cell>
          <table:table-cell office:value-type="float" office:value="13.473" calcext:value-type="float">
            <text:p>13,473</text:p>
          </table:table-cell>
          <table:table-cell office:value-type="float" office:value="26.5803" calcext:value-type="float">
            <text:p>26,580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5778" calcext:value-type="float">
            <text:p>0,5778</text:p>
          </table:table-cell>
          <table:table-cell office:value-type="float" office:value="0.6223" calcext:value-type="float">
            <text:p>0,6223</text:p>
          </table:table-cell>
          <table:table-cell office:value-type="float" office:value="0.6521" calcext:value-type="float">
            <text:p>0,6521</text:p>
          </table:table-cell>
          <table:table-cell office:value-type="float" office:value="0.6324" calcext:value-type="float">
            <text:p>0,6324</text:p>
          </table:table-cell>
          <table:table-cell office:value-type="float" office:value="0.6553" calcext:value-type="float">
            <text:p>0,6553</text:p>
          </table:table-cell>
          <table:table-cell office:value-type="float" office:value="0.6938" calcext:value-type="float">
            <text:p>0,693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415" calcext:value-type="float">
            <text:p>0,8415</text:p>
          </table:table-cell>
          <table:table-cell office:value-type="float" office:value="1.2697" calcext:value-type="float">
            <text:p>1,2697</text:p>
          </table:table-cell>
          <table:table-cell office:value-type="float" office:value="0.9467" calcext:value-type="float">
            <text:p>0,94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1.4851" calcext:value-type="float">
            <text:p>1,4851</text:p>
          </table:table-cell>
          <table:table-cell office:value-type="float" office:value="1.7192" calcext:value-type="float">
            <text:p>1,7192</text:p>
          </table:table-cell>
          <table:table-cell office:value-type="float" office:value="1.9032" calcext:value-type="float">
            <text:p>1,9032</text:p>
          </table:table-cell>
          <table:table-cell office:value-type="float" office:value="2.1035" calcext:value-type="float">
            <text:p>2,1035</text:p>
          </table:table-cell>
          <table:table-cell office:value-type="float" office:value="2.9563" calcext:value-type="float">
            <text:p>2,9563</text:p>
          </table:table-cell>
          <table:table-cell office:value-type="float" office:value="4.5006" calcext:value-type="float">
            <text:p>4,5006</text:p>
          </table:table-cell>
          <table:table-cell office:value-type="float" office:value="9.4445" calcext:value-type="float">
            <text:p>9,4445</text:p>
          </table:table-cell>
          <table:table-cell office:value-type="float" office:value="27.6493" calcext:value-type="float">
            <text:p>27,6493</text:p>
          </table:table-cell>
          <table:table-cell office:value-type="float" office:value="53.7256" calcext:value-type="float">
            <text:p>53,7256</text:p>
          </table:table-cell>
          <table:table-cell office:value-type="float" office:value="111.5338" calcext:value-type="float">
            <text:p>111,533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0915" calcext:value-type="float">
            <text:p>1,0915</text:p>
          </table:table-cell>
          <table:table-cell office:value-type="float" office:value="1.2505" calcext:value-type="float">
            <text:p>1,2505</text:p>
          </table:table-cell>
          <table:table-cell office:value-type="float" office:value="1.3451" calcext:value-type="float">
            <text:p>1,3451</text:p>
          </table:table-cell>
          <table:table-cell office:value-type="float" office:value="1.2202" calcext:value-type="float">
            <text:p>1,2202</text:p>
          </table:table-cell>
          <table:table-cell office:value-type="float" office:value="1.2874" calcext:value-type="float">
            <text:p>1,2874</text:p>
          </table:table-cell>
          <table:table-cell office:value-type="float" office:value="1.6289" calcext:value-type="float">
            <text:p>1,6289</text:p>
          </table:table-cell>
          <table:table-cell office:value-type="float" office:value="1.6416" calcext:value-type="float">
            <text:p>1,6416</text:p>
          </table:table-cell>
          <table:table-cell office:value-type="float" office:value="1.5767" calcext:value-type="float">
            <text:p>1,5767</text:p>
          </table:table-cell>
          <table:table-cell office:value-type="float" office:value="1.8215" calcext:value-type="float">
            <text:p>1,8215</text:p>
          </table:table-cell>
          <table:table-cell office:value-type="float" office:value="1.6245" calcext:value-type="float">
            <text:p>1,624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0.893" calcext:value-type="float">
            <text:p>0,893</text:p>
          </table:table-cell>
          <table:table-cell office:value-type="float" office:value="0.9331" calcext:value-type="float">
            <text:p>0,9331</text:p>
          </table:table-cell>
          <table:table-cell office:value-type="float" office:value="1.015" calcext:value-type="float">
            <text:p>1,015</text:p>
          </table:table-cell>
          <table:table-cell office:value-type="float" office:value="1.1659" calcext:value-type="float">
            <text:p>1,1659</text:p>
          </table:table-cell>
          <table:table-cell office:value-type="float" office:value="1.1271" calcext:value-type="float">
            <text:p>1,1271</text:p>
          </table:table-cell>
          <table:table-cell office:value-type="float" office:value="1.2834" calcext:value-type="float">
            <text:p>1,2834</text:p>
          </table:table-cell>
          <table:table-cell office:value-type="float" office:value="1.1867" calcext:value-type="float">
            <text:p>1,1867</text:p>
          </table:table-cell>
          <table:table-cell office:value-type="float" office:value="1.1899" calcext:value-type="float">
            <text:p>1,1899</text:p>
          </table:table-cell>
          <table:table-cell office:value-type="float" office:value="1.3397" calcext:value-type="float">
            <text:p>1,3397</text:p>
          </table:table-cell>
          <table:table-cell office:value-type="float" office:value="1.1374" calcext:value-type="float">
            <text:p>1,1374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max depth</text:p>
          </table:table-cell>
          <table:table-cell office:value-type="string" calcext:value-type="string">
            <text:p>Flat</text:p>
          </table:table-cell>
          <table:table-cell office:value-type="float" office:value="0.2755" calcext:value-type="float">
            <text:p>0,2755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52" calcext:value-type="float">
            <text:p>0,2752</text:p>
          </table:table-cell>
          <table:table-cell office:value-type="float" office:value="0.2721" calcext:value-type="float">
            <text:p>0,2721</text:p>
          </table:table-cell>
          <table:table-cell office:value-type="float" office:value="0.4071" calcext:value-type="float">
            <text:p>0,4071</text:p>
          </table:table-cell>
          <table:table-cell office:value-type="float" office:value="0.4587" calcext:value-type="float">
            <text:p>0,4587</text:p>
          </table:table-cell>
          <table:table-cell office:value-type="float" office:value="1.0662" calcext:value-type="float">
            <text:p>1,0662</text:p>
          </table:table-cell>
          <table:table-cell office:value-type="float" office:value="2.006" calcext:value-type="float">
            <text:p>2,006</text:p>
          </table:table-cell>
          <table:table-cell office:value-type="float" office:value="2.5241" calcext:value-type="float">
            <text:p>2,5241</text:p>
          </table:table-cell>
          <table:table-cell office:value-type="float" office:value="5.0128" calcext:value-type="float">
            <text:p>5,012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2811" calcext:value-type="float">
            <text:p>0,2811</text:p>
          </table:table-cell>
          <table:table-cell office:value-type="float" office:value="0.2591" calcext:value-type="float">
            <text:p>0,2591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2722" calcext:value-type="float">
            <text:p>0,2722</text:p>
          </table:table-cell>
          <table:table-cell office:value-type="float" office:value="0.3445" calcext:value-type="float">
            <text:p>0,3445</text:p>
          </table:table-cell>
          <table:table-cell office:value-type="float" office:value="0.4799" calcext:value-type="float">
            <text:p>0,4799</text:p>
          </table:table-cell>
          <table:table-cell office:value-type="float" office:value="0.6165" calcext:value-type="float">
            <text:p>0,6165</text:p>
          </table:table-cell>
          <table:table-cell office:value-type="float" office:value="1.3656" calcext:value-type="float">
            <text:p>1,3656</text:p>
          </table:table-cell>
          <table:table-cell office:value-type="float" office:value="2.7634" calcext:value-type="float">
            <text:p>2,7634</text:p>
          </table:table-cell>
          <table:table-cell office:value-type="float" office:value="6.5192" calcext:value-type="float">
            <text:p>6,519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622" calcext:value-type="float">
            <text:p>0,2622</text:p>
          </table:table-cell>
          <table:table-cell office:value-type="float" office:value="0.2499" calcext:value-type="float">
            <text:p>0,2499</text:p>
          </table:table-cell>
          <table:table-cell office:value-type="float" office:value="0.2786" calcext:value-type="float">
            <text:p>0,2786</text:p>
          </table:table-cell>
          <table:table-cell office:value-type="float" office:value="0.3714" calcext:value-type="float">
            <text:p>0,3714</text:p>
          </table:table-cell>
          <table:table-cell office:value-type="float" office:value="0.5273" calcext:value-type="float">
            <text:p>0,5273</text:p>
          </table:table-cell>
          <table:table-cell office:value-type="float" office:value="0.7676" calcext:value-type="float">
            <text:p>0,7676</text:p>
          </table:table-cell>
          <table:table-cell office:value-type="float" office:value="1.633" calcext:value-type="float">
            <text:p>1,633</text:p>
          </table:table-cell>
          <table:table-cell office:value-type="float" office:value="3.6106" calcext:value-type="float">
            <text:p>3,6106</text:p>
          </table:table-cell>
          <table:table-cell office:value-type="float" office:value="5.7543" calcext:value-type="float">
            <text:p>5,754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2164" calcext:value-type="float">
            <text:p>1,2164</text:p>
          </table:table-cell>
          <table:table-cell office:value-type="float" office:value="3.2743" calcext:value-type="float">
            <text:p>3,2743</text:p>
          </table:table-cell>
          <table:table-cell office:value-type="float" office:value="5.0315" calcext:value-type="float">
            <text:p>5,0315</text:p>
          </table:table-cell>
          <table:table-cell office:value-type="float" office:value="8.89" calcext:value-type="float">
            <text:p>8,89</text:p>
          </table:table-cell>
          <table:table-cell office:value-type="float" office:value="19.7176" calcext:value-type="float">
            <text:p>19,7176</text:p>
          </table:table-cell>
          <table:table-cell office:value-type="float" office:value="35.6046" calcext:value-type="float">
            <text:p>35,6046</text:p>
          </table:table-cell>
          <table:table-cell office:value-type="float" office:value="100.8875" calcext:value-type="float">
            <text:p>100,8875</text:p>
          </table:table-cell>
          <table:table-cell office:value-type="float" office:value="249.9427" calcext:value-type="float">
            <text:p>249,9427</text:p>
          </table:table-cell>
          <table:table-cell office:value-type="float" office:value="498.1433" calcext:value-type="float">
            <text:p>498,1433</text:p>
          </table:table-cell>
          <table:table-cell office:value-type="float" office:value="1043.1161" calcext:value-type="float">
            <text:p>1043,116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1134" calcext:value-type="float">
            <text:p>1,1134</text:p>
          </table:table-cell>
          <table:table-cell office:value-type="float" office:value="2.8644" calcext:value-type="float">
            <text:p>2,8644</text:p>
          </table:table-cell>
          <table:table-cell office:value-type="float" office:value="4.8807" calcext:value-type="float">
            <text:p>4,8807</text:p>
          </table:table-cell>
          <table:table-cell office:value-type="float" office:value="8.9955" calcext:value-type="float">
            <text:p>8,9955</text:p>
          </table:table-cell>
          <table:table-cell office:value-type="float" office:value="20.1882" calcext:value-type="float">
            <text:p>20,1882</text:p>
          </table:table-cell>
          <table:table-cell office:value-type="float" office:value="50.1901" calcext:value-type="float">
            <text:p>50,1901</text:p>
          </table:table-cell>
          <table:table-cell office:value-type="float" office:value="114.7153" calcext:value-type="float">
            <text:p>114,7153</text:p>
          </table:table-cell>
          <table:table-cell office:value-type="float" office:value="253.4575" calcext:value-type="float">
            <text:p>253,4575</text:p>
          </table:table-cell>
          <table:table-cell office:value-type="float" office:value="468.7169" calcext:value-type="float">
            <text:p>468,7169</text:p>
          </table:table-cell>
          <table:table-cell office:value-type="float" office:value="966.4403" calcext:value-type="float">
            <text:p>966,440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Find count</text:p>
          </table:table-cell>
          <table:table-cell office:value-type="string" calcext:value-type="string">
            <text:p>Flat</text:p>
          </table:table-cell>
          <table:table-cell office:value-type="float" office:value="0.1626" calcext:value-type="float">
            <text:p>0,1626</text:p>
          </table:table-cell>
          <table:table-cell office:value-type="float" office:value="0.1641" calcext:value-type="float">
            <text:p>0,1641</text:p>
          </table:table-cell>
          <table:table-cell office:value-type="float" office:value="0.179" calcext:value-type="float">
            <text:p>0,179</text:p>
          </table:table-cell>
          <table:table-cell office:value-type="float" office:value="0.1705" calcext:value-type="float">
            <text:p>0,1705</text:p>
          </table:table-cell>
          <table:table-cell office:value-type="float" office:value="0.1636" calcext:value-type="float">
            <text:p>0,1636</text:p>
          </table:table-cell>
          <table:table-cell office:value-type="float" office:value="0.1664" calcext:value-type="float">
            <text:p>0,1664</text:p>
          </table:table-cell>
          <table:table-cell office:value-type="float" office:value="0.1662" calcext:value-type="float">
            <text:p>0,1662</text:p>
          </table:table-cell>
          <table:table-cell office:value-type="float" office:value="0.1668" calcext:value-type="float">
            <text:p>0,1668</text:p>
          </table:table-cell>
          <table:table-cell office:value-type="float" office:value="0.1648" calcext:value-type="float">
            <text:p>0,1648</text:p>
          </table:table-cell>
          <table:table-cell office:value-type="float" office:value="0.1641" calcext:value-type="float">
            <text:p>0,16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14" calcext:value-type="float">
            <text:p>0,1614</text:p>
          </table:table-cell>
          <table:table-cell office:value-type="float" office:value="0.1624" calcext:value-type="float">
            <text:p>0,1624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1683" calcext:value-type="float">
            <text:p>0,1683</text:p>
          </table:table-cell>
          <table:table-cell office:value-type="float" office:value="0.1693" calcext:value-type="float">
            <text:p>0,1693</text:p>
          </table:table-cell>
          <table:table-cell office:value-type="float" office:value="0.1749" calcext:value-type="float">
            <text:p>0,1749</text:p>
          </table:table-cell>
          <table:table-cell office:value-type="float" office:value="0.1578" calcext:value-type="float">
            <text:p>0,1578</text:p>
          </table:table-cell>
          <table:table-cell office:value-type="float" office:value="0.168" calcext:value-type="float">
            <text:p>0,16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1508" calcext:value-type="float">
            <text:p>0,1508</text:p>
          </table:table-cell>
          <table:table-cell office:value-type="float" office:value="0.1704" calcext:value-type="float">
            <text:p>0,1704</text:p>
          </table:table-cell>
          <table:table-cell office:value-type="float" office:value="0.1748" calcext:value-type="float">
            <text:p>0,1748</text:p>
          </table:table-cell>
          <table:table-cell office:value-type="float" office:value="0.1645" calcext:value-type="float">
            <text:p>0,1645</text:p>
          </table:table-cell>
          <table:table-cell office:value-type="float" office:value="0.1657" calcext:value-type="float">
            <text:p>0,1657</text:p>
          </table:table-cell>
          <table:table-cell office:value-type="float" office:value="0.1712" calcext:value-type="float">
            <text:p>0,1712</text:p>
          </table:table-cell>
          <table:table-cell office:value-type="float" office:value="0.1789" calcext:value-type="float">
            <text:p>0,178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724" calcext:value-type="float">
            <text:p>0,17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1512" calcext:value-type="float">
            <text:p>1,1512</text:p>
          </table:table-cell>
          <table:table-cell office:value-type="float" office:value="3.1328" calcext:value-type="float">
            <text:p>3,1328</text:p>
          </table:table-cell>
          <table:table-cell office:value-type="float" office:value="4.7615" calcext:value-type="float">
            <text:p>4,7615</text:p>
          </table:table-cell>
          <table:table-cell office:value-type="float" office:value="8.7814" calcext:value-type="float">
            <text:p>8,7814</text:p>
          </table:table-cell>
          <table:table-cell office:value-type="float" office:value="18.6787" calcext:value-type="float">
            <text:p>18,6787</text:p>
          </table:table-cell>
          <table:table-cell office:value-type="float" office:value="35.3064" calcext:value-type="float">
            <text:p>35,3064</text:p>
          </table:table-cell>
          <table:table-cell office:value-type="float" office:value="97.6054" calcext:value-type="float">
            <text:p>97,6054</text:p>
          </table:table-cell>
          <table:table-cell office:value-type="float" office:value="240.8451" calcext:value-type="float">
            <text:p>240,8451</text:p>
          </table:table-cell>
          <table:table-cell office:value-type="float" office:value="477.3044" calcext:value-type="float">
            <text:p>477,3044</text:p>
          </table:table-cell>
          <table:table-cell office:value-type="float" office:value="996.3253" calcext:value-type="float">
            <text:p>996,325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929" calcext:value-type="float">
            <text:p>1,0929</text:p>
          </table:table-cell>
          <table:table-cell office:value-type="float" office:value="2.802" calcext:value-type="float">
            <text:p>2,802</text:p>
          </table:table-cell>
          <table:table-cell office:value-type="float" office:value="4.6039" calcext:value-type="float">
            <text:p>4,6039</text:p>
          </table:table-cell>
          <table:table-cell office:value-type="float" office:value="8.5446" calcext:value-type="float">
            <text:p>8,5446</text:p>
          </table:table-cell>
          <table:table-cell office:value-type="float" office:value="19.0577" calcext:value-type="float">
            <text:p>19,0577</text:p>
          </table:table-cell>
          <table:table-cell office:value-type="float" office:value="48.2071" calcext:value-type="float">
            <text:p>48,2071</text:p>
          </table:table-cell>
          <table:table-cell office:value-type="float" office:value="109.9066" calcext:value-type="float">
            <text:p>109,9066</text:p>
          </table:table-cell>
          <table:table-cell office:value-type="float" office:value="239.2709" calcext:value-type="float">
            <text:p>239,2709</text:p>
          </table:table-cell>
          <table:table-cell office:value-type="float" office:value="442.2402" calcext:value-type="float">
            <text:p>442,2402</text:p>
          </table:table-cell>
          <table:table-cell office:value-type="float" office:value="904.2318" calcext:value-type="float">
            <text:p>904,2318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ed depth average</text:p>
          </table:table-cell>
          <table:table-cell office:value-type="string" calcext:value-type="string">
            <text:p>Flat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2.797" calcext:value-type="float">
            <text:p>2,797</text:p>
          </table:table-cell>
          <table:table-cell office:value-type="float" office:value="2.912" calcext:value-type="float">
            <text:p>2,912</text:p>
          </table:table-cell>
          <table:table-cell office:value-type="float" office:value="3.0433" calcext:value-type="float">
            <text:p>3,0433</text:p>
          </table:table-cell>
          <table:table-cell office:value-type="float" office:value="3.301" calcext:value-type="float">
            <text:p>3,301</text:p>
          </table:table-cell>
          <table:table-cell office:value-type="float" office:value="3.1407" calcext:value-type="float">
            <text:p>3,1407</text:p>
          </table:table-cell>
          <table:table-cell office:value-type="float" office:value="3.7542" calcext:value-type="float">
            <text:p>3,7542</text:p>
          </table:table-cell>
          <table:table-cell office:value-type="float" office:value="3.382" calcext:value-type="float">
            <text:p>3,382</text:p>
          </table:table-cell>
          <table:table-cell office:value-type="float" office:value="3.6086" calcext:value-type="float">
            <text:p>3,6086</text:p>
          </table:table-cell>
          <table:table-cell office:value-type="float" office:value="3.8885" calcext:value-type="float">
            <text:p>3,8885</text:p>
          </table:table-cell>
          <table:table-cell office:value-type="float" office:value="3.2613" calcext:value-type="float">
            <text:p>3,2613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5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Travel depth max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ached</text:p>
          </table:table-cell>
          <table:table-cell table:number-columns-repeated="15"/>
          <table:table-cell office:value-type="string" calcext:value-type="string">
            <text:p>Flat cach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Flat cold</text:p>
          </table:table-cell>
          <table:table-cell table:number-columns-repeated="15"/>
          <table:table-cell office:value-type="string" calcext:value-type="string">
            <text:p>Flat col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 calcext:value-type="string">
            <text:p>Transforms</text:p>
          </table:table-cell>
          <table:table-cell table:number-columns-repeated="15"/>
          <table:table-cell office:value-type="string" calcext:value-type="string">
            <text:p>Transforms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table:number-columns-repeated="14"/>
          <table:table-cell office:value-type="string" calcext:value-type="string">
            <text:p>1st iteration</text:p>
          </table:table-cell>
          <table:table-cell office:value-type="string" calcext:value-type="string">
            <text:p>Flat</text:p>
          </table:table-cell>
          <table:table-cell office:value-type="float" office:value="0.6131" calcext:value-type="float">
            <text:p>0,6131</text:p>
          </table:table-cell>
          <table:table-cell office:value-type="float" office:value="0.6622" calcext:value-type="float">
            <text:p>0,6622</text:p>
          </table:table-cell>
          <table:table-cell office:value-type="float" office:value="0.9371" calcext:value-type="float">
            <text:p>0,9371</text:p>
          </table:table-cell>
          <table:table-cell office:value-type="float" office:value="1.3901" calcext:value-type="float">
            <text:p>1,3901</text:p>
          </table:table-cell>
          <table:table-cell office:value-type="float" office:value="2.4343" calcext:value-type="float">
            <text:p>2,4343</text:p>
          </table:table-cell>
          <table:table-cell office:value-type="float" office:value="5.5047" calcext:value-type="float">
            <text:p>5,5047</text:p>
          </table:table-cell>
          <table:table-cell office:value-type="float" office:value="10.5657" calcext:value-type="float">
            <text:p>10,5657</text:p>
          </table:table-cell>
          <table:table-cell office:value-type="float" office:value="15.7414" calcext:value-type="float">
            <text:p>15,7414</text:p>
          </table:table-cell>
          <table:table-cell office:value-type="float" office:value="21.2368" calcext:value-type="float">
            <text:p>21,2368</text:p>
          </table:table-cell>
          <table:table-cell office:value-type="float" office:value="26.3754" calcext:value-type="float">
            <text:p>26,3754</text:p>
          </table:table-cell>
          <table:table-cell office:value-type="float" office:value="31.4953" calcext:value-type="float">
            <text:p>31,4953</text:p>
          </table:table-cell>
          <table:table-cell office:value-type="float" office:value="35.9698" calcext:value-type="float">
            <text:p>35,96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</text:p>
          </table:table-cell>
          <table:table-cell table:number-columns-repeated="15"/>
          <table:table-cell office:value-type="string" calcext:value-type="string">
            <text:p>Pooled</text:p>
          </table:table-cell>
          <table:table-cell office:value-type="float" office:value="1.0755" calcext:value-type="float">
            <text:p>1,0755</text:p>
          </table:table-cell>
          <table:table-cell office:value-type="float" office:value="1.6266" calcext:value-type="float">
            <text:p>1,6266</text:p>
          </table:table-cell>
          <table:table-cell office:value-type="float" office:value="3.0099" calcext:value-type="float">
            <text:p>3,0099</text:p>
          </table:table-cell>
          <table:table-cell office:value-type="float" office:value="4.8376" calcext:value-type="float">
            <text:p>4,8376</text:p>
          </table:table-cell>
          <table:table-cell office:value-type="float" office:value="7.9979" calcext:value-type="float">
            <text:p>7,9979</text:p>
          </table:table-cell>
          <table:table-cell office:value-type="float" office:value="18.0159" calcext:value-type="float">
            <text:p>18,0159</text:p>
          </table:table-cell>
          <table:table-cell office:value-type="float" office:value="36.82" calcext:value-type="float">
            <text:p>36,82</text:p>
          </table:table-cell>
          <table:table-cell office:value-type="float" office:value="63.487" calcext:value-type="float">
            <text:p>63,487</text:p>
          </table:table-cell>
          <table:table-cell office:value-type="float" office:value="97.1606" calcext:value-type="float">
            <text:p>97,1606</text:p>
          </table:table-cell>
          <table:table-cell office:value-type="float" office:value="135.2777" calcext:value-type="float">
            <text:p>135,2777</text:p>
          </table:table-cell>
          <table:table-cell office:value-type="float" office:value="152.3192" calcext:value-type="float">
            <text:p>152,3192</text:p>
          </table:table-cell>
          <table:table-cell office:value-type="float" office:value="184.1745" calcext:value-type="float">
            <text:p>184,174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</text:p>
          </table:table-cell>
          <table:table-cell table:number-columns-repeated="15"/>
          <table:table-cell office:value-type="string" calcext:value-type="string">
            <text:p>Naive</text:p>
          </table:table-cell>
          <table:table-cell office:value-type="float" office:value="1.5633" calcext:value-type="float">
            <text:p>1,5633</text:p>
          </table:table-cell>
          <table:table-cell office:value-type="float" office:value="2.1032" calcext:value-type="float">
            <text:p>2,1032</text:p>
          </table:table-cell>
          <table:table-cell office:value-type="float" office:value="3.314" calcext:value-type="float">
            <text:p>3,314</text:p>
          </table:table-cell>
          <table:table-cell office:value-type="float" office:value="5.424" calcext:value-type="float">
            <text:p>5,424</text:p>
          </table:table-cell>
          <table:table-cell office:value-type="float" office:value="9.4998" calcext:value-type="float">
            <text:p>9,4998</text:p>
          </table:table-cell>
          <table:table-cell office:value-type="float" office:value="20.2283" calcext:value-type="float">
            <text:p>20,2283</text:p>
          </table:table-cell>
          <table:table-cell office:value-type="float" office:value="42.3992" calcext:value-type="float">
            <text:p>42,3992</text:p>
          </table:table-cell>
          <table:table-cell office:value-type="float" office:value="74.8067" calcext:value-type="float">
            <text:p>74,8067</text:p>
          </table:table-cell>
          <table:table-cell office:value-type="float" office:value="105.7311" calcext:value-type="float">
            <text:p>105,7311</text:p>
          </table:table-cell>
          <table:table-cell office:value-type="float" office:value="135.4576" calcext:value-type="float">
            <text:p>135,4576</text:p>
          </table:table-cell>
          <table:table-cell office:value-type="float" office:value="164.1602" calcext:value-type="float">
            <text:p>164,1602</text:p>
          </table:table-cell>
          <table:table-cell office:value-type="float" office:value="197.3187" calcext:value-type="float">
            <text:p>197,3187</text:p>
          </table:table-cell>
        </table:table-row>
        <table:table-row table:style-name="ro2">
          <table:table-cell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table:number-columns-repeated="14"/>
          <table:table-cell office:value-type="string" calcext:value-type="string">
            <text:p>10th iteration</text:p>
          </table:table-cell>
          <table:table-cell office:value-type="string" calcext:value-type="string">
            <text:p>Flat 10</text:p>
          </table:table-cell>
          <table:table-cell office:value-type="float" office:value="0.1015" calcext:value-type="float">
            <text:p>0,1015</text:p>
          </table:table-cell>
          <table:table-cell office:value-type="float" office:value="0.1973" calcext:value-type="float">
            <text:p>0,1973</text:p>
          </table:table-cell>
          <table:table-cell office:value-type="float" office:value="0.4907" calcext:value-type="float">
            <text:p>0,4907</text:p>
          </table:table-cell>
          <table:table-cell office:value-type="float" office:value="0.9739" calcext:value-type="float">
            <text:p>0,9739</text:p>
          </table:table-cell>
          <table:table-cell office:value-type="float" office:value="1.9403" calcext:value-type="float">
            <text:p>1,9403</text:p>
          </table:table-cell>
          <table:table-cell office:value-type="float" office:value="4.8709" calcext:value-type="float">
            <text:p>4,8709</text:p>
          </table:table-cell>
          <table:table-cell office:value-type="float" office:value="9.71" calcext:value-type="float">
            <text:p>9,71</text:p>
          </table:table-cell>
          <table:table-cell office:value-type="float" office:value="14.4424" calcext:value-type="float">
            <text:p>14,4424</text:p>
          </table:table-cell>
          <table:table-cell office:value-type="float" office:value="19.171" calcext:value-type="float">
            <text:p>19,171</text:p>
          </table:table-cell>
          <table:table-cell office:value-type="float" office:value="24.6082" calcext:value-type="float">
            <text:p>24,6082</text:p>
          </table:table-cell>
          <table:table-cell office:value-type="float" office:value="29.1735" calcext:value-type="float">
            <text:p>29,1735</text:p>
          </table:table-cell>
          <table:table-cell office:value-type="float" office:value="33.4727" calcext:value-type="float">
            <text:p>33,47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oled 10</text:p>
          </table:table-cell>
          <table:table-cell table:number-columns-repeated="15"/>
          <table:table-cell office:value-type="string" calcext:value-type="string">
            <text:p>Pooled 10</text:p>
          </table:table-cell>
          <table:table-cell office:value-type="float" office:value="0.1019" calcext:value-type="float">
            <text:p>0,1019</text:p>
          </table:table-cell>
          <table:table-cell office:value-type="float" office:value="0.2063" calcext:value-type="float">
            <text:p>0,2063</text:p>
          </table:table-cell>
          <table:table-cell office:value-type="float" office:value="0.4631" calcext:value-type="float">
            <text:p>0,4631</text:p>
          </table:table-cell>
          <table:table-cell office:value-type="float" office:value="0.9076" calcext:value-type="float">
            <text:p>0,9076</text:p>
          </table:table-cell>
          <table:table-cell office:value-type="float" office:value="1.9136" calcext:value-type="float">
            <text:p>1,9136</text:p>
          </table:table-cell>
          <table:table-cell office:value-type="float" office:value="5.298" calcext:value-type="float">
            <text:p>5,298</text:p>
          </table:table-cell>
          <table:table-cell office:value-type="float" office:value="12.2339" calcext:value-type="float">
            <text:p>12,2339</text:p>
          </table:table-cell>
          <table:table-cell office:value-type="float" office:value="20.3544" calcext:value-type="float">
            <text:p>20,3544</text:p>
          </table:table-cell>
          <table:table-cell office:value-type="float" office:value="29.0439" calcext:value-type="float">
            <text:p>29,0439</text:p>
          </table:table-cell>
          <table:table-cell office:value-type="float" office:value="37.8898" calcext:value-type="float">
            <text:p>37,8898</text:p>
          </table:table-cell>
          <table:table-cell office:value-type="float" office:value="47.8604" calcext:value-type="float">
            <text:p>47,8604</text:p>
          </table:table-cell>
          <table:table-cell office:value-type="float" office:value="58.2027" calcext:value-type="float">
            <text:p>58,20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aive 10</text:p>
          </table:table-cell>
          <table:table-cell table:number-columns-repeated="15"/>
          <table:table-cell office:value-type="string" calcext:value-type="string">
            <text:p>Naive 10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08" calcext:value-type="float">
            <text:p>0,2008</text:p>
          </table:table-cell>
          <table:table-cell office:value-type="float" office:value="0.4881" calcext:value-type="float">
            <text:p>0,4881</text:p>
          </table:table-cell>
          <table:table-cell office:value-type="float" office:value="0.9468" calcext:value-type="float">
            <text:p>0,9468</text:p>
          </table:table-cell>
          <table:table-cell office:value-type="float" office:value="1.9213" calcext:value-type="float">
            <text:p>1,9213</text:p>
          </table:table-cell>
          <table:table-cell office:value-type="float" office:value="5.5423" calcext:value-type="float">
            <text:p>5,5423</text:p>
          </table:table-cell>
          <table:table-cell office:value-type="float" office:value="12.8851" calcext:value-type="float">
            <text:p>12,8851</text:p>
          </table:table-cell>
          <table:table-cell office:value-type="float" office:value="22.0323" calcext:value-type="float">
            <text:p>22,0323</text:p>
          </table:table-cell>
          <table:table-cell office:value-type="float" office:value="30.8886" calcext:value-type="float">
            <text:p>30,8886</text:p>
          </table:table-cell>
          <table:table-cell office:value-type="float" office:value="41.7452" calcext:value-type="float">
            <text:p>41,7452</text:p>
          </table:table-cell>
          <table:table-cell office:value-type="float" office:value="54.3868" calcext:value-type="float">
            <text:p>54,3868</text:p>
          </table:table-cell>
          <table:table-cell office:value-type="float" office:value="65.0315" calcext:value-type="float">
            <text:p>65,0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.00.0000</text:date>, <text:time style:data-style-name="N2" text:time-value="19:30:32.1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23:15:00.821000000</meta:creation-date>
    <dc:date>2016-08-09T19:33:41.538000000</dc:date>
    <meta:editing-duration>P1DT11H24M9S</meta:editing-duration>
    <meta:editing-cycles>24</meta:editing-cycles>
    <meta:generator>LibreOffice/5.0.6.3$Windows_x86 LibreOffice_project/490fc03b25318460cfc54456516ea2519c11d1aa</meta:generator>
    <meta:document-statistic meta:table-count="7" meta:cell-count="7517"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C.D69:RaatoPC.O75 RaatoPC.C70:RaatoPC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69:RaatoPC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C.D70:RaatoPC.O70" chart:label-cell-address="RaatoPC.C70:RaatoPC.C70" chart:class="chart:line">
            <chart:data-point chart:repeated="12"/>
          </chart:series>
          <chart:series chart:style-name="ch10" chart:values-cell-range-address="RaatoPC.D71:RaatoPC.O71" chart:label-cell-address="RaatoPC.C71:RaatoPC.C71" chart:class="chart:line">
            <chart:data-point chart:repeated="12"/>
          </chart:series>
          <chart:series chart:style-name="ch11" chart:values-cell-range-address="RaatoPC.D72:RaatoPC.O72" chart:label-cell-address="RaatoPC.C72:RaatoPC.C72" chart:class="chart:line">
            <chart:data-point chart:repeated="12"/>
          </chart:series>
          <chart:series chart:style-name="ch12" chart:values-cell-range-address="RaatoPC.D73:RaatoPC.O73" chart:label-cell-address="RaatoPC.C73:RaatoPC.C73" chart:class="chart:line">
            <chart:data-point chart:repeated="12"/>
          </chart:series>
          <chart:series chart:style-name="ch13" chart:values-cell-range-address="RaatoPC.D74:RaatoPC.O74" chart:label-cell-address="RaatoPC.C74:RaatoPC.C74" chart:class="chart:line">
            <chart:data-point chart:repeated="12"/>
          </chart:series>
          <chart:series chart:style-name="ch14" chart:values-cell-range-address="RaatoPC.D75:RaatoPC.O75" chart:label-cell-address="RaatoPC.C75:RaatoPC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69:RaatoPC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70:RaatoPC.C70</svg:desc>
                </draw:g>
              </table:table-cell>
              <table:table-cell office:value-type="float" office:value="0.7702">
                <text:p>0.7702</text:p>
                <draw:g>
                  <svg:desc>RaatoPC.D70:RaatoPC.O70</svg:desc>
                </draw:g>
              </table:table-cell>
              <table:table-cell office:value-type="float" office:value="0.8133">
                <text:p>0.8133</text:p>
              </table:table-cell>
              <table:table-cell office:value-type="float" office:value="1.2114">
                <text:p>1.2114</text:p>
              </table:table-cell>
              <table:table-cell office:value-type="float" office:value="1.9409">
                <text:p>1.9409</text:p>
              </table:table-cell>
              <table:table-cell office:value-type="float" office:value="3.2131">
                <text:p>3.2131</text:p>
              </table:table-cell>
              <table:table-cell office:value-type="float" office:value="7.6519">
                <text:p>7.6519</text:p>
              </table:table-cell>
              <table:table-cell office:value-type="float" office:value="14.1836">
                <text:p>14.1836</text:p>
              </table:table-cell>
              <table:table-cell office:value-type="float" office:value="21.429">
                <text:p>21.429</text:p>
              </table:table-cell>
              <table:table-cell office:value-type="float" office:value="28.3982">
                <text:p>28.3982</text:p>
              </table:table-cell>
              <table:table-cell office:value-type="float" office:value="35.3178">
                <text:p>35.3178</text:p>
              </table:table-cell>
              <table:table-cell office:value-type="float" office:value="46.0168">
                <text:p>46.0168</text:p>
              </table:table-cell>
              <table:table-cell office:value-type="float" office:value="50.5099">
                <text:p>50.5099</text:p>
              </table:table-cell>
            </table:table-row>
            <table:table-row>
              <table:table-cell office:value-type="string">
                <text:p>Pooled</text:p>
                <draw:g>
                  <svg:desc>RaatoPC.C71:RaatoPC.C71</svg:desc>
                </draw:g>
              </table:table-cell>
              <table:table-cell office:value-type="float" office:value="1.4066">
                <text:p>1.4066</text:p>
                <draw:g>
                  <svg:desc>RaatoPC.D71:RaatoPC.O71</svg:desc>
                </draw:g>
              </table:table-cell>
              <table:table-cell office:value-type="float" office:value="1.9493">
                <text:p>1.9493</text:p>
              </table:table-cell>
              <table:table-cell office:value-type="float" office:value="3.0167">
                <text:p>3.0167</text:p>
              </table:table-cell>
              <table:table-cell office:value-type="float" office:value="5.5527">
                <text:p>5.5527</text:p>
              </table:table-cell>
              <table:table-cell office:value-type="float" office:value="10.3577">
                <text:p>10.3577</text:p>
              </table:table-cell>
              <table:table-cell office:value-type="float" office:value="24.954">
                <text:p>24.954</text:p>
              </table:table-cell>
              <table:table-cell office:value-type="float" office:value="51.5649">
                <text:p>51.5649</text:p>
              </table:table-cell>
              <table:table-cell office:value-type="float" office:value="89.9609">
                <text:p>89.9609</text:p>
              </table:table-cell>
              <table:table-cell office:value-type="float" office:value="120.4629">
                <text:p>120.4629</text:p>
              </table:table-cell>
              <table:table-cell office:value-type="float" office:value="151.176">
                <text:p>151.176</text:p>
              </table:table-cell>
              <table:table-cell office:value-type="float" office:value="183.273">
                <text:p>183.273</text:p>
              </table:table-cell>
              <table:table-cell office:value-type="float" office:value="217.0641">
                <text:p>217.0641</text:p>
              </table:table-cell>
            </table:table-row>
            <table:table-row>
              <table:table-cell office:value-type="string">
                <text:p>Naive</text:p>
                <draw:g>
                  <svg:desc>RaatoPC.C72:RaatoPC.C72</svg:desc>
                </draw:g>
              </table:table-cell>
              <table:table-cell office:value-type="float" office:value="1.7361">
                <text:p>1.7361</text:p>
                <draw:g>
                  <svg:desc>RaatoPC.D72:RaatoPC.O72</svg:desc>
                </draw:g>
              </table:table-cell>
              <table:table-cell office:value-type="float" office:value="2.1125">
                <text:p>2.1125</text:p>
              </table:table-cell>
              <table:table-cell office:value-type="float" office:value="3.5293">
                <text:p>3.5293</text:p>
              </table:table-cell>
              <table:table-cell office:value-type="float" office:value="6.0352">
                <text:p>6.0352</text:p>
              </table:table-cell>
              <table:table-cell office:value-type="float" office:value="11.8347">
                <text:p>11.8347</text:p>
              </table:table-cell>
              <table:table-cell office:value-type="float" office:value="29.987">
                <text:p>29.987</text:p>
              </table:table-cell>
              <table:table-cell office:value-type="float" office:value="64.4577">
                <text:p>64.4577</text:p>
              </table:table-cell>
              <table:table-cell office:value-type="float" office:value="102.6892">
                <text:p>102.6892</text:p>
              </table:table-cell>
              <table:table-cell office:value-type="float" office:value="139.5523">
                <text:p>139.5523</text:p>
              </table:table-cell>
              <table:table-cell office:value-type="float" office:value="169.2538">
                <text:p>169.2538</text:p>
              </table:table-cell>
              <table:table-cell office:value-type="float" office:value="207.0726">
                <text:p>207.0726</text:p>
              </table:table-cell>
              <table:table-cell office:value-type="float" office:value="230.5434">
                <text:p>230.5434</text:p>
              </table:table-cell>
            </table:table-row>
            <table:table-row>
              <table:table-cell office:value-type="string">
                <text:p>Flat 10</text:p>
                <draw:g>
                  <svg:desc>RaatoPC.C73:RaatoPC.C73</svg:desc>
                </draw:g>
              </table:table-cell>
              <table:table-cell office:value-type="float" office:value="0.1012">
                <text:p>0.1012</text:p>
                <draw:g>
                  <svg:desc>RaatoPC.D73:RaatoPC.O73</svg:desc>
                </draw:g>
              </table:table-cell>
              <table:table-cell office:value-type="float" office:value="0.2611">
                <text:p>0.2611</text:p>
              </table:table-cell>
              <table:table-cell office:value-type="float" office:value="0.6362">
                <text:p>0.6362</text:p>
              </table:table-cell>
              <table:table-cell office:value-type="float" office:value="1.3965">
                <text:p>1.3965</text:p>
              </table:table-cell>
              <table:table-cell office:value-type="float" office:value="2.5413">
                <text:p>2.5413</text:p>
              </table:table-cell>
              <table:table-cell office:value-type="float" office:value="6.2835">
                <text:p>6.2835</text:p>
              </table:table-cell>
              <table:table-cell office:value-type="float" office:value="13.6526">
                <text:p>13.6526</text:p>
              </table:table-cell>
              <table:table-cell office:value-type="float" office:value="19.568">
                <text:p>19.568</text:p>
              </table:table-cell>
              <table:table-cell office:value-type="float" office:value="26.3208">
                <text:p>26.3208</text:p>
              </table:table-cell>
              <table:table-cell office:value-type="float" office:value="32.9115">
                <text:p>32.9115</text:p>
              </table:table-cell>
              <table:table-cell office:value-type="float" office:value="39.5991">
                <text:p>39.5991</text:p>
              </table:table-cell>
              <table:table-cell office:value-type="float" office:value="45.857">
                <text:p>45.857</text:p>
              </table:table-cell>
            </table:table-row>
            <table:table-row>
              <table:table-cell office:value-type="string">
                <text:p>Pooled 10</text:p>
                <draw:g>
                  <svg:desc>RaatoPC.C74:RaatoPC.C74</svg:desc>
                </draw:g>
              </table:table-cell>
              <table:table-cell office:value-type="float" office:value="0.116">
                <text:p>0.116</text:p>
                <draw:g>
                  <svg:desc>RaatoPC.D74:RaatoPC.O74</svg:desc>
                </draw:g>
              </table:table-cell>
              <table:table-cell office:value-type="float" office:value="0.2388">
                <text:p>0.2388</text:p>
              </table:table-cell>
              <table:table-cell office:value-type="float" office:value="0.5872">
                <text:p>0.5872</text:p>
              </table:table-cell>
              <table:table-cell office:value-type="float" office:value="1.1498">
                <text:p>1.1498</text:p>
              </table:table-cell>
              <table:table-cell office:value-type="float" office:value="2.3247">
                <text:p>2.3247</text:p>
              </table:table-cell>
              <table:table-cell office:value-type="float" office:value="6.3708">
                <text:p>6.3708</text:p>
              </table:table-cell>
              <table:table-cell office:value-type="float" office:value="13.5134">
                <text:p>13.5134</text:p>
              </table:table-cell>
              <table:table-cell office:value-type="float" office:value="21.7447">
                <text:p>21.7447</text:p>
              </table:table-cell>
              <table:table-cell office:value-type="float" office:value="30.6898">
                <text:p>30.6898</text:p>
              </table:table-cell>
              <table:table-cell office:value-type="float" office:value="40.5719">
                <text:p>40.5719</text:p>
              </table:table-cell>
              <table:table-cell office:value-type="float" office:value="51.1933">
                <text:p>51.1933</text:p>
              </table:table-cell>
              <table:table-cell office:value-type="float" office:value="61.9761">
                <text:p>61.9761</text:p>
              </table:table-cell>
            </table:table-row>
            <table:table-row>
              <table:table-cell office:value-type="string">
                <text:p>Naive 10</text:p>
                <draw:g>
                  <svg:desc>RaatoPC.C75:RaatoPC.C75</svg:desc>
                </draw:g>
              </table:table-cell>
              <table:table-cell office:value-type="float" office:value="0.1149">
                <text:p>0.1149</text:p>
                <draw:g>
                  <svg:desc>RaatoPC.D75:RaatoPC.O75</svg:desc>
                </draw:g>
              </table:table-cell>
              <table:table-cell office:value-type="float" office:value="0.2247">
                <text:p>0.2247</text:p>
              </table:table-cell>
              <table:table-cell office:value-type="float" office:value="0.5622">
                <text:p>0.5622</text:p>
              </table:table-cell>
              <table:table-cell office:value-type="float" office:value="1.0967">
                <text:p>1.0967</text:p>
              </table:table-cell>
              <table:table-cell office:value-type="float" office:value="2.3534">
                <text:p>2.3534</text:p>
              </table:table-cell>
              <table:table-cell office:value-type="float" office:value="6.4627">
                <text:p>6.4627</text:p>
              </table:table-cell>
              <table:table-cell office:value-type="float" office:value="14.1254">
                <text:p>14.1254</text:p>
              </table:table-cell>
              <table:table-cell office:value-type="float" office:value="22.6876">
                <text:p>22.6876</text:p>
              </table:table-cell>
              <table:table-cell office:value-type="float" office:value="31.7999">
                <text:p>31.7999</text:p>
              </table:table-cell>
              <table:table-cell office:value-type="float" office:value="42.3158">
                <text:p>42.3158</text:p>
              </table:table-cell>
              <table:table-cell office:value-type="float" office:value="53.2506">
                <text:p>53.2506</text:p>
              </table:table-cell>
              <table:table-cell office:value-type="float" office:value="64.6695">
                <text:p>64.6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C.D47:RaatoPC.M52 RaatoPC.C48:RaatoPC.C52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7:RaatoPC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8:RaatoPC.M48" chart:label-cell-address="RaatoPC.C48:RaatoPC.C48" chart:class="chart:line">
            <chart:data-point chart:repeated="10"/>
          </chart:series>
          <chart:series chart:style-name="ch8" chart:values-cell-range-address="RaatoPC.D49:RaatoPC.M49" chart:label-cell-address="RaatoPC.C49:RaatoPC.C49" chart:class="chart:line">
            <chart:data-point chart:repeated="10"/>
          </chart:series>
          <chart:series chart:style-name="ch9" chart:values-cell-range-address="RaatoPC.D50:RaatoPC.M50" chart:label-cell-address="RaatoPC.C50:RaatoPC.C50" chart:class="chart:line">
            <chart:data-point chart:repeated="10"/>
          </chart:series>
          <chart:series chart:style-name="ch10" chart:values-cell-range-address="RaatoPC.D51:RaatoPC.M51" chart:label-cell-address="RaatoPC.C51:RaatoPC.C51" chart:class="chart:line">
            <chart:data-point chart:repeated="10"/>
          </chart:series>
          <chart:series chart:style-name="ch11" chart:values-cell-range-address="RaatoPC.D52:RaatoPC.M52" chart:label-cell-address="RaatoPC.C52:RaatoPC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7:RaatoPC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8:RaatoPC.C48</svg:desc>
                </draw:g>
              </table:table-cell>
              <table:table-cell office:value-type="float" office:value="0.3261">
                <text:p>0.3261</text:p>
                <draw:g>
                  <svg:desc>RaatoPC.D48:RaatoPC.M48</svg:desc>
                </draw:g>
              </table:table-cell>
              <table:table-cell office:value-type="float" office:value="0.5843">
                <text:p>0.5843</text:p>
              </table:table-cell>
              <table:table-cell office:value-type="float" office:value="0.6793">
                <text:p>0.6793</text:p>
              </table:table-cell>
              <table:table-cell office:value-type="float" office:value="0.7578">
                <text:p>0.7578</text:p>
              </table:table-cell>
              <table:table-cell office:value-type="float" office:value="0.7601">
                <text:p>0.7601</text:p>
              </table:table-cell>
              <table:table-cell office:value-type="float" office:value="0.7931">
                <text:p>0.7931</text:p>
              </table:table-cell>
              <table:table-cell office:value-type="float" office:value="0.8246">
                <text:p>0.8246</text:p>
              </table:table-cell>
              <table:table-cell office:value-type="float" office:value="0.8158">
                <text:p>0.8158</text:p>
              </table:table-cell>
              <table:table-cell office:value-type="float" office:value="0.827">
                <text:p>0.827</text:p>
              </table:table-cell>
              <table:table-cell office:value-type="float" office:value="0.7577">
                <text:p>0.7577</text:p>
              </table:table-cell>
            </table:table-row>
            <table:table-row>
              <table:table-cell office:value-type="string">
                <text:p>Flat cached</text:p>
                <draw:g>
                  <svg:desc>RaatoPC.C49:RaatoPC.C49</svg:desc>
                </draw:g>
              </table:table-cell>
              <table:table-cell office:value-type="float" office:value="0.3429">
                <text:p>0.3429</text:p>
                <draw:g>
                  <svg:desc>RaatoPC.D49:RaatoPC.M49</svg:desc>
                </draw:g>
              </table:table-cell>
              <table:table-cell office:value-type="float" office:value="0.6777">
                <text:p>0.6777</text:p>
              </table:table-cell>
              <table:table-cell office:value-type="float" office:value="0.7491">
                <text:p>0.7491</text:p>
              </table:table-cell>
              <table:table-cell office:value-type="float" office:value="0.7725">
                <text:p>0.7725</text:p>
              </table:table-cell>
              <table:table-cell office:value-type="float" office:value="0.7721">
                <text:p>0.7721</text:p>
              </table:table-cell>
              <table:table-cell office:value-type="float" office:value="0.8019">
                <text:p>0.8019</text:p>
              </table:table-cell>
              <table:table-cell office:value-type="float" office:value="0.8105">
                <text:p>0.8105</text:p>
              </table:table-cell>
              <table:table-cell office:value-type="float" office:value="0.8433">
                <text:p>0.8433</text:p>
              </table:table-cell>
              <table:table-cell office:value-type="float" office:value="0.8778">
                <text:p>0.8778</text:p>
              </table:table-cell>
              <table:table-cell office:value-type="float" office:value="0.7601">
                <text:p>0.7601</text:p>
              </table:table-cell>
            </table:table-row>
            <table:table-row>
              <table:table-cell office:value-type="string">
                <text:p>Flat cold</text:p>
                <draw:g>
                  <svg:desc>RaatoPC.C50:RaatoPC.C50</svg:desc>
                </draw:g>
              </table:table-cell>
              <table:table-cell office:value-type="float" office:value="0.2659">
                <text:p>0.2659</text:p>
                <draw:g>
                  <svg:desc>RaatoPC.D50:RaatoPC.M50</svg:desc>
                </draw:g>
              </table:table-cell>
              <table:table-cell office:value-type="float" office:value="0.6193">
                <text:p>0.6193</text:p>
              </table:table-cell>
              <table:table-cell office:value-type="float" office:value="0.6522">
                <text:p>0.6522</text:p>
              </table:table-cell>
              <table:table-cell office:value-type="float" office:value="0.6621">
                <text:p>0.6621</text:p>
              </table:table-cell>
              <table:table-cell office:value-type="float" office:value="0.6753">
                <text:p>0.6753</text:p>
              </table:table-cell>
              <table:table-cell office:value-type="float" office:value="0.694">
                <text:p>0.694</text:p>
              </table:table-cell>
              <table:table-cell office:value-type="float" office:value="0.6836">
                <text:p>0.6836</text:p>
              </table:table-cell>
              <table:table-cell office:value-type="float" office:value="0.6784">
                <text:p>0.6784</text:p>
              </table:table-cell>
              <table:table-cell office:value-type="float" office:value="0.6472">
                <text:p>0.6472</text:p>
              </table:table-cell>
              <table:table-cell office:value-type="float" office:value="0.6501">
                <text:p>0.6501</text:p>
              </table:table-cell>
            </table:table-row>
            <table:table-row>
              <table:table-cell office:value-type="string">
                <text:p>Naive</text:p>
                <draw:g>
                  <svg:desc>RaatoPC.C51:RaatoPC.C51</svg:desc>
                </draw:g>
              </table:table-cell>
              <table:table-cell office:value-type="float" office:value="1.4181">
                <text:p>1.4181</text:p>
                <draw:g>
                  <svg:desc>RaatoPC.D51:RaatoPC.M51</svg:desc>
                </draw:g>
              </table:table-cell>
              <table:table-cell office:value-type="float" office:value="3.3938">
                <text:p>3.3938</text:p>
              </table:table-cell>
              <table:table-cell office:value-type="float" office:value="5.6753">
                <text:p>5.6753</text:p>
              </table:table-cell>
              <table:table-cell office:value-type="float" office:value="10.0966">
                <text:p>10.0966</text:p>
              </table:table-cell>
              <table:table-cell office:value-type="float" office:value="20.8393">
                <text:p>20.8393</text:p>
              </table:table-cell>
              <table:table-cell office:value-type="float" office:value="41.3331">
                <text:p>41.3331</text:p>
              </table:table-cell>
              <table:table-cell office:value-type="float" office:value="104.4638">
                <text:p>104.4638</text:p>
              </table:table-cell>
              <table:table-cell office:value-type="float" office:value="256.2675">
                <text:p>256.2675</text:p>
              </table:table-cell>
              <table:table-cell office:value-type="float" office:value="512.5585">
                <text:p>512.5585</text:p>
              </table:table-cell>
              <table:table-cell office:value-type="float" office:value="1020.3816">
                <text:p>1020.3816</text:p>
              </table:table-cell>
            </table:table-row>
            <table:table-row>
              <table:table-cell office:value-type="string">
                <text:p>Pooled</text:p>
                <draw:g>
                  <svg:desc>RaatoPC.C52:RaatoPC.C52</svg:desc>
                </draw:g>
              </table:table-cell>
              <table:table-cell office:value-type="float" office:value="1.3215">
                <text:p>1.3215</text:p>
                <draw:g>
                  <svg:desc>RaatoPC.D52:RaatoPC.M52</svg:desc>
                </draw:g>
              </table:table-cell>
              <table:table-cell office:value-type="float" office:value="3.7733">
                <text:p>3.7733</text:p>
              </table:table-cell>
              <table:table-cell office:value-type="float" office:value="5.9805">
                <text:p>5.9805</text:p>
              </table:table-cell>
              <table:table-cell office:value-type="float" office:value="10.3703">
                <text:p>10.3703</text:p>
              </table:table-cell>
              <table:table-cell office:value-type="float" office:value="21.8907">
                <text:p>21.8907</text:p>
              </table:table-cell>
              <table:table-cell office:value-type="float" office:value="49.1325">
                <text:p>49.1325</text:p>
              </table:table-cell>
              <table:table-cell office:value-type="float" office:value="102.1491">
                <text:p>102.1491</text:p>
              </table:table-cell>
              <table:table-cell office:value-type="float" office:value="243.9304">
                <text:p>243.9304</text:p>
              </table:table-cell>
              <table:table-cell office:value-type="float" office:value="490.5886">
                <text:p>490.5886</text:p>
              </table:table-cell>
              <table:table-cell office:value-type="float" office:value="969.7906">
                <text:p>969.79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C.D109:RaatoPC.M113 RaatoPC.C110:RaatoPC.C113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RaatoPC.D109:RaatoPC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0:RaatoPC.M110" chart:label-cell-address="RaatoPC.C110:RaatoPC.C110" chart:class="chart:line">
            <chart:data-point chart:repeated="10"/>
          </chart:series>
          <chart:series chart:style-name="ch8" chart:values-cell-range-address="RaatoPC.D111:RaatoPC.M111" chart:label-cell-address="RaatoPC.C111:RaatoPC.C111" chart:class="chart:line">
            <chart:data-point chart:repeated="10"/>
          </chart:series>
          <chart:series chart:style-name="ch9" chart:values-cell-range-address="RaatoPC.D112:RaatoPC.M112" chart:label-cell-address="RaatoPC.C112:RaatoPC.C112" chart:class="chart:line">
            <chart:data-point chart:repeated="10"/>
          </chart:series>
          <chart:series chart:style-name="ch10" chart:values-cell-range-address="RaatoPC.D113:RaatoPC.M113" chart:label-cell-address="RaatoPC.C113:RaatoPC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9:RaatoPC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0:RaatoPC.C110</svg:desc>
                </draw:g>
              </table:table-cell>
              <table:table-cell office:value-type="float" office:value="1.2812">
                <text:p>1.2812</text:p>
                <draw:g>
                  <svg:desc>RaatoPC.D110:RaatoPC.M110</svg:desc>
                </draw:g>
              </table:table-cell>
              <table:table-cell office:value-type="float" office:value="1.2769">
                <text:p>1.2769</text:p>
              </table:table-cell>
              <table:table-cell office:value-type="float" office:value="1.3166">
                <text:p>1.3166</text:p>
              </table:table-cell>
              <table:table-cell office:value-type="float" office:value="1.3989">
                <text:p>1.3989</text:p>
              </table:table-cell>
              <table:table-cell office:value-type="float" office:value="1.5221">
                <text:p>1.5221</text:p>
              </table:table-cell>
              <table:table-cell office:value-type="float" office:value="1.7446">
                <text:p>1.7446</text:p>
              </table:table-cell>
              <table:table-cell office:value-type="float" office:value="1.9659">
                <text:p>1.9659</text:p>
              </table:table-cell>
              <table:table-cell office:value-type="float" office:value="2.8846">
                <text:p>2.8846</text:p>
              </table:table-cell>
              <table:table-cell office:value-type="float" office:value="4.3148">
                <text:p>4.3148</text:p>
              </table:table-cell>
              <table:table-cell office:value-type="float" office:value="6.1967">
                <text:p>6.1967</text:p>
              </table:table-cell>
            </table:table-row>
            <table:table-row>
              <table:table-cell office:value-type="string">
                <text:p>Flat cached</text:p>
                <draw:g>
                  <svg:desc>RaatoPC.C111:RaatoPC.C111</svg:desc>
                </draw:g>
              </table:table-cell>
              <table:table-cell office:value-type="float" office:value="1.3863">
                <text:p>1.3863</text:p>
                <draw:g>
                  <svg:desc>RaatoPC.D111:RaatoPC.M111</svg:desc>
                </draw:g>
              </table:table-cell>
              <table:table-cell office:value-type="float" office:value="1.335">
                <text:p>1.335</text:p>
              </table:table-cell>
              <table:table-cell office:value-type="float" office:value="1.3818">
                <text:p>1.3818</text:p>
              </table:table-cell>
              <table:table-cell office:value-type="float" office:value="1.4591">
                <text:p>1.4591</text:p>
              </table:table-cell>
              <table:table-cell office:value-type="float" office:value="1.6083">
                <text:p>1.6083</text:p>
              </table:table-cell>
              <table:table-cell office:value-type="float" office:value="1.7793">
                <text:p>1.7793</text:p>
              </table:table-cell>
              <table:table-cell office:value-type="float" office:value="2.1506">
                <text:p>2.1506</text:p>
              </table:table-cell>
              <table:table-cell office:value-type="float" office:value="2.9164">
                <text:p>2.9164</text:p>
              </table:table-cell>
              <table:table-cell office:value-type="float" office:value="4.6334">
                <text:p>4.6334</text:p>
              </table:table-cell>
              <table:table-cell office:value-type="float" office:value="5.9502">
                <text:p>5.9502</text:p>
              </table:table-cell>
            </table:table-row>
            <table:table-row>
              <table:table-cell office:value-type="string">
                <text:p>Naive</text:p>
                <draw:g>
                  <svg:desc>RaatoPC.C112:RaatoPC.C112</svg:desc>
                </draw:g>
              </table:table-cell>
              <table:table-cell office:value-type="float" office:value="2.8144">
                <text:p>2.8144</text:p>
                <draw:g>
                  <svg:desc>RaatoPC.D112:RaatoPC.M112</svg:desc>
                </draw:g>
              </table:table-cell>
              <table:table-cell office:value-type="float" office:value="2.9649">
                <text:p>2.9649</text:p>
              </table:table-cell>
              <table:table-cell office:value-type="float" office:value="3.0907">
                <text:p>3.0907</text:p>
              </table:table-cell>
              <table:table-cell office:value-type="float" office:value="3.1686">
                <text:p>3.1686</text:p>
              </table:table-cell>
              <table:table-cell office:value-type="float" office:value="3.2447">
                <text:p>3.2447</text:p>
              </table:table-cell>
              <table:table-cell office:value-type="float" office:value="3.2461">
                <text:p>3.2461</text:p>
              </table:table-cell>
              <table:table-cell office:value-type="float" office:value="3.2699">
                <text:p>3.2699</text:p>
              </table:table-cell>
              <table:table-cell office:value-type="float" office:value="3.3071">
                <text:p>3.3071</text:p>
              </table:table-cell>
              <table:table-cell office:value-type="float" office:value="3.3508">
                <text:p>3.3508</text:p>
              </table:table-cell>
              <table:table-cell office:value-type="float" office:value="3.3697">
                <text:p>3.3697</text:p>
              </table:table-cell>
            </table:table-row>
            <table:table-row>
              <table:table-cell office:value-type="string">
                <text:p>Pooled</text:p>
                <draw:g>
                  <svg:desc>RaatoPC.C113:RaatoPC.C113</svg:desc>
                </draw:g>
              </table:table-cell>
              <table:table-cell office:value-type="float" office:value="1.2078">
                <text:p>1.2078</text:p>
                <draw:g>
                  <svg:desc>RaatoPC.D113:RaatoPC.M113</svg:desc>
                </draw:g>
              </table:table-cell>
              <table:table-cell office:value-type="float" office:value="1.27">
                <text:p>1.27</text:p>
              </table:table-cell>
              <table:table-cell office:value-type="float" office:value="1.3403">
                <text:p>1.3403</text:p>
              </table:table-cell>
              <table:table-cell office:value-type="float" office:value="1.3679">
                <text:p>1.3679</text:p>
              </table:table-cell>
              <table:table-cell office:value-type="float" office:value="1.4902">
                <text:p>1.4902</text:p>
              </table:table-cell>
              <table:table-cell office:value-type="float" office:value="1.4823">
                <text:p>1.4823</text:p>
              </table:table-cell>
              <table:table-cell office:value-type="float" office:value="1.7046">
                <text:p>1.7046</text:p>
              </table:table-cell>
              <table:table-cell office:value-type="float" office:value="2.0647">
                <text:p>2.0647</text:p>
              </table:table-cell>
              <table:table-cell office:value-type="float" office:value="2.5101">
                <text:p>2.5101</text:p>
              </table:table-cell>
              <table:table-cell office:value-type="float" office:value="2.7197">
                <text:p>2.719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C.D115:RaatoPC.M119 RaatoPC.C116:RaatoPC.C119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RaatoPC.D115:RaatoPC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16:RaatoPC.M116" chart:label-cell-address="RaatoPC.C116:RaatoPC.C116" chart:class="chart:line">
            <chart:data-point chart:repeated="10"/>
          </chart:series>
          <chart:series chart:style-name="ch8" chart:values-cell-range-address="RaatoPC.D117:RaatoPC.M117" chart:label-cell-address="RaatoPC.C117:RaatoPC.C117" chart:class="chart:line">
            <chart:data-point chart:repeated="10"/>
          </chart:series>
          <chart:series chart:style-name="ch9" chart:values-cell-range-address="RaatoPC.D118:RaatoPC.M118" chart:label-cell-address="RaatoPC.C118:RaatoPC.C118" chart:class="chart:line">
            <chart:data-point chart:repeated="10"/>
          </chart:series>
          <chart:series chart:style-name="ch10" chart:values-cell-range-address="RaatoPC.D119:RaatoPC.M119" chart:label-cell-address="RaatoPC.C119:RaatoPC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15:RaatoPC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16:RaatoPC.C116</svg:desc>
                </draw:g>
              </table:table-cell>
              <table:table-cell office:value-type="float" office:value="1.2102">
                <text:p>1.2102</text:p>
                <draw:g>
                  <svg:desc>RaatoPC.D116:RaatoPC.M116</svg:desc>
                </draw:g>
              </table:table-cell>
              <table:table-cell office:value-type="float" office:value="1.208">
                <text:p>1.208</text:p>
              </table:table-cell>
              <table:table-cell office:value-type="float" office:value="1.2815">
                <text:p>1.2815</text:p>
              </table:table-cell>
              <table:table-cell office:value-type="float" office:value="1.3797">
                <text:p>1.3797</text:p>
              </table:table-cell>
              <table:table-cell office:value-type="float" office:value="1.417">
                <text:p>1.417</text:p>
              </table:table-cell>
              <table:table-cell office:value-type="float" office:value="1.7862">
                <text:p>1.7862</text:p>
              </table:table-cell>
              <table:table-cell office:value-type="float" office:value="2.1451">
                <text:p>2.1451</text:p>
              </table:table-cell>
              <table:table-cell office:value-type="float" office:value="3.5409">
                <text:p>3.5409</text:p>
              </table:table-cell>
              <table:table-cell office:value-type="float" office:value="5.4953">
                <text:p>5.4953</text:p>
              </table:table-cell>
              <table:table-cell office:value-type="float" office:value="7.8793">
                <text:p>7.8793</text:p>
              </table:table-cell>
            </table:table-row>
            <table:table-row>
              <table:table-cell office:value-type="string">
                <text:p>Flat cached</text:p>
                <draw:g>
                  <svg:desc>RaatoPC.C117:RaatoPC.C117</svg:desc>
                </draw:g>
              </table:table-cell>
              <table:table-cell office:value-type="float" office:value="1.2338">
                <text:p>1.2338</text:p>
                <draw:g>
                  <svg:desc>RaatoPC.D117:RaatoPC.M117</svg:desc>
                </draw:g>
              </table:table-cell>
              <table:table-cell office:value-type="float" office:value="1.358">
                <text:p>1.358</text:p>
              </table:table-cell>
              <table:table-cell office:value-type="float" office:value="1.3893">
                <text:p>1.3893</text:p>
              </table:table-cell>
              <table:table-cell office:value-type="float" office:value="1.4333">
                <text:p>1.4333</text:p>
              </table:table-cell>
              <table:table-cell office:value-type="float" office:value="1.5898">
                <text:p>1.5898</text:p>
              </table:table-cell>
              <table:table-cell office:value-type="float" office:value="1.7258">
                <text:p>1.7258</text:p>
              </table:table-cell>
              <table:table-cell office:value-type="float" office:value="2.3917">
                <text:p>2.3917</text:p>
              </table:table-cell>
              <table:table-cell office:value-type="float" office:value="3.5596">
                <text:p>3.5596</text:p>
              </table:table-cell>
              <table:table-cell office:value-type="float" office:value="5.9225">
                <text:p>5.9225</text:p>
              </table:table-cell>
              <table:table-cell office:value-type="float" office:value="7.6457">
                <text:p>7.6457</text:p>
              </table:table-cell>
            </table:table-row>
            <table:table-row>
              <table:table-cell office:value-type="string">
                <text:p>Naive</text:p>
                <draw:g>
                  <svg:desc>RaatoPC.C118:RaatoPC.C118</svg:desc>
                </draw:g>
              </table:table-cell>
              <table:table-cell office:value-type="float" office:value="2.9371">
                <text:p>2.9371</text:p>
                <draw:g>
                  <svg:desc>RaatoPC.D118:RaatoPC.M118</svg:desc>
                </draw:g>
              </table:table-cell>
              <table:table-cell office:value-type="float" office:value="3.2552">
                <text:p>3.2552</text:p>
              </table:table-cell>
              <table:table-cell office:value-type="float" office:value="3.5996">
                <text:p>3.5996</text:p>
              </table:table-cell>
              <table:table-cell office:value-type="float" office:value="3.9986">
                <text:p>3.9986</text:p>
              </table:table-cell>
              <table:table-cell office:value-type="float" office:value="4.3543">
                <text:p>4.3543</text:p>
              </table:table-cell>
              <table:table-cell office:value-type="float" office:value="4.912">
                <text:p>4.912</text:p>
              </table:table-cell>
              <table:table-cell office:value-type="float" office:value="5.9942">
                <text:p>5.9942</text:p>
              </table:table-cell>
              <table:table-cell office:value-type="float" office:value="5.7366">
                <text:p>5.7366</text:p>
              </table:table-cell>
              <table:table-cell office:value-type="float" office:value="6.0734">
                <text:p>6.0734</text:p>
              </table:table-cell>
              <table:table-cell office:value-type="float" office:value="6.2419">
                <text:p>6.2419</text:p>
              </table:table-cell>
            </table:table-row>
            <table:table-row>
              <table:table-cell office:value-type="string">
                <text:p>Pooled</text:p>
                <draw:g>
                  <svg:desc>RaatoPC.C119:RaatoPC.C119</svg:desc>
                </draw:g>
              </table:table-cell>
              <table:table-cell office:value-type="float" office:value="1.291">
                <text:p>1.291</text:p>
                <draw:g>
                  <svg:desc>RaatoPC.D119:RaatoPC.M119</svg:desc>
                </draw:g>
              </table:table-cell>
              <table:table-cell office:value-type="float" office:value="1.6585">
                <text:p>1.6585</text:p>
              </table:table-cell>
              <table:table-cell office:value-type="float" office:value="1.8771">
                <text:p>1.8771</text:p>
              </table:table-cell>
              <table:table-cell office:value-type="float" office:value="2.1402">
                <text:p>2.1402</text:p>
              </table:table-cell>
              <table:table-cell office:value-type="float" office:value="2.3531">
                <text:p>2.3531</text:p>
              </table:table-cell>
              <table:table-cell office:value-type="float" office:value="2.657">
                <text:p>2.657</text:p>
              </table:table-cell>
              <table:table-cell office:value-type="float" office:value="3.2444">
                <text:p>3.2444</text:p>
              </table:table-cell>
              <table:table-cell office:value-type="float" office:value="3.2796">
                <text:p>3.2796</text:p>
              </table:table-cell>
              <table:table-cell office:value-type="float" office:value="3.4379">
                <text:p>3.4379</text:p>
              </table:table-cell>
              <table:table-cell office:value-type="float" office:value="3.5157">
                <text:p>3.515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C.D131:RaatoPC.M135 RaatoPC.C132:RaatoPC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RaatoPC.D131:RaatoPC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2:RaatoPC.M132" chart:label-cell-address="RaatoPC.C132:RaatoPC.C132" chart:class="chart:line">
            <chart:data-point chart:repeated="10"/>
          </chart:series>
          <chart:series chart:style-name="ch8" chart:values-cell-range-address="RaatoPC.D133:RaatoPC.M133" chart:label-cell-address="RaatoPC.C133:RaatoPC.C133" chart:class="chart:line">
            <chart:data-point chart:repeated="10"/>
          </chart:series>
          <chart:series chart:style-name="ch9" chart:values-cell-range-address="RaatoPC.D134:RaatoPC.M134" chart:label-cell-address="RaatoPC.C134:RaatoPC.C134" chart:class="chart:line">
            <chart:data-point chart:repeated="10"/>
          </chart:series>
          <chart:series chart:style-name="ch10" chart:values-cell-range-address="RaatoPC.D135:RaatoPC.M135" chart:label-cell-address="RaatoPC.C135:RaatoPC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1:RaatoPC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2:RaatoPC.C132</svg:desc>
                </draw:g>
              </table:table-cell>
              <table:table-cell office:value-type="float" office:value="1.0826">
                <text:p>1.0826</text:p>
                <draw:g>
                  <svg:desc>RaatoPC.D132:RaatoPC.M132</svg:desc>
                </draw:g>
              </table:table-cell>
              <table:table-cell office:value-type="float" office:value="1.4451">
                <text:p>1.4451</text:p>
              </table:table-cell>
              <table:table-cell office:value-type="float" office:value="1.5917">
                <text:p>1.5917</text:p>
              </table:table-cell>
              <table:table-cell office:value-type="float" office:value="1.8541">
                <text:p>1.8541</text:p>
              </table:table-cell>
              <table:table-cell office:value-type="float" office:value="2.4953">
                <text:p>2.4953</text:p>
              </table:table-cell>
              <table:table-cell office:value-type="float" office:value="3.7953">
                <text:p>3.7953</text:p>
              </table:table-cell>
              <table:table-cell office:value-type="float" office:value="6.6561">
                <text:p>6.6561</text:p>
              </table:table-cell>
              <table:table-cell office:value-type="float" office:value="10.6237">
                <text:p>10.6237</text:p>
              </table:table-cell>
              <table:table-cell office:value-type="float" office:value="16.182">
                <text:p>16.182</text:p>
              </table:table-cell>
              <table:table-cell office:value-type="float" office:value="32.8072">
                <text:p>32.8072</text:p>
              </table:table-cell>
            </table:table-row>
            <table:table-row>
              <table:table-cell office:value-type="string">
                <text:p>Flat cached</text:p>
                <draw:g>
                  <svg:desc>RaatoPC.C133:RaatoPC.C133</svg:desc>
                </draw:g>
              </table:table-cell>
              <table:table-cell office:value-type="float" office:value="1.1285">
                <text:p>1.1285</text:p>
                <draw:g>
                  <svg:desc>RaatoPC.D133:RaatoPC.M133</svg:desc>
                </draw:g>
              </table:table-cell>
              <table:table-cell office:value-type="float" office:value="1.237">
                <text:p>1.237</text:p>
              </table:table-cell>
              <table:table-cell office:value-type="float" office:value="1.2617">
                <text:p>1.2617</text:p>
              </table:table-cell>
              <table:table-cell office:value-type="float" office:value="1.2643">
                <text:p>1.2643</text:p>
              </table:table-cell>
              <table:table-cell office:value-type="float" office:value="1.3034">
                <text:p>1.3034</text:p>
              </table:table-cell>
              <table:table-cell office:value-type="float" office:value="1.3895">
                <text:p>1.3895</text:p>
              </table:table-cell>
              <table:table-cell office:value-type="float" office:value="1.3256">
                <text:p>1.3256</text:p>
              </table:table-cell>
              <table:table-cell office:value-type="float" office:value="1.5547">
                <text:p>1.5547</text:p>
              </table:table-cell>
              <table:table-cell office:value-type="float" office:value="1.6886">
                <text:p>1.6886</text:p>
              </table:table-cell>
              <table:table-cell office:value-type="float" office:value="1.6338">
                <text:p>1.6338</text:p>
              </table:table-cell>
            </table:table-row>
            <table:table-row>
              <table:table-cell office:value-type="string">
                <text:p>Naive</text:p>
                <draw:g>
                  <svg:desc>RaatoPC.C134:RaatoPC.C134</svg:desc>
                </draw:g>
              </table:table-cell>
              <table:table-cell office:value-type="float" office:value="1.325">
                <text:p>1.325</text:p>
                <draw:g>
                  <svg:desc>RaatoPC.D134:RaatoPC.M134</svg:desc>
                </draw:g>
              </table:table-cell>
              <table:table-cell office:value-type="float" office:value="1.5587">
                <text:p>1.5587</text:p>
              </table:table-cell>
              <table:table-cell office:value-type="float" office:value="1.6081">
                <text:p>1.6081</text:p>
              </table:table-cell>
              <table:table-cell office:value-type="float" office:value="1.6743">
                <text:p>1.6743</text:p>
              </table:table-cell>
              <table:table-cell office:value-type="float" office:value="1.7">
                <text:p>1.7</text:p>
              </table:table-cell>
              <table:table-cell office:value-type="float" office:value="1.8696">
                <text:p>1.8696</text:p>
              </table:table-cell>
              <table:table-cell office:value-type="float" office:value="1.8303">
                <text:p>1.8303</text:p>
              </table:table-cell>
              <table:table-cell office:value-type="float" office:value="1.8981">
                <text:p>1.8981</text:p>
              </table:table-cell>
              <table:table-cell office:value-type="float" office:value="1.9802">
                <text:p>1.9802</text:p>
              </table:table-cell>
              <table:table-cell office:value-type="float" office:value="1.9098">
                <text:p>1.9098</text:p>
              </table:table-cell>
            </table:table-row>
            <table:table-row>
              <table:table-cell office:value-type="string">
                <text:p>Pooled</text:p>
                <draw:g>
                  <svg:desc>RaatoPC.C135:RaatoPC.C135</svg:desc>
                </draw:g>
              </table:table-cell>
              <table:table-cell office:value-type="float" office:value="1.2648">
                <text:p>1.2648</text:p>
                <draw:g>
                  <svg:desc>RaatoPC.D135:RaatoPC.M135</svg:desc>
                </draw:g>
              </table:table-cell>
              <table:table-cell office:value-type="float" office:value="1.5181">
                <text:p>1.5181</text:p>
              </table:table-cell>
              <table:table-cell office:value-type="float" office:value="1.6324">
                <text:p>1.6324</text:p>
              </table:table-cell>
              <table:table-cell office:value-type="float" office:value="1.6933">
                <text:p>1.6933</text:p>
              </table:table-cell>
              <table:table-cell office:value-type="float" office:value="1.6387">
                <text:p>1.6387</text:p>
              </table:table-cell>
              <table:table-cell office:value-type="float" office:value="1.8357">
                <text:p>1.8357</text:p>
              </table:table-cell>
              <table:table-cell office:value-type="float" office:value="1.7817">
                <text:p>1.7817</text:p>
              </table:table-cell>
              <table:table-cell office:value-type="float" office:value="1.8637">
                <text:p>1.8637</text:p>
              </table:table-cell>
              <table:table-cell office:value-type="float" office:value="1.8289">
                <text:p>1.8289</text:p>
              </table:table-cell>
              <table:table-cell office:value-type="float" office:value="1.8361">
                <text:p>1.83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703cm" style:legend-expansion="high" chart:style-name="ch3"/>
        <chart:plot-area chart:style-name="ch4" table:cell-range-address="RaatoPC.D137:RaatoPC.M140 RaatoPC.C138:RaatoPC.C140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C.D137:RaatoPC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8:RaatoPC.M138" chart:label-cell-address="RaatoPC.C138:RaatoPC.C138" chart:class="chart:line">
            <chart:data-point chart:repeated="10"/>
          </chart:series>
          <chart:series chart:style-name="ch8" chart:values-cell-range-address="RaatoPC.D139:RaatoPC.M139" chart:label-cell-address="RaatoPC.C139:RaatoPC.C139" chart:class="chart:line">
            <chart:data-point chart:repeated="10"/>
          </chart:series>
          <chart:series chart:style-name="ch9" chart:values-cell-range-address="RaatoPC.D140:RaatoPC.M140" chart:label-cell-address="RaatoPC.C140:RaatoPC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37:RaatoPC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C.C138:RaatoPC.C138</svg:desc>
                </draw:g>
              </table:table-cell>
              <table:table-cell office:value-type="float" office:value="1.1285">
                <text:p>1.1285</text:p>
                <draw:g>
                  <svg:desc>RaatoPC.D138:RaatoPC.M138</svg:desc>
                </draw:g>
              </table:table-cell>
              <table:table-cell office:value-type="float" office:value="1.237">
                <text:p>1.237</text:p>
              </table:table-cell>
              <table:table-cell office:value-type="float" office:value="1.2617">
                <text:p>1.2617</text:p>
              </table:table-cell>
              <table:table-cell office:value-type="float" office:value="1.2643">
                <text:p>1.2643</text:p>
              </table:table-cell>
              <table:table-cell office:value-type="float" office:value="1.3034">
                <text:p>1.3034</text:p>
              </table:table-cell>
              <table:table-cell office:value-type="float" office:value="1.3895">
                <text:p>1.3895</text:p>
              </table:table-cell>
              <table:table-cell office:value-type="float" office:value="1.3256">
                <text:p>1.3256</text:p>
              </table:table-cell>
              <table:table-cell office:value-type="float" office:value="1.5547">
                <text:p>1.5547</text:p>
              </table:table-cell>
              <table:table-cell office:value-type="float" office:value="1.6886">
                <text:p>1.6886</text:p>
              </table:table-cell>
              <table:table-cell office:value-type="float" office:value="1.6338">
                <text:p>1.6338</text:p>
              </table:table-cell>
            </table:table-row>
            <table:table-row>
              <table:table-cell office:value-type="string">
                <text:p>Naive</text:p>
                <draw:g>
                  <svg:desc>RaatoPC.C139:RaatoPC.C139</svg:desc>
                </draw:g>
              </table:table-cell>
              <table:table-cell office:value-type="float" office:value="1.325">
                <text:p>1.325</text:p>
                <draw:g>
                  <svg:desc>RaatoPC.D139:RaatoPC.M139</svg:desc>
                </draw:g>
              </table:table-cell>
              <table:table-cell office:value-type="float" office:value="1.5587">
                <text:p>1.5587</text:p>
              </table:table-cell>
              <table:table-cell office:value-type="float" office:value="1.6081">
                <text:p>1.6081</text:p>
              </table:table-cell>
              <table:table-cell office:value-type="float" office:value="1.6743">
                <text:p>1.6743</text:p>
              </table:table-cell>
              <table:table-cell office:value-type="float" office:value="1.7">
                <text:p>1.7</text:p>
              </table:table-cell>
              <table:table-cell office:value-type="float" office:value="1.8696">
                <text:p>1.8696</text:p>
              </table:table-cell>
              <table:table-cell office:value-type="float" office:value="1.8303">
                <text:p>1.8303</text:p>
              </table:table-cell>
              <table:table-cell office:value-type="float" office:value="1.8981">
                <text:p>1.8981</text:p>
              </table:table-cell>
              <table:table-cell office:value-type="float" office:value="1.9802">
                <text:p>1.9802</text:p>
              </table:table-cell>
              <table:table-cell office:value-type="float" office:value="1.9098">
                <text:p>1.9098</text:p>
              </table:table-cell>
            </table:table-row>
            <table:table-row>
              <table:table-cell office:value-type="string">
                <text:p>Pooled</text:p>
                <draw:g>
                  <svg:desc>RaatoPC.C140:RaatoPC.C140</svg:desc>
                </draw:g>
              </table:table-cell>
              <table:table-cell office:value-type="float" office:value="1.2648">
                <text:p>1.2648</text:p>
                <draw:g>
                  <svg:desc>RaatoPC.D140:RaatoPC.M140</svg:desc>
                </draw:g>
              </table:table-cell>
              <table:table-cell office:value-type="float" office:value="1.5181">
                <text:p>1.5181</text:p>
              </table:table-cell>
              <table:table-cell office:value-type="float" office:value="1.6324">
                <text:p>1.6324</text:p>
              </table:table-cell>
              <table:table-cell office:value-type="float" office:value="1.6933">
                <text:p>1.6933</text:p>
              </table:table-cell>
              <table:table-cell office:value-type="float" office:value="1.6387">
                <text:p>1.6387</text:p>
              </table:table-cell>
              <table:table-cell office:value-type="float" office:value="1.8357">
                <text:p>1.8357</text:p>
              </table:table-cell>
              <table:table-cell office:value-type="float" office:value="1.7817">
                <text:p>1.7817</text:p>
              </table:table-cell>
              <table:table-cell office:value-type="float" office:value="1.8637">
                <text:p>1.8637</text:p>
              </table:table-cell>
              <table:table-cell office:value-type="float" office:value="1.8289">
                <text:p>1.8289</text:p>
              </table:table-cell>
              <table:table-cell office:value-type="float" office:value="1.8361">
                <text:p>1.83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C.D142:RaatoPC.M145 RaatoPC.C143:RaatoPC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C.D142:RaatoPC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3:RaatoPC.M143" chart:label-cell-address="RaatoPC.C143:RaatoPC.C143" chart:class="chart:line">
            <chart:data-point chart:repeated="10"/>
          </chart:series>
          <chart:series chart:style-name="ch8" chart:values-cell-range-address="RaatoPC.D144:RaatoPC.M144" chart:label-cell-address="RaatoPC.C144:RaatoPC.C144" chart:class="chart:line">
            <chart:data-point chart:repeated="10"/>
          </chart:series>
          <chart:series chart:style-name="ch9" chart:values-cell-range-address="RaatoPC.D145:RaatoPC.M145" chart:label-cell-address="RaatoPC.C145:RaatoPC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2:RaatoPC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3:RaatoPC.C143</svg:desc>
                </draw:g>
              </table:table-cell>
              <table:table-cell office:value-type="float" office:value="0.5564">
                <text:p>0.5564</text:p>
                <draw:g>
                  <svg:desc>RaatoPC.D143:RaatoPC.M143</svg:desc>
                </draw:g>
              </table:table-cell>
              <table:table-cell office:value-type="float" office:value="0.8184">
                <text:p>0.8184</text:p>
              </table:table-cell>
              <table:table-cell office:value-type="float" office:value="0.8402">
                <text:p>0.8402</text:p>
              </table:table-cell>
              <table:table-cell office:value-type="float" office:value="0.9774">
                <text:p>0.9774</text:p>
              </table:table-cell>
              <table:table-cell office:value-type="float" office:value="1.0502">
                <text:p>1.0502</text:p>
              </table:table-cell>
              <table:table-cell office:value-type="float" office:value="1.2083">
                <text:p>1.2083</text:p>
              </table:table-cell>
              <table:table-cell office:value-type="float" office:value="1.5879">
                <text:p>1.5879</text:p>
              </table:table-cell>
              <table:table-cell office:value-type="float" office:value="2.4268">
                <text:p>2.4268</text:p>
              </table:table-cell>
              <table:table-cell office:value-type="float" office:value="3.775">
                <text:p>3.775</text:p>
              </table:table-cell>
              <table:table-cell office:value-type="float" office:value="5.6273">
                <text:p>5.6273</text:p>
              </table:table-cell>
            </table:table-row>
            <table:table-row>
              <table:table-cell office:value-type="string">
                <text:p>Naive</text:p>
                <draw:g>
                  <svg:desc>RaatoPC.C144:RaatoPC.C144</svg:desc>
                </draw:g>
              </table:table-cell>
              <table:table-cell office:value-type="float" office:value="1.3045">
                <text:p>1.3045</text:p>
                <draw:g>
                  <svg:desc>RaatoPC.D144:RaatoPC.M144</svg:desc>
                </draw:g>
              </table:table-cell>
              <table:table-cell office:value-type="float" office:value="3.5183">
                <text:p>3.5183</text:p>
              </table:table-cell>
              <table:table-cell office:value-type="float" office:value="5.8999">
                <text:p>5.8999</text:p>
              </table:table-cell>
              <table:table-cell office:value-type="float" office:value="10.7588">
                <text:p>10.7588</text:p>
              </table:table-cell>
              <table:table-cell office:value-type="float" office:value="22.147">
                <text:p>22.147</text:p>
              </table:table-cell>
              <table:table-cell office:value-type="float" office:value="44.5447">
                <text:p>44.5447</text:p>
              </table:table-cell>
              <table:table-cell office:value-type="float" office:value="114.3193">
                <text:p>114.3193</text:p>
              </table:table-cell>
              <table:table-cell office:value-type="float" office:value="280.5306">
                <text:p>280.5306</text:p>
              </table:table-cell>
              <table:table-cell office:value-type="float" office:value="561.5499">
                <text:p>561.5499</text:p>
              </table:table-cell>
              <table:table-cell office:value-type="float" office:value="1116.521">
                <text:p>1116.521</text:p>
              </table:table-cell>
            </table:table-row>
            <table:table-row>
              <table:table-cell office:value-type="string">
                <text:p>Pooled</text:p>
                <draw:g>
                  <svg:desc>RaatoPC.C145:RaatoPC.C145</svg:desc>
                </draw:g>
              </table:table-cell>
              <table:table-cell office:value-type="float" office:value="1.365">
                <text:p>1.365</text:p>
                <draw:g>
                  <svg:desc>RaatoPC.D145:RaatoPC.M145</svg:desc>
                </draw:g>
              </table:table-cell>
              <table:table-cell office:value-type="float" office:value="3.9832">
                <text:p>3.9832</text:p>
              </table:table-cell>
              <table:table-cell office:value-type="float" office:value="6.3635">
                <text:p>6.3635</text:p>
              </table:table-cell>
              <table:table-cell office:value-type="float" office:value="11.1394">
                <text:p>11.1394</text:p>
              </table:table-cell>
              <table:table-cell office:value-type="float" office:value="23.908">
                <text:p>23.908</text:p>
              </table:table-cell>
              <table:table-cell office:value-type="float" office:value="53.3617">
                <text:p>53.3617</text:p>
              </table:table-cell>
              <table:table-cell office:value-type="float" office:value="110.6298">
                <text:p>110.6298</text:p>
              </table:table-cell>
              <table:table-cell office:value-type="float" office:value="265.6781">
                <text:p>265.6781</text:p>
              </table:table-cell>
              <table:table-cell office:value-type="float" office:value="533.5724">
                <text:p>533.5724</text:p>
              </table:table-cell>
              <table:table-cell office:value-type="float" office:value="1055.8976">
                <text:p>1055.89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C.D147:RaatoPC.M150 RaatoPC.C148:RaatoPC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47:RaatoPC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48:RaatoPC.M148" chart:label-cell-address="RaatoPC.C148:RaatoPC.C148" chart:class="chart:line">
            <chart:data-point chart:repeated="10"/>
          </chart:series>
          <chart:series chart:style-name="ch8" chart:values-cell-range-address="RaatoPC.D149:RaatoPC.M149" chart:label-cell-address="RaatoPC.C149:RaatoPC.C149" chart:class="chart:line">
            <chart:data-point chart:repeated="10"/>
          </chart:series>
          <chart:series chart:style-name="ch9" chart:values-cell-range-address="RaatoPC.D150:RaatoPC.M150" chart:label-cell-address="RaatoPC.C150:RaatoPC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47:RaatoPC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48:RaatoPC.C148</svg:desc>
                </draw:g>
              </table:table-cell>
              <table:table-cell office:value-type="float" office:value="0.05564">
                <text:p>0.05564</text:p>
                <draw:g>
                  <svg:desc>RaatoPC.D148:RaatoPC.M148</svg:desc>
                </draw:g>
              </table:table-cell>
              <table:table-cell office:value-type="float" office:value="0.016368">
                <text:p>0.016368</text:p>
              </table:table-cell>
              <table:table-cell office:value-type="float" office:value="0.008402">
                <text:p>0.008402</text:p>
              </table:table-cell>
              <table:table-cell office:value-type="float" office:value="0.004887">
                <text:p>0.004887</text:p>
              </table:table-cell>
              <table:table-cell office:value-type="float" office:value="0.0021004">
                <text:p>0.0021004</text:p>
              </table:table-cell>
              <table:table-cell office:value-type="float" office:value="0.0012083">
                <text:p>0.0012083</text:p>
              </table:table-cell>
              <table:table-cell office:value-type="float" office:value="0.00079395">
                <text:p>0.00079395</text:p>
              </table:table-cell>
              <table:table-cell office:value-type="float" office:value="0.00048536">
                <text:p>0.00048536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281365">
                <text:p>0.000281365</text:p>
              </table:table-cell>
            </table:table-row>
            <table:table-row>
              <table:table-cell office:value-type="string">
                <text:p>Naive</text:p>
                <draw:g>
                  <svg:desc>RaatoPC.C149:RaatoPC.C149</svg:desc>
                </draw:g>
              </table:table-cell>
              <table:table-cell office:value-type="float" office:value="0.13045">
                <text:p>0.13045</text:p>
                <draw:g>
                  <svg:desc>RaatoPC.D149:RaatoPC.M149</svg:desc>
                </draw:g>
              </table:table-cell>
              <table:table-cell office:value-type="float" office:value="0.070366">
                <text:p>0.070366</text:p>
              </table:table-cell>
              <table:table-cell office:value-type="float" office:value="0.058999">
                <text:p>0.058999</text:p>
              </table:table-cell>
              <table:table-cell office:value-type="float" office:value="0.053794">
                <text:p>0.053794</text:p>
              </table:table-cell>
              <table:table-cell office:value-type="float" office:value="0.044294">
                <text:p>0.044294</text:p>
              </table:table-cell>
              <table:table-cell office:value-type="float" office:value="0.0445447">
                <text:p>0.0445447</text:p>
              </table:table-cell>
              <table:table-cell office:value-type="float" office:value="0.05715965">
                <text:p>0.05715965</text:p>
              </table:table-cell>
              <table:table-cell office:value-type="float" office:value="0.05610612">
                <text:p>0.05610612</text:p>
              </table:table-cell>
              <table:table-cell office:value-type="float" office:value="0.05615499">
                <text:p>0.05615499</text:p>
              </table:table-cell>
              <table:table-cell office:value-type="float" office:value="0.05582605">
                <text:p>0.05582605</text:p>
              </table:table-cell>
            </table:table-row>
            <table:table-row>
              <table:table-cell office:value-type="string">
                <text:p>Pooled</text:p>
                <draw:g>
                  <svg:desc>RaatoPC.C150:RaatoPC.C150</svg:desc>
                </draw:g>
              </table:table-cell>
              <table:table-cell office:value-type="float" office:value="0.1365">
                <text:p>0.1365</text:p>
                <draw:g>
                  <svg:desc>RaatoPC.D150:RaatoPC.M150</svg:desc>
                </draw:g>
              </table:table-cell>
              <table:table-cell office:value-type="float" office:value="0.079664">
                <text:p>0.079664</text:p>
              </table:table-cell>
              <table:table-cell office:value-type="float" office:value="0.063635">
                <text:p>0.063635</text:p>
              </table:table-cell>
              <table:table-cell office:value-type="float" office:value="0.055697">
                <text:p>0.055697</text:p>
              </table:table-cell>
              <table:table-cell office:value-type="float" office:value="0.047816">
                <text:p>0.047816</text:p>
              </table:table-cell>
              <table:table-cell office:value-type="float" office:value="0.0533617">
                <text:p>0.0533617</text:p>
              </table:table-cell>
              <table:table-cell office:value-type="float" office:value="0.0553149">
                <text:p>0.0553149</text:p>
              </table:table-cell>
              <table:table-cell office:value-type="float" office:value="0.05313562">
                <text:p>0.05313562</text:p>
              </table:table-cell>
              <table:table-cell office:value-type="float" office:value="0.05335724">
                <text:p>0.05335724</text:p>
              </table:table-cell>
              <table:table-cell office:value-type="float" office:value="0.05279488">
                <text:p>0.0527948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C.D155:RaatoPC.M160 RaatoPC.C156:RaatoPC.C16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RaatoPC.D155:RaatoPC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6:RaatoPC.M156" chart:label-cell-address="RaatoPC.C156:RaatoPC.C156" chart:class="chart:line">
            <chart:data-point chart:repeated="10"/>
          </chart:series>
          <chart:series chart:style-name="ch8" chart:values-cell-range-address="RaatoPC.D157:RaatoPC.M157" chart:label-cell-address="RaatoPC.C157:RaatoPC.C157" chart:class="chart:line">
            <chart:data-point chart:repeated="10"/>
          </chart:series>
          <chart:series chart:style-name="ch9" chart:values-cell-range-address="RaatoPC.D158:RaatoPC.M158" chart:label-cell-address="RaatoPC.C158:RaatoPC.C158" chart:class="chart:line">
            <chart:data-point chart:repeated="10"/>
          </chart:series>
          <chart:series chart:style-name="ch10" chart:values-cell-range-address="RaatoPC.D159:RaatoPC.M159" chart:label-cell-address="RaatoPC.C159:RaatoPC.C159" chart:class="chart:line">
            <chart:data-point chart:repeated="10"/>
          </chart:series>
          <chart:series chart:style-name="ch11" chart:values-cell-range-address="RaatoPC.D160:RaatoPC.M160" chart:label-cell-address="RaatoPC.C160:RaatoPC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5:RaatoPC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6:RaatoPC.C156</svg:desc>
                </draw:g>
              </table:table-cell>
              <table:table-cell office:value-type="float" office:value="0.03261">
                <text:p>0.03261</text:p>
                <draw:g>
                  <svg:desc>RaatoPC.D156:RaatoPC.M156</svg:desc>
                </draw:g>
              </table:table-cell>
              <table:table-cell office:value-type="float" office:value="0.011686">
                <text:p>0.011686</text:p>
              </table:table-cell>
              <table:table-cell office:value-type="float" office:value="0.006793">
                <text:p>0.006793</text:p>
              </table:table-cell>
              <table:table-cell office:value-type="float" office:value="0.003789">
                <text:p>0.003789</text:p>
              </table:table-cell>
              <table:table-cell office:value-type="float" office:value="0.0015202">
                <text:p>0.0015202</text:p>
              </table:table-cell>
              <table:table-cell office:value-type="float" office:value="0.0007931">
                <text:p>0.0007931</text:p>
              </table:table-cell>
              <table:table-cell office:value-type="float" office:value="0.0004123">
                <text:p>0.0004123</text:p>
              </table:table-cell>
              <table:table-cell office:value-type="float" office:value="0.00016316">
                <text:p>0.00016316</text:p>
              </table:table-cell>
              <table:table-cell office:value-type="float" office:value="0.0000827">
                <text:p>0.0000827</text:p>
              </table:table-cell>
              <table:table-cell office:value-type="float" office:value="0.000037885">
                <text:p>0.000037885</text:p>
              </table:table-cell>
            </table:table-row>
            <table:table-row>
              <table:table-cell office:value-type="string">
                <text:p>Flat cached</text:p>
                <draw:g>
                  <svg:desc>RaatoPC.C157:RaatoPC.C157</svg:desc>
                </draw:g>
              </table:table-cell>
              <table:table-cell office:value-type="float" office:value="0.03429">
                <text:p>0.03429</text:p>
                <draw:g>
                  <svg:desc>RaatoPC.D157:RaatoPC.M157</svg:desc>
                </draw:g>
              </table:table-cell>
              <table:table-cell office:value-type="float" office:value="0.013554">
                <text:p>0.013554</text:p>
              </table:table-cell>
              <table:table-cell office:value-type="float" office:value="0.007491">
                <text:p>0.007491</text:p>
              </table:table-cell>
              <table:table-cell office:value-type="float" office:value="0.0038625">
                <text:p>0.0038625</text:p>
              </table:table-cell>
              <table:table-cell office:value-type="float" office:value="0.0015442">
                <text:p>0.0015442</text:p>
              </table:table-cell>
              <table:table-cell office:value-type="float" office:value="0.0008019">
                <text:p>0.0008019</text:p>
              </table:table-cell>
              <table:table-cell office:value-type="float" office:value="0.00040525">
                <text:p>0.00040525</text:p>
              </table:table-cell>
              <table:table-cell office:value-type="float" office:value="0.00016866">
                <text:p>0.00016866</text:p>
              </table:table-cell>
              <table:table-cell office:value-type="float" office:value="0.00008778">
                <text:p>0.00008778</text:p>
              </table:table-cell>
              <table:table-cell office:value-type="float" office:value="0.000038005">
                <text:p>0.000038005</text:p>
              </table:table-cell>
            </table:table-row>
            <table:table-row>
              <table:table-cell office:value-type="string">
                <text:p>Flat cold</text:p>
                <draw:g>
                  <svg:desc>RaatoPC.C158:RaatoPC.C158</svg:desc>
                </draw:g>
              </table:table-cell>
              <table:table-cell office:value-type="float" office:value="0.02659">
                <text:p>0.02659</text:p>
                <draw:g>
                  <svg:desc>RaatoPC.D158:RaatoPC.M158</svg:desc>
                </draw:g>
              </table:table-cell>
              <table:table-cell office:value-type="float" office:value="0.012386">
                <text:p>0.012386</text:p>
              </table:table-cell>
              <table:table-cell office:value-type="float" office:value="0.006522">
                <text:p>0.006522</text:p>
              </table:table-cell>
              <table:table-cell office:value-type="float" office:value="0.0033105">
                <text:p>0.0033105</text:p>
              </table:table-cell>
              <table:table-cell office:value-type="float" office:value="0.0013506">
                <text:p>0.0013506</text:p>
              </table:table-cell>
              <table:table-cell office:value-type="float" office:value="0.000694">
                <text:p>0.000694</text:p>
              </table:table-cell>
              <table:table-cell office:value-type="float" office:value="0.0003418">
                <text:p>0.0003418</text:p>
              </table:table-cell>
              <table:table-cell office:value-type="float" office:value="0.00013568">
                <text:p>0.00013568</text:p>
              </table:table-cell>
              <table:table-cell office:value-type="float" office:value="0.00006472">
                <text:p>0.00006472</text:p>
              </table:table-cell>
              <table:table-cell office:value-type="float" office:value="0.000032505">
                <text:p>0.000032505</text:p>
              </table:table-cell>
            </table:table-row>
            <table:table-row>
              <table:table-cell office:value-type="string">
                <text:p>Naive</text:p>
                <draw:g>
                  <svg:desc>RaatoPC.C159:RaatoPC.C159</svg:desc>
                </draw:g>
              </table:table-cell>
              <table:table-cell office:value-type="float" office:value="0.14181">
                <text:p>0.14181</text:p>
                <draw:g>
                  <svg:desc>RaatoPC.D159:RaatoPC.M159</svg:desc>
                </draw:g>
              </table:table-cell>
              <table:table-cell office:value-type="float" office:value="0.067876">
                <text:p>0.067876</text:p>
              </table:table-cell>
              <table:table-cell office:value-type="float" office:value="0.056753">
                <text:p>0.056753</text:p>
              </table:table-cell>
              <table:table-cell office:value-type="float" office:value="0.050483">
                <text:p>0.050483</text:p>
              </table:table-cell>
              <table:table-cell office:value-type="float" office:value="0.0416786">
                <text:p>0.0416786</text:p>
              </table:table-cell>
              <table:table-cell office:value-type="float" office:value="0.0413331">
                <text:p>0.0413331</text:p>
              </table:table-cell>
              <table:table-cell office:value-type="float" office:value="0.0522319">
                <text:p>0.0522319</text:p>
              </table:table-cell>
              <table:table-cell office:value-type="float" office:value="0.0512535">
                <text:p>0.0512535</text:p>
              </table:table-cell>
              <table:table-cell office:value-type="float" office:value="0.05125585">
                <text:p>0.05125585</text:p>
              </table:table-cell>
              <table:table-cell office:value-type="float" office:value="0.05101908">
                <text:p>0.05101908</text:p>
              </table:table-cell>
            </table:table-row>
            <table:table-row>
              <table:table-cell office:value-type="string">
                <text:p>Pooled</text:p>
                <draw:g>
                  <svg:desc>RaatoPC.C160:RaatoPC.C160</svg:desc>
                </draw:g>
              </table:table-cell>
              <table:table-cell office:value-type="float" office:value="0.13215">
                <text:p>0.13215</text:p>
                <draw:g>
                  <svg:desc>RaatoPC.D160:RaatoPC.M160</svg:desc>
                </draw:g>
              </table:table-cell>
              <table:table-cell office:value-type="float" office:value="0.075466">
                <text:p>0.075466</text:p>
              </table:table-cell>
              <table:table-cell office:value-type="float" office:value="0.059805">
                <text:p>0.059805</text:p>
              </table:table-cell>
              <table:table-cell office:value-type="float" office:value="0.0518515">
                <text:p>0.0518515</text:p>
              </table:table-cell>
              <table:table-cell office:value-type="float" office:value="0.0437814">
                <text:p>0.0437814</text:p>
              </table:table-cell>
              <table:table-cell office:value-type="float" office:value="0.0491325">
                <text:p>0.0491325</text:p>
              </table:table-cell>
              <table:table-cell office:value-type="float" office:value="0.05107455">
                <text:p>0.05107455</text:p>
              </table:table-cell>
              <table:table-cell office:value-type="float" office:value="0.04878608">
                <text:p>0.04878608</text:p>
              </table:table-cell>
              <table:table-cell office:value-type="float" office:value="0.04905886">
                <text:p>0.04905886</text:p>
              </table:table-cell>
              <table:table-cell office:value-type="float" office:value="0.04848953">
                <text:p>0.0484895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C.D121:RaatoPC.M125 RaatoPC.C122:RaatoPC.C125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RaatoPC.D121:RaatoPC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2:RaatoPC.M122" chart:label-cell-address="RaatoPC.C122:RaatoPC.C122" chart:class="chart:line">
            <chart:data-point chart:repeated="10"/>
          </chart:series>
          <chart:series chart:style-name="ch8" chart:values-cell-range-address="RaatoPC.D123:RaatoPC.M123" chart:label-cell-address="RaatoPC.C123:RaatoPC.C123" chart:class="chart:line">
            <chart:data-point chart:repeated="10"/>
          </chart:series>
          <chart:series chart:style-name="ch9" chart:values-cell-range-address="RaatoPC.D124:RaatoPC.M124" chart:label-cell-address="RaatoPC.C124:RaatoPC.C124" chart:class="chart:line">
            <chart:data-point chart:repeated="10"/>
          </chart:series>
          <chart:series chart:style-name="ch10" chart:values-cell-range-address="RaatoPC.D125:RaatoPC.M125" chart:label-cell-address="RaatoPC.C125:RaatoPC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1:RaatoPC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22:RaatoPC.C122</svg:desc>
                </draw:g>
              </table:table-cell>
              <table:table-cell office:value-type="float" office:value="1.5051">
                <text:p>1.5051</text:p>
                <draw:g>
                  <svg:desc>RaatoPC.D122:RaatoPC.M122</svg:desc>
                </draw:g>
              </table:table-cell>
              <table:table-cell office:value-type="float" office:value="1.6149">
                <text:p>1.6149</text:p>
              </table:table-cell>
              <table:table-cell office:value-type="float" office:value="1.7314">
                <text:p>1.7314</text:p>
              </table:table-cell>
              <table:table-cell office:value-type="float" office:value="1.8461">
                <text:p>1.8461</text:p>
              </table:table-cell>
              <table:table-cell office:value-type="float" office:value="1.972">
                <text:p>1.972</text:p>
              </table:table-cell>
              <table:table-cell office:value-type="float" office:value="2.1194">
                <text:p>2.1194</text:p>
              </table:table-cell>
              <table:table-cell office:value-type="float" office:value="2.314">
                <text:p>2.314</text:p>
              </table:table-cell>
              <table:table-cell office:value-type="float" office:value="3.0719">
                <text:p>3.0719</text:p>
              </table:table-cell>
              <table:table-cell office:value-type="float" office:value="4.0694">
                <text:p>4.0694</text:p>
              </table:table-cell>
              <table:table-cell office:value-type="float" office:value="5.5856">
                <text:p>5.5856</text:p>
              </table:table-cell>
            </table:table-row>
            <table:table-row>
              <table:table-cell office:value-type="string">
                <text:p>Flat cached</text:p>
                <draw:g>
                  <svg:desc>RaatoPC.C123:RaatoPC.C123</svg:desc>
                </draw:g>
              </table:table-cell>
              <table:table-cell office:value-type="float" office:value="1.5265">
                <text:p>1.5265</text:p>
                <draw:g>
                  <svg:desc>RaatoPC.D123:RaatoPC.M123</svg:desc>
                </draw:g>
              </table:table-cell>
              <table:table-cell office:value-type="float" office:value="1.6505">
                <text:p>1.6505</text:p>
              </table:table-cell>
              <table:table-cell office:value-type="float" office:value="1.7934">
                <text:p>1.7934</text:p>
              </table:table-cell>
              <table:table-cell office:value-type="float" office:value="1.9274">
                <text:p>1.9274</text:p>
              </table:table-cell>
              <table:table-cell office:value-type="float" office:value="1.964">
                <text:p>1.964</text:p>
              </table:table-cell>
              <table:table-cell office:value-type="float" office:value="2.1277">
                <text:p>2.1277</text:p>
              </table:table-cell>
              <table:table-cell office:value-type="float" office:value="2.4373">
                <text:p>2.4373</text:p>
              </table:table-cell>
              <table:table-cell office:value-type="float" office:value="3.0755">
                <text:p>3.0755</text:p>
              </table:table-cell>
              <table:table-cell office:value-type="float" office:value="4.3571">
                <text:p>4.3571</text:p>
              </table:table-cell>
              <table:table-cell office:value-type="float" office:value="5.5516">
                <text:p>5.5516</text:p>
              </table:table-cell>
            </table:table-row>
            <table:table-row>
              <table:table-cell office:value-type="string">
                <text:p>Naive</text:p>
                <draw:g>
                  <svg:desc>RaatoPC.C124:RaatoPC.C124</svg:desc>
                </draw:g>
              </table:table-cell>
              <table:table-cell office:value-type="float" office:value="2.1939">
                <text:p>2.1939</text:p>
                <draw:g>
                  <svg:desc>RaatoPC.D124:RaatoPC.M124</svg:desc>
                </draw:g>
              </table:table-cell>
              <table:table-cell office:value-type="float" office:value="2.5613">
                <text:p>2.5613</text:p>
              </table:table-cell>
              <table:table-cell office:value-type="float" office:value="2.6882">
                <text:p>2.6882</text:p>
              </table:table-cell>
              <table:table-cell office:value-type="float" office:value="2.7977">
                <text:p>2.7977</text:p>
              </table:table-cell>
              <table:table-cell office:value-type="float" office:value="2.8342">
                <text:p>2.8342</text:p>
              </table:table-cell>
              <table:table-cell office:value-type="float" office:value="2.8432">
                <text:p>2.8432</text:p>
              </table:table-cell>
              <table:table-cell office:value-type="float" office:value="2.8946">
                <text:p>2.8946</text:p>
              </table:table-cell>
              <table:table-cell office:value-type="float" office:value="2.9876">
                <text:p>2.9876</text:p>
              </table:table-cell>
              <table:table-cell office:value-type="float" office:value="2.9905">
                <text:p>2.9905</text:p>
              </table:table-cell>
              <table:table-cell office:value-type="float" office:value="3.0882">
                <text:p>3.0882</text:p>
              </table:table-cell>
            </table:table-row>
            <table:table-row>
              <table:table-cell office:value-type="string">
                <text:p>Pooled</text:p>
                <draw:g>
                  <svg:desc>RaatoPC.C125:RaatoPC.C125</svg:desc>
                </draw:g>
              </table:table-cell>
              <table:table-cell office:value-type="float" office:value="1.4331">
                <text:p>1.4331</text:p>
                <draw:g>
                  <svg:desc>RaatoPC.D125:RaatoPC.M125</svg:desc>
                </draw:g>
              </table:table-cell>
              <table:table-cell office:value-type="float" office:value="1.5849">
                <text:p>1.5849</text:p>
              </table:table-cell>
              <table:table-cell office:value-type="float" office:value="1.6928">
                <text:p>1.6928</text:p>
              </table:table-cell>
              <table:table-cell office:value-type="float" office:value="1.7484">
                <text:p>1.7484</text:p>
              </table:table-cell>
              <table:table-cell office:value-type="float" office:value="1.8763">
                <text:p>1.8763</text:p>
              </table:table-cell>
              <table:table-cell office:value-type="float" office:value="1.8721">
                <text:p>1.8721</text:p>
              </table:table-cell>
              <table:table-cell office:value-type="float" office:value="2.0629">
                <text:p>2.0629</text:p>
              </table:table-cell>
              <table:table-cell office:value-type="float" office:value="2.4483">
                <text:p>2.4483</text:p>
              </table:table-cell>
              <table:table-cell office:value-type="float" office:value="2.8036">
                <text:p>2.8036</text:p>
              </table:table-cell>
              <table:table-cell office:value-type="float" office:value="3.092">
                <text:p>3.09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C.C152:RaatoPC.M153" chart:data-source-has-labels="both" svg:x="0.32cm" svg:y="1.275cm" svg:width="13.434cm" svg:height="7.545cm">
          <chartooo:coordinate-region svg:x="0.756cm" svg:y="1.475cm" svg:width="12.533cm" svg:height="6.698cm"/>
          <chart:axis chart:dimension="x" chart:name="primary-x" chart:style-name="ch5" chartooo:axis-type="auto">
            <chartooo:date-scale/>
            <chart:categories table:cell-range-address="RaatoPC.D152:RaatoPC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53:RaatoPC.M153" chart:label-cell-address="RaatoPC.C153:RaatoPC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52:RaatoPC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53:RaatoPC.C153</svg:desc>
                </draw:g>
              </table:table-cell>
              <table:table-cell office:value-type="float" office:value="0.5564">
                <text:p>0.5564</text:p>
                <draw:g>
                  <svg:desc>RaatoPC.D153:RaatoPC.M153</svg:desc>
                </draw:g>
              </table:table-cell>
              <table:table-cell office:value-type="float" office:value="0.8184">
                <text:p>0.8184</text:p>
              </table:table-cell>
              <table:table-cell office:value-type="float" office:value="0.8402">
                <text:p>0.8402</text:p>
              </table:table-cell>
              <table:table-cell office:value-type="float" office:value="0.9774">
                <text:p>0.9774</text:p>
              </table:table-cell>
              <table:table-cell office:value-type="float" office:value="1.0502">
                <text:p>1.0502</text:p>
              </table:table-cell>
              <table:table-cell office:value-type="float" office:value="1.2083">
                <text:p>1.2083</text:p>
              </table:table-cell>
              <table:table-cell office:value-type="float" office:value="1.5879">
                <text:p>1.5879</text:p>
              </table:table-cell>
              <table:table-cell office:value-type="float" office:value="2.4268">
                <text:p>2.4268</text:p>
              </table:table-cell>
              <table:table-cell office:value-type="float" office:value="3.775">
                <text:p>3.775</text:p>
              </table:table-cell>
              <table:table-cell office:value-type="float" office:value="5.6273">
                <text:p>5.627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C.D100:RaatoPC.O106 RaatoPC.C101:RaatoPC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C.D100:RaatoPC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C.D101:RaatoPC.O101" chart:label-cell-address="RaatoPC.C101:RaatoPC.C101" chart:class="chart:line">
            <chart:data-point chart:repeated="12"/>
          </chart:series>
          <chart:series chart:style-name="ch10" chart:values-cell-range-address="RaatoPC.D102:RaatoPC.O102" chart:label-cell-address="RaatoPC.C102:RaatoPC.C102" chart:class="chart:line">
            <chart:data-point chart:repeated="12"/>
          </chart:series>
          <chart:series chart:style-name="ch11" chart:values-cell-range-address="RaatoPC.D103:RaatoPC.O103" chart:label-cell-address="RaatoPC.C103:RaatoPC.C103" chart:class="chart:line">
            <chart:data-point chart:repeated="12"/>
          </chart:series>
          <chart:series chart:style-name="ch12" chart:values-cell-range-address="RaatoPC.D104:RaatoPC.O104" chart:label-cell-address="RaatoPC.C104:RaatoPC.C104" chart:class="chart:line">
            <chart:data-point chart:repeated="12"/>
          </chart:series>
          <chart:series chart:style-name="ch13" chart:values-cell-range-address="RaatoPC.D105:RaatoPC.O105" chart:label-cell-address="RaatoPC.C105:RaatoPC.C105" chart:class="chart:line">
            <chart:data-point chart:repeated="12"/>
          </chart:series>
          <chart:series chart:style-name="ch14" chart:values-cell-range-address="RaatoPC.D106:RaatoPC.O106" chart:label-cell-address="RaatoPC.C106:RaatoPC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00:RaatoPC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01:RaatoPC.C101</svg:desc>
                </draw:g>
              </table:table-cell>
              <table:table-cell office:value-type="float" office:value="0.07702">
                <text:p>0.07702</text:p>
                <draw:g>
                  <svg:desc>RaatoPC.D101:RaatoPC.O101</svg:desc>
                </draw:g>
              </table:table-cell>
              <table:table-cell office:value-type="float" office:value="0.040665">
                <text:p>0.040665</text:p>
              </table:table-cell>
              <table:table-cell office:value-type="float" office:value="0.024228">
                <text:p>0.024228</text:p>
              </table:table-cell>
              <table:table-cell office:value-type="float" office:value="0.019409">
                <text:p>0.019409</text:p>
              </table:table-cell>
              <table:table-cell office:value-type="float" office:value="0.0160655">
                <text:p>0.0160655</text:p>
              </table:table-cell>
              <table:table-cell office:value-type="float" office:value="0.0153038">
                <text:p>0.0153038</text:p>
              </table:table-cell>
              <table:table-cell office:value-type="float" office:value="0.0141836">
                <text:p>0.0141836</text:p>
              </table:table-cell>
              <table:table-cell office:value-type="float" office:value="0.014286">
                <text:p>0.014286</text:p>
              </table:table-cell>
              <table:table-cell office:value-type="float" office:value="0.0141991">
                <text:p>0.0141991</text:p>
              </table:table-cell>
              <table:table-cell office:value-type="float" office:value="0.01412712">
                <text:p>0.01412712</text:p>
              </table:table-cell>
              <table:table-cell office:value-type="float" office:value="0.0153389333333333">
                <text:p>0.0153389333333333</text:p>
              </table:table-cell>
              <table:table-cell office:value-type="float" office:value="0.0144314">
                <text:p>0.0144314</text:p>
              </table:table-cell>
            </table:table-row>
            <table:table-row>
              <table:table-cell office:value-type="string">
                <text:p>Pooled</text:p>
                <draw:g>
                  <svg:desc>RaatoPC.C102:RaatoPC.C102</svg:desc>
                </draw:g>
              </table:table-cell>
              <table:table-cell office:value-type="float" office:value="0.14066">
                <text:p>0.14066</text:p>
                <draw:g>
                  <svg:desc>RaatoPC.D102:RaatoPC.O102</svg:desc>
                </draw:g>
              </table:table-cell>
              <table:table-cell office:value-type="float" office:value="0.097465">
                <text:p>0.097465</text:p>
              </table:table-cell>
              <table:table-cell office:value-type="float" office:value="0.060334">
                <text:p>0.060334</text:p>
              </table:table-cell>
              <table:table-cell office:value-type="float" office:value="0.055527">
                <text:p>0.055527</text:p>
              </table:table-cell>
              <table:table-cell office:value-type="float" office:value="0.0517885">
                <text:p>0.0517885</text:p>
              </table:table-cell>
              <table:table-cell office:value-type="float" office:value="0.049908">
                <text:p>0.049908</text:p>
              </table:table-cell>
              <table:table-cell office:value-type="float" office:value="0.0515649">
                <text:p>0.0515649</text:p>
              </table:table-cell>
              <table:table-cell office:value-type="float" office:value="0.0599739333333333">
                <text:p>0.0599739333333333</text:p>
              </table:table-cell>
              <table:table-cell office:value-type="float" office:value="0.06023145">
                <text:p>0.06023145</text:p>
              </table:table-cell>
              <table:table-cell office:value-type="float" office:value="0.0604704">
                <text:p>0.0604704</text:p>
              </table:table-cell>
              <table:table-cell office:value-type="float" office:value="0.061091">
                <text:p>0.061091</text:p>
              </table:table-cell>
              <table:table-cell office:value-type="float" office:value="0.0620183142857143">
                <text:p>0.0620183142857143</text:p>
              </table:table-cell>
            </table:table-row>
            <table:table-row>
              <table:table-cell office:value-type="string">
                <text:p>Naive</text:p>
                <draw:g>
                  <svg:desc>RaatoPC.C103:RaatoPC.C103</svg:desc>
                </draw:g>
              </table:table-cell>
              <table:table-cell office:value-type="float" office:value="0.17361">
                <text:p>0.17361</text:p>
                <draw:g>
                  <svg:desc>RaatoPC.D103:RaatoPC.O103</svg:desc>
                </draw:g>
              </table:table-cell>
              <table:table-cell office:value-type="float" office:value="0.105625">
                <text:p>0.105625</text:p>
              </table:table-cell>
              <table:table-cell office:value-type="float" office:value="0.070586">
                <text:p>0.070586</text:p>
              </table:table-cell>
              <table:table-cell office:value-type="float" office:value="0.060352">
                <text:p>0.060352</text:p>
              </table:table-cell>
              <table:table-cell office:value-type="float" office:value="0.0591735">
                <text:p>0.0591735</text:p>
              </table:table-cell>
              <table:table-cell office:value-type="float" office:value="0.059974">
                <text:p>0.059974</text:p>
              </table:table-cell>
              <table:table-cell office:value-type="float" office:value="0.0644577">
                <text:p>0.0644577</text:p>
              </table:table-cell>
              <table:table-cell office:value-type="float" office:value="0.0684594666666667">
                <text:p>0.0684594666666667</text:p>
              </table:table-cell>
              <table:table-cell office:value-type="float" office:value="0.06977615">
                <text:p>0.06977615</text:p>
              </table:table-cell>
              <table:table-cell office:value-type="float" office:value="0.06770152">
                <text:p>0.06770152</text:p>
              </table:table-cell>
              <table:table-cell office:value-type="float" office:value="0.0690242">
                <text:p>0.0690242</text:p>
              </table:table-cell>
              <table:table-cell office:value-type="float" office:value="0.0658695428571429">
                <text:p>0.0658695428571429</text:p>
              </table:table-cell>
            </table:table-row>
            <table:table-row>
              <table:table-cell office:value-type="string">
                <text:p>Flat 10</text:p>
                <draw:g>
                  <svg:desc>RaatoPC.C104:RaatoPC.C104</svg:desc>
                </draw:g>
              </table:table-cell>
              <table:table-cell office:value-type="float" office:value="0.01012">
                <text:p>0.01012</text:p>
                <draw:g>
                  <svg:desc>RaatoPC.D104:RaatoPC.O104</svg:desc>
                </draw:g>
              </table:table-cell>
              <table:table-cell office:value-type="float" office:value="0.013055">
                <text:p>0.013055</text:p>
              </table:table-cell>
              <table:table-cell office:value-type="float" office:value="0.012724">
                <text:p>0.012724</text:p>
              </table:table-cell>
              <table:table-cell office:value-type="float" office:value="0.013965">
                <text:p>0.013965</text:p>
              </table:table-cell>
              <table:table-cell office:value-type="float" office:value="0.0127065">
                <text:p>0.0127065</text:p>
              </table:table-cell>
              <table:table-cell office:value-type="float" office:value="0.012567">
                <text:p>0.012567</text:p>
              </table:table-cell>
              <table:table-cell office:value-type="float" office:value="0.0136526">
                <text:p>0.0136526</text:p>
              </table:table-cell>
              <table:table-cell office:value-type="float" office:value="0.0130453333333333">
                <text:p>0.0130453333333333</text:p>
              </table:table-cell>
              <table:table-cell office:value-type="float" office:value="0.0131604">
                <text:p>0.0131604</text:p>
              </table:table-cell>
              <table:table-cell office:value-type="float" office:value="0.0131646">
                <text:p>0.0131646</text:p>
              </table:table-cell>
              <table:table-cell office:value-type="float" office:value="0.0131997">
                <text:p>0.0131997</text:p>
              </table:table-cell>
              <table:table-cell office:value-type="float" office:value="0.013102">
                <text:p>0.013102</text:p>
              </table:table-cell>
            </table:table-row>
            <table:table-row>
              <table:table-cell office:value-type="string">
                <text:p>Pooled 10</text:p>
                <draw:g>
                  <svg:desc>RaatoPC.C105:RaatoPC.C105</svg:desc>
                </draw:g>
              </table:table-cell>
              <table:table-cell office:value-type="float" office:value="0.0116">
                <text:p>0.0116</text:p>
                <draw:g>
                  <svg:desc>RaatoPC.D105:RaatoPC.O105</svg:desc>
                </draw:g>
              </table:table-cell>
              <table:table-cell office:value-type="float" office:value="0.01194">
                <text:p>0.01194</text:p>
              </table:table-cell>
              <table:table-cell office:value-type="float" office:value="0.011744">
                <text:p>0.011744</text:p>
              </table:table-cell>
              <table:table-cell office:value-type="float" office:value="0.011498">
                <text:p>0.011498</text:p>
              </table:table-cell>
              <table:table-cell office:value-type="float" office:value="0.0116235">
                <text:p>0.0116235</text:p>
              </table:table-cell>
              <table:table-cell office:value-type="float" office:value="0.0127416">
                <text:p>0.0127416</text:p>
              </table:table-cell>
              <table:table-cell office:value-type="float" office:value="0.0135134">
                <text:p>0.0135134</text:p>
              </table:table-cell>
              <table:table-cell office:value-type="float" office:value="0.0144964666666667">
                <text:p>0.0144964666666667</text:p>
              </table:table-cell>
              <table:table-cell office:value-type="float" office:value="0.0153449">
                <text:p>0.0153449</text:p>
              </table:table-cell>
              <table:table-cell office:value-type="float" office:value="0.01622876">
                <text:p>0.01622876</text:p>
              </table:table-cell>
              <table:table-cell office:value-type="float" office:value="0.0170644333333333">
                <text:p>0.0170644333333333</text:p>
              </table:table-cell>
              <table:table-cell office:value-type="float" office:value="0.0177074571428571">
                <text:p>0.0177074571428571</text:p>
              </table:table-cell>
            </table:table-row>
            <table:table-row>
              <table:table-cell office:value-type="string">
                <text:p>Naive 10</text:p>
                <draw:g>
                  <svg:desc>RaatoPC.C106:RaatoPC.C106</svg:desc>
                </draw:g>
              </table:table-cell>
              <table:table-cell office:value-type="float" office:value="0.01149">
                <text:p>0.01149</text:p>
                <draw:g>
                  <svg:desc>RaatoPC.D106:RaatoPC.O106</svg:desc>
                </draw:g>
              </table:table-cell>
              <table:table-cell office:value-type="float" office:value="0.011235">
                <text:p>0.011235</text:p>
              </table:table-cell>
              <table:table-cell office:value-type="float" office:value="0.011244">
                <text:p>0.011244</text:p>
              </table:table-cell>
              <table:table-cell office:value-type="float" office:value="0.010967">
                <text:p>0.010967</text:p>
              </table:table-cell>
              <table:table-cell office:value-type="float" office:value="0.011767">
                <text:p>0.011767</text:p>
              </table:table-cell>
              <table:table-cell office:value-type="float" office:value="0.0129254">
                <text:p>0.0129254</text:p>
              </table:table-cell>
              <table:table-cell office:value-type="float" office:value="0.0141254">
                <text:p>0.0141254</text:p>
              </table:table-cell>
              <table:table-cell office:value-type="float" office:value="0.0151250666666667">
                <text:p>0.0151250666666667</text:p>
              </table:table-cell>
              <table:table-cell office:value-type="float" office:value="0.01589995">
                <text:p>0.01589995</text:p>
              </table:table-cell>
              <table:table-cell office:value-type="float" office:value="0.01692632">
                <text:p>0.01692632</text:p>
              </table:table-cell>
              <table:table-cell office:value-type="float" office:value="0.0177502">
                <text:p>0.0177502</text:p>
              </table:table-cell>
              <table:table-cell office:value-type="float" office:value="0.018477">
                <text:p>0.0184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598cm" svg:y="2.956cm" style:legend-expansion="high" chart:style-name="ch3"/>
        <chart:plot-area chart:style-name="ch4" table:cell-range-address="Janne.D69:Janne.O75 Janne.C70:Janne.C75" chart:data-source-has-labels="both" svg:x="1.331cm" svg:y="1.275cm" svg:width="11.947cm" svg:height="6.564cm">
          <chartooo:coordinate-region svg:x="2.138cm" svg:y="1.474cm" svg:width="10.768cm" svg:height="5.718cm"/>
          <chart:axis chart:dimension="x" chart:name="primary-x" chart:style-name="ch5" chartooo:axis-type="auto">
            <chartooo:date-scale/>
            <chart:title svg:x="6.413cm" svg:y="8.019cm" chart:style-name="ch6">
              <text:p>Node count</text:p>
            </chart:title>
            <chart:categories table:cell-range-address="Janne.D69:Janne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Janne.D70:Janne.O70" chart:label-cell-address="Janne.C70:Janne.C70" chart:class="chart:line">
            <chart:data-point chart:repeated="12"/>
          </chart:series>
          <chart:series chart:style-name="ch10" chart:values-cell-range-address="Janne.D71:Janne.O71" chart:label-cell-address="Janne.C71:Janne.C71" chart:class="chart:line">
            <chart:data-point chart:repeated="12"/>
          </chart:series>
          <chart:series chart:style-name="ch11" chart:values-cell-range-address="Janne.D72:Janne.O72" chart:label-cell-address="Janne.C72:Janne.C72" chart:class="chart:line">
            <chart:data-point chart:repeated="12"/>
          </chart:series>
          <chart:series chart:style-name="ch12" chart:values-cell-range-address="Janne.D73:Janne.O73" chart:label-cell-address="Janne.C73:Janne.C73" chart:class="chart:line">
            <chart:data-point chart:repeated="12"/>
          </chart:series>
          <chart:series chart:style-name="ch13" chart:values-cell-range-address="Janne.D74:Janne.O74" chart:label-cell-address="Janne.C74:Janne.C74" chart:class="chart:line">
            <chart:data-point chart:repeated="12"/>
          </chart:series>
          <chart:series chart:style-name="ch14" chart:values-cell-range-address="Janne.D75:Janne.O75" chart:label-cell-address="Janne.C75:Janne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69:Janne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70:Janne.C70</svg:desc>
                </draw:g>
              </table:table-cell>
              <table:table-cell office:value-type="float" office:value="0.0378">
                <text:p>0.0378</text:p>
                <draw:g>
                  <svg:desc>Janne.D70:Janne.O70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  <table:table-cell office:value-type="float" office:value="0.1552">
                <text:p>0.155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Pooled</text:p>
                <draw:g>
                  <svg:desc>Janne.C71:Janne.C71</svg:desc>
                </draw:g>
              </table:table-cell>
              <table:table-cell office:value-type="float" office:value="0.0329">
                <text:p>0.0329</text:p>
                <draw:g>
                  <svg:desc>Janne.D71:Janne.O71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Naive</text:p>
                <draw:g>
                  <svg:desc>Janne.C72:Janne.C72</svg:desc>
                </draw:g>
              </table:table-cell>
              <table:table-cell office:value-type="float" office:value="0.1974">
                <text:p>0.1974</text:p>
                <draw:g>
                  <svg:desc>Janne.D72:Janne.O72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  <table:table-cell office:value-type="float" office:value="0.3103">
                <text:p>0.3103</text:p>
              </table:table-cell>
              <table:table-cell office:value-type="float" office:value="0.3238">
                <text:p>0.3238</text:p>
              </table:table-cell>
            </table:table-row>
            <table:table-row>
              <table:table-cell office:value-type="string">
                <text:p>Flat</text:p>
                <draw:g>
                  <svg:desc>Janne.C73:Janne.C73</svg:desc>
                </draw:g>
              </table:table-cell>
              <table:table-cell office:value-type="float" office:value="0.0671">
                <text:p>0.0671</text:p>
                <draw:g>
                  <svg:desc>Janne.D73:Janne.O73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  <table:table-cell office:value-type="float" office:value="0.3103">
                <text:p>0.3103</text:p>
              </table:table-cell>
              <table:table-cell office:value-type="float" office:value="0.1396">
                <text:p>0.1396</text:p>
              </table:table-cell>
            </table:table-row>
            <table:table-row>
              <table:table-cell office:value-type="string">
                <text:p>Pooled</text:p>
                <draw:g>
                  <svg:desc>Janne.C74:Janne.C74</svg:desc>
                </draw:g>
              </table:table-cell>
              <table:table-cell office:value-type="float" office:value="0.0578">
                <text:p>0.0578</text:p>
                <draw:g>
                  <svg:desc>Janne.D74:Janne.O74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  <table:table-cell office:value-type="float" office:value="0.1552">
                <text:p>0.1552</text:p>
              </table:table-cell>
              <table:table-cell office:value-type="float" office:value="0.0776">
                <text:p>0.0776</text:p>
              </table:table-cell>
            </table:table-row>
            <table:table-row>
              <table:table-cell office:value-type="string">
                <text:p>Naive</text:p>
                <draw:g>
                  <svg:desc>Janne.C75:Janne.C75</svg:desc>
                </draw:g>
              </table:table-cell>
              <table:table-cell office:value-type="float" office:value="0.2643">
                <text:p>0.2643</text:p>
                <draw:g>
                  <svg:desc>Janne.D75:Janne.O75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  <table:table-cell office:value-type="float" office:value="0.6206">
                <text:p>0.6206</text:p>
              </table:table-cell>
              <table:table-cell office:value-type="float" office:value="0.5275">
                <text:p>0.527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Janne.D100:Janne.O106 Janne.C101:Janne.C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.D100:Janne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.D101:Janne.O101" chart:label-cell-address="Janne.C101:Janne.C101" chart:class="chart:line">
            <chart:data-point chart:repeated="12"/>
          </chart:series>
          <chart:series chart:style-name="ch10" chart:values-cell-range-address="Janne.D102:Janne.O102" chart:label-cell-address="Janne.C102:Janne.C102" chart:class="chart:line">
            <chart:data-point chart:repeated="12"/>
          </chart:series>
          <chart:series chart:style-name="ch11" chart:values-cell-range-address="Janne.D103:Janne.O103" chart:label-cell-address="Janne.C103:Janne.C103" chart:class="chart:line">
            <chart:data-point chart:repeated="12"/>
          </chart:series>
          <chart:series chart:style-name="ch12" chart:values-cell-range-address="Janne.D104:Janne.O104" chart:label-cell-address="Janne.C104:Janne.C104" chart:class="chart:line">
            <chart:data-point chart:repeated="12"/>
          </chart:series>
          <chart:series chart:style-name="ch13" chart:values-cell-range-address="Janne.D105:Janne.O105" chart:label-cell-address="Janne.C105:Janne.C105" chart:class="chart:line">
            <chart:data-point chart:repeated="12"/>
          </chart:series>
          <chart:series chart:style-name="ch14" chart:values-cell-range-address="Janne.D106:Janne.O106" chart:label-cell-address="Janne.C106:Janne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0:Janne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01:Janne.C101</svg:desc>
                </draw:g>
              </table:table-cell>
              <table:table-cell office:value-type="float" office:value="0.00378">
                <text:p>0.00378</text:p>
                <draw:g>
                  <svg:desc>Janne.D101:Janne.O101</svg:desc>
                </draw:g>
              </table:table-cell>
              <table:table-cell office:value-type="float" office:value="0.002425">
                <text:p>0.002425</text:p>
              </table:table-cell>
              <table:table-cell office:value-type="float" office:value="0.001106">
                <text:p>0.001106</text:p>
              </table:table-cell>
              <table:table-cell office:value-type="float" office:value="0.000608">
                <text:p>0.000608</text:p>
              </table:table-cell>
              <table:table-cell office:value-type="float" office:value="0.0003775">
                <text:p>0.0003775</text:p>
              </table:table-cell>
              <table:table-cell office:value-type="float" office:value="0.0001836">
                <text:p>0.0001836</text:p>
              </table:table-cell>
              <table:table-cell office:value-type="float" office:value="0.0001573">
                <text:p>0.0001573</text:p>
              </table:table-cell>
              <table:table-cell office:value-type="float" office:value="0.000196533333333333">
                <text:p>0.000196533333333333</text:p>
              </table:table-cell>
              <table:table-cell office:value-type="float" office:value="0.00034475">
                <text:p>0.00034475</text:p>
              </table:table-cell>
              <table:table-cell office:value-type="float" office:value="0.00060864">
                <text:p>0.00060864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154285714285714">
                <text:p>0.0000154285714285714</text:p>
              </table:table-cell>
            </table:table-row>
            <table:table-row>
              <table:table-cell office:value-type="string">
                <text:p>Pooled</text:p>
                <draw:g>
                  <svg:desc>Janne.C102:Janne.C102</svg:desc>
                </draw:g>
              </table:table-cell>
              <table:table-cell office:value-type="float" office:value="0.00329">
                <text:p>0.00329</text:p>
                <draw:g>
                  <svg:desc>Janne.D102:Janne.O102</svg:desc>
                </draw:g>
              </table:table-cell>
              <table:table-cell office:value-type="float" office:value="0.001985">
                <text:p>0.001985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3135">
                <text:p>0.0003135</text:p>
              </table:table-cell>
              <table:table-cell office:value-type="float" office:value="0.0001616">
                <text:p>0.0001616</text:p>
              </table:table-cell>
              <table:table-cell office:value-type="float" office:value="0.0001332">
                <text:p>0.0001332</text:p>
              </table:table-cell>
              <table:table-cell office:value-type="float" office:value="0.000251266666666667">
                <text:p>0.000251266666666667</text:p>
              </table:table-cell>
              <table:table-cell office:value-type="float" office:value="0.00036615">
                <text:p>0.00036615</text:p>
              </table:table-cell>
              <table:table-cell office:value-type="float" office:value="0.00060516">
                <text:p>0.00060516</text:p>
              </table:table-cell>
              <table:table-cell office:value-type="float" office:value="0">
                <text:p>0</text:p>
              </table:table-cell>
              <table:table-cell office:value-type="float" office:value="0.00000771428571428571">
                <text:p>0.00000771428571428571</text:p>
              </table:table-cell>
            </table:table-row>
            <table:table-row>
              <table:table-cell office:value-type="string">
                <text:p>Naive</text:p>
                <draw:g>
                  <svg:desc>Janne.C103:Janne.C103</svg:desc>
                </draw:g>
              </table:table-cell>
              <table:table-cell office:value-type="float" office:value="0.01974">
                <text:p>0.01974</text:p>
                <draw:g>
                  <svg:desc>Janne.D103:Janne.O103</svg:desc>
                </draw:g>
              </table:table-cell>
              <table:table-cell office:value-type="float" office:value="0.02925">
                <text:p>0.02925</text:p>
              </table:table-cell>
              <table:table-cell office:value-type="float" office:value="0.02026">
                <text:p>0.02026</text:p>
              </table:table-cell>
              <table:table-cell office:value-type="float" office:value="0.018345">
                <text:p>0.018345</text:p>
              </table:table-cell>
              <table:table-cell office:value-type="float" office:value="0.021277">
                <text:p>0.021277</text:p>
              </table:table-cell>
              <table:table-cell office:value-type="float" office:value="0.016646">
                <text:p>0.016646</text:p>
              </table:table-cell>
              <table:table-cell office:value-type="float" office:value="0.0174633">
                <text:p>0.0174633</text:p>
              </table:table-cell>
              <table:table-cell office:value-type="float" office:value="0.0347687333333333">
                <text:p>0.0347687333333333</text:p>
              </table:table-cell>
              <table:table-cell office:value-type="float" office:value="0.05424165">
                <text:p>0.05424165</text:p>
              </table:table-cell>
              <table:table-cell office:value-type="float" office:value="0.087323">
                <text:p>0.087323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925142857142857">
                <text:p>0.0000925142857142857</text:p>
              </table:table-cell>
            </table:table-row>
            <table:table-row>
              <table:table-cell office:value-type="string">
                <text:p>Flat 10</text:p>
                <draw:g>
                  <svg:desc>Janne.C104:Janne.C104</svg:desc>
                </draw:g>
              </table:table-cell>
              <table:table-cell office:value-type="float" office:value="0.00671">
                <text:p>0.00671</text:p>
                <draw:g>
                  <svg:desc>Janne.D104:Janne.O104</svg:desc>
                </draw:g>
              </table:table-cell>
              <table:table-cell office:value-type="float" office:value="0.00465">
                <text:p>0.00465</text:p>
              </table:table-cell>
              <table:table-cell office:value-type="float" office:value="0.001984">
                <text:p>0.001984</text:p>
              </table:table-cell>
              <table:table-cell office:value-type="float" office:value="0.00109">
                <text:p>0.00109</text:p>
              </table:table-cell>
              <table:table-cell office:value-type="float" office:value="0.0006365">
                <text:p>0.0006365</text:p>
              </table:table-cell>
              <table:table-cell office:value-type="float" office:value="0.0003032">
                <text:p>0.0003032</text:p>
              </table:table-cell>
              <table:table-cell office:value-type="float" office:value="0.0001898">
                <text:p>0.0001898</text:p>
              </table:table-cell>
              <table:table-cell office:value-type="float" office:value="0.0001886">
                <text:p>0.0001886</text:p>
              </table:table-cell>
              <table:table-cell office:value-type="float" office:value="0.0002609">
                <text:p>0.0002609</text:p>
              </table:table-cell>
              <table:table-cell office:value-type="float" office:value="0.00040128">
                <text:p>0.00040128</text:p>
              </table:table-cell>
              <table:table-cell office:value-type="float" office:value="0.000103433333333333">
                <text:p>0.000103433333333333</text:p>
              </table:table-cell>
              <table:table-cell office:value-type="float" office:value="0.0000398857142857143">
                <text:p>0.0000398857142857143</text:p>
              </table:table-cell>
            </table:table-row>
            <table:table-row>
              <table:table-cell office:value-type="string">
                <text:p>Pooled 10</text:p>
                <draw:g>
                  <svg:desc>Janne.C105:Janne.C105</svg:desc>
                </draw:g>
              </table:table-cell>
              <table:table-cell office:value-type="float" office:value="0.00578">
                <text:p>0.00578</text:p>
                <draw:g>
                  <svg:desc>Janne.D105:Janne.O105</svg:desc>
                </draw:g>
              </table:table-cell>
              <table:table-cell office:value-type="float" office:value="0.00429">
                <text:p>0.00429</text:p>
              </table:table-cell>
              <table:table-cell office:value-type="float" office:value="0.001878">
                <text:p>0.001878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125">
                <text:p>0.0006125</text:p>
              </table:table-cell>
              <table:table-cell office:value-type="float" office:value="0.0002878">
                <text:p>0.0002878</text:p>
              </table:table-cell>
              <table:table-cell office:value-type="float" office:value="0.0001939">
                <text:p>0.0001939</text:p>
              </table:table-cell>
              <table:table-cell office:value-type="float" office:value="0.0002428">
                <text:p>0.0002428</text:p>
              </table:table-cell>
              <table:table-cell office:value-type="float" office:value="0.00029975">
                <text:p>0.00029975</text:p>
              </table:table-cell>
              <table:table-cell office:value-type="float" office:value="0.00043156">
                <text:p>0.00043156</text:p>
              </table:table-cell>
              <table:table-cell office:value-type="float" office:value="0.0000517333333333333">
                <text:p>0.0000517333333333333</text:p>
              </table:table-cell>
              <table:table-cell office:value-type="float" office:value="0.0000221714285714286">
                <text:p>0.0000221714285714286</text:p>
              </table:table-cell>
            </table:table-row>
            <table:table-row>
              <table:table-cell office:value-type="string">
                <text:p>Naive 10</text:p>
                <draw:g>
                  <svg:desc>Janne.C106:Janne.C106</svg:desc>
                </draw:g>
              </table:table-cell>
              <table:table-cell office:value-type="float" office:value="0.02643">
                <text:p>0.02643</text:p>
                <draw:g>
                  <svg:desc>Janne.D106:Janne.O106</svg:desc>
                </draw:g>
              </table:table-cell>
              <table:table-cell office:value-type="float" office:value="0.03547">
                <text:p>0.03547</text:p>
              </table:table-cell>
              <table:table-cell office:value-type="float" office:value="0.023732">
                <text:p>0.023732</text:p>
              </table:table-cell>
              <table:table-cell office:value-type="float" office:value="0.021193">
                <text:p>0.021193</text:p>
              </table:table-cell>
              <table:table-cell office:value-type="float" office:value="0.0240235">
                <text:p>0.0240235</text:p>
              </table:table-cell>
              <table:table-cell office:value-type="float" office:value="0.0185704">
                <text:p>0.0185704</text:p>
              </table:table-cell>
              <table:table-cell office:value-type="float" office:value="0.0193844">
                <text:p>0.0193844</text:p>
              </table:table-cell>
              <table:table-cell office:value-type="float" office:value="0.0379082">
                <text:p>0.0379082</text:p>
              </table:table-cell>
              <table:table-cell office:value-type="float" office:value="0.05987965">
                <text:p>0.05987965</text:p>
              </table:table-cell>
              <table:table-cell office:value-type="float" office:value="0.0982176">
                <text:p>0.0982176</text:p>
              </table:table-cell>
              <table:table-cell office:value-type="float" office:value="0.000206866666666667">
                <text:p>0.000206866666666667</text:p>
              </table:table-cell>
              <table:table-cell office:value-type="float" office:value="0.000150714285714286">
                <text:p>0.00015071428571428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Janne.D5:Janne.M10 Janne.C6:Janne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Janne.D5:Janne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6:Janne.M6" chart:label-cell-address="Janne.C6:Janne.C6" chart:class="chart:line">
            <chart:data-point chart:repeated="10"/>
          </chart:series>
          <chart:series chart:style-name="ch8" chart:values-cell-range-address="Janne.D7:Janne.M7" chart:label-cell-address="Janne.C7:Janne.C7" chart:class="chart:line">
            <chart:data-point chart:repeated="10"/>
          </chart:series>
          <chart:series chart:style-name="ch9" chart:values-cell-range-address="Janne.D8:Janne.M8" chart:label-cell-address="Janne.C8:Janne.C8" chart:class="chart:line">
            <chart:data-point chart:repeated="10"/>
          </chart:series>
          <chart:series chart:style-name="ch10" chart:values-cell-range-address="Janne.D9:Janne.M9" chart:label-cell-address="Janne.C9:Janne.C9" chart:class="chart:line">
            <chart:data-point chart:repeated="10"/>
          </chart:series>
          <chart:series chart:style-name="ch11" chart:values-cell-range-address="Janne.D10:Janne.M10" chart:label-cell-address="Janne.C10:Janne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5:Janne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6:Janne.C6</svg:desc>
                </draw:g>
              </table:table-cell>
              <table:table-cell office:value-type="float" office:value="0.0523">
                <text:p>0.0523</text:p>
                <draw:g>
                  <svg:desc>Janne.D6:Janne.M6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7:Janne.C7</svg:desc>
                </draw:g>
              </table:table-cell>
              <table:table-cell office:value-type="float" office:value="0.0488">
                <text:p>0.0488</text:p>
                <draw:g>
                  <svg:desc>Janne.D7:Janne.M7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Flat cold</text:p>
                <draw:g>
                  <svg:desc>Janne.C8:Janne.C8</svg:desc>
                </draw:g>
              </table:table-cell>
              <table:table-cell office:value-type="float" office:value="0.1872">
                <text:p>0.1872</text:p>
                <draw:g>
                  <svg:desc>Janne.D8:Janne.M8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8692">
                <text:p>0.8692</text:p>
              </table:table-cell>
              <table:table-cell office:value-type="float" office:value="1.5635">
                <text:p>1.5635</text:p>
              </table:table-cell>
              <table:table-cell office:value-type="float" office:value="3.5751">
                <text:p>3.5751</text:p>
              </table:table-cell>
              <table:table-cell office:value-type="float" office:value="6.8726">
                <text:p>6.8726</text:p>
              </table:table-cell>
              <table:table-cell office:value-type="float" office:value="13.937">
                <text:p>13.937</text:p>
              </table:table-cell>
              <table:table-cell office:value-type="float" office:value="39.8766">
                <text:p>39.8766</text:p>
              </table:table-cell>
              <table:table-cell office:value-type="float" office:value="76.29">
                <text:p>76.29</text:p>
              </table:table-cell>
              <table:table-cell office:value-type="float" office:value="160.1432">
                <text:p>160.1432</text:p>
              </table:table-cell>
            </table:table-row>
            <table:table-row>
              <table:table-cell office:value-type="string">
                <text:p>Naive</text:p>
                <draw:g>
                  <svg:desc>Janne.C9:Janne.C9</svg:desc>
                </draw:g>
              </table:table-cell>
              <table:table-cell office:value-type="float" office:value="0.0875">
                <text:p>0.0875</text:p>
                <draw:g>
                  <svg:desc>Janne.D9:Janne.M9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0:Janne.C10</svg:desc>
                </draw:g>
              </table:table-cell>
              <table:table-cell office:value-type="float" office:value="0.0239">
                <text:p>0.0239</text:p>
                <draw:g>
                  <svg:desc>Janne.D10:Janne.M10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Janne.D12:Janne.M17 Janne.C13:Janne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2:Janne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:Janne.M13" chart:label-cell-address="Janne.C13:Janne.C13" chart:class="chart:line">
            <chart:data-point chart:repeated="10"/>
          </chart:series>
          <chart:series chart:style-name="ch8" chart:values-cell-range-address="Janne.D14:Janne.M14" chart:label-cell-address="Janne.C14:Janne.C14" chart:class="chart:line">
            <chart:data-point chart:repeated="10"/>
          </chart:series>
          <chart:series chart:style-name="ch9" chart:values-cell-range-address="Janne.D15:Janne.M15" chart:label-cell-address="Janne.C15:Janne.C15" chart:class="chart:line">
            <chart:data-point chart:repeated="10"/>
          </chart:series>
          <chart:series chart:style-name="ch10" chart:values-cell-range-address="Janne.D16:Janne.M16" chart:label-cell-address="Janne.C16:Janne.C16" chart:class="chart:line">
            <chart:data-point chart:repeated="10"/>
          </chart:series>
          <chart:series chart:style-name="ch11" chart:values-cell-range-address="Janne.D17:Janne.M17" chart:label-cell-address="Janne.C17:Janne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:Janne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:Janne.C13</svg:desc>
                </draw:g>
              </table:table-cell>
              <table:table-cell office:value-type="float" office:value="0.0378">
                <text:p>0.0378</text:p>
                <draw:g>
                  <svg:desc>Janne.D13:Janne.M13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4:Janne.C14</svg:desc>
                </draw:g>
              </table:table-cell>
              <table:table-cell office:value-type="float" office:value="0.0329">
                <text:p>0.0329</text:p>
                <draw:g>
                  <svg:desc>Janne.D14:Janne.M14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Flat cold</text:p>
                <draw:g>
                  <svg:desc>Janne.C15:Janne.C15</svg:desc>
                </draw:g>
              </table:table-cell>
              <table:table-cell office:value-type="float" office:value="0.1974">
                <text:p>0.1974</text:p>
                <draw:g>
                  <svg:desc>Janne.D15:Janne.M15</svg:desc>
                </draw:g>
              </table:table-cell>
              <table:table-cell office:value-type="float" office:value="0.585">
                <text:p>0.585</text:p>
              </table:table-cell>
              <table:table-cell office:value-type="float" office:value="1.013">
                <text:p>1.013</text:p>
              </table:table-cell>
              <table:table-cell office:value-type="float" office:value="1.8345">
                <text:p>1.8345</text:p>
              </table:table-cell>
              <table:table-cell office:value-type="float" office:value="4.2554">
                <text:p>4.2554</text:p>
              </table:table-cell>
              <table:table-cell office:value-type="float" office:value="8.323">
                <text:p>8.323</text:p>
              </table:table-cell>
              <table:table-cell office:value-type="float" office:value="17.4633">
                <text:p>17.4633</text:p>
              </table:table-cell>
              <table:table-cell office:value-type="float" office:value="52.1531">
                <text:p>52.1531</text:p>
              </table:table-cell>
              <table:table-cell office:value-type="float" office:value="108.4833">
                <text:p>108.4833</text:p>
              </table:table-cell>
              <table:table-cell office:value-type="float" office:value="218.3075">
                <text:p>218.3075</text:p>
              </table:table-cell>
            </table:table-row>
            <table:table-row>
              <table:table-cell office:value-type="string">
                <text:p>Naive</text:p>
                <draw:g>
                  <svg:desc>Janne.C16:Janne.C16</svg:desc>
                </draw:g>
              </table:table-cell>
              <table:table-cell office:value-type="float" office:value="0.1372">
                <text:p>0.1372</text:p>
                <draw:g>
                  <svg:desc>Janne.D16:Janne.M16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7:Janne.C17</svg:desc>
                </draw:g>
              </table:table-cell>
              <table:table-cell office:value-type="float" office:value="0.0391">
                <text:p>0.0391</text:p>
                <draw:g>
                  <svg:desc>Janne.D17:Janne.M17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Janne.D19:Janne.M24 Janne.C20:Janne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19:Janne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0:Janne.M20" chart:label-cell-address="Janne.C20:Janne.C20" chart:class="chart:line">
            <chart:data-point chart:repeated="10"/>
          </chart:series>
          <chart:series chart:style-name="ch8" chart:values-cell-range-address="Janne.D21:Janne.M21" chart:label-cell-address="Janne.C21:Janne.C21" chart:class="chart:line">
            <chart:data-point chart:repeated="10"/>
          </chart:series>
          <chart:series chart:style-name="ch9" chart:values-cell-range-address="Janne.D22:Janne.M22" chart:label-cell-address="Janne.C22:Janne.C22" chart:class="chart:line">
            <chart:data-point chart:repeated="10"/>
          </chart:series>
          <chart:series chart:style-name="ch10" chart:values-cell-range-address="Janne.D23:Janne.M23" chart:label-cell-address="Janne.C23:Janne.C23" chart:class="chart:line">
            <chart:data-point chart:repeated="10"/>
          </chart:series>
          <chart:series chart:style-name="ch11" chart:values-cell-range-address="Janne.D24:Janne.M24" chart:label-cell-address="Janne.C24:Janne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9:Janne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0:Janne.C20</svg:desc>
                </draw:g>
              </table:table-cell>
              <table:table-cell office:value-type="float" office:value="0.0671">
                <text:p>0.0671</text:p>
                <draw:g>
                  <svg:desc>Janne.D20:Janne.M20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21:Janne.C21</svg:desc>
                </draw:g>
              </table:table-cell>
              <table:table-cell office:value-type="float" office:value="0.0578">
                <text:p>0.0578</text:p>
                <draw:g>
                  <svg:desc>Janne.D21:Janne.M21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Flat cold</text:p>
                <draw:g>
                  <svg:desc>Janne.C22:Janne.C22</svg:desc>
                </draw:g>
              </table:table-cell>
              <table:table-cell office:value-type="float" office:value="0.2643">
                <text:p>0.2643</text:p>
                <draw:g>
                  <svg:desc>Janne.D22:Janne.M22</svg:desc>
                </draw:g>
              </table:table-cell>
              <table:table-cell office:value-type="float" office:value="0.7094">
                <text:p>0.7094</text:p>
              </table:table-cell>
              <table:table-cell office:value-type="float" office:value="1.1866">
                <text:p>1.1866</text:p>
              </table:table-cell>
              <table:table-cell office:value-type="float" office:value="2.1193">
                <text:p>2.1193</text:p>
              </table:table-cell>
              <table:table-cell office:value-type="float" office:value="4.8047">
                <text:p>4.8047</text:p>
              </table:table-cell>
              <table:table-cell office:value-type="float" office:value="9.2852">
                <text:p>9.2852</text:p>
              </table:table-cell>
              <table:table-cell office:value-type="float" office:value="19.3844">
                <text:p>19.3844</text:p>
              </table:table-cell>
              <table:table-cell office:value-type="float" office:value="56.8623">
                <text:p>56.8623</text:p>
              </table:table-cell>
              <table:table-cell office:value-type="float" office:value="119.7593">
                <text:p>119.7593</text:p>
              </table:table-cell>
              <table:table-cell office:value-type="float" office:value="245.544">
                <text:p>245.544</text:p>
              </table:table-cell>
            </table:table-row>
            <table:table-row>
              <table:table-cell office:value-type="string">
                <text:p>Naive</text:p>
                <draw:g>
                  <svg:desc>Janne.C23:Janne.C23</svg:desc>
                </draw:g>
              </table:table-cell>
              <table:table-cell office:value-type="float" office:value="0.0822">
                <text:p>0.0822</text:p>
                <draw:g>
                  <svg:desc>Janne.D23:Janne.M23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24:Janne.C24</svg:desc>
                </draw:g>
              </table:table-cell>
              <table:table-cell office:value-type="float" office:value="0.0372">
                <text:p>0.0372</text:p>
                <draw:g>
                  <svg:desc>Janne.D24:Janne.M24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Janne.D127:Janne.M129 Janne.C128:Janne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27:Janne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8:Janne.M128" chart:label-cell-address="Janne.C128:Janne.C128" chart:class="chart:line">
            <chart:data-point chart:repeated="10"/>
          </chart:series>
          <chart:series chart:style-name="ch8" chart:values-cell-range-address="Janne.D129:Janne.M129" chart:label-cell-address="Janne.C129:Janne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7:Janne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Janne.C128:Janne.C128</svg:desc>
                </draw:g>
              </table:table-cell>
              <table:table-cell office:value-type="float" office:value="0.00492">
                <text:p>0.00492</text:p>
                <draw:g>
                  <svg:desc>Janne.D128:Janne.M128</svg:desc>
                </draw:g>
              </table:table-cell>
              <table:table-cell office:value-type="float" office:value="0.003196">
                <text:p>0.003196</text:p>
              </table:table-cell>
              <table:table-cell office:value-type="float" office:value="0.00265">
                <text:p>0.00265</text:p>
              </table:table-cell>
              <table:table-cell office:value-type="float" office:value="0.0022535">
                <text:p>0.0022535</text:p>
              </table:table-cell>
              <table:table-cell office:value-type="float" office:value="0.0022614">
                <text:p>0.0022614</text:p>
              </table:table-cell>
              <table:table-cell office:value-type="float" office:value="0.0025042">
                <text:p>0.0025042</text:p>
              </table:table-cell>
              <table:table-cell office:value-type="float" office:value="0.00287285">
                <text:p>0.00287285</text:p>
              </table:table-cell>
              <table:table-cell office:value-type="float" office:value="0.00628572">
                <text:p>0.00628572</text:p>
              </table:table-cell>
              <table:table-cell office:value-type="float" office:value="0.00732311">
                <text:p>0.00732311</text:p>
              </table:table-cell>
              <table:table-cell office:value-type="float" office:value="0.00951525">
                <text:p>0.00951525</text:p>
              </table:table-cell>
            </table:table-row>
            <table:table-row>
              <table:table-cell office:value-type="string">
                <text:p>Pooled</text:p>
                <draw:g>
                  <svg:desc>Janne.C129:Janne.C129</svg:desc>
                </draw:g>
              </table:table-cell>
              <table:table-cell office:value-type="float" office:value="0.00492">
                <text:p>0.00492</text:p>
                <draw:g>
                  <svg:desc>Janne.D129:Janne.M129</svg:desc>
                </draw:g>
              </table:table-cell>
              <table:table-cell office:value-type="float" office:value="0.003194">
                <text:p>0.003194</text:p>
              </table:table-cell>
              <table:table-cell office:value-type="float" office:value="0.002665">
                <text:p>0.002665</text:p>
              </table:table-cell>
              <table:table-cell office:value-type="float" office:value="0.0022875">
                <text:p>0.0022875</text:p>
              </table:table-cell>
              <table:table-cell office:value-type="float" office:value="0.002329">
                <text:p>0.002329</text:p>
              </table:table-cell>
              <table:table-cell office:value-type="float" office:value="0.002603">
                <text:p>0.002603</text:p>
              </table:table-cell>
              <table:table-cell office:value-type="float" office:value="0.00305995">
                <text:p>0.00305995</text:p>
              </table:table-cell>
              <table:table-cell office:value-type="float" office:value="0.00668794">
                <text:p>0.00668794</text:p>
              </table:table-cell>
              <table:table-cell office:value-type="float" office:value="0.00733143">
                <text:p>0.00733143</text:p>
              </table:table-cell>
              <table:table-cell office:value-type="float" office:value="0.009485515">
                <text:p>0.009485515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Janne.D33:Janne.M38 Janne.C34:Janne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33:Janne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34:Janne.M34" chart:label-cell-address="Janne.C34:Janne.C34" chart:class="chart:line">
            <chart:data-point chart:repeated="10"/>
          </chart:series>
          <chart:series chart:style-name="ch8" chart:values-cell-range-address="Janne.D35:Janne.M35" chart:label-cell-address="Janne.C35:Janne.C35" chart:class="chart:line">
            <chart:data-point chart:repeated="10"/>
          </chart:series>
          <chart:series chart:style-name="ch9" chart:values-cell-range-address="Janne.D36:Janne.M36" chart:label-cell-address="Janne.C36:Janne.C36" chart:class="chart:line">
            <chart:data-point chart:repeated="10"/>
          </chart:series>
          <chart:series chart:style-name="ch10" chart:values-cell-range-address="Janne.D37:Janne.M37" chart:label-cell-address="Janne.C37:Janne.C37" chart:class="chart:line">
            <chart:data-point chart:repeated="10"/>
          </chart:series>
          <chart:series chart:style-name="ch11" chart:values-cell-range-address="Janne.D38:Janne.M38" chart:label-cell-address="Janne.C38:Janne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33:Janne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34:Janne.C34</svg:desc>
                </draw:g>
              </table:table-cell>
              <table:table-cell office:value-type="float" office:value="0.0924">
                <text:p>0.0924</text:p>
                <draw:g>
                  <svg:desc>Janne.D34:Janne.M34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35:Janne.C35</svg:desc>
                </draw:g>
              </table:table-cell>
              <table:table-cell office:value-type="float" office:value="0.0617">
                <text:p>0.0617</text:p>
                <draw:g>
                  <svg:desc>Janne.D35:Janne.M35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Flat cold</text:p>
                <draw:g>
                  <svg:desc>Janne.C36:Janne.C36</svg:desc>
                </draw:g>
              </table:table-cell>
              <table:table-cell office:value-type="float" office:value="0.2669">
                <text:p>0.2669</text:p>
                <draw:g>
                  <svg:desc>Janne.D36:Janne.M36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4298">
                <text:p>0.4298</text:p>
              </table:table-cell>
              <table:table-cell office:value-type="float" office:value="0.6051">
                <text:p>0.6051</text:p>
              </table:table-cell>
              <table:table-cell office:value-type="float" office:value="1.1573">
                <text:p>1.1573</text:p>
              </table:table-cell>
              <table:table-cell office:value-type="float" office:value="2.077">
                <text:p>2.077</text:p>
              </table:table-cell>
              <table:table-cell office:value-type="float" office:value="4.3475">
                <text:p>4.3475</text:p>
              </table:table-cell>
              <table:table-cell office:value-type="float" office:value="19.7217">
                <text:p>19.7217</text:p>
              </table:table-cell>
              <table:table-cell office:value-type="float" office:value="45.9088">
                <text:p>45.9088</text:p>
              </table:table-cell>
              <table:table-cell office:value-type="float" office:value="95.7418">
                <text:p>95.7418</text:p>
              </table:table-cell>
            </table:table-row>
            <table:table-row>
              <table:table-cell office:value-type="string">
                <text:p>Naive</text:p>
                <draw:g>
                  <svg:desc>Janne.C37:Janne.C37</svg:desc>
                </draw:g>
              </table:table-cell>
              <table:table-cell office:value-type="float" office:value="0.0414">
                <text:p>0.0414</text:p>
                <draw:g>
                  <svg:desc>Janne.D37:Janne.M37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38:Janne.C38</svg:desc>
                </draw:g>
              </table:table-cell>
              <table:table-cell office:value-type="float" office:value="0.0402">
                <text:p>0.0402</text:p>
                <draw:g>
                  <svg:desc>Janne.D38:Janne.M38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Janne.D26:Janne.M31 Janne.C27:Janne.C31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.D26:Janne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27:Janne.M27" chart:label-cell-address="Janne.C27:Janne.C27" chart:class="chart:line">
            <chart:data-point chart:repeated="10"/>
          </chart:series>
          <chart:series chart:style-name="ch8" chart:values-cell-range-address="Janne.D28:Janne.M28" chart:label-cell-address="Janne.C28:Janne.C28" chart:class="chart:line">
            <chart:data-point chart:repeated="10"/>
          </chart:series>
          <chart:series chart:style-name="ch9" chart:values-cell-range-address="Janne.D29:Janne.M29" chart:label-cell-address="Janne.C29:Janne.C29" chart:class="chart:line">
            <chart:data-point chart:repeated="10"/>
          </chart:series>
          <chart:series chart:style-name="ch10" chart:values-cell-range-address="Janne.D30:Janne.M30" chart:label-cell-address="Janne.C30:Janne.C30" chart:class="chart:line">
            <chart:data-point chart:repeated="10"/>
          </chart:series>
          <chart:series chart:style-name="ch11" chart:values-cell-range-address="Janne.D31:Janne.M31" chart:label-cell-address="Janne.C31:Janne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26:Janne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27:Janne.C27</svg:desc>
                </draw:g>
              </table:table-cell>
              <table:table-cell office:value-type="float" office:value="0">
                <text:p>0</text:p>
                <draw:g>
                  <svg:desc>Janne.D27:Janne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.C28:Janne.C28</svg:desc>
                </draw:g>
              </table:table-cell>
              <table:table-cell office:value-type="float" office:value="0">
                <text:p>0</text:p>
                <draw:g>
                  <svg:desc>Janne.D28:Janne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.C29:Janne.C29</svg:desc>
                </draw:g>
              </table:table-cell>
              <table:table-cell office:value-type="float" office:value="0">
                <text:p>0</text:p>
                <draw:g>
                  <svg:desc>Janne.D29:Janne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Janne.C30:Janne.C30</svg:desc>
                </draw:g>
              </table:table-cell>
              <table:table-cell office:value-type="float" office:value="0.0492">
                <text:p>0.0492</text:p>
                <draw:g>
                  <svg:desc>Janne.D30:Janne.M30</svg:desc>
                </draw:g>
              </table:table-cell>
              <table:table-cell office:value-type="float" office:value="0.1598">
                <text:p>0.1598</text:p>
              </table:table-cell>
              <table:table-cell office:value-type="float" office:value="0.265">
                <text:p>0.265</text:p>
              </table:table-cell>
              <table:table-cell office:value-type="float" office:value="0.4507">
                <text:p>0.4507</text:p>
              </table:table-cell>
              <table:table-cell office:value-type="float" office:value="1.1307">
                <text:p>1.1307</text:p>
              </table:table-cell>
              <table:table-cell office:value-type="float" office:value="2.5042">
                <text:p>2.5042</text:p>
              </table:table-cell>
              <table:table-cell office:value-type="float" office:value="5.7457">
                <text:p>5.7457</text:p>
              </table:table-cell>
              <table:table-cell office:value-type="float" office:value="31.4286">
                <text:p>31.4286</text:p>
              </table:table-cell>
              <table:table-cell office:value-type="float" office:value="73.2311">
                <text:p>73.2311</text:p>
              </table:table-cell>
              <table:table-cell office:value-type="float" office:value="190.305">
                <text:p>190.305</text:p>
              </table:table-cell>
            </table:table-row>
            <table:table-row>
              <table:table-cell office:value-type="string">
                <text:p>Pooled</text:p>
                <draw:g>
                  <svg:desc>Janne.C31:Janne.C31</svg:desc>
                </draw:g>
              </table:table-cell>
              <table:table-cell office:value-type="float" office:value="0.0492">
                <text:p>0.0492</text:p>
                <draw:g>
                  <svg:desc>Janne.D31:Janne.M31</svg:desc>
                </draw:g>
              </table:table-cell>
              <table:table-cell office:value-type="float" office:value="0.1597">
                <text:p>0.1597</text:p>
              </table:table-cell>
              <table:table-cell office:value-type="float" office:value="0.2665">
                <text:p>0.2665</text:p>
              </table:table-cell>
              <table:table-cell office:value-type="float" office:value="0.4575">
                <text:p>0.4575</text:p>
              </table:table-cell>
              <table:table-cell office:value-type="float" office:value="1.1645">
                <text:p>1.1645</text:p>
              </table:table-cell>
              <table:table-cell office:value-type="float" office:value="2.603">
                <text:p>2.603</text:p>
              </table:table-cell>
              <table:table-cell office:value-type="float" office:value="6.1199">
                <text:p>6.1199</text:p>
              </table:table-cell>
              <table:table-cell office:value-type="float" office:value="33.4397">
                <text:p>33.4397</text:p>
              </table:table-cell>
              <table:table-cell office:value-type="float" office:value="73.3143">
                <text:p>73.3143</text:p>
              </table:table-cell>
              <table:table-cell office:value-type="float" office:value="189.7103">
                <text:p>189.710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Janne.D40:Janne.M45 Janne.C41:Janne.C45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0:Janne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1:Janne.M41" chart:label-cell-address="Janne.C41:Janne.C41" chart:class="chart:line">
            <chart:data-point chart:repeated="10"/>
          </chart:series>
          <chart:series chart:style-name="ch8" chart:values-cell-range-address="Janne.D42:Janne.M42" chart:label-cell-address="Janne.C42:Janne.C42" chart:class="chart:line">
            <chart:data-point chart:repeated="10"/>
          </chart:series>
          <chart:series chart:style-name="ch9" chart:values-cell-range-address="Janne.D43:Janne.M43" chart:label-cell-address="Janne.C43:Janne.C43" chart:class="chart:line">
            <chart:data-point chart:repeated="10"/>
          </chart:series>
          <chart:series chart:style-name="ch10" chart:values-cell-range-address="Janne.D44:Janne.M44" chart:label-cell-address="Janne.C44:Janne.C44" chart:class="chart:line">
            <chart:data-point chart:repeated="10"/>
          </chart:series>
          <chart:series chart:style-name="ch11" chart:values-cell-range-address="Janne.D45:Janne.M45" chart:label-cell-address="Janne.C45:Janne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0:Janne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1:Janne.C41</svg:desc>
                </draw:g>
              </table:table-cell>
              <table:table-cell office:value-type="float" office:value="0.0121">
                <text:p>0.0121</text:p>
                <draw:g>
                  <svg:desc>Janne.D41:Janne.M41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Flat cached</text:p>
                <draw:g>
                  <svg:desc>Janne.C42:Janne.C42</svg:desc>
                </draw:g>
              </table:table-cell>
              <table:table-cell office:value-type="float" office:value="0.0122">
                <text:p>0.0122</text:p>
                <draw:g>
                  <svg:desc>Janne.D42:Janne.M42</svg:desc>
                </draw:g>
              </table:table-cell>
              <table:table-cell office:value-type="float" office:value="0.0138">
                <text:p>0.0138</text:p>
              </table:table-cell>
              <table:table-cell office:value-type="float" office:value="0.0148">
                <text:p>0.0148</text:p>
              </table:table-cell>
              <table:table-cell office:value-type="float" office:value="0.0142">
                <text:p>0.0142</text:p>
              </table:table-cell>
              <table:table-cell office:value-type="float" office:value="0.0211">
                <text:p>0.0211</text:p>
              </table:table-cell>
              <table:table-cell office:value-type="float" office:value="0.0328">
                <text:p>0.0328</text:p>
              </table:table-cell>
              <table:table-cell office:value-type="float" office:value="0.0583">
                <text:p>0.0583</text:p>
              </table:table-cell>
              <table:table-cell office:value-type="float" office:value="0.1262">
                <text:p>0.1262</text:p>
              </table:table-cell>
              <table:table-cell office:value-type="float" office:value="0.2148">
                <text:p>0.2148</text:p>
              </table:table-cell>
              <table:table-cell office:value-type="float" office:value="0.7781">
                <text:p>0.7781</text:p>
              </table:table-cell>
            </table:table-row>
            <table:table-row>
              <table:table-cell office:value-type="string">
                <text:p>Flat cold</text:p>
                <draw:g>
                  <svg:desc>Janne.C43:Janne.C43</svg:desc>
                </draw:g>
              </table:table-cell>
              <table:table-cell office:value-type="float" office:value="0.011">
                <text:p>0.011</text:p>
                <draw:g>
                  <svg:desc>Janne.D43:Janne.M43</svg:desc>
                </draw:g>
              </table:table-cell>
              <table:table-cell office:value-type="float" office:value="0.0128">
                <text:p>0.0128</text:p>
              </table:table-cell>
              <table:table-cell office:value-type="float" office:value="0.0157">
                <text:p>0.0157</text:p>
              </table:table-cell>
              <table:table-cell office:value-type="float" office:value="0.0137">
                <text:p>0.0137</text:p>
              </table:table-cell>
              <table:table-cell office:value-type="float" office:value="0.0184">
                <text:p>0.0184</text:p>
              </table:table-cell>
              <table:table-cell office:value-type="float" office:value="0.0391">
                <text:p>0.0391</text:p>
              </table:table-cell>
              <table:table-cell office:value-type="float" office:value="0.0611">
                <text:p>0.0611</text:p>
              </table:table-cell>
              <table:table-cell office:value-type="float" office:value="0.1223">
                <text:p>0.1223</text:p>
              </table:table-cell>
              <table:table-cell office:value-type="float" office:value="0.2116">
                <text:p>0.2116</text:p>
              </table:table-cell>
              <table:table-cell office:value-type="float" office:value="0.7572">
                <text:p>0.7572</text:p>
              </table:table-cell>
            </table:table-row>
            <table:table-row>
              <table:table-cell office:value-type="string">
                <text:p>Naive</text:p>
                <draw:g>
                  <svg:desc>Janne.C44:Janne.C44</svg:desc>
                </draw:g>
              </table:table-cell>
              <table:table-cell office:value-type="float" office:value="0.0936">
                <text:p>0.0936</text:p>
                <draw:g>
                  <svg:desc>Janne.D44:Janne.M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45:Janne.C45</svg:desc>
                </draw:g>
              </table:table-cell>
              <table:table-cell office:value-type="float" office:value="0.0929">
                <text:p>0.0929</text:p>
                <draw:g>
                  <svg:desc>Janne.D45:Janne.M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Janne.D47:Janne.M52 Janne.C48:Janne.C52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.D47:Janne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48:Janne.M48" chart:label-cell-address="Janne.C48:Janne.C48" chart:class="chart:line">
            <chart:data-point chart:repeated="10"/>
          </chart:series>
          <chart:series chart:style-name="ch8" chart:values-cell-range-address="Janne.D49:Janne.M49" chart:label-cell-address="Janne.C49:Janne.C49" chart:class="chart:line">
            <chart:data-point chart:repeated="10"/>
          </chart:series>
          <chart:series chart:style-name="ch9" chart:values-cell-range-address="Janne.D50:Janne.M50" chart:label-cell-address="Janne.C50:Janne.C50" chart:class="chart:line">
            <chart:data-point chart:repeated="10"/>
          </chart:series>
          <chart:series chart:style-name="ch10" chart:values-cell-range-address="Janne.D51:Janne.M51" chart:label-cell-address="Janne.C51:Janne.C51" chart:class="chart:line">
            <chart:data-point chart:repeated="10"/>
          </chart:series>
          <chart:series chart:style-name="ch11" chart:values-cell-range-address="Janne.D52:Janne.M52" chart:label-cell-address="Janne.C52:Janne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47:Janne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48:Janne.C48</svg:desc>
                </draw:g>
              </table:table-cell>
              <table:table-cell office:value-type="float" office:value="0.0135">
                <text:p>0.0135</text:p>
                <draw:g>
                  <svg:desc>Janne.D48:Janne.M48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Flat cached</text:p>
                <draw:g>
                  <svg:desc>Janne.C49:Janne.C49</svg:desc>
                </draw:g>
              </table:table-cell>
              <table:table-cell office:value-type="float" office:value="0.0134">
                <text:p>0.0134</text:p>
                <draw:g>
                  <svg:desc>Janne.D49:Janne.M49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4">
                <text:p>0.0124</text:p>
              </table:table-cell>
              <table:table-cell office:value-type="float" office:value="0.0109">
                <text:p>0.0109</text:p>
              </table:table-cell>
              <table:table-cell office:value-type="float" office:value="0.0137">
                <text:p>0.0137</text:p>
              </table:table-cell>
              <table:table-cell office:value-type="float" office:value="0.0146">
                <text:p>0.0146</text:p>
              </table:table-cell>
              <table:table-cell office:value-type="float" office:value="0.0151">
                <text:p>0.0151</text:p>
              </table:table-cell>
              <table:table-cell office:value-type="float" office:value="0.0149">
                <text:p>0.0149</text:p>
              </table:table-cell>
              <table:table-cell office:value-type="float" office:value="0.0168">
                <text:p>0.016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Flat cold</text:p>
                <draw:g>
                  <svg:desc>Janne.C50:Janne.C50</svg:desc>
                </draw:g>
              </table:table-cell>
              <table:table-cell office:value-type="float" office:value="0.0127">
                <text:p>0.0127</text:p>
                <draw:g>
                  <svg:desc>Janne.D50:Janne.M50</svg:desc>
                </draw:g>
              </table:table-cell>
              <table:table-cell office:value-type="float" office:value="0.0136">
                <text:p>0.0136</text:p>
              </table:table-cell>
              <table:table-cell office:value-type="float" office:value="0.0122">
                <text:p>0.0122</text:p>
              </table:table-cell>
              <table:table-cell office:value-type="float" office:value="0.0107">
                <text:p>0.0107</text:p>
              </table:table-cell>
              <table:table-cell office:value-type="float" office:value="0.0129">
                <text:p>0.0129</text:p>
              </table:table-cell>
              <table:table-cell office:value-type="float" office:value="0.0132">
                <text:p>0.0132</text:p>
              </table:table-cell>
              <table:table-cell office:value-type="float" office:value="0.013">
                <text:p>0.013</text:p>
              </table:table-cell>
              <table:table-cell office:value-type="float" office:value="0.0132">
                <text:p>0.0132</text:p>
              </table:table-cell>
              <table:table-cell office:value-type="float" office:value="0.0141">
                <text:p>0.0141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Naive</text:p>
                <draw:g>
                  <svg:desc>Janne.C51:Janne.C51</svg:desc>
                </draw:g>
              </table:table-cell>
              <table:table-cell office:value-type="float" office:value="0.0908">
                <text:p>0.0908</text:p>
                <draw:g>
                  <svg:desc>Janne.D51:Janne.M51</svg:desc>
                </draw:g>
              </table:table-cell>
              <table:table-cell office:value-type="float" office:value="0.2456">
                <text:p>0.2456</text:p>
              </table:table-cell>
              <table:table-cell office:value-type="float" office:value="0.4162">
                <text:p>0.4162</text:p>
              </table:table-cell>
              <table:table-cell office:value-type="float" office:value="0.7537">
                <text:p>0.7537</text:p>
              </table:table-cell>
              <table:table-cell office:value-type="float" office:value="2.4548">
                <text:p>2.4548</text:p>
              </table:table-cell>
              <table:table-cell office:value-type="float" office:value="7.4391">
                <text:p>7.4391</text:p>
              </table:table-cell>
              <table:table-cell office:value-type="float" office:value="23.6828">
                <text:p>23.6828</text:p>
              </table:table-cell>
              <table:table-cell office:value-type="float" office:value="99.3293">
                <text:p>99.3293</text:p>
              </table:table-cell>
              <table:table-cell office:value-type="float" office:value="216.1121">
                <text:p>216.1121</text:p>
              </table:table-cell>
              <table:table-cell office:value-type="float" office:value="465.3608">
                <text:p>465.3608</text:p>
              </table:table-cell>
            </table:table-row>
            <table:table-row>
              <table:table-cell office:value-type="string">
                <text:p>Pooled</text:p>
                <draw:g>
                  <svg:desc>Janne.C52:Janne.C52</svg:desc>
                </draw:g>
              </table:table-cell>
              <table:table-cell office:value-type="float" office:value="0.0904">
                <text:p>0.0904</text:p>
                <draw:g>
                  <svg:desc>Janne.D52:Janne.M52</svg:desc>
                </draw:g>
              </table:table-cell>
              <table:table-cell office:value-type="float" office:value="0.2458">
                <text:p>0.2458</text:p>
              </table:table-cell>
              <table:table-cell office:value-type="float" office:value="0.4203">
                <text:p>0.4203</text:p>
              </table:table-cell>
              <table:table-cell office:value-type="float" office:value="0.7684">
                <text:p>0.7684</text:p>
              </table:table-cell>
              <table:table-cell office:value-type="float" office:value="2.5683">
                <text:p>2.5683</text:p>
              </table:table-cell>
              <table:table-cell office:value-type="float" office:value="7.6407">
                <text:p>7.6407</text:p>
              </table:table-cell>
              <table:table-cell office:value-type="float" office:value="25.1497">
                <text:p>25.1497</text:p>
              </table:table-cell>
              <table:table-cell office:value-type="float" office:value="103.4704">
                <text:p>103.4704</text:p>
              </table:table-cell>
              <table:table-cell office:value-type="float" office:value="216.9442">
                <text:p>216.9442</text:p>
              </table:table-cell>
              <table:table-cell office:value-type="float" office:value="463.8757">
                <text:p>463.875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C.D5:RaatoPC.M10 RaatoPC.C6:RaatoPC.C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RaatoPC.D5:RaatoPC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6:RaatoPC.M6" chart:label-cell-address="RaatoPC.C6:RaatoPC.C6" chart:class="chart:line">
            <chart:data-point chart:repeated="10"/>
          </chart:series>
          <chart:series chart:style-name="ch8" chart:values-cell-range-address="RaatoPC.D7:RaatoPC.M7" chart:label-cell-address="RaatoPC.C7:RaatoPC.C7" chart:class="chart:line">
            <chart:data-point chart:repeated="10"/>
          </chart:series>
          <chart:series chart:style-name="ch9" chart:values-cell-range-address="RaatoPC.D8:RaatoPC.M8" chart:label-cell-address="RaatoPC.C8:RaatoPC.C8" chart:class="chart:line">
            <chart:data-point chart:repeated="10"/>
          </chart:series>
          <chart:series chart:style-name="ch10" chart:values-cell-range-address="RaatoPC.D9:RaatoPC.M9" chart:label-cell-address="RaatoPC.C9:RaatoPC.C9" chart:class="chart:line">
            <chart:data-point chart:repeated="10"/>
          </chart:series>
          <chart:series chart:style-name="ch11" chart:values-cell-range-address="RaatoPC.D10:RaatoPC.M10" chart:label-cell-address="RaatoPC.C10:RaatoPC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5:RaatoPC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6:RaatoPC.C6</svg:desc>
                </draw:g>
              </table:table-cell>
              <table:table-cell office:value-type="float" office:value="1.2812">
                <text:p>1.2812</text:p>
                <draw:g>
                  <svg:desc>RaatoPC.D6:RaatoPC.M6</svg:desc>
                </draw:g>
              </table:table-cell>
              <table:table-cell office:value-type="float" office:value="1.2769">
                <text:p>1.2769</text:p>
              </table:table-cell>
              <table:table-cell office:value-type="float" office:value="1.3166">
                <text:p>1.3166</text:p>
              </table:table-cell>
              <table:table-cell office:value-type="float" office:value="1.3989">
                <text:p>1.3989</text:p>
              </table:table-cell>
              <table:table-cell office:value-type="float" office:value="1.5221">
                <text:p>1.5221</text:p>
              </table:table-cell>
              <table:table-cell office:value-type="float" office:value="1.7446">
                <text:p>1.7446</text:p>
              </table:table-cell>
              <table:table-cell office:value-type="float" office:value="1.9659">
                <text:p>1.9659</text:p>
              </table:table-cell>
              <table:table-cell office:value-type="float" office:value="2.8846">
                <text:p>2.8846</text:p>
              </table:table-cell>
              <table:table-cell office:value-type="float" office:value="4.3148">
                <text:p>4.3148</text:p>
              </table:table-cell>
              <table:table-cell office:value-type="float" office:value="6.1967">
                <text:p>6.1967</text:p>
              </table:table-cell>
            </table:table-row>
            <table:table-row>
              <table:table-cell office:value-type="string">
                <text:p>Flat cached</text:p>
                <draw:g>
                  <svg:desc>RaatoPC.C7:RaatoPC.C7</svg:desc>
                </draw:g>
              </table:table-cell>
              <table:table-cell office:value-type="float" office:value="1.3863">
                <text:p>1.3863</text:p>
                <draw:g>
                  <svg:desc>RaatoPC.D7:RaatoPC.M7</svg:desc>
                </draw:g>
              </table:table-cell>
              <table:table-cell office:value-type="float" office:value="1.335">
                <text:p>1.335</text:p>
              </table:table-cell>
              <table:table-cell office:value-type="float" office:value="1.3818">
                <text:p>1.3818</text:p>
              </table:table-cell>
              <table:table-cell office:value-type="float" office:value="1.4591">
                <text:p>1.4591</text:p>
              </table:table-cell>
              <table:table-cell office:value-type="float" office:value="1.6083">
                <text:p>1.6083</text:p>
              </table:table-cell>
              <table:table-cell office:value-type="float" office:value="1.7793">
                <text:p>1.7793</text:p>
              </table:table-cell>
              <table:table-cell office:value-type="float" office:value="2.1506">
                <text:p>2.1506</text:p>
              </table:table-cell>
              <table:table-cell office:value-type="float" office:value="2.9164">
                <text:p>2.9164</text:p>
              </table:table-cell>
              <table:table-cell office:value-type="float" office:value="4.6334">
                <text:p>4.6334</text:p>
              </table:table-cell>
              <table:table-cell office:value-type="float" office:value="5.9502">
                <text:p>5.9502</text:p>
              </table:table-cell>
            </table:table-row>
            <table:table-row>
              <table:table-cell office:value-type="string">
                <text:p>Flat cold</text:p>
                <draw:g>
                  <svg:desc>RaatoPC.C8:RaatoPC.C8</svg:desc>
                </draw:g>
              </table:table-cell>
              <table:table-cell office:value-type="float" office:value="2.3319">
                <text:p>2.3319</text:p>
                <draw:g>
                  <svg:desc>RaatoPC.D8:RaatoPC.M8</svg:desc>
                </draw:g>
              </table:table-cell>
              <table:table-cell office:value-type="float" office:value="2.7611">
                <text:p>2.7611</text:p>
              </table:table-cell>
              <table:table-cell office:value-type="float" office:value="3.1223">
                <text:p>3.1223</text:p>
              </table:table-cell>
              <table:table-cell office:value-type="float" office:value="3.8963">
                <text:p>3.8963</text:p>
              </table:table-cell>
              <table:table-cell office:value-type="float" office:value="6.537">
                <text:p>6.537</text:p>
              </table:table-cell>
              <table:table-cell office:value-type="float" office:value="10.2839">
                <text:p>10.2839</text:p>
              </table:table-cell>
              <table:table-cell office:value-type="float" office:value="17.8182">
                <text:p>17.8182</text:p>
              </table:table-cell>
              <table:table-cell office:value-type="float" office:value="44.603">
                <text:p>44.603</text:p>
              </table:table-cell>
              <table:table-cell office:value-type="float" office:value="93.6766">
                <text:p>93.6766</text:p>
              </table:table-cell>
              <table:table-cell office:value-type="float" office:value="169.9805">
                <text:p>169.9805</text:p>
              </table:table-cell>
            </table:table-row>
            <table:table-row>
              <table:table-cell office:value-type="string">
                <text:p>Naive</text:p>
                <draw:g>
                  <svg:desc>RaatoPC.C9:RaatoPC.C9</svg:desc>
                </draw:g>
              </table:table-cell>
              <table:table-cell office:value-type="float" office:value="2.8144">
                <text:p>2.8144</text:p>
                <draw:g>
                  <svg:desc>RaatoPC.D9:RaatoPC.M9</svg:desc>
                </draw:g>
              </table:table-cell>
              <table:table-cell office:value-type="float" office:value="2.9649">
                <text:p>2.9649</text:p>
              </table:table-cell>
              <table:table-cell office:value-type="float" office:value="3.0907">
                <text:p>3.0907</text:p>
              </table:table-cell>
              <table:table-cell office:value-type="float" office:value="3.1686">
                <text:p>3.1686</text:p>
              </table:table-cell>
              <table:table-cell office:value-type="float" office:value="3.2447">
                <text:p>3.2447</text:p>
              </table:table-cell>
              <table:table-cell office:value-type="float" office:value="3.2461">
                <text:p>3.2461</text:p>
              </table:table-cell>
              <table:table-cell office:value-type="float" office:value="3.2699">
                <text:p>3.2699</text:p>
              </table:table-cell>
              <table:table-cell office:value-type="float" office:value="3.3071">
                <text:p>3.3071</text:p>
              </table:table-cell>
              <table:table-cell office:value-type="float" office:value="3.3508">
                <text:p>3.3508</text:p>
              </table:table-cell>
              <table:table-cell office:value-type="float" office:value="3.3697">
                <text:p>3.3697</text:p>
              </table:table-cell>
            </table:table-row>
            <table:table-row>
              <table:table-cell office:value-type="string">
                <text:p>Pooled</text:p>
                <draw:g>
                  <svg:desc>RaatoPC.C10:RaatoPC.C10</svg:desc>
                </draw:g>
              </table:table-cell>
              <table:table-cell office:value-type="float" office:value="1.2078">
                <text:p>1.2078</text:p>
                <draw:g>
                  <svg:desc>RaatoPC.D10:RaatoPC.M10</svg:desc>
                </draw:g>
              </table:table-cell>
              <table:table-cell office:value-type="float" office:value="1.27">
                <text:p>1.27</text:p>
              </table:table-cell>
              <table:table-cell office:value-type="float" office:value="1.3403">
                <text:p>1.3403</text:p>
              </table:table-cell>
              <table:table-cell office:value-type="float" office:value="1.3679">
                <text:p>1.3679</text:p>
              </table:table-cell>
              <table:table-cell office:value-type="float" office:value="1.4902">
                <text:p>1.4902</text:p>
              </table:table-cell>
              <table:table-cell office:value-type="float" office:value="1.4823">
                <text:p>1.4823</text:p>
              </table:table-cell>
              <table:table-cell office:value-type="float" office:value="1.7046">
                <text:p>1.7046</text:p>
              </table:table-cell>
              <table:table-cell office:value-type="float" office:value="2.0647">
                <text:p>2.0647</text:p>
              </table:table-cell>
              <table:table-cell office:value-type="float" office:value="2.5101">
                <text:p>2.5101</text:p>
              </table:table-cell>
              <table:table-cell office:value-type="float" office:value="2.7197">
                <text:p>2.7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Janne.D109:Janne.M113 Janne.C110:Janne.C113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.D109:Janne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0:Janne.M110" chart:label-cell-address="Janne.C110:Janne.C110" chart:class="chart:line">
            <chart:data-point chart:repeated="10"/>
          </chart:series>
          <chart:series chart:style-name="ch8" chart:values-cell-range-address="Janne.D111:Janne.M111" chart:label-cell-address="Janne.C111:Janne.C111" chart:class="chart:line">
            <chart:data-point chart:repeated="10"/>
          </chart:series>
          <chart:series chart:style-name="ch9" chart:values-cell-range-address="Janne.D112:Janne.M112" chart:label-cell-address="Janne.C112:Janne.C112" chart:class="chart:line">
            <chart:data-point chart:repeated="10"/>
          </chart:series>
          <chart:series chart:style-name="ch10" chart:values-cell-range-address="Janne.D113:Janne.M113" chart:label-cell-address="Janne.C113:Janne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09:Janne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0:Janne.C110</svg:desc>
                </draw:g>
              </table:table-cell>
              <table:table-cell office:value-type="float" office:value="0.0523">
                <text:p>0.0523</text:p>
                <draw:g>
                  <svg:desc>Janne.D110:Janne.M110</svg:desc>
                </draw:g>
              </table:table-cell>
              <table:table-cell office:value-type="float" office:value="0.0653">
                <text:p>0.0653</text:p>
              </table:table-cell>
              <table:table-cell office:value-type="float" office:value="0.0748">
                <text:p>0.0748</text:p>
              </table:table-cell>
              <table:table-cell office:value-type="float" office:value="0.097">
                <text:p>0.097</text:p>
              </table:table-cell>
              <table:table-cell office:value-type="float" office:value="0.1541">
                <text:p>0.1541</text:p>
              </table:table-cell>
              <table:table-cell office:value-type="float" office:value="0.2437">
                <text:p>0.2437</text:p>
              </table:table-cell>
              <table:table-cell office:value-type="float" office:value="0.4226">
                <text:p>0.4226</text:p>
              </table:table-cell>
              <table:table-cell office:value-type="float" office:value="0.9311">
                <text:p>0.9311</text:p>
              </table:table-cell>
              <table:table-cell office:value-type="float" office:value="1.6562">
                <text:p>1.6562</text:p>
              </table:table-cell>
              <table:table-cell office:value-type="float" office:value="3.3565">
                <text:p>3.3565</text:p>
              </table:table-cell>
            </table:table-row>
            <table:table-row>
              <table:table-cell office:value-type="string">
                <text:p>Flat cached</text:p>
                <draw:g>
                  <svg:desc>Janne.C111:Janne.C111</svg:desc>
                </draw:g>
              </table:table-cell>
              <table:table-cell office:value-type="float" office:value="0.0488">
                <text:p>0.0488</text:p>
                <draw:g>
                  <svg:desc>Janne.D111:Janne.M111</svg:desc>
                </draw:g>
              </table:table-cell>
              <table:table-cell office:value-type="float" office:value="0.0609">
                <text:p>0.0609</text:p>
              </table:table-cell>
              <table:table-cell office:value-type="float" office:value="0.073">
                <text:p>0.073</text:p>
              </table:table-cell>
              <table:table-cell office:value-type="float" office:value="0.0948">
                <text:p>0.0948</text:p>
              </table:table-cell>
              <table:table-cell office:value-type="float" office:value="0.1511">
                <text:p>0.1511</text:p>
              </table:table-cell>
              <table:table-cell office:value-type="float" office:value="0.2383">
                <text:p>0.2383</text:p>
              </table:table-cell>
              <table:table-cell office:value-type="float" office:value="0.4125">
                <text:p>0.4125</text:p>
              </table:table-cell>
              <table:table-cell office:value-type="float" office:value="0.9842">
                <text:p>0.9842</text:p>
              </table:table-cell>
              <table:table-cell office:value-type="float" office:value="1.7271">
                <text:p>1.7271</text:p>
              </table:table-cell>
              <table:table-cell office:value-type="float" office:value="3.4362">
                <text:p>3.4362</text:p>
              </table:table-cell>
            </table:table-row>
            <table:table-row>
              <table:table-cell office:value-type="string">
                <text:p>Naive</text:p>
                <draw:g>
                  <svg:desc>Janne.C112:Janne.C112</svg:desc>
                </draw:g>
              </table:table-cell>
              <table:table-cell office:value-type="float" office:value="0.0875">
                <text:p>0.0875</text:p>
                <draw:g>
                  <svg:desc>Janne.D112:Janne.M112</svg:desc>
                </draw:g>
              </table:table-cell>
              <table:table-cell office:value-type="float" office:value="0.0996">
                <text:p>0.0996</text:p>
              </table:table-cell>
              <table:table-cell office:value-type="float" office:value="0.1061">
                <text:p>0.1061</text:p>
              </table:table-cell>
              <table:table-cell office:value-type="float" office:value="0.1084">
                <text:p>0.1084</text:p>
              </table:table-cell>
              <table:table-cell office:value-type="float" office:value="0.1223">
                <text:p>0.1223</text:p>
              </table:table-cell>
              <table:table-cell office:value-type="float" office:value="0.1375">
                <text:p>0.1375</text:p>
              </table:table-cell>
              <table:table-cell office:value-type="float" office:value="0.1552">
                <text:p>0.1552</text:p>
              </table:table-cell>
              <table:table-cell office:value-type="float" office:value="0.254">
                <text:p>0.254</text:p>
              </table:table-cell>
              <table:table-cell office:value-type="float" office:value="0.3162">
                <text:p>0.3162</text:p>
              </table:table-cell>
              <table:table-cell office:value-type="float" office:value="0.3829">
                <text:p>0.3829</text:p>
              </table:table-cell>
            </table:table-row>
            <table:table-row>
              <table:table-cell office:value-type="string">
                <text:p>Pooled</text:p>
                <draw:g>
                  <svg:desc>Janne.C113:Janne.C113</svg:desc>
                </draw:g>
              </table:table-cell>
              <table:table-cell office:value-type="float" office:value="0.0239">
                <text:p>0.0239</text:p>
                <draw:g>
                  <svg:desc>Janne.D113:Janne.M113</svg:desc>
                </draw:g>
              </table:table-cell>
              <table:table-cell office:value-type="float" office:value="0.0261">
                <text:p>0.0261</text:p>
              </table:table-cell>
              <table:table-cell office:value-type="float" office:value="0.0265">
                <text:p>0.0265</text:p>
              </table:table-cell>
              <table:table-cell office:value-type="float" office:value="0.027">
                <text:p>0.027</text:p>
              </table:table-cell>
              <table:table-cell office:value-type="float" office:value="0.0298">
                <text:p>0.0298</text:p>
              </table:table-cell>
              <table:table-cell office:value-type="float" office:value="0.034">
                <text:p>0.034</text:p>
              </table:table-cell>
              <table:table-cell office:value-type="float" office:value="0.0463">
                <text:p>0.0463</text:p>
              </table:table-cell>
              <table:table-cell office:value-type="float" office:value="0.0974">
                <text:p>0.0974</text:p>
              </table:table-cell>
              <table:table-cell office:value-type="float" office:value="0.2061">
                <text:p>0.2061</text:p>
              </table:table-cell>
              <table:table-cell office:value-type="float" office:value="0.2656">
                <text:p>0.2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Janne.D115:Janne.M119 Janne.C116:Janne.C119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15:Janne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16:Janne.M116" chart:label-cell-address="Janne.C116:Janne.C116" chart:class="chart:line">
            <chart:data-point chart:repeated="10"/>
          </chart:series>
          <chart:series chart:style-name="ch8" chart:values-cell-range-address="Janne.D117:Janne.M117" chart:label-cell-address="Janne.C117:Janne.C117" chart:class="chart:line">
            <chart:data-point chart:repeated="10"/>
          </chart:series>
          <chart:series chart:style-name="ch9" chart:values-cell-range-address="Janne.D118:Janne.M118" chart:label-cell-address="Janne.C118:Janne.C118" chart:class="chart:line">
            <chart:data-point chart:repeated="10"/>
          </chart:series>
          <chart:series chart:style-name="ch10" chart:values-cell-range-address="Janne.D119:Janne.M119" chart:label-cell-address="Janne.C119:Janne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15:Janne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16:Janne.C116</svg:desc>
                </draw:g>
              </table:table-cell>
              <table:table-cell office:value-type="float" office:value="0.0378">
                <text:p>0.0378</text:p>
                <draw:g>
                  <svg:desc>Janne.D116:Janne.M116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0553">
                <text:p>0.0553</text:p>
              </table:table-cell>
              <table:table-cell office:value-type="float" office:value="0.0608">
                <text:p>0.0608</text:p>
              </table:table-cell>
              <table:table-cell office:value-type="float" office:value="0.0755">
                <text:p>0.0755</text:p>
              </table:table-cell>
              <table:table-cell office:value-type="float" office:value="0.0918">
                <text:p>0.0918</text:p>
              </table:table-cell>
              <table:table-cell office:value-type="float" office:value="0.1573">
                <text:p>0.1573</text:p>
              </table:table-cell>
              <table:table-cell office:value-type="float" office:value="0.2948">
                <text:p>0.2948</text:p>
              </table:table-cell>
              <table:table-cell office:value-type="float" office:value="0.6895">
                <text:p>0.6895</text:p>
              </table:table-cell>
              <table:table-cell office:value-type="float" office:value="1.5216">
                <text:p>1.5216</text:p>
              </table:table-cell>
            </table:table-row>
            <table:table-row>
              <table:table-cell office:value-type="string">
                <text:p>Flat cached</text:p>
                <draw:g>
                  <svg:desc>Janne.C117:Janne.C117</svg:desc>
                </draw:g>
              </table:table-cell>
              <table:table-cell office:value-type="float" office:value="0.0329">
                <text:p>0.0329</text:p>
                <draw:g>
                  <svg:desc>Janne.D117:Janne.M117</svg:desc>
                </draw:g>
              </table:table-cell>
              <table:table-cell office:value-type="float" office:value="0.0397">
                <text:p>0.0397</text:p>
              </table:table-cell>
              <table:table-cell office:value-type="float" office:value="0.0463">
                <text:p>0.0463</text:p>
              </table:table-cell>
              <table:table-cell office:value-type="float" office:value="0.0501">
                <text:p>0.0501</text:p>
              </table:table-cell>
              <table:table-cell office:value-type="float" office:value="0.0627">
                <text:p>0.0627</text:p>
              </table:table-cell>
              <table:table-cell office:value-type="float" office:value="0.0808">
                <text:p>0.0808</text:p>
              </table:table-cell>
              <table:table-cell office:value-type="float" office:value="0.1332">
                <text:p>0.1332</text:p>
              </table:table-cell>
              <table:table-cell office:value-type="float" office:value="0.3769">
                <text:p>0.3769</text:p>
              </table:table-cell>
              <table:table-cell office:value-type="float" office:value="0.7323">
                <text:p>0.7323</text:p>
              </table:table-cell>
              <table:table-cell office:value-type="float" office:value="1.5129">
                <text:p>1.5129</text:p>
              </table:table-cell>
            </table:table-row>
            <table:table-row>
              <table:table-cell office:value-type="string">
                <text:p>Naive</text:p>
                <draw:g>
                  <svg:desc>Janne.C118:Janne.C118</svg:desc>
                </draw:g>
              </table:table-cell>
              <table:table-cell office:value-type="float" office:value="0.1372">
                <text:p>0.1372</text:p>
                <draw:g>
                  <svg:desc>Janne.D118:Janne.M118</svg:desc>
                </draw:g>
              </table:table-cell>
              <table:table-cell office:value-type="float" office:value="0.2317">
                <text:p>0.2317</text:p>
              </table:table-cell>
              <table:table-cell office:value-type="float" office:value="0.3079">
                <text:p>0.3079</text:p>
              </table:table-cell>
              <table:table-cell office:value-type="float" office:value="0.3862">
                <text:p>0.3862</text:p>
              </table:table-cell>
              <table:table-cell office:value-type="float" office:value="0.5902">
                <text:p>0.5902</text:p>
              </table:table-cell>
              <table:table-cell office:value-type="float" office:value="0.7951">
                <text:p>0.7951</text:p>
              </table:table-cell>
              <table:table-cell office:value-type="float" office:value="1.081">
                <text:p>1.081</text:p>
              </table:table-cell>
              <table:table-cell office:value-type="float" office:value="2.2752">
                <text:p>2.2752</text:p>
              </table:table-cell>
              <table:table-cell office:value-type="float" office:value="2.6498">
                <text:p>2.6498</text:p>
              </table:table-cell>
              <table:table-cell office:value-type="float" office:value="1.7831">
                <text:p>1.7831</text:p>
              </table:table-cell>
            </table:table-row>
            <table:table-row>
              <table:table-cell office:value-type="string">
                <text:p>Pooled</text:p>
                <draw:g>
                  <svg:desc>Janne.C119:Janne.C119</svg:desc>
                </draw:g>
              </table:table-cell>
              <table:table-cell office:value-type="float" office:value="0.0391">
                <text:p>0.0391</text:p>
                <draw:g>
                  <svg:desc>Janne.D119:Janne.M119</svg:desc>
                </draw:g>
              </table:table-cell>
              <table:table-cell office:value-type="float" office:value="0.0693">
                <text:p>0.0693</text:p>
              </table:table-cell>
              <table:table-cell office:value-type="float" office:value="0.0915">
                <text:p>0.0915</text:p>
              </table:table-cell>
              <table:table-cell office:value-type="float" office:value="0.1135">
                <text:p>0.1135</text:p>
              </table:table-cell>
              <table:table-cell office:value-type="float" office:value="0.1754">
                <text:p>0.1754</text:p>
              </table:table-cell>
              <table:table-cell office:value-type="float" office:value="0.2344">
                <text:p>0.2344</text:p>
              </table:table-cell>
              <table:table-cell office:value-type="float" office:value="0.3344">
                <text:p>0.3344</text:p>
              </table:table-cell>
              <table:table-cell office:value-type="float" office:value="0.7969">
                <text:p>0.7969</text:p>
              </table:table-cell>
              <table:table-cell office:value-type="float" office:value="0.9378">
                <text:p>0.9378</text:p>
              </table:table-cell>
              <table:table-cell office:value-type="float" office:value="0.5884">
                <text:p>0.5884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Janne.D131:Janne.M135 Janne.C132:Janne.C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Janne.D131:Janne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2:Janne.M132" chart:label-cell-address="Janne.C132:Janne.C132" chart:class="chart:line">
            <chart:data-point chart:repeated="10"/>
          </chart:series>
          <chart:series chart:style-name="ch8" chart:values-cell-range-address="Janne.D133:Janne.M133" chart:label-cell-address="Janne.C133:Janne.C133" chart:class="chart:line">
            <chart:data-point chart:repeated="10"/>
          </chart:series>
          <chart:series chart:style-name="ch9" chart:values-cell-range-address="Janne.D134:Janne.M134" chart:label-cell-address="Janne.C134:Janne.C134" chart:class="chart:line">
            <chart:data-point chart:repeated="10"/>
          </chart:series>
          <chart:series chart:style-name="ch10" chart:values-cell-range-address="Janne.D135:Janne.M135" chart:label-cell-address="Janne.C135:Janne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1:Janne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32:Janne.C132</svg:desc>
                </draw:g>
              </table:table-cell>
              <table:table-cell office:value-type="float" office:value="0.0924">
                <text:p>0.0924</text:p>
                <draw:g>
                  <svg:desc>Janne.D132:Janne.M132</svg:desc>
                </draw:g>
              </table:table-cell>
              <table:table-cell office:value-type="float" office:value="0.2046">
                <text:p>0.2046</text:p>
              </table:table-cell>
              <table:table-cell office:value-type="float" office:value="0.2761">
                <text:p>0.2761</text:p>
              </table:table-cell>
              <table:table-cell office:value-type="float" office:value="0.4483">
                <text:p>0.4483</text:p>
              </table:table-cell>
              <table:table-cell office:value-type="float" office:value="0.9847">
                <text:p>0.9847</text:p>
              </table:table-cell>
              <table:table-cell office:value-type="float" office:value="1.8495">
                <text:p>1.8495</text:p>
              </table:table-cell>
              <table:table-cell office:value-type="float" office:value="3.8086">
                <text:p>3.8086</text:p>
              </table:table-cell>
              <table:table-cell office:value-type="float" office:value="9.2444">
                <text:p>9.2444</text:p>
              </table:table-cell>
              <table:table-cell office:value-type="float" office:value="11.2947">
                <text:p>11.2947</text:p>
              </table:table-cell>
              <table:table-cell office:value-type="float" office:value="22.3568">
                <text:p>22.3568</text:p>
              </table:table-cell>
            </table:table-row>
            <table:table-row>
              <table:table-cell office:value-type="string">
                <text:p>Flat cached</text:p>
                <draw:g>
                  <svg:desc>Janne.C133:Janne.C133</svg:desc>
                </draw:g>
              </table:table-cell>
              <table:table-cell office:value-type="float" office:value="0.0617">
                <text:p>0.0617</text:p>
                <draw:g>
                  <svg:desc>Janne.D133:Janne.M133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4:Janne.C134</svg:desc>
                </draw:g>
              </table:table-cell>
              <table:table-cell office:value-type="float" office:value="0.0414">
                <text:p>0.0414</text:p>
                <draw:g>
                  <svg:desc>Janne.D134:Janne.M134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35:Janne.C135</svg:desc>
                </draw:g>
              </table:table-cell>
              <table:table-cell office:value-type="float" office:value="0.0402">
                <text:p>0.0402</text:p>
                <draw:g>
                  <svg:desc>Janne.D135:Janne.M135</svg:desc>
                </draw:g>
              </table:table-cell>
              <table:table-cell office:value-type="float" office:value="0.0453">
                <text:p>0.0453</text:p>
              </table:table-cell>
              <table:table-cell office:value-type="float" office:value="0.0486">
                <text:p>0.0486</text:p>
              </table:table-cell>
              <table:table-cell office:value-type="float" office:value="0.0471">
                <text:p>0.0471</text:p>
              </table:table-cell>
              <table:table-cell office:value-type="float" office:value="0.0493">
                <text:p>0.0493</text:p>
              </table:table-cell>
              <table:table-cell office:value-type="float" office:value="0.0497">
                <text:p>0.0497</text:p>
              </table:table-cell>
              <table:table-cell office:value-type="float" office:value="0.0519">
                <text:p>0.0519</text:p>
              </table:table-cell>
              <table:table-cell office:value-type="float" office:value="0.0582">
                <text:p>0.0582</text:p>
              </table:table-cell>
              <table:table-cell office:value-type="float" office:value="0.0525">
                <text:p>0.0525</text:p>
              </table:table-cell>
              <table:table-cell office:value-type="float" office:value="0.0754">
                <text:p>0.075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Janne.D137:Janne.M140 Janne.C138:Janne.C14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Janne.D137:Janne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38:Janne.M138" chart:label-cell-address="Janne.C138:Janne.C138" chart:class="chart:line">
            <chart:data-point chart:repeated="10"/>
          </chart:series>
          <chart:series chart:style-name="ch8" chart:values-cell-range-address="Janne.D139:Janne.M139" chart:label-cell-address="Janne.C139:Janne.C139" chart:class="chart:line">
            <chart:data-point chart:repeated="10"/>
          </chart:series>
          <chart:series chart:style-name="ch9" chart:values-cell-range-address="Janne.D140:Janne.M140" chart:label-cell-address="Janne.C140:Janne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37:Janne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.C138:Janne.C138</svg:desc>
                </draw:g>
              </table:table-cell>
              <table:table-cell office:value-type="float" office:value="0.0617">
                <text:p>0.0617</text:p>
                <draw:g>
                  <svg:desc>Janne.D138:Janne.M138</svg:desc>
                </draw:g>
              </table:table-cell>
              <table:table-cell office:value-type="float" office:value="0.0644">
                <text:p>0.0644</text:p>
              </table:table-cell>
              <table:table-cell office:value-type="float" office:value="0.0637">
                <text:p>0.0637</text:p>
              </table:table-cell>
              <table:table-cell office:value-type="float" office:value="0.0616">
                <text:p>0.0616</text:p>
              </table:table-cell>
              <table:table-cell office:value-type="float" office:value="0.0612">
                <text:p>0.0612</text:p>
              </table:table-cell>
              <table:table-cell office:value-type="float" office:value="0.0599">
                <text:p>0.0599</text:p>
              </table:table-cell>
              <table:table-cell office:value-type="float" office:value="0.0601">
                <text:p>0.0601</text:p>
              </table:table-cell>
              <table:table-cell office:value-type="float" office:value="0.0649">
                <text:p>0.0649</text:p>
              </table:table-cell>
              <table:table-cell office:value-type="float" office:value="0.0582">
                <text:p>0.0582</text:p>
              </table:table-cell>
              <table:table-cell office:value-type="float" office:value="0.0824">
                <text:p>0.0824</text:p>
              </table:table-cell>
            </table:table-row>
            <table:table-row>
              <table:table-cell office:value-type="string">
                <text:p>Naive</text:p>
                <draw:g>
                  <svg:desc>Janne.C139:Janne.C139</svg:desc>
                </draw:g>
              </table:table-cell>
              <table:table-cell office:value-type="float" office:value="0.0414">
                <text:p>0.0414</text:p>
                <draw:g>
                  <svg:desc>Janne.D139:Janne.M139</svg:desc>
                </draw:g>
              </table:table-cell>
              <table:table-cell office:value-type="float" office:value="0.0449">
                <text:p>0.0449</text:p>
              </table:table-cell>
              <table:table-cell office:value-type="float" office:value="0.046">
                <text:p>0.046</text:p>
              </table:table-cell>
              <table:table-cell office:value-type="float" office:value="0.0456">
                <text:p>0.0456</text:p>
              </table:table-cell>
              <table:table-cell office:value-type="float" office:value="0.048">
                <text:p>0.048</text:p>
              </table:table-cell>
              <table:table-cell office:value-type="float" office:value="0.049">
                <text:p>0.049</text:p>
              </table:table-cell>
              <table:table-cell office:value-type="float" office:value="0.0509">
                <text:p>0.0509</text:p>
              </table:table-cell>
              <table:table-cell office:value-type="float" office:value="0.0564">
                <text:p>0.0564</text:p>
              </table:table-cell>
              <table:table-cell office:value-type="float" office:value="0.0505">
                <text:p>0.050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Pooled</text:p>
                <draw:g>
                  <svg:desc>Janne.C140:Janne.C140</svg:desc>
                </draw:g>
              </table:table-cell>
              <table:table-cell office:value-type="float" office:value="0.0135">
                <text:p>0.0135</text:p>
                <draw:g>
                  <svg:desc>Janne.D140:Janne.M140</svg:desc>
                </draw:g>
              </table:table-cell>
              <table:table-cell office:value-type="float" office:value="0.0132">
                <text:p>0.0132</text:p>
              </table:table-cell>
              <table:table-cell office:value-type="float" office:value="0.0117">
                <text:p>0.0117</text:p>
              </table:table-cell>
              <table:table-cell office:value-type="float" office:value="0.0102">
                <text:p>0.0102</text:p>
              </table:table-cell>
              <table:table-cell office:value-type="float" office:value="0.013">
                <text:p>0.013</text:p>
              </table:table-cell>
              <table:table-cell office:value-type="float" office:value="0.0148">
                <text:p>0.0148</text:p>
              </table:table-cell>
              <table:table-cell office:value-type="float" office:value="0.0147">
                <text:p>0.0147</text:p>
              </table:table-cell>
              <table:table-cell office:value-type="float" office:value="0.0134">
                <text:p>0.0134</text:p>
              </table:table-cell>
              <table:table-cell office:value-type="float" office:value="0.0166">
                <text:p>0.0166</text:p>
              </table:table-cell>
              <table:table-cell office:value-type="float" office:value="0.0178">
                <text:p>0.017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Janne.D142:Janne.M145 Janne.C143:Janne.C145" chart:data-source-has-labels="both" svg:x="0.32cm" svg:y="1.275cm" svg:width="12.958cm" svg:height="7.545cm">
          <chartooo:coordinate-region svg:x="1.127cm" svg:y="1.474cm" svg:width="11.686cm" svg:height="6.699cm"/>
          <chart:axis chart:dimension="x" chart:name="primary-x" chart:style-name="ch5" chartooo:axis-type="auto">
            <chartooo:date-scale/>
            <chart:categories table:cell-range-address="Janne.D142:Janne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3:Janne.M143" chart:label-cell-address="Janne.C143:Janne.C143" chart:class="chart:line">
            <chart:data-point chart:repeated="10"/>
          </chart:series>
          <chart:series chart:style-name="ch8" chart:values-cell-range-address="Janne.D144:Janne.M144" chart:label-cell-address="Janne.C144:Janne.C144" chart:class="chart:line">
            <chart:data-point chart:repeated="10"/>
          </chart:series>
          <chart:series chart:style-name="ch9" chart:values-cell-range-address="Janne.D145:Janne.M145" chart:label-cell-address="Janne.C145:Janne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2:Janne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3:Janne.C143</svg:desc>
                </draw:g>
              </table:table-cell>
              <table:table-cell office:value-type="float" office:value="0.0121">
                <text:p>0.0121</text:p>
                <draw:g>
                  <svg:desc>Janne.D143:Janne.M14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Naive</text:p>
                <draw:g>
                  <svg:desc>Janne.C144:Janne.C144</svg:desc>
                </draw:g>
              </table:table-cell>
              <table:table-cell office:value-type="float" office:value="0.0936">
                <text:p>0.0936</text:p>
                <draw:g>
                  <svg:desc>Janne.D144:Janne.M144</svg:desc>
                </draw:g>
              </table:table-cell>
              <table:table-cell office:value-type="float" office:value="0.2839">
                <text:p>0.2839</text:p>
              </table:table-cell>
              <table:table-cell office:value-type="float" office:value="0.4468">
                <text:p>0.4468</text:p>
              </table:table-cell>
              <table:table-cell office:value-type="float" office:value="0.7918">
                <text:p>0.7918</text:p>
              </table:table-cell>
              <table:table-cell office:value-type="float" office:value="2.4717">
                <text:p>2.4717</text:p>
              </table:table-cell>
              <table:table-cell office:value-type="float" office:value="6.0071">
                <text:p>6.0071</text:p>
              </table:table-cell>
              <table:table-cell office:value-type="float" office:value="16.012">
                <text:p>16.012</text:p>
              </table:table-cell>
              <table:table-cell office:value-type="float" office:value="91.7409">
                <text:p>91.7409</text:p>
              </table:table-cell>
              <table:table-cell office:value-type="float" office:value="216.7081">
                <text:p>216.7081</text:p>
              </table:table-cell>
              <table:table-cell office:value-type="float" office:value="482.4045">
                <text:p>482.4045</text:p>
              </table:table-cell>
            </table:table-row>
            <table:table-row>
              <table:table-cell office:value-type="string">
                <text:p>Pooled</text:p>
                <draw:g>
                  <svg:desc>Janne.C145:Janne.C145</svg:desc>
                </draw:g>
              </table:table-cell>
              <table:table-cell office:value-type="float" office:value="0.0929">
                <text:p>0.0929</text:p>
                <draw:g>
                  <svg:desc>Janne.D145:Janne.M145</svg:desc>
                </draw:g>
              </table:table-cell>
              <table:table-cell office:value-type="float" office:value="0.2805">
                <text:p>0.2805</text:p>
              </table:table-cell>
              <table:table-cell office:value-type="float" office:value="0.4509">
                <text:p>0.4509</text:p>
              </table:table-cell>
              <table:table-cell office:value-type="float" office:value="0.8072">
                <text:p>0.8072</text:p>
              </table:table-cell>
              <table:table-cell office:value-type="float" office:value="2.5919">
                <text:p>2.5919</text:p>
              </table:table-cell>
              <table:table-cell office:value-type="float" office:value="6.2286">
                <text:p>6.2286</text:p>
              </table:table-cell>
              <table:table-cell office:value-type="float" office:value="17.2853">
                <text:p>17.2853</text:p>
              </table:table-cell>
              <table:table-cell office:value-type="float" office:value="95.9551">
                <text:p>95.9551</text:p>
              </table:table-cell>
              <table:table-cell office:value-type="float" office:value="215.1095">
                <text:p>215.1095</text:p>
              </table:table-cell>
              <table:table-cell office:value-type="float" office:value="479.9264">
                <text:p>479.926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Raatop.D69:Raatop.O75 Raatop.C70:Raatop.C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69:Raatop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Raatop.D70:Raatop.O70" chart:label-cell-address="Raatop.C70:Raatop.C70" chart:class="chart:line">
            <chart:data-point chart:repeated="12"/>
          </chart:series>
          <chart:series chart:style-name="ch10" chart:values-cell-range-address="Raatop.D71:Raatop.O71" chart:label-cell-address="Raatop.C71:Raatop.C71" chart:class="chart:line">
            <chart:data-point chart:repeated="12"/>
          </chart:series>
          <chart:series chart:style-name="ch11" chart:values-cell-range-address="Raatop.D72:Raatop.O72" chart:label-cell-address="Raatop.C72:Raatop.C72" chart:class="chart:line">
            <chart:data-point chart:repeated="12"/>
          </chart:series>
          <chart:series chart:style-name="ch12" chart:values-cell-range-address="Raatop.D73:Raatop.O73" chart:label-cell-address="Raatop.C73:Raatop.C73" chart:class="chart:line">
            <chart:data-point chart:repeated="12"/>
          </chart:series>
          <chart:series chart:style-name="ch13" chart:values-cell-range-address="Raatop.D74:Raatop.O74" chart:label-cell-address="Raatop.C74:Raatop.C74" chart:class="chart:line">
            <chart:data-point chart:repeated="12"/>
          </chart:series>
          <chart:series chart:style-name="ch14" chart:values-cell-range-address="Raatop.D75:Raatop.O75" chart:label-cell-address="Raatop.C75:Raatop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69:Raatop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70:Raatop.C70</svg:desc>
                </draw:g>
              </table:table-cell>
              <table:table-cell office:value-type="float" office:value="0.3152">
                <text:p>0.3152</text:p>
                <draw:g>
                  <svg:desc>Raatop.D70:Raatop.O70</svg:desc>
                </draw:g>
              </table:table-cell>
              <table:table-cell office:value-type="float" office:value="0.6687">
                <text:p>0.6687</text:p>
              </table:table-cell>
              <table:table-cell office:value-type="float" office:value="1.8262">
                <text:p>1.8262</text:p>
              </table:table-cell>
              <table:table-cell office:value-type="float" office:value="3.2068">
                <text:p>3.2068</text:p>
              </table:table-cell>
              <table:table-cell office:value-type="float" office:value="6.3987">
                <text:p>6.3987</text:p>
              </table:table-cell>
              <table:table-cell office:value-type="float" office:value="15.9666">
                <text:p>15.9666</text:p>
              </table:table-cell>
              <table:table-cell office:value-type="float" office:value="32.8031">
                <text:p>32.8031</text:p>
              </table:table-cell>
              <table:table-cell office:value-type="float" office:value="47.9223">
                <text:p>47.9223</text:p>
              </table:table-cell>
              <table:table-cell office:value-type="float" office:value="66.074">
                <text:p>66.074</text:p>
              </table:table-cell>
              <table:table-cell office:value-type="float" office:value="80.2758">
                <text:p>80.2758</text:p>
              </table:table-cell>
              <table:table-cell office:value-type="float" office:value="95.8588">
                <text:p>95.8588</text:p>
              </table:table-cell>
              <table:table-cell office:value-type="float" office:value="115.1794">
                <text:p>115.1794</text:p>
              </table:table-cell>
            </table:table-row>
            <table:table-row>
              <table:table-cell office:value-type="string">
                <text:p>Pooled</text:p>
                <draw:g>
                  <svg:desc>Raatop.C71:Raatop.C71</svg:desc>
                </draw:g>
              </table:table-cell>
              <table:table-cell office:value-type="float" office:value="0.5259">
                <text:p>0.5259</text:p>
                <draw:g>
                  <svg:desc>Raatop.D71:Raatop.O71</svg:desc>
                </draw:g>
              </table:table-cell>
              <table:table-cell office:value-type="float" office:value="1.0857">
                <text:p>1.0857</text:p>
              </table:table-cell>
              <table:table-cell office:value-type="float" office:value="2.6501">
                <text:p>2.6501</text:p>
              </table:table-cell>
              <table:table-cell office:value-type="float" office:value="5.3801">
                <text:p>5.3801</text:p>
              </table:table-cell>
              <table:table-cell office:value-type="float" office:value="11.3383">
                <text:p>11.3383</text:p>
              </table:table-cell>
              <table:table-cell office:value-type="float" office:value="27.9323">
                <text:p>27.9323</text:p>
              </table:table-cell>
              <table:table-cell office:value-type="float" office:value="57.8779">
                <text:p>57.8779</text:p>
              </table:table-cell>
              <table:table-cell office:value-type="float" office:value="88.7615">
                <text:p>88.7615</text:p>
              </table:table-cell>
              <table:table-cell office:value-type="float" office:value="117.8521">
                <text:p>117.8521</text:p>
              </table:table-cell>
              <table:table-cell office:value-type="float" office:value="149.912">
                <text:p>149.912</text:p>
              </table:table-cell>
              <table:table-cell office:value-type="float" office:value="187.8604">
                <text:p>187.8604</text:p>
              </table:table-cell>
              <table:table-cell office:value-type="float" office:value="222.2508">
                <text:p>222.2508</text:p>
              </table:table-cell>
            </table:table-row>
            <table:table-row>
              <table:table-cell office:value-type="string">
                <text:p>Naive</text:p>
                <draw:g>
                  <svg:desc>Raatop.C72:Raatop.C72</svg:desc>
                </draw:g>
              </table:table-cell>
              <table:table-cell office:value-type="float" office:value="0.5106">
                <text:p>0.5106</text:p>
                <draw:g>
                  <svg:desc>Raatop.D72:Raatop.O72</svg:desc>
                </draw:g>
              </table:table-cell>
              <table:table-cell office:value-type="float" office:value="1.051">
                <text:p>1.051</text:p>
              </table:table-cell>
              <table:table-cell office:value-type="float" office:value="2.826">
                <text:p>2.826</text:p>
              </table:table-cell>
              <table:table-cell office:value-type="float" office:value="5.5948">
                <text:p>5.5948</text:p>
              </table:table-cell>
              <table:table-cell office:value-type="float" office:value="10.6853">
                <text:p>10.6853</text:p>
              </table:table-cell>
              <table:table-cell office:value-type="float" office:value="29.1404">
                <text:p>29.1404</text:p>
              </table:table-cell>
              <table:table-cell office:value-type="float" office:value="59.5902">
                <text:p>59.5902</text:p>
              </table:table-cell>
              <table:table-cell office:value-type="float" office:value="91.7179">
                <text:p>91.7179</text:p>
              </table:table-cell>
              <table:table-cell office:value-type="float" office:value="124.613">
                <text:p>124.613</text:p>
              </table:table-cell>
              <table:table-cell office:value-type="float" office:value="156.566">
                <text:p>156.566</text:p>
              </table:table-cell>
              <table:table-cell office:value-type="float" office:value="195.2243">
                <text:p>195.2243</text:p>
              </table:table-cell>
              <table:table-cell office:value-type="float" office:value="230.6752">
                <text:p>230.6752</text:p>
              </table:table-cell>
            </table:table-row>
            <table:table-row>
              <table:table-cell office:value-type="string">
                <text:p>Flat 10</text:p>
                <draw:g>
                  <svg:desc>Raatop.C73:Raatop.C73</svg:desc>
                </draw:g>
              </table:table-cell>
              <table:table-cell office:value-type="float" office:value="0.2919">
                <text:p>0.2919</text:p>
                <draw:g>
                  <svg:desc>Raatop.D73:Raatop.O73</svg:desc>
                </draw:g>
              </table:table-cell>
              <table:table-cell office:value-type="float" office:value="0.6544">
                <text:p>0.6544</text:p>
              </table:table-cell>
              <table:table-cell office:value-type="float" office:value="1.7872">
                <text:p>1.7872</text:p>
              </table:table-cell>
              <table:table-cell office:value-type="float" office:value="3.209">
                <text:p>3.209</text:p>
              </table:table-cell>
              <table:table-cell office:value-type="float" office:value="6.3816">
                <text:p>6.3816</text:p>
              </table:table-cell>
              <table:table-cell office:value-type="float" office:value="15.8952">
                <text:p>15.8952</text:p>
              </table:table-cell>
              <table:table-cell office:value-type="float" office:value="32.699">
                <text:p>32.699</text:p>
              </table:table-cell>
              <table:table-cell office:value-type="float" office:value="47.866">
                <text:p>47.866</text:p>
              </table:table-cell>
              <table:table-cell office:value-type="float" office:value="65.2497">
                <text:p>65.2497</text:p>
              </table:table-cell>
              <table:table-cell office:value-type="float" office:value="79.6119">
                <text:p>79.6119</text:p>
              </table:table-cell>
              <table:table-cell office:value-type="float" office:value="95.2772">
                <text:p>95.2772</text:p>
              </table:table-cell>
              <table:table-cell office:value-type="float" office:value="114.2001">
                <text:p>114.2001</text:p>
              </table:table-cell>
            </table:table-row>
            <table:table-row>
              <table:table-cell office:value-type="string">
                <text:p>Pooled 10</text:p>
                <draw:g>
                  <svg:desc>Raatop.C74:Raatop.C74</svg:desc>
                </draw:g>
              </table:table-cell>
              <table:table-cell office:value-type="float" office:value="0.3326">
                <text:p>0.3326</text:p>
                <draw:g>
                  <svg:desc>Raatop.D74:Raatop.O74</svg:desc>
                </draw:g>
              </table:table-cell>
              <table:table-cell office:value-type="float" office:value="0.6357">
                <text:p>0.6357</text:p>
              </table:table-cell>
              <table:table-cell office:value-type="float" office:value="1.4962">
                <text:p>1.4962</text:p>
              </table:table-cell>
              <table:table-cell office:value-type="float" office:value="3.1029">
                <text:p>3.1029</text:p>
              </table:table-cell>
              <table:table-cell office:value-type="float" office:value="6.8508">
                <text:p>6.8508</text:p>
              </table:table-cell>
              <table:table-cell office:value-type="float" office:value="19.3997">
                <text:p>19.3997</text:p>
              </table:table-cell>
              <table:table-cell office:value-type="float" office:value="45.0386">
                <text:p>45.0386</text:p>
              </table:table-cell>
              <table:table-cell office:value-type="float" office:value="75.1087">
                <text:p>75.1087</text:p>
              </table:table-cell>
              <table:table-cell office:value-type="float" office:value="104.9119">
                <text:p>104.9119</text:p>
              </table:table-cell>
              <table:table-cell office:value-type="float" office:value="137.5843">
                <text:p>137.5843</text:p>
              </table:table-cell>
              <table:table-cell office:value-type="float" office:value="176.9225">
                <text:p>176.9225</text:p>
              </table:table-cell>
              <table:table-cell office:value-type="float" office:value="213.4565">
                <text:p>213.4565</text:p>
              </table:table-cell>
            </table:table-row>
            <table:table-row>
              <table:table-cell office:value-type="string">
                <text:p>Naive 10</text:p>
                <draw:g>
                  <svg:desc>Raatop.C75:Raatop.C75</svg:desc>
                </draw:g>
              </table:table-cell>
              <table:table-cell office:value-type="float" office:value="0.3297">
                <text:p>0.3297</text:p>
                <draw:g>
                  <svg:desc>Raatop.D75:Raatop.O75</svg:desc>
                </draw:g>
              </table:table-cell>
              <table:table-cell office:value-type="float" office:value="0.619">
                <text:p>0.619</text:p>
              </table:table-cell>
              <table:table-cell office:value-type="float" office:value="1.6319">
                <text:p>1.6319</text:p>
              </table:table-cell>
              <table:table-cell office:value-type="float" office:value="3.2293">
                <text:p>3.2293</text:p>
              </table:table-cell>
              <table:table-cell office:value-type="float" office:value="6.3968">
                <text:p>6.3968</text:p>
              </table:table-cell>
              <table:table-cell office:value-type="float" office:value="20.3452">
                <text:p>20.3452</text:p>
              </table:table-cell>
              <table:table-cell office:value-type="float" office:value="46.9192">
                <text:p>46.9192</text:p>
              </table:table-cell>
              <table:table-cell office:value-type="float" office:value="77.731">
                <text:p>77.731</text:p>
              </table:table-cell>
              <table:table-cell office:value-type="float" office:value="110.1857">
                <text:p>110.1857</text:p>
              </table:table-cell>
              <table:table-cell office:value-type="float" office:value="145.1898">
                <text:p>145.1898</text:p>
              </table:table-cell>
              <table:table-cell office:value-type="float" office:value="183.568">
                <text:p>183.568</text:p>
              </table:table-cell>
              <table:table-cell office:value-type="float" office:value="229.3122">
                <text:p>229.312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Raatop.D100:Raatop.O106 Raatop.C101:Raatop.C106" chart:data-source-has-labels="both" svg:x="1.331cm" svg:y="1.275cm" svg:width="11.47cm" svg:height="6.564cm">
          <chartooo:coordinate-region svg:x="2.243cm" svg:y="1.475cm" svg:width="10.186cm" svg:height="5.717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Raatop.D100:Raatop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Raatop.D101:Raatop.O101" chart:label-cell-address="Raatop.C101:Raatop.C101" chart:class="chart:line">
            <chart:data-point chart:repeated="12"/>
          </chart:series>
          <chart:series chart:style-name="ch10" chart:values-cell-range-address="Raatop.D102:Raatop.O102" chart:label-cell-address="Raatop.C102:Raatop.C102" chart:class="chart:line">
            <chart:data-point chart:repeated="12"/>
          </chart:series>
          <chart:series chart:style-name="ch11" chart:values-cell-range-address="Raatop.D103:Raatop.O103" chart:label-cell-address="Raatop.C103:Raatop.C103" chart:class="chart:line">
            <chart:data-point chart:repeated="12"/>
          </chart:series>
          <chart:series chart:style-name="ch12" chart:values-cell-range-address="Raatop.D104:Raatop.O104" chart:label-cell-address="Raatop.C104:Raatop.C104" chart:class="chart:line">
            <chart:data-point chart:repeated="12"/>
          </chart:series>
          <chart:series chart:style-name="ch13" chart:values-cell-range-address="Raatop.D105:Raatop.O105" chart:label-cell-address="Raatop.C105:Raatop.C105" chart:class="chart:line">
            <chart:data-point chart:repeated="12"/>
          </chart:series>
          <chart:series chart:style-name="ch14" chart:values-cell-range-address="Raatop.D106:Raatop.O106" chart:label-cell-address="Raatop.C106:Raatop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0:Raatop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01:Raatop.C101</svg:desc>
                </draw:g>
              </table:table-cell>
              <table:table-cell office:value-type="float" office:value="0.03152">
                <text:p>0.03152</text:p>
                <draw:g>
                  <svg:desc>Raatop.D101:Raatop.O101</svg:desc>
                </draw:g>
              </table:table-cell>
              <table:table-cell office:value-type="float" office:value="0.033435">
                <text:p>0.033435</text:p>
              </table:table-cell>
              <table:table-cell office:value-type="float" office:value="0.036524">
                <text:p>0.036524</text:p>
              </table:table-cell>
              <table:table-cell office:value-type="float" office:value="0.032068">
                <text:p>0.032068</text:p>
              </table:table-cell>
              <table:table-cell office:value-type="float" office:value="0.0319935">
                <text:p>0.0319935</text:p>
              </table:table-cell>
              <table:table-cell office:value-type="float" office:value="0.0319332">
                <text:p>0.0319332</text:p>
              </table:table-cell>
              <table:table-cell office:value-type="float" office:value="0.0328031">
                <text:p>0.0328031</text:p>
              </table:table-cell>
              <table:table-cell office:value-type="float" office:value="0.0319482">
                <text:p>0.0319482</text:p>
              </table:table-cell>
              <table:table-cell office:value-type="float" office:value="0.033037">
                <text:p>0.033037</text:p>
              </table:table-cell>
              <table:table-cell office:value-type="float" office:value="0.03211032">
                <text:p>0.03211032</text:p>
              </table:table-cell>
              <table:table-cell office:value-type="float" office:value="0.0319529333333333">
                <text:p>0.0319529333333333</text:p>
              </table:table-cell>
              <table:table-cell office:value-type="float" office:value="0.0329084">
                <text:p>0.0329084</text:p>
              </table:table-cell>
            </table:table-row>
            <table:table-row>
              <table:table-cell office:value-type="string">
                <text:p>Pooled</text:p>
                <draw:g>
                  <svg:desc>Raatop.C102:Raatop.C102</svg:desc>
                </draw:g>
              </table:table-cell>
              <table:table-cell office:value-type="float" office:value="0.05259">
                <text:p>0.05259</text:p>
                <draw:g>
                  <svg:desc>Raatop.D102:Raatop.O102</svg:desc>
                </draw:g>
              </table:table-cell>
              <table:table-cell office:value-type="float" office:value="0.054285">
                <text:p>0.054285</text:p>
              </table:table-cell>
              <table:table-cell office:value-type="float" office:value="0.053002">
                <text:p>0.053002</text:p>
              </table:table-cell>
              <table:table-cell office:value-type="float" office:value="0.053801">
                <text:p>0.053801</text:p>
              </table:table-cell>
              <table:table-cell office:value-type="float" office:value="0.0566915">
                <text:p>0.0566915</text:p>
              </table:table-cell>
              <table:table-cell office:value-type="float" office:value="0.0558646">
                <text:p>0.0558646</text:p>
              </table:table-cell>
              <table:table-cell office:value-type="float" office:value="0.0578779">
                <text:p>0.0578779</text:p>
              </table:table-cell>
              <table:table-cell office:value-type="float" office:value="0.0591743333333333">
                <text:p>0.0591743333333333</text:p>
              </table:table-cell>
              <table:table-cell office:value-type="float" office:value="0.05892605">
                <text:p>0.05892605</text:p>
              </table:table-cell>
              <table:table-cell office:value-type="float" office:value="0.0599648">
                <text:p>0.0599648</text:p>
              </table:table-cell>
              <table:table-cell office:value-type="float" office:value="0.0626201333333333">
                <text:p>0.0626201333333333</text:p>
              </table:table-cell>
              <table:table-cell office:value-type="float" office:value="0.0635002285714286">
                <text:p>0.0635002285714286</text:p>
              </table:table-cell>
            </table:table-row>
            <table:table-row>
              <table:table-cell office:value-type="string">
                <text:p>Naive</text:p>
                <draw:g>
                  <svg:desc>Raatop.C103:Raatop.C103</svg:desc>
                </draw:g>
              </table:table-cell>
              <table:table-cell office:value-type="float" office:value="0.05106">
                <text:p>0.05106</text:p>
                <draw:g>
                  <svg:desc>Raatop.D103:Raatop.O103</svg:desc>
                </draw:g>
              </table:table-cell>
              <table:table-cell office:value-type="float" office:value="0.05255">
                <text:p>0.05255</text:p>
              </table:table-cell>
              <table:table-cell office:value-type="float" office:value="0.05652">
                <text:p>0.05652</text:p>
              </table:table-cell>
              <table:table-cell office:value-type="float" office:value="0.055948">
                <text:p>0.055948</text:p>
              </table:table-cell>
              <table:table-cell office:value-type="float" office:value="0.0534265">
                <text:p>0.0534265</text:p>
              </table:table-cell>
              <table:table-cell office:value-type="float" office:value="0.0582808">
                <text:p>0.0582808</text:p>
              </table:table-cell>
              <table:table-cell office:value-type="float" office:value="0.0595902">
                <text:p>0.0595902</text:p>
              </table:table-cell>
              <table:table-cell office:value-type="float" office:value="0.0611452666666667">
                <text:p>0.0611452666666667</text:p>
              </table:table-cell>
              <table:table-cell office:value-type="float" office:value="0.0623065">
                <text:p>0.0623065</text:p>
              </table:table-cell>
              <table:table-cell office:value-type="float" office:value="0.0626264">
                <text:p>0.0626264</text:p>
              </table:table-cell>
              <table:table-cell office:value-type="float" office:value="0.0650747666666667">
                <text:p>0.0650747666666667</text:p>
              </table:table-cell>
              <table:table-cell office:value-type="float" office:value="0.0659072">
                <text:p>0.0659072</text:p>
              </table:table-cell>
            </table:table-row>
            <table:table-row>
              <table:table-cell office:value-type="string">
                <text:p>Flat 10</text:p>
                <draw:g>
                  <svg:desc>Raatop.C104:Raatop.C104</svg:desc>
                </draw:g>
              </table:table-cell>
              <table:table-cell office:value-type="float" office:value="0.02919">
                <text:p>0.02919</text:p>
                <draw:g>
                  <svg:desc>Raatop.D104:Raatop.O104</svg:desc>
                </draw:g>
              </table:table-cell>
              <table:table-cell office:value-type="float" office:value="0.03272">
                <text:p>0.03272</text:p>
              </table:table-cell>
              <table:table-cell office:value-type="float" office:value="0.035744">
                <text:p>0.035744</text:p>
              </table:table-cell>
              <table:table-cell office:value-type="float" office:value="0.03209">
                <text:p>0.03209</text:p>
              </table:table-cell>
              <table:table-cell office:value-type="float" office:value="0.031908">
                <text:p>0.031908</text:p>
              </table:table-cell>
              <table:table-cell office:value-type="float" office:value="0.0317904">
                <text:p>0.0317904</text:p>
              </table:table-cell>
              <table:table-cell office:value-type="float" office:value="0.032699">
                <text:p>0.032699</text:p>
              </table:table-cell>
              <table:table-cell office:value-type="float" office:value="0.0319106666666667">
                <text:p>0.0319106666666667</text:p>
              </table:table-cell>
              <table:table-cell office:value-type="float" office:value="0.03262485">
                <text:p>0.03262485</text:p>
              </table:table-cell>
              <table:table-cell office:value-type="float" office:value="0.03184476">
                <text:p>0.03184476</text:p>
              </table:table-cell>
              <table:table-cell office:value-type="float" office:value="0.0317590666666667">
                <text:p>0.0317590666666667</text:p>
              </table:table-cell>
              <table:table-cell office:value-type="float" office:value="0.0326286">
                <text:p>0.0326286</text:p>
              </table:table-cell>
            </table:table-row>
            <table:table-row>
              <table:table-cell office:value-type="string">
                <text:p>Pooled 10</text:p>
                <draw:g>
                  <svg:desc>Raatop.C105:Raatop.C105</svg:desc>
                </draw:g>
              </table:table-cell>
              <table:table-cell office:value-type="float" office:value="0.03326">
                <text:p>0.03326</text:p>
                <draw:g>
                  <svg:desc>Raatop.D105:Raatop.O105</svg:desc>
                </draw:g>
              </table:table-cell>
              <table:table-cell office:value-type="float" office:value="0.031785">
                <text:p>0.031785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029">
                <text:p>0.031029</text:p>
              </table:table-cell>
              <table:table-cell office:value-type="float" office:value="0.034254">
                <text:p>0.034254</text:p>
              </table:table-cell>
              <table:table-cell office:value-type="float" office:value="0.0387994">
                <text:p>0.0387994</text:p>
              </table:table-cell>
              <table:table-cell office:value-type="float" office:value="0.0450386">
                <text:p>0.0450386</text:p>
              </table:table-cell>
              <table:table-cell office:value-type="float" office:value="0.0500724666666667">
                <text:p>0.0500724666666667</text:p>
              </table:table-cell>
              <table:table-cell office:value-type="float" office:value="0.05245595">
                <text:p>0.05245595</text:p>
              </table:table-cell>
              <table:table-cell office:value-type="float" office:value="0.05503372">
                <text:p>0.05503372</text:p>
              </table:table-cell>
              <table:table-cell office:value-type="float" office:value="0.0589741666666667">
                <text:p>0.0589741666666667</text:p>
              </table:table-cell>
              <table:table-cell office:value-type="float" office:value="0.0609875714285714">
                <text:p>0.0609875714285714</text:p>
              </table:table-cell>
            </table:table-row>
            <table:table-row>
              <table:table-cell office:value-type="string">
                <text:p>Naive 10</text:p>
                <draw:g>
                  <svg:desc>Raatop.C106:Raatop.C106</svg:desc>
                </draw:g>
              </table:table-cell>
              <table:table-cell office:value-type="float" office:value="0.03297">
                <text:p>0.03297</text:p>
                <draw:g>
                  <svg:desc>Raatop.D106:Raatop.O106</svg:desc>
                </draw:g>
              </table:table-cell>
              <table:table-cell office:value-type="float" office:value="0.03095">
                <text:p>0.03095</text:p>
              </table:table-cell>
              <table:table-cell office:value-type="float" office:value="0.032638">
                <text:p>0.032638</text:p>
              </table:table-cell>
              <table:table-cell office:value-type="float" office:value="0.032293">
                <text:p>0.032293</text:p>
              </table:table-cell>
              <table:table-cell office:value-type="float" office:value="0.031984">
                <text:p>0.031984</text:p>
              </table:table-cell>
              <table:table-cell office:value-type="float" office:value="0.0406904">
                <text:p>0.0406904</text:p>
              </table:table-cell>
              <table:table-cell office:value-type="float" office:value="0.0469192">
                <text:p>0.0469192</text:p>
              </table:table-cell>
              <table:table-cell office:value-type="float" office:value="0.0518206666666667">
                <text:p>0.0518206666666667</text:p>
              </table:table-cell>
              <table:table-cell office:value-type="float" office:value="0.05509285">
                <text:p>0.05509285</text:p>
              </table:table-cell>
              <table:table-cell office:value-type="float" office:value="0.05807592">
                <text:p>0.05807592</text:p>
              </table:table-cell>
              <table:table-cell office:value-type="float" office:value="0.0611893333333333">
                <text:p>0.0611893333333333</text:p>
              </table:table-cell>
              <table:table-cell office:value-type="float" office:value="0.0655177714285714">
                <text:p>0.0655177714285714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Raatop.D5:Raatop.M10 Raatop.C6:Raatop.C10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5:Raatop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6:Raatop.M6" chart:label-cell-address="Raatop.C6:Raatop.C6" chart:class="chart:line">
            <chart:data-point chart:repeated="10"/>
          </chart:series>
          <chart:series chart:style-name="ch8" chart:values-cell-range-address="Raatop.D7:Raatop.M7" chart:label-cell-address="Raatop.C7:Raatop.C7" chart:class="chart:line">
            <chart:data-point chart:repeated="10"/>
          </chart:series>
          <chart:series chart:style-name="ch9" chart:values-cell-range-address="Raatop.D8:Raatop.M8" chart:label-cell-address="Raatop.C8:Raatop.C8" chart:class="chart:line">
            <chart:data-point chart:repeated="10"/>
          </chart:series>
          <chart:series chart:style-name="ch10" chart:values-cell-range-address="Raatop.D9:Raatop.M9" chart:label-cell-address="Raatop.C9:Raatop.C9" chart:class="chart:line">
            <chart:data-point chart:repeated="10"/>
          </chart:series>
          <chart:series chart:style-name="ch11" chart:values-cell-range-address="Raatop.D10:Raatop.M10" chart:label-cell-address="Raatop.C10:Raatop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5:Raatop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6:Raatop.C6</svg:desc>
                </draw:g>
              </table:table-cell>
              <table:table-cell office:value-type="float" office:value="0.2758">
                <text:p>0.2758</text:p>
                <draw:g>
                  <svg:desc>Raatop.D6:Raatop.M6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7:Raatop.C7</svg:desc>
                </draw:g>
              </table:table-cell>
              <table:table-cell office:value-type="float" office:value="0.2204">
                <text:p>0.2204</text:p>
                <draw:g>
                  <svg:desc>Raatop.D7:Raatop.M7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Flat cold</text:p>
                <draw:g>
                  <svg:desc>Raatop.C8:Raatop.C8</svg:desc>
                </draw:g>
              </table:table-cell>
              <table:table-cell office:value-type="float" office:value="0.8533">
                <text:p>0.8533</text:p>
                <draw:g>
                  <svg:desc>Raatop.D8:Raatop.M8</svg:desc>
                </draw:g>
              </table:table-cell>
              <table:table-cell office:value-type="float" office:value="2.1274">
                <text:p>2.1274</text:p>
              </table:table-cell>
              <table:table-cell office:value-type="float" office:value="3.4415">
                <text:p>3.4415</text:p>
              </table:table-cell>
              <table:table-cell office:value-type="float" office:value="5.9964">
                <text:p>5.9964</text:p>
              </table:table-cell>
              <table:table-cell office:value-type="float" office:value="13.8165">
                <text:p>13.8165</text:p>
              </table:table-cell>
              <table:table-cell office:value-type="float" office:value="26.9935">
                <text:p>26.9935</text:p>
              </table:table-cell>
              <table:table-cell office:value-type="float" office:value="55.3307">
                <text:p>55.3307</text:p>
              </table:table-cell>
              <table:table-cell office:value-type="float" office:value="148.3397">
                <text:p>148.3397</text:p>
              </table:table-cell>
              <table:table-cell office:value-type="float" office:value="272.3368">
                <text:p>272.3368</text:p>
              </table:table-cell>
              <table:table-cell office:value-type="float" office:value="553.3719">
                <text:p>553.3719</text:p>
              </table:table-cell>
            </table:table-row>
            <table:table-row>
              <table:table-cell office:value-type="string">
                <text:p>Naive</text:p>
                <draw:g>
                  <svg:desc>Raatop.C9:Raatop.C9</svg:desc>
                </draw:g>
              </table:table-cell>
              <table:table-cell office:value-type="float" office:value="0.3408">
                <text:p>0.3408</text:p>
                <draw:g>
                  <svg:desc>Raatop.D9:Raatop.M9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0:Raatop.C10</svg:desc>
                </draw:g>
              </table:table-cell>
              <table:table-cell office:value-type="float" office:value="0.1006">
                <text:p>0.1006</text:p>
                <draw:g>
                  <svg:desc>Raatop.D10:Raatop.M10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.D12:Raatop.M17 Raatop.C13:Raatop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12:Raatop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:Raatop.M13" chart:label-cell-address="Raatop.C13:Raatop.C13" chart:class="chart:line">
            <chart:data-point chart:repeated="10"/>
          </chart:series>
          <chart:series chart:style-name="ch8" chart:values-cell-range-address="Raatop.D14:Raatop.M14" chart:label-cell-address="Raatop.C14:Raatop.C14" chart:class="chart:line">
            <chart:data-point chart:repeated="10"/>
          </chart:series>
          <chart:series chart:style-name="ch9" chart:values-cell-range-address="Raatop.D15:Raatop.M15" chart:label-cell-address="Raatop.C15:Raatop.C15" chart:class="chart:line">
            <chart:data-point chart:repeated="10"/>
          </chart:series>
          <chart:series chart:style-name="ch10" chart:values-cell-range-address="Raatop.D16:Raatop.M16" chart:label-cell-address="Raatop.C16:Raatop.C16" chart:class="chart:line">
            <chart:data-point chart:repeated="10"/>
          </chart:series>
          <chart:series chart:style-name="ch11" chart:values-cell-range-address="Raatop.D17:Raatop.M17" chart:label-cell-address="Raatop.C17:Raatop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:Raatop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:Raatop.C13</svg:desc>
                </draw:g>
              </table:table-cell>
              <table:table-cell office:value-type="float" office:value="0.2042">
                <text:p>0.2042</text:p>
                <draw:g>
                  <svg:desc>Raatop.D13:Raatop.M13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4:Raatop.C14</svg:desc>
                </draw:g>
              </table:table-cell>
              <table:table-cell office:value-type="float" office:value="0.1417">
                <text:p>0.1417</text:p>
                <draw:g>
                  <svg:desc>Raatop.D14:Raatop.M14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Flat cold</text:p>
                <draw:g>
                  <svg:desc>Raatop.C15:Raatop.C15</svg:desc>
                </draw:g>
              </table:table-cell>
              <table:table-cell office:value-type="float" office:value="0.8524">
                <text:p>0.8524</text:p>
                <draw:g>
                  <svg:desc>Raatop.D15:Raatop.M15</svg:desc>
                </draw:g>
              </table:table-cell>
              <table:table-cell office:value-type="float" office:value="2.3893">
                <text:p>2.3893</text:p>
              </table:table-cell>
              <table:table-cell office:value-type="float" office:value="3.9922">
                <text:p>3.9922</text:p>
              </table:table-cell>
              <table:table-cell office:value-type="float" office:value="7.1218">
                <text:p>7.1218</text:p>
              </table:table-cell>
              <table:table-cell office:value-type="float" office:value="16.3078">
                <text:p>16.3078</text:p>
              </table:table-cell>
              <table:table-cell office:value-type="float" office:value="32.0822">
                <text:p>32.0822</text:p>
              </table:table-cell>
              <table:table-cell office:value-type="float" office:value="67.1745">
                <text:p>67.1745</text:p>
              </table:table-cell>
              <table:table-cell office:value-type="float" office:value="195.2561">
                <text:p>195.2561</text:p>
              </table:table-cell>
              <table:table-cell office:value-type="float" office:value="402.0528">
                <text:p>402.0528</text:p>
              </table:table-cell>
              <table:table-cell office:value-type="float" office:value="824.2268">
                <text:p>824.2268</text:p>
              </table:table-cell>
            </table:table-row>
            <table:table-row>
              <table:table-cell office:value-type="string">
                <text:p>Naive</text:p>
                <draw:g>
                  <svg:desc>Raatop.C16:Raatop.C16</svg:desc>
                </draw:g>
              </table:table-cell>
              <table:table-cell office:value-type="float" office:value="0.5111">
                <text:p>0.5111</text:p>
                <draw:g>
                  <svg:desc>Raatop.D16:Raatop.M16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7:Raatop.C17</svg:desc>
                </draw:g>
              </table:table-cell>
              <table:table-cell office:value-type="float" office:value="0.1566">
                <text:p>0.1566</text:p>
                <draw:g>
                  <svg:desc>Raatop.D17:Raatop.M17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.D19:Raatop.M24 Raatop.C20:Raatop.C24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19:Raatop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0:Raatop.M20" chart:label-cell-address="Raatop.C20:Raatop.C20" chart:class="chart:line">
            <chart:data-point chart:repeated="10"/>
          </chart:series>
          <chart:series chart:style-name="ch8" chart:values-cell-range-address="Raatop.D21:Raatop.M21" chart:label-cell-address="Raatop.C21:Raatop.C21" chart:class="chart:line">
            <chart:data-point chart:repeated="10"/>
          </chart:series>
          <chart:series chart:style-name="ch9" chart:values-cell-range-address="Raatop.D22:Raatop.M22" chart:label-cell-address="Raatop.C22:Raatop.C22" chart:class="chart:line">
            <chart:data-point chart:repeated="10"/>
          </chart:series>
          <chart:series chart:style-name="ch10" chart:values-cell-range-address="Raatop.D23:Raatop.M23" chart:label-cell-address="Raatop.C23:Raatop.C23" chart:class="chart:line">
            <chart:data-point chart:repeated="10"/>
          </chart:series>
          <chart:series chart:style-name="ch11" chart:values-cell-range-address="Raatop.D24:Raatop.M24" chart:label-cell-address="Raatop.C24:Raatop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9:Raatop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0:Raatop.C20</svg:desc>
                </draw:g>
              </table:table-cell>
              <table:table-cell office:value-type="float" office:value="0.3545">
                <text:p>0.3545</text:p>
                <draw:g>
                  <svg:desc>Raatop.D20:Raatop.M20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21:Raatop.C21</svg:desc>
                </draw:g>
              </table:table-cell>
              <table:table-cell office:value-type="float" office:value="0.2531">
                <text:p>0.2531</text:p>
                <draw:g>
                  <svg:desc>Raatop.D21:Raatop.M21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Flat cold</text:p>
                <draw:g>
                  <svg:desc>Raatop.C22:Raatop.C22</svg:desc>
                </draw:g>
              </table:table-cell>
              <table:table-cell office:value-type="float" office:value="1.0047">
                <text:p>1.0047</text:p>
                <draw:g>
                  <svg:desc>Raatop.D22:Raatop.M22</svg:desc>
                </draw:g>
              </table:table-cell>
              <table:table-cell office:value-type="float" office:value="2.7207">
                <text:p>2.7207</text:p>
              </table:table-cell>
              <table:table-cell office:value-type="float" office:value="4.4684">
                <text:p>4.4684</text:p>
              </table:table-cell>
              <table:table-cell office:value-type="float" office:value="7.887">
                <text:p>7.887</text:p>
              </table:table-cell>
              <table:table-cell office:value-type="float" office:value="18.0465">
                <text:p>18.0465</text:p>
              </table:table-cell>
              <table:table-cell office:value-type="float" office:value="35.6022">
                <text:p>35.6022</text:p>
              </table:table-cell>
              <table:table-cell office:value-type="float" office:value="74.6041">
                <text:p>74.6041</text:p>
              </table:table-cell>
              <table:table-cell office:value-type="float" office:value="210.9451">
                <text:p>210.9451</text:p>
              </table:table-cell>
              <table:table-cell office:value-type="float" office:value="437.4615">
                <text:p>437.4615</text:p>
              </table:table-cell>
              <table:table-cell office:value-type="float" office:value="892.2357">
                <text:p>892.2357</text:p>
              </table:table-cell>
            </table:table-row>
            <table:table-row>
              <table:table-cell office:value-type="string">
                <text:p>Naive</text:p>
                <draw:g>
                  <svg:desc>Raatop.C23:Raatop.C23</svg:desc>
                </draw:g>
              </table:table-cell>
              <table:table-cell office:value-type="float" office:value="0.3176">
                <text:p>0.3176</text:p>
                <draw:g>
                  <svg:desc>Raatop.D23:Raatop.M23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24:Raatop.C24</svg:desc>
                </draw:g>
              </table:table-cell>
              <table:table-cell office:value-type="float" office:value="0.1522">
                <text:p>0.1522</text:p>
                <draw:g>
                  <svg:desc>Raatop.D24:Raatop.M24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RaatoPC.D12:RaatoPC.M17 RaatoPC.C13:RaatoPC.C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2:RaatoPC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3:RaatoPC.M13" chart:label-cell-address="RaatoPC.C13:RaatoPC.C13" chart:class="chart:line">
            <chart:data-point chart:repeated="10"/>
          </chart:series>
          <chart:series chart:style-name="ch8" chart:values-cell-range-address="RaatoPC.D14:RaatoPC.M14" chart:label-cell-address="RaatoPC.C14:RaatoPC.C14" chart:class="chart:line">
            <chart:data-point chart:repeated="10"/>
          </chart:series>
          <chart:series chart:style-name="ch9" chart:values-cell-range-address="RaatoPC.D15:RaatoPC.M15" chart:label-cell-address="RaatoPC.C15:RaatoPC.C15" chart:class="chart:line">
            <chart:data-point chart:repeated="10"/>
          </chart:series>
          <chart:series chart:style-name="ch10" chart:values-cell-range-address="RaatoPC.D16:RaatoPC.M16" chart:label-cell-address="RaatoPC.C16:RaatoPC.C16" chart:class="chart:line">
            <chart:data-point chart:repeated="10"/>
          </chart:series>
          <chart:series chart:style-name="ch11" chart:values-cell-range-address="RaatoPC.D17:RaatoPC.M17" chart:label-cell-address="RaatoPC.C17:RaatoPC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:RaatoPC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13:RaatoPC.C13</svg:desc>
                </draw:g>
              </table:table-cell>
              <table:table-cell office:value-type="float" office:value="1.2102">
                <text:p>1.2102</text:p>
                <draw:g>
                  <svg:desc>RaatoPC.D13:RaatoPC.M13</svg:desc>
                </draw:g>
              </table:table-cell>
              <table:table-cell office:value-type="float" office:value="1.208">
                <text:p>1.208</text:p>
              </table:table-cell>
              <table:table-cell office:value-type="float" office:value="1.2815">
                <text:p>1.2815</text:p>
              </table:table-cell>
              <table:table-cell office:value-type="float" office:value="1.3797">
                <text:p>1.3797</text:p>
              </table:table-cell>
              <table:table-cell office:value-type="float" office:value="1.417">
                <text:p>1.417</text:p>
              </table:table-cell>
              <table:table-cell office:value-type="float" office:value="1.7862">
                <text:p>1.7862</text:p>
              </table:table-cell>
              <table:table-cell office:value-type="float" office:value="2.1451">
                <text:p>2.1451</text:p>
              </table:table-cell>
              <table:table-cell office:value-type="float" office:value="3.5409">
                <text:p>3.5409</text:p>
              </table:table-cell>
              <table:table-cell office:value-type="float" office:value="5.4953">
                <text:p>5.4953</text:p>
              </table:table-cell>
              <table:table-cell office:value-type="float" office:value="7.8793">
                <text:p>7.8793</text:p>
              </table:table-cell>
            </table:table-row>
            <table:table-row>
              <table:table-cell office:value-type="string">
                <text:p>Flat cached</text:p>
                <draw:g>
                  <svg:desc>RaatoPC.C14:RaatoPC.C14</svg:desc>
                </draw:g>
              </table:table-cell>
              <table:table-cell office:value-type="float" office:value="1.2338">
                <text:p>1.2338</text:p>
                <draw:g>
                  <svg:desc>RaatoPC.D14:RaatoPC.M14</svg:desc>
                </draw:g>
              </table:table-cell>
              <table:table-cell office:value-type="float" office:value="1.358">
                <text:p>1.358</text:p>
              </table:table-cell>
              <table:table-cell office:value-type="float" office:value="1.3893">
                <text:p>1.3893</text:p>
              </table:table-cell>
              <table:table-cell office:value-type="float" office:value="1.4333">
                <text:p>1.4333</text:p>
              </table:table-cell>
              <table:table-cell office:value-type="float" office:value="1.5898">
                <text:p>1.5898</text:p>
              </table:table-cell>
              <table:table-cell office:value-type="float" office:value="1.7258">
                <text:p>1.7258</text:p>
              </table:table-cell>
              <table:table-cell office:value-type="float" office:value="2.3917">
                <text:p>2.3917</text:p>
              </table:table-cell>
              <table:table-cell office:value-type="float" office:value="3.5596">
                <text:p>3.5596</text:p>
              </table:table-cell>
              <table:table-cell office:value-type="float" office:value="5.9225">
                <text:p>5.9225</text:p>
              </table:table-cell>
              <table:table-cell office:value-type="float" office:value="7.6457">
                <text:p>7.6457</text:p>
              </table:table-cell>
            </table:table-row>
            <table:table-row>
              <table:table-cell office:value-type="string">
                <text:p>Flat cold</text:p>
                <draw:g>
                  <svg:desc>RaatoPC.C15:RaatoPC.C15</svg:desc>
                </draw:g>
              </table:table-cell>
              <table:table-cell office:value-type="float" office:value="2.2247">
                <text:p>2.2247</text:p>
                <draw:g>
                  <svg:desc>RaatoPC.D15:RaatoPC.M15</svg:desc>
                </draw:g>
              </table:table-cell>
              <table:table-cell office:value-type="float" office:value="2.6819">
                <text:p>2.6819</text:p>
              </table:table-cell>
              <table:table-cell office:value-type="float" office:value="3.2536">
                <text:p>3.2536</text:p>
              </table:table-cell>
              <table:table-cell office:value-type="float" office:value="4.2609">
                <text:p>4.2609</text:p>
              </table:table-cell>
              <table:table-cell office:value-type="float" office:value="7.2795">
                <text:p>7.2795</text:p>
              </table:table-cell>
              <table:table-cell office:value-type="float" office:value="12.2313">
                <text:p>12.2313</text:p>
              </table:table-cell>
              <table:table-cell office:value-type="float" office:value="22.3452">
                <text:p>22.3452</text:p>
              </table:table-cell>
              <table:table-cell office:value-type="float" office:value="56.8427">
                <text:p>56.8427</text:p>
              </table:table-cell>
              <table:table-cell office:value-type="float" office:value="120.4237">
                <text:p>120.4237</text:p>
              </table:table-cell>
              <table:table-cell office:value-type="float" office:value="234.1327">
                <text:p>234.1327</text:p>
              </table:table-cell>
            </table:table-row>
            <table:table-row>
              <table:table-cell office:value-type="string">
                <text:p>Naive</text:p>
                <draw:g>
                  <svg:desc>RaatoPC.C16:RaatoPC.C16</svg:desc>
                </draw:g>
              </table:table-cell>
              <table:table-cell office:value-type="float" office:value="2.9371">
                <text:p>2.9371</text:p>
                <draw:g>
                  <svg:desc>RaatoPC.D16:RaatoPC.M16</svg:desc>
                </draw:g>
              </table:table-cell>
              <table:table-cell office:value-type="float" office:value="3.2552">
                <text:p>3.2552</text:p>
              </table:table-cell>
              <table:table-cell office:value-type="float" office:value="3.5996">
                <text:p>3.5996</text:p>
              </table:table-cell>
              <table:table-cell office:value-type="float" office:value="3.9986">
                <text:p>3.9986</text:p>
              </table:table-cell>
              <table:table-cell office:value-type="float" office:value="4.3543">
                <text:p>4.3543</text:p>
              </table:table-cell>
              <table:table-cell office:value-type="float" office:value="4.912">
                <text:p>4.912</text:p>
              </table:table-cell>
              <table:table-cell office:value-type="float" office:value="5.9942">
                <text:p>5.9942</text:p>
              </table:table-cell>
              <table:table-cell office:value-type="float" office:value="5.7366">
                <text:p>5.7366</text:p>
              </table:table-cell>
              <table:table-cell office:value-type="float" office:value="6.0734">
                <text:p>6.0734</text:p>
              </table:table-cell>
              <table:table-cell office:value-type="float" office:value="6.2419">
                <text:p>6.2419</text:p>
              </table:table-cell>
            </table:table-row>
            <table:table-row>
              <table:table-cell office:value-type="string">
                <text:p>Pooled</text:p>
                <draw:g>
                  <svg:desc>RaatoPC.C17:RaatoPC.C17</svg:desc>
                </draw:g>
              </table:table-cell>
              <table:table-cell office:value-type="float" office:value="1.291">
                <text:p>1.291</text:p>
                <draw:g>
                  <svg:desc>RaatoPC.D17:RaatoPC.M17</svg:desc>
                </draw:g>
              </table:table-cell>
              <table:table-cell office:value-type="float" office:value="1.6585">
                <text:p>1.6585</text:p>
              </table:table-cell>
              <table:table-cell office:value-type="float" office:value="1.8771">
                <text:p>1.8771</text:p>
              </table:table-cell>
              <table:table-cell office:value-type="float" office:value="2.1402">
                <text:p>2.1402</text:p>
              </table:table-cell>
              <table:table-cell office:value-type="float" office:value="2.3531">
                <text:p>2.3531</text:p>
              </table:table-cell>
              <table:table-cell office:value-type="float" office:value="2.657">
                <text:p>2.657</text:p>
              </table:table-cell>
              <table:table-cell office:value-type="float" office:value="3.2444">
                <text:p>3.2444</text:p>
              </table:table-cell>
              <table:table-cell office:value-type="float" office:value="3.2796">
                <text:p>3.2796</text:p>
              </table:table-cell>
              <table:table-cell office:value-type="float" office:value="3.4379">
                <text:p>3.4379</text:p>
              </table:table-cell>
              <table:table-cell office:value-type="float" office:value="3.5157">
                <text:p>3.5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.D127:Raatop.M129 Raatop.C128:Raatop.C129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Raatop.D127:Raatop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8:Raatop.M128" chart:label-cell-address="Raatop.C128:Raatop.C128" chart:class="chart:line">
            <chart:data-point chart:repeated="10"/>
          </chart:series>
          <chart:series chart:style-name="ch8" chart:values-cell-range-address="Raatop.D129:Raatop.M129" chart:label-cell-address="Raatop.C129:Raatop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7:Raatop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.C128:Raatop.C128</svg:desc>
                </draw:g>
              </table:table-cell>
              <table:table-cell office:value-type="float" office:value="0.01878">
                <text:p>0.01878</text:p>
                <draw:g>
                  <svg:desc>Raatop.D128:Raatop.M128</svg:desc>
                </draw:g>
              </table:table-cell>
              <table:table-cell office:value-type="float" office:value="0.011932">
                <text:p>0.011932</text:p>
              </table:table-cell>
              <table:table-cell office:value-type="float" office:value="0.010097">
                <text:p>0.010097</text:p>
              </table:table-cell>
              <table:table-cell office:value-type="float" office:value="0.0087285">
                <text:p>0.0087285</text:p>
              </table:table-cell>
              <table:table-cell office:value-type="float" office:value="0.0087562">
                <text:p>0.0087562</text:p>
              </table:table-cell>
              <table:table-cell office:value-type="float" office:value="0.0099239">
                <text:p>0.0099239</text:p>
              </table:table-cell>
              <table:table-cell office:value-type="float" office:value="0.01120145">
                <text:p>0.01120145</text:p>
              </table:table-cell>
              <table:table-cell office:value-type="float" office:value="0.01851696">
                <text:p>0.01851696</text:p>
              </table:table-cell>
              <table:table-cell office:value-type="float" office:value="0.02125981">
                <text:p>0.02125981</text:p>
              </table:table-cell>
              <table:table-cell office:value-type="float" office:value="0.02485805">
                <text:p>0.02485805</text:p>
              </table:table-cell>
            </table:table-row>
            <table:table-row>
              <table:table-cell office:value-type="string">
                <text:p>Pooled</text:p>
                <draw:g>
                  <svg:desc>Raatop.C129:Raatop.C129</svg:desc>
                </draw:g>
              </table:table-cell>
              <table:table-cell office:value-type="float" office:value="0.01889">
                <text:p>0.01889</text:p>
                <draw:g>
                  <svg:desc>Raatop.D129:Raatop.M129</svg:desc>
                </draw:g>
              </table:table-cell>
              <table:table-cell office:value-type="float" office:value="0.011946">
                <text:p>0.011946</text:p>
              </table:table-cell>
              <table:table-cell office:value-type="float" office:value="0.010199">
                <text:p>0.010199</text:p>
              </table:table-cell>
              <table:table-cell office:value-type="float" office:value="0.0088115">
                <text:p>0.0088115</text:p>
              </table:table-cell>
              <table:table-cell office:value-type="float" office:value="0.0090004">
                <text:p>0.0090004</text:p>
              </table:table-cell>
              <table:table-cell office:value-type="float" office:value="0.0102305">
                <text:p>0.0102305</text:p>
              </table:table-cell>
              <table:table-cell office:value-type="float" office:value="0.01167645">
                <text:p>0.01167645</text:p>
              </table:table-cell>
              <table:table-cell office:value-type="float" office:value="0.01905274">
                <text:p>0.01905274</text:p>
              </table:table-cell>
              <table:table-cell office:value-type="float" office:value="0.02115451">
                <text:p>0.02115451</text:p>
              </table:table-cell>
              <table:table-cell office:value-type="float" office:value="0.02476121">
                <text:p>0.0247612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.D33:Raatop.M38 Raatop.C34:Raatop.C38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33:Raatop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34:Raatop.M34" chart:label-cell-address="Raatop.C34:Raatop.C34" chart:class="chart:line">
            <chart:data-point chart:repeated="10"/>
          </chart:series>
          <chart:series chart:style-name="ch8" chart:values-cell-range-address="Raatop.D35:Raatop.M35" chart:label-cell-address="Raatop.C35:Raatop.C35" chart:class="chart:line">
            <chart:data-point chart:repeated="10"/>
          </chart:series>
          <chart:series chart:style-name="ch9" chart:values-cell-range-address="Raatop.D36:Raatop.M36" chart:label-cell-address="Raatop.C36:Raatop.C36" chart:class="chart:line">
            <chart:data-point chart:repeated="10"/>
          </chart:series>
          <chart:series chart:style-name="ch10" chart:values-cell-range-address="Raatop.D37:Raatop.M37" chart:label-cell-address="Raatop.C37:Raatop.C37" chart:class="chart:line">
            <chart:data-point chart:repeated="10"/>
          </chart:series>
          <chart:series chart:style-name="ch11" chart:values-cell-range-address="Raatop.D38:Raatop.M38" chart:label-cell-address="Raatop.C38:Raatop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33:Raatop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34:Raatop.C34</svg:desc>
                </draw:g>
              </table:table-cell>
              <table:table-cell office:value-type="float" office:value="0.3997">
                <text:p>0.3997</text:p>
                <draw:g>
                  <svg:desc>Raatop.D34:Raatop.M34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35:Raatop.C35</svg:desc>
                </draw:g>
              </table:table-cell>
              <table:table-cell office:value-type="float" office:value="0.2201">
                <text:p>0.2201</text:p>
                <draw:g>
                  <svg:desc>Raatop.D35:Raatop.M35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Flat cold</text:p>
                <draw:g>
                  <svg:desc>Raatop.C36:Raatop.C36</svg:desc>
                </draw:g>
              </table:table-cell>
              <table:table-cell office:value-type="float" office:value="0.9265">
                <text:p>0.9265</text:p>
                <draw:g>
                  <svg:desc>Raatop.D36:Raatop.M36</svg:desc>
                </draw:g>
              </table:table-cell>
              <table:table-cell office:value-type="float" office:value="1.3258">
                <text:p>1.3258</text:p>
              </table:table-cell>
              <table:table-cell office:value-type="float" office:value="1.599">
                <text:p>1.599</text:p>
              </table:table-cell>
              <table:table-cell office:value-type="float" office:value="2.2442">
                <text:p>2.2442</text:p>
              </table:table-cell>
              <table:table-cell office:value-type="float" office:value="4.2377">
                <text:p>4.2377</text:p>
              </table:table-cell>
              <table:table-cell office:value-type="float" office:value="7.9415">
                <text:p>7.9415</text:p>
              </table:table-cell>
              <table:table-cell office:value-type="float" office:value="16.2657">
                <text:p>16.2657</text:p>
              </table:table-cell>
              <table:table-cell office:value-type="float" office:value="72.5861">
                <text:p>72.5861</text:p>
              </table:table-cell>
              <table:table-cell office:value-type="float" office:value="170.0339">
                <text:p>170.0339</text:p>
              </table:table-cell>
              <table:table-cell office:value-type="float" office:value="359.1688">
                <text:p>359.1688</text:p>
              </table:table-cell>
            </table:table-row>
            <table:table-row>
              <table:table-cell office:value-type="string">
                <text:p>Naive</text:p>
                <draw:g>
                  <svg:desc>Raatop.C37:Raatop.C37</svg:desc>
                </draw:g>
              </table:table-cell>
              <table:table-cell office:value-type="float" office:value="0.158">
                <text:p>0.158</text:p>
                <draw:g>
                  <svg:desc>Raatop.D37:Raatop.M37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38:Raatop.C38</svg:desc>
                </draw:g>
              </table:table-cell>
              <table:table-cell office:value-type="float" office:value="0.1554">
                <text:p>0.1554</text:p>
                <draw:g>
                  <svg:desc>Raatop.D38:Raatop.M38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.D26:Raatop.M31 Raatop.C27:Raatop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.D26:Raatop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27:Raatop.M27" chart:label-cell-address="Raatop.C27:Raatop.C27" chart:class="chart:line">
            <chart:data-point chart:repeated="10"/>
          </chart:series>
          <chart:series chart:style-name="ch8" chart:values-cell-range-address="Raatop.D28:Raatop.M28" chart:label-cell-address="Raatop.C28:Raatop.C28" chart:class="chart:line">
            <chart:data-point chart:repeated="10"/>
          </chart:series>
          <chart:series chart:style-name="ch9" chart:values-cell-range-address="Raatop.D29:Raatop.M29" chart:label-cell-address="Raatop.C29:Raatop.C29" chart:class="chart:line">
            <chart:data-point chart:repeated="10"/>
          </chart:series>
          <chart:series chart:style-name="ch10" chart:values-cell-range-address="Raatop.D30:Raatop.M30" chart:label-cell-address="Raatop.C30:Raatop.C30" chart:class="chart:line">
            <chart:data-point chart:repeated="10"/>
          </chart:series>
          <chart:series chart:style-name="ch11" chart:values-cell-range-address="Raatop.D31:Raatop.M31" chart:label-cell-address="Raatop.C31:Raatop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26:Raatop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27:Raatop.C27</svg:desc>
                </draw:g>
              </table:table-cell>
              <table:table-cell office:value-type="float" office:value="0">
                <text:p>0</text:p>
                <draw:g>
                  <svg:desc>Raatop.D27:Raatop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.C28:Raatop.C28</svg:desc>
                </draw:g>
              </table:table-cell>
              <table:table-cell office:value-type="float" office:value="0">
                <text:p>0</text:p>
                <draw:g>
                  <svg:desc>Raatop.D28:Raatop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.C29:Raatop.C29</svg:desc>
                </draw:g>
              </table:table-cell>
              <table:table-cell office:value-type="float" office:value="0">
                <text:p>0</text:p>
                <draw:g>
                  <svg:desc>Raatop.D29:Raatop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.C30:Raatop.C30</svg:desc>
                </draw:g>
              </table:table-cell>
              <table:table-cell office:value-type="float" office:value="0.1878">
                <text:p>0.1878</text:p>
                <draw:g>
                  <svg:desc>Raatop.D30:Raatop.M30</svg:desc>
                </draw:g>
              </table:table-cell>
              <table:table-cell office:value-type="float" office:value="0.5966">
                <text:p>0.5966</text:p>
              </table:table-cell>
              <table:table-cell office:value-type="float" office:value="1.0097">
                <text:p>1.0097</text:p>
              </table:table-cell>
              <table:table-cell office:value-type="float" office:value="1.7457">
                <text:p>1.7457</text:p>
              </table:table-cell>
              <table:table-cell office:value-type="float" office:value="4.3781">
                <text:p>4.3781</text:p>
              </table:table-cell>
              <table:table-cell office:value-type="float" office:value="9.9239">
                <text:p>9.9239</text:p>
              </table:table-cell>
              <table:table-cell office:value-type="float" office:value="22.4029">
                <text:p>22.4029</text:p>
              </table:table-cell>
              <table:table-cell office:value-type="float" office:value="92.5848">
                <text:p>92.5848</text:p>
              </table:table-cell>
              <table:table-cell office:value-type="float" office:value="212.5981">
                <text:p>212.5981</text:p>
              </table:table-cell>
              <table:table-cell office:value-type="float" office:value="497.161">
                <text:p>497.161</text:p>
              </table:table-cell>
            </table:table-row>
            <table:table-row>
              <table:table-cell office:value-type="string">
                <text:p>Pooled</text:p>
                <draw:g>
                  <svg:desc>Raatop.C31:Raatop.C31</svg:desc>
                </draw:g>
              </table:table-cell>
              <table:table-cell office:value-type="float" office:value="0.1889">
                <text:p>0.1889</text:p>
                <draw:g>
                  <svg:desc>Raatop.D31:Raatop.M31</svg:desc>
                </draw:g>
              </table:table-cell>
              <table:table-cell office:value-type="float" office:value="0.5973">
                <text:p>0.5973</text:p>
              </table:table-cell>
              <table:table-cell office:value-type="float" office:value="1.0199">
                <text:p>1.0199</text:p>
              </table:table-cell>
              <table:table-cell office:value-type="float" office:value="1.7623">
                <text:p>1.7623</text:p>
              </table:table-cell>
              <table:table-cell office:value-type="float" office:value="4.5002">
                <text:p>4.5002</text:p>
              </table:table-cell>
              <table:table-cell office:value-type="float" office:value="10.2305">
                <text:p>10.2305</text:p>
              </table:table-cell>
              <table:table-cell office:value-type="float" office:value="23.3529">
                <text:p>23.3529</text:p>
              </table:table-cell>
              <table:table-cell office:value-type="float" office:value="95.2637">
                <text:p>95.2637</text:p>
              </table:table-cell>
              <table:table-cell office:value-type="float" office:value="211.5451">
                <text:p>211.5451</text:p>
              </table:table-cell>
              <table:table-cell office:value-type="float" office:value="495.2242">
                <text:p>495.224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.D40:Raatop.M45 Raatop.C41:Raatop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.D40:Raatop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1:Raatop.M41" chart:label-cell-address="Raatop.C41:Raatop.C41" chart:class="chart:line">
            <chart:data-point chart:repeated="10"/>
          </chart:series>
          <chart:series chart:style-name="ch8" chart:values-cell-range-address="Raatop.D42:Raatop.M42" chart:label-cell-address="Raatop.C42:Raatop.C42" chart:class="chart:line">
            <chart:data-point chart:repeated="10"/>
          </chart:series>
          <chart:series chart:style-name="ch9" chart:values-cell-range-address="Raatop.D43:Raatop.M43" chart:label-cell-address="Raatop.C43:Raatop.C43" chart:class="chart:line">
            <chart:data-point chart:repeated="10"/>
          </chart:series>
          <chart:series chart:style-name="ch10" chart:values-cell-range-address="Raatop.D44:Raatop.M44" chart:label-cell-address="Raatop.C44:Raatop.C44" chart:class="chart:line">
            <chart:data-point chart:repeated="10"/>
          </chart:series>
          <chart:series chart:style-name="ch11" chart:values-cell-range-address="Raatop.D45:Raatop.M45" chart:label-cell-address="Raatop.C45:Raatop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0:Raatop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1:Raatop.C41</svg:desc>
                </draw:g>
              </table:table-cell>
              <table:table-cell office:value-type="float" office:value="0.0689">
                <text:p>0.0689</text:p>
                <draw:g>
                  <svg:desc>Raatop.D41:Raatop.M41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Flat cached</text:p>
                <draw:g>
                  <svg:desc>Raatop.C42:Raatop.C42</svg:desc>
                </draw:g>
              </table:table-cell>
              <table:table-cell office:value-type="float" office:value="0.0518">
                <text:p>0.0518</text:p>
                <draw:g>
                  <svg:desc>Raatop.D42:Raatop.M42</svg:desc>
                </draw:g>
              </table:table-cell>
              <table:table-cell office:value-type="float" office:value="0.0563">
                <text:p>0.0563</text:p>
              </table:table-cell>
              <table:table-cell office:value-type="float" office:value="0.0537">
                <text:p>0.0537</text:p>
              </table:table-cell>
              <table:table-cell office:value-type="float" office:value="0.0516">
                <text:p>0.0516</text:p>
              </table:table-cell>
              <table:table-cell office:value-type="float" office:value="0.1036">
                <text:p>0.1036</text:p>
              </table:table-cell>
              <table:table-cell office:value-type="float" office:value="0.1415">
                <text:p>0.1415</text:p>
              </table:table-cell>
              <table:table-cell office:value-type="float" office:value="0.2381">
                <text:p>0.2381</text:p>
              </table:table-cell>
              <table:table-cell office:value-type="float" office:value="0.4366">
                <text:p>0.4366</text:p>
              </table:table-cell>
              <table:table-cell office:value-type="float" office:value="0.8494">
                <text:p>0.8494</text:p>
              </table:table-cell>
              <table:table-cell office:value-type="float" office:value="2.9236">
                <text:p>2.9236</text:p>
              </table:table-cell>
            </table:table-row>
            <table:table-row>
              <table:table-cell office:value-type="string">
                <text:p>Flat cold</text:p>
                <draw:g>
                  <svg:desc>Raatop.C43:Raatop.C43</svg:desc>
                </draw:g>
              </table:table-cell>
              <table:table-cell office:value-type="float" office:value="0.0485">
                <text:p>0.0485</text:p>
                <draw:g>
                  <svg:desc>Raatop.D43:Raatop.M43</svg:desc>
                </draw:g>
              </table:table-cell>
              <table:table-cell office:value-type="float" office:value="0.0567">
                <text:p>0.0567</text:p>
              </table:table-cell>
              <table:table-cell office:value-type="float" office:value="0.0541">
                <text:p>0.0541</text:p>
              </table:table-cell>
              <table:table-cell office:value-type="float" office:value="0.0529">
                <text:p>0.0529</text:p>
              </table:table-cell>
              <table:table-cell office:value-type="float" office:value="0.066">
                <text:p>0.066</text:p>
              </table:table-cell>
              <table:table-cell office:value-type="float" office:value="0.1456">
                <text:p>0.1456</text:p>
              </table:table-cell>
              <table:table-cell office:value-type="float" office:value="0.2291">
                <text:p>0.2291</text:p>
              </table:table-cell>
              <table:table-cell office:value-type="float" office:value="0.4536">
                <text:p>0.4536</text:p>
              </table:table-cell>
              <table:table-cell office:value-type="float" office:value="0.8641">
                <text:p>0.8641</text:p>
              </table:table-cell>
              <table:table-cell office:value-type="float" office:value="2.9546">
                <text:p>2.9546</text:p>
              </table:table-cell>
            </table:table-row>
            <table:table-row>
              <table:table-cell office:value-type="string">
                <text:p>Naive</text:p>
                <draw:g>
                  <svg:desc>Raatop.C44:Raatop.C44</svg:desc>
                </draw:g>
              </table:table-cell>
              <table:table-cell office:value-type="float" office:value="0.324">
                <text:p>0.324</text:p>
                <draw:g>
                  <svg:desc>Raatop.D44:Raatop.M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45:Raatop.C45</svg:desc>
                </draw:g>
              </table:table-cell>
              <table:table-cell office:value-type="float" office:value="0.3251">
                <text:p>0.3251</text:p>
                <draw:g>
                  <svg:desc>Raatop.D45:Raatop.M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Raatop.D47:Raatop.M52 Raatop.C48:Raatop.C52" chart:data-source-has-labels="both" svg:x="0.32cm" svg:y="1.275cm" svg:width="12.217cm" svg:height="7.545cm">
          <chartooo:coordinate-region svg:x="1.127cm" svg:y="1.475cm" svg:width="10.76cm" svg:height="6.698cm"/>
          <chart:axis chart:dimension="x" chart:name="primary-x" chart:style-name="ch5" chartooo:axis-type="auto">
            <chartooo:date-scale/>
            <chart:categories table:cell-range-address="Raatop.D47:Raatop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48:Raatop.M48" chart:label-cell-address="Raatop.C48:Raatop.C48" chart:class="chart:line">
            <chart:data-point chart:repeated="10"/>
          </chart:series>
          <chart:series chart:style-name="ch8" chart:values-cell-range-address="Raatop.D49:Raatop.M49" chart:label-cell-address="Raatop.C49:Raatop.C49" chart:class="chart:line">
            <chart:data-point chart:repeated="10"/>
          </chart:series>
          <chart:series chart:style-name="ch9" chart:values-cell-range-address="Raatop.D50:Raatop.M50" chart:label-cell-address="Raatop.C50:Raatop.C50" chart:class="chart:line">
            <chart:data-point chart:repeated="10"/>
          </chart:series>
          <chart:series chart:style-name="ch10" chart:values-cell-range-address="Raatop.D51:Raatop.M51" chart:label-cell-address="Raatop.C51:Raatop.C51" chart:class="chart:line">
            <chart:data-point chart:repeated="10"/>
          </chart:series>
          <chart:series chart:style-name="ch11" chart:values-cell-range-address="Raatop.D52:Raatop.M52" chart:label-cell-address="Raatop.C52:Raatop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47:Raatop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48:Raatop.C48</svg:desc>
                </draw:g>
              </table:table-cell>
              <table:table-cell office:value-type="float" office:value="0.0405">
                <text:p>0.0405</text:p>
                <draw:g>
                  <svg:desc>Raatop.D48:Raatop.M48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Flat cached</text:p>
                <draw:g>
                  <svg:desc>Raatop.C49:Raatop.C49</svg:desc>
                </draw:g>
              </table:table-cell>
              <table:table-cell office:value-type="float" office:value="0.0434">
                <text:p>0.0434</text:p>
                <draw:g>
                  <svg:desc>Raatop.D49:Raatop.M49</svg:desc>
                </draw:g>
              </table:table-cell>
              <table:table-cell office:value-type="float" office:value="0.0427">
                <text:p>0.0427</text:p>
              </table:table-cell>
              <table:table-cell office:value-type="float" office:value="0.0413">
                <text:p>0.0413</text:p>
              </table:table-cell>
              <table:table-cell office:value-type="float" office:value="0.0384">
                <text:p>0.0384</text:p>
              </table:table-cell>
              <table:table-cell office:value-type="float" office:value="0.0368">
                <text:p>0.0368</text:p>
              </table:table-cell>
              <table:table-cell office:value-type="float" office:value="0.0639">
                <text:p>0.0639</text:p>
              </table:table-cell>
              <table:table-cell office:value-type="float" office:value="0.04">
                <text:p>0.04</text:p>
              </table:table-cell>
              <table:table-cell office:value-type="float" office:value="0.0248">
                <text:p>0.0248</text:p>
              </table:table-cell>
              <table:table-cell office:value-type="float" office:value="0.0693">
                <text:p>0.0693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string">
                <text:p>Flat cold</text:p>
                <draw:g>
                  <svg:desc>Raatop.C50:Raatop.C50</svg:desc>
                </draw:g>
              </table:table-cell>
              <table:table-cell office:value-type="float" office:value="0.0449">
                <text:p>0.0449</text:p>
                <draw:g>
                  <svg:desc>Raatop.D50:Raatop.M50</svg:desc>
                </draw:g>
              </table:table-cell>
              <table:table-cell office:value-type="float" office:value="0.0431">
                <text:p>0.0431</text:p>
              </table:table-cell>
              <table:table-cell office:value-type="float" office:value="0.0411">
                <text:p>0.0411</text:p>
              </table:table-cell>
              <table:table-cell office:value-type="float" office:value="0.0396">
                <text:p>0.0396</text:p>
              </table:table-cell>
              <table:table-cell office:value-type="float" office:value="0.047">
                <text:p>0.047</text:p>
              </table:table-cell>
              <table:table-cell office:value-type="float" office:value="0.0623">
                <text:p>0.0623</text:p>
              </table:table-cell>
              <table:table-cell office:value-type="float" office:value="0.0271">
                <text:p>0.0271</text:p>
              </table:table-cell>
              <table:table-cell office:value-type="float" office:value="0.0448">
                <text:p>0.0448</text:p>
              </table:table-cell>
              <table:table-cell office:value-type="float" office:value="0.0721">
                <text:p>0.0721</text:p>
              </table:table-cell>
              <table:table-cell office:value-type="float" office:value="0.0619">
                <text:p>0.0619</text:p>
              </table:table-cell>
            </table:table-row>
            <table:table-row>
              <table:table-cell office:value-type="string">
                <text:p>Naive</text:p>
                <draw:g>
                  <svg:desc>Raatop.C51:Raatop.C51</svg:desc>
                </draw:g>
              </table:table-cell>
              <table:table-cell office:value-type="float" office:value="0.3282">
                <text:p>0.3282</text:p>
                <draw:g>
                  <svg:desc>Raatop.D51:Raatop.M51</svg:desc>
                </draw:g>
              </table:table-cell>
              <table:table-cell office:value-type="float" office:value="0.9187">
                <text:p>0.9187</text:p>
              </table:table-cell>
              <table:table-cell office:value-type="float" office:value="1.5722">
                <text:p>1.5722</text:p>
              </table:table-cell>
              <table:table-cell office:value-type="float" office:value="2.956">
                <text:p>2.956</text:p>
              </table:table-cell>
              <table:table-cell office:value-type="float" office:value="10.076">
                <text:p>10.076</text:p>
              </table:table-cell>
              <table:table-cell office:value-type="float" office:value="29.7554">
                <text:p>29.7554</text:p>
              </table:table-cell>
              <table:table-cell office:value-type="float" office:value="86.4485">
                <text:p>86.4485</text:p>
              </table:table-cell>
              <table:table-cell office:value-type="float" office:value="287.4616">
                <text:p>287.4616</text:p>
              </table:table-cell>
              <table:table-cell office:value-type="float" office:value="618.1577">
                <text:p>618.1577</text:p>
              </table:table-cell>
              <table:table-cell office:value-type="float" office:value="1312.2132">
                <text:p>1312.2132</text:p>
              </table:table-cell>
            </table:table-row>
            <table:table-row>
              <table:table-cell office:value-type="string">
                <text:p>Pooled</text:p>
                <draw:g>
                  <svg:desc>Raatop.C52:Raatop.C52</svg:desc>
                </draw:g>
              </table:table-cell>
              <table:table-cell office:value-type="float" office:value="0.3245">
                <text:p>0.3245</text:p>
                <draw:g>
                  <svg:desc>Raatop.D52:Raatop.M52</svg:desc>
                </draw:g>
              </table:table-cell>
              <table:table-cell office:value-type="float" office:value="0.9048">
                <text:p>0.9048</text:p>
              </table:table-cell>
              <table:table-cell office:value-type="float" office:value="1.578">
                <text:p>1.578</text:p>
              </table:table-cell>
              <table:table-cell office:value-type="float" office:value="2.9892">
                <text:p>2.9892</text:p>
              </table:table-cell>
              <table:table-cell office:value-type="float" office:value="10.5939">
                <text:p>10.5939</text:p>
              </table:table-cell>
              <table:table-cell office:value-type="float" office:value="30.7751">
                <text:p>30.7751</text:p>
              </table:table-cell>
              <table:table-cell office:value-type="float" office:value="89.5115">
                <text:p>89.5115</text:p>
              </table:table-cell>
              <table:table-cell office:value-type="float" office:value="287.3532">
                <text:p>287.3532</text:p>
              </table:table-cell>
              <table:table-cell office:value-type="float" office:value="618.4325">
                <text:p>618.4325</text:p>
              </table:table-cell>
              <table:table-cell office:value-type="float" office:value="1308.4929">
                <text:p>1308.492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Raatop.D109:Raatop.M113 Raatop.C110:Raatop.C113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09:Raatop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0:Raatop.M110" chart:label-cell-address="Raatop.C110:Raatop.C110" chart:class="chart:line">
            <chart:data-point chart:repeated="10"/>
          </chart:series>
          <chart:series chart:style-name="ch8" chart:values-cell-range-address="Raatop.D111:Raatop.M111" chart:label-cell-address="Raatop.C111:Raatop.C111" chart:class="chart:line">
            <chart:data-point chart:repeated="10"/>
          </chart:series>
          <chart:series chart:style-name="ch9" chart:values-cell-range-address="Raatop.D112:Raatop.M112" chart:label-cell-address="Raatop.C112:Raatop.C112" chart:class="chart:line">
            <chart:data-point chart:repeated="10"/>
          </chart:series>
          <chart:series chart:style-name="ch10" chart:values-cell-range-address="Raatop.D113:Raatop.M113" chart:label-cell-address="Raatop.C113:Raatop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09:Raatop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0:Raatop.C110</svg:desc>
                </draw:g>
              </table:table-cell>
              <table:table-cell office:value-type="float" office:value="0.2758">
                <text:p>0.2758</text:p>
                <draw:g>
                  <svg:desc>Raatop.D110:Raatop.M110</svg:desc>
                </draw:g>
              </table:table-cell>
              <table:table-cell office:value-type="float" office:value="0.2562">
                <text:p>0.2562</text:p>
              </table:table-cell>
              <table:table-cell office:value-type="float" office:value="0.3093">
                <text:p>0.3093</text:p>
              </table:table-cell>
              <table:table-cell office:value-type="float" office:value="0.4126">
                <text:p>0.4126</text:p>
              </table:table-cell>
              <table:table-cell office:value-type="float" office:value="0.677">
                <text:p>0.677</text:p>
              </table:table-cell>
              <table:table-cell office:value-type="float" office:value="1.0904">
                <text:p>1.0904</text:p>
              </table:table-cell>
              <table:table-cell office:value-type="float" office:value="1.9694">
                <text:p>1.9694</text:p>
              </table:table-cell>
              <table:table-cell office:value-type="float" office:value="4.3917">
                <text:p>4.3917</text:p>
              </table:table-cell>
              <table:table-cell office:value-type="float" office:value="7.1176">
                <text:p>7.1176</text:p>
              </table:table-cell>
              <table:table-cell office:value-type="float" office:value="13.9237">
                <text:p>13.9237</text:p>
              </table:table-cell>
            </table:table-row>
            <table:table-row>
              <table:table-cell office:value-type="string">
                <text:p>Flat cached</text:p>
                <draw:g>
                  <svg:desc>Raatop.C111:Raatop.C111</svg:desc>
                </draw:g>
              </table:table-cell>
              <table:table-cell office:value-type="float" office:value="0.2204">
                <text:p>0.2204</text:p>
                <draw:g>
                  <svg:desc>Raatop.D111:Raatop.M111</svg:desc>
                </draw:g>
              </table:table-cell>
              <table:table-cell office:value-type="float" office:value="0.2684">
                <text:p>0.2684</text:p>
              </table:table-cell>
              <table:table-cell office:value-type="float" office:value="0.32">
                <text:p>0.32</text:p>
              </table:table-cell>
              <table:table-cell office:value-type="float" office:value="0.4165">
                <text:p>0.4165</text:p>
              </table:table-cell>
              <table:table-cell office:value-type="float" office:value="0.6811">
                <text:p>0.6811</text:p>
              </table:table-cell>
              <table:table-cell office:value-type="float" office:value="1.1214">
                <text:p>1.1214</text:p>
              </table:table-cell>
              <table:table-cell office:value-type="float" office:value="2.0316">
                <text:p>2.0316</text:p>
              </table:table-cell>
              <table:table-cell office:value-type="float" office:value="4.2617">
                <text:p>4.2617</text:p>
              </table:table-cell>
              <table:table-cell office:value-type="float" office:value="7.5424">
                <text:p>7.5424</text:p>
              </table:table-cell>
              <table:table-cell office:value-type="float" office:value="14.6672">
                <text:p>14.6672</text:p>
              </table:table-cell>
            </table:table-row>
            <table:table-row>
              <table:table-cell office:value-type="string">
                <text:p>Naive</text:p>
                <draw:g>
                  <svg:desc>Raatop.C112:Raatop.C112</svg:desc>
                </draw:g>
              </table:table-cell>
              <table:table-cell office:value-type="float" office:value="0.3408">
                <text:p>0.3408</text:p>
                <draw:g>
                  <svg:desc>Raatop.D112:Raatop.M112</svg:desc>
                </draw:g>
              </table:table-cell>
              <table:table-cell office:value-type="float" office:value="0.3981">
                <text:p>0.3981</text:p>
              </table:table-cell>
              <table:table-cell office:value-type="float" office:value="0.417">
                <text:p>0.417</text:p>
              </table:table-cell>
              <table:table-cell office:value-type="float" office:value="0.4269">
                <text:p>0.4269</text:p>
              </table:table-cell>
              <table:table-cell office:value-type="float" office:value="0.4748">
                <text:p>0.4748</text:p>
              </table:table-cell>
              <table:table-cell office:value-type="float" office:value="0.5452">
                <text:p>0.5452</text:p>
              </table:table-cell>
              <table:table-cell office:value-type="float" office:value="0.5991">
                <text:p>0.5991</text:p>
              </table:table-cell>
              <table:table-cell office:value-type="float" office:value="0.7217">
                <text:p>0.7217</text:p>
              </table:table-cell>
              <table:table-cell office:value-type="float" office:value="0.8584">
                <text:p>0.8584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Pooled</text:p>
                <draw:g>
                  <svg:desc>Raatop.C113:Raatop.C113</svg:desc>
                </draw:g>
              </table:table-cell>
              <table:table-cell office:value-type="float" office:value="0.1006">
                <text:p>0.1006</text:p>
                <draw:g>
                  <svg:desc>Raatop.D113:Raatop.M113</svg:desc>
                </draw:g>
              </table:table-cell>
              <table:table-cell office:value-type="float" office:value="0.1062">
                <text:p>0.1062</text:p>
              </table:table-cell>
              <table:table-cell office:value-type="float" office:value="0.1092">
                <text:p>0.1092</text:p>
              </table:table-cell>
              <table:table-cell office:value-type="float" office:value="0.1096">
                <text:p>0.1096</text:p>
              </table:table-cell>
              <table:table-cell office:value-type="float" office:value="0.1163">
                <text:p>0.1163</text:p>
              </table:table-cell>
              <table:table-cell office:value-type="float" office:value="0.1398">
                <text:p>0.1398</text:p>
              </table:table-cell>
              <table:table-cell office:value-type="float" office:value="0.1955">
                <text:p>0.1955</text:p>
              </table:table-cell>
              <table:table-cell office:value-type="float" office:value="0.5499">
                <text:p>0.5499</text:p>
              </table:table-cell>
              <table:table-cell office:value-type="float" office:value="0.699">
                <text:p>0.699</text:p>
              </table:table-cell>
              <table:table-cell office:value-type="float" office:value="0.8614">
                <text:p>0.861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Raatop.D115:Raatop.M119 Raatop.C116:Raatop.C119" chart:data-source-has-labels="both" svg:x="0.32cm" svg:y="1.275cm" svg:width="12.217cm" svg:height="7.545cm">
          <chartooo:coordinate-region svg:x="0.756cm" svg:y="1.474cm" svg:width="11.131cm" svg:height="6.699cm"/>
          <chart:axis chart:dimension="x" chart:name="primary-x" chart:style-name="ch5" chartooo:axis-type="auto">
            <chartooo:date-scale/>
            <chart:categories table:cell-range-address="Raatop.D115:Raatop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16:Raatop.M116" chart:label-cell-address="Raatop.C116:Raatop.C116" chart:class="chart:line">
            <chart:data-point chart:repeated="10"/>
          </chart:series>
          <chart:series chart:style-name="ch8" chart:values-cell-range-address="Raatop.D117:Raatop.M117" chart:label-cell-address="Raatop.C117:Raatop.C117" chart:class="chart:line">
            <chart:data-point chart:repeated="10"/>
          </chart:series>
          <chart:series chart:style-name="ch9" chart:values-cell-range-address="Raatop.D118:Raatop.M118" chart:label-cell-address="Raatop.C118:Raatop.C118" chart:class="chart:line">
            <chart:data-point chart:repeated="10"/>
          </chart:series>
          <chart:series chart:style-name="ch10" chart:values-cell-range-address="Raatop.D119:Raatop.M119" chart:label-cell-address="Raatop.C119:Raatop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15:Raatop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16:Raatop.C116</svg:desc>
                </draw:g>
              </table:table-cell>
              <table:table-cell office:value-type="float" office:value="0.2042">
                <text:p>0.2042</text:p>
                <draw:g>
                  <svg:desc>Raatop.D116:Raatop.M116</svg:desc>
                </draw:g>
              </table:table-cell>
              <table:table-cell office:value-type="float" office:value="0.1993">
                <text:p>0.1993</text:p>
              </table:table-cell>
              <table:table-cell office:value-type="float" office:value="0.2742">
                <text:p>0.2742</text:p>
              </table:table-cell>
              <table:table-cell office:value-type="float" office:value="0.3566">
                <text:p>0.3566</text:p>
              </table:table-cell>
              <table:table-cell office:value-type="float" office:value="0.4541">
                <text:p>0.4541</text:p>
              </table:table-cell>
              <table:table-cell office:value-type="float" office:value="0.5748">
                <text:p>0.5748</text:p>
              </table:table-cell>
              <table:table-cell office:value-type="float" office:value="0.8909">
                <text:p>0.8909</text:p>
              </table:table-cell>
              <table:table-cell office:value-type="float" office:value="1.6388">
                <text:p>1.6388</text:p>
              </table:table-cell>
              <table:table-cell office:value-type="float" office:value="3.1841">
                <text:p>3.1841</text:p>
              </table:table-cell>
              <table:table-cell office:value-type="float" office:value="6.4631">
                <text:p>6.4631</text:p>
              </table:table-cell>
            </table:table-row>
            <table:table-row>
              <table:table-cell office:value-type="string">
                <text:p>Flat cached</text:p>
                <draw:g>
                  <svg:desc>Raatop.C117:Raatop.C117</svg:desc>
                </draw:g>
              </table:table-cell>
              <table:table-cell office:value-type="float" office:value="0.1417">
                <text:p>0.1417</text:p>
                <draw:g>
                  <svg:desc>Raatop.D117:Raatop.M117</svg:desc>
                </draw:g>
              </table:table-cell>
              <table:table-cell office:value-type="float" office:value="0.1787">
                <text:p>0.1787</text:p>
              </table:table-cell>
              <table:table-cell office:value-type="float" office:value="0.2421">
                <text:p>0.2421</text:p>
              </table:table-cell>
              <table:table-cell office:value-type="float" office:value="0.315">
                <text:p>0.315</text:p>
              </table:table-cell>
              <table:table-cell office:value-type="float" office:value="0.4021">
                <text:p>0.4021</text:p>
              </table:table-cell>
              <table:table-cell office:value-type="float" office:value="0.5548">
                <text:p>0.5548</text:p>
              </table:table-cell>
              <table:table-cell office:value-type="float" office:value="0.8123">
                <text:p>0.8123</text:p>
              </table:table-cell>
              <table:table-cell office:value-type="float" office:value="1.6608">
                <text:p>1.6608</text:p>
              </table:table-cell>
              <table:table-cell office:value-type="float" office:value="3.1552">
                <text:p>3.1552</text:p>
              </table:table-cell>
              <table:table-cell office:value-type="float" office:value="7.1672">
                <text:p>7.1672</text:p>
              </table:table-cell>
            </table:table-row>
            <table:table-row>
              <table:table-cell office:value-type="string">
                <text:p>Naive</text:p>
                <draw:g>
                  <svg:desc>Raatop.C118:Raatop.C118</svg:desc>
                </draw:g>
              </table:table-cell>
              <table:table-cell office:value-type="float" office:value="0.5111">
                <text:p>0.5111</text:p>
                <draw:g>
                  <svg:desc>Raatop.D118:Raatop.M118</svg:desc>
                </draw:g>
              </table:table-cell>
              <table:table-cell office:value-type="float" office:value="0.8566">
                <text:p>0.8566</text:p>
              </table:table-cell>
              <table:table-cell office:value-type="float" office:value="1.1109">
                <text:p>1.1109</text:p>
              </table:table-cell>
              <table:table-cell office:value-type="float" office:value="1.4345">
                <text:p>1.4345</text:p>
              </table:table-cell>
              <table:table-cell office:value-type="float" office:value="1.9932">
                <text:p>1.9932</text:p>
              </table:table-cell>
              <table:table-cell office:value-type="float" office:value="2.8922">
                <text:p>2.8922</text:p>
              </table:table-cell>
              <table:table-cell office:value-type="float" office:value="3.8042">
                <text:p>3.8042</text:p>
              </table:table-cell>
              <table:table-cell office:value-type="float" office:value="5.4335">
                <text:p>5.4335</text:p>
              </table:table-cell>
              <table:table-cell office:value-type="float" office:value="4.8708">
                <text:p>4.8708</text:p>
              </table:table-cell>
              <table:table-cell office:value-type="float" office:value="9.3853">
                <text:p>9.3853</text:p>
              </table:table-cell>
            </table:table-row>
            <table:table-row>
              <table:table-cell office:value-type="string">
                <text:p>Pooled</text:p>
                <draw:g>
                  <svg:desc>Raatop.C119:Raatop.C119</svg:desc>
                </draw:g>
              </table:table-cell>
              <table:table-cell office:value-type="float" office:value="0.1566">
                <text:p>0.1566</text:p>
                <draw:g>
                  <svg:desc>Raatop.D119:Raatop.M119</svg:desc>
                </draw:g>
              </table:table-cell>
              <table:table-cell office:value-type="float" office:value="0.2674">
                <text:p>0.2674</text:p>
              </table:table-cell>
              <table:table-cell office:value-type="float" office:value="0.3386">
                <text:p>0.3386</text:p>
              </table:table-cell>
              <table:table-cell office:value-type="float" office:value="0.4164">
                <text:p>0.4164</text:p>
              </table:table-cell>
              <table:table-cell office:value-type="float" office:value="0.5904">
                <text:p>0.5904</text:p>
              </table:table-cell>
              <table:table-cell office:value-type="float" office:value="0.8471">
                <text:p>0.8471</text:p>
              </table:table-cell>
              <table:table-cell office:value-type="float" office:value="1.1034">
                <text:p>1.1034</text:p>
              </table:table-cell>
              <table:table-cell office:value-type="float" office:value="1.695">
                <text:p>1.695</text:p>
              </table:table-cell>
              <table:table-cell office:value-type="float" office:value="1.5137">
                <text:p>1.5137</text:p>
              </table:table-cell>
              <table:table-cell office:value-type="float" office:value="2.9762">
                <text:p>2.976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Raatop.D131:Raatop.M135 Raatop.C132:Raatop.C135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.D131:Raatop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2:Raatop.M132" chart:label-cell-address="Raatop.C132:Raatop.C132" chart:class="chart:line">
            <chart:data-point chart:repeated="10"/>
          </chart:series>
          <chart:series chart:style-name="ch8" chart:values-cell-range-address="Raatop.D133:Raatop.M133" chart:label-cell-address="Raatop.C133:Raatop.C133" chart:class="chart:line">
            <chart:data-point chart:repeated="10"/>
          </chart:series>
          <chart:series chart:style-name="ch9" chart:values-cell-range-address="Raatop.D134:Raatop.M134" chart:label-cell-address="Raatop.C134:Raatop.C134" chart:class="chart:line">
            <chart:data-point chart:repeated="10"/>
          </chart:series>
          <chart:series chart:style-name="ch10" chart:values-cell-range-address="Raatop.D135:Raatop.M135" chart:label-cell-address="Raatop.C135:Raatop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1:Raatop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32:Raatop.C132</svg:desc>
                </draw:g>
              </table:table-cell>
              <table:table-cell office:value-type="float" office:value="0.3997">
                <text:p>0.3997</text:p>
                <draw:g>
                  <svg:desc>Raatop.D132:Raatop.M132</svg:desc>
                </draw:g>
              </table:table-cell>
              <table:table-cell office:value-type="float" office:value="0.7231">
                <text:p>0.7231</text:p>
              </table:table-cell>
              <table:table-cell office:value-type="float" office:value="1.0864">
                <text:p>1.0864</text:p>
              </table:table-cell>
              <table:table-cell office:value-type="float" office:value="1.8126">
                <text:p>1.8126</text:p>
              </table:table-cell>
              <table:table-cell office:value-type="float" office:value="4.2049">
                <text:p>4.2049</text:p>
              </table:table-cell>
              <table:table-cell office:value-type="float" office:value="8.461">
                <text:p>8.461</text:p>
              </table:table-cell>
              <table:table-cell office:value-type="float" office:value="15.385">
                <text:p>15.385</text:p>
              </table:table-cell>
              <table:table-cell office:value-type="float" office:value="35.7114">
                <text:p>35.7114</text:p>
              </table:table-cell>
              <table:table-cell office:value-type="float" office:value="40.8602">
                <text:p>40.8602</text:p>
              </table:table-cell>
              <table:table-cell office:value-type="float" office:value="100.4832">
                <text:p>100.4832</text:p>
              </table:table-cell>
            </table:table-row>
            <table:table-row>
              <table:table-cell office:value-type="string">
                <text:p>Flat cached</text:p>
                <draw:g>
                  <svg:desc>Raatop.C133:Raatop.C133</svg:desc>
                </draw:g>
              </table:table-cell>
              <table:table-cell office:value-type="float" office:value="0.2201">
                <text:p>0.2201</text:p>
                <draw:g>
                  <svg:desc>Raatop.D133:Raatop.M133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4:Raatop.C134</svg:desc>
                </draw:g>
              </table:table-cell>
              <table:table-cell office:value-type="float" office:value="0.158">
                <text:p>0.158</text:p>
                <draw:g>
                  <svg:desc>Raatop.D134:Raatop.M134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35:Raatop.C135</svg:desc>
                </draw:g>
              </table:table-cell>
              <table:table-cell office:value-type="float" office:value="0.1554">
                <text:p>0.1554</text:p>
                <draw:g>
                  <svg:desc>Raatop.D135:Raatop.M135</svg:desc>
                </draw:g>
              </table:table-cell>
              <table:table-cell office:value-type="float" office:value="0.1674">
                <text:p>0.1674</text:p>
              </table:table-cell>
              <table:table-cell office:value-type="float" office:value="0.173">
                <text:p>0.173</text:p>
              </table:table-cell>
              <table:table-cell office:value-type="float" office:value="0.1744">
                <text:p>0.1744</text:p>
              </table:table-cell>
              <table:table-cell office:value-type="float" office:value="0.1791">
                <text:p>0.1791</text:p>
              </table:table-cell>
              <table:table-cell office:value-type="float" office:value="0.1965">
                <text:p>0.1965</text:p>
              </table:table-cell>
              <table:table-cell office:value-type="float" office:value="0.1949">
                <text:p>0.1949</text:p>
              </table:table-cell>
              <table:table-cell office:value-type="float" office:value="0.1965">
                <text:p>0.1965</text:p>
              </table:table-cell>
              <table:table-cell office:value-type="float" office:value="0.1819">
                <text:p>0.1819</text:p>
              </table:table-cell>
              <table:table-cell office:value-type="float" office:value="0.2059">
                <text:p>0.2059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Leaf travel normalized</text:p>
        </chart:title>
        <chart:legend chart:legend-position="end" svg:x="12.857cm" svg:y="3.703cm" style:legend-expansion="high" chart:style-name="ch3"/>
        <chart:plot-area chart:style-name="ch4" table:cell-range-address="Raatop.D137:Raatop.M140 Raatop.C138:Raatop.C14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37:Raatop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38:Raatop.M138" chart:label-cell-address="Raatop.C138:Raatop.C138" chart:class="chart:line">
            <chart:data-point chart:repeated="10"/>
          </chart:series>
          <chart:series chart:style-name="ch8" chart:values-cell-range-address="Raatop.D139:Raatop.M139" chart:label-cell-address="Raatop.C139:Raatop.C139" chart:class="chart:line">
            <chart:data-point chart:repeated="10"/>
          </chart:series>
          <chart:series chart:style-name="ch9" chart:values-cell-range-address="Raatop.D140:Raatop.M140" chart:label-cell-address="Raatop.C140:Raatop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37:Raatop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Raatop.C138:Raatop.C138</svg:desc>
                </draw:g>
              </table:table-cell>
              <table:table-cell office:value-type="float" office:value="0.2201">
                <text:p>0.2201</text:p>
                <draw:g>
                  <svg:desc>Raatop.D138:Raatop.M138</svg:desc>
                </draw:g>
              </table:table-cell>
              <table:table-cell office:value-type="float" office:value="0.2467">
                <text:p>0.2467</text:p>
              </table:table-cell>
              <table:table-cell office:value-type="float" office:value="0.2353">
                <text:p>0.2353</text:p>
              </table:table-cell>
              <table:table-cell office:value-type="float" office:value="0.2316">
                <text:p>0.2316</text:p>
              </table:table-cell>
              <table:table-cell office:value-type="float" office:value="0.2248">
                <text:p>0.2248</text:p>
              </table:table-cell>
              <table:table-cell office:value-type="float" office:value="0.23">
                <text:p>0.23</text:p>
              </table:table-cell>
              <table:table-cell office:value-type="float" office:value="0.2248">
                <text:p>0.2248</text:p>
              </table:table-cell>
              <table:table-cell office:value-type="float" office:value="0.2254">
                <text:p>0.2254</text:p>
              </table:table-cell>
              <table:table-cell office:value-type="float" office:value="0.2103">
                <text:p>0.2103</text:p>
              </table:table-cell>
              <table:table-cell office:value-type="float" office:value="0.2335">
                <text:p>0.2335</text:p>
              </table:table-cell>
            </table:table-row>
            <table:table-row>
              <table:table-cell office:value-type="string">
                <text:p>Naive</text:p>
                <draw:g>
                  <svg:desc>Raatop.C139:Raatop.C139</svg:desc>
                </draw:g>
              </table:table-cell>
              <table:table-cell office:value-type="float" office:value="0.158">
                <text:p>0.158</text:p>
                <draw:g>
                  <svg:desc>Raatop.D139:Raatop.M139</svg:desc>
                </draw:g>
              </table:table-cell>
              <table:table-cell office:value-type="float" office:value="0.1704">
                <text:p>0.1704</text:p>
              </table:table-cell>
              <table:table-cell office:value-type="float" office:value="0.1738">
                <text:p>0.1738</text:p>
              </table:table-cell>
              <table:table-cell office:value-type="float" office:value="0.1731">
                <text:p>0.1731</text:p>
              </table:table-cell>
              <table:table-cell office:value-type="float" office:value="0.1778">
                <text:p>0.1778</text:p>
              </table:table-cell>
              <table:table-cell office:value-type="float" office:value="0.1934">
                <text:p>0.1934</text:p>
              </table:table-cell>
              <table:table-cell office:value-type="float" office:value="0.1889">
                <text:p>0.1889</text:p>
              </table:table-cell>
              <table:table-cell office:value-type="float" office:value="0.1879">
                <text:p>0.1879</text:p>
              </table:table-cell>
              <table:table-cell office:value-type="float" office:value="0.1728">
                <text:p>0.1728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Pooled</text:p>
                <draw:g>
                  <svg:desc>Raatop.C140:Raatop.C140</svg:desc>
                </draw:g>
              </table:table-cell>
              <table:table-cell office:value-type="float" office:value="0.0405">
                <text:p>0.0405</text:p>
                <draw:g>
                  <svg:desc>Raatop.D140:Raatop.M140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7">
                <text:p>0.0417</text:p>
              </table:table-cell>
              <table:table-cell office:value-type="float" office:value="0.0393">
                <text:p>0.0393</text:p>
              </table:table-cell>
              <table:table-cell office:value-type="float" office:value="0.0397">
                <text:p>0.0397</text:p>
              </table:table-cell>
              <table:table-cell office:value-type="float" office:value="0.0651">
                <text:p>0.0651</text:p>
              </table:table-cell>
              <table:table-cell office:value-type="float" office:value="0.0269">
                <text:p>0.0269</text:p>
              </table:table-cell>
              <table:table-cell office:value-type="float" office:value="0.0309">
                <text:p>0.0309</text:p>
              </table:table-cell>
              <table:table-cell office:value-type="float" office:value="0.071">
                <text:p>0.071</text:p>
              </table:table-cell>
              <table:table-cell office:value-type="float" office:value="0.0647">
                <text:p>0.0647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Raatop.D142:Raatop.M145 Raatop.C143:Raatop.C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Raatop.D142:Raatop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3:Raatop.M143" chart:label-cell-address="Raatop.C143:Raatop.C143" chart:class="chart:line">
            <chart:data-point chart:repeated="10"/>
          </chart:series>
          <chart:series chart:style-name="ch8" chart:values-cell-range-address="Raatop.D144:Raatop.M144" chart:label-cell-address="Raatop.C144:Raatop.C144" chart:class="chart:line">
            <chart:data-point chart:repeated="10"/>
          </chart:series>
          <chart:series chart:style-name="ch9" chart:values-cell-range-address="Raatop.D145:Raatop.M145" chart:label-cell-address="Raatop.C145:Raatop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2:Raatop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3:Raatop.C143</svg:desc>
                </draw:g>
              </table:table-cell>
              <table:table-cell office:value-type="float" office:value="0.0689">
                <text:p>0.0689</text:p>
                <draw:g>
                  <svg:desc>Raatop.D143:Raatop.M14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Naive</text:p>
                <draw:g>
                  <svg:desc>Raatop.C144:Raatop.C144</svg:desc>
                </draw:g>
              </table:table-cell>
              <table:table-cell office:value-type="float" office:value="0.324">
                <text:p>0.324</text:p>
                <draw:g>
                  <svg:desc>Raatop.D144:Raatop.M144</svg:desc>
                </draw:g>
              </table:table-cell>
              <table:table-cell office:value-type="float" office:value="1.0476">
                <text:p>1.0476</text:p>
              </table:table-cell>
              <table:table-cell office:value-type="float" office:value="1.7">
                <text:p>1.7</text:p>
              </table:table-cell>
              <table:table-cell office:value-type="float" office:value="3.0984">
                <text:p>3.0984</text:p>
              </table:table-cell>
              <table:table-cell office:value-type="float" office:value="9.8541">
                <text:p>9.8541</text:p>
              </table:table-cell>
              <table:table-cell office:value-type="float" office:value="24.694">
                <text:p>24.694</text:p>
              </table:table-cell>
              <table:table-cell office:value-type="float" office:value="61.8159">
                <text:p>61.8159</text:p>
              </table:table-cell>
              <table:table-cell office:value-type="float" office:value="267.9619">
                <text:p>267.9619</text:p>
              </table:table-cell>
              <table:table-cell office:value-type="float" office:value="613.7071">
                <text:p>613.7071</text:p>
              </table:table-cell>
              <table:table-cell office:value-type="float" office:value="1337.3912">
                <text:p>1337.3912</text:p>
              </table:table-cell>
            </table:table-row>
            <table:table-row>
              <table:table-cell office:value-type="string">
                <text:p>Pooled</text:p>
                <draw:g>
                  <svg:desc>Raatop.C145:Raatop.C145</svg:desc>
                </draw:g>
              </table:table-cell>
              <table:table-cell office:value-type="float" office:value="0.3251">
                <text:p>0.3251</text:p>
                <draw:g>
                  <svg:desc>Raatop.D145:Raatop.M145</svg:desc>
                </draw:g>
              </table:table-cell>
              <table:table-cell office:value-type="float" office:value="1.059">
                <text:p>1.059</text:p>
              </table:table-cell>
              <table:table-cell office:value-type="float" office:value="1.7199">
                <text:p>1.7199</text:p>
              </table:table-cell>
              <table:table-cell office:value-type="float" office:value="3.1438">
                <text:p>3.1438</text:p>
              </table:table-cell>
              <table:table-cell office:value-type="float" office:value="10.312">
                <text:p>10.312</text:p>
              </table:table-cell>
              <table:table-cell office:value-type="float" office:value="25.4037">
                <text:p>25.4037</text:p>
              </table:table-cell>
              <table:table-cell office:value-type="float" office:value="64.3463">
                <text:p>64.3463</text:p>
              </table:table-cell>
              <table:table-cell office:value-type="float" office:value="268.1082">
                <text:p>268.1082</text:p>
              </table:table-cell>
              <table:table-cell office:value-type="float" office:value="614.7513">
                <text:p>614.7513</text:p>
              </table:table-cell>
              <table:table-cell office:value-type="float" office:value="1332.7537">
                <text:p>1332.7537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RaatoPC.D19:RaatoPC.M24 RaatoPC.C20:RaatoPC.C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19:RaatoPC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0:RaatoPC.M20" chart:label-cell-address="RaatoPC.C20:RaatoPC.C20" chart:class="chart:line">
            <chart:data-point chart:repeated="10"/>
          </chart:series>
          <chart:series chart:style-name="ch8" chart:values-cell-range-address="RaatoPC.D21:RaatoPC.M21" chart:label-cell-address="RaatoPC.C21:RaatoPC.C21" chart:class="chart:line">
            <chart:data-point chart:repeated="10"/>
          </chart:series>
          <chart:series chart:style-name="ch9" chart:values-cell-range-address="RaatoPC.D22:RaatoPC.M22" chart:label-cell-address="RaatoPC.C22:RaatoPC.C22" chart:class="chart:line">
            <chart:data-point chart:repeated="10"/>
          </chart:series>
          <chart:series chart:style-name="ch10" chart:values-cell-range-address="RaatoPC.D23:RaatoPC.M23" chart:label-cell-address="RaatoPC.C23:RaatoPC.C23" chart:class="chart:line">
            <chart:data-point chart:repeated="10"/>
          </chart:series>
          <chart:series chart:style-name="ch11" chart:values-cell-range-address="RaatoPC.D24:RaatoPC.M24" chart:label-cell-address="RaatoPC.C24:RaatoPC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9:RaatoPC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0:RaatoPC.C20</svg:desc>
                </draw:g>
              </table:table-cell>
              <table:table-cell office:value-type="float" office:value="1.5051">
                <text:p>1.5051</text:p>
                <draw:g>
                  <svg:desc>RaatoPC.D20:RaatoPC.M20</svg:desc>
                </draw:g>
              </table:table-cell>
              <table:table-cell office:value-type="float" office:value="1.6149">
                <text:p>1.6149</text:p>
              </table:table-cell>
              <table:table-cell office:value-type="float" office:value="1.7314">
                <text:p>1.7314</text:p>
              </table:table-cell>
              <table:table-cell office:value-type="float" office:value="1.8461">
                <text:p>1.8461</text:p>
              </table:table-cell>
              <table:table-cell office:value-type="float" office:value="1.972">
                <text:p>1.972</text:p>
              </table:table-cell>
              <table:table-cell office:value-type="float" office:value="2.1194">
                <text:p>2.1194</text:p>
              </table:table-cell>
              <table:table-cell office:value-type="float" office:value="2.314">
                <text:p>2.314</text:p>
              </table:table-cell>
              <table:table-cell office:value-type="float" office:value="3.0719">
                <text:p>3.0719</text:p>
              </table:table-cell>
              <table:table-cell office:value-type="float" office:value="4.0694">
                <text:p>4.0694</text:p>
              </table:table-cell>
              <table:table-cell office:value-type="float" office:value="5.5856">
                <text:p>5.5856</text:p>
              </table:table-cell>
            </table:table-row>
            <table:table-row>
              <table:table-cell office:value-type="string">
                <text:p>Flat cached</text:p>
                <draw:g>
                  <svg:desc>RaatoPC.C21:RaatoPC.C21</svg:desc>
                </draw:g>
              </table:table-cell>
              <table:table-cell office:value-type="float" office:value="1.5265">
                <text:p>1.5265</text:p>
                <draw:g>
                  <svg:desc>RaatoPC.D21:RaatoPC.M21</svg:desc>
                </draw:g>
              </table:table-cell>
              <table:table-cell office:value-type="float" office:value="1.6505">
                <text:p>1.6505</text:p>
              </table:table-cell>
              <table:table-cell office:value-type="float" office:value="1.7934">
                <text:p>1.7934</text:p>
              </table:table-cell>
              <table:table-cell office:value-type="float" office:value="1.9274">
                <text:p>1.9274</text:p>
              </table:table-cell>
              <table:table-cell office:value-type="float" office:value="1.964">
                <text:p>1.964</text:p>
              </table:table-cell>
              <table:table-cell office:value-type="float" office:value="2.1277">
                <text:p>2.1277</text:p>
              </table:table-cell>
              <table:table-cell office:value-type="float" office:value="2.4373">
                <text:p>2.4373</text:p>
              </table:table-cell>
              <table:table-cell office:value-type="float" office:value="3.0755">
                <text:p>3.0755</text:p>
              </table:table-cell>
              <table:table-cell office:value-type="float" office:value="4.3571">
                <text:p>4.3571</text:p>
              </table:table-cell>
              <table:table-cell office:value-type="float" office:value="5.5516">
                <text:p>5.5516</text:p>
              </table:table-cell>
            </table:table-row>
            <table:table-row>
              <table:table-cell office:value-type="string">
                <text:p>Flat cold</text:p>
                <draw:g>
                  <svg:desc>RaatoPC.C22:RaatoPC.C22</svg:desc>
                </draw:g>
              </table:table-cell>
              <table:table-cell office:value-type="float" office:value="2.3842">
                <text:p>2.3842</text:p>
                <draw:g>
                  <svg:desc>RaatoPC.D22:RaatoPC.M22</svg:desc>
                </draw:g>
              </table:table-cell>
              <table:table-cell office:value-type="float" office:value="3.0756">
                <text:p>3.0756</text:p>
              </table:table-cell>
              <table:table-cell office:value-type="float" office:value="3.6203">
                <text:p>3.6203</text:p>
              </table:table-cell>
              <table:table-cell office:value-type="float" office:value="4.7094">
                <text:p>4.7094</text:p>
              </table:table-cell>
              <table:table-cell office:value-type="float" office:value="8.0304">
                <text:p>8.0304</text:p>
              </table:table-cell>
              <table:table-cell office:value-type="float" office:value="13.3095">
                <text:p>13.3095</text:p>
              </table:table-cell>
              <table:table-cell office:value-type="float" office:value="24.2581">
                <text:p>24.2581</text:p>
              </table:table-cell>
              <table:table-cell office:value-type="float" office:value="62.4125">
                <text:p>62.4125</text:p>
              </table:table-cell>
              <table:table-cell office:value-type="float" office:value="128.3744">
                <text:p>128.3744</text:p>
              </table:table-cell>
              <table:table-cell office:value-type="float" office:value="256.3631">
                <text:p>256.3631</text:p>
              </table:table-cell>
            </table:table-row>
            <table:table-row>
              <table:table-cell office:value-type="string">
                <text:p>Naive</text:p>
                <draw:g>
                  <svg:desc>RaatoPC.C23:RaatoPC.C23</svg:desc>
                </draw:g>
              </table:table-cell>
              <table:table-cell office:value-type="float" office:value="2.1939">
                <text:p>2.1939</text:p>
                <draw:g>
                  <svg:desc>RaatoPC.D23:RaatoPC.M23</svg:desc>
                </draw:g>
              </table:table-cell>
              <table:table-cell office:value-type="float" office:value="2.5613">
                <text:p>2.5613</text:p>
              </table:table-cell>
              <table:table-cell office:value-type="float" office:value="2.6882">
                <text:p>2.6882</text:p>
              </table:table-cell>
              <table:table-cell office:value-type="float" office:value="2.7977">
                <text:p>2.7977</text:p>
              </table:table-cell>
              <table:table-cell office:value-type="float" office:value="2.8342">
                <text:p>2.8342</text:p>
              </table:table-cell>
              <table:table-cell office:value-type="float" office:value="2.8432">
                <text:p>2.8432</text:p>
              </table:table-cell>
              <table:table-cell office:value-type="float" office:value="2.8946">
                <text:p>2.8946</text:p>
              </table:table-cell>
              <table:table-cell office:value-type="float" office:value="2.9876">
                <text:p>2.9876</text:p>
              </table:table-cell>
              <table:table-cell office:value-type="float" office:value="2.9905">
                <text:p>2.9905</text:p>
              </table:table-cell>
              <table:table-cell office:value-type="float" office:value="3.0882">
                <text:p>3.0882</text:p>
              </table:table-cell>
            </table:table-row>
            <table:table-row>
              <table:table-cell office:value-type="string">
                <text:p>Pooled</text:p>
                <draw:g>
                  <svg:desc>RaatoPC.C24:RaatoPC.C24</svg:desc>
                </draw:g>
              </table:table-cell>
              <table:table-cell office:value-type="float" office:value="1.4331">
                <text:p>1.4331</text:p>
                <draw:g>
                  <svg:desc>RaatoPC.D24:RaatoPC.M24</svg:desc>
                </draw:g>
              </table:table-cell>
              <table:table-cell office:value-type="float" office:value="1.5849">
                <text:p>1.5849</text:p>
              </table:table-cell>
              <table:table-cell office:value-type="float" office:value="1.6928">
                <text:p>1.6928</text:p>
              </table:table-cell>
              <table:table-cell office:value-type="float" office:value="1.7484">
                <text:p>1.7484</text:p>
              </table:table-cell>
              <table:table-cell office:value-type="float" office:value="1.8763">
                <text:p>1.8763</text:p>
              </table:table-cell>
              <table:table-cell office:value-type="float" office:value="1.8721">
                <text:p>1.8721</text:p>
              </table:table-cell>
              <table:table-cell office:value-type="float" office:value="2.0629">
                <text:p>2.0629</text:p>
              </table:table-cell>
              <table:table-cell office:value-type="float" office:value="2.4483">
                <text:p>2.4483</text:p>
              </table:table-cell>
              <table:table-cell office:value-type="float" office:value="2.8036">
                <text:p>2.8036</text:p>
              </table:table-cell>
              <table:table-cell office:value-type="float" office:value="3.092">
                <text:p>3.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Raatop.D147:Raatop.M150 Raatop.C148:Raatop.C150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.D147:Raatop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48:Raatop.M148" chart:label-cell-address="Raatop.C148:Raatop.C148" chart:class="chart:line">
            <chart:data-point chart:repeated="10"/>
          </chart:series>
          <chart:series chart:style-name="ch8" chart:values-cell-range-address="Raatop.D149:Raatop.M149" chart:label-cell-address="Raatop.C149:Raatop.C149" chart:class="chart:line">
            <chart:data-point chart:repeated="10"/>
          </chart:series>
          <chart:series chart:style-name="ch9" chart:values-cell-range-address="Raatop.D150:Raatop.M150" chart:label-cell-address="Raatop.C150:Raatop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47:Raatop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48:Raatop.C148</svg:desc>
                </draw:g>
              </table:table-cell>
              <table:table-cell office:value-type="float" office:value="0.00689">
                <text:p>0.00689</text:p>
                <draw:g>
                  <svg:desc>Raatop.D148:Raatop.M148</svg:desc>
                </draw:g>
              </table:table-cell>
              <table:table-cell office:value-type="float" office:value="0.000962">
                <text:p>0.000962</text:p>
              </table:table-cell>
              <table:table-cell office:value-type="float" office:value="0.000514">
                <text:p>0.000514</text:p>
              </table:table-cell>
              <table:table-cell office:value-type="float" office:value="0.000247">
                <text:p>0.000247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1415">
                <text:p>0.0001415</text:p>
              </table:table-cell>
              <table:table-cell office:value-type="float" office:value="0.00012545">
                <text:p>0.00012545</text:p>
              </table:table-cell>
              <table:table-cell office:value-type="float" office:value="0.00009432">
                <text:p>0.00009432</text:p>
              </table:table-cell>
              <table:table-cell office:value-type="float" office:value="0.00008494">
                <text:p>0.00008494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Naive</text:p>
                <draw:g>
                  <svg:desc>Raatop.C149:Raatop.C149</svg:desc>
                </draw:g>
              </table:table-cell>
              <table:table-cell office:value-type="float" office:value="0.0324">
                <text:p>0.0324</text:p>
                <draw:g>
                  <svg:desc>Raatop.D149:Raatop.M149</svg:desc>
                </draw:g>
              </table:table-cell>
              <table:table-cell office:value-type="float" office:value="0.020952">
                <text:p>0.020952</text:p>
              </table:table-cell>
              <table:table-cell office:value-type="float" office:value="0.017">
                <text:p>0.017</text:p>
              </table:table-cell>
              <table:table-cell office:value-type="float" office:value="0.015492">
                <text:p>0.015492</text:p>
              </table:table-cell>
              <table:table-cell office:value-type="float" office:value="0.0197082">
                <text:p>0.0197082</text:p>
              </table:table-cell>
              <table:table-cell office:value-type="float" office:value="0.024694">
                <text:p>0.024694</text:p>
              </table:table-cell>
              <table:table-cell office:value-type="float" office:value="0.03090795">
                <text:p>0.03090795</text:p>
              </table:table-cell>
              <table:table-cell office:value-type="float" office:value="0.05359238">
                <text:p>0.05359238</text:p>
              </table:table-cell>
              <table:table-cell office:value-type="float" office:value="0.06137071">
                <text:p>0.06137071</text:p>
              </table:table-cell>
              <table:table-cell office:value-type="float" office:value="0.06686956">
                <text:p>0.06686956</text:p>
              </table:table-cell>
            </table:table-row>
            <table:table-row>
              <table:table-cell office:value-type="string">
                <text:p>Pooled</text:p>
                <draw:g>
                  <svg:desc>Raatop.C150:Raatop.C150</svg:desc>
                </draw:g>
              </table:table-cell>
              <table:table-cell office:value-type="float" office:value="0.03251">
                <text:p>0.03251</text:p>
                <draw:g>
                  <svg:desc>Raatop.D150:Raatop.M150</svg:desc>
                </draw:g>
              </table:table-cell>
              <table:table-cell office:value-type="float" office:value="0.02118">
                <text:p>0.02118</text:p>
              </table:table-cell>
              <table:table-cell office:value-type="float" office:value="0.017199">
                <text:p>0.017199</text:p>
              </table:table-cell>
              <table:table-cell office:value-type="float" office:value="0.015719">
                <text:p>0.015719</text:p>
              </table:table-cell>
              <table:table-cell office:value-type="float" office:value="0.020624">
                <text:p>0.020624</text:p>
              </table:table-cell>
              <table:table-cell office:value-type="float" office:value="0.0254037">
                <text:p>0.0254037</text:p>
              </table:table-cell>
              <table:table-cell office:value-type="float" office:value="0.03217315">
                <text:p>0.03217315</text:p>
              </table:table-cell>
              <table:table-cell office:value-type="float" office:value="0.05362164">
                <text:p>0.05362164</text:p>
              </table:table-cell>
              <table:table-cell office:value-type="float" office:value="0.06147513">
                <text:p>0.06147513</text:p>
              </table:table-cell>
              <table:table-cell office:value-type="float" office:value="0.066637685">
                <text:p>0.06663768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Raatop.D155:Raatop.M160 Raatop.C156:Raatop.C160" chart:data-source-has-labels="both" svg:x="0.32cm" svg:y="1.275cm" svg:width="12.217cm" svg:height="7.545cm">
          <chartooo:coordinate-region svg:x="1.232cm" svg:y="1.475cm" svg:width="10.84cm" svg:height="6.698cm"/>
          <chart:axis chart:dimension="x" chart:name="primary-x" chart:style-name="ch5" chartooo:axis-type="auto">
            <chartooo:date-scale/>
            <chart:categories table:cell-range-address="Raatop.D155:Raatop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6:Raatop.M156" chart:label-cell-address="Raatop.C156:Raatop.C156" chart:class="chart:line">
            <chart:data-point chart:repeated="10"/>
          </chart:series>
          <chart:series chart:style-name="ch8" chart:values-cell-range-address="Raatop.D157:Raatop.M157" chart:label-cell-address="Raatop.C157:Raatop.C157" chart:class="chart:line">
            <chart:data-point chart:repeated="10"/>
          </chart:series>
          <chart:series chart:style-name="ch9" chart:values-cell-range-address="Raatop.D158:Raatop.M158" chart:label-cell-address="Raatop.C158:Raatop.C158" chart:class="chart:line">
            <chart:data-point chart:repeated="10"/>
          </chart:series>
          <chart:series chart:style-name="ch10" chart:values-cell-range-address="Raatop.D159:Raatop.M159" chart:label-cell-address="Raatop.C159:Raatop.C159" chart:class="chart:line">
            <chart:data-point chart:repeated="10"/>
          </chart:series>
          <chart:series chart:style-name="ch11" chart:values-cell-range-address="Raatop.D160:Raatop.M160" chart:label-cell-address="Raatop.C160:Raatop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5:Raatop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6:Raatop.C156</svg:desc>
                </draw:g>
              </table:table-cell>
              <table:table-cell office:value-type="float" office:value="0.00405">
                <text:p>0.00405</text:p>
                <draw:g>
                  <svg:desc>Raatop.D156:Raatop.M156</svg:desc>
                </draw:g>
              </table:table-cell>
              <table:table-cell office:value-type="float" office:value="0.000834">
                <text:p>0.000834</text:p>
              </table:table-cell>
              <table:table-cell office:value-type="float" office:value="0.000417">
                <text:p>0.000417</text:p>
              </table:table-cell>
              <table:table-cell office:value-type="float" office:value="0.0001965">
                <text:p>0.0001965</text:p>
              </table:table-cell>
              <table:table-cell office:value-type="float" office:value="0.0000794">
                <text:p>0.0000794</text:p>
              </table:table-cell>
              <table:table-cell office:value-type="float" office:value="0.0000651">
                <text:p>0.0000651</text:p>
              </table:table-cell>
              <table:table-cell office:value-type="float" office:value="0.00001345">
                <text:p>0.00001345</text:p>
              </table:table-cell>
              <table:table-cell office:value-type="float" office:value="0.00000618">
                <text:p>0.00000618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3235">
                <text:p>0.000003235</text:p>
              </table:table-cell>
            </table:table-row>
            <table:table-row>
              <table:table-cell office:value-type="string">
                <text:p>Flat cached</text:p>
                <draw:g>
                  <svg:desc>Raatop.C157:Raatop.C157</svg:desc>
                </draw:g>
              </table:table-cell>
              <table:table-cell office:value-type="float" office:value="0.00434">
                <text:p>0.00434</text:p>
                <draw:g>
                  <svg:desc>Raatop.D157:Raatop.M157</svg:desc>
                </draw:g>
              </table:table-cell>
              <table:table-cell office:value-type="float" office:value="0.000854">
                <text:p>0.000854</text:p>
              </table:table-cell>
              <table:table-cell office:value-type="float" office:value="0.000413">
                <text:p>0.000413</text:p>
              </table:table-cell>
              <table:table-cell office:value-type="float" office:value="0.000192">
                <text:p>0.000192</text:p>
              </table:table-cell>
              <table:table-cell office:value-type="float" office:value="0.0000736">
                <text:p>0.0000736</text:p>
              </table:table-cell>
              <table:table-cell office:value-type="float" office:value="0.0000639">
                <text:p>0.00006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0496">
                <text:p>0.00000496</text:p>
              </table:table-cell>
              <table:table-cell office:value-type="float" office:value="0.00000693">
                <text:p>0.00000693</text:p>
              </table:table-cell>
              <table:table-cell office:value-type="float" office:value="0.000003195">
                <text:p>0.000003195</text:p>
              </table:table-cell>
            </table:table-row>
            <table:table-row>
              <table:table-cell office:value-type="string">
                <text:p>Flat cold</text:p>
                <draw:g>
                  <svg:desc>Raatop.C158:Raatop.C158</svg:desc>
                </draw:g>
              </table:table-cell>
              <table:table-cell office:value-type="float" office:value="0.00449">
                <text:p>0.00449</text:p>
                <draw:g>
                  <svg:desc>Raatop.D158:Raatop.M158</svg:desc>
                </draw:g>
              </table:table-cell>
              <table:table-cell office:value-type="float" office:value="0.000862">
                <text:p>0.000862</text:p>
              </table:table-cell>
              <table:table-cell office:value-type="float" office:value="0.000411">
                <text:p>0.000411</text:p>
              </table:table-cell>
              <table:table-cell office:value-type="float" office:value="0.000198">
                <text:p>0.00019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623">
                <text:p>0.0000623</text:p>
              </table:table-cell>
              <table:table-cell office:value-type="float" office:value="0.00001355">
                <text:p>0.00001355</text:p>
              </table:table-cell>
              <table:table-cell office:value-type="float" office:value="0.00000896">
                <text:p>0.00000896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3095">
                <text:p>0.000003095</text:p>
              </table:table-cell>
            </table:table-row>
            <table:table-row>
              <table:table-cell office:value-type="string">
                <text:p>Naive</text:p>
                <draw:g>
                  <svg:desc>Raatop.C159:Raatop.C159</svg:desc>
                </draw:g>
              </table:table-cell>
              <table:table-cell office:value-type="float" office:value="0.03282">
                <text:p>0.03282</text:p>
                <draw:g>
                  <svg:desc>Raatop.D159:Raatop.M159</svg:desc>
                </draw:g>
              </table:table-cell>
              <table:table-cell office:value-type="float" office:value="0.018374">
                <text:p>0.018374</text:p>
              </table:table-cell>
              <table:table-cell office:value-type="float" office:value="0.015722">
                <text:p>0.015722</text:p>
              </table:table-cell>
              <table:table-cell office:value-type="float" office:value="0.01478">
                <text:p>0.01478</text:p>
              </table:table-cell>
              <table:table-cell office:value-type="float" office:value="0.020152">
                <text:p>0.020152</text:p>
              </table:table-cell>
              <table:table-cell office:value-type="float" office:value="0.0297554">
                <text:p>0.0297554</text:p>
              </table:table-cell>
              <table:table-cell office:value-type="float" office:value="0.04322425">
                <text:p>0.04322425</text:p>
              </table:table-cell>
              <table:table-cell office:value-type="float" office:value="0.05749232">
                <text:p>0.05749232</text:p>
              </table:table-cell>
              <table:table-cell office:value-type="float" office:value="0.06181577">
                <text:p>0.06181577</text:p>
              </table:table-cell>
              <table:table-cell office:value-type="float" office:value="0.06561066">
                <text:p>0.06561066</text:p>
              </table:table-cell>
            </table:table-row>
            <table:table-row>
              <table:table-cell office:value-type="string">
                <text:p>Pooled</text:p>
                <draw:g>
                  <svg:desc>Raatop.C160:Raatop.C160</svg:desc>
                </draw:g>
              </table:table-cell>
              <table:table-cell office:value-type="float" office:value="0.03245">
                <text:p>0.03245</text:p>
                <draw:g>
                  <svg:desc>Raatop.D160:Raatop.M160</svg:desc>
                </draw:g>
              </table:table-cell>
              <table:table-cell office:value-type="float" office:value="0.018096">
                <text:p>0.018096</text:p>
              </table:table-cell>
              <table:table-cell office:value-type="float" office:value="0.01578">
                <text:p>0.01578</text:p>
              </table:table-cell>
              <table:table-cell office:value-type="float" office:value="0.014946">
                <text:p>0.014946</text:p>
              </table:table-cell>
              <table:table-cell office:value-type="float" office:value="0.0211878">
                <text:p>0.0211878</text:p>
              </table:table-cell>
              <table:table-cell office:value-type="float" office:value="0.0307751">
                <text:p>0.0307751</text:p>
              </table:table-cell>
              <table:table-cell office:value-type="float" office:value="0.04475575">
                <text:p>0.04475575</text:p>
              </table:table-cell>
              <table:table-cell office:value-type="float" office:value="0.05747064">
                <text:p>0.05747064</text:p>
              </table:table-cell>
              <table:table-cell office:value-type="float" office:value="0.06184325">
                <text:p>0.06184325</text:p>
              </table:table-cell>
              <table:table-cell office:value-type="float" office:value="0.065424645">
                <text:p>0.0654246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Raatop.D121:Raatop.M125 Raatop.C122:Raatop.C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Raatop.D121:Raatop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22:Raatop.M122" chart:label-cell-address="Raatop.C122:Raatop.C122" chart:class="chart:line">
            <chart:data-point chart:repeated="10"/>
          </chart:series>
          <chart:series chart:style-name="ch8" chart:values-cell-range-address="Raatop.D123:Raatop.M123" chart:label-cell-address="Raatop.C123:Raatop.C123" chart:class="chart:line">
            <chart:data-point chart:repeated="10"/>
          </chart:series>
          <chart:series chart:style-name="ch9" chart:values-cell-range-address="Raatop.D124:Raatop.M124" chart:label-cell-address="Raatop.C124:Raatop.C124" chart:class="chart:line">
            <chart:data-point chart:repeated="10"/>
          </chart:series>
          <chart:series chart:style-name="ch10" chart:values-cell-range-address="Raatop.D125:Raatop.M125" chart:label-cell-address="Raatop.C125:Raatop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21:Raatop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22:Raatop.C122</svg:desc>
                </draw:g>
              </table:table-cell>
              <table:table-cell office:value-type="float" office:value="0.3545">
                <text:p>0.3545</text:p>
                <draw:g>
                  <svg:desc>Raatop.D122:Raatop.M122</svg:desc>
                </draw:g>
              </table:table-cell>
              <table:table-cell office:value-type="float" office:value="0.3592">
                <text:p>0.3592</text:p>
              </table:table-cell>
              <table:table-cell office:value-type="float" office:value="0.3813">
                <text:p>0.3813</text:p>
              </table:table-cell>
              <table:table-cell office:value-type="float" office:value="0.4269">
                <text:p>0.4269</text:p>
              </table:table-cell>
              <table:table-cell office:value-type="float" office:value="0.4913">
                <text:p>0.4913</text:p>
              </table:table-cell>
              <table:table-cell office:value-type="float" office:value="0.5912">
                <text:p>0.5912</text:p>
              </table:table-cell>
              <table:table-cell office:value-type="float" office:value="0.7236">
                <text:p>0.7236</text:p>
              </table:table-cell>
              <table:table-cell office:value-type="float" office:value="1.2104">
                <text:p>1.2104</text:p>
              </table:table-cell>
              <table:table-cell office:value-type="float" office:value="1.871">
                <text:p>1.871</text:p>
              </table:table-cell>
              <table:table-cell office:value-type="float" office:value="3.6188">
                <text:p>3.6188</text:p>
              </table:table-cell>
            </table:table-row>
            <table:table-row>
              <table:table-cell office:value-type="string">
                <text:p>Flat cached</text:p>
                <draw:g>
                  <svg:desc>Raatop.C123:Raatop.C123</svg:desc>
                </draw:g>
              </table:table-cell>
              <table:table-cell office:value-type="float" office:value="0.2531">
                <text:p>0.2531</text:p>
                <draw:g>
                  <svg:desc>Raatop.D123:Raatop.M123</svg:desc>
                </draw:g>
              </table:table-cell>
              <table:table-cell office:value-type="float" office:value="0.3475">
                <text:p>0.3475</text:p>
              </table:table-cell>
              <table:table-cell office:value-type="float" office:value="0.366">
                <text:p>0.366</text:p>
              </table:table-cell>
              <table:table-cell office:value-type="float" office:value="0.4031">
                <text:p>0.4031</text:p>
              </table:table-cell>
              <table:table-cell office:value-type="float" office:value="0.4678">
                <text:p>0.4678</text:p>
              </table:table-cell>
              <table:table-cell office:value-type="float" office:value="0.5754">
                <text:p>0.5754</text:p>
              </table:table-cell>
              <table:table-cell office:value-type="float" office:value="0.71">
                <text:p>0.71</text:p>
              </table:table-cell>
              <table:table-cell office:value-type="float" office:value="1.2982">
                <text:p>1.2982</text:p>
              </table:table-cell>
              <table:table-cell office:value-type="float" office:value="2.233">
                <text:p>2.233</text:p>
              </table:table-cell>
              <table:table-cell office:value-type="float" office:value="4.3409">
                <text:p>4.3409</text:p>
              </table:table-cell>
            </table:table-row>
            <table:table-row>
              <table:table-cell office:value-type="string">
                <text:p>Naive</text:p>
                <draw:g>
                  <svg:desc>Raatop.C124:Raatop.C124</svg:desc>
                </draw:g>
              </table:table-cell>
              <table:table-cell office:value-type="float" office:value="0.3176">
                <text:p>0.3176</text:p>
                <draw:g>
                  <svg:desc>Raatop.D124:Raatop.M124</svg:desc>
                </draw:g>
              </table:table-cell>
              <table:table-cell office:value-type="float" office:value="0.3636">
                <text:p>0.3636</text:p>
              </table:table-cell>
              <table:table-cell office:value-type="float" office:value="0.3737">
                <text:p>0.3737</text:p>
              </table:table-cell>
              <table:table-cell office:value-type="float" office:value="0.3858">
                <text:p>0.3858</text:p>
              </table:table-cell>
              <table:table-cell office:value-type="float" office:value="0.4575">
                <text:p>0.4575</text:p>
              </table:table-cell>
              <table:table-cell office:value-type="float" office:value="0.5226">
                <text:p>0.5226</text:p>
              </table:table-cell>
              <table:table-cell office:value-type="float" office:value="0.5873">
                <text:p>0.5873</text:p>
              </table:table-cell>
              <table:table-cell office:value-type="float" office:value="0.8974">
                <text:p>0.8974</text:p>
              </table:table-cell>
              <table:table-cell office:value-type="float" office:value="1.0852">
                <text:p>1.0852</text:p>
              </table:table-cell>
              <table:table-cell office:value-type="float" office:value="1.2997">
                <text:p>1.2997</text:p>
              </table:table-cell>
            </table:table-row>
            <table:table-row>
              <table:table-cell office:value-type="string">
                <text:p>Pooled</text:p>
                <draw:g>
                  <svg:desc>Raatop.C125:Raatop.C125</svg:desc>
                </draw:g>
              </table:table-cell>
              <table:table-cell office:value-type="float" office:value="0.1522">
                <text:p>0.1522</text:p>
                <draw:g>
                  <svg:desc>Raatop.D125:Raatop.M125</svg:desc>
                </draw:g>
              </table:table-cell>
              <table:table-cell office:value-type="float" office:value="0.1714">
                <text:p>0.1714</text:p>
              </table:table-cell>
              <table:table-cell office:value-type="float" office:value="0.1768">
                <text:p>0.1768</text:p>
              </table:table-cell>
              <table:table-cell office:value-type="float" office:value="0.1769">
                <text:p>0.1769</text:p>
              </table:table-cell>
              <table:table-cell office:value-type="float" office:value="0.1995">
                <text:p>0.1995</text:p>
              </table:table-cell>
              <table:table-cell office:value-type="float" office:value="0.2393">
                <text:p>0.2393</text:p>
              </table:table-cell>
              <table:table-cell office:value-type="float" office:value="0.2998">
                <text:p>0.2998</text:p>
              </table:table-cell>
              <table:table-cell office:value-type="float" office:value="0.605">
                <text:p>0.605</text:p>
              </table:table-cell>
              <table:table-cell office:value-type="float" office:value="1.0096">
                <text:p>1.0096</text:p>
              </table:table-cell>
              <table:table-cell office:value-type="float" office:value="1.2109">
                <text:p>1.210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Raatop.D152:Raatop.M153 Raatop.C153:Raatop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Raatop.D152:Raatop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.D153:Raatop.M153" chart:label-cell-address="Raatop.C153:Raatop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.D152:Raatop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.C153:Raatop.C153</svg:desc>
                </draw:g>
              </table:table-cell>
              <table:table-cell office:value-type="float" office:value="0.0689">
                <text:p>0.0689</text:p>
                <draw:g>
                  <svg:desc>Raatop.D153:Raatop.M153</svg:desc>
                </draw:g>
              </table:table-cell>
              <table:table-cell office:value-type="float" office:value="0.0481">
                <text:p>0.0481</text:p>
              </table:table-cell>
              <table:table-cell office:value-type="float" office:value="0.0514">
                <text:p>0.0514</text:p>
              </table:table-cell>
              <table:table-cell office:value-type="float" office:value="0.0494">
                <text:p>0.0494</text:p>
              </table:table-cell>
              <table:table-cell office:value-type="float" office:value="0.099">
                <text:p>0.099</text:p>
              </table:table-cell>
              <table:table-cell office:value-type="float" office:value="0.1415">
                <text:p>0.1415</text:p>
              </table:table-cell>
              <table:table-cell office:value-type="float" office:value="0.2509">
                <text:p>0.2509</text:p>
              </table:table-cell>
              <table:table-cell office:value-type="float" office:value="0.4716">
                <text:p>0.4716</text:p>
              </table:table-cell>
              <table:table-cell office:value-type="float" office:value="0.8494">
                <text:p>0.8494</text:p>
              </table:table-cell>
              <table:table-cell office:value-type="float" office:value="3.02">
                <text:p>3.0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Janne.D147:Janne.M150 Janne.C148:Janne.C150" chart:data-source-has-labels="both" svg:x="0.32cm" svg:y="1.275cm" svg:width="12.958cm" svg:height="7.545cm">
          <chartooo:coordinate-region svg:x="1.418cm" svg:y="1.474cm" svg:width="11.396cm" svg:height="6.699cm"/>
          <chart:axis chart:dimension="x" chart:name="primary-x" chart:style-name="ch5" chartooo:axis-type="auto">
            <chartooo:date-scale/>
            <chart:categories table:cell-range-address="Janne.D147:Janne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48:Janne.M148" chart:label-cell-address="Janne.C148:Janne.C148" chart:class="chart:line">
            <chart:data-point chart:repeated="10"/>
          </chart:series>
          <chart:series chart:style-name="ch8" chart:values-cell-range-address="Janne.D149:Janne.M149" chart:label-cell-address="Janne.C149:Janne.C149" chart:class="chart:line">
            <chart:data-point chart:repeated="10"/>
          </chart:series>
          <chart:series chart:style-name="ch9" chart:values-cell-range-address="Janne.D150:Janne.M150" chart:label-cell-address="Janne.C150:Janne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47:Janne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48:Janne.C148</svg:desc>
                </draw:g>
              </table:table-cell>
              <table:table-cell office:value-type="float" office:value="0.00121">
                <text:p>0.00121</text:p>
                <draw:g>
                  <svg:desc>Janne.D148:Janne.M148</svg:desc>
                </draw:g>
              </table:table-cell>
              <table:table-cell office:value-type="float" office:value="0.000274">
                <text:p>0.000274</text:p>
              </table:table-cell>
              <table:table-cell office:value-type="float" office:value="0.000154">
                <text:p>0.000154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394">
                <text:p>0.0000394</text:p>
              </table:table-cell>
              <table:table-cell office:value-type="float" office:value="0.0000313">
                <text:p>0.0000313</text:p>
              </table:table-cell>
              <table:table-cell office:value-type="float" office:value="0.0000285">
                <text:p>0.0000285</text:p>
              </table:table-cell>
              <table:table-cell office:value-type="float" office:value="0.00002488">
                <text:p>0.00002488</text:p>
              </table:table-cell>
              <table:table-cell office:value-type="float" office:value="0.00002137">
                <text:p>0.00002137</text:p>
              </table:table-cell>
              <table:table-cell office:value-type="float" office:value="0.0000394">
                <text:p>0.0000394</text:p>
              </table:table-cell>
            </table:table-row>
            <table:table-row>
              <table:table-cell office:value-type="string">
                <text:p>Naive</text:p>
                <draw:g>
                  <svg:desc>Janne.C149:Janne.C149</svg:desc>
                </draw:g>
              </table:table-cell>
              <table:table-cell office:value-type="float" office:value="0.00936">
                <text:p>0.00936</text:p>
                <draw:g>
                  <svg:desc>Janne.D149:Janne.M149</svg:desc>
                </draw:g>
              </table:table-cell>
              <table:table-cell office:value-type="float" office:value="0.005678">
                <text:p>0.005678</text:p>
              </table:table-cell>
              <table:table-cell office:value-type="float" office:value="0.004468">
                <text:p>0.004468</text:p>
              </table:table-cell>
              <table:table-cell office:value-type="float" office:value="0.003959">
                <text:p>0.003959</text:p>
              </table:table-cell>
              <table:table-cell office:value-type="float" office:value="0.0049434">
                <text:p>0.0049434</text:p>
              </table:table-cell>
              <table:table-cell office:value-type="float" office:value="0.0060071">
                <text:p>0.0060071</text:p>
              </table:table-cell>
              <table:table-cell office:value-type="float" office:value="0.008006">
                <text:p>0.008006</text:p>
              </table:table-cell>
              <table:table-cell office:value-type="float" office:value="0.01834818">
                <text:p>0.01834818</text:p>
              </table:table-cell>
              <table:table-cell office:value-type="float" office:value="0.02167081">
                <text:p>0.02167081</text:p>
              </table:table-cell>
              <table:table-cell office:value-type="float" office:value="0.024120225">
                <text:p>0.024120225</text:p>
              </table:table-cell>
            </table:table-row>
            <table:table-row>
              <table:table-cell office:value-type="string">
                <text:p>Pooled</text:p>
                <draw:g>
                  <svg:desc>Janne.C150:Janne.C150</svg:desc>
                </draw:g>
              </table:table-cell>
              <table:table-cell office:value-type="float" office:value="0.00929">
                <text:p>0.00929</text:p>
                <draw:g>
                  <svg:desc>Janne.D150:Janne.M150</svg:desc>
                </draw:g>
              </table:table-cell>
              <table:table-cell office:value-type="float" office:value="0.00561">
                <text:p>0.00561</text:p>
              </table:table-cell>
              <table:table-cell office:value-type="float" office:value="0.004509">
                <text:p>0.004509</text:p>
              </table:table-cell>
              <table:table-cell office:value-type="float" office:value="0.004036">
                <text:p>0.004036</text:p>
              </table:table-cell>
              <table:table-cell office:value-type="float" office:value="0.0051838">
                <text:p>0.0051838</text:p>
              </table:table-cell>
              <table:table-cell office:value-type="float" office:value="0.0062286">
                <text:p>0.0062286</text:p>
              </table:table-cell>
              <table:table-cell office:value-type="float" office:value="0.00864265">
                <text:p>0.00864265</text:p>
              </table:table-cell>
              <table:table-cell office:value-type="float" office:value="0.01919102">
                <text:p>0.01919102</text:p>
              </table:table-cell>
              <table:table-cell office:value-type="float" office:value="0.02151095">
                <text:p>0.02151095</text:p>
              </table:table-cell>
              <table:table-cell office:value-type="float" office:value="0.02399632">
                <text:p>0.02399632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Janne.D155:Janne.M160 Janne.C156:Janne.C160" chart:data-source-has-labels="both" svg:x="0.32cm" svg:y="1.275cm" svg:width="12.217cm" svg:height="7.545cm">
          <chartooo:coordinate-region svg:x="1.418cm" svg:y="1.474cm" svg:width="10.654cm" svg:height="6.699cm"/>
          <chart:axis chart:dimension="x" chart:name="primary-x" chart:style-name="ch5" chartooo:axis-type="auto">
            <chartooo:date-scale/>
            <chart:categories table:cell-range-address="Janne.D155:Janne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6:Janne.M156" chart:label-cell-address="Janne.C156:Janne.C156" chart:class="chart:line">
            <chart:data-point chart:repeated="10"/>
          </chart:series>
          <chart:series chart:style-name="ch8" chart:values-cell-range-address="Janne.D157:Janne.M157" chart:label-cell-address="Janne.C157:Janne.C157" chart:class="chart:line">
            <chart:data-point chart:repeated="10"/>
          </chart:series>
          <chart:series chart:style-name="ch9" chart:values-cell-range-address="Janne.D158:Janne.M158" chart:label-cell-address="Janne.C158:Janne.C158" chart:class="chart:line">
            <chart:data-point chart:repeated="10"/>
          </chart:series>
          <chart:series chart:style-name="ch10" chart:values-cell-range-address="Janne.D159:Janne.M159" chart:label-cell-address="Janne.C159:Janne.C159" chart:class="chart:line">
            <chart:data-point chart:repeated="10"/>
          </chart:series>
          <chart:series chart:style-name="ch11" chart:values-cell-range-address="Janne.D160:Janne.M160" chart:label-cell-address="Janne.C160:Janne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5:Janne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6:Janne.C156</svg:desc>
                </draw:g>
              </table:table-cell>
              <table:table-cell office:value-type="float" office:value="0.00135">
                <text:p>0.00135</text:p>
                <draw:g>
                  <svg:desc>Janne.D156:Janne.M156</svg:desc>
                </draw:g>
              </table:table-cell>
              <table:table-cell office:value-type="float" office:value="0.000264">
                <text:p>0.000264</text:p>
              </table:table-cell>
              <table:table-cell office:value-type="float" office:value="0.000117">
                <text:p>0.000117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26">
                <text:p>0.00002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0735">
                <text:p>0.00000735</text:p>
              </table:table-cell>
              <table:table-cell office:value-type="float" office:value="0.00000268">
                <text:p>0.00000268</text:p>
              </table:table-cell>
              <table:table-cell office:value-type="float" office:value="0.00000166">
                <text:p>0.00000166</text:p>
              </table:table-cell>
              <table:table-cell office:value-type="float" office:value="0.00000089">
                <text:p>0.00000089</text:p>
              </table:table-cell>
            </table:table-row>
            <table:table-row>
              <table:table-cell office:value-type="string">
                <text:p>Flat cached</text:p>
                <draw:g>
                  <svg:desc>Janne.C157:Janne.C157</svg:desc>
                </draw:g>
              </table:table-cell>
              <table:table-cell office:value-type="float" office:value="0.00134">
                <text:p>0.00134</text:p>
                <draw:g>
                  <svg:desc>Janne.D157:Janne.M157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.0000545">
                <text:p>0.0000545</text:p>
              </table:table-cell>
              <table:table-cell office:value-type="float" office:value="0.0000274">
                <text:p>0.0000274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0755">
                <text:p>0.00000755</text:p>
              </table:table-cell>
              <table:table-cell office:value-type="float" office:value="0.00000298">
                <text:p>0.00000298</text:p>
              </table:table-cell>
              <table:table-cell office:value-type="float" office:value="0.00000168">
                <text:p>0.00000168</text:p>
              </table:table-cell>
              <table:table-cell office:value-type="float" office:value="0.00000095">
                <text:p>0.00000095</text:p>
              </table:table-cell>
            </table:table-row>
            <table:table-row>
              <table:table-cell office:value-type="string">
                <text:p>Flat cold</text:p>
                <draw:g>
                  <svg:desc>Janne.C158:Janne.C158</svg:desc>
                </draw:g>
              </table:table-cell>
              <table:table-cell office:value-type="float" office:value="0.00127">
                <text:p>0.00127</text:p>
                <draw:g>
                  <svg:desc>Janne.D158:Janne.M158</svg:desc>
                </draw:g>
              </table:table-cell>
              <table:table-cell office:value-type="float" office:value="0.000272">
                <text:p>0.000272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0535">
                <text:p>0.0000535</text:p>
              </table:table-cell>
              <table:table-cell office:value-type="float" office:value="0.0000258">
                <text:p>0.0000258</text:p>
              </table:table-cell>
              <table:table-cell office:value-type="float" office:value="0.0000132">
                <text:p>0.0000132</text:p>
              </table:table-cell>
              <table:table-cell office:value-type="float" office:value="0.0000065">
                <text:p>0.0000065</text:p>
              </table:table-cell>
              <table:table-cell office:value-type="float" office:value="0.00000264">
                <text:p>0.00000264</text:p>
              </table:table-cell>
              <table:table-cell office:value-type="float" office:value="0.00000141">
                <text:p>0.00000141</text:p>
              </table:table-cell>
              <table:table-cell office:value-type="float" office:value="0.000001115">
                <text:p>0.000001115</text:p>
              </table:table-cell>
            </table:table-row>
            <table:table-row>
              <table:table-cell office:value-type="string">
                <text:p>Naive</text:p>
                <draw:g>
                  <svg:desc>Janne.C159:Janne.C159</svg:desc>
                </draw:g>
              </table:table-cell>
              <table:table-cell office:value-type="float" office:value="0.00908">
                <text:p>0.00908</text:p>
                <draw:g>
                  <svg:desc>Janne.D159:Janne.M159</svg:desc>
                </draw:g>
              </table:table-cell>
              <table:table-cell office:value-type="float" office:value="0.004912">
                <text:p>0.004912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7685">
                <text:p>0.0037685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4391">
                <text:p>0.0074391</text:p>
              </table:table-cell>
              <table:table-cell office:value-type="float" office:value="0.0118414">
                <text:p>0.0118414</text:p>
              </table:table-cell>
              <table:table-cell office:value-type="float" office:value="0.01986586">
                <text:p>0.01986586</text:p>
              </table:table-cell>
              <table:table-cell office:value-type="float" office:value="0.02161121">
                <text:p>0.02161121</text:p>
              </table:table-cell>
              <table:table-cell office:value-type="float" office:value="0.02326804">
                <text:p>0.02326804</text:p>
              </table:table-cell>
            </table:table-row>
            <table:table-row>
              <table:table-cell office:value-type="string">
                <text:p>Pooled</text:p>
                <draw:g>
                  <svg:desc>Janne.C160:Janne.C160</svg:desc>
                </draw:g>
              </table:table-cell>
              <table:table-cell office:value-type="float" office:value="0.00904">
                <text:p>0.00904</text:p>
                <draw:g>
                  <svg:desc>Janne.D160:Janne.M160</svg:desc>
                </draw:g>
              </table:table-cell>
              <table:table-cell office:value-type="float" office:value="0.004916">
                <text:p>0.004916</text:p>
              </table:table-cell>
              <table:table-cell office:value-type="float" office:value="0.004203">
                <text:p>0.004203</text:p>
              </table:table-cell>
              <table:table-cell office:value-type="float" office:value="0.003842">
                <text:p>0.003842</text:p>
              </table:table-cell>
              <table:table-cell office:value-type="float" office:value="0.0051366">
                <text:p>0.0051366</text:p>
              </table:table-cell>
              <table:table-cell office:value-type="float" office:value="0.0076407">
                <text:p>0.0076407</text:p>
              </table:table-cell>
              <table:table-cell office:value-type="float" office:value="0.01257485">
                <text:p>0.01257485</text:p>
              </table:table-cell>
              <table:table-cell office:value-type="float" office:value="0.02069408">
                <text:p>0.02069408</text:p>
              </table:table-cell>
              <table:table-cell office:value-type="float" office:value="0.02169442">
                <text:p>0.02169442</text:p>
              </table:table-cell>
              <table:table-cell office:value-type="float" office:value="0.023193785">
                <text:p>0.02319378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Janne.D121:Janne.M125 Janne.C122:Janne.C125" chart:data-source-has-labels="both" svg:x="0.32cm" svg:y="1.275cm" svg:width="12.217cm" svg:height="7.545cm">
          <chartooo:coordinate-region svg:x="1.047cm" svg:y="1.475cm" svg:width="11.025cm" svg:height="6.698cm"/>
          <chart:axis chart:dimension="x" chart:name="primary-x" chart:style-name="ch5" chartooo:axis-type="auto">
            <chartooo:date-scale/>
            <chart:categories table:cell-range-address="Janne.D121:Janne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22:Janne.M122" chart:label-cell-address="Janne.C122:Janne.C122" chart:class="chart:line">
            <chart:data-point chart:repeated="10"/>
          </chart:series>
          <chart:series chart:style-name="ch8" chart:values-cell-range-address="Janne.D123:Janne.M123" chart:label-cell-address="Janne.C123:Janne.C123" chart:class="chart:line">
            <chart:data-point chart:repeated="10"/>
          </chart:series>
          <chart:series chart:style-name="ch9" chart:values-cell-range-address="Janne.D124:Janne.M124" chart:label-cell-address="Janne.C124:Janne.C124" chart:class="chart:line">
            <chart:data-point chart:repeated="10"/>
          </chart:series>
          <chart:series chart:style-name="ch10" chart:values-cell-range-address="Janne.D125:Janne.M125" chart:label-cell-address="Janne.C125:Janne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21:Janne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22:Janne.C122</svg:desc>
                </draw:g>
              </table:table-cell>
              <table:table-cell office:value-type="float" office:value="0.0671">
                <text:p>0.0671</text:p>
                <draw:g>
                  <svg:desc>Janne.D122:Janne.M122</svg:desc>
                </draw:g>
              </table:table-cell>
              <table:table-cell office:value-type="float" office:value="0.093">
                <text:p>0.093</text:p>
              </table:table-cell>
              <table:table-cell office:value-type="float" office:value="0.0992">
                <text:p>0.0992</text:p>
              </table:table-cell>
              <table:table-cell office:value-type="float" office:value="0.109">
                <text:p>0.109</text:p>
              </table:table-cell>
              <table:table-cell office:value-type="float" office:value="0.1273">
                <text:p>0.1273</text:p>
              </table:table-cell>
              <table:table-cell office:value-type="float" office:value="0.1516">
                <text:p>0.1516</text:p>
              </table:table-cell>
              <table:table-cell office:value-type="float" office:value="0.1898">
                <text:p>0.1898</text:p>
              </table:table-cell>
              <table:table-cell office:value-type="float" office:value="0.2829">
                <text:p>0.2829</text:p>
              </table:table-cell>
              <table:table-cell office:value-type="float" office:value="0.5218">
                <text:p>0.5218</text:p>
              </table:table-cell>
              <table:table-cell office:value-type="float" office:value="1.0032">
                <text:p>1.0032</text:p>
              </table:table-cell>
            </table:table-row>
            <table:table-row>
              <table:table-cell office:value-type="string">
                <text:p>Flat cached</text:p>
                <draw:g>
                  <svg:desc>Janne.C123:Janne.C123</svg:desc>
                </draw:g>
              </table:table-cell>
              <table:table-cell office:value-type="float" office:value="0.0578">
                <text:p>0.0578</text:p>
                <draw:g>
                  <svg:desc>Janne.D123:Janne.M123</svg:desc>
                </draw:g>
              </table:table-cell>
              <table:table-cell office:value-type="float" office:value="0.0858">
                <text:p>0.0858</text:p>
              </table:table-cell>
              <table:table-cell office:value-type="float" office:value="0.0939">
                <text:p>0.0939</text:p>
              </table:table-cell>
              <table:table-cell office:value-type="float" office:value="0.1031">
                <text:p>0.1031</text:p>
              </table:table-cell>
              <table:table-cell office:value-type="float" office:value="0.1225">
                <text:p>0.1225</text:p>
              </table:table-cell>
              <table:table-cell office:value-type="float" office:value="0.1439">
                <text:p>0.1439</text:p>
              </table:table-cell>
              <table:table-cell office:value-type="float" office:value="0.1939">
                <text:p>0.1939</text:p>
              </table:table-cell>
              <table:table-cell office:value-type="float" office:value="0.3642">
                <text:p>0.3642</text:p>
              </table:table-cell>
              <table:table-cell office:value-type="float" office:value="0.5995">
                <text:p>0.5995</text:p>
              </table:table-cell>
              <table:table-cell office:value-type="float" office:value="1.0789">
                <text:p>1.0789</text:p>
              </table:table-cell>
            </table:table-row>
            <table:table-row>
              <table:table-cell office:value-type="string">
                <text:p>Naive</text:p>
                <draw:g>
                  <svg:desc>Janne.C124:Janne.C124</svg:desc>
                </draw:g>
              </table:table-cell>
              <table:table-cell office:value-type="float" office:value="0.0822">
                <text:p>0.0822</text:p>
                <draw:g>
                  <svg:desc>Janne.D124:Janne.M124</svg:desc>
                </draw:g>
              </table:table-cell>
              <table:table-cell office:value-type="float" office:value="0.0918">
                <text:p>0.0918</text:p>
              </table:table-cell>
              <table:table-cell office:value-type="float" office:value="0.0936">
                <text:p>0.0936</text:p>
              </table:table-cell>
              <table:table-cell office:value-type="float" office:value="0.0988">
                <text:p>0.0988</text:p>
              </table:table-cell>
              <table:table-cell office:value-type="float" office:value="0.1173">
                <text:p>0.1173</text:p>
              </table:table-cell>
              <table:table-cell office:value-type="float" office:value="0.1307">
                <text:p>0.1307</text:p>
              </table:table-cell>
              <table:table-cell office:value-type="float" office:value="0.1777">
                <text:p>0.1777</text:p>
              </table:table-cell>
              <table:table-cell office:value-type="float" office:value="0.2932">
                <text:p>0.2932</text:p>
              </table:table-cell>
              <table:table-cell office:value-type="float" office:value="0.3551">
                <text:p>0.3551</text:p>
              </table:table-cell>
              <table:table-cell office:value-type="float" office:value="0.4138">
                <text:p>0.4138</text:p>
              </table:table-cell>
            </table:table-row>
            <table:table-row>
              <table:table-cell office:value-type="string">
                <text:p>Pooled</text:p>
                <draw:g>
                  <svg:desc>Janne.C125:Janne.C125</svg:desc>
                </draw:g>
              </table:table-cell>
              <table:table-cell office:value-type="float" office:value="0.0372">
                <text:p>0.0372</text:p>
                <draw:g>
                  <svg:desc>Janne.D125:Janne.M125</svg:desc>
                </draw:g>
              </table:table-cell>
              <table:table-cell office:value-type="float" office:value="0.0417">
                <text:p>0.0417</text:p>
              </table:table-cell>
              <table:table-cell office:value-type="float" office:value="0.0418">
                <text:p>0.0418</text:p>
              </table:table-cell>
              <table:table-cell office:value-type="float" office:value="0.0427">
                <text:p>0.0427</text:p>
              </table:table-cell>
              <table:table-cell office:value-type="float" office:value="0.0502">
                <text:p>0.0502</text:p>
              </table:table-cell>
              <table:table-cell office:value-type="float" office:value="0.0549">
                <text:p>0.0549</text:p>
              </table:table-cell>
              <table:table-cell office:value-type="float" office:value="0.0802">
                <text:p>0.0802</text:p>
              </table:table-cell>
              <table:table-cell office:value-type="float" office:value="0.1558">
                <text:p>0.1558</text:p>
              </table:table-cell>
              <table:table-cell office:value-type="float" office:value="0.2826">
                <text:p>0.2826</text:p>
              </table:table-cell>
              <table:table-cell office:value-type="float" office:value="0.3421">
                <text:p>0.342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Janne.D152:Janne.M153 Janne.C153:Janne.C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Janne.D152:Janne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.D153:Janne.M153" chart:label-cell-address="Janne.C153:Janne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.D152:Janne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.C153:Janne.C153</svg:desc>
                </draw:g>
              </table:table-cell>
              <table:table-cell office:value-type="float" office:value="0.0121">
                <text:p>0.0121</text:p>
                <draw:g>
                  <svg:desc>Janne.D153:Janne.M153</svg:desc>
                </draw:g>
              </table:table-cell>
              <table:table-cell office:value-type="float" office:value="0.0137">
                <text:p>0.0137</text:p>
              </table:table-cell>
              <table:table-cell office:value-type="float" office:value="0.0154">
                <text:p>0.0154</text:p>
              </table:table-cell>
              <table:table-cell office:value-type="float" office:value="0.0138">
                <text:p>0.0138</text:p>
              </table:table-cell>
              <table:table-cell office:value-type="float" office:value="0.0197">
                <text:p>0.0197</text:p>
              </table:table-cell>
              <table:table-cell office:value-type="float" office:value="0.0313">
                <text:p>0.0313</text:p>
              </table:table-cell>
              <table:table-cell office:value-type="float" office:value="0.057">
                <text:p>0.057</text:p>
              </table:table-cell>
              <table:table-cell office:value-type="float" office:value="0.1244">
                <text:p>0.1244</text:p>
              </table:table-cell>
              <table:table-cell office:value-type="float" office:value="0.2137">
                <text:p>0.2137</text:p>
              </table:table-cell>
              <table:table-cell office:value-type="float" office:value="0.788">
                <text:p>0.788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22cm" svg:y="0.316cm" chart:style-name="ch2">
          <text:p>Whole array transform mutliplication pass</text:p>
        </chart:title>
        <chart:legend chart:legend-position="end" svg:x="13.121cm" svg:y="2.956cm" style:legend-expansion="high" chart:style-name="ch3"/>
        <chart:plot-area chart:style-name="ch4" table:cell-range-address="Janne_2.C69:Janne_2.O75" chart:data-source-has-labels="both" svg:x="1.331cm" svg:y="1.275cm" svg:width="11.47cm" svg:height="6.564cm">
          <chartooo:coordinate-region svg:x="2.138cm" svg:y="1.474cm" svg:width="10.291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_2.D69:Janne_2.O69"/>
          </chart:axis>
          <chart:axis chart:dimension="y" chart:name="primary-y" chart:style-name="ch5">
            <chart:title svg:x="0.451cm" svg:y="5.567cm" chart:style-name="ch7">
              <text:p>Duration (µs)</text:p>
            </chart:title>
            <chart:grid chart:style-name="ch8" chart:class="major"/>
          </chart:axis>
          <chart:series chart:style-name="ch9" chart:values-cell-range-address="Janne_2.D70:Janne_2.O70" chart:label-cell-address="Janne_2.C70:Janne_2.C70" chart:class="chart:line">
            <chart:data-point chart:repeated="12"/>
          </chart:series>
          <chart:series chart:style-name="ch10" chart:values-cell-range-address="Janne_2.D71:Janne_2.O71" chart:label-cell-address="Janne_2.C71:Janne_2.C71" chart:class="chart:line">
            <chart:data-point chart:repeated="12"/>
          </chart:series>
          <chart:series chart:style-name="ch11" chart:values-cell-range-address="Janne_2.D72:Janne_2.O72" chart:label-cell-address="Janne_2.C72:Janne_2.C72" chart:class="chart:line">
            <chart:data-point chart:repeated="12"/>
          </chart:series>
          <chart:series chart:style-name="ch12" chart:values-cell-range-address="Janne_2.D73:Janne_2.O73" chart:label-cell-address="Janne_2.C73:Janne_2.C73" chart:class="chart:line">
            <chart:data-point chart:repeated="12"/>
          </chart:series>
          <chart:series chart:style-name="ch13" chart:values-cell-range-address="Janne_2.D74:Janne_2.O74" chart:label-cell-address="Janne_2.C74:Janne_2.C74" chart:class="chart:line">
            <chart:data-point chart:repeated="12"/>
          </chart:series>
          <chart:series chart:style-name="ch14" chart:values-cell-range-address="Janne_2.D75:Janne_2.O75" chart:label-cell-address="Janne_2.C75:Janne_2.C75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69:Janne_2.O6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70:Janne_2.C70</svg:desc>
                </draw:g>
              </table:table-cell>
              <table:table-cell office:value-type="float" office:value="0.4946">
                <text:p>0.4946</text:p>
                <draw:g>
                  <svg:desc>Janne_2.D70:Janne_2.O70</svg:desc>
                </draw:g>
              </table:table-cell>
              <table:table-cell office:value-type="float" office:value="0.553">
                <text:p>0.553</text:p>
              </table:table-cell>
              <table:table-cell office:value-type="float" office:value="0.9458">
                <text:p>0.9458</text:p>
              </table:table-cell>
              <table:table-cell office:value-type="float" office:value="1.3622">
                <text:p>1.3622</text:p>
              </table:table-cell>
              <table:table-cell office:value-type="float" office:value="2.4498">
                <text:p>2.4498</text:p>
              </table:table-cell>
              <table:table-cell office:value-type="float" office:value="5.6413">
                <text:p>5.6413</text:p>
              </table:table-cell>
              <table:table-cell office:value-type="float" office:value="10.0942">
                <text:p>10.0942</text:p>
              </table:table-cell>
              <table:table-cell office:value-type="float" office:value="15.4345">
                <text:p>15.4345</text:p>
              </table:table-cell>
              <table:table-cell office:value-type="float" office:value="19.8843">
                <text:p>19.8843</text:p>
              </table:table-cell>
              <table:table-cell office:value-type="float" office:value="24.2906">
                <text:p>24.2906</text:p>
              </table:table-cell>
              <table:table-cell office:value-type="float" office:value="29.4726">
                <text:p>29.4726</text:p>
              </table:table-cell>
              <table:table-cell office:value-type="float" office:value="34.9216">
                <text:p>34.9216</text:p>
              </table:table-cell>
            </table:table-row>
            <table:table-row>
              <table:table-cell office:value-type="string">
                <text:p>Pooled</text:p>
                <draw:g>
                  <svg:desc>Janne_2.C71:Janne_2.C71</svg:desc>
                </draw:g>
              </table:table-cell>
              <table:table-cell office:value-type="float" office:value="1.0138">
                <text:p>1.0138</text:p>
                <draw:g>
                  <svg:desc>Janne_2.D71:Janne_2.O71</svg:desc>
                </draw:g>
              </table:table-cell>
              <table:table-cell office:value-type="float" office:value="1.7216">
                <text:p>1.7216</text:p>
              </table:table-cell>
              <table:table-cell office:value-type="float" office:value="3.0267">
                <text:p>3.0267</text:p>
              </table:table-cell>
              <table:table-cell office:value-type="float" office:value="5.5094">
                <text:p>5.5094</text:p>
              </table:table-cell>
              <table:table-cell office:value-type="float" office:value="9.4999">
                <text:p>9.4999</text:p>
              </table:table-cell>
              <table:table-cell office:value-type="float" office:value="20.4987">
                <text:p>20.4987</text:p>
              </table:table-cell>
              <table:table-cell office:value-type="float" office:value="39.2844">
                <text:p>39.2844</text:p>
              </table:table-cell>
              <table:table-cell office:value-type="float" office:value="68.4126">
                <text:p>68.4126</text:p>
              </table:table-cell>
              <table:table-cell office:value-type="float" office:value="101.9409">
                <text:p>101.9409</text:p>
              </table:table-cell>
              <table:table-cell office:value-type="float" office:value="126.5232">
                <text:p>126.5232</text:p>
              </table:table-cell>
              <table:table-cell office:value-type="float" office:value="150.851">
                <text:p>150.851</text:p>
              </table:table-cell>
              <table:table-cell office:value-type="float" office:value="176.4944">
                <text:p>176.4944</text:p>
              </table:table-cell>
            </table:table-row>
            <table:table-row>
              <table:table-cell office:value-type="string">
                <text:p>Naive</text:p>
                <draw:g>
                  <svg:desc>Janne_2.C72:Janne_2.C72</svg:desc>
                </draw:g>
              </table:table-cell>
              <table:table-cell office:value-type="float" office:value="1.1484">
                <text:p>1.1484</text:p>
                <draw:g>
                  <svg:desc>Janne_2.D72:Janne_2.O72</svg:desc>
                </draw:g>
              </table:table-cell>
              <table:table-cell office:value-type="float" office:value="1.8773">
                <text:p>1.8773</text:p>
              </table:table-cell>
              <table:table-cell office:value-type="float" office:value="3.6628">
                <text:p>3.6628</text:p>
              </table:table-cell>
              <table:table-cell office:value-type="float" office:value="6.2697">
                <text:p>6.2697</text:p>
              </table:table-cell>
              <table:table-cell office:value-type="float" office:value="10.645">
                <text:p>10.645</text:p>
              </table:table-cell>
              <table:table-cell office:value-type="float" office:value="22.978">
                <text:p>22.978</text:p>
              </table:table-cell>
              <table:table-cell office:value-type="float" office:value="42.9336">
                <text:p>42.9336</text:p>
              </table:table-cell>
              <table:table-cell office:value-type="float" office:value="78.2337">
                <text:p>78.2337</text:p>
              </table:table-cell>
              <table:table-cell office:value-type="float" office:value="105.286">
                <text:p>105.286</text:p>
              </table:table-cell>
              <table:table-cell office:value-type="float" office:value="133.8898">
                <text:p>133.8898</text:p>
              </table:table-cell>
              <table:table-cell office:value-type="float" office:value="162.7976">
                <text:p>162.7976</text:p>
              </table:table-cell>
              <table:table-cell office:value-type="float" office:value="192.8474">
                <text:p>192.8474</text:p>
              </table:table-cell>
            </table:table-row>
            <table:table-row>
              <table:table-cell office:value-type="string">
                <text:p>Flat 10</text:p>
                <draw:g>
                  <svg:desc>Janne_2.C73:Janne_2.C73</svg:desc>
                </draw:g>
              </table:table-cell>
              <table:table-cell office:value-type="float" office:value="0.0986">
                <text:p>0.0986</text:p>
                <draw:g>
                  <svg:desc>Janne_2.D73:Janne_2.O73</svg:desc>
                </draw:g>
              </table:table-cell>
              <table:table-cell office:value-type="float" office:value="0.1906">
                <text:p>0.1906</text:p>
              </table:table-cell>
              <table:table-cell office:value-type="float" office:value="0.4759">
                <text:p>0.4759</text:p>
              </table:table-cell>
              <table:table-cell office:value-type="float" office:value="0.8896">
                <text:p>0.8896</text:p>
              </table:table-cell>
              <table:table-cell office:value-type="float" office:value="1.7643">
                <text:p>1.7643</text:p>
              </table:table-cell>
              <table:table-cell office:value-type="float" office:value="4.373">
                <text:p>4.373</text:p>
              </table:table-cell>
              <table:table-cell office:value-type="float" office:value="8.7835">
                <text:p>8.7835</text:p>
              </table:table-cell>
              <table:table-cell office:value-type="float" office:value="13.3415">
                <text:p>13.3415</text:p>
              </table:table-cell>
              <table:table-cell office:value-type="float" office:value="17.6462">
                <text:p>17.6462</text:p>
              </table:table-cell>
              <table:table-cell office:value-type="float" office:value="22.1735">
                <text:p>22.1735</text:p>
              </table:table-cell>
              <table:table-cell office:value-type="float" office:value="26.4968">
                <text:p>26.4968</text:p>
              </table:table-cell>
              <table:table-cell office:value-type="float" office:value="31.0707">
                <text:p>31.0707</text:p>
              </table:table-cell>
            </table:table-row>
            <table:table-row>
              <table:table-cell office:value-type="string">
                <text:p>Pooled 10</text:p>
                <draw:g>
                  <svg:desc>Janne_2.C74:Janne_2.C74</svg:desc>
                </draw:g>
              </table:table-cell>
              <table:table-cell office:value-type="float" office:value="0.1076">
                <text:p>0.1076</text:p>
                <draw:g>
                  <svg:desc>Janne_2.D74:Janne_2.O74</svg:desc>
                </draw:g>
              </table:table-cell>
              <table:table-cell office:value-type="float" office:value="0.1923">
                <text:p>0.1923</text:p>
              </table:table-cell>
              <table:table-cell office:value-type="float" office:value="0.4067">
                <text:p>0.4067</text:p>
              </table:table-cell>
              <table:table-cell office:value-type="float" office:value="0.7824">
                <text:p>0.7824</text:p>
              </table:table-cell>
              <table:table-cell office:value-type="float" office:value="1.5924">
                <text:p>1.5924</text:p>
              </table:table-cell>
              <table:table-cell office:value-type="float" office:value="4.4889">
                <text:p>4.4889</text:p>
              </table:table-cell>
              <table:table-cell office:value-type="float" office:value="10.3118">
                <text:p>10.3118</text:p>
              </table:table-cell>
              <table:table-cell office:value-type="float" office:value="17.5504">
                <text:p>17.5504</text:p>
              </table:table-cell>
              <table:table-cell office:value-type="float" office:value="25.6086">
                <text:p>25.6086</text:p>
              </table:table-cell>
              <table:table-cell office:value-type="float" office:value="35.4654">
                <text:p>35.4654</text:p>
              </table:table-cell>
              <table:table-cell office:value-type="float" office:value="47.4826">
                <text:p>47.4826</text:p>
              </table:table-cell>
              <table:table-cell office:value-type="float" office:value="62.6836">
                <text:p>62.6836</text:p>
              </table:table-cell>
            </table:table-row>
            <table:table-row>
              <table:table-cell office:value-type="string">
                <text:p>Naive 10</text:p>
                <draw:g>
                  <svg:desc>Janne_2.C75:Janne_2.C75</svg:desc>
                </draw:g>
              </table:table-cell>
              <table:table-cell office:value-type="float" office:value="0.1109">
                <text:p>0.1109</text:p>
                <draw:g>
                  <svg:desc>Janne_2.D75:Janne_2.O75</svg:desc>
                </draw:g>
              </table:table-cell>
              <table:table-cell office:value-type="float" office:value="0.1846">
                <text:p>0.1846</text:p>
              </table:table-cell>
              <table:table-cell office:value-type="float" office:value="0.4053">
                <text:p>0.4053</text:p>
              </table:table-cell>
              <table:table-cell office:value-type="float" office:value="0.7855">
                <text:p>0.7855</text:p>
              </table:table-cell>
              <table:table-cell office:value-type="float" office:value="1.6014">
                <text:p>1.6014</text:p>
              </table:table-cell>
              <table:table-cell office:value-type="float" office:value="4.8539">
                <text:p>4.8539</text:p>
              </table:table-cell>
              <table:table-cell office:value-type="float" office:value="10.7796">
                <text:p>10.7796</text:p>
              </table:table-cell>
              <table:table-cell office:value-type="float" office:value="18.8393">
                <text:p>18.8393</text:p>
              </table:table-cell>
              <table:table-cell office:value-type="float" office:value="28.392">
                <text:p>28.392</text:p>
              </table:table-cell>
              <table:table-cell office:value-type="float" office:value="40.2983">
                <text:p>40.2983</text:p>
              </table:table-cell>
              <table:table-cell office:value-type="float" office:value="54.2434">
                <text:p>54.2434</text:p>
              </table:table-cell>
              <table:table-cell office:value-type="float" office:value="68.9688">
                <text:p>68.9688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cm" svg:y="0.316cm" chart:style-name="ch2">
          <text:p>Normalized whole array transformation multiplication pass</text:p>
        </chart:title>
        <chart:legend chart:legend-position="end" svg:x="13.121cm" svg:y="2.956cm" style:legend-expansion="high" chart:style-name="ch3"/>
        <chart:plot-area chart:style-name="ch4" table:cell-range-address="Janne_2.C100:Janne_2.O106" chart:data-source-has-labels="both" svg:x="1.331cm" svg:y="1.275cm" svg:width="11.47cm" svg:height="6.564cm">
          <chartooo:coordinate-region svg:x="2.243cm" svg:y="1.474cm" svg:width="10.186cm" svg:height="5.718cm"/>
          <chart:axis chart:dimension="x" chart:name="primary-x" chart:style-name="ch5" chartooo:axis-type="auto">
            <chartooo:date-scale/>
            <chart:title svg:x="6.175cm" svg:y="8.019cm" chart:style-name="ch6">
              <text:p>Node count</text:p>
            </chart:title>
            <chart:categories table:cell-range-address="Janne_2.D100:Janne_2.O100"/>
          </chart:axis>
          <chart:axis chart:dimension="y" chart:name="primary-y" chart:style-name="ch5">
            <chart:title svg:x="0.451cm" svg:y="6.493cm" chart:style-name="ch7">
              <text:p>Time per node (µs / node)</text:p>
            </chart:title>
            <chart:grid chart:style-name="ch8" chart:class="major"/>
          </chart:axis>
          <chart:series chart:style-name="ch9" chart:values-cell-range-address="Janne_2.D101:Janne_2.O101" chart:label-cell-address="Janne_2.C101:Janne_2.C101" chart:class="chart:line">
            <chart:data-point chart:repeated="12"/>
          </chart:series>
          <chart:series chart:style-name="ch10" chart:values-cell-range-address="Janne_2.D102:Janne_2.O102" chart:label-cell-address="Janne_2.C102:Janne_2.C102" chart:class="chart:line">
            <chart:data-point chart:repeated="12"/>
          </chart:series>
          <chart:series chart:style-name="ch11" chart:values-cell-range-address="Janne_2.D103:Janne_2.O103" chart:label-cell-address="Janne_2.C103:Janne_2.C103" chart:class="chart:line">
            <chart:data-point chart:repeated="12"/>
          </chart:series>
          <chart:series chart:style-name="ch12" chart:values-cell-range-address="Janne_2.D104:Janne_2.O104" chart:label-cell-address="Janne_2.C104:Janne_2.C104" chart:class="chart:line">
            <chart:data-point chart:repeated="12"/>
          </chart:series>
          <chart:series chart:style-name="ch13" chart:values-cell-range-address="Janne_2.D105:Janne_2.O105" chart:label-cell-address="Janne_2.C105:Janne_2.C105" chart:class="chart:line">
            <chart:data-point chart:repeated="12"/>
          </chart:series>
          <chart:series chart:style-name="ch14" chart:values-cell-range-address="Janne_2.D106:Janne_2.O106" chart:label-cell-address="Janne_2.C106:Janne_2.C10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00:Janne_2.O10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01:Janne_2.C101</svg:desc>
                </draw:g>
              </table:table-cell>
              <table:table-cell office:value-type="float" office:value="0.04946">
                <text:p>0.04946</text:p>
                <draw:g>
                  <svg:desc>Janne_2.D101:Janne_2.O101</svg:desc>
                </draw:g>
              </table:table-cell>
              <table:table-cell office:value-type="float" office:value="0.02765">
                <text:p>0.02765</text:p>
              </table:table-cell>
              <table:table-cell office:value-type="float" office:value="0.018916">
                <text:p>0.018916</text:p>
              </table:table-cell>
              <table:table-cell office:value-type="float" office:value="0.013622">
                <text:p>0.013622</text:p>
              </table:table-cell>
              <table:table-cell office:value-type="float" office:value="0.012249">
                <text:p>0.012249</text:p>
              </table:table-cell>
              <table:table-cell office:value-type="float" office:value="0.0112826">
                <text:p>0.0112826</text:p>
              </table:table-cell>
              <table:table-cell office:value-type="float" office:value="0.0100942">
                <text:p>0.0100942</text:p>
              </table:table-cell>
              <table:table-cell office:value-type="float" office:value="0.0102896666666667">
                <text:p>0.0102896666666667</text:p>
              </table:table-cell>
              <table:table-cell office:value-type="float" office:value="0.00994215">
                <text:p>0.00994215</text:p>
              </table:table-cell>
              <table:table-cell office:value-type="float" office:value="0.00971624">
                <text:p>0.00971624</text:p>
              </table:table-cell>
              <table:table-cell office:value-type="float" office:value="0.0098242">
                <text:p>0.0098242</text:p>
              </table:table-cell>
              <table:table-cell office:value-type="float" office:value="0.0099776">
                <text:p>0.0099776</text:p>
              </table:table-cell>
            </table:table-row>
            <table:table-row>
              <table:table-cell office:value-type="string">
                <text:p>Pooled</text:p>
                <draw:g>
                  <svg:desc>Janne_2.C102:Janne_2.C102</svg:desc>
                </draw:g>
              </table:table-cell>
              <table:table-cell office:value-type="float" office:value="0.10138">
                <text:p>0.10138</text:p>
                <draw:g>
                  <svg:desc>Janne_2.D102:Janne_2.O102</svg:desc>
                </draw:g>
              </table:table-cell>
              <table:table-cell office:value-type="float" office:value="0.08608">
                <text:p>0.08608</text:p>
              </table:table-cell>
              <table:table-cell office:value-type="float" office:value="0.060534">
                <text:p>0.060534</text:p>
              </table:table-cell>
              <table:table-cell office:value-type="float" office:value="0.055094">
                <text:p>0.055094</text:p>
              </table:table-cell>
              <table:table-cell office:value-type="float" office:value="0.0474995">
                <text:p>0.0474995</text:p>
              </table:table-cell>
              <table:table-cell office:value-type="float" office:value="0.0409974">
                <text:p>0.0409974</text:p>
              </table:table-cell>
              <table:table-cell office:value-type="float" office:value="0.0392844">
                <text:p>0.0392844</text:p>
              </table:table-cell>
              <table:table-cell office:value-type="float" office:value="0.0456084">
                <text:p>0.0456084</text:p>
              </table:table-cell>
              <table:table-cell office:value-type="float" office:value="0.05097045">
                <text:p>0.05097045</text:p>
              </table:table-cell>
              <table:table-cell office:value-type="float" office:value="0.05060928">
                <text:p>0.05060928</text:p>
              </table:table-cell>
              <table:table-cell office:value-type="float" office:value="0.0502836666666667">
                <text:p>0.0502836666666667</text:p>
              </table:table-cell>
              <table:table-cell office:value-type="float" office:value="0.0504269714285714">
                <text:p>0.0504269714285714</text:p>
              </table:table-cell>
            </table:table-row>
            <table:table-row>
              <table:table-cell office:value-type="string">
                <text:p>Naive</text:p>
                <draw:g>
                  <svg:desc>Janne_2.C103:Janne_2.C103</svg:desc>
                </draw:g>
              </table:table-cell>
              <table:table-cell office:value-type="float" office:value="0.11484">
                <text:p>0.11484</text:p>
                <draw:g>
                  <svg:desc>Janne_2.D103:Janne_2.O103</svg:desc>
                </draw:g>
              </table:table-cell>
              <table:table-cell office:value-type="float" office:value="0.093865">
                <text:p>0.093865</text:p>
              </table:table-cell>
              <table:table-cell office:value-type="float" office:value="0.073256">
                <text:p>0.073256</text:p>
              </table:table-cell>
              <table:table-cell office:value-type="float" office:value="0.062697">
                <text:p>0.062697</text:p>
              </table:table-cell>
              <table:table-cell office:value-type="float" office:value="0.053225">
                <text:p>0.053225</text:p>
              </table:table-cell>
              <table:table-cell office:value-type="float" office:value="0.045956">
                <text:p>0.045956</text:p>
              </table:table-cell>
              <table:table-cell office:value-type="float" office:value="0.0429336">
                <text:p>0.0429336</text:p>
              </table:table-cell>
              <table:table-cell office:value-type="float" office:value="0.0521558">
                <text:p>0.0521558</text:p>
              </table:table-cell>
              <table:table-cell office:value-type="float" office:value="0.052643">
                <text:p>0.052643</text:p>
              </table:table-cell>
              <table:table-cell office:value-type="float" office:value="0.05355592">
                <text:p>0.05355592</text:p>
              </table:table-cell>
              <table:table-cell office:value-type="float" office:value="0.0542658666666667">
                <text:p>0.0542658666666667</text:p>
              </table:table-cell>
              <table:table-cell office:value-type="float" office:value="0.0550992571428571">
                <text:p>0.0550992571428571</text:p>
              </table:table-cell>
            </table:table-row>
            <table:table-row>
              <table:table-cell office:value-type="string">
                <text:p>Flat 10</text:p>
                <draw:g>
                  <svg:desc>Janne_2.C104:Janne_2.C104</svg:desc>
                </draw:g>
              </table:table-cell>
              <table:table-cell office:value-type="float" office:value="0.00986">
                <text:p>0.00986</text:p>
                <draw:g>
                  <svg:desc>Janne_2.D104:Janne_2.O104</svg:desc>
                </draw:g>
              </table:table-cell>
              <table:table-cell office:value-type="float" office:value="0.00953">
                <text:p>0.00953</text:p>
              </table:table-cell>
              <table:table-cell office:value-type="float" office:value="0.009518">
                <text:p>0.009518</text:p>
              </table:table-cell>
              <table:table-cell office:value-type="float" office:value="0.008896">
                <text:p>0.008896</text:p>
              </table:table-cell>
              <table:table-cell office:value-type="float" office:value="0.0088215">
                <text:p>0.0088215</text:p>
              </table:table-cell>
              <table:table-cell office:value-type="float" office:value="0.008746">
                <text:p>0.008746</text:p>
              </table:table-cell>
              <table:table-cell office:value-type="float" office:value="0.0087835">
                <text:p>0.0087835</text:p>
              </table:table-cell>
              <table:table-cell office:value-type="float" office:value="0.00889433333333333">
                <text:p>0.00889433333333333</text:p>
              </table:table-cell>
              <table:table-cell office:value-type="float" office:value="0.0088231">
                <text:p>0.0088231</text:p>
              </table:table-cell>
              <table:table-cell office:value-type="float" office:value="0.0088694">
                <text:p>0.0088694</text:p>
              </table:table-cell>
              <table:table-cell office:value-type="float" office:value="0.00883226666666667">
                <text:p>0.00883226666666667</text:p>
              </table:table-cell>
              <table:table-cell office:value-type="float" office:value="0.00887734285714286">
                <text:p>0.00887734285714286</text:p>
              </table:table-cell>
            </table:table-row>
            <table:table-row>
              <table:table-cell office:value-type="string">
                <text:p>Pooled 10</text:p>
                <draw:g>
                  <svg:desc>Janne_2.C105:Janne_2.C105</svg:desc>
                </draw:g>
              </table:table-cell>
              <table:table-cell office:value-type="float" office:value="0.01076">
                <text:p>0.01076</text:p>
                <draw:g>
                  <svg:desc>Janne_2.D105:Janne_2.O105</svg:desc>
                </draw:g>
              </table:table-cell>
              <table:table-cell office:value-type="float" office:value="0.009615">
                <text:p>0.009615</text:p>
              </table:table-cell>
              <table:table-cell office:value-type="float" office:value="0.008134">
                <text:p>0.008134</text:p>
              </table:table-cell>
              <table:table-cell office:value-type="float" office:value="0.007824">
                <text:p>0.007824</text:p>
              </table:table-cell>
              <table:table-cell office:value-type="float" office:value="0.007962">
                <text:p>0.007962</text:p>
              </table:table-cell>
              <table:table-cell office:value-type="float" office:value="0.0089778">
                <text:p>0.0089778</text:p>
              </table:table-cell>
              <table:table-cell office:value-type="float" office:value="0.0103118">
                <text:p>0.0103118</text:p>
              </table:table-cell>
              <table:table-cell office:value-type="float" office:value="0.0117002666666667">
                <text:p>0.0117002666666667</text:p>
              </table:table-cell>
              <table:table-cell office:value-type="float" office:value="0.0128043">
                <text:p>0.0128043</text:p>
              </table:table-cell>
              <table:table-cell office:value-type="float" office:value="0.01418616">
                <text:p>0.01418616</text:p>
              </table:table-cell>
              <table:table-cell office:value-type="float" office:value="0.0158275333333333">
                <text:p>0.0158275333333333</text:p>
              </table:table-cell>
              <table:table-cell office:value-type="float" office:value="0.0179096">
                <text:p>0.0179096</text:p>
              </table:table-cell>
            </table:table-row>
            <table:table-row>
              <table:table-cell office:value-type="string">
                <text:p>Naive 10</text:p>
                <draw:g>
                  <svg:desc>Janne_2.C106:Janne_2.C106</svg:desc>
                </draw:g>
              </table:table-cell>
              <table:table-cell office:value-type="float" office:value="0.01109">
                <text:p>0.01109</text:p>
                <draw:g>
                  <svg:desc>Janne_2.D106:Janne_2.O106</svg:desc>
                </draw:g>
              </table:table-cell>
              <table:table-cell office:value-type="float" office:value="0.00923">
                <text:p>0.00923</text:p>
              </table:table-cell>
              <table:table-cell office:value-type="float" office:value="0.008106">
                <text:p>0.008106</text:p>
              </table:table-cell>
              <table:table-cell office:value-type="float" office:value="0.007855">
                <text:p>0.007855</text:p>
              </table:table-cell>
              <table:table-cell office:value-type="float" office:value="0.008007">
                <text:p>0.008007</text:p>
              </table:table-cell>
              <table:table-cell office:value-type="float" office:value="0.0097078">
                <text:p>0.0097078</text:p>
              </table:table-cell>
              <table:table-cell office:value-type="float" office:value="0.0107796">
                <text:p>0.0107796</text:p>
              </table:table-cell>
              <table:table-cell office:value-type="float" office:value="0.0125595333333333">
                <text:p>0.0125595333333333</text:p>
              </table:table-cell>
              <table:table-cell office:value-type="float" office:value="0.014196">
                <text:p>0.014196</text:p>
              </table:table-cell>
              <table:table-cell office:value-type="float" office:value="0.01611932">
                <text:p>0.01611932</text:p>
              </table:table-cell>
              <table:table-cell office:value-type="float" office:value="0.0180811333333333">
                <text:p>0.0180811333333333</text:p>
              </table:table-cell>
              <table:table-cell office:value-type="float" office:value="0.0197053714285714">
                <text:p>0.0197053714285714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RaatoPC.D127:RaatoPC.M129 RaatoPC.C128:RaatoPC.C129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RaatoPC.D127:RaatoPC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128:RaatoPC.M128" chart:label-cell-address="RaatoPC.C128:RaatoPC.C128" chart:class="chart:line">
            <chart:data-point chart:repeated="10"/>
          </chart:series>
          <chart:series chart:style-name="ch8" chart:values-cell-range-address="RaatoPC.D129:RaatoPC.M129" chart:label-cell-address="RaatoPC.C129:RaatoPC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127:RaatoPC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RaatoPC.C128:RaatoPC.C128</svg:desc>
                </draw:g>
              </table:table-cell>
              <table:table-cell office:value-type="float" office:value="0.11378">
                <text:p>0.11378</text:p>
                <draw:g>
                  <svg:desc>RaatoPC.D128:RaatoPC.M128</svg:desc>
                </draw:g>
              </table:table-cell>
              <table:table-cell office:value-type="float" office:value="0.049848">
                <text:p>0.049848</text:p>
              </table:table-cell>
              <table:table-cell office:value-type="float" office:value="0.039276">
                <text:p>0.039276</text:p>
              </table:table-cell>
              <table:table-cell office:value-type="float" office:value="0.033514">
                <text:p>0.033514</text:p>
              </table:table-cell>
              <table:table-cell office:value-type="float" office:value="0.0278148">
                <text:p>0.0278148</text:p>
              </table:table-cell>
              <table:table-cell office:value-type="float" office:value="0.0260125">
                <text:p>0.0260125</text:p>
              </table:table-cell>
              <table:table-cell office:value-type="float" office:value="0.02742465">
                <text:p>0.02742465</text:p>
              </table:table-cell>
              <table:table-cell office:value-type="float" office:value="0.02551326">
                <text:p>0.02551326</text:p>
              </table:table-cell>
              <table:table-cell office:value-type="float" office:value="0.026397">
                <text:p>0.026397</text:p>
              </table:table-cell>
              <table:table-cell office:value-type="float" office:value="0.023632015">
                <text:p>0.023632015</text:p>
              </table:table-cell>
            </table:table-row>
            <table:table-row>
              <table:table-cell office:value-type="string">
                <text:p>Pooled</text:p>
                <draw:g>
                  <svg:desc>RaatoPC.C129:RaatoPC.C129</svg:desc>
                </draw:g>
              </table:table-cell>
              <table:table-cell office:value-type="float" office:value="0.12635">
                <text:p>0.12635</text:p>
                <draw:g>
                  <svg:desc>RaatoPC.D129:RaatoPC.M129</svg:desc>
                </draw:g>
              </table:table-cell>
              <table:table-cell office:value-type="float" office:value="0.055152">
                <text:p>0.055152</text:p>
              </table:table-cell>
              <table:table-cell office:value-type="float" office:value="0.042321">
                <text:p>0.042321</text:p>
              </table:table-cell>
              <table:table-cell office:value-type="float" office:value="0.0348515">
                <text:p>0.0348515</text:p>
              </table:table-cell>
              <table:table-cell office:value-type="float" office:value="0.0285524">
                <text:p>0.0285524</text:p>
              </table:table-cell>
              <table:table-cell office:value-type="float" office:value="0.0285421">
                <text:p>0.0285421</text:p>
              </table:table-cell>
              <table:table-cell office:value-type="float" office:value="0.02759075">
                <text:p>0.02759075</text:p>
              </table:table-cell>
              <table:table-cell office:value-type="float" office:value="0.02528144">
                <text:p>0.02528144</text:p>
              </table:table-cell>
              <table:table-cell office:value-type="float" office:value="0.0260317">
                <text:p>0.0260317</text:p>
              </table:table-cell>
              <table:table-cell office:value-type="float" office:value="0.02348509">
                <text:p>0.023485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205cm" style:legend-expansion="high" chart:style-name="ch3"/>
        <chart:plot-area chart:style-name="ch4" table:cell-range-address="Janne_2.C5:Janne_2.M10" chart:data-source-has-labels="both" svg:x="0.32cm" svg:y="1.275cm" svg:width="12.217cm" svg:height="7.545cm">
          <chartooo:coordinate-region svg:x="0.941cm" svg:y="1.475cm" svg:width="10.945cm" svg:height="6.698cm"/>
          <chart:axis chart:dimension="x" chart:name="primary-x" chart:style-name="ch5" chartooo:axis-type="auto">
            <chartooo:date-scale/>
            <chart:categories table:cell-range-address="Janne_2.D5:Janne_2.M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6:Janne_2.M6" chart:label-cell-address="Janne_2.C6:Janne_2.C6" chart:class="chart:line">
            <chart:data-point chart:repeated="10"/>
          </chart:series>
          <chart:series chart:style-name="ch8" chart:values-cell-range-address="Janne_2.D7:Janne_2.M7" chart:label-cell-address="Janne_2.C7:Janne_2.C7" chart:class="chart:line">
            <chart:data-point chart:repeated="10"/>
          </chart:series>
          <chart:series chart:style-name="ch9" chart:values-cell-range-address="Janne_2.D8:Janne_2.M8" chart:label-cell-address="Janne_2.C8:Janne_2.C8" chart:class="chart:line">
            <chart:data-point chart:repeated="10"/>
          </chart:series>
          <chart:series chart:style-name="ch10" chart:values-cell-range-address="Janne_2.D9:Janne_2.M9" chart:label-cell-address="Janne_2.C9:Janne_2.C9" chart:class="chart:line">
            <chart:data-point chart:repeated="10"/>
          </chart:series>
          <chart:series chart:style-name="ch11" chart:values-cell-range-address="Janne_2.D10:Janne_2.M10" chart:label-cell-address="Janne_2.C10:Janne_2.C1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5:Janne_2.M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6:Janne_2.C6</svg:desc>
                </draw:g>
              </table:table-cell>
              <table:table-cell office:value-type="float" office:value="0.5997">
                <text:p>0.5997</text:p>
                <draw:g>
                  <svg:desc>Janne_2.D6:Janne_2.M6</svg:desc>
                </draw:g>
              </table:table-cell>
              <table:table-cell office:value-type="float" office:value="0.7158">
                <text:p>0.7158</text:p>
              </table:table-cell>
              <table:table-cell office:value-type="float" office:value="0.7705">
                <text:p>0.7705</text:p>
              </table:table-cell>
              <table:table-cell office:value-type="float" office:value="0.9448">
                <text:p>0.9448</text:p>
              </table:table-cell>
              <table:table-cell office:value-type="float" office:value="1.3039">
                <text:p>1.3039</text:p>
              </table:table-cell>
              <table:table-cell office:value-type="float" office:value="1.4452">
                <text:p>1.4452</text:p>
              </table:table-cell>
              <table:table-cell office:value-type="float" office:value="1.9553">
                <text:p>1.9553</text:p>
              </table:table-cell>
              <table:table-cell office:value-type="float" office:value="2.9709">
                <text:p>2.9709</text:p>
              </table:table-cell>
              <table:table-cell office:value-type="float" office:value="4.4359">
                <text:p>4.4359</text:p>
              </table:table-cell>
              <table:table-cell office:value-type="float" office:value="7.1482">
                <text:p>7.1482</text:p>
              </table:table-cell>
            </table:table-row>
            <table:table-row>
              <table:table-cell office:value-type="string">
                <text:p>Flat cached</text:p>
                <draw:g>
                  <svg:desc>Janne_2.C7:Janne_2.C7</svg:desc>
                </draw:g>
              </table:table-cell>
              <table:table-cell office:value-type="float" office:value="0.6466">
                <text:p>0.6466</text:p>
                <draw:g>
                  <svg:desc>Janne_2.D7:Janne_2.M7</svg:desc>
                </draw:g>
              </table:table-cell>
              <table:table-cell office:value-type="float" office:value="0.7038">
                <text:p>0.7038</text:p>
              </table:table-cell>
              <table:table-cell office:value-type="float" office:value="0.7181">
                <text:p>0.7181</text:p>
              </table:table-cell>
              <table:table-cell office:value-type="float" office:value="0.8235">
                <text:p>0.8235</text:p>
              </table:table-cell>
              <table:table-cell office:value-type="float" office:value="1.0753">
                <text:p>1.0753</text:p>
              </table:table-cell>
              <table:table-cell office:value-type="float" office:value="1.3049">
                <text:p>1.3049</text:p>
              </table:table-cell>
              <table:table-cell office:value-type="float" office:value="1.7913">
                <text:p>1.7913</text:p>
              </table:table-cell>
              <table:table-cell office:value-type="float" office:value="3.0031">
                <text:p>3.0031</text:p>
              </table:table-cell>
              <table:table-cell office:value-type="float" office:value="4.5122">
                <text:p>4.5122</text:p>
              </table:table-cell>
              <table:table-cell office:value-type="float" office:value="7.0879">
                <text:p>7.0879</text:p>
              </table:table-cell>
            </table:table-row>
            <table:table-row>
              <table:table-cell office:value-type="string">
                <text:p>Flat cold</text:p>
                <draw:g>
                  <svg:desc>Janne_2.C8:Janne_2.C8</svg:desc>
                </draw:g>
              </table:table-cell>
              <table:table-cell office:value-type="float" office:value="1.2956">
                <text:p>1.2956</text:p>
                <draw:g>
                  <svg:desc>Janne_2.D8:Janne_2.M8</svg:desc>
                </draw:g>
              </table:table-cell>
              <table:table-cell office:value-type="float" office:value="1.631">
                <text:p>1.631</text:p>
              </table:table-cell>
              <table:table-cell office:value-type="float" office:value="1.95">
                <text:p>1.95</text:p>
              </table:table-cell>
              <table:table-cell office:value-type="float" office:value="2.7431">
                <text:p>2.7431</text:p>
              </table:table-cell>
              <table:table-cell office:value-type="float" office:value="5.0349">
                <text:p>5.0349</text:p>
              </table:table-cell>
              <table:table-cell office:value-type="float" office:value="8.8464">
                <text:p>8.8464</text:p>
              </table:table-cell>
              <table:table-cell office:value-type="float" office:value="17.0096">
                <text:p>17.0096</text:p>
              </table:table-cell>
              <table:table-cell office:value-type="float" office:value="46.6831">
                <text:p>46.6831</text:p>
              </table:table-cell>
              <table:table-cell office:value-type="float" office:value="87.5845">
                <text:p>87.5845</text:p>
              </table:table-cell>
              <table:table-cell office:value-type="float" office:value="155.7308">
                <text:p>155.7308</text:p>
              </table:table-cell>
            </table:table-row>
            <table:table-row>
              <table:table-cell office:value-type="string">
                <text:p>Naive</text:p>
                <draw:g>
                  <svg:desc>Janne_2.C9:Janne_2.C9</svg:desc>
                </draw:g>
              </table:table-cell>
              <table:table-cell office:value-type="float" office:value="2.4674">
                <text:p>2.4674</text:p>
                <draw:g>
                  <svg:desc>Janne_2.D9:Janne_2.M9</svg:desc>
                </draw:g>
              </table:table-cell>
              <table:table-cell office:value-type="float" office:value="2.4857">
                <text:p>2.4857</text:p>
              </table:table-cell>
              <table:table-cell office:value-type="float" office:value="2.5362">
                <text:p>2.5362</text:p>
              </table:table-cell>
              <table:table-cell office:value-type="float" office:value="2.5766">
                <text:p>2.5766</text:p>
              </table:table-cell>
              <table:table-cell office:value-type="float" office:value="2.6874">
                <text:p>2.6874</text:p>
              </table:table-cell>
              <table:table-cell office:value-type="float" office:value="2.7546">
                <text:p>2.7546</text:p>
              </table:table-cell>
              <table:table-cell office:value-type="float" office:value="2.8429">
                <text:p>2.8429</text:p>
              </table:table-cell>
              <table:table-cell office:value-type="float" office:value="2.9457">
                <text:p>2.9457</text:p>
              </table:table-cell>
              <table:table-cell office:value-type="float" office:value="3.0083">
                <text:p>3.0083</text:p>
              </table:table-cell>
              <table:table-cell office:value-type="float" office:value="3.1041">
                <text:p>3.1041</text:p>
              </table:table-cell>
            </table:table-row>
            <table:table-row>
              <table:table-cell office:value-type="string">
                <text:p>Pooled</text:p>
                <draw:g>
                  <svg:desc>Janne_2.C10:Janne_2.C10</svg:desc>
                </draw:g>
              </table:table-cell>
              <table:table-cell office:value-type="float" office:value="0.6288">
                <text:p>0.6288</text:p>
                <draw:g>
                  <svg:desc>Janne_2.D10:Janne_2.M10</svg:desc>
                </draw:g>
              </table:table-cell>
              <table:table-cell office:value-type="float" office:value="0.554">
                <text:p>0.554</text:p>
              </table:table-cell>
              <table:table-cell office:value-type="float" office:value="0.5625">
                <text:p>0.5625</text:p>
              </table:table-cell>
              <table:table-cell office:value-type="float" office:value="0.6007">
                <text:p>0.6007</text:p>
              </table:table-cell>
              <table:table-cell office:value-type="float" office:value="0.7916">
                <text:p>0.7916</text:p>
              </table:table-cell>
              <table:table-cell office:value-type="float" office:value="0.868">
                <text:p>0.868</text:p>
              </table:table-cell>
              <table:table-cell office:value-type="float" office:value="1.2886">
                <text:p>1.2886</text:p>
              </table:table-cell>
              <table:table-cell office:value-type="float" office:value="1.9033">
                <text:p>1.9033</text:p>
              </table:table-cell>
              <table:table-cell office:value-type="float" office:value="2.362">
                <text:p>2.362</text:p>
              </table:table-cell>
              <table:table-cell office:value-type="float" office:value="2.613">
                <text:p>2.613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205cm" style:legend-expansion="high" chart:style-name="ch3"/>
        <chart:plot-area chart:style-name="ch4" table:cell-range-address="Janne_2.C12:Janne_2.M17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_2.D12:Janne_2.M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3:Janne_2.M13" chart:label-cell-address="Janne_2.C13:Janne_2.C13" chart:class="chart:line">
            <chart:data-point chart:repeated="10"/>
          </chart:series>
          <chart:series chart:style-name="ch8" chart:values-cell-range-address="Janne_2.D14:Janne_2.M14" chart:label-cell-address="Janne_2.C14:Janne_2.C14" chart:class="chart:line">
            <chart:data-point chart:repeated="10"/>
          </chart:series>
          <chart:series chart:style-name="ch9" chart:values-cell-range-address="Janne_2.D15:Janne_2.M15" chart:label-cell-address="Janne_2.C15:Janne_2.C15" chart:class="chart:line">
            <chart:data-point chart:repeated="10"/>
          </chart:series>
          <chart:series chart:style-name="ch10" chart:values-cell-range-address="Janne_2.D16:Janne_2.M16" chart:label-cell-address="Janne_2.C16:Janne_2.C16" chart:class="chart:line">
            <chart:data-point chart:repeated="10"/>
          </chart:series>
          <chart:series chart:style-name="ch11" chart:values-cell-range-address="Janne_2.D17:Janne_2.M17" chart:label-cell-address="Janne_2.C17:Janne_2.C1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2:Janne_2.M1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3:Janne_2.C13</svg:desc>
                </draw:g>
              </table:table-cell>
              <table:table-cell office:value-type="float" office:value="0.5347">
                <text:p>0.5347</text:p>
                <draw:g>
                  <svg:desc>Janne_2.D13:Janne_2.M13</svg:desc>
                </draw:g>
              </table:table-cell>
              <table:table-cell office:value-type="float" office:value="0.6638">
                <text:p>0.6638</text:p>
              </table:table-cell>
              <table:table-cell office:value-type="float" office:value="0.7219">
                <text:p>0.7219</text:p>
              </table:table-cell>
              <table:table-cell office:value-type="float" office:value="0.8422">
                <text:p>0.8422</text:p>
              </table:table-cell>
              <table:table-cell office:value-type="float" office:value="1.0566">
                <text:p>1.0566</text:p>
              </table:table-cell>
              <table:table-cell office:value-type="float" office:value="1.0324">
                <text:p>1.0324</text:p>
              </table:table-cell>
              <table:table-cell office:value-type="float" office:value="1.2699">
                <text:p>1.2699</text:p>
              </table:table-cell>
              <table:table-cell office:value-type="float" office:value="2.1205">
                <text:p>2.1205</text:p>
              </table:table-cell>
              <table:table-cell office:value-type="float" office:value="3.4004">
                <text:p>3.4004</text:p>
              </table:table-cell>
              <table:table-cell office:value-type="float" office:value="5.7403">
                <text:p>5.7403</text:p>
              </table:table-cell>
            </table:table-row>
            <table:table-row>
              <table:table-cell office:value-type="string">
                <text:p>Flat cached</text:p>
                <draw:g>
                  <svg:desc>Janne_2.C14:Janne_2.C14</svg:desc>
                </draw:g>
              </table:table-cell>
              <table:table-cell office:value-type="float" office:value="0.5117">
                <text:p>0.5117</text:p>
                <draw:g>
                  <svg:desc>Janne_2.D14:Janne_2.M14</svg:desc>
                </draw:g>
              </table:table-cell>
              <table:table-cell office:value-type="float" office:value="0.6895">
                <text:p>0.6895</text:p>
              </table:table-cell>
              <table:table-cell office:value-type="float" office:value="0.6689">
                <text:p>0.6689</text:p>
              </table:table-cell>
              <table:table-cell office:value-type="float" office:value="0.7631">
                <text:p>0.7631</text:p>
              </table:table-cell>
              <table:table-cell office:value-type="float" office:value="0.8866">
                <text:p>0.8866</text:p>
              </table:table-cell>
              <table:table-cell office:value-type="float" office:value="1.0191">
                <text:p>1.0191</text:p>
              </table:table-cell>
              <table:table-cell office:value-type="float" office:value="1.2318">
                <text:p>1.2318</text:p>
              </table:table-cell>
              <table:table-cell office:value-type="float" office:value="1.932">
                <text:p>1.932</text:p>
              </table:table-cell>
              <table:table-cell office:value-type="float" office:value="3.2379">
                <text:p>3.2379</text:p>
              </table:table-cell>
              <table:table-cell office:value-type="float" office:value="5.6635">
                <text:p>5.6635</text:p>
              </table:table-cell>
            </table:table-row>
            <table:table-row>
              <table:table-cell office:value-type="string">
                <text:p>Flat cold</text:p>
                <draw:g>
                  <svg:desc>Janne_2.C15:Janne_2.C15</svg:desc>
                </draw:g>
              </table:table-cell>
              <table:table-cell office:value-type="float" office:value="1.1533">
                <text:p>1.1533</text:p>
                <draw:g>
                  <svg:desc>Janne_2.D15:Janne_2.M15</svg:desc>
                </draw:g>
              </table:table-cell>
              <table:table-cell office:value-type="float" office:value="1.6488">
                <text:p>1.6488</text:p>
              </table:table-cell>
              <table:table-cell office:value-type="float" office:value="2.057">
                <text:p>2.057</text:p>
              </table:table-cell>
              <table:table-cell office:value-type="float" office:value="3.0248">
                <text:p>3.0248</text:p>
              </table:table-cell>
              <table:table-cell office:value-type="float" office:value="5.5513">
                <text:p>5.5513</text:p>
              </table:table-cell>
              <table:table-cell office:value-type="float" office:value="10.046">
                <text:p>10.046</text:p>
              </table:table-cell>
              <table:table-cell office:value-type="float" office:value="20.053">
                <text:p>20.053</text:p>
              </table:table-cell>
              <table:table-cell office:value-type="float" office:value="56.8723">
                <text:p>56.8723</text:p>
              </table:table-cell>
              <table:table-cell office:value-type="float" office:value="117.3954">
                <text:p>117.3954</text:p>
              </table:table-cell>
              <table:table-cell office:value-type="float" office:value="223.5907">
                <text:p>223.5907</text:p>
              </table:table-cell>
            </table:table-row>
            <table:table-row>
              <table:table-cell office:value-type="string">
                <text:p>Naive</text:p>
                <draw:g>
                  <svg:desc>Janne_2.C16:Janne_2.C16</svg:desc>
                </draw:g>
              </table:table-cell>
              <table:table-cell office:value-type="float" office:value="1.9858">
                <text:p>1.9858</text:p>
                <draw:g>
                  <svg:desc>Janne_2.D16:Janne_2.M16</svg:desc>
                </draw:g>
              </table:table-cell>
              <table:table-cell office:value-type="float" office:value="2.3485">
                <text:p>2.3485</text:p>
              </table:table-cell>
              <table:table-cell office:value-type="float" office:value="2.6737">
                <text:p>2.6737</text:p>
              </table:table-cell>
              <table:table-cell office:value-type="float" office:value="3.0267">
                <text:p>3.0267</text:p>
              </table:table-cell>
              <table:table-cell office:value-type="float" office:value="3.7848">
                <text:p>3.7848</text:p>
              </table:table-cell>
              <table:table-cell office:value-type="float" office:value="4.4067">
                <text:p>4.4067</text:p>
              </table:table-cell>
              <table:table-cell office:value-type="float" office:value="5.3672">
                <text:p>5.3672</text:p>
              </table:table-cell>
              <table:table-cell office:value-type="float" office:value="6.2646">
                <text:p>6.2646</text:p>
              </table:table-cell>
              <table:table-cell office:value-type="float" office:value="8.0226">
                <text:p>8.0226</text:p>
              </table:table-cell>
              <table:table-cell office:value-type="float" office:value="5.7291">
                <text:p>5.7291</text:p>
              </table:table-cell>
            </table:table-row>
            <table:table-row>
              <table:table-cell office:value-type="string">
                <text:p>Pooled</text:p>
                <draw:g>
                  <svg:desc>Janne_2.C17:Janne_2.C17</svg:desc>
                </draw:g>
              </table:table-cell>
              <table:table-cell office:value-type="float" office:value="0.6627">
                <text:p>0.6627</text:p>
                <draw:g>
                  <svg:desc>Janne_2.D17:Janne_2.M17</svg:desc>
                </draw:g>
              </table:table-cell>
              <table:table-cell office:value-type="float" office:value="0.8726">
                <text:p>0.8726</text:p>
              </table:table-cell>
              <table:table-cell office:value-type="float" office:value="1.0035">
                <text:p>1.0035</text:p>
              </table:table-cell>
              <table:table-cell office:value-type="float" office:value="1.2071">
                <text:p>1.2071</text:p>
              </table:table-cell>
              <table:table-cell office:value-type="float" office:value="1.5273">
                <text:p>1.5273</text:p>
              </table:table-cell>
              <table:table-cell office:value-type="float" office:value="1.8708">
                <text:p>1.8708</text:p>
              </table:table-cell>
              <table:table-cell office:value-type="float" office:value="2.1738">
                <text:p>2.1738</text:p>
              </table:table-cell>
              <table:table-cell office:value-type="float" office:value="2.4292">
                <text:p>2.4292</text:p>
              </table:table-cell>
              <table:table-cell office:value-type="float" office:value="3.2667">
                <text:p>3.2667</text:p>
              </table:table-cell>
              <table:table-cell office:value-type="float" office:value="2.3225">
                <text:p>2.3225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205cm" style:legend-expansion="high" chart:style-name="ch3"/>
        <chart:plot-area chart:style-name="ch4" table:cell-range-address="Janne_2.C19:Janne_2.M24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_2.D19:Janne_2.M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20:Janne_2.M20" chart:label-cell-address="Janne_2.C20:Janne_2.C20" chart:class="chart:line">
            <chart:data-point chart:repeated="10"/>
          </chart:series>
          <chart:series chart:style-name="ch8" chart:values-cell-range-address="Janne_2.D21:Janne_2.M21" chart:label-cell-address="Janne_2.C21:Janne_2.C21" chart:class="chart:line">
            <chart:data-point chart:repeated="10"/>
          </chart:series>
          <chart:series chart:style-name="ch9" chart:values-cell-range-address="Janne_2.D22:Janne_2.M22" chart:label-cell-address="Janne_2.C22:Janne_2.C22" chart:class="chart:line">
            <chart:data-point chart:repeated="10"/>
          </chart:series>
          <chart:series chart:style-name="ch10" chart:values-cell-range-address="Janne_2.D23:Janne_2.M23" chart:label-cell-address="Janne_2.C23:Janne_2.C23" chart:class="chart:line">
            <chart:data-point chart:repeated="10"/>
          </chart:series>
          <chart:series chart:style-name="ch11" chart:values-cell-range-address="Janne_2.D24:Janne_2.M24" chart:label-cell-address="Janne_2.C24:Janne_2.C2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9:Janne_2.M1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20:Janne_2.C20</svg:desc>
                </draw:g>
              </table:table-cell>
              <table:table-cell office:value-type="float" office:value="0.6983">
                <text:p>0.6983</text:p>
                <draw:g>
                  <svg:desc>Janne_2.D20:Janne_2.M20</svg:desc>
                </draw:g>
              </table:table-cell>
              <table:table-cell office:value-type="float" office:value="0.8711">
                <text:p>0.8711</text:p>
              </table:table-cell>
              <table:table-cell office:value-type="float" office:value="0.9024">
                <text:p>0.9024</text:p>
              </table:table-cell>
              <table:table-cell office:value-type="float" office:value="1.0196">
                <text:p>1.0196</text:p>
              </table:table-cell>
              <table:table-cell office:value-type="float" office:value="1.3077">
                <text:p>1.3077</text:p>
              </table:table-cell>
              <table:table-cell office:value-type="float" office:value="1.2402">
                <text:p>1.2402</text:p>
              </table:table-cell>
              <table:table-cell office:value-type="float" office:value="1.4024">
                <text:p>1.4024</text:p>
              </table:table-cell>
              <table:table-cell office:value-type="float" office:value="2.0137">
                <text:p>2.0137</text:p>
              </table:table-cell>
              <table:table-cell office:value-type="float" office:value="2.7488">
                <text:p>2.7488</text:p>
              </table:table-cell>
              <table:table-cell office:value-type="float" office:value="4.2855">
                <text:p>4.2855</text:p>
              </table:table-cell>
            </table:table-row>
            <table:table-row>
              <table:table-cell office:value-type="string">
                <text:p>Flat cached</text:p>
                <draw:g>
                  <svg:desc>Janne_2.C21:Janne_2.C21</svg:desc>
                </draw:g>
              </table:table-cell>
              <table:table-cell office:value-type="float" office:value="0.6993">
                <text:p>0.6993</text:p>
                <draw:g>
                  <svg:desc>Janne_2.D21:Janne_2.M21</svg:desc>
                </draw:g>
              </table:table-cell>
              <table:table-cell office:value-type="float" office:value="0.8418">
                <text:p>0.8418</text:p>
              </table:table-cell>
              <table:table-cell office:value-type="float" office:value="0.8716">
                <text:p>0.8716</text:p>
              </table:table-cell>
              <table:table-cell office:value-type="float" office:value="0.9198">
                <text:p>0.9198</text:p>
              </table:table-cell>
              <table:table-cell office:value-type="float" office:value="1.0445">
                <text:p>1.0445</text:p>
              </table:table-cell>
              <table:table-cell office:value-type="float" office:value="1.0878">
                <text:p>1.0878</text:p>
              </table:table-cell>
              <table:table-cell office:value-type="float" office:value="1.4173">
                <text:p>1.4173</text:p>
              </table:table-cell>
              <table:table-cell office:value-type="float" office:value="1.9787">
                <text:p>1.9787</text:p>
              </table:table-cell>
              <table:table-cell office:value-type="float" office:value="2.8693">
                <text:p>2.8693</text:p>
              </table:table-cell>
              <table:table-cell office:value-type="float" office:value="4.3447">
                <text:p>4.3447</text:p>
              </table:table-cell>
            </table:table-row>
            <table:table-row>
              <table:table-cell office:value-type="string">
                <text:p>Flat cold</text:p>
                <draw:g>
                  <svg:desc>Janne_2.C22:Janne_2.C22</svg:desc>
                </draw:g>
              </table:table-cell>
              <table:table-cell office:value-type="float" office:value="1.2695">
                <text:p>1.2695</text:p>
                <draw:g>
                  <svg:desc>Janne_2.D22:Janne_2.M22</svg:desc>
                </draw:g>
              </table:table-cell>
              <table:table-cell office:value-type="float" office:value="1.788">
                <text:p>1.788</text:p>
              </table:table-cell>
              <table:table-cell office:value-type="float" office:value="2.2747">
                <text:p>2.2747</text:p>
              </table:table-cell>
              <table:table-cell office:value-type="float" office:value="3.2695">
                <text:p>3.2695</text:p>
              </table:table-cell>
              <table:table-cell office:value-type="float" office:value="6.0087">
                <text:p>6.0087</text:p>
              </table:table-cell>
              <table:table-cell office:value-type="float" office:value="10.7272">
                <text:p>10.7272</text:p>
              </table:table-cell>
              <table:table-cell office:value-type="float" office:value="22.1977">
                <text:p>22.1977</text:p>
              </table:table-cell>
              <table:table-cell office:value-type="float" office:value="62.2546">
                <text:p>62.2546</text:p>
              </table:table-cell>
              <table:table-cell office:value-type="float" office:value="125.0024">
                <text:p>125.0024</text:p>
              </table:table-cell>
              <table:table-cell office:value-type="float" office:value="248.4912">
                <text:p>248.4912</text:p>
              </table:table-cell>
            </table:table-row>
            <table:table-row>
              <table:table-cell office:value-type="string">
                <text:p>Naive</text:p>
                <draw:g>
                  <svg:desc>Janne_2.C23:Janne_2.C23</svg:desc>
                </draw:g>
              </table:table-cell>
              <table:table-cell office:value-type="float" office:value="1.8516">
                <text:p>1.8516</text:p>
                <draw:g>
                  <svg:desc>Janne_2.D23:Janne_2.M23</svg:desc>
                </draw:g>
              </table:table-cell>
              <table:table-cell office:value-type="float" office:value="2.0748">
                <text:p>2.0748</text:p>
              </table:table-cell>
              <table:table-cell office:value-type="float" office:value="2.1758">
                <text:p>2.1758</text:p>
              </table:table-cell>
              <table:table-cell office:value-type="float" office:value="2.2279">
                <text:p>2.2279</text:p>
              </table:table-cell>
              <table:table-cell office:value-type="float" office:value="2.3636">
                <text:p>2.3636</text:p>
              </table:table-cell>
              <table:table-cell office:value-type="float" office:value="2.4843">
                <text:p>2.4843</text:p>
              </table:table-cell>
              <table:table-cell office:value-type="float" office:value="2.6601">
                <text:p>2.6601</text:p>
              </table:table-cell>
              <table:table-cell office:value-type="float" office:value="2.7493">
                <text:p>2.7493</text:p>
              </table:table-cell>
              <table:table-cell office:value-type="float" office:value="2.8573">
                <text:p>2.8573</text:p>
              </table:table-cell>
              <table:table-cell office:value-type="float" office:value="2.8607">
                <text:p>2.8607</text:p>
              </table:table-cell>
            </table:table-row>
            <table:table-row>
              <table:table-cell office:value-type="string">
                <text:p>Pooled</text:p>
                <draw:g>
                  <svg:desc>Janne_2.C24:Janne_2.C24</svg:desc>
                </draw:g>
              </table:table-cell>
              <table:table-cell office:value-type="float" office:value="0.6484">
                <text:p>0.6484</text:p>
                <draw:g>
                  <svg:desc>Janne_2.D24:Janne_2.M24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7748">
                <text:p>0.7748</text:p>
              </table:table-cell>
              <table:table-cell office:value-type="float" office:value="0.8481">
                <text:p>0.8481</text:p>
              </table:table-cell>
              <table:table-cell office:value-type="float" office:value="1.0617">
                <text:p>1.0617</text:p>
              </table:table-cell>
              <table:table-cell office:value-type="float" office:value="1.1969">
                <text:p>1.1969</text:p>
              </table:table-cell>
              <table:table-cell office:value-type="float" office:value="1.532">
                <text:p>1.532</text:p>
              </table:table-cell>
              <table:table-cell office:value-type="float" office:value="2.1005">
                <text:p>2.1005</text:p>
              </table:table-cell>
              <table:table-cell office:value-type="float" office:value="2.478">
                <text:p>2.478</text:p>
              </table:table-cell>
              <table:table-cell office:value-type="float" office:value="2.6897">
                <text:p>2.6897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Nth node normalized</text:p>
        </chart:title>
        <chart:legend chart:legend-position="end" svg:x="13.598cm" svg:y="3.952cm" style:legend-expansion="high" chart:style-name="ch3"/>
        <chart:plot-area chart:style-name="ch4" table:cell-range-address="Janne_2.C127:Janne_2.M129" chart:data-source-has-labels="both" svg:x="0.32cm" svg:y="1.275cm" svg:width="12.958cm" svg:height="7.545cm">
          <chartooo:coordinate-region svg:x="1.232cm" svg:y="1.475cm" svg:width="11.581cm" svg:height="6.698cm"/>
          <chart:axis chart:dimension="x" chart:name="primary-x" chart:style-name="ch5" chartooo:axis-type="auto">
            <chartooo:date-scale/>
            <chart:categories table:cell-range-address="Janne_2.D127:Janne_2.M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28:Janne_2.M128" chart:label-cell-address="Janne_2.C128:Janne_2.C128" chart:class="chart:line">
            <chart:data-point chart:repeated="10"/>
          </chart:series>
          <chart:series chart:style-name="ch8" chart:values-cell-range-address="Janne_2.D129:Janne_2.M129" chart:label-cell-address="Janne_2.C129:Janne_2.C129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27:Janne_2.M12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Janne_2.C128:Janne_2.C128</svg:desc>
                </draw:g>
              </table:table-cell>
              <table:table-cell office:value-type="float" office:value="0.0662">
                <text:p>0.0662</text:p>
                <draw:g>
                  <svg:desc>Janne_2.D128:Janne_2.M128</svg:desc>
                </draw:g>
              </table:table-cell>
              <table:table-cell office:value-type="float" office:value="0.03475">
                <text:p>0.03475</text:p>
              </table:table-cell>
              <table:table-cell office:value-type="float" office:value="0.030108">
                <text:p>0.030108</text:p>
              </table:table-cell>
              <table:table-cell office:value-type="float" office:value="0.024747">
                <text:p>0.024747</text:p>
              </table:table-cell>
              <table:table-cell office:value-type="float" office:value="0.0222876">
                <text:p>0.0222876</text:p>
              </table:table-cell>
              <table:table-cell office:value-type="float" office:value="0.0211944">
                <text:p>0.0211944</text:p>
              </table:table-cell>
              <table:table-cell office:value-type="float" office:value="0.02511755">
                <text:p>0.02511755</text:p>
              </table:table-cell>
              <table:table-cell office:value-type="float" office:value="0.02564984">
                <text:p>0.02564984</text:p>
              </table:table-cell>
              <table:table-cell office:value-type="float" office:value="0.02376936">
                <text:p>0.02376936</text:p>
              </table:table-cell>
              <table:table-cell office:value-type="float" office:value="0.02161678">
                <text:p>0.02161678</text:p>
              </table:table-cell>
            </table:table-row>
            <table:table-row>
              <table:table-cell office:value-type="string">
                <text:p>Pooled</text:p>
                <draw:g>
                  <svg:desc>Janne_2.C129:Janne_2.C129</svg:desc>
                </draw:g>
              </table:table-cell>
              <table:table-cell office:value-type="float" office:value="0.06986">
                <text:p>0.06986</text:p>
                <draw:g>
                  <svg:desc>Janne_2.D129:Janne_2.M129</svg:desc>
                </draw:g>
              </table:table-cell>
              <table:table-cell office:value-type="float" office:value="0.035492">
                <text:p>0.035492</text:p>
              </table:table-cell>
              <table:table-cell office:value-type="float" office:value="0.030888">
                <text:p>0.030888</text:p>
              </table:table-cell>
              <table:table-cell office:value-type="float" office:value="0.0271835">
                <text:p>0.0271835</text:p>
              </table:table-cell>
              <table:table-cell office:value-type="float" office:value="0.0251936">
                <text:p>0.0251936</text:p>
              </table:table-cell>
              <table:table-cell office:value-type="float" office:value="0.0263253">
                <text:p>0.0263253</text:p>
              </table:table-cell>
              <table:table-cell office:value-type="float" office:value="0.02634735">
                <text:p>0.02634735</text:p>
              </table:table-cell>
              <table:table-cell office:value-type="float" office:value="0.0259208">
                <text:p>0.0259208</text:p>
              </table:table-cell>
              <table:table-cell office:value-type="float" office:value="0.02342336">
                <text:p>0.02342336</text:p>
              </table:table-cell>
              <table:table-cell office:value-type="float" office:value="0.020967925">
                <text:p>0.020967925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Janne_2.C33:Janne_2.M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Janne_2.D33:Janne_2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34:Janne_2.M34" chart:label-cell-address="Janne_2.C34:Janne_2.C34" chart:class="chart:line">
            <chart:data-point chart:repeated="10"/>
          </chart:series>
          <chart:series chart:style-name="ch8" chart:values-cell-range-address="Janne_2.D35:Janne_2.M35" chart:label-cell-address="Janne_2.C35:Janne_2.C35" chart:class="chart:line">
            <chart:data-point chart:repeated="10"/>
          </chart:series>
          <chart:series chart:style-name="ch9" chart:values-cell-range-address="Janne_2.D36:Janne_2.M36" chart:label-cell-address="Janne_2.C36:Janne_2.C36" chart:class="chart:line">
            <chart:data-point chart:repeated="10"/>
          </chart:series>
          <chart:series chart:style-name="ch10" chart:values-cell-range-address="Janne_2.D37:Janne_2.M37" chart:label-cell-address="Janne_2.C37:Janne_2.C37" chart:class="chart:line">
            <chart:data-point chart:repeated="10"/>
          </chart:series>
          <chart:series chart:style-name="ch11" chart:values-cell-range-address="Janne_2.D38:Janne_2.M38" chart:label-cell-address="Janne_2.C38:Janne_2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33:Janne_2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34:Janne_2.C34</svg:desc>
                </draw:g>
              </table:table-cell>
              <table:table-cell office:value-type="float" office:value="0.5056">
                <text:p>0.5056</text:p>
                <draw:g>
                  <svg:desc>Janne_2.D34:Janne_2.M34</svg:desc>
                </draw:g>
              </table:table-cell>
              <table:table-cell office:value-type="float" office:value="0.7659">
                <text:p>0.7659</text:p>
              </table:table-cell>
              <table:table-cell office:value-type="float" office:value="0.8992">
                <text:p>0.8992</text:p>
              </table:table-cell>
              <table:table-cell office:value-type="float" office:value="1.1536">
                <text:p>1.1536</text:p>
              </table:table-cell>
              <table:table-cell office:value-type="float" office:value="1.9221">
                <text:p>1.9221</text:p>
              </table:table-cell>
              <table:table-cell office:value-type="float" office:value="2.5536">
                <text:p>2.5536</text:p>
              </table:table-cell>
              <table:table-cell office:value-type="float" office:value="3.77">
                <text:p>3.77</text:p>
              </table:table-cell>
              <table:table-cell office:value-type="float" office:value="11.2785">
                <text:p>11.2785</text:p>
              </table:table-cell>
              <table:table-cell office:value-type="float" office:value="13.191">
                <text:p>13.191</text:p>
              </table:table-cell>
              <table:table-cell office:value-type="float" office:value="24.7264">
                <text:p>24.7264</text:p>
              </table:table-cell>
            </table:table-row>
            <table:table-row>
              <table:table-cell office:value-type="string">
                <text:p>Flat cached</text:p>
                <draw:g>
                  <svg:desc>Janne_2.C35:Janne_2.C35</svg:desc>
                </draw:g>
              </table:table-cell>
              <table:table-cell office:value-type="float" office:value="0.4917">
                <text:p>0.4917</text:p>
                <draw:g>
                  <svg:desc>Janne_2.D35:Janne_2.M35</svg:desc>
                </draw:g>
              </table:table-cell>
              <table:table-cell office:value-type="float" office:value="0.5392">
                <text:p>0.5392</text:p>
              </table:table-cell>
              <table:table-cell office:value-type="float" office:value="0.5497">
                <text:p>0.5497</text:p>
              </table:table-cell>
              <table:table-cell office:value-type="float" office:value="0.5976">
                <text:p>0.5976</text:p>
              </table:table-cell>
              <table:table-cell office:value-type="float" office:value="0.7401">
                <text:p>0.7401</text:p>
              </table:table-cell>
              <table:table-cell office:value-type="float" office:value="0.5488">
                <text:p>0.5488</text:p>
              </table:table-cell>
              <table:table-cell office:value-type="float" office:value="0.5879">
                <text:p>0.5879</text:p>
              </table:table-cell>
              <table:table-cell office:value-type="float" office:value="0.7129">
                <text:p>0.7129</text:p>
              </table:table-cell>
              <table:table-cell office:value-type="float" office:value="0.8624">
                <text:p>0.8624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Flat cold</text:p>
                <draw:g>
                  <svg:desc>Janne_2.C36:Janne_2.C36</svg:desc>
                </draw:g>
              </table:table-cell>
              <table:table-cell office:value-type="float" office:value="1.3326">
                <text:p>1.3326</text:p>
                <draw:g>
                  <svg:desc>Janne_2.D36:Janne_2.M36</svg:desc>
                </draw:g>
              </table:table-cell>
              <table:table-cell office:value-type="float" office:value="1.4353">
                <text:p>1.4353</text:p>
              </table:table-cell>
              <table:table-cell office:value-type="float" office:value="1.5527">
                <text:p>1.5527</text:p>
              </table:table-cell>
              <table:table-cell office:value-type="float" office:value="1.7936">
                <text:p>1.7936</text:p>
              </table:table-cell>
              <table:table-cell office:value-type="float" office:value="2.3608">
                <text:p>2.3608</text:p>
              </table:table-cell>
              <table:table-cell office:value-type="float" office:value="3.2011">
                <text:p>3.2011</text:p>
              </table:table-cell>
              <table:table-cell office:value-type="float" office:value="6.3551">
                <text:p>6.3551</text:p>
              </table:table-cell>
              <table:table-cell office:value-type="float" office:value="25.4876">
                <text:p>25.4876</text:p>
              </table:table-cell>
              <table:table-cell office:value-type="float" office:value="51.479">
                <text:p>51.479</text:p>
              </table:table-cell>
              <table:table-cell office:value-type="float" office:value="101.4602">
                <text:p>101.4602</text:p>
              </table:table-cell>
            </table:table-row>
            <table:table-row>
              <table:table-cell office:value-type="string">
                <text:p>Naive</text:p>
                <draw:g>
                  <svg:desc>Janne_2.C37:Janne_2.C37</svg:desc>
                </draw:g>
              </table:table-cell>
              <table:table-cell office:value-type="float" office:value="0.7059">
                <text:p>0.7059</text:p>
                <draw:g>
                  <svg:desc>Janne_2.D37:Janne_2.M37</svg:desc>
                </draw:g>
              </table:table-cell>
              <table:table-cell office:value-type="float" office:value="0.7409">
                <text:p>0.7409</text:p>
              </table:table-cell>
              <table:table-cell office:value-type="float" office:value="0.8375">
                <text:p>0.8375</text:p>
              </table:table-cell>
              <table:table-cell office:value-type="float" office:value="0.9142">
                <text:p>0.9142</text:p>
              </table:table-cell>
              <table:table-cell office:value-type="float" office:value="0.9854">
                <text:p>0.9854</text:p>
              </table:table-cell>
              <table:table-cell office:value-type="float" office:value="0.9509">
                <text:p>0.9509</text:p>
              </table:table-cell>
              <table:table-cell office:value-type="float" office:value="0.9996">
                <text:p>0.9996</text:p>
              </table:table-cell>
              <table:table-cell office:value-type="float" office:value="1.4349">
                <text:p>1.4349</text:p>
              </table:table-cell>
              <table:table-cell office:value-type="float" office:value="1.1077">
                <text:p>1.1077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Pooled</text:p>
                <draw:g>
                  <svg:desc>Janne_2.C38:Janne_2.C38</svg:desc>
                </draw:g>
              </table:table-cell>
              <table:table-cell office:value-type="float" office:value="0.745">
                <text:p>0.745</text:p>
                <draw:g>
                  <svg:desc>Janne_2.D38:Janne_2.M38</svg:desc>
                </draw:g>
              </table:table-cell>
              <table:table-cell office:value-type="float" office:value="0.7836">
                <text:p>0.7836</text:p>
              </table:table-cell>
              <table:table-cell office:value-type="float" office:value="0.8666">
                <text:p>0.8666</text:p>
              </table:table-cell>
              <table:table-cell office:value-type="float" office:value="0.9195">
                <text:p>0.9195</text:p>
              </table:table-cell>
              <table:table-cell office:value-type="float" office:value="0.9561">
                <text:p>0.9561</text:p>
              </table:table-cell>
              <table:table-cell office:value-type="float" office:value="0.9831">
                <text:p>0.9831</text:p>
              </table:table-cell>
              <table:table-cell office:value-type="float" office:value="1.0709">
                <text:p>1.0709</text:p>
              </table:table-cell>
              <table:table-cell office:value-type="float" office:value="1.4936">
                <text:p>1.4936</text:p>
              </table:table-cell>
              <table:table-cell office:value-type="float" office:value="1.2377">
                <text:p>1.2377</text:p>
              </table:table-cell>
              <table:table-cell office:value-type="float" office:value="1.264">
                <text:p>1.264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Janne_2.C26:Janne_2.M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Janne_2.D26:Janne_2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27:Janne_2.M27" chart:label-cell-address="Janne_2.C27:Janne_2.C27" chart:class="chart:line">
            <chart:data-point chart:repeated="10"/>
          </chart:series>
          <chart:series chart:style-name="ch8" chart:values-cell-range-address="Janne_2.D28:Janne_2.M28" chart:label-cell-address="Janne_2.C28:Janne_2.C28" chart:class="chart:line">
            <chart:data-point chart:repeated="10"/>
          </chart:series>
          <chart:series chart:style-name="ch9" chart:values-cell-range-address="Janne_2.D29:Janne_2.M29" chart:label-cell-address="Janne_2.C29:Janne_2.C29" chart:class="chart:line">
            <chart:data-point chart:repeated="10"/>
          </chart:series>
          <chart:series chart:style-name="ch10" chart:values-cell-range-address="Janne_2.D30:Janne_2.M30" chart:label-cell-address="Janne_2.C30:Janne_2.C30" chart:class="chart:line">
            <chart:data-point chart:repeated="10"/>
          </chart:series>
          <chart:series chart:style-name="ch11" chart:values-cell-range-address="Janne_2.D31:Janne_2.M31" chart:label-cell-address="Janne_2.C31:Janne_2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26:Janne_2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27:Janne_2.C27</svg:desc>
                </draw:g>
              </table:table-cell>
              <table:table-cell office:value-type="float" office:value="0">
                <text:p>0</text:p>
                <draw:g>
                  <svg:desc>Janne_2.D27:Janne_2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Janne_2.C28:Janne_2.C28</svg:desc>
                </draw:g>
              </table:table-cell>
              <table:table-cell office:value-type="float" office:value="0">
                <text:p>0</text:p>
                <draw:g>
                  <svg:desc>Janne_2.D28:Janne_2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Janne_2.C29:Janne_2.C29</svg:desc>
                </draw:g>
              </table:table-cell>
              <table:table-cell office:value-type="float" office:value="0">
                <text:p>0</text:p>
                <draw:g>
                  <svg:desc>Janne_2.D29:Janne_2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Janne_2.C30:Janne_2.C30</svg:desc>
                </draw:g>
              </table:table-cell>
              <table:table-cell office:value-type="float" office:value="0.662">
                <text:p>0.662</text:p>
                <draw:g>
                  <svg:desc>Janne_2.D30:Janne_2.M30</svg:desc>
                </draw:g>
              </table:table-cell>
              <table:table-cell office:value-type="float" office:value="1.7375">
                <text:p>1.7375</text:p>
              </table:table-cell>
              <table:table-cell office:value-type="float" office:value="3.0108">
                <text:p>3.0108</text:p>
              </table:table-cell>
              <table:table-cell office:value-type="float" office:value="4.9494">
                <text:p>4.9494</text:p>
              </table:table-cell>
              <table:table-cell office:value-type="float" office:value="11.1438">
                <text:p>11.1438</text:p>
              </table:table-cell>
              <table:table-cell office:value-type="float" office:value="21.1944">
                <text:p>21.1944</text:p>
              </table:table-cell>
              <table:table-cell office:value-type="float" office:value="50.2351">
                <text:p>50.2351</text:p>
              </table:table-cell>
              <table:table-cell office:value-type="float" office:value="128.2492">
                <text:p>128.2492</text:p>
              </table:table-cell>
              <table:table-cell office:value-type="float" office:value="237.6936">
                <text:p>237.6936</text:p>
              </table:table-cell>
              <table:table-cell office:value-type="float" office:value="432.3356">
                <text:p>432.3356</text:p>
              </table:table-cell>
            </table:table-row>
            <table:table-row>
              <table:table-cell office:value-type="string">
                <text:p>Pooled</text:p>
                <draw:g>
                  <svg:desc>Janne_2.C31:Janne_2.C31</svg:desc>
                </draw:g>
              </table:table-cell>
              <table:table-cell office:value-type="float" office:value="0.6986">
                <text:p>0.6986</text:p>
                <draw:g>
                  <svg:desc>Janne_2.D31:Janne_2.M31</svg:desc>
                </draw:g>
              </table:table-cell>
              <table:table-cell office:value-type="float" office:value="1.7746">
                <text:p>1.7746</text:p>
              </table:table-cell>
              <table:table-cell office:value-type="float" office:value="3.0888">
                <text:p>3.0888</text:p>
              </table:table-cell>
              <table:table-cell office:value-type="float" office:value="5.4367">
                <text:p>5.4367</text:p>
              </table:table-cell>
              <table:table-cell office:value-type="float" office:value="12.5968">
                <text:p>12.5968</text:p>
              </table:table-cell>
              <table:table-cell office:value-type="float" office:value="26.3253">
                <text:p>26.3253</text:p>
              </table:table-cell>
              <table:table-cell office:value-type="float" office:value="52.6947">
                <text:p>52.6947</text:p>
              </table:table-cell>
              <table:table-cell office:value-type="float" office:value="129.604">
                <text:p>129.604</text:p>
              </table:table-cell>
              <table:table-cell office:value-type="float" office:value="234.2336">
                <text:p>234.2336</text:p>
              </table:table-cell>
              <table:table-cell office:value-type="float" office:value="419.3585">
                <text:p>419.3585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Janne_2.C40:Janne_2.M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Janne_2.D40:Janne_2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41:Janne_2.M41" chart:label-cell-address="Janne_2.C41:Janne_2.C41" chart:class="chart:line">
            <chart:data-point chart:repeated="10"/>
          </chart:series>
          <chart:series chart:style-name="ch8" chart:values-cell-range-address="Janne_2.D42:Janne_2.M42" chart:label-cell-address="Janne_2.C42:Janne_2.C42" chart:class="chart:line">
            <chart:data-point chart:repeated="10"/>
          </chart:series>
          <chart:series chart:style-name="ch9" chart:values-cell-range-address="Janne_2.D43:Janne_2.M43" chart:label-cell-address="Janne_2.C43:Janne_2.C43" chart:class="chart:line">
            <chart:data-point chart:repeated="10"/>
          </chart:series>
          <chart:series chart:style-name="ch10" chart:values-cell-range-address="Janne_2.D44:Janne_2.M44" chart:label-cell-address="Janne_2.C44:Janne_2.C44" chart:class="chart:line">
            <chart:data-point chart:repeated="10"/>
          </chart:series>
          <chart:series chart:style-name="ch11" chart:values-cell-range-address="Janne_2.D45:Janne_2.M45" chart:label-cell-address="Janne_2.C45:Janne_2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40:Janne_2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41:Janne_2.C41</svg:desc>
                </draw:g>
              </table:table-cell>
              <table:table-cell office:value-type="float" office:value="0.1558">
                <text:p>0.1558</text:p>
                <draw:g>
                  <svg:desc>Janne_2.D41:Janne_2.M41</svg:desc>
                </draw:g>
              </table:table-cell>
              <table:table-cell office:value-type="float" office:value="0.1811">
                <text:p>0.1811</text:p>
              </table:table-cell>
              <table:table-cell office:value-type="float" office:value="0.202">
                <text:p>0.202</text:p>
              </table:table-cell>
              <table:table-cell office:value-type="float" office:value="0.2521">
                <text:p>0.2521</text:p>
              </table:table-cell>
              <table:table-cell office:value-type="float" office:value="0.5702">
                <text:p>0.5702</text:p>
              </table:table-cell>
              <table:table-cell office:value-type="float" office:value="0.5574">
                <text:p>0.5574</text:p>
              </table:table-cell>
              <table:table-cell office:value-type="float" office:value="0.8281">
                <text:p>0.8281</text:p>
              </table:table-cell>
              <table:table-cell office:value-type="float" office:value="1.3912">
                <text:p>1.3912</text:p>
              </table:table-cell>
              <table:table-cell office:value-type="float" office:value="2.3546">
                <text:p>2.3546</text:p>
              </table:table-cell>
              <table:table-cell office:value-type="float" office:value="4.2024">
                <text:p>4.2024</text:p>
              </table:table-cell>
            </table:table-row>
            <table:table-row>
              <table:table-cell office:value-type="string">
                <text:p>Flat cached</text:p>
                <draw:g>
                  <svg:desc>Janne_2.C42:Janne_2.C42</svg:desc>
                </draw:g>
              </table:table-cell>
              <table:table-cell office:value-type="float" office:value="0.1635">
                <text:p>0.1635</text:p>
                <draw:g>
                  <svg:desc>Janne_2.D42:Janne_2.M42</svg:desc>
                </draw:g>
              </table:table-cell>
              <table:table-cell office:value-type="float" office:value="0.1789">
                <text:p>0.1789</text:p>
              </table:table-cell>
              <table:table-cell office:value-type="float" office:value="0.1778">
                <text:p>0.1778</text:p>
              </table:table-cell>
              <table:table-cell office:value-type="float" office:value="0.218">
                <text:p>0.218</text:p>
              </table:table-cell>
              <table:table-cell office:value-type="float" office:value="0.5523">
                <text:p>0.5523</text:p>
              </table:table-cell>
              <table:table-cell office:value-type="float" office:value="0.5769">
                <text:p>0.5769</text:p>
              </table:table-cell>
              <table:table-cell office:value-type="float" office:value="0.7044">
                <text:p>0.7044</text:p>
              </table:table-cell>
              <table:table-cell office:value-type="float" office:value="1.3008">
                <text:p>1.3008</text:p>
              </table:table-cell>
              <table:table-cell office:value-type="float" office:value="2.4163">
                <text:p>2.4163</text:p>
              </table:table-cell>
              <table:table-cell office:value-type="float" office:value="4.1762">
                <text:p>4.1762</text:p>
              </table:table-cell>
            </table:table-row>
            <table:table-row>
              <table:table-cell office:value-type="string">
                <text:p>Flat cold</text:p>
                <draw:g>
                  <svg:desc>Janne_2.C43:Janne_2.C43</svg:desc>
                </draw:g>
              </table:table-cell>
              <table:table-cell office:value-type="float" office:value="0.193">
                <text:p>0.193</text:p>
                <draw:g>
                  <svg:desc>Janne_2.D43:Janne_2.M43</svg:desc>
                </draw:g>
              </table:table-cell>
              <table:table-cell office:value-type="float" office:value="0.1863">
                <text:p>0.1863</text:p>
              </table:table-cell>
              <table:table-cell office:value-type="float" office:value="0.1931">
                <text:p>0.1931</text:p>
              </table:table-cell>
              <table:table-cell office:value-type="float" office:value="0.2409">
                <text:p>0.2409</text:p>
              </table:table-cell>
              <table:table-cell office:value-type="float" office:value="0.4927">
                <text:p>0.4927</text:p>
              </table:table-cell>
              <table:table-cell office:value-type="float" office:value="0.5168">
                <text:p>0.5168</text:p>
              </table:table-cell>
              <table:table-cell office:value-type="float" office:value="0.6991">
                <text:p>0.6991</text:p>
              </table:table-cell>
              <table:table-cell office:value-type="float" office:value="1.3406">
                <text:p>1.3406</text:p>
              </table:table-cell>
              <table:table-cell office:value-type="float" office:value="2.5041">
                <text:p>2.5041</text:p>
              </table:table-cell>
              <table:table-cell office:value-type="float" office:value="4.2816">
                <text:p>4.2816</text:p>
              </table:table-cell>
            </table:table-row>
            <table:table-row>
              <table:table-cell office:value-type="string">
                <text:p>Naive</text:p>
                <draw:g>
                  <svg:desc>Janne_2.C44:Janne_2.C44</svg:desc>
                </draw:g>
              </table:table-cell>
              <table:table-cell office:value-type="float" office:value="0.9623">
                <text:p>0.9623</text:p>
                <draw:g>
                  <svg:desc>Janne_2.D44:Janne_2.M44</svg:desc>
                </draw:g>
              </table:table-cell>
              <table:table-cell office:value-type="float" office:value="2.7575">
                <text:p>2.7575</text:p>
              </table:table-cell>
              <table:table-cell office:value-type="float" office:value="4.9356">
                <text:p>4.9356</text:p>
              </table:table-cell>
              <table:table-cell office:value-type="float" office:value="7.8798">
                <text:p>7.8798</text:p>
              </table:table-cell>
              <table:table-cell office:value-type="float" office:value="17.4728">
                <text:p>17.4728</text:p>
              </table:table-cell>
              <table:table-cell office:value-type="float" office:value="32.5215">
                <text:p>32.5215</text:p>
              </table:table-cell>
              <table:table-cell office:value-type="float" office:value="90.6954">
                <text:p>90.6954</text:p>
              </table:table-cell>
              <table:table-cell office:value-type="float" office:value="245.8024">
                <text:p>245.8024</text:p>
              </table:table-cell>
              <table:table-cell office:value-type="float" office:value="480.4535">
                <text:p>480.4535</text:p>
              </table:table-cell>
              <table:table-cell office:value-type="float" office:value="965.1804">
                <text:p>965.1804</text:p>
              </table:table-cell>
            </table:table-row>
            <table:table-row>
              <table:table-cell office:value-type="string">
                <text:p>Pooled</text:p>
                <draw:g>
                  <svg:desc>Janne_2.C45:Janne_2.C45</svg:desc>
                </draw:g>
              </table:table-cell>
              <table:table-cell office:value-type="float" office:value="0.8878">
                <text:p>0.8878</text:p>
                <draw:g>
                  <svg:desc>Janne_2.D45:Janne_2.M45</svg:desc>
                </draw:g>
              </table:table-cell>
              <table:table-cell office:value-type="float" office:value="2.8536">
                <text:p>2.8536</text:p>
              </table:table-cell>
              <table:table-cell office:value-type="float" office:value="5.1406">
                <text:p>5.1406</text:p>
              </table:table-cell>
              <table:table-cell office:value-type="float" office:value="9.1787">
                <text:p>9.1787</text:p>
              </table:table-cell>
              <table:table-cell office:value-type="float" office:value="21.2002">
                <text:p>21.2002</text:p>
              </table:table-cell>
              <table:table-cell office:value-type="float" office:value="44.866">
                <text:p>44.866</text:p>
              </table:table-cell>
              <table:table-cell office:value-type="float" office:value="96.5877">
                <text:p>96.5877</text:p>
              </table:table-cell>
              <table:table-cell office:value-type="float" office:value="246.0889">
                <text:p>246.0889</text:p>
              </table:table-cell>
              <table:table-cell office:value-type="float" office:value="463.5996">
                <text:p>463.5996</text:p>
              </table:table-cell>
              <table:table-cell office:value-type="float" office:value="927.8311">
                <text:p>927.8311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Find count</text:p>
        </chart:title>
        <chart:legend chart:legend-position="end" svg:x="12.857cm" svg:y="3.205cm" style:legend-expansion="high" chart:style-name="ch3"/>
        <chart:plot-area chart:style-name="ch4" table:cell-range-address="Janne_2.C47:Janne_2.M52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Janne_2.D47:Janne_2.M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48:Janne_2.M48" chart:label-cell-address="Janne_2.C48:Janne_2.C48" chart:class="chart:line">
            <chart:data-point chart:repeated="10"/>
          </chart:series>
          <chart:series chart:style-name="ch8" chart:values-cell-range-address="Janne_2.D49:Janne_2.M49" chart:label-cell-address="Janne_2.C49:Janne_2.C49" chart:class="chart:line">
            <chart:data-point chart:repeated="10"/>
          </chart:series>
          <chart:series chart:style-name="ch9" chart:values-cell-range-address="Janne_2.D50:Janne_2.M50" chart:label-cell-address="Janne_2.C50:Janne_2.C50" chart:class="chart:line">
            <chart:data-point chart:repeated="10"/>
          </chart:series>
          <chart:series chart:style-name="ch10" chart:values-cell-range-address="Janne_2.D51:Janne_2.M51" chart:label-cell-address="Janne_2.C51:Janne_2.C51" chart:class="chart:line">
            <chart:data-point chart:repeated="10"/>
          </chart:series>
          <chart:series chart:style-name="ch11" chart:values-cell-range-address="Janne_2.D52:Janne_2.M52" chart:label-cell-address="Janne_2.C52:Janne_2.C5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47:Janne_2.M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48:Janne_2.C48</svg:desc>
                </draw:g>
              </table:table-cell>
              <table:table-cell office:value-type="float" office:value="0.1682">
                <text:p>0.1682</text:p>
                <draw:g>
                  <svg:desc>Janne_2.D48:Janne_2.M48</svg:desc>
                </draw:g>
              </table:table-cell>
              <table:table-cell office:value-type="float" office:value="0.1523">
                <text:p>0.1523</text:p>
              </table:table-cell>
              <table:table-cell office:value-type="float" office:value="0.1783">
                <text:p>0.1783</text:p>
              </table:table-cell>
              <table:table-cell office:value-type="float" office:value="0.2113">
                <text:p>0.2113</text:p>
              </table:table-cell>
              <table:table-cell office:value-type="float" office:value="0.358">
                <text:p>0.358</text:p>
              </table:table-cell>
              <table:table-cell office:value-type="float" office:value="0.2331">
                <text:p>0.2331</text:p>
              </table:table-cell>
              <table:table-cell office:value-type="float" office:value="0.1932">
                <text:p>0.1932</text:p>
              </table:table-cell>
              <table:table-cell office:value-type="float" office:value="0.2055">
                <text:p>0.2055</text:p>
              </table:table-cell>
              <table:table-cell office:value-type="float" office:value="0.1896">
                <text:p>0.1896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Flat cached</text:p>
                <draw:g>
                  <svg:desc>Janne_2.C49:Janne_2.C49</svg:desc>
                </draw:g>
              </table:table-cell>
              <table:table-cell office:value-type="float" office:value="0.1747">
                <text:p>0.1747</text:p>
                <draw:g>
                  <svg:desc>Janne_2.D49:Janne_2.M49</svg:desc>
                </draw:g>
              </table:table-cell>
              <table:table-cell office:value-type="float" office:value="0.171">
                <text:p>0.171</text:p>
              </table:table-cell>
              <table:table-cell office:value-type="float" office:value="0.1646">
                <text:p>0.1646</text:p>
              </table:table-cell>
              <table:table-cell office:value-type="float" office:value="0.1795">
                <text:p>0.1795</text:p>
              </table:table-cell>
              <table:table-cell office:value-type="float" office:value="0.3321">
                <text:p>0.3321</text:p>
              </table:table-cell>
              <table:table-cell office:value-type="float" office:value="0.1889">
                <text:p>0.1889</text:p>
              </table:table-cell>
              <table:table-cell office:value-type="float" office:value="0.1978">
                <text:p>0.1978</text:p>
              </table:table-cell>
              <table:table-cell office:value-type="float" office:value="0.1969">
                <text:p>0.1969</text:p>
              </table:table-cell>
              <table:table-cell office:value-type="float" office:value="0.3342">
                <text:p>0.3342</text:p>
              </table:table-cell>
              <table:table-cell office:value-type="float" office:value="0.1922">
                <text:p>0.1922</text:p>
              </table:table-cell>
            </table:table-row>
            <table:table-row>
              <table:table-cell office:value-type="string">
                <text:p>Flat cold</text:p>
                <draw:g>
                  <svg:desc>Janne_2.C50:Janne_2.C50</svg:desc>
                </draw:g>
              </table:table-cell>
              <table:table-cell office:value-type="float" office:value="0.1821">
                <text:p>0.1821</text:p>
                <draw:g>
                  <svg:desc>Janne_2.D50:Janne_2.M50</svg:desc>
                </draw:g>
              </table:table-cell>
              <table:table-cell office:value-type="float" office:value="0.1705">
                <text:p>0.1705</text:p>
              </table:table-cell>
              <table:table-cell office:value-type="float" office:value="0.1715">
                <text:p>0.1715</text:p>
              </table:table-cell>
              <table:table-cell office:value-type="float" office:value="0.2031">
                <text:p>0.2031</text:p>
              </table:table-cell>
              <table:table-cell office:value-type="float" office:value="0.2766">
                <text:p>0.2766</text:p>
              </table:table-cell>
              <table:table-cell office:value-type="float" office:value="0.1979">
                <text:p>0.1979</text:p>
              </table:table-cell>
              <table:table-cell office:value-type="float" office:value="0.1866">
                <text:p>0.1866</text:p>
              </table:table-cell>
              <table:table-cell office:value-type="float" office:value="0.178">
                <text:p>0.178</text:p>
              </table:table-cell>
              <table:table-cell office:value-type="float" office:value="0.38">
                <text:p>0.38</text:p>
              </table:table-cell>
              <table:table-cell office:value-type="float" office:value="0.2203">
                <text:p>0.2203</text:p>
              </table:table-cell>
            </table:table-row>
            <table:table-row>
              <table:table-cell office:value-type="string">
                <text:p>Naive</text:p>
                <draw:g>
                  <svg:desc>Janne_2.C51:Janne_2.C51</svg:desc>
                </draw:g>
              </table:table-cell>
              <table:table-cell office:value-type="float" office:value="0.9644">
                <text:p>0.9644</text:p>
                <draw:g>
                  <svg:desc>Janne_2.D51:Janne_2.M51</svg:desc>
                </draw:g>
              </table:table-cell>
              <table:table-cell office:value-type="float" office:value="2.6265">
                <text:p>2.6265</text:p>
              </table:table-cell>
              <table:table-cell office:value-type="float" office:value="4.7074">
                <text:p>4.7074</text:p>
              </table:table-cell>
              <table:table-cell office:value-type="float" office:value="7.4358">
                <text:p>7.4358</text:p>
              </table:table-cell>
              <table:table-cell office:value-type="float" office:value="16.724">
                <text:p>16.724</text:p>
              </table:table-cell>
              <table:table-cell office:value-type="float" office:value="33.8851">
                <text:p>33.8851</text:p>
              </table:table-cell>
              <table:table-cell office:value-type="float" office:value="91.1959">
                <text:p>91.1959</text:p>
              </table:table-cell>
              <table:table-cell office:value-type="float" office:value="234.5098">
                <text:p>234.5098</text:p>
              </table:table-cell>
              <table:table-cell office:value-type="float" office:value="462.6294">
                <text:p>462.6294</text:p>
              </table:table-cell>
              <table:table-cell office:value-type="float" office:value="924.7643">
                <text:p>924.7643</text:p>
              </table:table-cell>
            </table:table-row>
            <table:table-row>
              <table:table-cell office:value-type="string">
                <text:p>Pooled</text:p>
                <draw:g>
                  <svg:desc>Janne_2.C52:Janne_2.C52</svg:desc>
                </draw:g>
              </table:table-cell>
              <table:table-cell office:value-type="float" office:value="0.8769">
                <text:p>0.8769</text:p>
                <draw:g>
                  <svg:desc>Janne_2.D52:Janne_2.M52</svg:desc>
                </draw:g>
              </table:table-cell>
              <table:table-cell office:value-type="float" office:value="2.7205">
                <text:p>2.7205</text:p>
              </table:table-cell>
              <table:table-cell office:value-type="float" office:value="4.8952">
                <text:p>4.8952</text:p>
              </table:table-cell>
              <table:table-cell office:value-type="float" office:value="8.6484">
                <text:p>8.6484</text:p>
              </table:table-cell>
              <table:table-cell office:value-type="float" office:value="19.9996">
                <text:p>19.9996</text:p>
              </table:table-cell>
              <table:table-cell office:value-type="float" office:value="44.8422">
                <text:p>44.8422</text:p>
              </table:table-cell>
              <table:table-cell office:value-type="float" office:value="96.5956">
                <text:p>96.5956</text:p>
              </table:table-cell>
              <table:table-cell office:value-type="float" office:value="236.3823">
                <text:p>236.3823</text:p>
              </table:table-cell>
              <table:table-cell office:value-type="float" office:value="447.308">
                <text:p>447.308</text:p>
              </table:table-cell>
              <table:table-cell office:value-type="float" office:value="891.9621">
                <text:p>891.9621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33cm" svg:y="0.316cm" chart:style-name="ch2">
          <text:p>Add</text:p>
        </chart:title>
        <chart:legend chart:legend-position="end" svg:x="12.857cm" svg:y="3.454cm" style:legend-expansion="high" chart:style-name="ch3"/>
        <chart:plot-area chart:style-name="ch4" table:cell-range-address="Janne_2.C109:Janne_2.M113" chart:data-source-has-labels="both" svg:x="0.32cm" svg:y="1.275cm" svg:width="12.217cm" svg:height="7.545cm">
          <chartooo:coordinate-region svg:x="0.756cm" svg:y="1.474cm" svg:width="11.316cm" svg:height="6.699cm"/>
          <chart:axis chart:dimension="x" chart:name="primary-x" chart:style-name="ch5" chartooo:axis-type="auto">
            <chartooo:date-scale/>
            <chart:categories table:cell-range-address="Janne_2.D109:Janne_2.M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10:Janne_2.M110" chart:label-cell-address="Janne_2.C110:Janne_2.C110" chart:class="chart:line">
            <chart:data-point chart:repeated="10"/>
          </chart:series>
          <chart:series chart:style-name="ch8" chart:values-cell-range-address="Janne_2.D111:Janne_2.M111" chart:label-cell-address="Janne_2.C111:Janne_2.C111" chart:class="chart:line">
            <chart:data-point chart:repeated="10"/>
          </chart:series>
          <chart:series chart:style-name="ch9" chart:values-cell-range-address="Janne_2.D112:Janne_2.M112" chart:label-cell-address="Janne_2.C112:Janne_2.C112" chart:class="chart:line">
            <chart:data-point chart:repeated="10"/>
          </chart:series>
          <chart:series chart:style-name="ch10" chart:values-cell-range-address="Janne_2.D113:Janne_2.M113" chart:label-cell-address="Janne_2.C113:Janne_2.C113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09:Janne_2.M109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10:Janne_2.C110</svg:desc>
                </draw:g>
              </table:table-cell>
              <table:table-cell office:value-type="float" office:value="0.5997">
                <text:p>0.5997</text:p>
                <draw:g>
                  <svg:desc>Janne_2.D110:Janne_2.M110</svg:desc>
                </draw:g>
              </table:table-cell>
              <table:table-cell office:value-type="float" office:value="0.7158">
                <text:p>0.7158</text:p>
              </table:table-cell>
              <table:table-cell office:value-type="float" office:value="0.7705">
                <text:p>0.7705</text:p>
              </table:table-cell>
              <table:table-cell office:value-type="float" office:value="0.9448">
                <text:p>0.9448</text:p>
              </table:table-cell>
              <table:table-cell office:value-type="float" office:value="1.3039">
                <text:p>1.3039</text:p>
              </table:table-cell>
              <table:table-cell office:value-type="float" office:value="1.4452">
                <text:p>1.4452</text:p>
              </table:table-cell>
              <table:table-cell office:value-type="float" office:value="1.9553">
                <text:p>1.9553</text:p>
              </table:table-cell>
              <table:table-cell office:value-type="float" office:value="2.9709">
                <text:p>2.9709</text:p>
              </table:table-cell>
              <table:table-cell office:value-type="float" office:value="4.4359">
                <text:p>4.4359</text:p>
              </table:table-cell>
              <table:table-cell office:value-type="float" office:value="7.1482">
                <text:p>7.1482</text:p>
              </table:table-cell>
            </table:table-row>
            <table:table-row>
              <table:table-cell office:value-type="string">
                <text:p>Flat cached</text:p>
                <draw:g>
                  <svg:desc>Janne_2.C111:Janne_2.C111</svg:desc>
                </draw:g>
              </table:table-cell>
              <table:table-cell office:value-type="float" office:value="0.6466">
                <text:p>0.6466</text:p>
                <draw:g>
                  <svg:desc>Janne_2.D111:Janne_2.M111</svg:desc>
                </draw:g>
              </table:table-cell>
              <table:table-cell office:value-type="float" office:value="0.7038">
                <text:p>0.7038</text:p>
              </table:table-cell>
              <table:table-cell office:value-type="float" office:value="0.7181">
                <text:p>0.7181</text:p>
              </table:table-cell>
              <table:table-cell office:value-type="float" office:value="0.8235">
                <text:p>0.8235</text:p>
              </table:table-cell>
              <table:table-cell office:value-type="float" office:value="1.0753">
                <text:p>1.0753</text:p>
              </table:table-cell>
              <table:table-cell office:value-type="float" office:value="1.3049">
                <text:p>1.3049</text:p>
              </table:table-cell>
              <table:table-cell office:value-type="float" office:value="1.7913">
                <text:p>1.7913</text:p>
              </table:table-cell>
              <table:table-cell office:value-type="float" office:value="3.0031">
                <text:p>3.0031</text:p>
              </table:table-cell>
              <table:table-cell office:value-type="float" office:value="4.5122">
                <text:p>4.5122</text:p>
              </table:table-cell>
              <table:table-cell office:value-type="float" office:value="7.0879">
                <text:p>7.0879</text:p>
              </table:table-cell>
            </table:table-row>
            <table:table-row>
              <table:table-cell office:value-type="string">
                <text:p>Naive</text:p>
                <draw:g>
                  <svg:desc>Janne_2.C112:Janne_2.C112</svg:desc>
                </draw:g>
              </table:table-cell>
              <table:table-cell office:value-type="float" office:value="2.4674">
                <text:p>2.4674</text:p>
                <draw:g>
                  <svg:desc>Janne_2.D112:Janne_2.M112</svg:desc>
                </draw:g>
              </table:table-cell>
              <table:table-cell office:value-type="float" office:value="2.4857">
                <text:p>2.4857</text:p>
              </table:table-cell>
              <table:table-cell office:value-type="float" office:value="2.5362">
                <text:p>2.5362</text:p>
              </table:table-cell>
              <table:table-cell office:value-type="float" office:value="2.5766">
                <text:p>2.5766</text:p>
              </table:table-cell>
              <table:table-cell office:value-type="float" office:value="2.6874">
                <text:p>2.6874</text:p>
              </table:table-cell>
              <table:table-cell office:value-type="float" office:value="2.7546">
                <text:p>2.7546</text:p>
              </table:table-cell>
              <table:table-cell office:value-type="float" office:value="2.8429">
                <text:p>2.8429</text:p>
              </table:table-cell>
              <table:table-cell office:value-type="float" office:value="2.9457">
                <text:p>2.9457</text:p>
              </table:table-cell>
              <table:table-cell office:value-type="float" office:value="3.0083">
                <text:p>3.0083</text:p>
              </table:table-cell>
              <table:table-cell office:value-type="float" office:value="3.1041">
                <text:p>3.1041</text:p>
              </table:table-cell>
            </table:table-row>
            <table:table-row>
              <table:table-cell office:value-type="string">
                <text:p>Pooled</text:p>
                <draw:g>
                  <svg:desc>Janne_2.C113:Janne_2.C113</svg:desc>
                </draw:g>
              </table:table-cell>
              <table:table-cell office:value-type="float" office:value="0.6288">
                <text:p>0.6288</text:p>
                <draw:g>
                  <svg:desc>Janne_2.D113:Janne_2.M113</svg:desc>
                </draw:g>
              </table:table-cell>
              <table:table-cell office:value-type="float" office:value="0.554">
                <text:p>0.554</text:p>
              </table:table-cell>
              <table:table-cell office:value-type="float" office:value="0.5625">
                <text:p>0.5625</text:p>
              </table:table-cell>
              <table:table-cell office:value-type="float" office:value="0.6007">
                <text:p>0.6007</text:p>
              </table:table-cell>
              <table:table-cell office:value-type="float" office:value="0.7916">
                <text:p>0.7916</text:p>
              </table:table-cell>
              <table:table-cell office:value-type="float" office:value="0.868">
                <text:p>0.868</text:p>
              </table:table-cell>
              <table:table-cell office:value-type="float" office:value="1.2886">
                <text:p>1.2886</text:p>
              </table:table-cell>
              <table:table-cell office:value-type="float" office:value="1.9033">
                <text:p>1.9033</text:p>
              </table:table-cell>
              <table:table-cell office:value-type="float" office:value="2.362">
                <text:p>2.362</text:p>
              </table:table-cell>
              <table:table-cell office:value-type="float" office:value="2.613">
                <text:p>2.613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48cm" svg:y="0.316cm" chart:style-name="ch2">
          <text:p>Erase</text:p>
        </chart:title>
        <chart:legend chart:legend-position="end" svg:x="12.857cm" svg:y="3.454cm" style:legend-expansion="high" chart:style-name="ch3"/>
        <chart:plot-area chart:style-name="ch4" table:cell-range-address="Janne_2.C115:Janne_2.M119" chart:data-source-has-labels="both" svg:x="0.32cm" svg:y="1.275cm" svg:width="12.217cm" svg:height="7.545cm">
          <chartooo:coordinate-region svg:x="0.756cm" svg:y="1.475cm" svg:width="11.316cm" svg:height="6.698cm"/>
          <chart:axis chart:dimension="x" chart:name="primary-x" chart:style-name="ch5" chartooo:axis-type="auto">
            <chartooo:date-scale/>
            <chart:categories table:cell-range-address="Janne_2.D115:Janne_2.M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16:Janne_2.M116" chart:label-cell-address="Janne_2.C116:Janne_2.C116" chart:class="chart:line">
            <chart:data-point chart:repeated="10"/>
          </chart:series>
          <chart:series chart:style-name="ch8" chart:values-cell-range-address="Janne_2.D117:Janne_2.M117" chart:label-cell-address="Janne_2.C117:Janne_2.C117" chart:class="chart:line">
            <chart:data-point chart:repeated="10"/>
          </chart:series>
          <chart:series chart:style-name="ch9" chart:values-cell-range-address="Janne_2.D118:Janne_2.M118" chart:label-cell-address="Janne_2.C118:Janne_2.C118" chart:class="chart:line">
            <chart:data-point chart:repeated="10"/>
          </chart:series>
          <chart:series chart:style-name="ch10" chart:values-cell-range-address="Janne_2.D119:Janne_2.M119" chart:label-cell-address="Janne_2.C119:Janne_2.C11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15:Janne_2.M11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16:Janne_2.C116</svg:desc>
                </draw:g>
              </table:table-cell>
              <table:table-cell office:value-type="float" office:value="0.5347">
                <text:p>0.5347</text:p>
                <draw:g>
                  <svg:desc>Janne_2.D116:Janne_2.M116</svg:desc>
                </draw:g>
              </table:table-cell>
              <table:table-cell office:value-type="float" office:value="0.6638">
                <text:p>0.6638</text:p>
              </table:table-cell>
              <table:table-cell office:value-type="float" office:value="0.7219">
                <text:p>0.7219</text:p>
              </table:table-cell>
              <table:table-cell office:value-type="float" office:value="0.8422">
                <text:p>0.8422</text:p>
              </table:table-cell>
              <table:table-cell office:value-type="float" office:value="1.0566">
                <text:p>1.0566</text:p>
              </table:table-cell>
              <table:table-cell office:value-type="float" office:value="1.0324">
                <text:p>1.0324</text:p>
              </table:table-cell>
              <table:table-cell office:value-type="float" office:value="1.2699">
                <text:p>1.2699</text:p>
              </table:table-cell>
              <table:table-cell office:value-type="float" office:value="2.1205">
                <text:p>2.1205</text:p>
              </table:table-cell>
              <table:table-cell office:value-type="float" office:value="3.4004">
                <text:p>3.4004</text:p>
              </table:table-cell>
              <table:table-cell office:value-type="float" office:value="5.7403">
                <text:p>5.7403</text:p>
              </table:table-cell>
            </table:table-row>
            <table:table-row>
              <table:table-cell office:value-type="string">
                <text:p>Flat cached</text:p>
                <draw:g>
                  <svg:desc>Janne_2.C117:Janne_2.C117</svg:desc>
                </draw:g>
              </table:table-cell>
              <table:table-cell office:value-type="float" office:value="0.5117">
                <text:p>0.5117</text:p>
                <draw:g>
                  <svg:desc>Janne_2.D117:Janne_2.M117</svg:desc>
                </draw:g>
              </table:table-cell>
              <table:table-cell office:value-type="float" office:value="0.6895">
                <text:p>0.6895</text:p>
              </table:table-cell>
              <table:table-cell office:value-type="float" office:value="0.6689">
                <text:p>0.6689</text:p>
              </table:table-cell>
              <table:table-cell office:value-type="float" office:value="0.7631">
                <text:p>0.7631</text:p>
              </table:table-cell>
              <table:table-cell office:value-type="float" office:value="0.8866">
                <text:p>0.8866</text:p>
              </table:table-cell>
              <table:table-cell office:value-type="float" office:value="1.0191">
                <text:p>1.0191</text:p>
              </table:table-cell>
              <table:table-cell office:value-type="float" office:value="1.2318">
                <text:p>1.2318</text:p>
              </table:table-cell>
              <table:table-cell office:value-type="float" office:value="1.932">
                <text:p>1.932</text:p>
              </table:table-cell>
              <table:table-cell office:value-type="float" office:value="3.2379">
                <text:p>3.2379</text:p>
              </table:table-cell>
              <table:table-cell office:value-type="float" office:value="5.6635">
                <text:p>5.6635</text:p>
              </table:table-cell>
            </table:table-row>
            <table:table-row>
              <table:table-cell office:value-type="string">
                <text:p>Naive</text:p>
                <draw:g>
                  <svg:desc>Janne_2.C118:Janne_2.C118</svg:desc>
                </draw:g>
              </table:table-cell>
              <table:table-cell office:value-type="float" office:value="1.9858">
                <text:p>1.9858</text:p>
                <draw:g>
                  <svg:desc>Janne_2.D118:Janne_2.M118</svg:desc>
                </draw:g>
              </table:table-cell>
              <table:table-cell office:value-type="float" office:value="2.3485">
                <text:p>2.3485</text:p>
              </table:table-cell>
              <table:table-cell office:value-type="float" office:value="2.6737">
                <text:p>2.6737</text:p>
              </table:table-cell>
              <table:table-cell office:value-type="float" office:value="3.0267">
                <text:p>3.0267</text:p>
              </table:table-cell>
              <table:table-cell office:value-type="float" office:value="3.7848">
                <text:p>3.7848</text:p>
              </table:table-cell>
              <table:table-cell office:value-type="float" office:value="4.4067">
                <text:p>4.4067</text:p>
              </table:table-cell>
              <table:table-cell office:value-type="float" office:value="5.3672">
                <text:p>5.3672</text:p>
              </table:table-cell>
              <table:table-cell office:value-type="float" office:value="6.2646">
                <text:p>6.2646</text:p>
              </table:table-cell>
              <table:table-cell office:value-type="float" office:value="8.0226">
                <text:p>8.0226</text:p>
              </table:table-cell>
              <table:table-cell office:value-type="float" office:value="5.7291">
                <text:p>5.7291</text:p>
              </table:table-cell>
            </table:table-row>
            <table:table-row>
              <table:table-cell office:value-type="string">
                <text:p>Pooled</text:p>
                <draw:g>
                  <svg:desc>Janne_2.C119:Janne_2.C119</svg:desc>
                </draw:g>
              </table:table-cell>
              <table:table-cell office:value-type="float" office:value="0.6627">
                <text:p>0.6627</text:p>
                <draw:g>
                  <svg:desc>Janne_2.D119:Janne_2.M119</svg:desc>
                </draw:g>
              </table:table-cell>
              <table:table-cell office:value-type="float" office:value="0.8726">
                <text:p>0.8726</text:p>
              </table:table-cell>
              <table:table-cell office:value-type="float" office:value="1.0035">
                <text:p>1.0035</text:p>
              </table:table-cell>
              <table:table-cell office:value-type="float" office:value="1.2071">
                <text:p>1.2071</text:p>
              </table:table-cell>
              <table:table-cell office:value-type="float" office:value="1.5273">
                <text:p>1.5273</text:p>
              </table:table-cell>
              <table:table-cell office:value-type="float" office:value="1.8708">
                <text:p>1.8708</text:p>
              </table:table-cell>
              <table:table-cell office:value-type="float" office:value="2.1738">
                <text:p>2.1738</text:p>
              </table:table-cell>
              <table:table-cell office:value-type="float" office:value="2.4292">
                <text:p>2.4292</text:p>
              </table:table-cell>
              <table:table-cell office:value-type="float" office:value="3.2667">
                <text:p>3.2667</text:p>
              </table:table-cell>
              <table:table-cell office:value-type="float" office:value="2.3225">
                <text:p>2.3225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205cm" style:legend-expansion="high" chart:style-name="ch3"/>
        <chart:plot-area chart:style-name="ch4" table:cell-range-address="RaatoPC.D33:RaatoPC.M38 RaatoPC.C34:RaatoPC.C38" chart:data-source-has-labels="both" svg:x="0.32cm" svg:y="1.275cm" svg:width="12.217cm" svg:height="7.545cm">
          <chartooo:coordinate-region svg:x="0.941cm" svg:y="1.474cm" svg:width="10.945cm" svg:height="6.699cm"/>
          <chart:axis chart:dimension="x" chart:name="primary-x" chart:style-name="ch5" chartooo:axis-type="auto">
            <chartooo:date-scale/>
            <chart:categories table:cell-range-address="RaatoPC.D33:RaatoPC.M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34:RaatoPC.M34" chart:label-cell-address="RaatoPC.C34:RaatoPC.C34" chart:class="chart:line">
            <chart:data-point chart:repeated="10"/>
          </chart:series>
          <chart:series chart:style-name="ch8" chart:values-cell-range-address="RaatoPC.D35:RaatoPC.M35" chart:label-cell-address="RaatoPC.C35:RaatoPC.C35" chart:class="chart:line">
            <chart:data-point chart:repeated="10"/>
          </chart:series>
          <chart:series chart:style-name="ch9" chart:values-cell-range-address="RaatoPC.D36:RaatoPC.M36" chart:label-cell-address="RaatoPC.C36:RaatoPC.C36" chart:class="chart:line">
            <chart:data-point chart:repeated="10"/>
          </chart:series>
          <chart:series chart:style-name="ch10" chart:values-cell-range-address="RaatoPC.D37:RaatoPC.M37" chart:label-cell-address="RaatoPC.C37:RaatoPC.C37" chart:class="chart:line">
            <chart:data-point chart:repeated="10"/>
          </chart:series>
          <chart:series chart:style-name="ch11" chart:values-cell-range-address="RaatoPC.D38:RaatoPC.M38" chart:label-cell-address="RaatoPC.C38:RaatoPC.C38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33:RaatoPC.M33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34:RaatoPC.C34</svg:desc>
                </draw:g>
              </table:table-cell>
              <table:table-cell office:value-type="float" office:value="1.0826">
                <text:p>1.0826</text:p>
                <draw:g>
                  <svg:desc>RaatoPC.D34:RaatoPC.M34</svg:desc>
                </draw:g>
              </table:table-cell>
              <table:table-cell office:value-type="float" office:value="1.4451">
                <text:p>1.4451</text:p>
              </table:table-cell>
              <table:table-cell office:value-type="float" office:value="1.5917">
                <text:p>1.5917</text:p>
              </table:table-cell>
              <table:table-cell office:value-type="float" office:value="1.8541">
                <text:p>1.8541</text:p>
              </table:table-cell>
              <table:table-cell office:value-type="float" office:value="2.4953">
                <text:p>2.4953</text:p>
              </table:table-cell>
              <table:table-cell office:value-type="float" office:value="3.7953">
                <text:p>3.7953</text:p>
              </table:table-cell>
              <table:table-cell office:value-type="float" office:value="6.6561">
                <text:p>6.6561</text:p>
              </table:table-cell>
              <table:table-cell office:value-type="float" office:value="10.6237">
                <text:p>10.6237</text:p>
              </table:table-cell>
              <table:table-cell office:value-type="float" office:value="16.182">
                <text:p>16.182</text:p>
              </table:table-cell>
              <table:table-cell office:value-type="float" office:value="32.8072">
                <text:p>32.8072</text:p>
              </table:table-cell>
            </table:table-row>
            <table:table-row>
              <table:table-cell office:value-type="string">
                <text:p>Flat cached</text:p>
                <draw:g>
                  <svg:desc>RaatoPC.C35:RaatoPC.C35</svg:desc>
                </draw:g>
              </table:table-cell>
              <table:table-cell office:value-type="float" office:value="1.1285">
                <text:p>1.1285</text:p>
                <draw:g>
                  <svg:desc>RaatoPC.D35:RaatoPC.M35</svg:desc>
                </draw:g>
              </table:table-cell>
              <table:table-cell office:value-type="float" office:value="1.237">
                <text:p>1.237</text:p>
              </table:table-cell>
              <table:table-cell office:value-type="float" office:value="1.2617">
                <text:p>1.2617</text:p>
              </table:table-cell>
              <table:table-cell office:value-type="float" office:value="1.2643">
                <text:p>1.2643</text:p>
              </table:table-cell>
              <table:table-cell office:value-type="float" office:value="1.3034">
                <text:p>1.3034</text:p>
              </table:table-cell>
              <table:table-cell office:value-type="float" office:value="1.3895">
                <text:p>1.3895</text:p>
              </table:table-cell>
              <table:table-cell office:value-type="float" office:value="1.3256">
                <text:p>1.3256</text:p>
              </table:table-cell>
              <table:table-cell office:value-type="float" office:value="1.5547">
                <text:p>1.5547</text:p>
              </table:table-cell>
              <table:table-cell office:value-type="float" office:value="1.6886">
                <text:p>1.6886</text:p>
              </table:table-cell>
              <table:table-cell office:value-type="float" office:value="1.6338">
                <text:p>1.6338</text:p>
              </table:table-cell>
            </table:table-row>
            <table:table-row>
              <table:table-cell office:value-type="string">
                <text:p>Flat cold</text:p>
                <draw:g>
                  <svg:desc>RaatoPC.C36:RaatoPC.C36</svg:desc>
                </draw:g>
              </table:table-cell>
              <table:table-cell office:value-type="float" office:value="2.3209">
                <text:p>2.3209</text:p>
                <draw:g>
                  <svg:desc>RaatoPC.D36:RaatoPC.M36</svg:desc>
                </draw:g>
              </table:table-cell>
              <table:table-cell office:value-type="float" office:value="2.5992">
                <text:p>2.5992</text:p>
              </table:table-cell>
              <table:table-cell office:value-type="float" office:value="2.7005">
                <text:p>2.7005</text:p>
              </table:table-cell>
              <table:table-cell office:value-type="float" office:value="2.9689">
                <text:p>2.9689</text:p>
              </table:table-cell>
              <table:table-cell office:value-type="float" office:value="3.7222">
                <text:p>3.7222</text:p>
              </table:table-cell>
              <table:table-cell office:value-type="float" office:value="5.6779">
                <text:p>5.6779</text:p>
              </table:table-cell>
              <table:table-cell office:value-type="float" office:value="10.4038">
                <text:p>10.4038</text:p>
              </table:table-cell>
              <table:table-cell office:value-type="float" office:value="29.0842">
                <text:p>29.0842</text:p>
              </table:table-cell>
              <table:table-cell office:value-type="float" office:value="54.535">
                <text:p>54.535</text:p>
              </table:table-cell>
              <table:table-cell office:value-type="float" office:value="109.0485">
                <text:p>109.0485</text:p>
              </table:table-cell>
            </table:table-row>
            <table:table-row>
              <table:table-cell office:value-type="string">
                <text:p>Naive</text:p>
                <draw:g>
                  <svg:desc>RaatoPC.C37:RaatoPC.C37</svg:desc>
                </draw:g>
              </table:table-cell>
              <table:table-cell office:value-type="float" office:value="1.325">
                <text:p>1.325</text:p>
                <draw:g>
                  <svg:desc>RaatoPC.D37:RaatoPC.M37</svg:desc>
                </draw:g>
              </table:table-cell>
              <table:table-cell office:value-type="float" office:value="1.5587">
                <text:p>1.5587</text:p>
              </table:table-cell>
              <table:table-cell office:value-type="float" office:value="1.6081">
                <text:p>1.6081</text:p>
              </table:table-cell>
              <table:table-cell office:value-type="float" office:value="1.6743">
                <text:p>1.6743</text:p>
              </table:table-cell>
              <table:table-cell office:value-type="float" office:value="1.7">
                <text:p>1.7</text:p>
              </table:table-cell>
              <table:table-cell office:value-type="float" office:value="1.8696">
                <text:p>1.8696</text:p>
              </table:table-cell>
              <table:table-cell office:value-type="float" office:value="1.8303">
                <text:p>1.8303</text:p>
              </table:table-cell>
              <table:table-cell office:value-type="float" office:value="1.8981">
                <text:p>1.8981</text:p>
              </table:table-cell>
              <table:table-cell office:value-type="float" office:value="1.9802">
                <text:p>1.9802</text:p>
              </table:table-cell>
              <table:table-cell office:value-type="float" office:value="1.9098">
                <text:p>1.9098</text:p>
              </table:table-cell>
            </table:table-row>
            <table:table-row>
              <table:table-cell office:value-type="string">
                <text:p>Pooled</text:p>
                <draw:g>
                  <svg:desc>RaatoPC.C38:RaatoPC.C38</svg:desc>
                </draw:g>
              </table:table-cell>
              <table:table-cell office:value-type="float" office:value="1.2648">
                <text:p>1.2648</text:p>
                <draw:g>
                  <svg:desc>RaatoPC.D38:RaatoPC.M38</svg:desc>
                </draw:g>
              </table:table-cell>
              <table:table-cell office:value-type="float" office:value="1.5181">
                <text:p>1.5181</text:p>
              </table:table-cell>
              <table:table-cell office:value-type="float" office:value="1.6324">
                <text:p>1.6324</text:p>
              </table:table-cell>
              <table:table-cell office:value-type="float" office:value="1.6933">
                <text:p>1.6933</text:p>
              </table:table-cell>
              <table:table-cell office:value-type="float" office:value="1.6387">
                <text:p>1.6387</text:p>
              </table:table-cell>
              <table:table-cell office:value-type="float" office:value="1.8357">
                <text:p>1.8357</text:p>
              </table:table-cell>
              <table:table-cell office:value-type="float" office:value="1.7817">
                <text:p>1.7817</text:p>
              </table:table-cell>
              <table:table-cell office:value-type="float" office:value="1.8637">
                <text:p>1.8637</text:p>
              </table:table-cell>
              <table:table-cell office:value-type="float" office:value="1.8289">
                <text:p>1.8289</text:p>
              </table:table-cell>
              <table:table-cell office:value-type="float" office:value="1.8361">
                <text:p>1.83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454cm" style:legend-expansion="high" chart:style-name="ch3"/>
        <chart:plot-area chart:style-name="ch4" table:cell-range-address="Janne_2.C131:Janne_2.M135" chart:data-source-has-labels="both" svg:x="0.32cm" svg:y="1.275cm" svg:width="12.217cm" svg:height="7.545cm">
          <chartooo:coordinate-region svg:x="0.941cm" svg:y="1.474cm" svg:width="11.131cm" svg:height="6.699cm"/>
          <chart:axis chart:dimension="x" chart:name="primary-x" chart:style-name="ch5" chartooo:axis-type="auto">
            <chartooo:date-scale/>
            <chart:categories table:cell-range-address="Janne_2.D131:Janne_2.M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32:Janne_2.M132" chart:label-cell-address="Janne_2.C132:Janne_2.C132" chart:class="chart:line">
            <chart:data-point chart:repeated="10"/>
          </chart:series>
          <chart:series chart:style-name="ch8" chart:values-cell-range-address="Janne_2.D133:Janne_2.M133" chart:label-cell-address="Janne_2.C133:Janne_2.C133" chart:class="chart:line">
            <chart:data-point chart:repeated="10"/>
          </chart:series>
          <chart:series chart:style-name="ch9" chart:values-cell-range-address="Janne_2.D134:Janne_2.M134" chart:label-cell-address="Janne_2.C134:Janne_2.C134" chart:class="chart:line">
            <chart:data-point chart:repeated="10"/>
          </chart:series>
          <chart:series chart:style-name="ch10" chart:values-cell-range-address="Janne_2.D135:Janne_2.M135" chart:label-cell-address="Janne_2.C135:Janne_2.C13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31:Janne_2.M13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32:Janne_2.C132</svg:desc>
                </draw:g>
              </table:table-cell>
              <table:table-cell office:value-type="float" office:value="0.5056">
                <text:p>0.5056</text:p>
                <draw:g>
                  <svg:desc>Janne_2.D132:Janne_2.M132</svg:desc>
                </draw:g>
              </table:table-cell>
              <table:table-cell office:value-type="float" office:value="0.7659">
                <text:p>0.7659</text:p>
              </table:table-cell>
              <table:table-cell office:value-type="float" office:value="0.8992">
                <text:p>0.8992</text:p>
              </table:table-cell>
              <table:table-cell office:value-type="float" office:value="1.1536">
                <text:p>1.1536</text:p>
              </table:table-cell>
              <table:table-cell office:value-type="float" office:value="1.9221">
                <text:p>1.9221</text:p>
              </table:table-cell>
              <table:table-cell office:value-type="float" office:value="2.5536">
                <text:p>2.5536</text:p>
              </table:table-cell>
              <table:table-cell office:value-type="float" office:value="3.77">
                <text:p>3.77</text:p>
              </table:table-cell>
              <table:table-cell office:value-type="float" office:value="11.2785">
                <text:p>11.2785</text:p>
              </table:table-cell>
              <table:table-cell office:value-type="float" office:value="13.191">
                <text:p>13.191</text:p>
              </table:table-cell>
              <table:table-cell office:value-type="float" office:value="24.7264">
                <text:p>24.7264</text:p>
              </table:table-cell>
            </table:table-row>
            <table:table-row>
              <table:table-cell office:value-type="string">
                <text:p>Flat cached</text:p>
                <draw:g>
                  <svg:desc>Janne_2.C133:Janne_2.C133</svg:desc>
                </draw:g>
              </table:table-cell>
              <table:table-cell office:value-type="float" office:value="0.4917">
                <text:p>0.4917</text:p>
                <draw:g>
                  <svg:desc>Janne_2.D133:Janne_2.M133</svg:desc>
                </draw:g>
              </table:table-cell>
              <table:table-cell office:value-type="float" office:value="0.5392">
                <text:p>0.5392</text:p>
              </table:table-cell>
              <table:table-cell office:value-type="float" office:value="0.5497">
                <text:p>0.5497</text:p>
              </table:table-cell>
              <table:table-cell office:value-type="float" office:value="0.5976">
                <text:p>0.5976</text:p>
              </table:table-cell>
              <table:table-cell office:value-type="float" office:value="0.7401">
                <text:p>0.7401</text:p>
              </table:table-cell>
              <table:table-cell office:value-type="float" office:value="0.5488">
                <text:p>0.5488</text:p>
              </table:table-cell>
              <table:table-cell office:value-type="float" office:value="0.5879">
                <text:p>0.5879</text:p>
              </table:table-cell>
              <table:table-cell office:value-type="float" office:value="0.7129">
                <text:p>0.7129</text:p>
              </table:table-cell>
              <table:table-cell office:value-type="float" office:value="0.8624">
                <text:p>0.8624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Naive</text:p>
                <draw:g>
                  <svg:desc>Janne_2.C134:Janne_2.C134</svg:desc>
                </draw:g>
              </table:table-cell>
              <table:table-cell office:value-type="float" office:value="0.7059">
                <text:p>0.7059</text:p>
                <draw:g>
                  <svg:desc>Janne_2.D134:Janne_2.M134</svg:desc>
                </draw:g>
              </table:table-cell>
              <table:table-cell office:value-type="float" office:value="0.7409">
                <text:p>0.7409</text:p>
              </table:table-cell>
              <table:table-cell office:value-type="float" office:value="0.8375">
                <text:p>0.8375</text:p>
              </table:table-cell>
              <table:table-cell office:value-type="float" office:value="0.9142">
                <text:p>0.9142</text:p>
              </table:table-cell>
              <table:table-cell office:value-type="float" office:value="0.9854">
                <text:p>0.9854</text:p>
              </table:table-cell>
              <table:table-cell office:value-type="float" office:value="0.9509">
                <text:p>0.9509</text:p>
              </table:table-cell>
              <table:table-cell office:value-type="float" office:value="0.9996">
                <text:p>0.9996</text:p>
              </table:table-cell>
              <table:table-cell office:value-type="float" office:value="1.4349">
                <text:p>1.4349</text:p>
              </table:table-cell>
              <table:table-cell office:value-type="float" office:value="1.1077">
                <text:p>1.1077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Pooled</text:p>
                <draw:g>
                  <svg:desc>Janne_2.C135:Janne_2.C135</svg:desc>
                </draw:g>
              </table:table-cell>
              <table:table-cell office:value-type="float" office:value="0.745">
                <text:p>0.745</text:p>
                <draw:g>
                  <svg:desc>Janne_2.D135:Janne_2.M135</svg:desc>
                </draw:g>
              </table:table-cell>
              <table:table-cell office:value-type="float" office:value="0.7836">
                <text:p>0.7836</text:p>
              </table:table-cell>
              <table:table-cell office:value-type="float" office:value="0.8666">
                <text:p>0.8666</text:p>
              </table:table-cell>
              <table:table-cell office:value-type="float" office:value="0.9195">
                <text:p>0.9195</text:p>
              </table:table-cell>
              <table:table-cell office:value-type="float" office:value="0.9561">
                <text:p>0.9561</text:p>
              </table:table-cell>
              <table:table-cell office:value-type="float" office:value="0.9831">
                <text:p>0.9831</text:p>
              </table:table-cell>
              <table:table-cell office:value-type="float" office:value="1.0709">
                <text:p>1.0709</text:p>
              </table:table-cell>
              <table:table-cell office:value-type="float" office:value="1.4936">
                <text:p>1.4936</text:p>
              </table:table-cell>
              <table:table-cell office:value-type="float" office:value="1.2377">
                <text:p>1.2377</text:p>
              </table:table-cell>
              <table:table-cell office:value-type="float" office:value="1.264">
                <text:p>1.264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25cm" svg:y="0.316cm" chart:style-name="ch2">
          <text:p>Leaf travel</text:p>
        </chart:title>
        <chart:legend chart:legend-position="end" svg:x="12.857cm" svg:y="3.703cm" style:legend-expansion="high" chart:style-name="ch3"/>
        <chart:plot-area chart:style-name="ch4" table:cell-range-address="Janne_2.C137:Janne_2.M140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_2.D137:Janne_2.M1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38:Janne_2.M138" chart:label-cell-address="Janne_2.C138:Janne_2.C138" chart:class="chart:line">
            <chart:data-point chart:repeated="10"/>
          </chart:series>
          <chart:series chart:style-name="ch8" chart:values-cell-range-address="Janne_2.D139:Janne_2.M139" chart:label-cell-address="Janne_2.C139:Janne_2.C139" chart:class="chart:line">
            <chart:data-point chart:repeated="10"/>
          </chart:series>
          <chart:series chart:style-name="ch9" chart:values-cell-range-address="Janne_2.D140:Janne_2.M140" chart:label-cell-address="Janne_2.C140:Janne_2.C14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37:Janne_2.M13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 cached</text:p>
                <draw:g>
                  <svg:desc>Janne_2.C138:Janne_2.C138</svg:desc>
                </draw:g>
              </table:table-cell>
              <table:table-cell office:value-type="float" office:value="0.4917">
                <text:p>0.4917</text:p>
                <draw:g>
                  <svg:desc>Janne_2.D138:Janne_2.M138</svg:desc>
                </draw:g>
              </table:table-cell>
              <table:table-cell office:value-type="float" office:value="0.5392">
                <text:p>0.5392</text:p>
              </table:table-cell>
              <table:table-cell office:value-type="float" office:value="0.5497">
                <text:p>0.5497</text:p>
              </table:table-cell>
              <table:table-cell office:value-type="float" office:value="0.5976">
                <text:p>0.5976</text:p>
              </table:table-cell>
              <table:table-cell office:value-type="float" office:value="0.7401">
                <text:p>0.7401</text:p>
              </table:table-cell>
              <table:table-cell office:value-type="float" office:value="0.5488">
                <text:p>0.5488</text:p>
              </table:table-cell>
              <table:table-cell office:value-type="float" office:value="0.5879">
                <text:p>0.5879</text:p>
              </table:table-cell>
              <table:table-cell office:value-type="float" office:value="0.7129">
                <text:p>0.7129</text:p>
              </table:table-cell>
              <table:table-cell office:value-type="float" office:value="0.8624">
                <text:p>0.8624</text:p>
              </table:table-cell>
              <table:table-cell office:value-type="float" office:value="0.9542">
                <text:p>0.9542</text:p>
              </table:table-cell>
            </table:table-row>
            <table:table-row>
              <table:table-cell office:value-type="string">
                <text:p>Naive</text:p>
                <draw:g>
                  <svg:desc>Janne_2.C139:Janne_2.C139</svg:desc>
                </draw:g>
              </table:table-cell>
              <table:table-cell office:value-type="float" office:value="0.7059">
                <text:p>0.7059</text:p>
                <draw:g>
                  <svg:desc>Janne_2.D139:Janne_2.M139</svg:desc>
                </draw:g>
              </table:table-cell>
              <table:table-cell office:value-type="float" office:value="0.7409">
                <text:p>0.7409</text:p>
              </table:table-cell>
              <table:table-cell office:value-type="float" office:value="0.8375">
                <text:p>0.8375</text:p>
              </table:table-cell>
              <table:table-cell office:value-type="float" office:value="0.9142">
                <text:p>0.9142</text:p>
              </table:table-cell>
              <table:table-cell office:value-type="float" office:value="0.9854">
                <text:p>0.9854</text:p>
              </table:table-cell>
              <table:table-cell office:value-type="float" office:value="0.9509">
                <text:p>0.9509</text:p>
              </table:table-cell>
              <table:table-cell office:value-type="float" office:value="0.9996">
                <text:p>0.9996</text:p>
              </table:table-cell>
              <table:table-cell office:value-type="float" office:value="1.4349">
                <text:p>1.4349</text:p>
              </table:table-cell>
              <table:table-cell office:value-type="float" office:value="1.1077">
                <text:p>1.1077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Pooled</text:p>
                <draw:g>
                  <svg:desc>Janne_2.C140:Janne_2.C140</svg:desc>
                </draw:g>
              </table:table-cell>
              <table:table-cell office:value-type="float" office:value="0.745">
                <text:p>0.745</text:p>
                <draw:g>
                  <svg:desc>Janne_2.D140:Janne_2.M140</svg:desc>
                </draw:g>
              </table:table-cell>
              <table:table-cell office:value-type="float" office:value="0.7836">
                <text:p>0.7836</text:p>
              </table:table-cell>
              <table:table-cell office:value-type="float" office:value="0.8666">
                <text:p>0.8666</text:p>
              </table:table-cell>
              <table:table-cell office:value-type="float" office:value="0.9195">
                <text:p>0.9195</text:p>
              </table:table-cell>
              <table:table-cell office:value-type="float" office:value="0.9561">
                <text:p>0.9561</text:p>
              </table:table-cell>
              <table:table-cell office:value-type="float" office:value="0.9831">
                <text:p>0.9831</text:p>
              </table:table-cell>
              <table:table-cell office:value-type="float" office:value="1.0709">
                <text:p>1.0709</text:p>
              </table:table-cell>
              <table:table-cell office:value-type="float" office:value="1.4936">
                <text:p>1.4936</text:p>
              </table:table-cell>
              <table:table-cell office:value-type="float" office:value="1.2377">
                <text:p>1.2377</text:p>
              </table:table-cell>
              <table:table-cell office:value-type="float" office:value="1.264">
                <text:p>1.264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3.598cm" svg:y="3.703cm" style:legend-expansion="high" chart:style-name="ch3"/>
        <chart:plot-area chart:style-name="ch4" table:cell-range-address="Janne_2.C142:Janne_2.M145" chart:data-source-has-labels="both" svg:x="0.32cm" svg:y="1.275cm" svg:width="12.958cm" svg:height="7.545cm">
          <chartooo:coordinate-region svg:x="1.127cm" svg:y="1.474cm" svg:width="11.501cm" svg:height="6.699cm"/>
          <chart:axis chart:dimension="x" chart:name="primary-x" chart:style-name="ch5" chartooo:axis-type="auto">
            <chartooo:date-scale/>
            <chart:categories table:cell-range-address="Janne_2.D142:Janne_2.M1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43:Janne_2.M143" chart:label-cell-address="Janne_2.C143:Janne_2.C143" chart:class="chart:line">
            <chart:data-point chart:repeated="10"/>
          </chart:series>
          <chart:series chart:style-name="ch8" chart:values-cell-range-address="Janne_2.D144:Janne_2.M144" chart:label-cell-address="Janne_2.C144:Janne_2.C144" chart:class="chart:line">
            <chart:data-point chart:repeated="10"/>
          </chart:series>
          <chart:series chart:style-name="ch9" chart:values-cell-range-address="Janne_2.D145:Janne_2.M145" chart:label-cell-address="Janne_2.C145:Janne_2.C1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42:Janne_2.M14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43:Janne_2.C143</svg:desc>
                </draw:g>
              </table:table-cell>
              <table:table-cell office:value-type="float" office:value="0.1558">
                <text:p>0.1558</text:p>
                <draw:g>
                  <svg:desc>Janne_2.D143:Janne_2.M143</svg:desc>
                </draw:g>
              </table:table-cell>
              <table:table-cell office:value-type="float" office:value="0.1811">
                <text:p>0.1811</text:p>
              </table:table-cell>
              <table:table-cell office:value-type="float" office:value="0.202">
                <text:p>0.202</text:p>
              </table:table-cell>
              <table:table-cell office:value-type="float" office:value="0.2521">
                <text:p>0.2521</text:p>
              </table:table-cell>
              <table:table-cell office:value-type="float" office:value="0.5702">
                <text:p>0.5702</text:p>
              </table:table-cell>
              <table:table-cell office:value-type="float" office:value="0.5574">
                <text:p>0.5574</text:p>
              </table:table-cell>
              <table:table-cell office:value-type="float" office:value="0.8281">
                <text:p>0.8281</text:p>
              </table:table-cell>
              <table:table-cell office:value-type="float" office:value="1.3912">
                <text:p>1.3912</text:p>
              </table:table-cell>
              <table:table-cell office:value-type="float" office:value="2.3546">
                <text:p>2.3546</text:p>
              </table:table-cell>
              <table:table-cell office:value-type="float" office:value="4.2024">
                <text:p>4.2024</text:p>
              </table:table-cell>
            </table:table-row>
            <table:table-row>
              <table:table-cell office:value-type="string">
                <text:p>Naive</text:p>
                <draw:g>
                  <svg:desc>Janne_2.C144:Janne_2.C144</svg:desc>
                </draw:g>
              </table:table-cell>
              <table:table-cell office:value-type="float" office:value="0.9623">
                <text:p>0.9623</text:p>
                <draw:g>
                  <svg:desc>Janne_2.D144:Janne_2.M144</svg:desc>
                </draw:g>
              </table:table-cell>
              <table:table-cell office:value-type="float" office:value="2.7575">
                <text:p>2.7575</text:p>
              </table:table-cell>
              <table:table-cell office:value-type="float" office:value="4.9356">
                <text:p>4.9356</text:p>
              </table:table-cell>
              <table:table-cell office:value-type="float" office:value="7.8798">
                <text:p>7.8798</text:p>
              </table:table-cell>
              <table:table-cell office:value-type="float" office:value="17.4728">
                <text:p>17.4728</text:p>
              </table:table-cell>
              <table:table-cell office:value-type="float" office:value="32.5215">
                <text:p>32.5215</text:p>
              </table:table-cell>
              <table:table-cell office:value-type="float" office:value="90.6954">
                <text:p>90.6954</text:p>
              </table:table-cell>
              <table:table-cell office:value-type="float" office:value="245.8024">
                <text:p>245.8024</text:p>
              </table:table-cell>
              <table:table-cell office:value-type="float" office:value="480.4535">
                <text:p>480.4535</text:p>
              </table:table-cell>
              <table:table-cell office:value-type="float" office:value="965.1804">
                <text:p>965.1804</text:p>
              </table:table-cell>
            </table:table-row>
            <table:table-row>
              <table:table-cell office:value-type="string">
                <text:p>Pooled</text:p>
                <draw:g>
                  <svg:desc>Janne_2.C145:Janne_2.C145</svg:desc>
                </draw:g>
              </table:table-cell>
              <table:table-cell office:value-type="float" office:value="0.8878">
                <text:p>0.8878</text:p>
                <draw:g>
                  <svg:desc>Janne_2.D145:Janne_2.M145</svg:desc>
                </draw:g>
              </table:table-cell>
              <table:table-cell office:value-type="float" office:value="2.8536">
                <text:p>2.8536</text:p>
              </table:table-cell>
              <table:table-cell office:value-type="float" office:value="5.1406">
                <text:p>5.1406</text:p>
              </table:table-cell>
              <table:table-cell office:value-type="float" office:value="9.1787">
                <text:p>9.1787</text:p>
              </table:table-cell>
              <table:table-cell office:value-type="float" office:value="21.2002">
                <text:p>21.2002</text:p>
              </table:table-cell>
              <table:table-cell office:value-type="float" office:value="44.866">
                <text:p>44.866</text:p>
              </table:table-cell>
              <table:table-cell office:value-type="float" office:value="96.5877">
                <text:p>96.5877</text:p>
              </table:table-cell>
              <table:table-cell office:value-type="float" office:value="246.0889">
                <text:p>246.0889</text:p>
              </table:table-cell>
              <table:table-cell office:value-type="float" office:value="463.5996">
                <text:p>463.5996</text:p>
              </table:table-cell>
              <table:table-cell office:value-type="float" office:value="927.8311">
                <text:p>927.8311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Find max depth normalized</text:p>
        </chart:title>
        <chart:legend chart:legend-position="end" svg:x="13.598cm" svg:y="3.703cm" style:legend-expansion="high" chart:style-name="ch3"/>
        <chart:plot-area chart:style-name="ch4" table:cell-range-address="Janne_2.C147:Janne_2.M150" chart:data-source-has-labels="both" svg:x="0.32cm" svg:y="1.275cm" svg:width="12.958cm" svg:height="7.545cm">
          <chartooo:coordinate-region svg:x="1.232cm" svg:y="1.474cm" svg:width="11.581cm" svg:height="6.699cm"/>
          <chart:axis chart:dimension="x" chart:name="primary-x" chart:style-name="ch5" chartooo:axis-type="auto">
            <chartooo:date-scale/>
            <chart:categories table:cell-range-address="Janne_2.D147:Janne_2.M1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48:Janne_2.M148" chart:label-cell-address="Janne_2.C148:Janne_2.C148" chart:class="chart:line">
            <chart:data-point chart:repeated="10"/>
          </chart:series>
          <chart:series chart:style-name="ch8" chart:values-cell-range-address="Janne_2.D149:Janne_2.M149" chart:label-cell-address="Janne_2.C149:Janne_2.C149" chart:class="chart:line">
            <chart:data-point chart:repeated="10"/>
          </chart:series>
          <chart:series chart:style-name="ch9" chart:values-cell-range-address="Janne_2.D150:Janne_2.M150" chart:label-cell-address="Janne_2.C150:Janne_2.C15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47:Janne_2.M147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48:Janne_2.C148</svg:desc>
                </draw:g>
              </table:table-cell>
              <table:table-cell office:value-type="float" office:value="0.01558">
                <text:p>0.01558</text:p>
                <draw:g>
                  <svg:desc>Janne_2.D148:Janne_2.M148</svg:desc>
                </draw:g>
              </table:table-cell>
              <table:table-cell office:value-type="float" office:value="0.003622">
                <text:p>0.003622</text:p>
              </table:table-cell>
              <table:table-cell office:value-type="float" office:value="0.00202">
                <text:p>0.00202</text:p>
              </table:table-cell>
              <table:table-cell office:value-type="float" office:value="0.0012605">
                <text:p>0.0012605</text:p>
              </table:table-cell>
              <table:table-cell office:value-type="float" office:value="0.0011404">
                <text:p>0.0011404</text:p>
              </table:table-cell>
              <table:table-cell office:value-type="float" office:value="0.0005574">
                <text:p>0.0005574</text:p>
              </table:table-cell>
              <table:table-cell office:value-type="float" office:value="0.00041405">
                <text:p>0.00041405</text:p>
              </table:table-cell>
              <table:table-cell office:value-type="float" office:value="0.00027824">
                <text:p>0.00027824</text:p>
              </table:table-cell>
              <table:table-cell office:value-type="float" office:value="0.00023546">
                <text:p>0.00023546</text:p>
              </table:table-cell>
              <table:table-cell office:value-type="float" office:value="0.00021012">
                <text:p>0.00021012</text:p>
              </table:table-cell>
            </table:table-row>
            <table:table-row>
              <table:table-cell office:value-type="string">
                <text:p>Naive</text:p>
                <draw:g>
                  <svg:desc>Janne_2.C149:Janne_2.C149</svg:desc>
                </draw:g>
              </table:table-cell>
              <table:table-cell office:value-type="float" office:value="0.09623">
                <text:p>0.09623</text:p>
                <draw:g>
                  <svg:desc>Janne_2.D149:Janne_2.M149</svg:desc>
                </draw:g>
              </table:table-cell>
              <table:table-cell office:value-type="float" office:value="0.05515">
                <text:p>0.05515</text:p>
              </table:table-cell>
              <table:table-cell office:value-type="float" office:value="0.049356">
                <text:p>0.049356</text:p>
              </table:table-cell>
              <table:table-cell office:value-type="float" office:value="0.039399">
                <text:p>0.039399</text:p>
              </table:table-cell>
              <table:table-cell office:value-type="float" office:value="0.0349456">
                <text:p>0.0349456</text:p>
              </table:table-cell>
              <table:table-cell office:value-type="float" office:value="0.0325215">
                <text:p>0.0325215</text:p>
              </table:table-cell>
              <table:table-cell office:value-type="float" office:value="0.0453477">
                <text:p>0.0453477</text:p>
              </table:table-cell>
              <table:table-cell office:value-type="float" office:value="0.04916048">
                <text:p>0.04916048</text:p>
              </table:table-cell>
              <table:table-cell office:value-type="float" office:value="0.04804535">
                <text:p>0.04804535</text:p>
              </table:table-cell>
              <table:table-cell office:value-type="float" office:value="0.04825902">
                <text:p>0.04825902</text:p>
              </table:table-cell>
            </table:table-row>
            <table:table-row>
              <table:table-cell office:value-type="string">
                <text:p>Pooled</text:p>
                <draw:g>
                  <svg:desc>Janne_2.C150:Janne_2.C150</svg:desc>
                </draw:g>
              </table:table-cell>
              <table:table-cell office:value-type="float" office:value="0.08878">
                <text:p>0.08878</text:p>
                <draw:g>
                  <svg:desc>Janne_2.D150:Janne_2.M150</svg:desc>
                </draw:g>
              </table:table-cell>
              <table:table-cell office:value-type="float" office:value="0.057072">
                <text:p>0.057072</text:p>
              </table:table-cell>
              <table:table-cell office:value-type="float" office:value="0.051406">
                <text:p>0.051406</text:p>
              </table:table-cell>
              <table:table-cell office:value-type="float" office:value="0.0458935">
                <text:p>0.0458935</text:p>
              </table:table-cell>
              <table:table-cell office:value-type="float" office:value="0.0424004">
                <text:p>0.0424004</text:p>
              </table:table-cell>
              <table:table-cell office:value-type="float" office:value="0.044866">
                <text:p>0.044866</text:p>
              </table:table-cell>
              <table:table-cell office:value-type="float" office:value="0.04829385">
                <text:p>0.04829385</text:p>
              </table:table-cell>
              <table:table-cell office:value-type="float" office:value="0.04921778">
                <text:p>0.04921778</text:p>
              </table:table-cell>
              <table:table-cell office:value-type="float" office:value="0.04635996">
                <text:p>0.04635996</text:p>
              </table:table-cell>
              <table:table-cell office:value-type="float" office:value="0.046391555">
                <text:p>0.046391555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Find count normalized</text:p>
        </chart:title>
        <chart:legend chart:legend-position="end" svg:x="12.857cm" svg:y="3.205cm" style:legend-expansion="high" chart:style-name="ch3"/>
        <chart:plot-area chart:style-name="ch4" table:cell-range-address="Janne_2.C155:Janne_2.M160" chart:data-source-has-labels="both" svg:x="0.32cm" svg:y="1.275cm" svg:width="12.217cm" svg:height="7.545cm">
          <chartooo:coordinate-region svg:x="1.232cm" svg:y="1.474cm" svg:width="10.84cm" svg:height="6.699cm"/>
          <chart:axis chart:dimension="x" chart:name="primary-x" chart:style-name="ch5" chartooo:axis-type="auto">
            <chartooo:date-scale/>
            <chart:categories table:cell-range-address="Janne_2.D155:Janne_2.M1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56:Janne_2.M156" chart:label-cell-address="Janne_2.C156:Janne_2.C156" chart:class="chart:line">
            <chart:data-point chart:repeated="10"/>
          </chart:series>
          <chart:series chart:style-name="ch8" chart:values-cell-range-address="Janne_2.D157:Janne_2.M157" chart:label-cell-address="Janne_2.C157:Janne_2.C157" chart:class="chart:line">
            <chart:data-point chart:repeated="10"/>
          </chart:series>
          <chart:series chart:style-name="ch9" chart:values-cell-range-address="Janne_2.D158:Janne_2.M158" chart:label-cell-address="Janne_2.C158:Janne_2.C158" chart:class="chart:line">
            <chart:data-point chart:repeated="10"/>
          </chart:series>
          <chart:series chart:style-name="ch10" chart:values-cell-range-address="Janne_2.D159:Janne_2.M159" chart:label-cell-address="Janne_2.C159:Janne_2.C159" chart:class="chart:line">
            <chart:data-point chart:repeated="10"/>
          </chart:series>
          <chart:series chart:style-name="ch11" chart:values-cell-range-address="Janne_2.D160:Janne_2.M160" chart:label-cell-address="Janne_2.C160:Janne_2.C160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55:Janne_2.M15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56:Janne_2.C156</svg:desc>
                </draw:g>
              </table:table-cell>
              <table:table-cell office:value-type="float" office:value="0.01682">
                <text:p>0.01682</text:p>
                <draw:g>
                  <svg:desc>Janne_2.D156:Janne_2.M156</svg:desc>
                </draw:g>
              </table:table-cell>
              <table:table-cell office:value-type="float" office:value="0.003046">
                <text:p>0.003046</text:p>
              </table:table-cell>
              <table:table-cell office:value-type="float" office:value="0.001783">
                <text:p>0.001783</text:p>
              </table:table-cell>
              <table:table-cell office:value-type="float" office:value="0.0010565">
                <text:p>0.0010565</text:p>
              </table:table-cell>
              <table:table-cell office:value-type="float" office:value="0.000716">
                <text:p>0.000716</text:p>
              </table:table-cell>
              <table:table-cell office:value-type="float" office:value="0.0002331">
                <text:p>0.0002331</text:p>
              </table:table-cell>
              <table:table-cell office:value-type="float" office:value="0.0000966">
                <text:p>0.0000966</text:p>
              </table:table-cell>
              <table:table-cell office:value-type="float" office:value="0.0000411">
                <text:p>0.0000411</text:p>
              </table:table-cell>
              <table:table-cell office:value-type="float" office:value="0.00001896">
                <text:p>0.00001896</text:p>
              </table:table-cell>
              <table:table-cell office:value-type="float" office:value="0.0000092">
                <text:p>0.0000092</text:p>
              </table:table-cell>
            </table:table-row>
            <table:table-row>
              <table:table-cell office:value-type="string">
                <text:p>Flat cached</text:p>
                <draw:g>
                  <svg:desc>Janne_2.C157:Janne_2.C157</svg:desc>
                </draw:g>
              </table:table-cell>
              <table:table-cell office:value-type="float" office:value="0.01747">
                <text:p>0.01747</text:p>
                <draw:g>
                  <svg:desc>Janne_2.D157:Janne_2.M157</svg:desc>
                </draw:g>
              </table:table-cell>
              <table:table-cell office:value-type="float" office:value="0.00342">
                <text:p>0.00342</text:p>
              </table:table-cell>
              <table:table-cell office:value-type="float" office:value="0.001646">
                <text:p>0.001646</text:p>
              </table:table-cell>
              <table:table-cell office:value-type="float" office:value="0.0008975">
                <text:p>0.0008975</text:p>
              </table:table-cell>
              <table:table-cell office:value-type="float" office:value="0.0006642">
                <text:p>0.0006642</text:p>
              </table:table-cell>
              <table:table-cell office:value-type="float" office:value="0.0001889">
                <text:p>0.0001889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03938">
                <text:p>0.00003938</text:p>
              </table:table-cell>
              <table:table-cell office:value-type="float" office:value="0.00003342">
                <text:p>0.00003342</text:p>
              </table:table-cell>
              <table:table-cell office:value-type="float" office:value="0.00000961">
                <text:p>0.00000961</text:p>
              </table:table-cell>
            </table:table-row>
            <table:table-row>
              <table:table-cell office:value-type="string">
                <text:p>Flat cold</text:p>
                <draw:g>
                  <svg:desc>Janne_2.C158:Janne_2.C158</svg:desc>
                </draw:g>
              </table:table-cell>
              <table:table-cell office:value-type="float" office:value="0.01821">
                <text:p>0.01821</text:p>
                <draw:g>
                  <svg:desc>Janne_2.D158:Janne_2.M158</svg:desc>
                </draw:g>
              </table:table-cell>
              <table:table-cell office:value-type="float" office:value="0.00341">
                <text:p>0.00341</text:p>
              </table:table-cell>
              <table:table-cell office:value-type="float" office:value="0.001715">
                <text:p>0.001715</text:p>
              </table:table-cell>
              <table:table-cell office:value-type="float" office:value="0.0010155">
                <text:p>0.0010155</text:p>
              </table:table-cell>
              <table:table-cell office:value-type="float" office:value="0.0005532">
                <text:p>0.0005532</text:p>
              </table:table-cell>
              <table:table-cell office:value-type="float" office:value="0.0001979">
                <text:p>0.0001979</text:p>
              </table:table-cell>
              <table:table-cell office:value-type="float" office:value="0.0000933">
                <text:p>0.0000933</text:p>
              </table:table-cell>
              <table:table-cell office:value-type="float" office:value="0.0000356">
                <text:p>0.0000356</text:p>
              </table:table-cell>
              <table:table-cell office:value-type="float" office:value="0.000038">
                <text:p>0.000038</text:p>
              </table:table-cell>
              <table:table-cell office:value-type="float" office:value="0.000011015">
                <text:p>0.000011015</text:p>
              </table:table-cell>
            </table:table-row>
            <table:table-row>
              <table:table-cell office:value-type="string">
                <text:p>Naive</text:p>
                <draw:g>
                  <svg:desc>Janne_2.C159:Janne_2.C159</svg:desc>
                </draw:g>
              </table:table-cell>
              <table:table-cell office:value-type="float" office:value="0.09644">
                <text:p>0.09644</text:p>
                <draw:g>
                  <svg:desc>Janne_2.D159:Janne_2.M159</svg:desc>
                </draw:g>
              </table:table-cell>
              <table:table-cell office:value-type="float" office:value="0.05253">
                <text:p>0.05253</text:p>
              </table:table-cell>
              <table:table-cell office:value-type="float" office:value="0.047074">
                <text:p>0.047074</text:p>
              </table:table-cell>
              <table:table-cell office:value-type="float" office:value="0.037179">
                <text:p>0.037179</text:p>
              </table:table-cell>
              <table:table-cell office:value-type="float" office:value="0.033448">
                <text:p>0.033448</text:p>
              </table:table-cell>
              <table:table-cell office:value-type="float" office:value="0.0338851">
                <text:p>0.0338851</text:p>
              </table:table-cell>
              <table:table-cell office:value-type="float" office:value="0.04559795">
                <text:p>0.04559795</text:p>
              </table:table-cell>
              <table:table-cell office:value-type="float" office:value="0.04690196">
                <text:p>0.04690196</text:p>
              </table:table-cell>
              <table:table-cell office:value-type="float" office:value="0.04626294">
                <text:p>0.04626294</text:p>
              </table:table-cell>
              <table:table-cell office:value-type="float" office:value="0.046238215">
                <text:p>0.046238215</text:p>
              </table:table-cell>
            </table:table-row>
            <table:table-row>
              <table:table-cell office:value-type="string">
                <text:p>Pooled</text:p>
                <draw:g>
                  <svg:desc>Janne_2.C160:Janne_2.C160</svg:desc>
                </draw:g>
              </table:table-cell>
              <table:table-cell office:value-type="float" office:value="0.08769">
                <text:p>0.08769</text:p>
                <draw:g>
                  <svg:desc>Janne_2.D160:Janne_2.M160</svg:desc>
                </draw:g>
              </table:table-cell>
              <table:table-cell office:value-type="float" office:value="0.05441">
                <text:p>0.05441</text:p>
              </table:table-cell>
              <table:table-cell office:value-type="float" office:value="0.048952">
                <text:p>0.048952</text:p>
              </table:table-cell>
              <table:table-cell office:value-type="float" office:value="0.043242">
                <text:p>0.043242</text:p>
              </table:table-cell>
              <table:table-cell office:value-type="float" office:value="0.0399992">
                <text:p>0.0399992</text:p>
              </table:table-cell>
              <table:table-cell office:value-type="float" office:value="0.0448422">
                <text:p>0.0448422</text:p>
              </table:table-cell>
              <table:table-cell office:value-type="float" office:value="0.0482978">
                <text:p>0.0482978</text:p>
              </table:table-cell>
              <table:table-cell office:value-type="float" office:value="0.04727646">
                <text:p>0.04727646</text:p>
              </table:table-cell>
              <table:table-cell office:value-type="float" office:value="0.0447308">
                <text:p>0.0447308</text:p>
              </table:table-cell>
              <table:table-cell office:value-type="float" office:value="0.044598105">
                <text:p>0.044598105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14cm" svg:y="0.316cm" chart:style-name="ch2">
          <text:p>Move</text:p>
        </chart:title>
        <chart:legend chart:legend-position="end" svg:x="12.857cm" svg:y="3.454cm" style:legend-expansion="high" chart:style-name="ch3"/>
        <chart:plot-area chart:style-name="ch4" table:cell-range-address="Janne_2.C121:Janne_2.M125" chart:data-source-has-labels="both" svg:x="0.32cm" svg:y="1.275cm" svg:width="12.217cm" svg:height="7.545cm">
          <chartooo:coordinate-region svg:x="1.047cm" svg:y="1.474cm" svg:width="11.025cm" svg:height="6.699cm"/>
          <chart:axis chart:dimension="x" chart:name="primary-x" chart:style-name="ch5" chartooo:axis-type="auto">
            <chartooo:date-scale/>
            <chart:categories table:cell-range-address="Janne_2.D121:Janne_2.M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22:Janne_2.M122" chart:label-cell-address="Janne_2.C122:Janne_2.C122" chart:class="chart:line">
            <chart:data-point chart:repeated="10"/>
          </chart:series>
          <chart:series chart:style-name="ch8" chart:values-cell-range-address="Janne_2.D123:Janne_2.M123" chart:label-cell-address="Janne_2.C123:Janne_2.C123" chart:class="chart:line">
            <chart:data-point chart:repeated="10"/>
          </chart:series>
          <chart:series chart:style-name="ch9" chart:values-cell-range-address="Janne_2.D124:Janne_2.M124" chart:label-cell-address="Janne_2.C124:Janne_2.C124" chart:class="chart:line">
            <chart:data-point chart:repeated="10"/>
          </chart:series>
          <chart:series chart:style-name="ch10" chart:values-cell-range-address="Janne_2.D125:Janne_2.M125" chart:label-cell-address="Janne_2.C125:Janne_2.C125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21:Janne_2.M1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22:Janne_2.C122</svg:desc>
                </draw:g>
              </table:table-cell>
              <table:table-cell office:value-type="float" office:value="0.6983">
                <text:p>0.6983</text:p>
                <draw:g>
                  <svg:desc>Janne_2.D122:Janne_2.M122</svg:desc>
                </draw:g>
              </table:table-cell>
              <table:table-cell office:value-type="float" office:value="0.8711">
                <text:p>0.8711</text:p>
              </table:table-cell>
              <table:table-cell office:value-type="float" office:value="0.9024">
                <text:p>0.9024</text:p>
              </table:table-cell>
              <table:table-cell office:value-type="float" office:value="1.0196">
                <text:p>1.0196</text:p>
              </table:table-cell>
              <table:table-cell office:value-type="float" office:value="1.3077">
                <text:p>1.3077</text:p>
              </table:table-cell>
              <table:table-cell office:value-type="float" office:value="1.2402">
                <text:p>1.2402</text:p>
              </table:table-cell>
              <table:table-cell office:value-type="float" office:value="1.4024">
                <text:p>1.4024</text:p>
              </table:table-cell>
              <table:table-cell office:value-type="float" office:value="2.0137">
                <text:p>2.0137</text:p>
              </table:table-cell>
              <table:table-cell office:value-type="float" office:value="2.7488">
                <text:p>2.7488</text:p>
              </table:table-cell>
              <table:table-cell office:value-type="float" office:value="4.2855">
                <text:p>4.2855</text:p>
              </table:table-cell>
            </table:table-row>
            <table:table-row>
              <table:table-cell office:value-type="string">
                <text:p>Flat cached</text:p>
                <draw:g>
                  <svg:desc>Janne_2.C123:Janne_2.C123</svg:desc>
                </draw:g>
              </table:table-cell>
              <table:table-cell office:value-type="float" office:value="0.6993">
                <text:p>0.6993</text:p>
                <draw:g>
                  <svg:desc>Janne_2.D123:Janne_2.M123</svg:desc>
                </draw:g>
              </table:table-cell>
              <table:table-cell office:value-type="float" office:value="0.8418">
                <text:p>0.8418</text:p>
              </table:table-cell>
              <table:table-cell office:value-type="float" office:value="0.8716">
                <text:p>0.8716</text:p>
              </table:table-cell>
              <table:table-cell office:value-type="float" office:value="0.9198">
                <text:p>0.9198</text:p>
              </table:table-cell>
              <table:table-cell office:value-type="float" office:value="1.0445">
                <text:p>1.0445</text:p>
              </table:table-cell>
              <table:table-cell office:value-type="float" office:value="1.0878">
                <text:p>1.0878</text:p>
              </table:table-cell>
              <table:table-cell office:value-type="float" office:value="1.4173">
                <text:p>1.4173</text:p>
              </table:table-cell>
              <table:table-cell office:value-type="float" office:value="1.9787">
                <text:p>1.9787</text:p>
              </table:table-cell>
              <table:table-cell office:value-type="float" office:value="2.8693">
                <text:p>2.8693</text:p>
              </table:table-cell>
              <table:table-cell office:value-type="float" office:value="4.3447">
                <text:p>4.3447</text:p>
              </table:table-cell>
            </table:table-row>
            <table:table-row>
              <table:table-cell office:value-type="string">
                <text:p>Naive</text:p>
                <draw:g>
                  <svg:desc>Janne_2.C124:Janne_2.C124</svg:desc>
                </draw:g>
              </table:table-cell>
              <table:table-cell office:value-type="float" office:value="1.8516">
                <text:p>1.8516</text:p>
                <draw:g>
                  <svg:desc>Janne_2.D124:Janne_2.M124</svg:desc>
                </draw:g>
              </table:table-cell>
              <table:table-cell office:value-type="float" office:value="2.0748">
                <text:p>2.0748</text:p>
              </table:table-cell>
              <table:table-cell office:value-type="float" office:value="2.1758">
                <text:p>2.1758</text:p>
              </table:table-cell>
              <table:table-cell office:value-type="float" office:value="2.2279">
                <text:p>2.2279</text:p>
              </table:table-cell>
              <table:table-cell office:value-type="float" office:value="2.3636">
                <text:p>2.3636</text:p>
              </table:table-cell>
              <table:table-cell office:value-type="float" office:value="2.4843">
                <text:p>2.4843</text:p>
              </table:table-cell>
              <table:table-cell office:value-type="float" office:value="2.6601">
                <text:p>2.6601</text:p>
              </table:table-cell>
              <table:table-cell office:value-type="float" office:value="2.7493">
                <text:p>2.7493</text:p>
              </table:table-cell>
              <table:table-cell office:value-type="float" office:value="2.8573">
                <text:p>2.8573</text:p>
              </table:table-cell>
              <table:table-cell office:value-type="float" office:value="2.8607">
                <text:p>2.8607</text:p>
              </table:table-cell>
            </table:table-row>
            <table:table-row>
              <table:table-cell office:value-type="string">
                <text:p>Pooled</text:p>
                <draw:g>
                  <svg:desc>Janne_2.C125:Janne_2.C125</svg:desc>
                </draw:g>
              </table:table-cell>
              <table:table-cell office:value-type="float" office:value="0.6484">
                <text:p>0.6484</text:p>
                <draw:g>
                  <svg:desc>Janne_2.D125:Janne_2.M125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0.7748">
                <text:p>0.7748</text:p>
              </table:table-cell>
              <table:table-cell office:value-type="float" office:value="0.8481">
                <text:p>0.8481</text:p>
              </table:table-cell>
              <table:table-cell office:value-type="float" office:value="1.0617">
                <text:p>1.0617</text:p>
              </table:table-cell>
              <table:table-cell office:value-type="float" office:value="1.1969">
                <text:p>1.1969</text:p>
              </table:table-cell>
              <table:table-cell office:value-type="float" office:value="1.532">
                <text:p>1.532</text:p>
              </table:table-cell>
              <table:table-cell office:value-type="float" office:value="2.1005">
                <text:p>2.1005</text:p>
              </table:table-cell>
              <table:table-cell office:value-type="float" office:value="2.478">
                <text:p>2.478</text:p>
              </table:table-cell>
              <table:table-cell office:value-type="float" office:value="2.6897">
                <text:p>2.6897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61cm" svg:y="0.316cm" chart:style-name="ch2">
          <text:p>Find max depth, Flat tree, SIMD</text:p>
        </chart:title>
        <chart:legend chart:legend-position="end" svg:x="14.074cm" svg:y="4.201cm" style:legend-expansion="high" chart:style-name="ch3"/>
        <chart:plot-area chart:style-name="ch4" table:cell-range-address="Janne_2.C152:Janne_2.M153" chart:data-source-has-labels="both" svg:x="0.32cm" svg:y="1.275cm" svg:width="13.434cm" svg:height="7.545cm">
          <chartooo:coordinate-region svg:x="1.047cm" svg:y="1.475cm" svg:width="12.243cm" svg:height="6.698cm"/>
          <chart:axis chart:dimension="x" chart:name="primary-x" chart:style-name="ch5" chartooo:axis-type="auto">
            <chartooo:date-scale/>
            <chart:categories table:cell-range-address="Janne_2.D152:Janne_2.M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anne_2.D153:Janne_2.M153" chart:label-cell-address="Janne_2.C153:Janne_2.C15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Janne_2.D152:Janne_2.M15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Janne_2.C153:Janne_2.C153</svg:desc>
                </draw:g>
              </table:table-cell>
              <table:table-cell office:value-type="float" office:value="0.1558">
                <text:p>0.1558</text:p>
                <draw:g>
                  <svg:desc>Janne_2.D153:Janne_2.M153</svg:desc>
                </draw:g>
              </table:table-cell>
              <table:table-cell office:value-type="float" office:value="0.1811">
                <text:p>0.1811</text:p>
              </table:table-cell>
              <table:table-cell office:value-type="float" office:value="0.202">
                <text:p>0.202</text:p>
              </table:table-cell>
              <table:table-cell office:value-type="float" office:value="0.2521">
                <text:p>0.2521</text:p>
              </table:table-cell>
              <table:table-cell office:value-type="float" office:value="0.5702">
                <text:p>0.5702</text:p>
              </table:table-cell>
              <table:table-cell office:value-type="float" office:value="0.5574">
                <text:p>0.5574</text:p>
              </table:table-cell>
              <table:table-cell office:value-type="float" office:value="0.8281">
                <text:p>0.8281</text:p>
              </table:table-cell>
              <table:table-cell office:value-type="float" office:value="1.3912">
                <text:p>1.3912</text:p>
              </table:table-cell>
              <table:table-cell office:value-type="float" office:value="2.3546">
                <text:p>2.3546</text:p>
              </table:table-cell>
              <table:table-cell office:value-type="float" office:value="4.2024">
                <text:p>4.2024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57cm" svg:y="0.316cm" chart:style-name="ch2">
          <text:p>Nth node</text:p>
        </chart:title>
        <chart:legend chart:legend-position="end" svg:x="12.857cm" svg:y="3.205cm" style:legend-expansion="high" chart:style-name="ch3"/>
        <chart:plot-area chart:style-name="ch4" table:cell-range-address="RaatoPC.D26:RaatoPC.M31 RaatoPC.C27:RaatoPC.C31" chart:data-source-has-labels="both" svg:x="0.32cm" svg:y="1.275cm" svg:width="12.217cm" svg:height="7.545cm">
          <chartooo:coordinate-region svg:x="1.127cm" svg:y="1.474cm" svg:width="10.945cm" svg:height="6.699cm"/>
          <chart:axis chart:dimension="x" chart:name="primary-x" chart:style-name="ch5" chartooo:axis-type="auto">
            <chartooo:date-scale/>
            <chart:categories table:cell-range-address="RaatoPC.D26:RaatoPC.M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27:RaatoPC.M27" chart:label-cell-address="RaatoPC.C27:RaatoPC.C27" chart:class="chart:line">
            <chart:data-point chart:repeated="10"/>
          </chart:series>
          <chart:series chart:style-name="ch8" chart:values-cell-range-address="RaatoPC.D28:RaatoPC.M28" chart:label-cell-address="RaatoPC.C28:RaatoPC.C28" chart:class="chart:line">
            <chart:data-point chart:repeated="10"/>
          </chart:series>
          <chart:series chart:style-name="ch9" chart:values-cell-range-address="RaatoPC.D29:RaatoPC.M29" chart:label-cell-address="RaatoPC.C29:RaatoPC.C29" chart:class="chart:line">
            <chart:data-point chart:repeated="10"/>
          </chart:series>
          <chart:series chart:style-name="ch10" chart:values-cell-range-address="RaatoPC.D30:RaatoPC.M30" chart:label-cell-address="RaatoPC.C30:RaatoPC.C30" chart:class="chart:line">
            <chart:data-point chart:repeated="10"/>
          </chart:series>
          <chart:series chart:style-name="ch11" chart:values-cell-range-address="RaatoPC.D31:RaatoPC.M31" chart:label-cell-address="RaatoPC.C31:RaatoPC.C3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26:RaatoPC.M26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27:RaatoPC.C27</svg:desc>
                </draw:g>
              </table:table-cell>
              <table:table-cell office:value-type="float" office:value="0">
                <text:p>0</text:p>
                <draw:g>
                  <svg:desc>RaatoPC.D27:RaatoPC.M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ached</text:p>
                <draw:g>
                  <svg:desc>RaatoPC.C28:RaatoPC.C28</svg:desc>
                </draw:g>
              </table:table-cell>
              <table:table-cell office:value-type="float" office:value="0">
                <text:p>0</text:p>
                <draw:g>
                  <svg:desc>RaatoPC.D28:RaatoPC.M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t cold</text:p>
                <draw:g>
                  <svg:desc>RaatoPC.C29:RaatoPC.C29</svg:desc>
                </draw:g>
              </table:table-cell>
              <table:table-cell office:value-type="float" office:value="0">
                <text:p>0</text:p>
                <draw:g>
                  <svg:desc>RaatoPC.D29:RaatoPC.M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ive</text:p>
                <draw:g>
                  <svg:desc>RaatoPC.C30:RaatoPC.C30</svg:desc>
                </draw:g>
              </table:table-cell>
              <table:table-cell office:value-type="float" office:value="1.1378">
                <text:p>1.1378</text:p>
                <draw:g>
                  <svg:desc>RaatoPC.D30:RaatoPC.M30</svg:desc>
                </draw:g>
              </table:table-cell>
              <table:table-cell office:value-type="float" office:value="2.4924">
                <text:p>2.4924</text:p>
              </table:table-cell>
              <table:table-cell office:value-type="float" office:value="3.9276">
                <text:p>3.9276</text:p>
              </table:table-cell>
              <table:table-cell office:value-type="float" office:value="6.7028">
                <text:p>6.7028</text:p>
              </table:table-cell>
              <table:table-cell office:value-type="float" office:value="13.9074">
                <text:p>13.9074</text:p>
              </table:table-cell>
              <table:table-cell office:value-type="float" office:value="26.0125">
                <text:p>26.0125</text:p>
              </table:table-cell>
              <table:table-cell office:value-type="float" office:value="54.8493">
                <text:p>54.8493</text:p>
              </table:table-cell>
              <table:table-cell office:value-type="float" office:value="127.5663">
                <text:p>127.5663</text:p>
              </table:table-cell>
              <table:table-cell office:value-type="float" office:value="263.97">
                <text:p>263.97</text:p>
              </table:table-cell>
              <table:table-cell office:value-type="float" office:value="472.6403">
                <text:p>472.6403</text:p>
              </table:table-cell>
            </table:table-row>
            <table:table-row>
              <table:table-cell office:value-type="string">
                <text:p>Pooled</text:p>
                <draw:g>
                  <svg:desc>RaatoPC.C31:RaatoPC.C31</svg:desc>
                </draw:g>
              </table:table-cell>
              <table:table-cell office:value-type="float" office:value="1.2635">
                <text:p>1.2635</text:p>
                <draw:g>
                  <svg:desc>RaatoPC.D31:RaatoPC.M31</svg:desc>
                </draw:g>
              </table:table-cell>
              <table:table-cell office:value-type="float" office:value="2.7576">
                <text:p>2.7576</text:p>
              </table:table-cell>
              <table:table-cell office:value-type="float" office:value="4.2321">
                <text:p>4.2321</text:p>
              </table:table-cell>
              <table:table-cell office:value-type="float" office:value="6.9703">
                <text:p>6.9703</text:p>
              </table:table-cell>
              <table:table-cell office:value-type="float" office:value="14.2762">
                <text:p>14.2762</text:p>
              </table:table-cell>
              <table:table-cell office:value-type="float" office:value="28.5421">
                <text:p>28.5421</text:p>
              </table:table-cell>
              <table:table-cell office:value-type="float" office:value="55.1815">
                <text:p>55.1815</text:p>
              </table:table-cell>
              <table:table-cell office:value-type="float" office:value="126.4072">
                <text:p>126.4072</text:p>
              </table:table-cell>
              <table:table-cell office:value-type="float" office:value="260.317">
                <text:p>260.317</text:p>
              </table:table-cell>
              <table:table-cell office:value-type="float" office:value="469.7018">
                <text:p>469.70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Find max depth</text:p>
        </chart:title>
        <chart:legend chart:legend-position="end" svg:x="12.857cm" svg:y="3.205cm" style:legend-expansion="high" chart:style-name="ch3"/>
        <chart:plot-area chart:style-name="ch4" table:cell-range-address="RaatoPC.D40:RaatoPC.M45 RaatoPC.C41:RaatoPC.C45" chart:data-source-has-labels="both" svg:x="0.32cm" svg:y="1.275cm" svg:width="12.217cm" svg:height="7.545cm">
          <chartooo:coordinate-region svg:x="1.127cm" svg:y="1.474cm" svg:width="10.76cm" svg:height="6.699cm"/>
          <chart:axis chart:dimension="x" chart:name="primary-x" chart:style-name="ch5" chartooo:axis-type="auto">
            <chartooo:date-scale/>
            <chart:categories table:cell-range-address="RaatoPC.D40:RaatoPC.M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atoPC.D41:RaatoPC.M41" chart:label-cell-address="RaatoPC.C41:RaatoPC.C41" chart:class="chart:line">
            <chart:data-point chart:repeated="10"/>
          </chart:series>
          <chart:series chart:style-name="ch8" chart:values-cell-range-address="RaatoPC.D42:RaatoPC.M42" chart:label-cell-address="RaatoPC.C42:RaatoPC.C42" chart:class="chart:line">
            <chart:data-point chart:repeated="10"/>
          </chart:series>
          <chart:series chart:style-name="ch9" chart:values-cell-range-address="RaatoPC.D43:RaatoPC.M43" chart:label-cell-address="RaatoPC.C43:RaatoPC.C43" chart:class="chart:line">
            <chart:data-point chart:repeated="10"/>
          </chart:series>
          <chart:series chart:style-name="ch10" chart:values-cell-range-address="RaatoPC.D44:RaatoPC.M44" chart:label-cell-address="RaatoPC.C44:RaatoPC.C44" chart:class="chart:line">
            <chart:data-point chart:repeated="10"/>
          </chart:series>
          <chart:series chart:style-name="ch11" chart:values-cell-range-address="RaatoPC.D45:RaatoPC.M45" chart:label-cell-address="RaatoPC.C45:RaatoPC.C45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RaatoPC.D40:RaatoPC.M40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</table:table-row>
          </table:table-header-rows>
          <table:table-rows>
            <table:table-row>
              <table:table-cell office:value-type="string">
                <text:p>Flat</text:p>
                <draw:g>
                  <svg:desc>RaatoPC.C41:RaatoPC.C41</svg:desc>
                </draw:g>
              </table:table-cell>
              <table:table-cell office:value-type="float" office:value="0.5564">
                <text:p>0.5564</text:p>
                <draw:g>
                  <svg:desc>RaatoPC.D41:RaatoPC.M41</svg:desc>
                </draw:g>
              </table:table-cell>
              <table:table-cell office:value-type="float" office:value="0.8184">
                <text:p>0.8184</text:p>
              </table:table-cell>
              <table:table-cell office:value-type="float" office:value="0.8402">
                <text:p>0.8402</text:p>
              </table:table-cell>
              <table:table-cell office:value-type="float" office:value="0.9774">
                <text:p>0.9774</text:p>
              </table:table-cell>
              <table:table-cell office:value-type="float" office:value="1.0502">
                <text:p>1.0502</text:p>
              </table:table-cell>
              <table:table-cell office:value-type="float" office:value="1.2083">
                <text:p>1.2083</text:p>
              </table:table-cell>
              <table:table-cell office:value-type="float" office:value="1.5879">
                <text:p>1.5879</text:p>
              </table:table-cell>
              <table:table-cell office:value-type="float" office:value="2.4268">
                <text:p>2.4268</text:p>
              </table:table-cell>
              <table:table-cell office:value-type="float" office:value="3.775">
                <text:p>3.775</text:p>
              </table:table-cell>
              <table:table-cell office:value-type="float" office:value="5.6273">
                <text:p>5.6273</text:p>
              </table:table-cell>
            </table:table-row>
            <table:table-row>
              <table:table-cell office:value-type="string">
                <text:p>Flat cached</text:p>
                <draw:g>
                  <svg:desc>RaatoPC.C42:RaatoPC.C42</svg:desc>
                </draw:g>
              </table:table-cell>
              <table:table-cell office:value-type="float" office:value="0.6131">
                <text:p>0.6131</text:p>
                <draw:g>
                  <svg:desc>RaatoPC.D42:RaatoPC.M42</svg:desc>
                </draw:g>
              </table:table-cell>
              <table:table-cell office:value-type="float" office:value="0.8343">
                <text:p>0.8343</text:p>
              </table:table-cell>
              <table:table-cell office:value-type="float" office:value="0.8799">
                <text:p>0.8799</text:p>
              </table:table-cell>
              <table:table-cell office:value-type="float" office:value="0.9603">
                <text:p>0.9603</text:p>
              </table:table-cell>
              <table:table-cell office:value-type="float" office:value="1.0774">
                <text:p>1.0774</text:p>
              </table:table-cell>
              <table:table-cell office:value-type="float" office:value="1.2171">
                <text:p>1.2171</text:p>
              </table:table-cell>
              <table:table-cell office:value-type="float" office:value="1.4652">
                <text:p>1.4652</text:p>
              </table:table-cell>
              <table:table-cell office:value-type="float" office:value="2.3021">
                <text:p>2.3021</text:p>
              </table:table-cell>
              <table:table-cell office:value-type="float" office:value="3.9879">
                <text:p>3.9879</text:p>
              </table:table-cell>
              <table:table-cell office:value-type="float" office:value="6.0544">
                <text:p>6.0544</text:p>
              </table:table-cell>
            </table:table-row>
            <table:table-row>
              <table:table-cell office:value-type="string">
                <text:p>Flat cold</text:p>
                <draw:g>
                  <svg:desc>RaatoPC.C43:RaatoPC.C43</svg:desc>
                </draw:g>
              </table:table-cell>
              <table:table-cell office:value-type="float" office:value="0.5868">
                <text:p>0.5868</text:p>
                <draw:g>
                  <svg:desc>RaatoPC.D43:RaatoPC.M43</svg:desc>
                </draw:g>
              </table:table-cell>
              <table:table-cell office:value-type="float" office:value="0.8122">
                <text:p>0.8122</text:p>
              </table:table-cell>
              <table:table-cell office:value-type="float" office:value="0.8044">
                <text:p>0.8044</text:p>
              </table:table-cell>
              <table:table-cell office:value-type="float" office:value="0.8784">
                <text:p>0.8784</text:p>
              </table:table-cell>
              <table:table-cell office:value-type="float" office:value="0.9226">
                <text:p>0.9226</text:p>
              </table:table-cell>
              <table:table-cell office:value-type="float" office:value="1.1081">
                <text:p>1.1081</text:p>
              </table:table-cell>
              <table:table-cell office:value-type="float" office:value="1.5823">
                <text:p>1.5823</text:p>
              </table:table-cell>
              <table:table-cell office:value-type="float" office:value="2.2658">
                <text:p>2.2658</text:p>
              </table:table-cell>
              <table:table-cell office:value-type="float" office:value="3.6436">
                <text:p>3.6436</text:p>
              </table:table-cell>
              <table:table-cell office:value-type="float" office:value="6.3656">
                <text:p>6.3656</text:p>
              </table:table-cell>
            </table:table-row>
            <table:table-row>
              <table:table-cell office:value-type="string">
                <text:p>Naive</text:p>
                <draw:g>
                  <svg:desc>RaatoPC.C44:RaatoPC.C44</svg:desc>
                </draw:g>
              </table:table-cell>
              <table:table-cell office:value-type="float" office:value="1.3045">
                <text:p>1.3045</text:p>
                <draw:g>
                  <svg:desc>RaatoPC.D44:RaatoPC.M44</svg:desc>
                </draw:g>
              </table:table-cell>
              <table:table-cell office:value-type="float" office:value="3.5183">
                <text:p>3.5183</text:p>
              </table:table-cell>
              <table:table-cell office:value-type="float" office:value="5.8999">
                <text:p>5.8999</text:p>
              </table:table-cell>
              <table:table-cell office:value-type="float" office:value="10.7588">
                <text:p>10.7588</text:p>
              </table:table-cell>
              <table:table-cell office:value-type="float" office:value="22.147">
                <text:p>22.147</text:p>
              </table:table-cell>
              <table:table-cell office:value-type="float" office:value="44.5447">
                <text:p>44.5447</text:p>
              </table:table-cell>
              <table:table-cell office:value-type="float" office:value="114.3193">
                <text:p>114.3193</text:p>
              </table:table-cell>
              <table:table-cell office:value-type="float" office:value="280.5306">
                <text:p>280.5306</text:p>
              </table:table-cell>
              <table:table-cell office:value-type="float" office:value="561.5499">
                <text:p>561.5499</text:p>
              </table:table-cell>
              <table:table-cell office:value-type="float" office:value="1116.521">
                <text:p>1116.521</text:p>
              </table:table-cell>
            </table:table-row>
            <table:table-row>
              <table:table-cell office:value-type="string">
                <text:p>Pooled</text:p>
                <draw:g>
                  <svg:desc>RaatoPC.C45:RaatoPC.C45</svg:desc>
                </draw:g>
              </table:table-cell>
              <table:table-cell office:value-type="float" office:value="1.365">
                <text:p>1.365</text:p>
                <draw:g>
                  <svg:desc>RaatoPC.D45:RaatoPC.M45</svg:desc>
                </draw:g>
              </table:table-cell>
              <table:table-cell office:value-type="float" office:value="3.9832">
                <text:p>3.9832</text:p>
              </table:table-cell>
              <table:table-cell office:value-type="float" office:value="6.3635">
                <text:p>6.3635</text:p>
              </table:table-cell>
              <table:table-cell office:value-type="float" office:value="11.1394">
                <text:p>11.1394</text:p>
              </table:table-cell>
              <table:table-cell office:value-type="float" office:value="23.908">
                <text:p>23.908</text:p>
              </table:table-cell>
              <table:table-cell office:value-type="float" office:value="53.3617">
                <text:p>53.3617</text:p>
              </table:table-cell>
              <table:table-cell office:value-type="float" office:value="110.6298">
                <text:p>110.6298</text:p>
              </table:table-cell>
              <table:table-cell office:value-type="float" office:value="265.6781">
                <text:p>265.6781</text:p>
              </table:table-cell>
              <table:table-cell office:value-type="float" office:value="533.5724">
                <text:p>533.5724</text:p>
              </table:table-cell>
              <table:table-cell office:value-type="float" office:value="1055.8976">
                <text:p>1055.89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